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4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172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920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236in"/>
    </style:style>
    <style:style style:name="co10" style:family="table-column">
      <style:table-column-properties fo:break-before="auto" style:column-width="0.2602in"/>
    </style:style>
    <style:style style:name="co11" style:family="table-column">
      <style:table-column-properties fo:break-before="auto" style:column-width="0.2201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Event_20_Find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5100"/>
    <style:style style:name="ce2" style:family="table-cell" style:parent-style-name="Default" style:data-style-name="N5126">
      <style:table-cell-properties style:rotation-align="none"/>
    </style:style>
    <style:style style:name="ce3" style:family="table-cell" style:parent-style-name="Default">
      <style:map style:condition="cell-content()=1" style:apply-style-name="Yellow" style:base-cell-address="'Event Finder'.C2"/>
    </style:style>
    <style:style style:name="ce4" style:family="table-cell" style:parent-style-name="Default">
      <style:map style:condition="cell-content()=1" style:apply-style-name="Yellow" style:base-cell-address="'Event Finder'.F2"/>
    </style:style>
    <style:style style:name="ce5" style:family="table-cell" style:parent-style-name="Default" style:data-style-name="N5126">
      <style:table-cell-properties fo:background-color="#ffffff" style:rotation-align="none"/>
    </style:style>
    <style:style style:name="ce6" style:family="table-cell" style:parent-style-name="Default" style:data-style-name="N5126">
      <style:table-cell-properties fo:background-color="#ffff00" style:rotation-align="none"/>
    </style:style>
    <style:style style:name="ce7" style:family="table-cell" style:parent-style-name="Default">
      <style:table-cell-properties fo:background-color="#ffff00" style:rotation-align="none"/>
    </style:style>
    <style:style style:name="ce8" style:family="table-cell" style:parent-style-name="Default" style:data-style-name="N5002">
      <style:table-cell-properties style:rotation-align="none"/>
    </style:style>
    <style:style style:name="ce9" style:family="table-cell" style:parent-style-name="Default" style:data-style-name="N121">
      <style:table-cell-properties style:rotation-align="none"/>
    </style:style>
    <style:style style:name="ce10" style:family="table-cell" style:parent-style-name="Default" style:data-style-name="N122">
      <style:table-cell-properties style:rotation-align="none"/>
    </style:style>
    <style:style style:name="ce11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ext-properties style:font-name="Calibri"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vent Find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AMD</text:p>
          </table:table-cell>
          <table:table-cell office:value-type="string">
            <text:p>events</text:p>
          </table:table-cell>
          <table:table-cell office:value-type="string">
            <text:p>Date</text:p>
          </table:table-cell>
          <table:table-cell office:value-type="string">
            <text:p>CBG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2008-01-02</text:p>
          </table:table-cell>
          <table:table-cell office:value-type="float" office:value="7.14">
            <text:p>7.14</text:p>
          </table:table-cell>
          <table:table-cell table:style-name="ce3" table:formula="of:=IF(AND([.B1]&gt;3;[.B2]&lt;3);1;0)" office:value-type="float" office:value="0">
            <text:p>0</text:p>
          </table:table-cell>
          <table:table-cell table:style-name="ce1" office:value-type="string">
            <text:p>2008-01-02</text:p>
          </table:table-cell>
          <table:table-cell office:value-type="float" office:value="21.38">
            <text:p>21.38</text:p>
          </table:table-cell>
          <table:table-cell table:style-name="ce4" table:formula="of:=IF(AND([.E1]&gt;3;[.E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03</text:p>
          </table:table-cell>
          <table:table-cell office:value-type="float" office:value="6.77">
            <text:p>6.77</text:p>
          </table:table-cell>
          <table:table-cell table:style-name="ce3" table:formula="of:=IF(AND([.B2]&gt;3;[.B3]&lt;3);1;0)" office:value-type="float" office:value="0">
            <text:p>0</text:p>
          </table:table-cell>
          <table:table-cell table:style-name="ce1" office:value-type="string">
            <text:p>2008-01-03</text:p>
          </table:table-cell>
          <table:table-cell office:value-type="float" office:value="20.89">
            <text:p>20.89</text:p>
          </table:table-cell>
          <table:table-cell table:style-name="ce4" table:formula="of:=IF(AND([.E2]&gt;3;[.E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04</text:p>
          </table:table-cell>
          <table:table-cell office:value-type="float" office:value="6.25">
            <text:p>6.25</text:p>
          </table:table-cell>
          <table:table-cell table:style-name="ce3" table:formula="of:=IF(AND([.B3]&gt;3;[.B4]&lt;3);1;0)" office:value-type="float" office:value="0">
            <text:p>0</text:p>
          </table:table-cell>
          <table:table-cell table:style-name="ce1" office:value-type="string">
            <text:p>2008-01-04</text:p>
          </table:table-cell>
          <table:table-cell office:value-type="float" office:value="19.4">
            <text:p>19.4</text:p>
          </table:table-cell>
          <table:table-cell table:style-name="ce4" table:formula="of:=IF(AND([.E3]&gt;3;[.E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07</text:p>
          </table:table-cell>
          <table:table-cell office:value-type="float" office:value="6.08">
            <text:p>6.08</text:p>
          </table:table-cell>
          <table:table-cell table:style-name="ce3" table:formula="of:=IF(AND([.B4]&gt;3;[.B5]&lt;3);1;0)" office:value-type="float" office:value="0">
            <text:p>0</text:p>
          </table:table-cell>
          <table:table-cell table:style-name="ce1" office:value-type="string">
            <text:p>2008-01-07</text:p>
          </table:table-cell>
          <table:table-cell office:value-type="float" office:value="18.77">
            <text:p>18.77</text:p>
          </table:table-cell>
          <table:table-cell table:style-name="ce4" table:formula="of:=IF(AND([.E4]&gt;3;[.E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08</text:p>
          </table:table-cell>
          <table:table-cell office:value-type="float" office:value="6">
            <text:p>6</text:p>
          </table:table-cell>
          <table:table-cell table:style-name="ce3" table:formula="of:=IF(AND([.B5]&gt;3;[.B6]&lt;3);1;0)" office:value-type="float" office:value="0">
            <text:p>0</text:p>
          </table:table-cell>
          <table:table-cell table:style-name="ce1" office:value-type="string">
            <text:p>2008-01-08</text:p>
          </table:table-cell>
          <table:table-cell office:value-type="float" office:value="18.4">
            <text:p>18.4</text:p>
          </table:table-cell>
          <table:table-cell table:style-name="ce4" table:formula="of:=IF(AND([.E5]&gt;3;[.E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09</text:p>
          </table:table-cell>
          <table:table-cell office:value-type="float" office:value="5.53">
            <text:p>5.53</text:p>
          </table:table-cell>
          <table:table-cell table:style-name="ce3" table:formula="of:=IF(AND([.B6]&gt;3;[.B7]&lt;3);1;0)" office:value-type="float" office:value="0">
            <text:p>0</text:p>
          </table:table-cell>
          <table:table-cell table:style-name="ce1" office:value-type="string">
            <text:p>2008-01-09</text:p>
          </table:table-cell>
          <table:table-cell office:value-type="float" office:value="17.73">
            <text:p>17.73</text:p>
          </table:table-cell>
          <table:table-cell table:style-name="ce4" table:formula="of:=IF(AND([.E6]&gt;3;[.E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10</text:p>
          </table:table-cell>
          <table:table-cell office:value-type="float" office:value="5.96">
            <text:p>5.96</text:p>
          </table:table-cell>
          <table:table-cell table:style-name="ce3" table:formula="of:=IF(AND([.B7]&gt;3;[.B8]&lt;3);1;0)" office:value-type="float" office:value="0">
            <text:p>0</text:p>
          </table:table-cell>
          <table:table-cell table:style-name="ce1" office:value-type="string">
            <text:p>2008-01-10</text:p>
          </table:table-cell>
          <table:table-cell office:value-type="float" office:value="17.51">
            <text:p>17.51</text:p>
          </table:table-cell>
          <table:table-cell table:style-name="ce4" table:formula="of:=IF(AND([.E7]&gt;3;[.E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11</text:p>
          </table:table-cell>
          <table:table-cell office:value-type="float" office:value="6.25">
            <text:p>6.25</text:p>
          </table:table-cell>
          <table:table-cell table:style-name="ce3" table:formula="of:=IF(AND([.B8]&gt;3;[.B9]&lt;3);1;0)" office:value-type="float" office:value="0">
            <text:p>0</text:p>
          </table:table-cell>
          <table:table-cell table:style-name="ce1" office:value-type="string">
            <text:p>2008-01-11</text:p>
          </table:table-cell>
          <table:table-cell office:value-type="float" office:value="17.91">
            <text:p>17.91</text:p>
          </table:table-cell>
          <table:table-cell table:style-name="ce4" table:formula="of:=IF(AND([.E8]&gt;3;[.E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14</text:p>
          </table:table-cell>
          <table:table-cell office:value-type="float" office:value="6.41">
            <text:p>6.41</text:p>
          </table:table-cell>
          <table:table-cell table:style-name="ce3" table:formula="of:=IF(AND([.B9]&gt;3;[.B10]&lt;3);1;0)" office:value-type="float" office:value="0">
            <text:p>0</text:p>
          </table:table-cell>
          <table:table-cell table:style-name="ce1" office:value-type="string">
            <text:p>2008-01-14</text:p>
          </table:table-cell>
          <table:table-cell office:value-type="float" office:value="17.87">
            <text:p>17.87</text:p>
          </table:table-cell>
          <table:table-cell table:style-name="ce4" table:formula="of:=IF(AND([.E9]&gt;3;[.E1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15</text:p>
          </table:table-cell>
          <table:table-cell office:value-type="float" office:value="6.12">
            <text:p>6.12</text:p>
          </table:table-cell>
          <table:table-cell table:style-name="ce3" table:formula="of:=IF(AND([.B10]&gt;3;[.B11]&lt;3);1;0)" office:value-type="float" office:value="0">
            <text:p>0</text:p>
          </table:table-cell>
          <table:table-cell table:style-name="ce1" office:value-type="string">
            <text:p>2008-01-15</text:p>
          </table:table-cell>
          <table:table-cell office:value-type="float" office:value="17.21">
            <text:p>17.21</text:p>
          </table:table-cell>
          <table:table-cell table:style-name="ce4" table:formula="of:=IF(AND([.E10]&gt;3;[.E1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16</text:p>
          </table:table-cell>
          <table:table-cell office:value-type="float" office:value="6.57">
            <text:p>6.57</text:p>
          </table:table-cell>
          <table:table-cell table:style-name="ce3" table:formula="of:=IF(AND([.B11]&gt;3;[.B12]&lt;3);1;0)" office:value-type="float" office:value="0">
            <text:p>0</text:p>
          </table:table-cell>
          <table:table-cell table:style-name="ce1" office:value-type="string">
            <text:p>2008-01-16</text:p>
          </table:table-cell>
          <table:table-cell office:value-type="float" office:value="17.29">
            <text:p>17.29</text:p>
          </table:table-cell>
          <table:table-cell table:style-name="ce4" table:formula="of:=IF(AND([.E11]&gt;3;[.E1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17</text:p>
          </table:table-cell>
          <table:table-cell office:value-type="float" office:value="6.34">
            <text:p>6.34</text:p>
          </table:table-cell>
          <table:table-cell table:style-name="ce3" table:formula="of:=IF(AND([.B12]&gt;3;[.B13]&lt;3);1;0)" office:value-type="float" office:value="0">
            <text:p>0</text:p>
          </table:table-cell>
          <table:table-cell table:style-name="ce1" office:value-type="string">
            <text:p>2008-01-17</text:p>
          </table:table-cell>
          <table:table-cell office:value-type="float" office:value="16.13">
            <text:p>16.13</text:p>
          </table:table-cell>
          <table:table-cell table:style-name="ce4" table:formula="of:=IF(AND([.E12]&gt;3;[.E1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18</text:p>
          </table:table-cell>
          <table:table-cell office:value-type="float" office:value="7.07">
            <text:p>7.07</text:p>
          </table:table-cell>
          <table:table-cell table:style-name="ce3" table:formula="of:=IF(AND([.B13]&gt;3;[.B14]&lt;3);1;0)" office:value-type="float" office:value="0">
            <text:p>0</text:p>
          </table:table-cell>
          <table:table-cell table:style-name="ce1" office:value-type="string">
            <text:p>2008-01-18</text:p>
          </table:table-cell>
          <table:table-cell office:value-type="float" office:value="16.44">
            <text:p>16.44</text:p>
          </table:table-cell>
          <table:table-cell table:style-name="ce4" table:formula="of:=IF(AND([.E13]&gt;3;[.E1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22</text:p>
          </table:table-cell>
          <table:table-cell office:value-type="float" office:value="6.83">
            <text:p>6.83</text:p>
          </table:table-cell>
          <table:table-cell table:style-name="ce3" table:formula="of:=IF(AND([.B14]&gt;3;[.B15]&lt;3);1;0)" office:value-type="float" office:value="0">
            <text:p>0</text:p>
          </table:table-cell>
          <table:table-cell table:style-name="ce1" office:value-type="string">
            <text:p>2008-01-22</text:p>
          </table:table-cell>
          <table:table-cell office:value-type="float" office:value="16.87">
            <text:p>16.87</text:p>
          </table:table-cell>
          <table:table-cell table:style-name="ce4" table:formula="of:=IF(AND([.E14]&gt;3;[.E1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23</text:p>
          </table:table-cell>
          <table:table-cell office:value-type="float" office:value="7.56">
            <text:p>7.56</text:p>
          </table:table-cell>
          <table:table-cell table:style-name="ce3" table:formula="of:=IF(AND([.B15]&gt;3;[.B16]&lt;3);1;0)" office:value-type="float" office:value="0">
            <text:p>0</text:p>
          </table:table-cell>
          <table:table-cell table:style-name="ce1" office:value-type="string">
            <text:p>2008-01-23</text:p>
          </table:table-cell>
          <table:table-cell office:value-type="float" office:value="18.3">
            <text:p>18.3</text:p>
          </table:table-cell>
          <table:table-cell table:style-name="ce4" table:formula="of:=IF(AND([.E15]&gt;3;[.E1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24</text:p>
          </table:table-cell>
          <table:table-cell office:value-type="float" office:value="7.58">
            <text:p>7.58</text:p>
          </table:table-cell>
          <table:table-cell table:style-name="ce3" table:formula="of:=IF(AND([.B16]&gt;3;[.B17]&lt;3);1;0)" office:value-type="float" office:value="0">
            <text:p>0</text:p>
          </table:table-cell>
          <table:table-cell table:style-name="ce1" office:value-type="string">
            <text:p>2008-01-24</text:p>
          </table:table-cell>
          <table:table-cell office:value-type="float" office:value="18.36">
            <text:p>18.36</text:p>
          </table:table-cell>
          <table:table-cell table:style-name="ce4" table:formula="of:=IF(AND([.E16]&gt;3;[.E1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25</text:p>
          </table:table-cell>
          <table:table-cell office:value-type="float" office:value="7.15">
            <text:p>7.15</text:p>
          </table:table-cell>
          <table:table-cell table:style-name="ce3" table:formula="of:=IF(AND([.B17]&gt;3;[.B18]&lt;3);1;0)" office:value-type="float" office:value="0">
            <text:p>0</text:p>
          </table:table-cell>
          <table:table-cell table:style-name="ce1" office:value-type="string">
            <text:p>2008-01-25</text:p>
          </table:table-cell>
          <table:table-cell office:value-type="float" office:value="18.06">
            <text:p>18.06</text:p>
          </table:table-cell>
          <table:table-cell table:style-name="ce4" table:formula="of:=IF(AND([.E17]&gt;3;[.E1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28</text:p>
          </table:table-cell>
          <table:table-cell office:value-type="float" office:value="7.46">
            <text:p>7.46</text:p>
          </table:table-cell>
          <table:table-cell table:style-name="ce3" table:formula="of:=IF(AND([.B18]&gt;3;[.B19]&lt;3);1;0)" office:value-type="float" office:value="0">
            <text:p>0</text:p>
          </table:table-cell>
          <table:table-cell table:style-name="ce1" office:value-type="string">
            <text:p>2008-01-28</text:p>
          </table:table-cell>
          <table:table-cell office:value-type="float" office:value="18.51">
            <text:p>18.51</text:p>
          </table:table-cell>
          <table:table-cell table:style-name="ce4" table:formula="of:=IF(AND([.E18]&gt;3;[.E1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29</text:p>
          </table:table-cell>
          <table:table-cell office:value-type="float" office:value="7.61">
            <text:p>7.61</text:p>
          </table:table-cell>
          <table:table-cell table:style-name="ce3" table:formula="of:=IF(AND([.B19]&gt;3;[.B20]&lt;3);1;0)" office:value-type="float" office:value="0">
            <text:p>0</text:p>
          </table:table-cell>
          <table:table-cell table:style-name="ce1" office:value-type="string">
            <text:p>2008-01-29</text:p>
          </table:table-cell>
          <table:table-cell office:value-type="float" office:value="18.32">
            <text:p>18.32</text:p>
          </table:table-cell>
          <table:table-cell table:style-name="ce4" table:formula="of:=IF(AND([.E19]&gt;3;[.E2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30</text:p>
          </table:table-cell>
          <table:table-cell office:value-type="float" office:value="7.61">
            <text:p>7.61</text:p>
          </table:table-cell>
          <table:table-cell table:style-name="ce3" table:formula="of:=IF(AND([.B20]&gt;3;[.B21]&lt;3);1;0)" office:value-type="float" office:value="0">
            <text:p>0</text:p>
          </table:table-cell>
          <table:table-cell table:style-name="ce1" office:value-type="string">
            <text:p>2008-01-30</text:p>
          </table:table-cell>
          <table:table-cell office:value-type="float" office:value="18.45">
            <text:p>18.45</text:p>
          </table:table-cell>
          <table:table-cell table:style-name="ce4" table:formula="of:=IF(AND([.E20]&gt;3;[.E2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1-31</text:p>
          </table:table-cell>
          <table:table-cell office:value-type="float" office:value="7.59">
            <text:p>7.59</text:p>
          </table:table-cell>
          <table:table-cell table:style-name="ce3" table:formula="of:=IF(AND([.B21]&gt;3;[.B22]&lt;3);1;0)" office:value-type="float" office:value="0">
            <text:p>0</text:p>
          </table:table-cell>
          <table:table-cell table:style-name="ce1" office:value-type="string">
            <text:p>2008-01-31</text:p>
          </table:table-cell>
          <table:table-cell office:value-type="float" office:value="19.37">
            <text:p>19.37</text:p>
          </table:table-cell>
          <table:table-cell table:style-name="ce4" table:formula="of:=IF(AND([.E21]&gt;3;[.E2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01</text:p>
          </table:table-cell>
          <table:table-cell office:value-type="float" office:value="8">
            <text:p>8</text:p>
          </table:table-cell>
          <table:table-cell table:style-name="ce3" table:formula="of:=IF(AND([.B22]&gt;3;[.B23]&lt;3);1;0)" office:value-type="float" office:value="0">
            <text:p>0</text:p>
          </table:table-cell>
          <table:table-cell table:style-name="ce1" office:value-type="string">
            <text:p>2008-02-01</text:p>
          </table:table-cell>
          <table:table-cell office:value-type="float" office:value="19.96">
            <text:p>19.96</text:p>
          </table:table-cell>
          <table:table-cell table:style-name="ce4" table:formula="of:=IF(AND([.E22]&gt;3;[.E2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04</text:p>
          </table:table-cell>
          <table:table-cell office:value-type="float" office:value="7.92">
            <text:p>7.92</text:p>
          </table:table-cell>
          <table:table-cell table:style-name="ce3" table:formula="of:=IF(AND([.B23]&gt;3;[.B24]&lt;3);1;0)" office:value-type="float" office:value="0">
            <text:p>0</text:p>
          </table:table-cell>
          <table:table-cell table:style-name="ce1" office:value-type="string">
            <text:p>2008-02-04</text:p>
          </table:table-cell>
          <table:table-cell office:value-type="float" office:value="19.1">
            <text:p>19.1</text:p>
          </table:table-cell>
          <table:table-cell table:style-name="ce4" table:formula="of:=IF(AND([.E23]&gt;3;[.E2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05</text:p>
          </table:table-cell>
          <table:table-cell office:value-type="float" office:value="7.21">
            <text:p>7.21</text:p>
          </table:table-cell>
          <table:table-cell table:style-name="ce3" table:formula="of:=IF(AND([.B24]&gt;3;[.B25]&lt;3);1;0)" office:value-type="float" office:value="0">
            <text:p>0</text:p>
          </table:table-cell>
          <table:table-cell table:style-name="ce1" office:value-type="string">
            <text:p>2008-02-05</text:p>
          </table:table-cell>
          <table:table-cell office:value-type="float" office:value="17.75">
            <text:p>17.75</text:p>
          </table:table-cell>
          <table:table-cell table:style-name="ce4" table:formula="of:=IF(AND([.E24]&gt;3;[.E2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06</text:p>
          </table:table-cell>
          <table:table-cell office:value-type="float" office:value="6.74">
            <text:p>6.74</text:p>
          </table:table-cell>
          <table:table-cell table:style-name="ce3" table:formula="of:=IF(AND([.B25]&gt;3;[.B26]&lt;3);1;0)" office:value-type="float" office:value="0">
            <text:p>0</text:p>
          </table:table-cell>
          <table:table-cell table:style-name="ce1" office:value-type="string">
            <text:p>2008-02-06</text:p>
          </table:table-cell>
          <table:table-cell office:value-type="float" office:value="18.14">
            <text:p>18.14</text:p>
          </table:table-cell>
          <table:table-cell table:style-name="ce4" table:formula="of:=IF(AND([.E25]&gt;3;[.E2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07</text:p>
          </table:table-cell>
          <table:table-cell office:value-type="float" office:value="6.59">
            <text:p>6.59</text:p>
          </table:table-cell>
          <table:table-cell table:style-name="ce3" table:formula="of:=IF(AND([.B26]&gt;3;[.B27]&lt;3);1;0)" office:value-type="float" office:value="0">
            <text:p>0</text:p>
          </table:table-cell>
          <table:table-cell table:style-name="ce1" office:value-type="string">
            <text:p>2008-02-07</text:p>
          </table:table-cell>
          <table:table-cell office:value-type="float" office:value="18.83">
            <text:p>18.83</text:p>
          </table:table-cell>
          <table:table-cell table:style-name="ce4" table:formula="of:=IF(AND([.E26]&gt;3;[.E2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08</text:p>
          </table:table-cell>
          <table:table-cell office:value-type="float" office:value="6.34">
            <text:p>6.34</text:p>
          </table:table-cell>
          <table:table-cell table:style-name="ce3" table:formula="of:=IF(AND([.B27]&gt;3;[.B28]&lt;3);1;0)" office:value-type="float" office:value="0">
            <text:p>0</text:p>
          </table:table-cell>
          <table:table-cell table:style-name="ce1" office:value-type="string">
            <text:p>2008-02-08</text:p>
          </table:table-cell>
          <table:table-cell office:value-type="float" office:value="17.97">
            <text:p>17.97</text:p>
          </table:table-cell>
          <table:table-cell table:style-name="ce4" table:formula="of:=IF(AND([.E27]&gt;3;[.E2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11</text:p>
          </table:table-cell>
          <table:table-cell office:value-type="float" office:value="6.28">
            <text:p>6.28</text:p>
          </table:table-cell>
          <table:table-cell table:style-name="ce3" table:formula="of:=IF(AND([.B28]&gt;3;[.B29]&lt;3);1;0)" office:value-type="float" office:value="0">
            <text:p>0</text:p>
          </table:table-cell>
          <table:table-cell table:style-name="ce1" office:value-type="string">
            <text:p>2008-02-11</text:p>
          </table:table-cell>
          <table:table-cell office:value-type="float" office:value="18.64">
            <text:p>18.64</text:p>
          </table:table-cell>
          <table:table-cell table:style-name="ce4" table:formula="of:=IF(AND([.E28]&gt;3;[.E2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12</text:p>
          </table:table-cell>
          <table:table-cell office:value-type="float" office:value="6.41">
            <text:p>6.41</text:p>
          </table:table-cell>
          <table:table-cell table:style-name="ce3" table:formula="of:=IF(AND([.B29]&gt;3;[.B30]&lt;3);1;0)" office:value-type="float" office:value="0">
            <text:p>0</text:p>
          </table:table-cell>
          <table:table-cell table:style-name="ce1" office:value-type="string">
            <text:p>2008-02-12</text:p>
          </table:table-cell>
          <table:table-cell office:value-type="float" office:value="19.26">
            <text:p>19.26</text:p>
          </table:table-cell>
          <table:table-cell table:style-name="ce4" table:formula="of:=IF(AND([.E29]&gt;3;[.E3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13</text:p>
          </table:table-cell>
          <table:table-cell office:value-type="float" office:value="6.7">
            <text:p>6.7</text:p>
          </table:table-cell>
          <table:table-cell table:style-name="ce3" table:formula="of:=IF(AND([.B30]&gt;3;[.B31]&lt;3);1;0)" office:value-type="float" office:value="0">
            <text:p>0</text:p>
          </table:table-cell>
          <table:table-cell table:style-name="ce1" office:value-type="string">
            <text:p>2008-02-13</text:p>
          </table:table-cell>
          <table:table-cell office:value-type="float" office:value="19.7">
            <text:p>19.7</text:p>
          </table:table-cell>
          <table:table-cell table:style-name="ce4" table:formula="of:=IF(AND([.E30]&gt;3;[.E3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14</text:p>
          </table:table-cell>
          <table:table-cell office:value-type="float" office:value="6.53">
            <text:p>6.53</text:p>
          </table:table-cell>
          <table:table-cell table:style-name="ce3" table:formula="of:=IF(AND([.B31]&gt;3;[.B32]&lt;3);1;0)" office:value-type="float" office:value="0">
            <text:p>0</text:p>
          </table:table-cell>
          <table:table-cell table:style-name="ce1" office:value-type="string">
            <text:p>2008-02-14</text:p>
          </table:table-cell>
          <table:table-cell office:value-type="float" office:value="19.6">
            <text:p>19.6</text:p>
          </table:table-cell>
          <table:table-cell table:style-name="ce4" table:formula="of:=IF(AND([.E31]&gt;3;[.E3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15</text:p>
          </table:table-cell>
          <table:table-cell office:value-type="float" office:value="6.45">
            <text:p>6.45</text:p>
          </table:table-cell>
          <table:table-cell table:style-name="ce3" table:formula="of:=IF(AND([.B32]&gt;3;[.B33]&lt;3);1;0)" office:value-type="float" office:value="0">
            <text:p>0</text:p>
          </table:table-cell>
          <table:table-cell table:style-name="ce1" office:value-type="string">
            <text:p>2008-02-15</text:p>
          </table:table-cell>
          <table:table-cell office:value-type="float" office:value="19.42">
            <text:p>19.42</text:p>
          </table:table-cell>
          <table:table-cell table:style-name="ce4" table:formula="of:=IF(AND([.E32]&gt;3;[.E3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19</text:p>
          </table:table-cell>
          <table:table-cell office:value-type="float" office:value="6.5">
            <text:p>6.5</text:p>
          </table:table-cell>
          <table:table-cell table:style-name="ce3" table:formula="of:=IF(AND([.B33]&gt;3;[.B34]&lt;3);1;0)" office:value-type="float" office:value="0">
            <text:p>0</text:p>
          </table:table-cell>
          <table:table-cell table:style-name="ce1" office:value-type="string">
            <text:p>2008-02-19</text:p>
          </table:table-cell>
          <table:table-cell office:value-type="float" office:value="20.33">
            <text:p>20.33</text:p>
          </table:table-cell>
          <table:table-cell table:style-name="ce4" table:formula="of:=IF(AND([.E33]&gt;3;[.E3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20</text:p>
          </table:table-cell>
          <table:table-cell office:value-type="float" office:value="6.83">
            <text:p>6.83</text:p>
          </table:table-cell>
          <table:table-cell table:style-name="ce3" table:formula="of:=IF(AND([.B34]&gt;3;[.B35]&lt;3);1;0)" office:value-type="float" office:value="0">
            <text:p>0</text:p>
          </table:table-cell>
          <table:table-cell table:style-name="ce1" office:value-type="string">
            <text:p>2008-02-20</text:p>
          </table:table-cell>
          <table:table-cell office:value-type="float" office:value="20.64">
            <text:p>20.64</text:p>
          </table:table-cell>
          <table:table-cell table:style-name="ce4" table:formula="of:=IF(AND([.E34]&gt;3;[.E3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21</text:p>
          </table:table-cell>
          <table:table-cell office:value-type="float" office:value="6.96">
            <text:p>6.96</text:p>
          </table:table-cell>
          <table:table-cell table:style-name="ce3" table:formula="of:=IF(AND([.B35]&gt;3;[.B36]&lt;3);1;0)" office:value-type="float" office:value="0">
            <text:p>0</text:p>
          </table:table-cell>
          <table:table-cell table:style-name="ce1" office:value-type="string">
            <text:p>2008-02-21</text:p>
          </table:table-cell>
          <table:table-cell office:value-type="float" office:value="20.35">
            <text:p>20.35</text:p>
          </table:table-cell>
          <table:table-cell table:style-name="ce4" table:formula="of:=IF(AND([.E35]&gt;3;[.E3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22</text:p>
          </table:table-cell>
          <table:table-cell office:value-type="float" office:value="6.71">
            <text:p>6.71</text:p>
          </table:table-cell>
          <table:table-cell table:style-name="ce3" table:formula="of:=IF(AND([.B36]&gt;3;[.B37]&lt;3);1;0)" office:value-type="float" office:value="0">
            <text:p>0</text:p>
          </table:table-cell>
          <table:table-cell table:style-name="ce1" office:value-type="string">
            <text:p>2008-02-22</text:p>
          </table:table-cell>
          <table:table-cell office:value-type="float" office:value="21.01">
            <text:p>21.01</text:p>
          </table:table-cell>
          <table:table-cell table:style-name="ce4" table:formula="of:=IF(AND([.E36]&gt;3;[.E3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25</text:p>
          </table:table-cell>
          <table:table-cell office:value-type="float" office:value="6.97">
            <text:p>6.97</text:p>
          </table:table-cell>
          <table:table-cell table:style-name="ce3" table:formula="of:=IF(AND([.B37]&gt;3;[.B38]&lt;3);1;0)" office:value-type="float" office:value="0">
            <text:p>0</text:p>
          </table:table-cell>
          <table:table-cell table:style-name="ce1" office:value-type="string">
            <text:p>2008-02-25</text:p>
          </table:table-cell>
          <table:table-cell office:value-type="float" office:value="21.93">
            <text:p>21.93</text:p>
          </table:table-cell>
          <table:table-cell table:style-name="ce4" table:formula="of:=IF(AND([.E37]&gt;3;[.E3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26</text:p>
          </table:table-cell>
          <table:table-cell office:value-type="float" office:value="7.13">
            <text:p>7.13</text:p>
          </table:table-cell>
          <table:table-cell table:style-name="ce3" table:formula="of:=IF(AND([.B38]&gt;3;[.B39]&lt;3);1;0)" office:value-type="float" office:value="0">
            <text:p>0</text:p>
          </table:table-cell>
          <table:table-cell table:style-name="ce1" office:value-type="string">
            <text:p>2008-02-26</text:p>
          </table:table-cell>
          <table:table-cell office:value-type="float" office:value="21.76">
            <text:p>21.76</text:p>
          </table:table-cell>
          <table:table-cell table:style-name="ce4" table:formula="of:=IF(AND([.E38]&gt;3;[.E3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27</text:p>
          </table:table-cell>
          <table:table-cell office:value-type="float" office:value="7.28">
            <text:p>7.28</text:p>
          </table:table-cell>
          <table:table-cell table:style-name="ce3" table:formula="of:=IF(AND([.B39]&gt;3;[.B40]&lt;3);1;0)" office:value-type="float" office:value="0">
            <text:p>0</text:p>
          </table:table-cell>
          <table:table-cell table:style-name="ce1" office:value-type="string">
            <text:p>2008-02-27</text:p>
          </table:table-cell>
          <table:table-cell office:value-type="float" office:value="21.96">
            <text:p>21.96</text:p>
          </table:table-cell>
          <table:table-cell table:style-name="ce4" table:formula="of:=IF(AND([.E39]&gt;3;[.E4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28</text:p>
          </table:table-cell>
          <table:table-cell office:value-type="float" office:value="7.02">
            <text:p>7.02</text:p>
          </table:table-cell>
          <table:table-cell table:style-name="ce3" table:formula="of:=IF(AND([.B40]&gt;3;[.B41]&lt;3);1;0)" office:value-type="float" office:value="0">
            <text:p>0</text:p>
          </table:table-cell>
          <table:table-cell table:style-name="ce1" office:value-type="string">
            <text:p>2008-02-28</text:p>
          </table:table-cell>
          <table:table-cell office:value-type="float" office:value="21.53">
            <text:p>21.53</text:p>
          </table:table-cell>
          <table:table-cell table:style-name="ce4" table:formula="of:=IF(AND([.E40]&gt;3;[.E4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2-29</text:p>
          </table:table-cell>
          <table:table-cell office:value-type="float" office:value="7.21">
            <text:p>7.21</text:p>
          </table:table-cell>
          <table:table-cell table:style-name="ce3" table:formula="of:=IF(AND([.B41]&gt;3;[.B42]&lt;3);1;0)" office:value-type="float" office:value="0">
            <text:p>0</text:p>
          </table:table-cell>
          <table:table-cell table:style-name="ce1" office:value-type="string">
            <text:p>2008-02-29</text:p>
          </table:table-cell>
          <table:table-cell office:value-type="float" office:value="20.06">
            <text:p>20.06</text:p>
          </table:table-cell>
          <table:table-cell table:style-name="ce4" table:formula="of:=IF(AND([.E41]&gt;3;[.E4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03</text:p>
          </table:table-cell>
          <table:table-cell office:value-type="float" office:value="6.76">
            <text:p>6.76</text:p>
          </table:table-cell>
          <table:table-cell table:style-name="ce3" table:formula="of:=IF(AND([.B42]&gt;3;[.B43]&lt;3);1;0)" office:value-type="float" office:value="0">
            <text:p>0</text:p>
          </table:table-cell>
          <table:table-cell table:style-name="ce1" office:value-type="string">
            <text:p>2008-03-03</text:p>
          </table:table-cell>
          <table:table-cell office:value-type="float" office:value="20.04">
            <text:p>20.04</text:p>
          </table:table-cell>
          <table:table-cell table:style-name="ce4" table:formula="of:=IF(AND([.E42]&gt;3;[.E4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04</text:p>
          </table:table-cell>
          <table:table-cell office:value-type="float" office:value="6.76">
            <text:p>6.76</text:p>
          </table:table-cell>
          <table:table-cell table:style-name="ce3" table:formula="of:=IF(AND([.B43]&gt;3;[.B44]&lt;3);1;0)" office:value-type="float" office:value="0">
            <text:p>0</text:p>
          </table:table-cell>
          <table:table-cell table:style-name="ce1" office:value-type="string">
            <text:p>2008-03-04</text:p>
          </table:table-cell>
          <table:table-cell office:value-type="float" office:value="19.45">
            <text:p>19.45</text:p>
          </table:table-cell>
          <table:table-cell table:style-name="ce4" table:formula="of:=IF(AND([.E43]&gt;3;[.E4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05</text:p>
          </table:table-cell>
          <table:table-cell office:value-type="float" office:value="6.84">
            <text:p>6.84</text:p>
          </table:table-cell>
          <table:table-cell table:style-name="ce3" table:formula="of:=IF(AND([.B44]&gt;3;[.B45]&lt;3);1;0)" office:value-type="float" office:value="0">
            <text:p>0</text:p>
          </table:table-cell>
          <table:table-cell table:style-name="ce1" office:value-type="string">
            <text:p>2008-03-05</text:p>
          </table:table-cell>
          <table:table-cell office:value-type="float" office:value="18.99">
            <text:p>18.99</text:p>
          </table:table-cell>
          <table:table-cell table:style-name="ce4" table:formula="of:=IF(AND([.E44]&gt;3;[.E4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06</text:p>
          </table:table-cell>
          <table:table-cell office:value-type="float" office:value="6.49">
            <text:p>6.49</text:p>
          </table:table-cell>
          <table:table-cell table:style-name="ce3" table:formula="of:=IF(AND([.B45]&gt;3;[.B46]&lt;3);1;0)" office:value-type="float" office:value="0">
            <text:p>0</text:p>
          </table:table-cell>
          <table:table-cell table:style-name="ce1" office:value-type="string">
            <text:p>2008-03-06</text:p>
          </table:table-cell>
          <table:table-cell office:value-type="float" office:value="18.4">
            <text:p>18.4</text:p>
          </table:table-cell>
          <table:table-cell table:style-name="ce4" table:formula="of:=IF(AND([.E45]&gt;3;[.E4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07</text:p>
          </table:table-cell>
          <table:table-cell office:value-type="float" office:value="6.49">
            <text:p>6.49</text:p>
          </table:table-cell>
          <table:table-cell table:style-name="ce3" table:formula="of:=IF(AND([.B46]&gt;3;[.B47]&lt;3);1;0)" office:value-type="float" office:value="0">
            <text:p>0</text:p>
          </table:table-cell>
          <table:table-cell table:style-name="ce1" office:value-type="string">
            <text:p>2008-03-07</text:p>
          </table:table-cell>
          <table:table-cell office:value-type="float" office:value="18.48">
            <text:p>18.48</text:p>
          </table:table-cell>
          <table:table-cell table:style-name="ce4" table:formula="of:=IF(AND([.E46]&gt;3;[.E4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10</text:p>
          </table:table-cell>
          <table:table-cell office:value-type="float" office:value="6.16">
            <text:p>6.16</text:p>
          </table:table-cell>
          <table:table-cell table:style-name="ce3" table:formula="of:=IF(AND([.B47]&gt;3;[.B48]&lt;3);1;0)" office:value-type="float" office:value="0">
            <text:p>0</text:p>
          </table:table-cell>
          <table:table-cell table:style-name="ce1" office:value-type="string">
            <text:p>2008-03-10</text:p>
          </table:table-cell>
          <table:table-cell office:value-type="float" office:value="17.69">
            <text:p>17.69</text:p>
          </table:table-cell>
          <table:table-cell table:style-name="ce4" table:formula="of:=IF(AND([.E47]&gt;3;[.E4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11</text:p>
          </table:table-cell>
          <table:table-cell office:value-type="float" office:value="6.48">
            <text:p>6.48</text:p>
          </table:table-cell>
          <table:table-cell table:style-name="ce3" table:formula="of:=IF(AND([.B48]&gt;3;[.B49]&lt;3);1;0)" office:value-type="float" office:value="0">
            <text:p>0</text:p>
          </table:table-cell>
          <table:table-cell table:style-name="ce1" office:value-type="string">
            <text:p>2008-03-11</text:p>
          </table:table-cell>
          <table:table-cell office:value-type="float" office:value="19.2">
            <text:p>19.2</text:p>
          </table:table-cell>
          <table:table-cell table:style-name="ce4" table:formula="of:=IF(AND([.E48]&gt;3;[.E4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12</text:p>
          </table:table-cell>
          <table:table-cell office:value-type="float" office:value="6.43">
            <text:p>6.43</text:p>
          </table:table-cell>
          <table:table-cell table:style-name="ce3" table:formula="of:=IF(AND([.B49]&gt;3;[.B50]&lt;3);1;0)" office:value-type="float" office:value="0">
            <text:p>0</text:p>
          </table:table-cell>
          <table:table-cell table:style-name="ce1" office:value-type="string">
            <text:p>2008-03-12</text:p>
          </table:table-cell>
          <table:table-cell office:value-type="float" office:value="18.7">
            <text:p>18.7</text:p>
          </table:table-cell>
          <table:table-cell table:style-name="ce4" table:formula="of:=IF(AND([.E49]&gt;3;[.E5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13</text:p>
          </table:table-cell>
          <table:table-cell office:value-type="float" office:value="6.73">
            <text:p>6.73</text:p>
          </table:table-cell>
          <table:table-cell table:style-name="ce3" table:formula="of:=IF(AND([.B50]&gt;3;[.B51]&lt;3);1;0)" office:value-type="float" office:value="0">
            <text:p>0</text:p>
          </table:table-cell>
          <table:table-cell table:style-name="ce1" office:value-type="string">
            <text:p>2008-03-13</text:p>
          </table:table-cell>
          <table:table-cell office:value-type="float" office:value="19.37">
            <text:p>19.37</text:p>
          </table:table-cell>
          <table:table-cell table:style-name="ce4" table:formula="of:=IF(AND([.E50]&gt;3;[.E5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14</text:p>
          </table:table-cell>
          <table:table-cell office:value-type="float" office:value="6.38">
            <text:p>6.38</text:p>
          </table:table-cell>
          <table:table-cell table:style-name="ce3" table:formula="of:=IF(AND([.B51]&gt;3;[.B52]&lt;3);1;0)" office:value-type="float" office:value="0">
            <text:p>0</text:p>
          </table:table-cell>
          <table:table-cell table:style-name="ce1" office:value-type="string">
            <text:p>2008-03-14</text:p>
          </table:table-cell>
          <table:table-cell office:value-type="float" office:value="18.37">
            <text:p>18.37</text:p>
          </table:table-cell>
          <table:table-cell table:style-name="ce4" table:formula="of:=IF(AND([.E51]&gt;3;[.E5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17</text:p>
          </table:table-cell>
          <table:table-cell office:value-type="float" office:value="6.34">
            <text:p>6.34</text:p>
          </table:table-cell>
          <table:table-cell table:style-name="ce3" table:formula="of:=IF(AND([.B52]&gt;3;[.B53]&lt;3);1;0)" office:value-type="float" office:value="0">
            <text:p>0</text:p>
          </table:table-cell>
          <table:table-cell table:style-name="ce1" office:value-type="string">
            <text:p>2008-03-17</text:p>
          </table:table-cell>
          <table:table-cell office:value-type="float" office:value="18.12">
            <text:p>18.12</text:p>
          </table:table-cell>
          <table:table-cell table:style-name="ce4" table:formula="of:=IF(AND([.E52]&gt;3;[.E5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18</text:p>
          </table:table-cell>
          <table:table-cell office:value-type="float" office:value="6.39">
            <text:p>6.39</text:p>
          </table:table-cell>
          <table:table-cell table:style-name="ce3" table:formula="of:=IF(AND([.B53]&gt;3;[.B54]&lt;3);1;0)" office:value-type="float" office:value="0">
            <text:p>0</text:p>
          </table:table-cell>
          <table:table-cell table:style-name="ce1" office:value-type="string">
            <text:p>2008-03-18</text:p>
          </table:table-cell>
          <table:table-cell office:value-type="float" office:value="20">
            <text:p>20</text:p>
          </table:table-cell>
          <table:table-cell table:style-name="ce4" table:formula="of:=IF(AND([.E53]&gt;3;[.E5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19</text:p>
          </table:table-cell>
          <table:table-cell office:value-type="float" office:value="6.15">
            <text:p>6.15</text:p>
          </table:table-cell>
          <table:table-cell table:style-name="ce3" table:formula="of:=IF(AND([.B54]&gt;3;[.B55]&lt;3);1;0)" office:value-type="float" office:value="0">
            <text:p>0</text:p>
          </table:table-cell>
          <table:table-cell table:style-name="ce1" office:value-type="string">
            <text:p>2008-03-19</text:p>
          </table:table-cell>
          <table:table-cell office:value-type="float" office:value="18.61">
            <text:p>18.61</text:p>
          </table:table-cell>
          <table:table-cell table:style-name="ce4" table:formula="of:=IF(AND([.E54]&gt;3;[.E5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20</text:p>
          </table:table-cell>
          <table:table-cell office:value-type="float" office:value="6.11">
            <text:p>6.11</text:p>
          </table:table-cell>
          <table:table-cell table:style-name="ce3" table:formula="of:=IF(AND([.B55]&gt;3;[.B56]&lt;3);1;0)" office:value-type="float" office:value="0">
            <text:p>0</text:p>
          </table:table-cell>
          <table:table-cell table:style-name="ce1" office:value-type="string">
            <text:p>2008-03-20</text:p>
          </table:table-cell>
          <table:table-cell office:value-type="float" office:value="19.41">
            <text:p>19.41</text:p>
          </table:table-cell>
          <table:table-cell table:style-name="ce4" table:formula="of:=IF(AND([.E55]&gt;3;[.E5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24</text:p>
          </table:table-cell>
          <table:table-cell office:value-type="float" office:value="6.21">
            <text:p>6.21</text:p>
          </table:table-cell>
          <table:table-cell table:style-name="ce3" table:formula="of:=IF(AND([.B56]&gt;3;[.B57]&lt;3);1;0)" office:value-type="float" office:value="0">
            <text:p>0</text:p>
          </table:table-cell>
          <table:table-cell table:style-name="ce1" office:value-type="string">
            <text:p>2008-03-24</text:p>
          </table:table-cell>
          <table:table-cell office:value-type="float" office:value="22.04">
            <text:p>22.04</text:p>
          </table:table-cell>
          <table:table-cell table:style-name="ce4" table:formula="of:=IF(AND([.E56]&gt;3;[.E5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25</text:p>
          </table:table-cell>
          <table:table-cell office:value-type="float" office:value="6.3">
            <text:p>6.3</text:p>
          </table:table-cell>
          <table:table-cell table:style-name="ce3" table:formula="of:=IF(AND([.B57]&gt;3;[.B58]&lt;3);1;0)" office:value-type="float" office:value="0">
            <text:p>0</text:p>
          </table:table-cell>
          <table:table-cell table:style-name="ce1" office:value-type="string">
            <text:p>2008-03-25</text:p>
          </table:table-cell>
          <table:table-cell office:value-type="float" office:value="21.81">
            <text:p>21.81</text:p>
          </table:table-cell>
          <table:table-cell table:style-name="ce4" table:formula="of:=IF(AND([.E57]&gt;3;[.E5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26</text:p>
          </table:table-cell>
          <table:table-cell office:value-type="float" office:value="6.22">
            <text:p>6.22</text:p>
          </table:table-cell>
          <table:table-cell table:style-name="ce3" table:formula="of:=IF(AND([.B58]&gt;3;[.B59]&lt;3);1;0)" office:value-type="float" office:value="0">
            <text:p>0</text:p>
          </table:table-cell>
          <table:table-cell table:style-name="ce1" office:value-type="string">
            <text:p>2008-03-26</text:p>
          </table:table-cell>
          <table:table-cell office:value-type="float" office:value="21.31">
            <text:p>21.31</text:p>
          </table:table-cell>
          <table:table-cell table:style-name="ce4" table:formula="of:=IF(AND([.E58]&gt;3;[.E5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27</text:p>
          </table:table-cell>
          <table:table-cell office:value-type="float" office:value="6.16">
            <text:p>6.16</text:p>
          </table:table-cell>
          <table:table-cell table:style-name="ce3" table:formula="of:=IF(AND([.B59]&gt;3;[.B60]&lt;3);1;0)" office:value-type="float" office:value="0">
            <text:p>0</text:p>
          </table:table-cell>
          <table:table-cell table:style-name="ce1" office:value-type="string">
            <text:p>2008-03-27</text:p>
          </table:table-cell>
          <table:table-cell office:value-type="float" office:value="21.06">
            <text:p>21.06</text:p>
          </table:table-cell>
          <table:table-cell table:style-name="ce4" table:formula="of:=IF(AND([.E59]&gt;3;[.E6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28</text:p>
          </table:table-cell>
          <table:table-cell office:value-type="float" office:value="5.91">
            <text:p>5.91</text:p>
          </table:table-cell>
          <table:table-cell table:style-name="ce3" table:formula="of:=IF(AND([.B60]&gt;3;[.B61]&lt;3);1;0)" office:value-type="float" office:value="0">
            <text:p>0</text:p>
          </table:table-cell>
          <table:table-cell table:style-name="ce1" office:value-type="string">
            <text:p>2008-03-28</text:p>
          </table:table-cell>
          <table:table-cell office:value-type="float" office:value="20.96">
            <text:p>20.96</text:p>
          </table:table-cell>
          <table:table-cell table:style-name="ce4" table:formula="of:=IF(AND([.E60]&gt;3;[.E6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3-31</text:p>
          </table:table-cell>
          <table:table-cell office:value-type="float" office:value="5.89">
            <text:p>5.89</text:p>
          </table:table-cell>
          <table:table-cell table:style-name="ce3" table:formula="of:=IF(AND([.B61]&gt;3;[.B62]&lt;3);1;0)" office:value-type="float" office:value="0">
            <text:p>0</text:p>
          </table:table-cell>
          <table:table-cell table:style-name="ce1" office:value-type="string">
            <text:p>2008-03-31</text:p>
          </table:table-cell>
          <table:table-cell office:value-type="float" office:value="21.64">
            <text:p>21.64</text:p>
          </table:table-cell>
          <table:table-cell table:style-name="ce4" table:formula="of:=IF(AND([.E61]&gt;3;[.E6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01</text:p>
          </table:table-cell>
          <table:table-cell office:value-type="float" office:value="6.07">
            <text:p>6.07</text:p>
          </table:table-cell>
          <table:table-cell table:style-name="ce3" table:formula="of:=IF(AND([.B62]&gt;3;[.B63]&lt;3);1;0)" office:value-type="float" office:value="0">
            <text:p>0</text:p>
          </table:table-cell>
          <table:table-cell table:style-name="ce1" office:value-type="string">
            <text:p>2008-04-01</text:p>
          </table:table-cell>
          <table:table-cell office:value-type="float" office:value="22.44">
            <text:p>22.44</text:p>
          </table:table-cell>
          <table:table-cell table:style-name="ce4" table:formula="of:=IF(AND([.E62]&gt;3;[.E6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02</text:p>
          </table:table-cell>
          <table:table-cell office:value-type="float" office:value="6.19">
            <text:p>6.19</text:p>
          </table:table-cell>
          <table:table-cell table:style-name="ce3" table:formula="of:=IF(AND([.B63]&gt;3;[.B64]&lt;3);1;0)" office:value-type="float" office:value="0">
            <text:p>0</text:p>
          </table:table-cell>
          <table:table-cell table:style-name="ce1" office:value-type="string">
            <text:p>2008-04-02</text:p>
          </table:table-cell>
          <table:table-cell office:value-type="float" office:value="22.4">
            <text:p>22.4</text:p>
          </table:table-cell>
          <table:table-cell table:style-name="ce4" table:formula="of:=IF(AND([.E63]&gt;3;[.E6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03</text:p>
          </table:table-cell>
          <table:table-cell office:value-type="float" office:value="6.26">
            <text:p>6.26</text:p>
          </table:table-cell>
          <table:table-cell table:style-name="ce3" table:formula="of:=IF(AND([.B64]&gt;3;[.B65]&lt;3);1;0)" office:value-type="float" office:value="0">
            <text:p>0</text:p>
          </table:table-cell>
          <table:table-cell table:style-name="ce1" office:value-type="string">
            <text:p>2008-04-03</text:p>
          </table:table-cell>
          <table:table-cell office:value-type="float" office:value="21.99">
            <text:p>21.99</text:p>
          </table:table-cell>
          <table:table-cell table:style-name="ce4" table:formula="of:=IF(AND([.E64]&gt;3;[.E6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04</text:p>
          </table:table-cell>
          <table:table-cell office:value-type="float" office:value="6.23">
            <text:p>6.23</text:p>
          </table:table-cell>
          <table:table-cell table:style-name="ce3" table:formula="of:=IF(AND([.B65]&gt;3;[.B66]&lt;3);1;0)" office:value-type="float" office:value="0">
            <text:p>0</text:p>
          </table:table-cell>
          <table:table-cell table:style-name="ce1" office:value-type="string">
            <text:p>2008-04-04</text:p>
          </table:table-cell>
          <table:table-cell office:value-type="float" office:value="21.68">
            <text:p>21.68</text:p>
          </table:table-cell>
          <table:table-cell table:style-name="ce4" table:formula="of:=IF(AND([.E65]&gt;3;[.E6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07</text:p>
          </table:table-cell>
          <table:table-cell office:value-type="float" office:value="6.34">
            <text:p>6.34</text:p>
          </table:table-cell>
          <table:table-cell table:style-name="ce3" table:formula="of:=IF(AND([.B66]&gt;3;[.B67]&lt;3);1;0)" office:value-type="float" office:value="0">
            <text:p>0</text:p>
          </table:table-cell>
          <table:table-cell table:style-name="ce1" office:value-type="string">
            <text:p>2008-04-07</text:p>
          </table:table-cell>
          <table:table-cell office:value-type="float" office:value="21.85">
            <text:p>21.85</text:p>
          </table:table-cell>
          <table:table-cell table:style-name="ce4" table:formula="of:=IF(AND([.E66]&gt;3;[.E6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08</text:p>
          </table:table-cell>
          <table:table-cell office:value-type="float" office:value="6.03">
            <text:p>6.03</text:p>
          </table:table-cell>
          <table:table-cell table:style-name="ce3" table:formula="of:=IF(AND([.B67]&gt;3;[.B68]&lt;3);1;0)" office:value-type="float" office:value="0">
            <text:p>0</text:p>
          </table:table-cell>
          <table:table-cell table:style-name="ce1" office:value-type="string">
            <text:p>2008-04-08</text:p>
          </table:table-cell>
          <table:table-cell office:value-type="float" office:value="21.36">
            <text:p>21.36</text:p>
          </table:table-cell>
          <table:table-cell table:style-name="ce4" table:formula="of:=IF(AND([.E67]&gt;3;[.E6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09</text:p>
          </table:table-cell>
          <table:table-cell office:value-type="float" office:value="6.26">
            <text:p>6.26</text:p>
          </table:table-cell>
          <table:table-cell table:style-name="ce3" table:formula="of:=IF(AND([.B68]&gt;3;[.B69]&lt;3);1;0)" office:value-type="float" office:value="0">
            <text:p>0</text:p>
          </table:table-cell>
          <table:table-cell table:style-name="ce1" office:value-type="string">
            <text:p>2008-04-09</text:p>
          </table:table-cell>
          <table:table-cell office:value-type="float" office:value="20.85">
            <text:p>20.85</text:p>
          </table:table-cell>
          <table:table-cell table:style-name="ce4" table:formula="of:=IF(AND([.E68]&gt;3;[.E6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10</text:p>
          </table:table-cell>
          <table:table-cell office:value-type="float" office:value="6.27">
            <text:p>6.27</text:p>
          </table:table-cell>
          <table:table-cell table:style-name="ce3" table:formula="of:=IF(AND([.B69]&gt;3;[.B70]&lt;3);1;0)" office:value-type="float" office:value="0">
            <text:p>0</text:p>
          </table:table-cell>
          <table:table-cell table:style-name="ce1" office:value-type="string">
            <text:p>2008-04-10</text:p>
          </table:table-cell>
          <table:table-cell office:value-type="float" office:value="20.23">
            <text:p>20.23</text:p>
          </table:table-cell>
          <table:table-cell table:style-name="ce4" table:formula="of:=IF(AND([.E69]&gt;3;[.E7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11</text:p>
          </table:table-cell>
          <table:table-cell office:value-type="float" office:value="6.01">
            <text:p>6.01</text:p>
          </table:table-cell>
          <table:table-cell table:style-name="ce3" table:formula="of:=IF(AND([.B70]&gt;3;[.B71]&lt;3);1;0)" office:value-type="float" office:value="0">
            <text:p>0</text:p>
          </table:table-cell>
          <table:table-cell table:style-name="ce1" office:value-type="string">
            <text:p>2008-04-11</text:p>
          </table:table-cell>
          <table:table-cell office:value-type="float" office:value="20.35">
            <text:p>20.35</text:p>
          </table:table-cell>
          <table:table-cell table:style-name="ce4" table:formula="of:=IF(AND([.E70]&gt;3;[.E7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14</text:p>
          </table:table-cell>
          <table:table-cell office:value-type="float" office:value="5.86">
            <text:p>5.86</text:p>
          </table:table-cell>
          <table:table-cell table:style-name="ce3" table:formula="of:=IF(AND([.B71]&gt;3;[.B72]&lt;3);1;0)" office:value-type="float" office:value="0">
            <text:p>0</text:p>
          </table:table-cell>
          <table:table-cell table:style-name="ce1" office:value-type="string">
            <text:p>2008-04-14</text:p>
          </table:table-cell>
          <table:table-cell office:value-type="float" office:value="19.74">
            <text:p>19.74</text:p>
          </table:table-cell>
          <table:table-cell table:style-name="ce4" table:formula="of:=IF(AND([.E71]&gt;3;[.E7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15</text:p>
          </table:table-cell>
          <table:table-cell office:value-type="float" office:value="5.78">
            <text:p>5.78</text:p>
          </table:table-cell>
          <table:table-cell table:style-name="ce3" table:formula="of:=IF(AND([.B72]&gt;3;[.B73]&lt;3);1;0)" office:value-type="float" office:value="0">
            <text:p>0</text:p>
          </table:table-cell>
          <table:table-cell table:style-name="ce1" office:value-type="string">
            <text:p>2008-04-15</text:p>
          </table:table-cell>
          <table:table-cell office:value-type="float" office:value="19.8">
            <text:p>19.8</text:p>
          </table:table-cell>
          <table:table-cell table:style-name="ce4" table:formula="of:=IF(AND([.E72]&gt;3;[.E7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16</text:p>
          </table:table-cell>
          <table:table-cell office:value-type="float" office:value="6.07">
            <text:p>6.07</text:p>
          </table:table-cell>
          <table:table-cell table:style-name="ce3" table:formula="of:=IF(AND([.B73]&gt;3;[.B74]&lt;3);1;0)" office:value-type="float" office:value="0">
            <text:p>0</text:p>
          </table:table-cell>
          <table:table-cell table:style-name="ce1" office:value-type="string">
            <text:p>2008-04-16</text:p>
          </table:table-cell>
          <table:table-cell office:value-type="float" office:value="21.11">
            <text:p>21.11</text:p>
          </table:table-cell>
          <table:table-cell table:style-name="ce4" table:formula="of:=IF(AND([.E73]&gt;3;[.E7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17</text:p>
          </table:table-cell>
          <table:table-cell office:value-type="float" office:value="6.19">
            <text:p>6.19</text:p>
          </table:table-cell>
          <table:table-cell table:style-name="ce3" table:formula="of:=IF(AND([.B74]&gt;3;[.B75]&lt;3);1;0)" office:value-type="float" office:value="0">
            <text:p>0</text:p>
          </table:table-cell>
          <table:table-cell table:style-name="ce1" office:value-type="string">
            <text:p>2008-04-17</text:p>
          </table:table-cell>
          <table:table-cell office:value-type="float" office:value="21.16">
            <text:p>21.16</text:p>
          </table:table-cell>
          <table:table-cell table:style-name="ce4" table:formula="of:=IF(AND([.E74]&gt;3;[.E7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18</text:p>
          </table:table-cell>
          <table:table-cell office:value-type="float" office:value="6.11">
            <text:p>6.11</text:p>
          </table:table-cell>
          <table:table-cell table:style-name="ce3" table:formula="of:=IF(AND([.B75]&gt;3;[.B76]&lt;3);1;0)" office:value-type="float" office:value="0">
            <text:p>0</text:p>
          </table:table-cell>
          <table:table-cell table:style-name="ce1" office:value-type="string">
            <text:p>2008-04-18</text:p>
          </table:table-cell>
          <table:table-cell office:value-type="float" office:value="21.26">
            <text:p>21.26</text:p>
          </table:table-cell>
          <table:table-cell table:style-name="ce4" table:formula="of:=IF(AND([.E75]&gt;3;[.E7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21</text:p>
          </table:table-cell>
          <table:table-cell office:value-type="float" office:value="6.14">
            <text:p>6.14</text:p>
          </table:table-cell>
          <table:table-cell table:style-name="ce3" table:formula="of:=IF(AND([.B76]&gt;3;[.B77]&lt;3);1;0)" office:value-type="float" office:value="0">
            <text:p>0</text:p>
          </table:table-cell>
          <table:table-cell table:style-name="ce1" office:value-type="string">
            <text:p>2008-04-21</text:p>
          </table:table-cell>
          <table:table-cell office:value-type="float" office:value="22.85">
            <text:p>22.85</text:p>
          </table:table-cell>
          <table:table-cell table:style-name="ce4" table:formula="of:=IF(AND([.E76]&gt;3;[.E7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22</text:p>
          </table:table-cell>
          <table:table-cell office:value-type="float" office:value="5.96">
            <text:p>5.96</text:p>
          </table:table-cell>
          <table:table-cell table:style-name="ce3" table:formula="of:=IF(AND([.B77]&gt;3;[.B78]&lt;3);1;0)" office:value-type="float" office:value="0">
            <text:p>0</text:p>
          </table:table-cell>
          <table:table-cell table:style-name="ce1" office:value-type="string">
            <text:p>2008-04-22</text:p>
          </table:table-cell>
          <table:table-cell office:value-type="float" office:value="22.03">
            <text:p>22.03</text:p>
          </table:table-cell>
          <table:table-cell table:style-name="ce4" table:formula="of:=IF(AND([.E77]&gt;3;[.E7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23</text:p>
          </table:table-cell>
          <table:table-cell office:value-type="float" office:value="5.92">
            <text:p>5.92</text:p>
          </table:table-cell>
          <table:table-cell table:style-name="ce3" table:formula="of:=IF(AND([.B78]&gt;3;[.B79]&lt;3);1;0)" office:value-type="float" office:value="0">
            <text:p>0</text:p>
          </table:table-cell>
          <table:table-cell table:style-name="ce1" office:value-type="string">
            <text:p>2008-04-23</text:p>
          </table:table-cell>
          <table:table-cell office:value-type="float" office:value="22.1">
            <text:p>22.1</text:p>
          </table:table-cell>
          <table:table-cell table:style-name="ce4" table:formula="of:=IF(AND([.E78]&gt;3;[.E7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24</text:p>
          </table:table-cell>
          <table:table-cell office:value-type="float" office:value="6.03">
            <text:p>6.03</text:p>
          </table:table-cell>
          <table:table-cell table:style-name="ce3" table:formula="of:=IF(AND([.B79]&gt;3;[.B80]&lt;3);1;0)" office:value-type="float" office:value="0">
            <text:p>0</text:p>
          </table:table-cell>
          <table:table-cell table:style-name="ce1" office:value-type="string">
            <text:p>2008-04-24</text:p>
          </table:table-cell>
          <table:table-cell office:value-type="float" office:value="23.42">
            <text:p>23.42</text:p>
          </table:table-cell>
          <table:table-cell table:style-name="ce4" table:formula="of:=IF(AND([.E79]&gt;3;[.E8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25</text:p>
          </table:table-cell>
          <table:table-cell office:value-type="float" office:value="6.06">
            <text:p>6.06</text:p>
          </table:table-cell>
          <table:table-cell table:style-name="ce3" table:formula="of:=IF(AND([.B80]&gt;3;[.B81]&lt;3);1;0)" office:value-type="float" office:value="0">
            <text:p>0</text:p>
          </table:table-cell>
          <table:table-cell table:style-name="ce1" office:value-type="string">
            <text:p>2008-04-25</text:p>
          </table:table-cell>
          <table:table-cell office:value-type="float" office:value="23.77">
            <text:p>23.77</text:p>
          </table:table-cell>
          <table:table-cell table:style-name="ce4" table:formula="of:=IF(AND([.E80]&gt;3;[.E8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28</text:p>
          </table:table-cell>
          <table:table-cell office:value-type="float" office:value="6">
            <text:p>6</text:p>
          </table:table-cell>
          <table:table-cell table:style-name="ce3" table:formula="of:=IF(AND([.B81]&gt;3;[.B82]&lt;3);1;0)" office:value-type="float" office:value="0">
            <text:p>0</text:p>
          </table:table-cell>
          <table:table-cell table:style-name="ce1" office:value-type="string">
            <text:p>2008-04-28</text:p>
          </table:table-cell>
          <table:table-cell office:value-type="float" office:value="23.58">
            <text:p>23.58</text:p>
          </table:table-cell>
          <table:table-cell table:style-name="ce4" table:formula="of:=IF(AND([.E81]&gt;3;[.E8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29</text:p>
          </table:table-cell>
          <table:table-cell office:value-type="float" office:value="6.02">
            <text:p>6.02</text:p>
          </table:table-cell>
          <table:table-cell table:style-name="ce3" table:formula="of:=IF(AND([.B82]&gt;3;[.B83]&lt;3);1;0)" office:value-type="float" office:value="0">
            <text:p>0</text:p>
          </table:table-cell>
          <table:table-cell table:style-name="ce1" office:value-type="string">
            <text:p>2008-04-29</text:p>
          </table:table-cell>
          <table:table-cell office:value-type="float" office:value="22.55">
            <text:p>22.55</text:p>
          </table:table-cell>
          <table:table-cell table:style-name="ce4" table:formula="of:=IF(AND([.E82]&gt;3;[.E8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4-30</text:p>
          </table:table-cell>
          <table:table-cell office:value-type="float" office:value="5.96">
            <text:p>5.96</text:p>
          </table:table-cell>
          <table:table-cell table:style-name="ce3" table:formula="of:=IF(AND([.B83]&gt;3;[.B84]&lt;3);1;0)" office:value-type="float" office:value="0">
            <text:p>0</text:p>
          </table:table-cell>
          <table:table-cell table:style-name="ce1" office:value-type="string">
            <text:p>2008-04-30</text:p>
          </table:table-cell>
          <table:table-cell office:value-type="float" office:value="23.12">
            <text:p>23.12</text:p>
          </table:table-cell>
          <table:table-cell table:style-name="ce4" table:formula="of:=IF(AND([.E83]&gt;3;[.E8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01</text:p>
          </table:table-cell>
          <table:table-cell office:value-type="float" office:value="6.22">
            <text:p>6.22</text:p>
          </table:table-cell>
          <table:table-cell table:style-name="ce3" table:formula="of:=IF(AND([.B84]&gt;3;[.B85]&lt;3);1;0)" office:value-type="float" office:value="0">
            <text:p>0</text:p>
          </table:table-cell>
          <table:table-cell table:style-name="ce1" office:value-type="string">
            <text:p>2008-05-01</text:p>
          </table:table-cell>
          <table:table-cell office:value-type="float" office:value="23.26">
            <text:p>23.26</text:p>
          </table:table-cell>
          <table:table-cell table:style-name="ce4" table:formula="of:=IF(AND([.E84]&gt;3;[.E8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02</text:p>
          </table:table-cell>
          <table:table-cell office:value-type="float" office:value="6.16">
            <text:p>6.16</text:p>
          </table:table-cell>
          <table:table-cell table:style-name="ce3" table:formula="of:=IF(AND([.B85]&gt;3;[.B86]&lt;3);1;0)" office:value-type="float" office:value="0">
            <text:p>0</text:p>
          </table:table-cell>
          <table:table-cell table:style-name="ce1" office:value-type="string">
            <text:p>2008-05-02</text:p>
          </table:table-cell>
          <table:table-cell office:value-type="float" office:value="23.63">
            <text:p>23.63</text:p>
          </table:table-cell>
          <table:table-cell table:style-name="ce4" table:formula="of:=IF(AND([.E85]&gt;3;[.E8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05</text:p>
          </table:table-cell>
          <table:table-cell office:value-type="float" office:value="6.53">
            <text:p>6.53</text:p>
          </table:table-cell>
          <table:table-cell table:style-name="ce3" table:formula="of:=IF(AND([.B86]&gt;3;[.B87]&lt;3);1;0)" office:value-type="float" office:value="0">
            <text:p>0</text:p>
          </table:table-cell>
          <table:table-cell table:style-name="ce1" office:value-type="string">
            <text:p>2008-05-05</text:p>
          </table:table-cell>
          <table:table-cell office:value-type="float" office:value="23.02">
            <text:p>23.02</text:p>
          </table:table-cell>
          <table:table-cell table:style-name="ce4" table:formula="of:=IF(AND([.E86]&gt;3;[.E8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06</text:p>
          </table:table-cell>
          <table:table-cell office:value-type="float" office:value="7.12">
            <text:p>7.12</text:p>
          </table:table-cell>
          <table:table-cell table:style-name="ce3" table:formula="of:=IF(AND([.B87]&gt;3;[.B88]&lt;3);1;0)" office:value-type="float" office:value="0">
            <text:p>0</text:p>
          </table:table-cell>
          <table:table-cell table:style-name="ce1" office:value-type="string">
            <text:p>2008-05-06</text:p>
          </table:table-cell>
          <table:table-cell office:value-type="float" office:value="23.12">
            <text:p>23.12</text:p>
          </table:table-cell>
          <table:table-cell table:style-name="ce4" table:formula="of:=IF(AND([.E87]&gt;3;[.E8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07</text:p>
          </table:table-cell>
          <table:table-cell office:value-type="float" office:value="6.91">
            <text:p>6.91</text:p>
          </table:table-cell>
          <table:table-cell table:style-name="ce3" table:formula="of:=IF(AND([.B88]&gt;3;[.B89]&lt;3);1;0)" office:value-type="float" office:value="0">
            <text:p>0</text:p>
          </table:table-cell>
          <table:table-cell table:style-name="ce1" office:value-type="string">
            <text:p>2008-05-07</text:p>
          </table:table-cell>
          <table:table-cell office:value-type="float" office:value="22.44">
            <text:p>22.44</text:p>
          </table:table-cell>
          <table:table-cell table:style-name="ce4" table:formula="of:=IF(AND([.E88]&gt;3;[.E8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08</text:p>
          </table:table-cell>
          <table:table-cell office:value-type="float" office:value="6.93">
            <text:p>6.93</text:p>
          </table:table-cell>
          <table:table-cell table:style-name="ce3" table:formula="of:=IF(AND([.B89]&gt;3;[.B90]&lt;3);1;0)" office:value-type="float" office:value="0">
            <text:p>0</text:p>
          </table:table-cell>
          <table:table-cell table:style-name="ce1" office:value-type="string">
            <text:p>2008-05-08</text:p>
          </table:table-cell>
          <table:table-cell office:value-type="float" office:value="22.29">
            <text:p>22.29</text:p>
          </table:table-cell>
          <table:table-cell table:style-name="ce4" table:formula="of:=IF(AND([.E89]&gt;3;[.E9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09</text:p>
          </table:table-cell>
          <table:table-cell office:value-type="float" office:value="6.94">
            <text:p>6.94</text:p>
          </table:table-cell>
          <table:table-cell table:style-name="ce3" table:formula="of:=IF(AND([.B90]&gt;3;[.B91]&lt;3);1;0)" office:value-type="float" office:value="0">
            <text:p>0</text:p>
          </table:table-cell>
          <table:table-cell table:style-name="ce1" office:value-type="string">
            <text:p>2008-05-09</text:p>
          </table:table-cell>
          <table:table-cell office:value-type="float" office:value="22.15">
            <text:p>22.15</text:p>
          </table:table-cell>
          <table:table-cell table:style-name="ce4" table:formula="of:=IF(AND([.E90]&gt;3;[.E9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12</text:p>
          </table:table-cell>
          <table:table-cell office:value-type="float" office:value="7.16">
            <text:p>7.16</text:p>
          </table:table-cell>
          <table:table-cell table:style-name="ce3" table:formula="of:=IF(AND([.B91]&gt;3;[.B92]&lt;3);1;0)" office:value-type="float" office:value="0">
            <text:p>0</text:p>
          </table:table-cell>
          <table:table-cell table:style-name="ce1" office:value-type="string">
            <text:p>2008-05-12</text:p>
          </table:table-cell>
          <table:table-cell office:value-type="float" office:value="22.5">
            <text:p>22.5</text:p>
          </table:table-cell>
          <table:table-cell table:style-name="ce4" table:formula="of:=IF(AND([.E91]&gt;3;[.E9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13</text:p>
          </table:table-cell>
          <table:table-cell office:value-type="float" office:value="7.19">
            <text:p>7.19</text:p>
          </table:table-cell>
          <table:table-cell table:style-name="ce3" table:formula="of:=IF(AND([.B92]&gt;3;[.B93]&lt;3);1;0)" office:value-type="float" office:value="0">
            <text:p>0</text:p>
          </table:table-cell>
          <table:table-cell table:style-name="ce1" office:value-type="string">
            <text:p>2008-05-13</text:p>
          </table:table-cell>
          <table:table-cell office:value-type="float" office:value="22.14">
            <text:p>22.14</text:p>
          </table:table-cell>
          <table:table-cell table:style-name="ce4" table:formula="of:=IF(AND([.E92]&gt;3;[.E9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14</text:p>
          </table:table-cell>
          <table:table-cell office:value-type="float" office:value="7.16">
            <text:p>7.16</text:p>
          </table:table-cell>
          <table:table-cell table:style-name="ce3" table:formula="of:=IF(AND([.B93]&gt;3;[.B94]&lt;3);1;0)" office:value-type="float" office:value="0">
            <text:p>0</text:p>
          </table:table-cell>
          <table:table-cell table:style-name="ce1" office:value-type="string">
            <text:p>2008-05-14</text:p>
          </table:table-cell>
          <table:table-cell office:value-type="float" office:value="22.34">
            <text:p>22.34</text:p>
          </table:table-cell>
          <table:table-cell table:style-name="ce4" table:formula="of:=IF(AND([.E93]&gt;3;[.E9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15</text:p>
          </table:table-cell>
          <table:table-cell office:value-type="float" office:value="7.41">
            <text:p>7.41</text:p>
          </table:table-cell>
          <table:table-cell table:style-name="ce3" table:formula="of:=IF(AND([.B94]&gt;3;[.B95]&lt;3);1;0)" office:value-type="float" office:value="0">
            <text:p>0</text:p>
          </table:table-cell>
          <table:table-cell table:style-name="ce1" office:value-type="string">
            <text:p>2008-05-15</text:p>
          </table:table-cell>
          <table:table-cell office:value-type="float" office:value="23.5">
            <text:p>23.5</text:p>
          </table:table-cell>
          <table:table-cell table:style-name="ce4" table:formula="of:=IF(AND([.E94]&gt;3;[.E9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16</text:p>
          </table:table-cell>
          <table:table-cell office:value-type="float" office:value="7.26">
            <text:p>7.26</text:p>
          </table:table-cell>
          <table:table-cell table:style-name="ce3" table:formula="of:=IF(AND([.B95]&gt;3;[.B96]&lt;3);1;0)" office:value-type="float" office:value="0">
            <text:p>0</text:p>
          </table:table-cell>
          <table:table-cell table:style-name="ce1" office:value-type="string">
            <text:p>2008-05-16</text:p>
          </table:table-cell>
          <table:table-cell office:value-type="float" office:value="23.29">
            <text:p>23.29</text:p>
          </table:table-cell>
          <table:table-cell table:style-name="ce4" table:formula="of:=IF(AND([.E95]&gt;3;[.E9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19</text:p>
          </table:table-cell>
          <table:table-cell office:value-type="float" office:value="7.1">
            <text:p>7.1</text:p>
          </table:table-cell>
          <table:table-cell table:style-name="ce3" table:formula="of:=IF(AND([.B96]&gt;3;[.B97]&lt;3);1;0)" office:value-type="float" office:value="0">
            <text:p>0</text:p>
          </table:table-cell>
          <table:table-cell table:style-name="ce1" office:value-type="string">
            <text:p>2008-05-19</text:p>
          </table:table-cell>
          <table:table-cell office:value-type="float" office:value="24.01">
            <text:p>24.01</text:p>
          </table:table-cell>
          <table:table-cell table:style-name="ce4" table:formula="of:=IF(AND([.E96]&gt;3;[.E9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20</text:p>
          </table:table-cell>
          <table:table-cell office:value-type="float" office:value="7.12">
            <text:p>7.12</text:p>
          </table:table-cell>
          <table:table-cell table:style-name="ce3" table:formula="of:=IF(AND([.B97]&gt;3;[.B98]&lt;3);1;0)" office:value-type="float" office:value="0">
            <text:p>0</text:p>
          </table:table-cell>
          <table:table-cell table:style-name="ce1" office:value-type="string">
            <text:p>2008-05-20</text:p>
          </table:table-cell>
          <table:table-cell office:value-type="float" office:value="23.21">
            <text:p>23.21</text:p>
          </table:table-cell>
          <table:table-cell table:style-name="ce4" table:formula="of:=IF(AND([.E97]&gt;3;[.E9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21</text:p>
          </table:table-cell>
          <table:table-cell office:value-type="float" office:value="7.08">
            <text:p>7.08</text:p>
          </table:table-cell>
          <table:table-cell table:style-name="ce3" table:formula="of:=IF(AND([.B98]&gt;3;[.B99]&lt;3);1;0)" office:value-type="float" office:value="0">
            <text:p>0</text:p>
          </table:table-cell>
          <table:table-cell table:style-name="ce1" office:value-type="string">
            <text:p>2008-05-21</text:p>
          </table:table-cell>
          <table:table-cell office:value-type="float" office:value="21.97">
            <text:p>21.97</text:p>
          </table:table-cell>
          <table:table-cell table:style-name="ce4" table:formula="of:=IF(AND([.E98]&gt;3;[.E9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22</text:p>
          </table:table-cell>
          <table:table-cell office:value-type="float" office:value="7.07">
            <text:p>7.07</text:p>
          </table:table-cell>
          <table:table-cell table:style-name="ce3" table:formula="of:=IF(AND([.B99]&gt;3;[.B100]&lt;3);1;0)" office:value-type="float" office:value="0">
            <text:p>0</text:p>
          </table:table-cell>
          <table:table-cell table:style-name="ce1" office:value-type="string">
            <text:p>2008-05-22</text:p>
          </table:table-cell>
          <table:table-cell office:value-type="float" office:value="21.75">
            <text:p>21.75</text:p>
          </table:table-cell>
          <table:table-cell table:style-name="ce4" table:formula="of:=IF(AND([.E99]&gt;3;[.E10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23</text:p>
          </table:table-cell>
          <table:table-cell office:value-type="float" office:value="6.88">
            <text:p>6.88</text:p>
          </table:table-cell>
          <table:table-cell table:style-name="ce3" table:formula="of:=IF(AND([.B100]&gt;3;[.B101]&lt;3);1;0)" office:value-type="float" office:value="0">
            <text:p>0</text:p>
          </table:table-cell>
          <table:table-cell table:style-name="ce1" office:value-type="string">
            <text:p>2008-05-23</text:p>
          </table:table-cell>
          <table:table-cell office:value-type="float" office:value="21.48">
            <text:p>21.48</text:p>
          </table:table-cell>
          <table:table-cell table:style-name="ce4" table:formula="of:=IF(AND([.E100]&gt;3;[.E10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27</text:p>
          </table:table-cell>
          <table:table-cell office:value-type="float" office:value="6.92">
            <text:p>6.92</text:p>
          </table:table-cell>
          <table:table-cell table:style-name="ce3" table:formula="of:=IF(AND([.B101]&gt;3;[.B102]&lt;3);1;0)" office:value-type="float" office:value="0">
            <text:p>0</text:p>
          </table:table-cell>
          <table:table-cell table:style-name="ce1" office:value-type="string">
            <text:p>2008-05-27</text:p>
          </table:table-cell>
          <table:table-cell office:value-type="float" office:value="21.67">
            <text:p>21.67</text:p>
          </table:table-cell>
          <table:table-cell table:style-name="ce4" table:formula="of:=IF(AND([.E101]&gt;3;[.E10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28</text:p>
          </table:table-cell>
          <table:table-cell office:value-type="float" office:value="6.82">
            <text:p>6.82</text:p>
          </table:table-cell>
          <table:table-cell table:style-name="ce3" table:formula="of:=IF(AND([.B102]&gt;3;[.B103]&lt;3);1;0)" office:value-type="float" office:value="0">
            <text:p>0</text:p>
          </table:table-cell>
          <table:table-cell table:style-name="ce1" office:value-type="string">
            <text:p>2008-05-28</text:p>
          </table:table-cell>
          <table:table-cell office:value-type="float" office:value="22.43">
            <text:p>22.43</text:p>
          </table:table-cell>
          <table:table-cell table:style-name="ce4" table:formula="of:=IF(AND([.E102]&gt;3;[.E10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29</text:p>
          </table:table-cell>
          <table:table-cell office:value-type="float" office:value="6.77">
            <text:p>6.77</text:p>
          </table:table-cell>
          <table:table-cell table:style-name="ce3" table:formula="of:=IF(AND([.B103]&gt;3;[.B104]&lt;3);1;0)" office:value-type="float" office:value="0">
            <text:p>0</text:p>
          </table:table-cell>
          <table:table-cell table:style-name="ce1" office:value-type="string">
            <text:p>2008-05-29</text:p>
          </table:table-cell>
          <table:table-cell office:value-type="float" office:value="22.6">
            <text:p>22.6</text:p>
          </table:table-cell>
          <table:table-cell table:style-name="ce4" table:formula="of:=IF(AND([.E103]&gt;3;[.E10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5-30</text:p>
          </table:table-cell>
          <table:table-cell office:value-type="float" office:value="6.88">
            <text:p>6.88</text:p>
          </table:table-cell>
          <table:table-cell table:style-name="ce3" table:formula="of:=IF(AND([.B104]&gt;3;[.B105]&lt;3);1;0)" office:value-type="float" office:value="0">
            <text:p>0</text:p>
          </table:table-cell>
          <table:table-cell table:style-name="ce1" office:value-type="string">
            <text:p>2008-05-30</text:p>
          </table:table-cell>
          <table:table-cell office:value-type="float" office:value="22.46">
            <text:p>22.46</text:p>
          </table:table-cell>
          <table:table-cell table:style-name="ce4" table:formula="of:=IF(AND([.E104]&gt;3;[.E10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02</text:p>
          </table:table-cell>
          <table:table-cell office:value-type="float" office:value="6.8">
            <text:p>6.8</text:p>
          </table:table-cell>
          <table:table-cell table:style-name="ce3" table:formula="of:=IF(AND([.B105]&gt;3;[.B106]&lt;3);1;0)" office:value-type="float" office:value="0">
            <text:p>0</text:p>
          </table:table-cell>
          <table:table-cell table:style-name="ce1" office:value-type="string">
            <text:p>2008-06-02</text:p>
          </table:table-cell>
          <table:table-cell office:value-type="float" office:value="22">
            <text:p>22</text:p>
          </table:table-cell>
          <table:table-cell table:style-name="ce4" table:formula="of:=IF(AND([.E105]&gt;3;[.E10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03</text:p>
          </table:table-cell>
          <table:table-cell office:value-type="float" office:value="6.81">
            <text:p>6.81</text:p>
          </table:table-cell>
          <table:table-cell table:style-name="ce3" table:formula="of:=IF(AND([.B106]&gt;3;[.B107]&lt;3);1;0)" office:value-type="float" office:value="0">
            <text:p>0</text:p>
          </table:table-cell>
          <table:table-cell table:style-name="ce1" office:value-type="string">
            <text:p>2008-06-03</text:p>
          </table:table-cell>
          <table:table-cell office:value-type="float" office:value="21.99">
            <text:p>21.99</text:p>
          </table:table-cell>
          <table:table-cell table:style-name="ce4" table:formula="of:=IF(AND([.E106]&gt;3;[.E10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04</text:p>
          </table:table-cell>
          <table:table-cell office:value-type="float" office:value="7.19">
            <text:p>7.19</text:p>
          </table:table-cell>
          <table:table-cell table:style-name="ce3" table:formula="of:=IF(AND([.B107]&gt;3;[.B108]&lt;3);1;0)" office:value-type="float" office:value="0">
            <text:p>0</text:p>
          </table:table-cell>
          <table:table-cell table:style-name="ce1" office:value-type="string">
            <text:p>2008-06-04</text:p>
          </table:table-cell>
          <table:table-cell office:value-type="float" office:value="21.75">
            <text:p>21.75</text:p>
          </table:table-cell>
          <table:table-cell table:style-name="ce4" table:formula="of:=IF(AND([.E107]&gt;3;[.E10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05</text:p>
          </table:table-cell>
          <table:table-cell office:value-type="float" office:value="7.78">
            <text:p>7.78</text:p>
          </table:table-cell>
          <table:table-cell table:style-name="ce3" table:formula="of:=IF(AND([.B108]&gt;3;[.B109]&lt;3);1;0)" office:value-type="float" office:value="0">
            <text:p>0</text:p>
          </table:table-cell>
          <table:table-cell table:style-name="ce1" office:value-type="string">
            <text:p>2008-06-05</text:p>
          </table:table-cell>
          <table:table-cell office:value-type="float" office:value="22.22">
            <text:p>22.22</text:p>
          </table:table-cell>
          <table:table-cell table:style-name="ce4" table:formula="of:=IF(AND([.E108]&gt;3;[.E10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06</text:p>
          </table:table-cell>
          <table:table-cell office:value-type="float" office:value="7.43">
            <text:p>7.43</text:p>
          </table:table-cell>
          <table:table-cell table:style-name="ce3" table:formula="of:=IF(AND([.B109]&gt;3;[.B110]&lt;3);1;0)" office:value-type="float" office:value="0">
            <text:p>0</text:p>
          </table:table-cell>
          <table:table-cell table:style-name="ce1" office:value-type="string">
            <text:p>2008-06-06</text:p>
          </table:table-cell>
          <table:table-cell office:value-type="float" office:value="21.31">
            <text:p>21.31</text:p>
          </table:table-cell>
          <table:table-cell table:style-name="ce4" table:formula="of:=IF(AND([.E109]&gt;3;[.E11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09</text:p>
          </table:table-cell>
          <table:table-cell office:value-type="float" office:value="7.68">
            <text:p>7.68</text:p>
          </table:table-cell>
          <table:table-cell table:style-name="ce3" table:formula="of:=IF(AND([.B110]&gt;3;[.B111]&lt;3);1;0)" office:value-type="float" office:value="0">
            <text:p>0</text:p>
          </table:table-cell>
          <table:table-cell table:style-name="ce1" office:value-type="string">
            <text:p>2008-06-09</text:p>
          </table:table-cell>
          <table:table-cell office:value-type="float" office:value="20.59">
            <text:p>20.59</text:p>
          </table:table-cell>
          <table:table-cell table:style-name="ce4" table:formula="of:=IF(AND([.E110]&gt;3;[.E11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10</text:p>
          </table:table-cell>
          <table:table-cell office:value-type="float" office:value="7.43">
            <text:p>7.43</text:p>
          </table:table-cell>
          <table:table-cell table:style-name="ce3" table:formula="of:=IF(AND([.B111]&gt;3;[.B112]&lt;3);1;0)" office:value-type="float" office:value="0">
            <text:p>0</text:p>
          </table:table-cell>
          <table:table-cell table:style-name="ce1" office:value-type="string">
            <text:p>2008-06-10</text:p>
          </table:table-cell>
          <table:table-cell office:value-type="float" office:value="21.06">
            <text:p>21.06</text:p>
          </table:table-cell>
          <table:table-cell table:style-name="ce4" table:formula="of:=IF(AND([.E111]&gt;3;[.E11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11</text:p>
          </table:table-cell>
          <table:table-cell office:value-type="float" office:value="6.96">
            <text:p>6.96</text:p>
          </table:table-cell>
          <table:table-cell table:style-name="ce3" table:formula="of:=IF(AND([.B112]&gt;3;[.B113]&lt;3);1;0)" office:value-type="float" office:value="0">
            <text:p>0</text:p>
          </table:table-cell>
          <table:table-cell table:style-name="ce1" office:value-type="string">
            <text:p>2008-06-11</text:p>
          </table:table-cell>
          <table:table-cell office:value-type="float" office:value="20.54">
            <text:p>20.54</text:p>
          </table:table-cell>
          <table:table-cell table:style-name="ce4" table:formula="of:=IF(AND([.E112]&gt;3;[.E11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12</text:p>
          </table:table-cell>
          <table:table-cell office:value-type="float" office:value="7.14">
            <text:p>7.14</text:p>
          </table:table-cell>
          <table:table-cell table:style-name="ce3" table:formula="of:=IF(AND([.B113]&gt;3;[.B114]&lt;3);1;0)" office:value-type="float" office:value="0">
            <text:p>0</text:p>
          </table:table-cell>
          <table:table-cell table:style-name="ce1" office:value-type="string">
            <text:p>2008-06-12</text:p>
          </table:table-cell>
          <table:table-cell office:value-type="float" office:value="21.07">
            <text:p>21.07</text:p>
          </table:table-cell>
          <table:table-cell table:style-name="ce4" table:formula="of:=IF(AND([.E113]&gt;3;[.E11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13</text:p>
          </table:table-cell>
          <table:table-cell office:value-type="float" office:value="7.52">
            <text:p>7.52</text:p>
          </table:table-cell>
          <table:table-cell table:style-name="ce3" table:formula="of:=IF(AND([.B114]&gt;3;[.B115]&lt;3);1;0)" office:value-type="float" office:value="0">
            <text:p>0</text:p>
          </table:table-cell>
          <table:table-cell table:style-name="ce1" office:value-type="string">
            <text:p>2008-06-13</text:p>
          </table:table-cell>
          <table:table-cell office:value-type="float" office:value="21.34">
            <text:p>21.34</text:p>
          </table:table-cell>
          <table:table-cell table:style-name="ce4" table:formula="of:=IF(AND([.E114]&gt;3;[.E11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16</text:p>
          </table:table-cell>
          <table:table-cell office:value-type="float" office:value="7.71">
            <text:p>7.71</text:p>
          </table:table-cell>
          <table:table-cell table:style-name="ce3" table:formula="of:=IF(AND([.B115]&gt;3;[.B116]&lt;3);1;0)" office:value-type="float" office:value="0">
            <text:p>0</text:p>
          </table:table-cell>
          <table:table-cell table:style-name="ce1" office:value-type="string">
            <text:p>2008-06-16</text:p>
          </table:table-cell>
          <table:table-cell office:value-type="float" office:value="21.44">
            <text:p>21.44</text:p>
          </table:table-cell>
          <table:table-cell table:style-name="ce4" table:formula="of:=IF(AND([.E115]&gt;3;[.E11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17</text:p>
          </table:table-cell>
          <table:table-cell office:value-type="float" office:value="7.72">
            <text:p>7.72</text:p>
          </table:table-cell>
          <table:table-cell table:style-name="ce3" table:formula="of:=IF(AND([.B116]&gt;3;[.B117]&lt;3);1;0)" office:value-type="float" office:value="0">
            <text:p>0</text:p>
          </table:table-cell>
          <table:table-cell table:style-name="ce1" office:value-type="string">
            <text:p>2008-06-17</text:p>
          </table:table-cell>
          <table:table-cell office:value-type="float" office:value="20.93">
            <text:p>20.93</text:p>
          </table:table-cell>
          <table:table-cell table:style-name="ce4" table:formula="of:=IF(AND([.E116]&gt;3;[.E11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18</text:p>
          </table:table-cell>
          <table:table-cell office:value-type="float" office:value="7.29">
            <text:p>7.29</text:p>
          </table:table-cell>
          <table:table-cell table:style-name="ce3" table:formula="of:=IF(AND([.B117]&gt;3;[.B118]&lt;3);1;0)" office:value-type="float" office:value="0">
            <text:p>0</text:p>
          </table:table-cell>
          <table:table-cell table:style-name="ce1" office:value-type="string">
            <text:p>2008-06-18</text:p>
          </table:table-cell>
          <table:table-cell office:value-type="float" office:value="20.23">
            <text:p>20.23</text:p>
          </table:table-cell>
          <table:table-cell table:style-name="ce4" table:formula="of:=IF(AND([.E117]&gt;3;[.E11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19</text:p>
          </table:table-cell>
          <table:table-cell office:value-type="float" office:value="7.33">
            <text:p>7.33</text:p>
          </table:table-cell>
          <table:table-cell table:style-name="ce3" table:formula="of:=IF(AND([.B118]&gt;3;[.B119]&lt;3);1;0)" office:value-type="float" office:value="0">
            <text:p>0</text:p>
          </table:table-cell>
          <table:table-cell table:style-name="ce1" office:value-type="string">
            <text:p>2008-06-19</text:p>
          </table:table-cell>
          <table:table-cell office:value-type="float" office:value="21.08">
            <text:p>21.08</text:p>
          </table:table-cell>
          <table:table-cell table:style-name="ce4" table:formula="of:=IF(AND([.E118]&gt;3;[.E11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20</text:p>
          </table:table-cell>
          <table:table-cell office:value-type="float" office:value="6.99">
            <text:p>6.99</text:p>
          </table:table-cell>
          <table:table-cell table:style-name="ce3" table:formula="of:=IF(AND([.B119]&gt;3;[.B120]&lt;3);1;0)" office:value-type="float" office:value="0">
            <text:p>0</text:p>
          </table:table-cell>
          <table:table-cell table:style-name="ce1" office:value-type="string">
            <text:p>2008-06-20</text:p>
          </table:table-cell>
          <table:table-cell office:value-type="float" office:value="20.62">
            <text:p>20.62</text:p>
          </table:table-cell>
          <table:table-cell table:style-name="ce4" table:formula="of:=IF(AND([.E119]&gt;3;[.E12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23</text:p>
          </table:table-cell>
          <table:table-cell office:value-type="float" office:value="6.55">
            <text:p>6.55</text:p>
          </table:table-cell>
          <table:table-cell table:style-name="ce3" table:formula="of:=IF(AND([.B120]&gt;3;[.B121]&lt;3);1;0)" office:value-type="float" office:value="0">
            <text:p>0</text:p>
          </table:table-cell>
          <table:table-cell table:style-name="ce1" office:value-type="string">
            <text:p>2008-06-23</text:p>
          </table:table-cell>
          <table:table-cell office:value-type="float" office:value="20.27">
            <text:p>20.27</text:p>
          </table:table-cell>
          <table:table-cell table:style-name="ce4" table:formula="of:=IF(AND([.E120]&gt;3;[.E12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24</text:p>
          </table:table-cell>
          <table:table-cell office:value-type="float" office:value="6.24">
            <text:p>6.24</text:p>
          </table:table-cell>
          <table:table-cell table:style-name="ce3" table:formula="of:=IF(AND([.B121]&gt;3;[.B122]&lt;3);1;0)" office:value-type="float" office:value="0">
            <text:p>0</text:p>
          </table:table-cell>
          <table:table-cell table:style-name="ce1" office:value-type="string">
            <text:p>2008-06-24</text:p>
          </table:table-cell>
          <table:table-cell office:value-type="float" office:value="20.69">
            <text:p>20.69</text:p>
          </table:table-cell>
          <table:table-cell table:style-name="ce4" table:formula="of:=IF(AND([.E121]&gt;3;[.E12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25</text:p>
          </table:table-cell>
          <table:table-cell office:value-type="float" office:value="6.43">
            <text:p>6.43</text:p>
          </table:table-cell>
          <table:table-cell table:style-name="ce3" table:formula="of:=IF(AND([.B122]&gt;3;[.B123]&lt;3);1;0)" office:value-type="float" office:value="0">
            <text:p>0</text:p>
          </table:table-cell>
          <table:table-cell table:style-name="ce1" office:value-type="string">
            <text:p>2008-06-25</text:p>
          </table:table-cell>
          <table:table-cell office:value-type="float" office:value="21.29">
            <text:p>21.29</text:p>
          </table:table-cell>
          <table:table-cell table:style-name="ce4" table:formula="of:=IF(AND([.E122]&gt;3;[.E12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26</text:p>
          </table:table-cell>
          <table:table-cell office:value-type="float" office:value="6.13">
            <text:p>6.13</text:p>
          </table:table-cell>
          <table:table-cell table:style-name="ce3" table:formula="of:=IF(AND([.B123]&gt;3;[.B124]&lt;3);1;0)" office:value-type="float" office:value="0">
            <text:p>0</text:p>
          </table:table-cell>
          <table:table-cell table:style-name="ce1" office:value-type="string">
            <text:p>2008-06-26</text:p>
          </table:table-cell>
          <table:table-cell office:value-type="float" office:value="20.22">
            <text:p>20.22</text:p>
          </table:table-cell>
          <table:table-cell table:style-name="ce4" table:formula="of:=IF(AND([.E123]&gt;3;[.E12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27</text:p>
          </table:table-cell>
          <table:table-cell office:value-type="float" office:value="5.95">
            <text:p>5.95</text:p>
          </table:table-cell>
          <table:table-cell table:style-name="ce3" table:formula="of:=IF(AND([.B124]&gt;3;[.B125]&lt;3);1;0)" office:value-type="float" office:value="0">
            <text:p>0</text:p>
          </table:table-cell>
          <table:table-cell table:style-name="ce1" office:value-type="string">
            <text:p>2008-06-27</text:p>
          </table:table-cell>
          <table:table-cell office:value-type="float" office:value="19.79">
            <text:p>19.79</text:p>
          </table:table-cell>
          <table:table-cell table:style-name="ce4" table:formula="of:=IF(AND([.E124]&gt;3;[.E12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6-30</text:p>
          </table:table-cell>
          <table:table-cell office:value-type="float" office:value="5.83">
            <text:p>5.83</text:p>
          </table:table-cell>
          <table:table-cell table:style-name="ce3" table:formula="of:=IF(AND([.B125]&gt;3;[.B126]&lt;3);1;0)" office:value-type="float" office:value="0">
            <text:p>0</text:p>
          </table:table-cell>
          <table:table-cell table:style-name="ce1" office:value-type="string">
            <text:p>2008-06-30</text:p>
          </table:table-cell>
          <table:table-cell office:value-type="float" office:value="19.2">
            <text:p>19.2</text:p>
          </table:table-cell>
          <table:table-cell table:style-name="ce4" table:formula="of:=IF(AND([.E125]&gt;3;[.E12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01</text:p>
          </table:table-cell>
          <table:table-cell office:value-type="float" office:value="5.65">
            <text:p>5.65</text:p>
          </table:table-cell>
          <table:table-cell table:style-name="ce3" table:formula="of:=IF(AND([.B126]&gt;3;[.B127]&lt;3);1;0)" office:value-type="float" office:value="0">
            <text:p>0</text:p>
          </table:table-cell>
          <table:table-cell table:style-name="ce1" office:value-type="string">
            <text:p>2008-07-01</text:p>
          </table:table-cell>
          <table:table-cell office:value-type="float" office:value="19.21">
            <text:p>19.21</text:p>
          </table:table-cell>
          <table:table-cell table:style-name="ce4" table:formula="of:=IF(AND([.E126]&gt;3;[.E12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02</text:p>
          </table:table-cell>
          <table:table-cell office:value-type="float" office:value="5.44">
            <text:p>5.44</text:p>
          </table:table-cell>
          <table:table-cell table:style-name="ce3" table:formula="of:=IF(AND([.B127]&gt;3;[.B128]&lt;3);1;0)" office:value-type="float" office:value="0">
            <text:p>0</text:p>
          </table:table-cell>
          <table:table-cell table:style-name="ce1" office:value-type="string">
            <text:p>2008-07-02</text:p>
          </table:table-cell>
          <table:table-cell office:value-type="float" office:value="18.33">
            <text:p>18.33</text:p>
          </table:table-cell>
          <table:table-cell table:style-name="ce4" table:formula="of:=IF(AND([.E127]&gt;3;[.E12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03</text:p>
          </table:table-cell>
          <table:table-cell office:value-type="float" office:value="5.3">
            <text:p>5.3</text:p>
          </table:table-cell>
          <table:table-cell table:style-name="ce3" table:formula="of:=IF(AND([.B128]&gt;3;[.B129]&lt;3);1;0)" office:value-type="float" office:value="0">
            <text:p>0</text:p>
          </table:table-cell>
          <table:table-cell table:style-name="ce1" office:value-type="string">
            <text:p>2008-07-03</text:p>
          </table:table-cell>
          <table:table-cell office:value-type="float" office:value="18.47">
            <text:p>18.47</text:p>
          </table:table-cell>
          <table:table-cell table:style-name="ce4" table:formula="of:=IF(AND([.E128]&gt;3;[.E12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07</text:p>
          </table:table-cell>
          <table:table-cell office:value-type="float" office:value="5.38">
            <text:p>5.38</text:p>
          </table:table-cell>
          <table:table-cell table:style-name="ce3" table:formula="of:=IF(AND([.B129]&gt;3;[.B130]&lt;3);1;0)" office:value-type="float" office:value="0">
            <text:p>0</text:p>
          </table:table-cell>
          <table:table-cell table:style-name="ce1" office:value-type="string">
            <text:p>2008-07-07</text:p>
          </table:table-cell>
          <table:table-cell office:value-type="float" office:value="18.51">
            <text:p>18.51</text:p>
          </table:table-cell>
          <table:table-cell table:style-name="ce4" table:formula="of:=IF(AND([.E129]&gt;3;[.E13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08</text:p>
          </table:table-cell>
          <table:table-cell office:value-type="float" office:value="5.53">
            <text:p>5.53</text:p>
          </table:table-cell>
          <table:table-cell table:style-name="ce3" table:formula="of:=IF(AND([.B130]&gt;3;[.B131]&lt;3);1;0)" office:value-type="float" office:value="0">
            <text:p>0</text:p>
          </table:table-cell>
          <table:table-cell table:style-name="ce1" office:value-type="string">
            <text:p>2008-07-08</text:p>
          </table:table-cell>
          <table:table-cell office:value-type="float" office:value="19.68">
            <text:p>19.68</text:p>
          </table:table-cell>
          <table:table-cell table:style-name="ce4" table:formula="of:=IF(AND([.E130]&gt;3;[.E13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09</text:p>
          </table:table-cell>
          <table:table-cell office:value-type="float" office:value="5.06">
            <text:p>5.06</text:p>
          </table:table-cell>
          <table:table-cell table:style-name="ce3" table:formula="of:=IF(AND([.B131]&gt;3;[.B132]&lt;3);1;0)" office:value-type="float" office:value="0">
            <text:p>0</text:p>
          </table:table-cell>
          <table:table-cell table:style-name="ce1" office:value-type="string">
            <text:p>2008-07-09</text:p>
          </table:table-cell>
          <table:table-cell office:value-type="float" office:value="17.96">
            <text:p>17.96</text:p>
          </table:table-cell>
          <table:table-cell table:style-name="ce4" table:formula="of:=IF(AND([.E131]&gt;3;[.E13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10</text:p>
          </table:table-cell>
          <table:table-cell office:value-type="float" office:value="4.96">
            <text:p>4.96</text:p>
          </table:table-cell>
          <table:table-cell table:style-name="ce3" table:formula="of:=IF(AND([.B132]&gt;3;[.B133]&lt;3);1;0)" office:value-type="float" office:value="0">
            <text:p>0</text:p>
          </table:table-cell>
          <table:table-cell table:style-name="ce1" office:value-type="string">
            <text:p>2008-07-10</text:p>
          </table:table-cell>
          <table:table-cell office:value-type="float" office:value="18.36">
            <text:p>18.36</text:p>
          </table:table-cell>
          <table:table-cell table:style-name="ce4" table:formula="of:=IF(AND([.E132]&gt;3;[.E13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11</text:p>
          </table:table-cell>
          <table:table-cell office:value-type="float" office:value="4.84">
            <text:p>4.84</text:p>
          </table:table-cell>
          <table:table-cell table:style-name="ce3" table:formula="of:=IF(AND([.B133]&gt;3;[.B134]&lt;3);1;0)" office:value-type="float" office:value="0">
            <text:p>0</text:p>
          </table:table-cell>
          <table:table-cell table:style-name="ce1" office:value-type="string">
            <text:p>2008-07-11</text:p>
          </table:table-cell>
          <table:table-cell office:value-type="float" office:value="17.96">
            <text:p>17.96</text:p>
          </table:table-cell>
          <table:table-cell table:style-name="ce4" table:formula="of:=IF(AND([.E133]&gt;3;[.E13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14</text:p>
          </table:table-cell>
          <table:table-cell office:value-type="float" office:value="4.82">
            <text:p>4.82</text:p>
          </table:table-cell>
          <table:table-cell table:style-name="ce3" table:formula="of:=IF(AND([.B134]&gt;3;[.B135]&lt;3);1;0)" office:value-type="float" office:value="0">
            <text:p>0</text:p>
          </table:table-cell>
          <table:table-cell table:style-name="ce1" office:value-type="string">
            <text:p>2008-07-14</text:p>
          </table:table-cell>
          <table:table-cell office:value-type="float" office:value="17.38">
            <text:p>17.38</text:p>
          </table:table-cell>
          <table:table-cell table:style-name="ce4" table:formula="of:=IF(AND([.E134]&gt;3;[.E13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15</text:p>
          </table:table-cell>
          <table:table-cell office:value-type="float" office:value="4.72">
            <text:p>4.72</text:p>
          </table:table-cell>
          <table:table-cell table:style-name="ce3" table:formula="of:=IF(AND([.B135]&gt;3;[.B136]&lt;3);1;0)" office:value-type="float" office:value="0">
            <text:p>0</text:p>
          </table:table-cell>
          <table:table-cell table:style-name="ce1" office:value-type="string">
            <text:p>2008-07-15</text:p>
          </table:table-cell>
          <table:table-cell office:value-type="float" office:value="17.71">
            <text:p>17.71</text:p>
          </table:table-cell>
          <table:table-cell table:style-name="ce4" table:formula="of:=IF(AND([.E135]&gt;3;[.E13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16</text:p>
          </table:table-cell>
          <table:table-cell office:value-type="float" office:value="5.06">
            <text:p>5.06</text:p>
          </table:table-cell>
          <table:table-cell table:style-name="ce3" table:formula="of:=IF(AND([.B136]&gt;3;[.B137]&lt;3);1;0)" office:value-type="float" office:value="0">
            <text:p>0</text:p>
          </table:table-cell>
          <table:table-cell table:style-name="ce1" office:value-type="string">
            <text:p>2008-07-16</text:p>
          </table:table-cell>
          <table:table-cell office:value-type="float" office:value="18.5">
            <text:p>18.5</text:p>
          </table:table-cell>
          <table:table-cell table:style-name="ce4" table:formula="of:=IF(AND([.E136]&gt;3;[.E13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17</text:p>
          </table:table-cell>
          <table:table-cell office:value-type="float" office:value="5.3">
            <text:p>5.3</text:p>
          </table:table-cell>
          <table:table-cell table:style-name="ce3" table:formula="of:=IF(AND([.B137]&gt;3;[.B138]&lt;3);1;0)" office:value-type="float" office:value="0">
            <text:p>0</text:p>
          </table:table-cell>
          <table:table-cell table:style-name="ce1" office:value-type="string">
            <text:p>2008-07-17</text:p>
          </table:table-cell>
          <table:table-cell office:value-type="float" office:value="19.5">
            <text:p>19.5</text:p>
          </table:table-cell>
          <table:table-cell table:style-name="ce4" table:formula="of:=IF(AND([.E137]&gt;3;[.E13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18</text:p>
          </table:table-cell>
          <table:table-cell office:value-type="float" office:value="4.65">
            <text:p>4.65</text:p>
          </table:table-cell>
          <table:table-cell table:style-name="ce3" table:formula="of:=IF(AND([.B138]&gt;3;[.B139]&lt;3);1;0)" office:value-type="float" office:value="0">
            <text:p>0</text:p>
          </table:table-cell>
          <table:table-cell table:style-name="ce1" office:value-type="string">
            <text:p>2008-07-18</text:p>
          </table:table-cell>
          <table:table-cell office:value-type="float" office:value="19.3">
            <text:p>19.3</text:p>
          </table:table-cell>
          <table:table-cell table:style-name="ce4" table:formula="of:=IF(AND([.E138]&gt;3;[.E13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21</text:p>
          </table:table-cell>
          <table:table-cell office:value-type="float" office:value="4.59">
            <text:p>4.59</text:p>
          </table:table-cell>
          <table:table-cell table:style-name="ce3" table:formula="of:=IF(AND([.B139]&gt;3;[.B140]&lt;3);1;0)" office:value-type="float" office:value="0">
            <text:p>0</text:p>
          </table:table-cell>
          <table:table-cell table:style-name="ce1" office:value-type="string">
            <text:p>2008-07-21</text:p>
          </table:table-cell>
          <table:table-cell office:value-type="float" office:value="18.96">
            <text:p>18.96</text:p>
          </table:table-cell>
          <table:table-cell table:style-name="ce4" table:formula="of:=IF(AND([.E139]&gt;3;[.E14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22</text:p>
          </table:table-cell>
          <table:table-cell office:value-type="float" office:value="4.41">
            <text:p>4.41</text:p>
          </table:table-cell>
          <table:table-cell table:style-name="ce3" table:formula="of:=IF(AND([.B140]&gt;3;[.B141]&lt;3);1;0)" office:value-type="float" office:value="0">
            <text:p>0</text:p>
          </table:table-cell>
          <table:table-cell table:style-name="ce1" office:value-type="string">
            <text:p>2008-07-22</text:p>
          </table:table-cell>
          <table:table-cell office:value-type="float" office:value="20.08">
            <text:p>20.08</text:p>
          </table:table-cell>
          <table:table-cell table:style-name="ce4" table:formula="of:=IF(AND([.E140]&gt;3;[.E14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23</text:p>
          </table:table-cell>
          <table:table-cell office:value-type="float" office:value="4.67">
            <text:p>4.67</text:p>
          </table:table-cell>
          <table:table-cell table:style-name="ce3" table:formula="of:=IF(AND([.B141]&gt;3;[.B142]&lt;3);1;0)" office:value-type="float" office:value="0">
            <text:p>0</text:p>
          </table:table-cell>
          <table:table-cell table:style-name="ce1" office:value-type="string">
            <text:p>2008-07-23</text:p>
          </table:table-cell>
          <table:table-cell office:value-type="float" office:value="19.97">
            <text:p>19.97</text:p>
          </table:table-cell>
          <table:table-cell table:style-name="ce4" table:formula="of:=IF(AND([.E141]&gt;3;[.E14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24</text:p>
          </table:table-cell>
          <table:table-cell office:value-type="float" office:value="4.37">
            <text:p>4.37</text:p>
          </table:table-cell>
          <table:table-cell table:style-name="ce3" table:formula="of:=IF(AND([.B142]&gt;3;[.B143]&lt;3);1;0)" office:value-type="float" office:value="0">
            <text:p>0</text:p>
          </table:table-cell>
          <table:table-cell table:style-name="ce1" office:value-type="string">
            <text:p>2008-07-24</text:p>
          </table:table-cell>
          <table:table-cell office:value-type="float" office:value="18.24">
            <text:p>18.24</text:p>
          </table:table-cell>
          <table:table-cell table:style-name="ce4" table:formula="of:=IF(AND([.E142]&gt;3;[.E14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25</text:p>
          </table:table-cell>
          <table:table-cell office:value-type="float" office:value="4.36">
            <text:p>4.36</text:p>
          </table:table-cell>
          <table:table-cell table:style-name="ce3" table:formula="of:=IF(AND([.B143]&gt;3;[.B144]&lt;3);1;0)" office:value-type="float" office:value="0">
            <text:p>0</text:p>
          </table:table-cell>
          <table:table-cell table:style-name="ce1" office:value-type="string">
            <text:p>2008-07-25</text:p>
          </table:table-cell>
          <table:table-cell office:value-type="float" office:value="18.26">
            <text:p>18.26</text:p>
          </table:table-cell>
          <table:table-cell table:style-name="ce4" table:formula="of:=IF(AND([.E143]&gt;3;[.E14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28</text:p>
          </table:table-cell>
          <table:table-cell office:value-type="float" office:value="4.19">
            <text:p>4.19</text:p>
          </table:table-cell>
          <table:table-cell table:style-name="ce3" table:formula="of:=IF(AND([.B144]&gt;3;[.B145]&lt;3);1;0)" office:value-type="float" office:value="0">
            <text:p>0</text:p>
          </table:table-cell>
          <table:table-cell table:style-name="ce1" office:value-type="string">
            <text:p>2008-07-28</text:p>
          </table:table-cell>
          <table:table-cell office:value-type="float" office:value="17.42">
            <text:p>17.42</text:p>
          </table:table-cell>
          <table:table-cell table:style-name="ce4" table:formula="of:=IF(AND([.E144]&gt;3;[.E14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29</text:p>
          </table:table-cell>
          <table:table-cell office:value-type="float" office:value="4.21">
            <text:p>4.21</text:p>
          </table:table-cell>
          <table:table-cell table:style-name="ce3" table:formula="of:=IF(AND([.B145]&gt;3;[.B146]&lt;3);1;0)" office:value-type="float" office:value="0">
            <text:p>0</text:p>
          </table:table-cell>
          <table:table-cell table:style-name="ce1" office:value-type="string">
            <text:p>2008-07-29</text:p>
          </table:table-cell>
          <table:table-cell office:value-type="float" office:value="18.65">
            <text:p>18.65</text:p>
          </table:table-cell>
          <table:table-cell table:style-name="ce4" table:formula="of:=IF(AND([.E145]&gt;3;[.E14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30</text:p>
          </table:table-cell>
          <table:table-cell office:value-type="float" office:value="4.23">
            <text:p>4.23</text:p>
          </table:table-cell>
          <table:table-cell table:style-name="ce3" table:formula="of:=IF(AND([.B146]&gt;3;[.B147]&lt;3);1;0)" office:value-type="float" office:value="0">
            <text:p>0</text:p>
          </table:table-cell>
          <table:table-cell table:style-name="ce1" office:value-type="string">
            <text:p>2008-07-30</text:p>
          </table:table-cell>
          <table:table-cell office:value-type="float" office:value="14.03">
            <text:p>14.03</text:p>
          </table:table-cell>
          <table:table-cell table:style-name="ce4" table:formula="of:=IF(AND([.E146]&gt;3;[.E14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7-31</text:p>
          </table:table-cell>
          <table:table-cell office:value-type="float" office:value="4.21">
            <text:p>4.21</text:p>
          </table:table-cell>
          <table:table-cell table:style-name="ce3" table:formula="of:=IF(AND([.B147]&gt;3;[.B148]&lt;3);1;0)" office:value-type="float" office:value="0">
            <text:p>0</text:p>
          </table:table-cell>
          <table:table-cell table:style-name="ce1" office:value-type="string">
            <text:p>2008-07-31</text:p>
          </table:table-cell>
          <table:table-cell office:value-type="float" office:value="14.05">
            <text:p>14.05</text:p>
          </table:table-cell>
          <table:table-cell table:style-name="ce4" table:formula="of:=IF(AND([.E147]&gt;3;[.E14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01</text:p>
          </table:table-cell>
          <table:table-cell office:value-type="float" office:value="4.28">
            <text:p>4.28</text:p>
          </table:table-cell>
          <table:table-cell table:style-name="ce3" table:formula="of:=IF(AND([.B148]&gt;3;[.B149]&lt;3);1;0)" office:value-type="float" office:value="0">
            <text:p>0</text:p>
          </table:table-cell>
          <table:table-cell table:style-name="ce1" office:value-type="string">
            <text:p>2008-08-01</text:p>
          </table:table-cell>
          <table:table-cell office:value-type="float" office:value="13.45">
            <text:p>13.45</text:p>
          </table:table-cell>
          <table:table-cell table:style-name="ce4" table:formula="of:=IF(AND([.E148]&gt;3;[.E14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04</text:p>
          </table:table-cell>
          <table:table-cell office:value-type="float" office:value="4.48">
            <text:p>4.48</text:p>
          </table:table-cell>
          <table:table-cell table:style-name="ce3" table:formula="of:=IF(AND([.B149]&gt;3;[.B150]&lt;3);1;0)" office:value-type="float" office:value="0">
            <text:p>0</text:p>
          </table:table-cell>
          <table:table-cell table:style-name="ce1" office:value-type="string">
            <text:p>2008-08-04</text:p>
          </table:table-cell>
          <table:table-cell office:value-type="float" office:value="13.45">
            <text:p>13.45</text:p>
          </table:table-cell>
          <table:table-cell table:style-name="ce4" table:formula="of:=IF(AND([.E149]&gt;3;[.E15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05</text:p>
          </table:table-cell>
          <table:table-cell office:value-type="float" office:value="4.6">
            <text:p>4.6</text:p>
          </table:table-cell>
          <table:table-cell table:style-name="ce3" table:formula="of:=IF(AND([.B150]&gt;3;[.B151]&lt;3);1;0)" office:value-type="float" office:value="0">
            <text:p>0</text:p>
          </table:table-cell>
          <table:table-cell table:style-name="ce1" office:value-type="string">
            <text:p>2008-08-05</text:p>
          </table:table-cell>
          <table:table-cell office:value-type="float" office:value="14.33">
            <text:p>14.33</text:p>
          </table:table-cell>
          <table:table-cell table:style-name="ce4" table:formula="of:=IF(AND([.E150]&gt;3;[.E15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06</text:p>
          </table:table-cell>
          <table:table-cell office:value-type="float" office:value="4.8">
            <text:p>4.8</text:p>
          </table:table-cell>
          <table:table-cell table:style-name="ce3" table:formula="of:=IF(AND([.B151]&gt;3;[.B152]&lt;3);1;0)" office:value-type="float" office:value="0">
            <text:p>0</text:p>
          </table:table-cell>
          <table:table-cell table:style-name="ce1" office:value-type="string">
            <text:p>2008-08-06</text:p>
          </table:table-cell>
          <table:table-cell office:value-type="float" office:value="14.38">
            <text:p>14.38</text:p>
          </table:table-cell>
          <table:table-cell table:style-name="ce4" table:formula="of:=IF(AND([.E151]&gt;3;[.E15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07</text:p>
          </table:table-cell>
          <table:table-cell office:value-type="float" office:value="5.03">
            <text:p>5.03</text:p>
          </table:table-cell>
          <table:table-cell table:style-name="ce3" table:formula="of:=IF(AND([.B152]&gt;3;[.B153]&lt;3);1;0)" office:value-type="float" office:value="0">
            <text:p>0</text:p>
          </table:table-cell>
          <table:table-cell table:style-name="ce1" office:value-type="string">
            <text:p>2008-08-07</text:p>
          </table:table-cell>
          <table:table-cell office:value-type="float" office:value="15.12">
            <text:p>15.12</text:p>
          </table:table-cell>
          <table:table-cell table:style-name="ce4" table:formula="of:=IF(AND([.E152]&gt;3;[.E15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08</text:p>
          </table:table-cell>
          <table:table-cell office:value-type="float" office:value="5.13">
            <text:p>5.13</text:p>
          </table:table-cell>
          <table:table-cell table:style-name="ce3" table:formula="of:=IF(AND([.B153]&gt;3;[.B154]&lt;3);1;0)" office:value-type="float" office:value="0">
            <text:p>0</text:p>
          </table:table-cell>
          <table:table-cell table:style-name="ce1" office:value-type="string">
            <text:p>2008-08-08</text:p>
          </table:table-cell>
          <table:table-cell office:value-type="float" office:value="16">
            <text:p>16</text:p>
          </table:table-cell>
          <table:table-cell table:style-name="ce4" table:formula="of:=IF(AND([.E153]&gt;3;[.E15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11</text:p>
          </table:table-cell>
          <table:table-cell office:value-type="float" office:value="5.11">
            <text:p>5.11</text:p>
          </table:table-cell>
          <table:table-cell table:style-name="ce3" table:formula="of:=IF(AND([.B154]&gt;3;[.B155]&lt;3);1;0)" office:value-type="float" office:value="0">
            <text:p>0</text:p>
          </table:table-cell>
          <table:table-cell table:style-name="ce1" office:value-type="string">
            <text:p>2008-08-11</text:p>
          </table:table-cell>
          <table:table-cell office:value-type="float" office:value="15.6">
            <text:p>15.6</text:p>
          </table:table-cell>
          <table:table-cell table:style-name="ce4" table:formula="of:=IF(AND([.E154]&gt;3;[.E15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12</text:p>
          </table:table-cell>
          <table:table-cell office:value-type="float" office:value="5.21">
            <text:p>5.21</text:p>
          </table:table-cell>
          <table:table-cell table:style-name="ce3" table:formula="of:=IF(AND([.B155]&gt;3;[.B156]&lt;3);1;0)" office:value-type="float" office:value="0">
            <text:p>0</text:p>
          </table:table-cell>
          <table:table-cell table:style-name="ce1" office:value-type="string">
            <text:p>2008-08-12</text:p>
          </table:table-cell>
          <table:table-cell office:value-type="float" office:value="15.1">
            <text:p>15.1</text:p>
          </table:table-cell>
          <table:table-cell table:style-name="ce4" table:formula="of:=IF(AND([.E155]&gt;3;[.E15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13</text:p>
          </table:table-cell>
          <table:table-cell office:value-type="float" office:value="5.15">
            <text:p>5.15</text:p>
          </table:table-cell>
          <table:table-cell table:style-name="ce3" table:formula="of:=IF(AND([.B156]&gt;3;[.B157]&lt;3);1;0)" office:value-type="float" office:value="0">
            <text:p>0</text:p>
          </table:table-cell>
          <table:table-cell table:style-name="ce1" office:value-type="string">
            <text:p>2008-08-13</text:p>
          </table:table-cell>
          <table:table-cell office:value-type="float" office:value="14.82">
            <text:p>14.82</text:p>
          </table:table-cell>
          <table:table-cell table:style-name="ce4" table:formula="of:=IF(AND([.E156]&gt;3;[.E15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14</text:p>
          </table:table-cell>
          <table:table-cell office:value-type="float" office:value="5.3">
            <text:p>5.3</text:p>
          </table:table-cell>
          <table:table-cell table:style-name="ce3" table:formula="of:=IF(AND([.B157]&gt;3;[.B158]&lt;3);1;0)" office:value-type="float" office:value="0">
            <text:p>0</text:p>
          </table:table-cell>
          <table:table-cell table:style-name="ce1" office:value-type="string">
            <text:p>2008-08-14</text:p>
          </table:table-cell>
          <table:table-cell office:value-type="float" office:value="14.97">
            <text:p>14.97</text:p>
          </table:table-cell>
          <table:table-cell table:style-name="ce4" table:formula="of:=IF(AND([.E157]&gt;3;[.E15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15</text:p>
          </table:table-cell>
          <table:table-cell office:value-type="float" office:value="5.64">
            <text:p>5.64</text:p>
          </table:table-cell>
          <table:table-cell table:style-name="ce3" table:formula="of:=IF(AND([.B158]&gt;3;[.B159]&lt;3);1;0)" office:value-type="float" office:value="0">
            <text:p>0</text:p>
          </table:table-cell>
          <table:table-cell table:style-name="ce1" office:value-type="string">
            <text:p>2008-08-15</text:p>
          </table:table-cell>
          <table:table-cell office:value-type="float" office:value="15.06">
            <text:p>15.06</text:p>
          </table:table-cell>
          <table:table-cell table:style-name="ce4" table:formula="of:=IF(AND([.E158]&gt;3;[.E15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18</text:p>
          </table:table-cell>
          <table:table-cell office:value-type="float" office:value="5.91">
            <text:p>5.91</text:p>
          </table:table-cell>
          <table:table-cell table:style-name="ce3" table:formula="of:=IF(AND([.B159]&gt;3;[.B160]&lt;3);1;0)" office:value-type="float" office:value="0">
            <text:p>0</text:p>
          </table:table-cell>
          <table:table-cell table:style-name="ce1" office:value-type="string">
            <text:p>2008-08-18</text:p>
          </table:table-cell>
          <table:table-cell office:value-type="float" office:value="14.53">
            <text:p>14.53</text:p>
          </table:table-cell>
          <table:table-cell table:style-name="ce4" table:formula="of:=IF(AND([.E159]&gt;3;[.E16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19</text:p>
          </table:table-cell>
          <table:table-cell office:value-type="float" office:value="5.58">
            <text:p>5.58</text:p>
          </table:table-cell>
          <table:table-cell table:style-name="ce3" table:formula="of:=IF(AND([.B160]&gt;3;[.B161]&lt;3);1;0)" office:value-type="float" office:value="0">
            <text:p>0</text:p>
          </table:table-cell>
          <table:table-cell table:style-name="ce1" office:value-type="string">
            <text:p>2008-08-19</text:p>
          </table:table-cell>
          <table:table-cell office:value-type="float" office:value="13.72">
            <text:p>13.72</text:p>
          </table:table-cell>
          <table:table-cell table:style-name="ce4" table:formula="of:=IF(AND([.E160]&gt;3;[.E16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20</text:p>
          </table:table-cell>
          <table:table-cell office:value-type="float" office:value="5.7">
            <text:p>5.7</text:p>
          </table:table-cell>
          <table:table-cell table:style-name="ce3" table:formula="of:=IF(AND([.B161]&gt;3;[.B162]&lt;3);1;0)" office:value-type="float" office:value="0">
            <text:p>0</text:p>
          </table:table-cell>
          <table:table-cell table:style-name="ce1" office:value-type="string">
            <text:p>2008-08-20</text:p>
          </table:table-cell>
          <table:table-cell office:value-type="float" office:value="13.47">
            <text:p>13.47</text:p>
          </table:table-cell>
          <table:table-cell table:style-name="ce4" table:formula="of:=IF(AND([.E161]&gt;3;[.E16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21</text:p>
          </table:table-cell>
          <table:table-cell office:value-type="float" office:value="5.76">
            <text:p>5.76</text:p>
          </table:table-cell>
          <table:table-cell table:style-name="ce3" table:formula="of:=IF(AND([.B162]&gt;3;[.B163]&lt;3);1;0)" office:value-type="float" office:value="0">
            <text:p>0</text:p>
          </table:table-cell>
          <table:table-cell table:style-name="ce1" office:value-type="string">
            <text:p>2008-08-21</text:p>
          </table:table-cell>
          <table:table-cell office:value-type="float" office:value="13.18">
            <text:p>13.18</text:p>
          </table:table-cell>
          <table:table-cell table:style-name="ce4" table:formula="of:=IF(AND([.E162]&gt;3;[.E16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22</text:p>
          </table:table-cell>
          <table:table-cell office:value-type="float" office:value="5.81">
            <text:p>5.81</text:p>
          </table:table-cell>
          <table:table-cell table:style-name="ce3" table:formula="of:=IF(AND([.B163]&gt;3;[.B164]&lt;3);1;0)" office:value-type="float" office:value="0">
            <text:p>0</text:p>
          </table:table-cell>
          <table:table-cell table:style-name="ce1" office:value-type="string">
            <text:p>2008-08-22</text:p>
          </table:table-cell>
          <table:table-cell office:value-type="float" office:value="13.61">
            <text:p>13.61</text:p>
          </table:table-cell>
          <table:table-cell table:style-name="ce4" table:formula="of:=IF(AND([.E163]&gt;3;[.E16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25</text:p>
          </table:table-cell>
          <table:table-cell office:value-type="float" office:value="5.93">
            <text:p>5.93</text:p>
          </table:table-cell>
          <table:table-cell table:style-name="ce3" table:formula="of:=IF(AND([.B164]&gt;3;[.B165]&lt;3);1;0)" office:value-type="float" office:value="0">
            <text:p>0</text:p>
          </table:table-cell>
          <table:table-cell table:style-name="ce1" office:value-type="string">
            <text:p>2008-08-25</text:p>
          </table:table-cell>
          <table:table-cell office:value-type="float" office:value="12.76">
            <text:p>12.76</text:p>
          </table:table-cell>
          <table:table-cell table:style-name="ce4" table:formula="of:=IF(AND([.E164]&gt;3;[.E16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26</text:p>
          </table:table-cell>
          <table:table-cell office:value-type="float" office:value="5.93">
            <text:p>5.93</text:p>
          </table:table-cell>
          <table:table-cell table:style-name="ce3" table:formula="of:=IF(AND([.B165]&gt;3;[.B166]&lt;3);1;0)" office:value-type="float" office:value="0">
            <text:p>0</text:p>
          </table:table-cell>
          <table:table-cell table:style-name="ce1" office:value-type="string">
            <text:p>2008-08-26</text:p>
          </table:table-cell>
          <table:table-cell office:value-type="float" office:value="13.04">
            <text:p>13.04</text:p>
          </table:table-cell>
          <table:table-cell table:style-name="ce4" table:formula="of:=IF(AND([.E165]&gt;3;[.E16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27</text:p>
          </table:table-cell>
          <table:table-cell office:value-type="float" office:value="6.07">
            <text:p>6.07</text:p>
          </table:table-cell>
          <table:table-cell table:style-name="ce3" table:formula="of:=IF(AND([.B166]&gt;3;[.B167]&lt;3);1;0)" office:value-type="float" office:value="0">
            <text:p>0</text:p>
          </table:table-cell>
          <table:table-cell table:style-name="ce1" office:value-type="string">
            <text:p>2008-08-27</text:p>
          </table:table-cell>
          <table:table-cell office:value-type="float" office:value="12.98">
            <text:p>12.98</text:p>
          </table:table-cell>
          <table:table-cell table:style-name="ce4" table:formula="of:=IF(AND([.E166]&gt;3;[.E16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28</text:p>
          </table:table-cell>
          <table:table-cell office:value-type="float" office:value="6.25">
            <text:p>6.25</text:p>
          </table:table-cell>
          <table:table-cell table:style-name="ce3" table:formula="of:=IF(AND([.B167]&gt;3;[.B168]&lt;3);1;0)" office:value-type="float" office:value="0">
            <text:p>0</text:p>
          </table:table-cell>
          <table:table-cell table:style-name="ce1" office:value-type="string">
            <text:p>2008-08-28</text:p>
          </table:table-cell>
          <table:table-cell office:value-type="float" office:value="13.16">
            <text:p>13.16</text:p>
          </table:table-cell>
          <table:table-cell table:style-name="ce4" table:formula="of:=IF(AND([.E167]&gt;3;[.E16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8-29</text:p>
          </table:table-cell>
          <table:table-cell office:value-type="float" office:value="6.29">
            <text:p>6.29</text:p>
          </table:table-cell>
          <table:table-cell table:style-name="ce3" table:formula="of:=IF(AND([.B168]&gt;3;[.B169]&lt;3);1;0)" office:value-type="float" office:value="0">
            <text:p>0</text:p>
          </table:table-cell>
          <table:table-cell table:style-name="ce1" office:value-type="string">
            <text:p>2008-08-29</text:p>
          </table:table-cell>
          <table:table-cell office:value-type="float" office:value="13.07">
            <text:p>13.07</text:p>
          </table:table-cell>
          <table:table-cell table:style-name="ce4" table:formula="of:=IF(AND([.E168]&gt;3;[.E16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02</text:p>
          </table:table-cell>
          <table:table-cell office:value-type="float" office:value="6.34">
            <text:p>6.34</text:p>
          </table:table-cell>
          <table:table-cell table:style-name="ce3" table:formula="of:=IF(AND([.B169]&gt;3;[.B170]&lt;3);1;0)" office:value-type="float" office:value="0">
            <text:p>0</text:p>
          </table:table-cell>
          <table:table-cell table:style-name="ce1" office:value-type="string">
            <text:p>2008-09-02</text:p>
          </table:table-cell>
          <table:table-cell office:value-type="float" office:value="13.29">
            <text:p>13.29</text:p>
          </table:table-cell>
          <table:table-cell table:style-name="ce4" table:formula="of:=IF(AND([.E169]&gt;3;[.E17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03</text:p>
          </table:table-cell>
          <table:table-cell office:value-type="float" office:value="6.15">
            <text:p>6.15</text:p>
          </table:table-cell>
          <table:table-cell table:style-name="ce3" table:formula="of:=IF(AND([.B170]&gt;3;[.B171]&lt;3);1;0)" office:value-type="float" office:value="0">
            <text:p>0</text:p>
          </table:table-cell>
          <table:table-cell table:style-name="ce1" office:value-type="string">
            <text:p>2008-09-03</text:p>
          </table:table-cell>
          <table:table-cell office:value-type="float" office:value="13.33">
            <text:p>13.33</text:p>
          </table:table-cell>
          <table:table-cell table:style-name="ce4" table:formula="of:=IF(AND([.E170]&gt;3;[.E17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04</text:p>
          </table:table-cell>
          <table:table-cell office:value-type="float" office:value="5.84">
            <text:p>5.84</text:p>
          </table:table-cell>
          <table:table-cell table:style-name="ce3" table:formula="of:=IF(AND([.B171]&gt;3;[.B172]&lt;3);1;0)" office:value-type="float" office:value="0">
            <text:p>0</text:p>
          </table:table-cell>
          <table:table-cell table:style-name="ce1" office:value-type="string">
            <text:p>2008-09-04</text:p>
          </table:table-cell>
          <table:table-cell office:value-type="float" office:value="12.7">
            <text:p>12.7</text:p>
          </table:table-cell>
          <table:table-cell table:style-name="ce4" table:formula="of:=IF(AND([.E171]&gt;3;[.E17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05</text:p>
          </table:table-cell>
          <table:table-cell office:value-type="float" office:value="5.96">
            <text:p>5.96</text:p>
          </table:table-cell>
          <table:table-cell table:style-name="ce3" table:formula="of:=IF(AND([.B172]&gt;3;[.B173]&lt;3);1;0)" office:value-type="float" office:value="0">
            <text:p>0</text:p>
          </table:table-cell>
          <table:table-cell table:style-name="ce1" office:value-type="string">
            <text:p>2008-09-05</text:p>
          </table:table-cell>
          <table:table-cell office:value-type="float" office:value="13.3">
            <text:p>13.3</text:p>
          </table:table-cell>
          <table:table-cell table:style-name="ce4" table:formula="of:=IF(AND([.E172]&gt;3;[.E17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08</text:p>
          </table:table-cell>
          <table:table-cell office:value-type="float" office:value="6.07">
            <text:p>6.07</text:p>
          </table:table-cell>
          <table:table-cell table:style-name="ce3" table:formula="of:=IF(AND([.B173]&gt;3;[.B174]&lt;3);1;0)" office:value-type="float" office:value="0">
            <text:p>0</text:p>
          </table:table-cell>
          <table:table-cell table:style-name="ce1" office:value-type="string">
            <text:p>2008-09-08</text:p>
          </table:table-cell>
          <table:table-cell office:value-type="float" office:value="13.85">
            <text:p>13.85</text:p>
          </table:table-cell>
          <table:table-cell table:style-name="ce4" table:formula="of:=IF(AND([.E173]&gt;3;[.E17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09</text:p>
          </table:table-cell>
          <table:table-cell office:value-type="float" office:value="5.77">
            <text:p>5.77</text:p>
          </table:table-cell>
          <table:table-cell table:style-name="ce3" table:formula="of:=IF(AND([.B174]&gt;3;[.B175]&lt;3);1;0)" office:value-type="float" office:value="0">
            <text:p>0</text:p>
          </table:table-cell>
          <table:table-cell table:style-name="ce1" office:value-type="string">
            <text:p>2008-09-09</text:p>
          </table:table-cell>
          <table:table-cell office:value-type="float" office:value="12.93">
            <text:p>12.93</text:p>
          </table:table-cell>
          <table:table-cell table:style-name="ce4" table:formula="of:=IF(AND([.E174]&gt;3;[.E17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10</text:p>
          </table:table-cell>
          <table:table-cell office:value-type="float" office:value="5.78">
            <text:p>5.78</text:p>
          </table:table-cell>
          <table:table-cell table:style-name="ce3" table:formula="of:=IF(AND([.B175]&gt;3;[.B176]&lt;3);1;0)" office:value-type="float" office:value="0">
            <text:p>0</text:p>
          </table:table-cell>
          <table:table-cell table:style-name="ce1" office:value-type="string">
            <text:p>2008-09-10</text:p>
          </table:table-cell>
          <table:table-cell office:value-type="float" office:value="13.51">
            <text:p>13.51</text:p>
          </table:table-cell>
          <table:table-cell table:style-name="ce4" table:formula="of:=IF(AND([.E175]&gt;3;[.E17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11</text:p>
          </table:table-cell>
          <table:table-cell office:value-type="float" office:value="5.71">
            <text:p>5.71</text:p>
          </table:table-cell>
          <table:table-cell table:style-name="ce3" table:formula="of:=IF(AND([.B176]&gt;3;[.B177]&lt;3);1;0)" office:value-type="float" office:value="0">
            <text:p>0</text:p>
          </table:table-cell>
          <table:table-cell table:style-name="ce1" office:value-type="string">
            <text:p>2008-09-11</text:p>
          </table:table-cell>
          <table:table-cell office:value-type="float" office:value="14.28">
            <text:p>14.28</text:p>
          </table:table-cell>
          <table:table-cell table:style-name="ce4" table:formula="of:=IF(AND([.E176]&gt;3;[.E17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12</text:p>
          </table:table-cell>
          <table:table-cell office:value-type="float" office:value="5.75">
            <text:p>5.75</text:p>
          </table:table-cell>
          <table:table-cell table:style-name="ce3" table:formula="of:=IF(AND([.B177]&gt;3;[.B178]&lt;3);1;0)" office:value-type="float" office:value="0">
            <text:p>0</text:p>
          </table:table-cell>
          <table:table-cell table:style-name="ce1" office:value-type="string">
            <text:p>2008-09-12</text:p>
          </table:table-cell>
          <table:table-cell office:value-type="float" office:value="14.64">
            <text:p>14.64</text:p>
          </table:table-cell>
          <table:table-cell table:style-name="ce4" table:formula="of:=IF(AND([.E177]&gt;3;[.E17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15</text:p>
          </table:table-cell>
          <table:table-cell office:value-type="float" office:value="5.18">
            <text:p>5.18</text:p>
          </table:table-cell>
          <table:table-cell table:style-name="ce3" table:formula="of:=IF(AND([.B178]&gt;3;[.B179]&lt;3);1;0)" office:value-type="float" office:value="0">
            <text:p>0</text:p>
          </table:table-cell>
          <table:table-cell table:style-name="ce1" office:value-type="string">
            <text:p>2008-09-15</text:p>
          </table:table-cell>
          <table:table-cell office:value-type="float" office:value="13.5">
            <text:p>13.5</text:p>
          </table:table-cell>
          <table:table-cell table:style-name="ce4" table:formula="of:=IF(AND([.E178]&gt;3;[.E17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16</text:p>
          </table:table-cell>
          <table:table-cell office:value-type="float" office:value="5.26">
            <text:p>5.26</text:p>
          </table:table-cell>
          <table:table-cell table:style-name="ce3" table:formula="of:=IF(AND([.B179]&gt;3;[.B180]&lt;3);1;0)" office:value-type="float" office:value="0">
            <text:p>0</text:p>
          </table:table-cell>
          <table:table-cell table:style-name="ce1" office:value-type="string">
            <text:p>2008-09-16</text:p>
          </table:table-cell>
          <table:table-cell office:value-type="float" office:value="13.95">
            <text:p>13.95</text:p>
          </table:table-cell>
          <table:table-cell table:style-name="ce4" table:formula="of:=IF(AND([.E179]&gt;3;[.E18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17</text:p>
          </table:table-cell>
          <table:table-cell office:value-type="float" office:value="4.9">
            <text:p>4.9</text:p>
          </table:table-cell>
          <table:table-cell table:style-name="ce3" table:formula="of:=IF(AND([.B180]&gt;3;[.B181]&lt;3);1;0)" office:value-type="float" office:value="0">
            <text:p>0</text:p>
          </table:table-cell>
          <table:table-cell table:style-name="ce1" office:value-type="string">
            <text:p>2008-09-17</text:p>
          </table:table-cell>
          <table:table-cell office:value-type="float" office:value="13.1">
            <text:p>13.1</text:p>
          </table:table-cell>
          <table:table-cell table:style-name="ce4" table:formula="of:=IF(AND([.E180]&gt;3;[.E18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18</text:p>
          </table:table-cell>
          <table:table-cell office:value-type="float" office:value="5.3">
            <text:p>5.3</text:p>
          </table:table-cell>
          <table:table-cell table:style-name="ce3" table:formula="of:=IF(AND([.B181]&gt;3;[.B182]&lt;3);1;0)" office:value-type="float" office:value="0">
            <text:p>0</text:p>
          </table:table-cell>
          <table:table-cell table:style-name="ce1" office:value-type="string">
            <text:p>2008-09-18</text:p>
          </table:table-cell>
          <table:table-cell office:value-type="float" office:value="13.69">
            <text:p>13.69</text:p>
          </table:table-cell>
          <table:table-cell table:style-name="ce4" table:formula="of:=IF(AND([.E181]&gt;3;[.E18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19</text:p>
          </table:table-cell>
          <table:table-cell office:value-type="float" office:value="5.42">
            <text:p>5.42</text:p>
          </table:table-cell>
          <table:table-cell table:style-name="ce3" table:formula="of:=IF(AND([.B182]&gt;3;[.B183]&lt;3);1;0)" office:value-type="float" office:value="0">
            <text:p>0</text:p>
          </table:table-cell>
          <table:table-cell table:style-name="ce1" office:value-type="string">
            <text:p>2008-09-19</text:p>
          </table:table-cell>
          <table:table-cell office:value-type="float" office:value="14.75">
            <text:p>14.75</text:p>
          </table:table-cell>
          <table:table-cell table:style-name="ce4" table:formula="of:=IF(AND([.E182]&gt;3;[.E18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22</text:p>
          </table:table-cell>
          <table:table-cell office:value-type="float" office:value="4.99">
            <text:p>4.99</text:p>
          </table:table-cell>
          <table:table-cell table:style-name="ce3" table:formula="of:=IF(AND([.B183]&gt;3;[.B184]&lt;3);1;0)" office:value-type="float" office:value="0">
            <text:p>0</text:p>
          </table:table-cell>
          <table:table-cell table:style-name="ce1" office:value-type="string">
            <text:p>2008-09-22</text:p>
          </table:table-cell>
          <table:table-cell office:value-type="float" office:value="13.01">
            <text:p>13.01</text:p>
          </table:table-cell>
          <table:table-cell table:style-name="ce4" table:formula="of:=IF(AND([.E183]&gt;3;[.E18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23</text:p>
          </table:table-cell>
          <table:table-cell office:value-type="float" office:value="4.94">
            <text:p>4.94</text:p>
          </table:table-cell>
          <table:table-cell table:style-name="ce3" table:formula="of:=IF(AND([.B184]&gt;3;[.B185]&lt;3);1;0)" office:value-type="float" office:value="0">
            <text:p>0</text:p>
          </table:table-cell>
          <table:table-cell table:style-name="ce1" office:value-type="string">
            <text:p>2008-09-23</text:p>
          </table:table-cell>
          <table:table-cell office:value-type="float" office:value="12.92">
            <text:p>12.92</text:p>
          </table:table-cell>
          <table:table-cell table:style-name="ce4" table:formula="of:=IF(AND([.E184]&gt;3;[.E18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24</text:p>
          </table:table-cell>
          <table:table-cell office:value-type="float" office:value="4.88">
            <text:p>4.88</text:p>
          </table:table-cell>
          <table:table-cell table:style-name="ce3" table:formula="of:=IF(AND([.B185]&gt;3;[.B186]&lt;3);1;0)" office:value-type="float" office:value="0">
            <text:p>0</text:p>
          </table:table-cell>
          <table:table-cell table:style-name="ce1" office:value-type="string">
            <text:p>2008-09-24</text:p>
          </table:table-cell>
          <table:table-cell office:value-type="float" office:value="13">
            <text:p>13</text:p>
          </table:table-cell>
          <table:table-cell table:style-name="ce4" table:formula="of:=IF(AND([.E185]&gt;3;[.E18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25</text:p>
          </table:table-cell>
          <table:table-cell office:value-type="float" office:value="5.23">
            <text:p>5.23</text:p>
          </table:table-cell>
          <table:table-cell table:style-name="ce3" table:formula="of:=IF(AND([.B186]&gt;3;[.B187]&lt;3);1;0)" office:value-type="float" office:value="0">
            <text:p>0</text:p>
          </table:table-cell>
          <table:table-cell table:style-name="ce1" office:value-type="string">
            <text:p>2008-09-25</text:p>
          </table:table-cell>
          <table:table-cell office:value-type="float" office:value="13.51">
            <text:p>13.51</text:p>
          </table:table-cell>
          <table:table-cell table:style-name="ce4" table:formula="of:=IF(AND([.E186]&gt;3;[.E18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26</text:p>
          </table:table-cell>
          <table:table-cell office:value-type="float" office:value="5.16">
            <text:p>5.16</text:p>
          </table:table-cell>
          <table:table-cell table:style-name="ce3" table:formula="of:=IF(AND([.B187]&gt;3;[.B188]&lt;3);1;0)" office:value-type="float" office:value="0">
            <text:p>0</text:p>
          </table:table-cell>
          <table:table-cell table:style-name="ce1" office:value-type="string">
            <text:p>2008-09-26</text:p>
          </table:table-cell>
          <table:table-cell office:value-type="float" office:value="13.88">
            <text:p>13.88</text:p>
          </table:table-cell>
          <table:table-cell table:style-name="ce4" table:formula="of:=IF(AND([.E187]&gt;3;[.E18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29</text:p>
          </table:table-cell>
          <table:table-cell office:value-type="float" office:value="4.29">
            <text:p>4.29</text:p>
          </table:table-cell>
          <table:table-cell table:style-name="ce3" table:formula="of:=IF(AND([.B188]&gt;3;[.B189]&lt;3);1;0)" office:value-type="float" office:value="0">
            <text:p>0</text:p>
          </table:table-cell>
          <table:table-cell table:style-name="ce1" office:value-type="string">
            <text:p>2008-09-29</text:p>
          </table:table-cell>
          <table:table-cell office:value-type="float" office:value="11.51">
            <text:p>11.51</text:p>
          </table:table-cell>
          <table:table-cell table:style-name="ce4" table:formula="of:=IF(AND([.E188]&gt;3;[.E18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09-30</text:p>
          </table:table-cell>
          <table:table-cell office:value-type="float" office:value="5.25">
            <text:p>5.25</text:p>
          </table:table-cell>
          <table:table-cell table:style-name="ce3" table:formula="of:=IF(AND([.B189]&gt;3;[.B190]&lt;3);1;0)" office:value-type="float" office:value="0">
            <text:p>0</text:p>
          </table:table-cell>
          <table:table-cell table:style-name="ce1" office:value-type="string">
            <text:p>2008-09-30</text:p>
          </table:table-cell>
          <table:table-cell office:value-type="float" office:value="13.37">
            <text:p>13.37</text:p>
          </table:table-cell>
          <table:table-cell table:style-name="ce4" table:formula="of:=IF(AND([.E189]&gt;3;[.E19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01</text:p>
          </table:table-cell>
          <table:table-cell office:value-type="float" office:value="4.74">
            <text:p>4.74</text:p>
          </table:table-cell>
          <table:table-cell table:style-name="ce3" table:formula="of:=IF(AND([.B190]&gt;3;[.B191]&lt;3);1;0)" office:value-type="float" office:value="0">
            <text:p>0</text:p>
          </table:table-cell>
          <table:table-cell table:style-name="ce1" office:value-type="string">
            <text:p>2008-10-01</text:p>
          </table:table-cell>
          <table:table-cell office:value-type="float" office:value="12.97">
            <text:p>12.97</text:p>
          </table:table-cell>
          <table:table-cell table:style-name="ce4" table:formula="of:=IF(AND([.E190]&gt;3;[.E19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02</text:p>
          </table:table-cell>
          <table:table-cell office:value-type="float" office:value="4.14">
            <text:p>4.14</text:p>
          </table:table-cell>
          <table:table-cell table:style-name="ce3" table:formula="of:=IF(AND([.B191]&gt;3;[.B192]&lt;3);1;0)" office:value-type="float" office:value="0">
            <text:p>0</text:p>
          </table:table-cell>
          <table:table-cell table:style-name="ce1" office:value-type="string">
            <text:p>2008-10-02</text:p>
          </table:table-cell>
          <table:table-cell office:value-type="float" office:value="10.7">
            <text:p>10.7</text:p>
          </table:table-cell>
          <table:table-cell table:style-name="ce4" table:formula="of:=IF(AND([.E191]&gt;3;[.E19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03</text:p>
          </table:table-cell>
          <table:table-cell office:value-type="float" office:value="4.53">
            <text:p>4.53</text:p>
          </table:table-cell>
          <table:table-cell table:style-name="ce3" table:formula="of:=IF(AND([.B192]&gt;3;[.B193]&lt;3);1;0)" office:value-type="float" office:value="0">
            <text:p>0</text:p>
          </table:table-cell>
          <table:table-cell table:style-name="ce1" office:value-type="string">
            <text:p>2008-10-03</text:p>
          </table:table-cell>
          <table:table-cell office:value-type="float" office:value="9.45">
            <text:p>9.45</text:p>
          </table:table-cell>
          <table:table-cell table:style-name="ce4" table:formula="of:=IF(AND([.E192]&gt;3;[.E19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06</text:p>
          </table:table-cell>
          <table:table-cell office:value-type="float" office:value="4.23">
            <text:p>4.23</text:p>
          </table:table-cell>
          <table:table-cell table:style-name="ce3" table:formula="of:=IF(AND([.B193]&gt;3;[.B194]&lt;3);1;0)" office:value-type="float" office:value="0">
            <text:p>0</text:p>
          </table:table-cell>
          <table:table-cell table:style-name="ce1" office:value-type="string">
            <text:p>2008-10-06</text:p>
          </table:table-cell>
          <table:table-cell office:value-type="float" office:value="8.23">
            <text:p>8.23</text:p>
          </table:table-cell>
          <table:table-cell table:style-name="ce4" table:formula="of:=IF(AND([.E193]&gt;3;[.E19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07</text:p>
          </table:table-cell>
          <table:table-cell office:value-type="float" office:value="4.59">
            <text:p>4.59</text:p>
          </table:table-cell>
          <table:table-cell table:style-name="ce3" table:formula="of:=IF(AND([.B194]&gt;3;[.B195]&lt;3);1;0)" office:value-type="float" office:value="0">
            <text:p>0</text:p>
          </table:table-cell>
          <table:table-cell table:style-name="ce1" office:value-type="string">
            <text:p>2008-10-07</text:p>
          </table:table-cell>
          <table:table-cell office:value-type="float" office:value="7.79">
            <text:p>7.79</text:p>
          </table:table-cell>
          <table:table-cell table:style-name="ce4" table:formula="of:=IF(AND([.E194]&gt;3;[.E19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08</text:p>
          </table:table-cell>
          <table:table-cell office:value-type="float" office:value="4.05">
            <text:p>4.05</text:p>
          </table:table-cell>
          <table:table-cell table:style-name="ce3" table:formula="of:=IF(AND([.B195]&gt;3;[.B196]&lt;3);1;0)" office:value-type="float" office:value="0">
            <text:p>0</text:p>
          </table:table-cell>
          <table:table-cell table:style-name="ce1" office:value-type="string">
            <text:p>2008-10-08</text:p>
          </table:table-cell>
          <table:table-cell office:value-type="float" office:value="8.67">
            <text:p>8.67</text:p>
          </table:table-cell>
          <table:table-cell table:style-name="ce4" table:formula="of:=IF(AND([.E195]&gt;3;[.E19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09</text:p>
          </table:table-cell>
          <table:table-cell office:value-type="float" office:value="4.04">
            <text:p>4.04</text:p>
          </table:table-cell>
          <table:table-cell table:style-name="ce3" table:formula="of:=IF(AND([.B196]&gt;3;[.B197]&lt;3);1;0)" office:value-type="float" office:value="0">
            <text:p>0</text:p>
          </table:table-cell>
          <table:table-cell table:style-name="ce1" office:value-type="string">
            <text:p>2008-10-09</text:p>
          </table:table-cell>
          <table:table-cell office:value-type="float" office:value="7.25">
            <text:p>7.25</text:p>
          </table:table-cell>
          <table:table-cell table:style-name="ce4" table:formula="of:=IF(AND([.E196]&gt;3;[.E19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10</text:p>
          </table:table-cell>
          <table:table-cell office:value-type="float" office:value="3.81">
            <text:p>3.81</text:p>
          </table:table-cell>
          <table:table-cell table:style-name="ce3" table:formula="of:=IF(AND([.B197]&gt;3;[.B198]&lt;3);1;0)" office:value-type="float" office:value="0">
            <text:p>0</text:p>
          </table:table-cell>
          <table:table-cell table:style-name="ce1" office:value-type="string">
            <text:p>2008-10-10</text:p>
          </table:table-cell>
          <table:table-cell office:value-type="float" office:value="9.25">
            <text:p>9.25</text:p>
          </table:table-cell>
          <table:table-cell table:style-name="ce4" table:formula="of:=IF(AND([.E197]&gt;3;[.E19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13</text:p>
          </table:table-cell>
          <table:table-cell office:value-type="float" office:value="4.21">
            <text:p>4.21</text:p>
          </table:table-cell>
          <table:table-cell table:style-name="ce3" table:formula="of:=IF(AND([.B198]&gt;3;[.B199]&lt;3);1;0)" office:value-type="float" office:value="0">
            <text:p>0</text:p>
          </table:table-cell>
          <table:table-cell table:style-name="ce1" office:value-type="string">
            <text:p>2008-10-13</text:p>
          </table:table-cell>
          <table:table-cell office:value-type="float" office:value="9">
            <text:p>9</text:p>
          </table:table-cell>
          <table:table-cell table:style-name="ce4" table:formula="of:=IF(AND([.E198]&gt;3;[.E19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14</text:p>
          </table:table-cell>
          <table:table-cell office:value-type="float" office:value="4.27">
            <text:p>4.27</text:p>
          </table:table-cell>
          <table:table-cell table:style-name="ce3" table:formula="of:=IF(AND([.B199]&gt;3;[.B200]&lt;3);1;0)" office:value-type="float" office:value="0">
            <text:p>0</text:p>
          </table:table-cell>
          <table:table-cell table:style-name="ce1" office:value-type="string">
            <text:p>2008-10-14</text:p>
          </table:table-cell>
          <table:table-cell office:value-type="float" office:value="7.97">
            <text:p>7.97</text:p>
          </table:table-cell>
          <table:table-cell table:style-name="ce4" table:formula="of:=IF(AND([.E199]&gt;3;[.E20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15</text:p>
          </table:table-cell>
          <table:table-cell office:value-type="float" office:value="3.91">
            <text:p>3.91</text:p>
          </table:table-cell>
          <table:table-cell table:style-name="ce3" table:formula="of:=IF(AND([.B200]&gt;3;[.B201]&lt;3);1;0)" office:value-type="float" office:value="0">
            <text:p>0</text:p>
          </table:table-cell>
          <table:table-cell table:style-name="ce1" office:value-type="string">
            <text:p>2008-10-15</text:p>
          </table:table-cell>
          <table:table-cell office:value-type="float" office:value="6.6">
            <text:p>6.6</text:p>
          </table:table-cell>
          <table:table-cell table:style-name="ce4" table:formula="of:=IF(AND([.E200]&gt;3;[.E20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16</text:p>
          </table:table-cell>
          <table:table-cell office:value-type="float" office:value="4.12">
            <text:p>4.12</text:p>
          </table:table-cell>
          <table:table-cell table:style-name="ce3" table:formula="of:=IF(AND([.B201]&gt;3;[.B202]&lt;3);1;0)" office:value-type="float" office:value="0">
            <text:p>0</text:p>
          </table:table-cell>
          <table:table-cell table:style-name="ce1" office:value-type="string">
            <text:p>2008-10-16</text:p>
          </table:table-cell>
          <table:table-cell office:value-type="float" office:value="6.64">
            <text:p>6.64</text:p>
          </table:table-cell>
          <table:table-cell table:style-name="ce4" table:formula="of:=IF(AND([.E201]&gt;3;[.E20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17</text:p>
          </table:table-cell>
          <table:table-cell office:value-type="float" office:value="4.21">
            <text:p>4.21</text:p>
          </table:table-cell>
          <table:table-cell table:style-name="ce3" table:formula="of:=IF(AND([.B202]&gt;3;[.B203]&lt;3);1;0)" office:value-type="float" office:value="0">
            <text:p>0</text:p>
          </table:table-cell>
          <table:table-cell table:style-name="ce1" office:value-type="string">
            <text:p>2008-10-17</text:p>
          </table:table-cell>
          <table:table-cell office:value-type="float" office:value="6.32">
            <text:p>6.32</text:p>
          </table:table-cell>
          <table:table-cell table:style-name="ce4" table:formula="of:=IF(AND([.E202]&gt;3;[.E20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20</text:p>
          </table:table-cell>
          <table:table-cell office:value-type="float" office:value="4.11">
            <text:p>4.11</text:p>
          </table:table-cell>
          <table:table-cell table:style-name="ce3" table:formula="of:=IF(AND([.B203]&gt;3;[.B204]&lt;3);1;0)" office:value-type="float" office:value="0">
            <text:p>0</text:p>
          </table:table-cell>
          <table:table-cell table:style-name="ce1" office:value-type="string">
            <text:p>2008-10-20</text:p>
          </table:table-cell>
          <table:table-cell office:value-type="float" office:value="6.99">
            <text:p>6.99</text:p>
          </table:table-cell>
          <table:table-cell table:style-name="ce4" table:formula="of:=IF(AND([.E203]&gt;3;[.E20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21</text:p>
          </table:table-cell>
          <table:table-cell office:value-type="float" office:value="3.91">
            <text:p>3.91</text:p>
          </table:table-cell>
          <table:table-cell table:style-name="ce3" table:formula="of:=IF(AND([.B204]&gt;3;[.B205]&lt;3);1;0)" office:value-type="float" office:value="0">
            <text:p>0</text:p>
          </table:table-cell>
          <table:table-cell table:style-name="ce1" office:value-type="string">
            <text:p>2008-10-21</text:p>
          </table:table-cell>
          <table:table-cell office:value-type="float" office:value="6.32">
            <text:p>6.32</text:p>
          </table:table-cell>
          <table:table-cell table:style-name="ce4" table:formula="of:=IF(AND([.E204]&gt;3;[.E20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22</text:p>
          </table:table-cell>
          <table:table-cell office:value-type="float" office:value="3.62">
            <text:p>3.62</text:p>
          </table:table-cell>
          <table:table-cell table:style-name="ce3" table:formula="of:=IF(AND([.B205]&gt;3;[.B206]&lt;3);1;0)" office:value-type="float" office:value="0">
            <text:p>0</text:p>
          </table:table-cell>
          <table:table-cell table:style-name="ce1" office:value-type="string">
            <text:p>2008-10-22</text:p>
          </table:table-cell>
          <table:table-cell office:value-type="float" office:value="5.39">
            <text:p>5.39</text:p>
          </table:table-cell>
          <table:table-cell table:style-name="ce4" table:formula="of:=IF(AND([.E205]&gt;3;[.E20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23</text:p>
          </table:table-cell>
          <table:table-cell office:value-type="float" office:value="3.28">
            <text:p>3.28</text:p>
          </table:table-cell>
          <table:table-cell table:style-name="ce3" table:formula="of:=IF(AND([.B206]&gt;3;[.B207]&lt;3);1;0)" office:value-type="float" office:value="0">
            <text:p>0</text:p>
          </table:table-cell>
          <table:table-cell table:style-name="ce1" office:value-type="string">
            <text:p>2008-10-23</text:p>
          </table:table-cell>
          <table:table-cell office:value-type="float" office:value="4.54">
            <text:p>4.54</text:p>
          </table:table-cell>
          <table:table-cell table:style-name="ce4" table:formula="of:=IF(AND([.E206]&gt;3;[.E20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24</text:p>
          </table:table-cell>
          <table:table-cell office:value-type="float" office:value="3.03">
            <text:p>3.03</text:p>
          </table:table-cell>
          <table:table-cell table:style-name="ce3" table:formula="of:=IF(AND([.B207]&gt;3;[.B208]&lt;3);1;0)" office:value-type="float" office:value="0">
            <text:p>0</text:p>
          </table:table-cell>
          <table:table-cell table:style-name="ce1" office:value-type="string">
            <text:p>2008-10-24</text:p>
          </table:table-cell>
          <table:table-cell office:value-type="float" office:value="4.43">
            <text:p>4.43</text:p>
          </table:table-cell>
          <table:table-cell table:style-name="ce4" table:formula="of:=IF(AND([.E207]&gt;3;[.E20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27</text:p>
          </table:table-cell>
          <table:table-cell office:value-type="float" office:value="2.94">
            <text:p>2.94</text:p>
          </table:table-cell>
          <table:table-cell table:style-name="ce3" table:formula="of:=IF(AND([.B208]&gt;3;[.B209]&lt;3);1;0)" office:value-type="float" office:value="1">
            <text:p>1</text:p>
          </table:table-cell>
          <table:table-cell table:style-name="ce1" office:value-type="string">
            <text:p>2008-10-27</text:p>
          </table:table-cell>
          <table:table-cell office:value-type="float" office:value="4.64">
            <text:p>4.64</text:p>
          </table:table-cell>
          <table:table-cell table:style-name="ce4" table:formula="of:=IF(AND([.E208]&gt;3;[.E20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28</text:p>
          </table:table-cell>
          <table:table-cell office:value-type="float" office:value="2.84">
            <text:p>2.84</text:p>
          </table:table-cell>
          <table:table-cell table:style-name="ce3" table:formula="of:=IF(AND([.B209]&gt;3;[.B210]&lt;3);1;0)" office:value-type="float" office:value="0">
            <text:p>0</text:p>
          </table:table-cell>
          <table:table-cell table:style-name="ce1" office:value-type="string">
            <text:p>2008-10-28</text:p>
          </table:table-cell>
          <table:table-cell office:value-type="float" office:value="5.86">
            <text:p>5.86</text:p>
          </table:table-cell>
          <table:table-cell table:style-name="ce4" table:formula="of:=IF(AND([.E209]&gt;3;[.E21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29</text:p>
          </table:table-cell>
          <table:table-cell office:value-type="float" office:value="2.98">
            <text:p>2.98</text:p>
          </table:table-cell>
          <table:table-cell table:style-name="ce3" table:formula="of:=IF(AND([.B210]&gt;3;[.B211]&lt;3);1;0)" office:value-type="float" office:value="0">
            <text:p>0</text:p>
          </table:table-cell>
          <table:table-cell table:style-name="ce1" office:value-type="string">
            <text:p>2008-10-29</text:p>
          </table:table-cell>
          <table:table-cell office:value-type="float" office:value="6.14">
            <text:p>6.14</text:p>
          </table:table-cell>
          <table:table-cell table:style-name="ce4" table:formula="of:=IF(AND([.E210]&gt;3;[.E21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30</text:p>
          </table:table-cell>
          <table:table-cell office:value-type="float" office:value="3.56">
            <text:p>3.56</text:p>
          </table:table-cell>
          <table:table-cell table:style-name="ce3" table:formula="of:=IF(AND([.B211]&gt;3;[.B212]&lt;3);1;0)" office:value-type="float" office:value="0">
            <text:p>0</text:p>
          </table:table-cell>
          <table:table-cell table:style-name="ce1" office:value-type="string">
            <text:p>2008-10-30</text:p>
          </table:table-cell>
          <table:table-cell office:value-type="float" office:value="6.51">
            <text:p>6.51</text:p>
          </table:table-cell>
          <table:table-cell table:style-name="ce4" table:formula="of:=IF(AND([.E211]&gt;3;[.E21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0-31</text:p>
          </table:table-cell>
          <table:table-cell office:value-type="float" office:value="3.5">
            <text:p>3.5</text:p>
          </table:table-cell>
          <table:table-cell table:style-name="ce3" table:formula="of:=IF(AND([.B212]&gt;3;[.B213]&lt;3);1;0)" office:value-type="float" office:value="0">
            <text:p>0</text:p>
          </table:table-cell>
          <table:table-cell table:style-name="ce1" office:value-type="string">
            <text:p>2008-10-31</text:p>
          </table:table-cell>
          <table:table-cell office:value-type="float" office:value="7.01">
            <text:p>7.01</text:p>
          </table:table-cell>
          <table:table-cell table:style-name="ce4" table:formula="of:=IF(AND([.E212]&gt;3;[.E21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03</text:p>
          </table:table-cell>
          <table:table-cell office:value-type="float" office:value="3.61">
            <text:p>3.61</text:p>
          </table:table-cell>
          <table:table-cell table:style-name="ce3" table:formula="of:=IF(AND([.B213]&gt;3;[.B214]&lt;3);1;0)" office:value-type="float" office:value="0">
            <text:p>0</text:p>
          </table:table-cell>
          <table:table-cell table:style-name="ce1" office:value-type="string">
            <text:p>2008-11-03</text:p>
          </table:table-cell>
          <table:table-cell office:value-type="float" office:value="7.51">
            <text:p>7.51</text:p>
          </table:table-cell>
          <table:table-cell table:style-name="ce4" table:formula="of:=IF(AND([.E213]&gt;3;[.E21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04</text:p>
          </table:table-cell>
          <table:table-cell office:value-type="float" office:value="3.8">
            <text:p>3.8</text:p>
          </table:table-cell>
          <table:table-cell table:style-name="ce3" table:formula="of:=IF(AND([.B214]&gt;3;[.B215]&lt;3);1;0)" office:value-type="float" office:value="0">
            <text:p>0</text:p>
          </table:table-cell>
          <table:table-cell table:style-name="ce1" office:value-type="string">
            <text:p>2008-11-04</text:p>
          </table:table-cell>
          <table:table-cell office:value-type="float" office:value="7.17">
            <text:p>7.17</text:p>
          </table:table-cell>
          <table:table-cell table:style-name="ce4" table:formula="of:=IF(AND([.E214]&gt;3;[.E21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05</text:p>
          </table:table-cell>
          <table:table-cell office:value-type="float" office:value="3.55">
            <text:p>3.55</text:p>
          </table:table-cell>
          <table:table-cell table:style-name="ce3" table:formula="of:=IF(AND([.B215]&gt;3;[.B216]&lt;3);1;0)" office:value-type="float" office:value="0">
            <text:p>0</text:p>
          </table:table-cell>
          <table:table-cell table:style-name="ce1" office:value-type="string">
            <text:p>2008-11-05</text:p>
          </table:table-cell>
          <table:table-cell office:value-type="float" office:value="6.29">
            <text:p>6.29</text:p>
          </table:table-cell>
          <table:table-cell table:style-name="ce4" table:formula="of:=IF(AND([.E215]&gt;3;[.E21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06</text:p>
          </table:table-cell>
          <table:table-cell office:value-type="float" office:value="3.17">
            <text:p>3.17</text:p>
          </table:table-cell>
          <table:table-cell table:style-name="ce3" table:formula="of:=IF(AND([.B216]&gt;3;[.B217]&lt;3);1;0)" office:value-type="float" office:value="0">
            <text:p>0</text:p>
          </table:table-cell>
          <table:table-cell table:style-name="ce1" office:value-type="string">
            <text:p>2008-11-06</text:p>
          </table:table-cell>
          <table:table-cell office:value-type="float" office:value="5.67">
            <text:p>5.67</text:p>
          </table:table-cell>
          <table:table-cell table:style-name="ce4" table:formula="of:=IF(AND([.E216]&gt;3;[.E21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07</text:p>
          </table:table-cell>
          <table:table-cell office:value-type="float" office:value="3.16">
            <text:p>3.16</text:p>
          </table:table-cell>
          <table:table-cell table:style-name="ce3" table:formula="of:=IF(AND([.B217]&gt;3;[.B218]&lt;3);1;0)" office:value-type="float" office:value="0">
            <text:p>0</text:p>
          </table:table-cell>
          <table:table-cell table:style-name="ce1" office:value-type="string">
            <text:p>2008-11-07</text:p>
          </table:table-cell>
          <table:table-cell office:value-type="float" office:value="7.1">
            <text:p>7.1</text:p>
          </table:table-cell>
          <table:table-cell table:style-name="ce4" table:formula="of:=IF(AND([.E217]&gt;3;[.E21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10</text:p>
          </table:table-cell>
          <table:table-cell office:value-type="float" office:value="3.04">
            <text:p>3.04</text:p>
          </table:table-cell>
          <table:table-cell table:style-name="ce3" table:formula="of:=IF(AND([.B218]&gt;3;[.B219]&lt;3);1;0)" office:value-type="float" office:value="0">
            <text:p>0</text:p>
          </table:table-cell>
          <table:table-cell table:style-name="ce1" office:value-type="string">
            <text:p>2008-11-10</text:p>
          </table:table-cell>
          <table:table-cell office:value-type="float" office:value="6.09">
            <text:p>6.09</text:p>
          </table:table-cell>
          <table:table-cell table:style-name="ce4" table:formula="of:=IF(AND([.E218]&gt;3;[.E21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11</text:p>
          </table:table-cell>
          <table:table-cell office:value-type="float" office:value="2.96">
            <text:p>2.96</text:p>
          </table:table-cell>
          <table:table-cell table:style-name="ce3" table:formula="of:=IF(AND([.B219]&gt;3;[.B220]&lt;3);1;0)" office:value-type="float" office:value="1">
            <text:p>1</text:p>
          </table:table-cell>
          <table:table-cell table:style-name="ce1" office:value-type="string">
            <text:p>2008-11-11</text:p>
          </table:table-cell>
          <table:table-cell office:value-type="float" office:value="4.68">
            <text:p>4.68</text:p>
          </table:table-cell>
          <table:table-cell table:style-name="ce4" table:formula="of:=IF(AND([.E219]&gt;3;[.E22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12</text:p>
          </table:table-cell>
          <table:table-cell office:value-type="float" office:value="2.57">
            <text:p>2.57</text:p>
          </table:table-cell>
          <table:table-cell table:style-name="ce3" table:formula="of:=IF(AND([.B220]&gt;3;[.B221]&lt;3);1;0)" office:value-type="float" office:value="0">
            <text:p>0</text:p>
          </table:table-cell>
          <table:table-cell table:style-name="ce1" office:value-type="string">
            <text:p>2008-11-12</text:p>
          </table:table-cell>
          <table:table-cell office:value-type="float" office:value="3.77">
            <text:p>3.77</text:p>
          </table:table-cell>
          <table:table-cell table:style-name="ce4" table:formula="of:=IF(AND([.E220]&gt;3;[.E22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13</text:p>
          </table:table-cell>
          <table:table-cell office:value-type="float" office:value="2.7">
            <text:p>2.7</text:p>
          </table:table-cell>
          <table:table-cell table:style-name="ce3" table:formula="of:=IF(AND([.B221]&gt;3;[.B222]&lt;3);1;0)" office:value-type="float" office:value="0">
            <text:p>0</text:p>
          </table:table-cell>
          <table:table-cell table:style-name="ce1" office:value-type="string">
            <text:p>2008-11-13</text:p>
          </table:table-cell>
          <table:table-cell office:value-type="float" office:value="5.39">
            <text:p>5.39</text:p>
          </table:table-cell>
          <table:table-cell table:style-name="ce4" table:formula="of:=IF(AND([.E221]&gt;3;[.E22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14</text:p>
          </table:table-cell>
          <table:table-cell office:value-type="float" office:value="2.43">
            <text:p>2.43</text:p>
          </table:table-cell>
          <table:table-cell table:style-name="ce3" table:formula="of:=IF(AND([.B222]&gt;3;[.B223]&lt;3);1;0)" office:value-type="float" office:value="0">
            <text:p>0</text:p>
          </table:table-cell>
          <table:table-cell table:style-name="ce1" office:value-type="string">
            <text:p>2008-11-14</text:p>
          </table:table-cell>
          <table:table-cell office:value-type="float" office:value="4.84">
            <text:p>4.84</text:p>
          </table:table-cell>
          <table:table-cell table:style-name="ce4" table:formula="of:=IF(AND([.E222]&gt;3;[.E22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17</text:p>
          </table:table-cell>
          <table:table-cell office:value-type="float" office:value="2.5">
            <text:p>2.5</text:p>
          </table:table-cell>
          <table:table-cell table:style-name="ce3" table:formula="of:=IF(AND([.B223]&gt;3;[.B224]&lt;3);1;0)" office:value-type="float" office:value="0">
            <text:p>0</text:p>
          </table:table-cell>
          <table:table-cell table:style-name="ce1" office:value-type="string">
            <text:p>2008-11-17</text:p>
          </table:table-cell>
          <table:table-cell office:value-type="float" office:value="4.55">
            <text:p>4.55</text:p>
          </table:table-cell>
          <table:table-cell table:style-name="ce4" table:formula="of:=IF(AND([.E223]&gt;3;[.E22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18</text:p>
          </table:table-cell>
          <table:table-cell office:value-type="float" office:value="2.5">
            <text:p>2.5</text:p>
          </table:table-cell>
          <table:table-cell table:style-name="ce3" table:formula="of:=IF(AND([.B224]&gt;3;[.B225]&lt;3);1;0)" office:value-type="float" office:value="0">
            <text:p>0</text:p>
          </table:table-cell>
          <table:table-cell table:style-name="ce1" office:value-type="string">
            <text:p>2008-11-18</text:p>
          </table:table-cell>
          <table:table-cell office:value-type="float" office:value="4.43">
            <text:p>4.43</text:p>
          </table:table-cell>
          <table:table-cell table:style-name="ce4" table:formula="of:=IF(AND([.E224]&gt;3;[.E22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19</text:p>
          </table:table-cell>
          <table:table-cell office:value-type="float" office:value="2.12">
            <text:p>2.12</text:p>
          </table:table-cell>
          <table:table-cell table:style-name="ce3" table:formula="of:=IF(AND([.B225]&gt;3;[.B226]&lt;3);1;0)" office:value-type="float" office:value="0">
            <text:p>0</text:p>
          </table:table-cell>
          <table:table-cell table:style-name="ce1" office:value-type="string">
            <text:p>2008-11-19</text:p>
          </table:table-cell>
          <table:table-cell office:value-type="float" office:value="4.03">
            <text:p>4.03</text:p>
          </table:table-cell>
          <table:table-cell table:style-name="ce4" table:formula="of:=IF(AND([.E225]&gt;3;[.E22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20</text:p>
          </table:table-cell>
          <table:table-cell office:value-type="float" office:value="1.91">
            <text:p>1.91</text:p>
          </table:table-cell>
          <table:table-cell table:style-name="ce3" table:formula="of:=IF(AND([.B226]&gt;3;[.B227]&lt;3);1;0)" office:value-type="float" office:value="0">
            <text:p>0</text:p>
          </table:table-cell>
          <table:table-cell table:style-name="ce1" office:value-type="string">
            <text:p>2008-11-20</text:p>
          </table:table-cell>
          <table:table-cell office:value-type="float" office:value="3.46">
            <text:p>3.46</text:p>
          </table:table-cell>
          <table:table-cell table:style-name="ce4" table:formula="of:=IF(AND([.E226]&gt;3;[.E22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21</text:p>
          </table:table-cell>
          <table:table-cell office:value-type="float" office:value="1.82">
            <text:p>1.82</text:p>
          </table:table-cell>
          <table:table-cell table:style-name="ce3" table:formula="of:=IF(AND([.B227]&gt;3;[.B228]&lt;3);1;0)" office:value-type="float" office:value="0">
            <text:p>0</text:p>
          </table:table-cell>
          <table:table-cell table:style-name="ce1" office:value-type="string">
            <text:p>2008-11-21</text:p>
          </table:table-cell>
          <table:table-cell office:value-type="float" office:value="3.49">
            <text:p>3.49</text:p>
          </table:table-cell>
          <table:table-cell table:style-name="ce4" table:formula="of:=IF(AND([.E227]&gt;3;[.E22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24</text:p>
          </table:table-cell>
          <table:table-cell office:value-type="float" office:value="1.86">
            <text:p>1.86</text:p>
          </table:table-cell>
          <table:table-cell table:style-name="ce3" table:formula="of:=IF(AND([.B228]&gt;3;[.B229]&lt;3);1;0)" office:value-type="float" office:value="0">
            <text:p>0</text:p>
          </table:table-cell>
          <table:table-cell table:style-name="ce1" office:value-type="string">
            <text:p>2008-11-24</text:p>
          </table:table-cell>
          <table:table-cell office:value-type="float" office:value="5.06">
            <text:p>5.06</text:p>
          </table:table-cell>
          <table:table-cell table:style-name="ce4" table:formula="of:=IF(AND([.E228]&gt;3;[.E22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25</text:p>
          </table:table-cell>
          <table:table-cell office:value-type="float" office:value="1.8">
            <text:p>1.8</text:p>
          </table:table-cell>
          <table:table-cell table:style-name="ce3" table:formula="of:=IF(AND([.B229]&gt;3;[.B230]&lt;3);1;0)" office:value-type="float" office:value="0">
            <text:p>0</text:p>
          </table:table-cell>
          <table:table-cell table:style-name="ce1" office:value-type="string">
            <text:p>2008-11-25</text:p>
          </table:table-cell>
          <table:table-cell office:value-type="float" office:value="4.49">
            <text:p>4.49</text:p>
          </table:table-cell>
          <table:table-cell table:style-name="ce4" table:formula="of:=IF(AND([.E229]&gt;3;[.E23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26</text:p>
          </table:table-cell>
          <table:table-cell office:value-type="float" office:value="2.13">
            <text:p>2.13</text:p>
          </table:table-cell>
          <table:table-cell table:style-name="ce3" table:formula="of:=IF(AND([.B230]&gt;3;[.B231]&lt;3);1;0)" office:value-type="float" office:value="0">
            <text:p>0</text:p>
          </table:table-cell>
          <table:table-cell table:style-name="ce1" office:value-type="string">
            <text:p>2008-11-26</text:p>
          </table:table-cell>
          <table:table-cell office:value-type="float" office:value="5.05">
            <text:p>5.05</text:p>
          </table:table-cell>
          <table:table-cell table:style-name="ce4" table:formula="of:=IF(AND([.E230]&gt;3;[.E23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1-28</text:p>
          </table:table-cell>
          <table:table-cell office:value-type="float" office:value="2.36">
            <text:p>2.36</text:p>
          </table:table-cell>
          <table:table-cell table:style-name="ce3" table:formula="of:=IF(AND([.B231]&gt;3;[.B232]&lt;3);1;0)" office:value-type="float" office:value="0">
            <text:p>0</text:p>
          </table:table-cell>
          <table:table-cell table:style-name="ce1" office:value-type="string">
            <text:p>2008-11-28</text:p>
          </table:table-cell>
          <table:table-cell office:value-type="float" office:value="4.56">
            <text:p>4.56</text:p>
          </table:table-cell>
          <table:table-cell table:style-name="ce4" table:formula="of:=IF(AND([.E231]&gt;3;[.E23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01</text:p>
          </table:table-cell>
          <table:table-cell office:value-type="float" office:value="2">
            <text:p>2</text:p>
          </table:table-cell>
          <table:table-cell table:style-name="ce3" table:formula="of:=IF(AND([.B232]&gt;3;[.B233]&lt;3);1;0)" office:value-type="float" office:value="0">
            <text:p>0</text:p>
          </table:table-cell>
          <table:table-cell table:style-name="ce1" office:value-type="string">
            <text:p>2008-12-01</text:p>
          </table:table-cell>
          <table:table-cell office:value-type="float" office:value="3.22">
            <text:p>3.22</text:p>
          </table:table-cell>
          <table:table-cell table:style-name="ce4" table:formula="of:=IF(AND([.E232]&gt;3;[.E23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02</text:p>
          </table:table-cell>
          <table:table-cell office:value-type="float" office:value="2.03">
            <text:p>2.03</text:p>
          </table:table-cell>
          <table:table-cell table:style-name="ce3" table:formula="of:=IF(AND([.B233]&gt;3;[.B234]&lt;3);1;0)" office:value-type="float" office:value="0">
            <text:p>0</text:p>
          </table:table-cell>
          <table:table-cell table:style-name="ce1" office:value-type="string">
            <text:p>2008-12-02</text:p>
          </table:table-cell>
          <table:table-cell office:value-type="float" office:value="3.4">
            <text:p>3.4</text:p>
          </table:table-cell>
          <table:table-cell table:style-name="ce4" table:formula="of:=IF(AND([.E233]&gt;3;[.E23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03</text:p>
          </table:table-cell>
          <table:table-cell office:value-type="float" office:value="2.2">
            <text:p>2.2</text:p>
          </table:table-cell>
          <table:table-cell table:style-name="ce3" table:formula="of:=IF(AND([.B234]&gt;3;[.B235]&lt;3);1;0)" office:value-type="float" office:value="0">
            <text:p>0</text:p>
          </table:table-cell>
          <table:table-cell table:style-name="ce1" office:value-type="string">
            <text:p>2008-12-03</text:p>
          </table:table-cell>
          <table:table-cell office:value-type="float" office:value="3.87">
            <text:p>3.87</text:p>
          </table:table-cell>
          <table:table-cell table:style-name="ce4" table:formula="of:=IF(AND([.E234]&gt;3;[.E23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04</text:p>
          </table:table-cell>
          <table:table-cell office:value-type="float" office:value="2.08">
            <text:p>2.08</text:p>
          </table:table-cell>
          <table:table-cell table:style-name="ce3" table:formula="of:=IF(AND([.B235]&gt;3;[.B236]&lt;3);1;0)" office:value-type="float" office:value="0">
            <text:p>0</text:p>
          </table:table-cell>
          <table:table-cell table:style-name="ce1" office:value-type="string">
            <text:p>2008-12-04</text:p>
          </table:table-cell>
          <table:table-cell office:value-type="float" office:value="3.65">
            <text:p>3.65</text:p>
          </table:table-cell>
          <table:table-cell table:style-name="ce4" table:formula="of:=IF(AND([.E235]&gt;3;[.E23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05</text:p>
          </table:table-cell>
          <table:table-cell office:value-type="float" office:value="2.13">
            <text:p>2.13</text:p>
          </table:table-cell>
          <table:table-cell table:style-name="ce3" table:formula="of:=IF(AND([.B236]&gt;3;[.B237]&lt;3);1;0)" office:value-type="float" office:value="0">
            <text:p>0</text:p>
          </table:table-cell>
          <table:table-cell table:style-name="ce1" office:value-type="string">
            <text:p>2008-12-05</text:p>
          </table:table-cell>
          <table:table-cell office:value-type="float" office:value="4.11">
            <text:p>4.11</text:p>
          </table:table-cell>
          <table:table-cell table:style-name="ce4" table:formula="of:=IF(AND([.E236]&gt;3;[.E23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08</text:p>
          </table:table-cell>
          <table:table-cell office:value-type="float" office:value="2.1">
            <text:p>2.1</text:p>
          </table:table-cell>
          <table:table-cell table:style-name="ce3" table:formula="of:=IF(AND([.B237]&gt;3;[.B238]&lt;3);1;0)" office:value-type="float" office:value="0">
            <text:p>0</text:p>
          </table:table-cell>
          <table:table-cell table:style-name="ce1" office:value-type="string">
            <text:p>2008-12-08</text:p>
          </table:table-cell>
          <table:table-cell office:value-type="float" office:value="4.71">
            <text:p>4.71</text:p>
          </table:table-cell>
          <table:table-cell table:style-name="ce4" table:formula="of:=IF(AND([.E237]&gt;3;[.E23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09</text:p>
          </table:table-cell>
          <table:table-cell office:value-type="float" office:value="2.27">
            <text:p>2.27</text:p>
          </table:table-cell>
          <table:table-cell table:style-name="ce3" table:formula="of:=IF(AND([.B238]&gt;3;[.B239]&lt;3);1;0)" office:value-type="float" office:value="0">
            <text:p>0</text:p>
          </table:table-cell>
          <table:table-cell table:style-name="ce1" office:value-type="string">
            <text:p>2008-12-09</text:p>
          </table:table-cell>
          <table:table-cell office:value-type="float" office:value="4.15">
            <text:p>4.15</text:p>
          </table:table-cell>
          <table:table-cell table:style-name="ce4" table:formula="of:=IF(AND([.E238]&gt;3;[.E23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10</text:p>
          </table:table-cell>
          <table:table-cell office:value-type="float" office:value="2.2">
            <text:p>2.2</text:p>
          </table:table-cell>
          <table:table-cell table:style-name="ce3" table:formula="of:=IF(AND([.B239]&gt;3;[.B240]&lt;3);1;0)" office:value-type="float" office:value="0">
            <text:p>0</text:p>
          </table:table-cell>
          <table:table-cell table:style-name="ce1" office:value-type="string">
            <text:p>2008-12-10</text:p>
          </table:table-cell>
          <table:table-cell office:value-type="float" office:value="4.07">
            <text:p>4.07</text:p>
          </table:table-cell>
          <table:table-cell table:style-name="ce4" table:formula="of:=IF(AND([.E239]&gt;3;[.E24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11</text:p>
          </table:table-cell>
          <table:table-cell office:value-type="float" office:value="2.2">
            <text:p>2.2</text:p>
          </table:table-cell>
          <table:table-cell table:style-name="ce3" table:formula="of:=IF(AND([.B240]&gt;3;[.B241]&lt;3);1;0)" office:value-type="float" office:value="0">
            <text:p>0</text:p>
          </table:table-cell>
          <table:table-cell table:style-name="ce1" office:value-type="string">
            <text:p>2008-12-11</text:p>
          </table:table-cell>
          <table:table-cell office:value-type="float" office:value="3.37">
            <text:p>3.37</text:p>
          </table:table-cell>
          <table:table-cell table:style-name="ce4" table:formula="of:=IF(AND([.E240]&gt;3;[.E24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12</text:p>
          </table:table-cell>
          <table:table-cell office:value-type="float" office:value="2.28">
            <text:p>2.28</text:p>
          </table:table-cell>
          <table:table-cell table:style-name="ce3" table:formula="of:=IF(AND([.B241]&gt;3;[.B242]&lt;3);1;0)" office:value-type="float" office:value="0">
            <text:p>0</text:p>
          </table:table-cell>
          <table:table-cell table:style-name="ce1" office:value-type="string">
            <text:p>2008-12-12</text:p>
          </table:table-cell>
          <table:table-cell office:value-type="float" office:value="4.08">
            <text:p>4.08</text:p>
          </table:table-cell>
          <table:table-cell table:style-name="ce4" table:formula="of:=IF(AND([.E241]&gt;3;[.E24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15</text:p>
          </table:table-cell>
          <table:table-cell office:value-type="float" office:value="2.21">
            <text:p>2.21</text:p>
          </table:table-cell>
          <table:table-cell table:style-name="ce3" table:formula="of:=IF(AND([.B242]&gt;3;[.B243]&lt;3);1;0)" office:value-type="float" office:value="0">
            <text:p>0</text:p>
          </table:table-cell>
          <table:table-cell table:style-name="ce1" office:value-type="string">
            <text:p>2008-12-15</text:p>
          </table:table-cell>
          <table:table-cell office:value-type="float" office:value="3.6">
            <text:p>3.6</text:p>
          </table:table-cell>
          <table:table-cell table:style-name="ce4" table:formula="of:=IF(AND([.E242]&gt;3;[.E24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16</text:p>
          </table:table-cell>
          <table:table-cell office:value-type="float" office:value="2.25">
            <text:p>2.25</text:p>
          </table:table-cell>
          <table:table-cell table:style-name="ce3" table:formula="of:=IF(AND([.B243]&gt;3;[.B244]&lt;3);1;0)" office:value-type="float" office:value="0">
            <text:p>0</text:p>
          </table:table-cell>
          <table:table-cell table:style-name="ce1" office:value-type="string">
            <text:p>2008-12-16</text:p>
          </table:table-cell>
          <table:table-cell office:value-type="float" office:value="4.11">
            <text:p>4.11</text:p>
          </table:table-cell>
          <table:table-cell table:style-name="ce4" table:formula="of:=IF(AND([.E243]&gt;3;[.E24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17</text:p>
          </table:table-cell>
          <table:table-cell office:value-type="float" office:value="2.29">
            <text:p>2.29</text:p>
          </table:table-cell>
          <table:table-cell table:style-name="ce3" table:formula="of:=IF(AND([.B244]&gt;3;[.B245]&lt;3);1;0)" office:value-type="float" office:value="0">
            <text:p>0</text:p>
          </table:table-cell>
          <table:table-cell table:style-name="ce1" office:value-type="string">
            <text:p>2008-12-17</text:p>
          </table:table-cell>
          <table:table-cell office:value-type="float" office:value="4.4">
            <text:p>4.4</text:p>
          </table:table-cell>
          <table:table-cell table:style-name="ce4" table:formula="of:=IF(AND([.E244]&gt;3;[.E24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18</text:p>
          </table:table-cell>
          <table:table-cell office:value-type="float" office:value="2.23">
            <text:p>2.23</text:p>
          </table:table-cell>
          <table:table-cell table:style-name="ce3" table:formula="of:=IF(AND([.B245]&gt;3;[.B246]&lt;3);1;0)" office:value-type="float" office:value="0">
            <text:p>0</text:p>
          </table:table-cell>
          <table:table-cell table:style-name="ce1" office:value-type="string">
            <text:p>2008-12-18</text:p>
          </table:table-cell>
          <table:table-cell office:value-type="float" office:value="3.95">
            <text:p>3.95</text:p>
          </table:table-cell>
          <table:table-cell table:style-name="ce4" table:formula="of:=IF(AND([.E245]&gt;3;[.E24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19</text:p>
          </table:table-cell>
          <table:table-cell office:value-type="float" office:value="2.27">
            <text:p>2.27</text:p>
          </table:table-cell>
          <table:table-cell table:style-name="ce3" table:formula="of:=IF(AND([.B246]&gt;3;[.B247]&lt;3);1;0)" office:value-type="float" office:value="0">
            <text:p>0</text:p>
          </table:table-cell>
          <table:table-cell table:style-name="ce1" office:value-type="string">
            <text:p>2008-12-19</text:p>
          </table:table-cell>
          <table:table-cell office:value-type="float" office:value="3.96">
            <text:p>3.96</text:p>
          </table:table-cell>
          <table:table-cell table:style-name="ce4" table:formula="of:=IF(AND([.E246]&gt;3;[.E24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22</text:p>
          </table:table-cell>
          <table:table-cell office:value-type="float" office:value="2.02">
            <text:p>2.02</text:p>
          </table:table-cell>
          <table:table-cell table:style-name="ce3" table:formula="of:=IF(AND([.B247]&gt;3;[.B248]&lt;3);1;0)" office:value-type="float" office:value="0">
            <text:p>0</text:p>
          </table:table-cell>
          <table:table-cell table:style-name="ce1" office:value-type="string">
            <text:p>2008-12-22</text:p>
          </table:table-cell>
          <table:table-cell office:value-type="float" office:value="3.96">
            <text:p>3.96</text:p>
          </table:table-cell>
          <table:table-cell table:style-name="ce4" table:formula="of:=IF(AND([.E247]&gt;3;[.E24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23</text:p>
          </table:table-cell>
          <table:table-cell office:value-type="float" office:value="1.96">
            <text:p>1.96</text:p>
          </table:table-cell>
          <table:table-cell table:style-name="ce3" table:formula="of:=IF(AND([.B248]&gt;3;[.B249]&lt;3);1;0)" office:value-type="float" office:value="0">
            <text:p>0</text:p>
          </table:table-cell>
          <table:table-cell table:style-name="ce1" office:value-type="string">
            <text:p>2008-12-23</text:p>
          </table:table-cell>
          <table:table-cell office:value-type="float" office:value="3.96">
            <text:p>3.96</text:p>
          </table:table-cell>
          <table:table-cell table:style-name="ce4" table:formula="of:=IF(AND([.E248]&gt;3;[.E24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24</text:p>
          </table:table-cell>
          <table:table-cell office:value-type="float" office:value="1.99">
            <text:p>1.99</text:p>
          </table:table-cell>
          <table:table-cell table:style-name="ce3" table:formula="of:=IF(AND([.B249]&gt;3;[.B250]&lt;3);1;0)" office:value-type="float" office:value="0">
            <text:p>0</text:p>
          </table:table-cell>
          <table:table-cell table:style-name="ce1" office:value-type="string">
            <text:p>2008-12-24</text:p>
          </table:table-cell>
          <table:table-cell office:value-type="float" office:value="3.96">
            <text:p>3.96</text:p>
          </table:table-cell>
          <table:table-cell table:style-name="ce4" table:formula="of:=IF(AND([.E249]&gt;3;[.E25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26</text:p>
          </table:table-cell>
          <table:table-cell office:value-type="float" office:value="2.18">
            <text:p>2.18</text:p>
          </table:table-cell>
          <table:table-cell table:style-name="ce3" table:formula="of:=IF(AND([.B250]&gt;3;[.B251]&lt;3);1;0)" office:value-type="float" office:value="0">
            <text:p>0</text:p>
          </table:table-cell>
          <table:table-cell table:style-name="ce1" office:value-type="string">
            <text:p>2008-12-26</text:p>
          </table:table-cell>
          <table:table-cell office:value-type="float" office:value="4.04">
            <text:p>4.04</text:p>
          </table:table-cell>
          <table:table-cell table:style-name="ce4" table:formula="of:=IF(AND([.E250]&gt;3;[.E25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29</text:p>
          </table:table-cell>
          <table:table-cell office:value-type="float" office:value="2.1">
            <text:p>2.1</text:p>
          </table:table-cell>
          <table:table-cell table:style-name="ce3" table:formula="of:=IF(AND([.B251]&gt;3;[.B252]&lt;3);1;0)" office:value-type="float" office:value="0">
            <text:p>0</text:p>
          </table:table-cell>
          <table:table-cell table:style-name="ce1" office:value-type="string">
            <text:p>2008-12-29</text:p>
          </table:table-cell>
          <table:table-cell office:value-type="float" office:value="3.84">
            <text:p>3.84</text:p>
          </table:table-cell>
          <table:table-cell table:style-name="ce4" table:formula="of:=IF(AND([.E251]&gt;3;[.E25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30</text:p>
          </table:table-cell>
          <table:table-cell office:value-type="float" office:value="2.21">
            <text:p>2.21</text:p>
          </table:table-cell>
          <table:table-cell table:style-name="ce3" table:formula="of:=IF(AND([.B252]&gt;3;[.B253]&lt;3);1;0)" office:value-type="float" office:value="0">
            <text:p>0</text:p>
          </table:table-cell>
          <table:table-cell table:style-name="ce1" office:value-type="string">
            <text:p>2008-12-30</text:p>
          </table:table-cell>
          <table:table-cell office:value-type="float" office:value="3.8">
            <text:p>3.8</text:p>
          </table:table-cell>
          <table:table-cell table:style-name="ce4" table:formula="of:=IF(AND([.E252]&gt;3;[.E25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8-12-31</text:p>
          </table:table-cell>
          <table:table-cell office:value-type="float" office:value="2.16">
            <text:p>2.16</text:p>
          </table:table-cell>
          <table:table-cell table:style-name="ce3" table:formula="of:=IF(AND([.B253]&gt;3;[.B254]&lt;3);1;0)" office:value-type="float" office:value="0">
            <text:p>0</text:p>
          </table:table-cell>
          <table:table-cell table:style-name="ce1" office:value-type="string">
            <text:p>2008-12-31</text:p>
          </table:table-cell>
          <table:table-cell office:value-type="float" office:value="4.32">
            <text:p>4.32</text:p>
          </table:table-cell>
          <table:table-cell table:style-name="ce4" table:formula="of:=IF(AND([.E253]&gt;3;[.E25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02</text:p>
          </table:table-cell>
          <table:table-cell office:value-type="float" office:value="2.38">
            <text:p>2.38</text:p>
          </table:table-cell>
          <table:table-cell table:style-name="ce3" table:formula="of:=IF(AND([.B254]&gt;3;[.B255]&lt;3);1;0)" office:value-type="float" office:value="0">
            <text:p>0</text:p>
          </table:table-cell>
          <table:table-cell table:style-name="ce1" office:value-type="string">
            <text:p>2009-01-02</text:p>
          </table:table-cell>
          <table:table-cell office:value-type="float" office:value="4.48">
            <text:p>4.48</text:p>
          </table:table-cell>
          <table:table-cell table:style-name="ce4" table:formula="of:=IF(AND([.E254]&gt;3;[.E25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05</text:p>
          </table:table-cell>
          <table:table-cell office:value-type="float" office:value="2.67">
            <text:p>2.67</text:p>
          </table:table-cell>
          <table:table-cell table:style-name="ce3" table:formula="of:=IF(AND([.B255]&gt;3;[.B256]&lt;3);1;0)" office:value-type="float" office:value="0">
            <text:p>0</text:p>
          </table:table-cell>
          <table:table-cell table:style-name="ce1" office:value-type="string">
            <text:p>2009-01-05</text:p>
          </table:table-cell>
          <table:table-cell office:value-type="float" office:value="4.35">
            <text:p>4.35</text:p>
          </table:table-cell>
          <table:table-cell table:style-name="ce4" table:formula="of:=IF(AND([.E255]&gt;3;[.E25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06</text:p>
          </table:table-cell>
          <table:table-cell office:value-type="float" office:value="2.78">
            <text:p>2.78</text:p>
          </table:table-cell>
          <table:table-cell table:style-name="ce3" table:formula="of:=IF(AND([.B256]&gt;3;[.B257]&lt;3);1;0)" office:value-type="float" office:value="0">
            <text:p>0</text:p>
          </table:table-cell>
          <table:table-cell table:style-name="ce1" office:value-type="string">
            <text:p>2009-01-06</text:p>
          </table:table-cell>
          <table:table-cell office:value-type="float" office:value="5">
            <text:p>5</text:p>
          </table:table-cell>
          <table:table-cell table:style-name="ce4" table:formula="of:=IF(AND([.E256]&gt;3;[.E25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07</text:p>
          </table:table-cell>
          <table:table-cell office:value-type="float" office:value="2.66">
            <text:p>2.66</text:p>
          </table:table-cell>
          <table:table-cell table:style-name="ce3" table:formula="of:=IF(AND([.B257]&gt;3;[.B258]&lt;3);1;0)" office:value-type="float" office:value="0">
            <text:p>0</text:p>
          </table:table-cell>
          <table:table-cell table:style-name="ce1" office:value-type="string">
            <text:p>2009-01-07</text:p>
          </table:table-cell>
          <table:table-cell office:value-type="float" office:value="4.94">
            <text:p>4.94</text:p>
          </table:table-cell>
          <table:table-cell table:style-name="ce4" table:formula="of:=IF(AND([.E257]&gt;3;[.E25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08</text:p>
          </table:table-cell>
          <table:table-cell office:value-type="float" office:value="2.74">
            <text:p>2.74</text:p>
          </table:table-cell>
          <table:table-cell table:style-name="ce3" table:formula="of:=IF(AND([.B258]&gt;3;[.B259]&lt;3);1;0)" office:value-type="float" office:value="0">
            <text:p>0</text:p>
          </table:table-cell>
          <table:table-cell table:style-name="ce1" office:value-type="string">
            <text:p>2009-01-08</text:p>
          </table:table-cell>
          <table:table-cell office:value-type="float" office:value="5.15">
            <text:p>5.15</text:p>
          </table:table-cell>
          <table:table-cell table:style-name="ce4" table:formula="of:=IF(AND([.E258]&gt;3;[.E25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09</text:p>
          </table:table-cell>
          <table:table-cell office:value-type="float" office:value="2.69">
            <text:p>2.69</text:p>
          </table:table-cell>
          <table:table-cell table:style-name="ce3" table:formula="of:=IF(AND([.B259]&gt;3;[.B260]&lt;3);1;0)" office:value-type="float" office:value="0">
            <text:p>0</text:p>
          </table:table-cell>
          <table:table-cell table:style-name="ce1" office:value-type="string">
            <text:p>2009-01-09</text:p>
          </table:table-cell>
          <table:table-cell office:value-type="float" office:value="4.77">
            <text:p>4.77</text:p>
          </table:table-cell>
          <table:table-cell table:style-name="ce4" table:formula="of:=IF(AND([.E259]&gt;3;[.E26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12</text:p>
          </table:table-cell>
          <table:table-cell office:value-type="float" office:value="2.52">
            <text:p>2.52</text:p>
          </table:table-cell>
          <table:table-cell table:style-name="ce3" table:formula="of:=IF(AND([.B260]&gt;3;[.B261]&lt;3);1;0)" office:value-type="float" office:value="0">
            <text:p>0</text:p>
          </table:table-cell>
          <table:table-cell table:style-name="ce1" office:value-type="string">
            <text:p>2009-01-12</text:p>
          </table:table-cell>
          <table:table-cell office:value-type="float" office:value="4.21">
            <text:p>4.21</text:p>
          </table:table-cell>
          <table:table-cell table:style-name="ce4" table:formula="of:=IF(AND([.E260]&gt;3;[.E26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13</text:p>
          </table:table-cell>
          <table:table-cell office:value-type="float" office:value="2.38">
            <text:p>2.38</text:p>
          </table:table-cell>
          <table:table-cell table:style-name="ce3" table:formula="of:=IF(AND([.B261]&gt;3;[.B262]&lt;3);1;0)" office:value-type="float" office:value="0">
            <text:p>0</text:p>
          </table:table-cell>
          <table:table-cell table:style-name="ce1" office:value-type="string">
            <text:p>2009-01-13</text:p>
          </table:table-cell>
          <table:table-cell office:value-type="float" office:value="4.52">
            <text:p>4.52</text:p>
          </table:table-cell>
          <table:table-cell table:style-name="ce4" table:formula="of:=IF(AND([.E261]&gt;3;[.E26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14</text:p>
          </table:table-cell>
          <table:table-cell office:value-type="float" office:value="2.15">
            <text:p>2.15</text:p>
          </table:table-cell>
          <table:table-cell table:style-name="ce3" table:formula="of:=IF(AND([.B262]&gt;3;[.B263]&lt;3);1;0)" office:value-type="float" office:value="0">
            <text:p>0</text:p>
          </table:table-cell>
          <table:table-cell table:style-name="ce1" office:value-type="string">
            <text:p>2009-01-14</text:p>
          </table:table-cell>
          <table:table-cell office:value-type="float" office:value="4.07">
            <text:p>4.07</text:p>
          </table:table-cell>
          <table:table-cell table:style-name="ce4" table:formula="of:=IF(AND([.E262]&gt;3;[.E26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15</text:p>
          </table:table-cell>
          <table:table-cell office:value-type="float" office:value="2.26">
            <text:p>2.26</text:p>
          </table:table-cell>
          <table:table-cell table:style-name="ce3" table:formula="of:=IF(AND([.B263]&gt;3;[.B264]&lt;3);1;0)" office:value-type="float" office:value="0">
            <text:p>0</text:p>
          </table:table-cell>
          <table:table-cell table:style-name="ce1" office:value-type="string">
            <text:p>2009-01-15</text:p>
          </table:table-cell>
          <table:table-cell office:value-type="float" office:value="4.01">
            <text:p>4.01</text:p>
          </table:table-cell>
          <table:table-cell table:style-name="ce4" table:formula="of:=IF(AND([.E263]&gt;3;[.E26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16</text:p>
          </table:table-cell>
          <table:table-cell office:value-type="float" office:value="2.29">
            <text:p>2.29</text:p>
          </table:table-cell>
          <table:table-cell table:style-name="ce3" table:formula="of:=IF(AND([.B264]&gt;3;[.B265]&lt;3);1;0)" office:value-type="float" office:value="0">
            <text:p>0</text:p>
          </table:table-cell>
          <table:table-cell table:style-name="ce1" office:value-type="string">
            <text:p>2009-01-16</text:p>
          </table:table-cell>
          <table:table-cell office:value-type="float" office:value="4.26">
            <text:p>4.26</text:p>
          </table:table-cell>
          <table:table-cell table:style-name="ce4" table:formula="of:=IF(AND([.E264]&gt;3;[.E26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20</text:p>
          </table:table-cell>
          <table:table-cell office:value-type="float" office:value="2">
            <text:p>2</text:p>
          </table:table-cell>
          <table:table-cell table:style-name="ce3" table:formula="of:=IF(AND([.B265]&gt;3;[.B266]&lt;3);1;0)" office:value-type="float" office:value="0">
            <text:p>0</text:p>
          </table:table-cell>
          <table:table-cell table:style-name="ce1" office:value-type="string">
            <text:p>2009-01-20</text:p>
          </table:table-cell>
          <table:table-cell office:value-type="float" office:value="3.5">
            <text:p>3.5</text:p>
          </table:table-cell>
          <table:table-cell table:style-name="ce4" table:formula="of:=IF(AND([.E265]&gt;3;[.E26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21</text:p>
          </table:table-cell>
          <table:table-cell office:value-type="float" office:value="2.25">
            <text:p>2.25</text:p>
          </table:table-cell>
          <table:table-cell table:style-name="ce3" table:formula="of:=IF(AND([.B266]&gt;3;[.B267]&lt;3);1;0)" office:value-type="float" office:value="0">
            <text:p>0</text:p>
          </table:table-cell>
          <table:table-cell table:style-name="ce1" office:value-type="string">
            <text:p>2009-01-21</text:p>
          </table:table-cell>
          <table:table-cell office:value-type="float" office:value="3.78">
            <text:p>3.78</text:p>
          </table:table-cell>
          <table:table-cell table:style-name="ce4" table:formula="of:=IF(AND([.E266]&gt;3;[.E26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22</text:p>
          </table:table-cell>
          <table:table-cell office:value-type="float" office:value="2.02">
            <text:p>2.02</text:p>
          </table:table-cell>
          <table:table-cell table:style-name="ce3" table:formula="of:=IF(AND([.B267]&gt;3;[.B268]&lt;3);1;0)" office:value-type="float" office:value="0">
            <text:p>0</text:p>
          </table:table-cell>
          <table:table-cell table:style-name="ce1" office:value-type="string">
            <text:p>2009-01-22</text:p>
          </table:table-cell>
          <table:table-cell office:value-type="float" office:value="3.71">
            <text:p>3.71</text:p>
          </table:table-cell>
          <table:table-cell table:style-name="ce4" table:formula="of:=IF(AND([.E267]&gt;3;[.E26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23</text:p>
          </table:table-cell>
          <table:table-cell office:value-type="float" office:value="2.07">
            <text:p>2.07</text:p>
          </table:table-cell>
          <table:table-cell table:style-name="ce3" table:formula="of:=IF(AND([.B268]&gt;3;[.B269]&lt;3);1;0)" office:value-type="float" office:value="0">
            <text:p>0</text:p>
          </table:table-cell>
          <table:table-cell table:style-name="ce1" office:value-type="string">
            <text:p>2009-01-23</text:p>
          </table:table-cell>
          <table:table-cell office:value-type="float" office:value="3.82">
            <text:p>3.82</text:p>
          </table:table-cell>
          <table:table-cell table:style-name="ce4" table:formula="of:=IF(AND([.E268]&gt;3;[.E26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26</text:p>
          </table:table-cell>
          <table:table-cell office:value-type="float" office:value="2.01">
            <text:p>2.01</text:p>
          </table:table-cell>
          <table:table-cell table:style-name="ce3" table:formula="of:=IF(AND([.B269]&gt;3;[.B270]&lt;3);1;0)" office:value-type="float" office:value="0">
            <text:p>0</text:p>
          </table:table-cell>
          <table:table-cell table:style-name="ce1" office:value-type="string">
            <text:p>2009-01-26</text:p>
          </table:table-cell>
          <table:table-cell office:value-type="float" office:value="3.87">
            <text:p>3.87</text:p>
          </table:table-cell>
          <table:table-cell table:style-name="ce4" table:formula="of:=IF(AND([.E269]&gt;3;[.E27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27</text:p>
          </table:table-cell>
          <table:table-cell office:value-type="float" office:value="2.14">
            <text:p>2.14</text:p>
          </table:table-cell>
          <table:table-cell table:style-name="ce3" table:formula="of:=IF(AND([.B270]&gt;3;[.B271]&lt;3);1;0)" office:value-type="float" office:value="0">
            <text:p>0</text:p>
          </table:table-cell>
          <table:table-cell table:style-name="ce1" office:value-type="string">
            <text:p>2009-01-27</text:p>
          </table:table-cell>
          <table:table-cell office:value-type="float" office:value="3.93">
            <text:p>3.93</text:p>
          </table:table-cell>
          <table:table-cell table:style-name="ce4" table:formula="of:=IF(AND([.E270]&gt;3;[.E27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28</text:p>
          </table:table-cell>
          <table:table-cell office:value-type="float" office:value="2.35">
            <text:p>2.35</text:p>
          </table:table-cell>
          <table:table-cell table:style-name="ce3" table:formula="of:=IF(AND([.B271]&gt;3;[.B272]&lt;3);1;0)" office:value-type="float" office:value="0">
            <text:p>0</text:p>
          </table:table-cell>
          <table:table-cell table:style-name="ce1" office:value-type="string">
            <text:p>2009-01-28</text:p>
          </table:table-cell>
          <table:table-cell office:value-type="float" office:value="4.48">
            <text:p>4.48</text:p>
          </table:table-cell>
          <table:table-cell table:style-name="ce4" table:formula="of:=IF(AND([.E271]&gt;3;[.E27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29</text:p>
          </table:table-cell>
          <table:table-cell office:value-type="float" office:value="2.2">
            <text:p>2.2</text:p>
          </table:table-cell>
          <table:table-cell table:style-name="ce3" table:formula="of:=IF(AND([.B272]&gt;3;[.B273]&lt;3);1;0)" office:value-type="float" office:value="0">
            <text:p>0</text:p>
          </table:table-cell>
          <table:table-cell table:style-name="ce1" office:value-type="string">
            <text:p>2009-01-29</text:p>
          </table:table-cell>
          <table:table-cell office:value-type="float" office:value="3.82">
            <text:p>3.82</text:p>
          </table:table-cell>
          <table:table-cell table:style-name="ce4" table:formula="of:=IF(AND([.E272]&gt;3;[.E27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1-30</text:p>
          </table:table-cell>
          <table:table-cell office:value-type="float" office:value="2.19">
            <text:p>2.19</text:p>
          </table:table-cell>
          <table:table-cell table:style-name="ce3" table:formula="of:=IF(AND([.B273]&gt;3;[.B274]&lt;3);1;0)" office:value-type="float" office:value="0">
            <text:p>0</text:p>
          </table:table-cell>
          <table:table-cell table:style-name="ce1" office:value-type="string">
            <text:p>2009-01-30</text:p>
          </table:table-cell>
          <table:table-cell office:value-type="float" office:value="3.6">
            <text:p>3.6</text:p>
          </table:table-cell>
          <table:table-cell table:style-name="ce4" table:formula="of:=IF(AND([.E273]&gt;3;[.E27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02</text:p>
          </table:table-cell>
          <table:table-cell office:value-type="float" office:value="2.15">
            <text:p>2.15</text:p>
          </table:table-cell>
          <table:table-cell table:style-name="ce3" table:formula="of:=IF(AND([.B274]&gt;3;[.B275]&lt;3);1;0)" office:value-type="float" office:value="0">
            <text:p>0</text:p>
          </table:table-cell>
          <table:table-cell table:style-name="ce1" office:value-type="string">
            <text:p>2009-02-02</text:p>
          </table:table-cell>
          <table:table-cell office:value-type="float" office:value="3.51">
            <text:p>3.51</text:p>
          </table:table-cell>
          <table:table-cell table:style-name="ce4" table:formula="of:=IF(AND([.E274]&gt;3;[.E27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03</text:p>
          </table:table-cell>
          <table:table-cell office:value-type="float" office:value="2.21">
            <text:p>2.21</text:p>
          </table:table-cell>
          <table:table-cell table:style-name="ce3" table:formula="of:=IF(AND([.B275]&gt;3;[.B276]&lt;3);1;0)" office:value-type="float" office:value="0">
            <text:p>0</text:p>
          </table:table-cell>
          <table:table-cell table:style-name="ce1" office:value-type="string">
            <text:p>2009-02-03</text:p>
          </table:table-cell>
          <table:table-cell office:value-type="float" office:value="3.54">
            <text:p>3.54</text:p>
          </table:table-cell>
          <table:table-cell table:style-name="ce4" table:formula="of:=IF(AND([.E275]&gt;3;[.E27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04</text:p>
          </table:table-cell>
          <table:table-cell office:value-type="float" office:value="2.27">
            <text:p>2.27</text:p>
          </table:table-cell>
          <table:table-cell table:style-name="ce3" table:formula="of:=IF(AND([.B276]&gt;3;[.B277]&lt;3);1;0)" office:value-type="float" office:value="0">
            <text:p>0</text:p>
          </table:table-cell>
          <table:table-cell table:style-name="ce1" office:value-type="string">
            <text:p>2009-02-04</text:p>
          </table:table-cell>
          <table:table-cell office:value-type="float" office:value="3.95">
            <text:p>3.95</text:p>
          </table:table-cell>
          <table:table-cell table:style-name="ce4" table:formula="of:=IF(AND([.E276]&gt;3;[.E27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05</text:p>
          </table:table-cell>
          <table:table-cell office:value-type="float" office:value="2.36">
            <text:p>2.36</text:p>
          </table:table-cell>
          <table:table-cell table:style-name="ce3" table:formula="of:=IF(AND([.B277]&gt;3;[.B278]&lt;3);1;0)" office:value-type="float" office:value="0">
            <text:p>0</text:p>
          </table:table-cell>
          <table:table-cell table:style-name="ce1" office:value-type="string">
            <text:p>2009-02-05</text:p>
          </table:table-cell>
          <table:table-cell office:value-type="float" office:value="3.91">
            <text:p>3.91</text:p>
          </table:table-cell>
          <table:table-cell table:style-name="ce4" table:formula="of:=IF(AND([.E277]&gt;3;[.E27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06</text:p>
          </table:table-cell>
          <table:table-cell office:value-type="float" office:value="2.41">
            <text:p>2.41</text:p>
          </table:table-cell>
          <table:table-cell table:style-name="ce3" table:formula="of:=IF(AND([.B278]&gt;3;[.B279]&lt;3);1;0)" office:value-type="float" office:value="0">
            <text:p>0</text:p>
          </table:table-cell>
          <table:table-cell table:style-name="ce1" office:value-type="string">
            <text:p>2009-02-06</text:p>
          </table:table-cell>
          <table:table-cell office:value-type="float" office:value="4.36">
            <text:p>4.36</text:p>
          </table:table-cell>
          <table:table-cell table:style-name="ce4" table:formula="of:=IF(AND([.E278]&gt;3;[.E27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09</text:p>
          </table:table-cell>
          <table:table-cell office:value-type="float" office:value="2.36">
            <text:p>2.36</text:p>
          </table:table-cell>
          <table:table-cell table:style-name="ce3" table:formula="of:=IF(AND([.B279]&gt;3;[.B280]&lt;3);1;0)" office:value-type="float" office:value="0">
            <text:p>0</text:p>
          </table:table-cell>
          <table:table-cell table:style-name="ce1" office:value-type="string">
            <text:p>2009-02-09</text:p>
          </table:table-cell>
          <table:table-cell office:value-type="float" office:value="4.37">
            <text:p>4.37</text:p>
          </table:table-cell>
          <table:table-cell table:style-name="ce4" table:formula="of:=IF(AND([.E279]&gt;3;[.E28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10</text:p>
          </table:table-cell>
          <table:table-cell office:value-type="float" office:value="2.11">
            <text:p>2.11</text:p>
          </table:table-cell>
          <table:table-cell table:style-name="ce3" table:formula="of:=IF(AND([.B280]&gt;3;[.B281]&lt;3);1;0)" office:value-type="float" office:value="0">
            <text:p>0</text:p>
          </table:table-cell>
          <table:table-cell table:style-name="ce1" office:value-type="string">
            <text:p>2009-02-10</text:p>
          </table:table-cell>
          <table:table-cell office:value-type="float" office:value="3.77">
            <text:p>3.77</text:p>
          </table:table-cell>
          <table:table-cell table:style-name="ce4" table:formula="of:=IF(AND([.E280]&gt;3;[.E28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11</text:p>
          </table:table-cell>
          <table:table-cell office:value-type="float" office:value="2.15">
            <text:p>2.15</text:p>
          </table:table-cell>
          <table:table-cell table:style-name="ce3" table:formula="of:=IF(AND([.B281]&gt;3;[.B282]&lt;3);1;0)" office:value-type="float" office:value="0">
            <text:p>0</text:p>
          </table:table-cell>
          <table:table-cell table:style-name="ce1" office:value-type="string">
            <text:p>2009-02-11</text:p>
          </table:table-cell>
          <table:table-cell office:value-type="float" office:value="4.21">
            <text:p>4.21</text:p>
          </table:table-cell>
          <table:table-cell table:style-name="ce4" table:formula="of:=IF(AND([.E281]&gt;3;[.E28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12</text:p>
          </table:table-cell>
          <table:table-cell office:value-type="float" office:value="2.28">
            <text:p>2.28</text:p>
          </table:table-cell>
          <table:table-cell table:style-name="ce3" table:formula="of:=IF(AND([.B282]&gt;3;[.B283]&lt;3);1;0)" office:value-type="float" office:value="0">
            <text:p>0</text:p>
          </table:table-cell>
          <table:table-cell table:style-name="ce1" office:value-type="string">
            <text:p>2009-02-12</text:p>
          </table:table-cell>
          <table:table-cell office:value-type="float" office:value="4.05">
            <text:p>4.05</text:p>
          </table:table-cell>
          <table:table-cell table:style-name="ce4" table:formula="of:=IF(AND([.E282]&gt;3;[.E28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13</text:p>
          </table:table-cell>
          <table:table-cell office:value-type="float" office:value="2.42">
            <text:p>2.42</text:p>
          </table:table-cell>
          <table:table-cell table:style-name="ce3" table:formula="of:=IF(AND([.B283]&gt;3;[.B284]&lt;3);1;0)" office:value-type="float" office:value="0">
            <text:p>0</text:p>
          </table:table-cell>
          <table:table-cell table:style-name="ce1" office:value-type="string">
            <text:p>2009-02-13</text:p>
          </table:table-cell>
          <table:table-cell office:value-type="float" office:value="3.76">
            <text:p>3.76</text:p>
          </table:table-cell>
          <table:table-cell table:style-name="ce4" table:formula="of:=IF(AND([.E283]&gt;3;[.E28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17</text:p>
          </table:table-cell>
          <table:table-cell office:value-type="float" office:value="2.37">
            <text:p>2.37</text:p>
          </table:table-cell>
          <table:table-cell table:style-name="ce3" table:formula="of:=IF(AND([.B284]&gt;3;[.B285]&lt;3);1;0)" office:value-type="float" office:value="0">
            <text:p>0</text:p>
          </table:table-cell>
          <table:table-cell table:style-name="ce1" office:value-type="string">
            <text:p>2009-02-17</text:p>
          </table:table-cell>
          <table:table-cell office:value-type="float" office:value="3.43">
            <text:p>3.43</text:p>
          </table:table-cell>
          <table:table-cell table:style-name="ce4" table:formula="of:=IF(AND([.E284]&gt;3;[.E28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18</text:p>
          </table:table-cell>
          <table:table-cell office:value-type="float" office:value="2.2">
            <text:p>2.2</text:p>
          </table:table-cell>
          <table:table-cell table:style-name="ce3" table:formula="of:=IF(AND([.B285]&gt;3;[.B286]&lt;3);1;0)" office:value-type="float" office:value="0">
            <text:p>0</text:p>
          </table:table-cell>
          <table:table-cell table:style-name="ce1" office:value-type="string">
            <text:p>2009-02-18</text:p>
          </table:table-cell>
          <table:table-cell office:value-type="float" office:value="3.58">
            <text:p>3.58</text:p>
          </table:table-cell>
          <table:table-cell table:style-name="ce4" table:formula="of:=IF(AND([.E285]&gt;3;[.E28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19</text:p>
          </table:table-cell>
          <table:table-cell office:value-type="float" office:value="2.12">
            <text:p>2.12</text:p>
          </table:table-cell>
          <table:table-cell table:style-name="ce3" table:formula="of:=IF(AND([.B286]&gt;3;[.B287]&lt;3);1;0)" office:value-type="float" office:value="0">
            <text:p>0</text:p>
          </table:table-cell>
          <table:table-cell table:style-name="ce1" office:value-type="string">
            <text:p>2009-02-19</text:p>
          </table:table-cell>
          <table:table-cell office:value-type="float" office:value="3.26">
            <text:p>3.26</text:p>
          </table:table-cell>
          <table:table-cell table:style-name="ce4" table:formula="of:=IF(AND([.E286]&gt;3;[.E28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20</text:p>
          </table:table-cell>
          <table:table-cell office:value-type="float" office:value="2.03">
            <text:p>2.03</text:p>
          </table:table-cell>
          <table:table-cell table:style-name="ce3" table:formula="of:=IF(AND([.B287]&gt;3;[.B288]&lt;3);1;0)" office:value-type="float" office:value="0">
            <text:p>0</text:p>
          </table:table-cell>
          <table:table-cell table:style-name="ce1" office:value-type="string">
            <text:p>2009-02-20</text:p>
          </table:table-cell>
          <table:table-cell office:value-type="float" office:value="3.33">
            <text:p>3.33</text:p>
          </table:table-cell>
          <table:table-cell table:style-name="ce4" table:formula="of:=IF(AND([.E287]&gt;3;[.E28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23</text:p>
          </table:table-cell>
          <table:table-cell office:value-type="float" office:value="2.02">
            <text:p>2.02</text:p>
          </table:table-cell>
          <table:table-cell table:style-name="ce3" table:formula="of:=IF(AND([.B288]&gt;3;[.B289]&lt;3);1;0)" office:value-type="float" office:value="0">
            <text:p>0</text:p>
          </table:table-cell>
          <table:table-cell table:style-name="ce1" office:value-type="string">
            <text:p>2009-02-23</text:p>
          </table:table-cell>
          <table:table-cell office:value-type="float" office:value="3.18">
            <text:p>3.18</text:p>
          </table:table-cell>
          <table:table-cell table:style-name="ce4" table:formula="of:=IF(AND([.E288]&gt;3;[.E28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24</text:p>
          </table:table-cell>
          <table:table-cell office:value-type="float" office:value="2.12">
            <text:p>2.12</text:p>
          </table:table-cell>
          <table:table-cell table:style-name="ce3" table:formula="of:=IF(AND([.B289]&gt;3;[.B290]&lt;3);1;0)" office:value-type="float" office:value="0">
            <text:p>0</text:p>
          </table:table-cell>
          <table:table-cell table:style-name="ce1" office:value-type="string">
            <text:p>2009-02-24</text:p>
          </table:table-cell>
          <table:table-cell office:value-type="float" office:value="3.47">
            <text:p>3.47</text:p>
          </table:table-cell>
          <table:table-cell table:style-name="ce4" table:formula="of:=IF(AND([.E289]&gt;3;[.E29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25</text:p>
          </table:table-cell>
          <table:table-cell office:value-type="float" office:value="2.22">
            <text:p>2.22</text:p>
          </table:table-cell>
          <table:table-cell table:style-name="ce3" table:formula="of:=IF(AND([.B290]&gt;3;[.B291]&lt;3);1;0)" office:value-type="float" office:value="0">
            <text:p>0</text:p>
          </table:table-cell>
          <table:table-cell table:style-name="ce1" office:value-type="string">
            <text:p>2009-02-25</text:p>
          </table:table-cell>
          <table:table-cell office:value-type="float" office:value="3.24">
            <text:p>3.24</text:p>
          </table:table-cell>
          <table:table-cell table:style-name="ce4" table:formula="of:=IF(AND([.E290]&gt;3;[.E29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26</text:p>
          </table:table-cell>
          <table:table-cell office:value-type="float" office:value="2.09">
            <text:p>2.09</text:p>
          </table:table-cell>
          <table:table-cell table:style-name="ce3" table:formula="of:=IF(AND([.B291]&gt;3;[.B292]&lt;3);1;0)" office:value-type="float" office:value="0">
            <text:p>0</text:p>
          </table:table-cell>
          <table:table-cell table:style-name="ce1" office:value-type="string">
            <text:p>2009-02-26</text:p>
          </table:table-cell>
          <table:table-cell office:value-type="float" office:value="3.05">
            <text:p>3.05</text:p>
          </table:table-cell>
          <table:table-cell table:style-name="ce4" table:formula="of:=IF(AND([.E291]&gt;3;[.E29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2-27</text:p>
          </table:table-cell>
          <table:table-cell office:value-type="float" office:value="2.18">
            <text:p>2.18</text:p>
          </table:table-cell>
          <table:table-cell table:style-name="ce3" table:formula="of:=IF(AND([.B292]&gt;3;[.B293]&lt;3);1;0)" office:value-type="float" office:value="0">
            <text:p>0</text:p>
          </table:table-cell>
          <table:table-cell table:style-name="ce1" office:value-type="string">
            <text:p>2009-02-27</text:p>
          </table:table-cell>
          <table:table-cell office:value-type="float" office:value="2.89">
            <text:p>2.89</text:p>
          </table:table-cell>
          <table:table-cell table:style-name="ce4" table:formula="of:=IF(AND([.E292]&gt;3;[.E293]&lt;3);1;0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02</text:p>
          </table:table-cell>
          <table:table-cell office:value-type="float" office:value="2.01">
            <text:p>2.01</text:p>
          </table:table-cell>
          <table:table-cell table:style-name="ce3" table:formula="of:=IF(AND([.B293]&gt;3;[.B294]&lt;3);1;0)" office:value-type="float" office:value="0">
            <text:p>0</text:p>
          </table:table-cell>
          <table:table-cell table:style-name="ce1" office:value-type="string">
            <text:p>2009-03-02</text:p>
          </table:table-cell>
          <table:table-cell office:value-type="float" office:value="2.53">
            <text:p>2.53</text:p>
          </table:table-cell>
          <table:table-cell table:style-name="ce4" table:formula="of:=IF(AND([.E293]&gt;3;[.E29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03</text:p>
          </table:table-cell>
          <table:table-cell office:value-type="float" office:value="2.07">
            <text:p>2.07</text:p>
          </table:table-cell>
          <table:table-cell table:style-name="ce3" table:formula="of:=IF(AND([.B294]&gt;3;[.B295]&lt;3);1;0)" office:value-type="float" office:value="0">
            <text:p>0</text:p>
          </table:table-cell>
          <table:table-cell table:style-name="ce1" office:value-type="string">
            <text:p>2009-03-03</text:p>
          </table:table-cell>
          <table:table-cell office:value-type="float" office:value="2.66">
            <text:p>2.66</text:p>
          </table:table-cell>
          <table:table-cell table:style-name="ce4" table:formula="of:=IF(AND([.E294]&gt;3;[.E29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04</text:p>
          </table:table-cell>
          <table:table-cell office:value-type="float" office:value="2.3">
            <text:p>2.3</text:p>
          </table:table-cell>
          <table:table-cell table:style-name="ce3" table:formula="of:=IF(AND([.B295]&gt;3;[.B296]&lt;3);1;0)" office:value-type="float" office:value="0">
            <text:p>0</text:p>
          </table:table-cell>
          <table:table-cell table:style-name="ce1" office:value-type="string">
            <text:p>2009-03-04</text:p>
          </table:table-cell>
          <table:table-cell office:value-type="float" office:value="2.78">
            <text:p>2.78</text:p>
          </table:table-cell>
          <table:table-cell table:style-name="ce4" table:formula="of:=IF(AND([.E295]&gt;3;[.E29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05</text:p>
          </table:table-cell>
          <table:table-cell office:value-type="float" office:value="2.16">
            <text:p>2.16</text:p>
          </table:table-cell>
          <table:table-cell table:style-name="ce3" table:formula="of:=IF(AND([.B296]&gt;3;[.B297]&lt;3);1;0)" office:value-type="float" office:value="0">
            <text:p>0</text:p>
          </table:table-cell>
          <table:table-cell table:style-name="ce1" office:value-type="string">
            <text:p>2009-03-05</text:p>
          </table:table-cell>
          <table:table-cell office:value-type="float" office:value="2.57">
            <text:p>2.57</text:p>
          </table:table-cell>
          <table:table-cell table:style-name="ce4" table:formula="of:=IF(AND([.E296]&gt;3;[.E29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06</text:p>
          </table:table-cell>
          <table:table-cell office:value-type="float" office:value="2.14">
            <text:p>2.14</text:p>
          </table:table-cell>
          <table:table-cell table:style-name="ce3" table:formula="of:=IF(AND([.B297]&gt;3;[.B298]&lt;3);1;0)" office:value-type="float" office:value="0">
            <text:p>0</text:p>
          </table:table-cell>
          <table:table-cell table:style-name="ce1" office:value-type="string">
            <text:p>2009-03-06</text:p>
          </table:table-cell>
          <table:table-cell office:value-type="float" office:value="2.52">
            <text:p>2.52</text:p>
          </table:table-cell>
          <table:table-cell table:style-name="ce4" table:formula="of:=IF(AND([.E297]&gt;3;[.E29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09</text:p>
          </table:table-cell>
          <table:table-cell office:value-type="float" office:value="2.14">
            <text:p>2.14</text:p>
          </table:table-cell>
          <table:table-cell table:style-name="ce3" table:formula="of:=IF(AND([.B298]&gt;3;[.B299]&lt;3);1;0)" office:value-type="float" office:value="0">
            <text:p>0</text:p>
          </table:table-cell>
          <table:table-cell table:style-name="ce1" office:value-type="string">
            <text:p>2009-03-09</text:p>
          </table:table-cell>
          <table:table-cell office:value-type="float" office:value="2.71">
            <text:p>2.71</text:p>
          </table:table-cell>
          <table:table-cell table:style-name="ce4" table:formula="of:=IF(AND([.E298]&gt;3;[.E29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10</text:p>
          </table:table-cell>
          <table:table-cell office:value-type="float" office:value="2.32">
            <text:p>2.32</text:p>
          </table:table-cell>
          <table:table-cell table:style-name="ce3" table:formula="of:=IF(AND([.B299]&gt;3;[.B300]&lt;3);1;0)" office:value-type="float" office:value="0">
            <text:p>0</text:p>
          </table:table-cell>
          <table:table-cell table:style-name="ce1" office:value-type="string">
            <text:p>2009-03-10</text:p>
          </table:table-cell>
          <table:table-cell office:value-type="float" office:value="3.39">
            <text:p>3.39</text:p>
          </table:table-cell>
          <table:table-cell table:style-name="ce4" table:formula="of:=IF(AND([.E299]&gt;3;[.E30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11</text:p>
          </table:table-cell>
          <table:table-cell office:value-type="float" office:value="2.31">
            <text:p>2.31</text:p>
          </table:table-cell>
          <table:table-cell table:style-name="ce3" table:formula="of:=IF(AND([.B300]&gt;3;[.B301]&lt;3);1;0)" office:value-type="float" office:value="0">
            <text:p>0</text:p>
          </table:table-cell>
          <table:table-cell table:style-name="ce1" office:value-type="string">
            <text:p>2009-03-11</text:p>
          </table:table-cell>
          <table:table-cell office:value-type="float" office:value="2.99">
            <text:p>2.99</text:p>
          </table:table-cell>
          <table:table-cell table:style-name="ce4" table:formula="of:=IF(AND([.E300]&gt;3;[.E301]&lt;3);1;0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12</text:p>
          </table:table-cell>
          <table:table-cell office:value-type="float" office:value="2.4">
            <text:p>2.4</text:p>
          </table:table-cell>
          <table:table-cell table:style-name="ce3" table:formula="of:=IF(AND([.B301]&gt;3;[.B302]&lt;3);1;0)" office:value-type="float" office:value="0">
            <text:p>0</text:p>
          </table:table-cell>
          <table:table-cell table:style-name="ce1" office:value-type="string">
            <text:p>2009-03-12</text:p>
          </table:table-cell>
          <table:table-cell office:value-type="float" office:value="3.28">
            <text:p>3.28</text:p>
          </table:table-cell>
          <table:table-cell table:style-name="ce4" table:formula="of:=IF(AND([.E301]&gt;3;[.E30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13</text:p>
          </table:table-cell>
          <table:table-cell office:value-type="float" office:value="2.52">
            <text:p>2.52</text:p>
          </table:table-cell>
          <table:table-cell table:style-name="ce3" table:formula="of:=IF(AND([.B302]&gt;3;[.B303]&lt;3);1;0)" office:value-type="float" office:value="0">
            <text:p>0</text:p>
          </table:table-cell>
          <table:table-cell table:style-name="ce1" office:value-type="string">
            <text:p>2009-03-13</text:p>
          </table:table-cell>
          <table:table-cell office:value-type="float" office:value="3.06">
            <text:p>3.06</text:p>
          </table:table-cell>
          <table:table-cell table:style-name="ce4" table:formula="of:=IF(AND([.E302]&gt;3;[.E30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16</text:p>
          </table:table-cell>
          <table:table-cell office:value-type="float" office:value="2.48">
            <text:p>2.48</text:p>
          </table:table-cell>
          <table:table-cell table:style-name="ce3" table:formula="of:=IF(AND([.B303]&gt;3;[.B304]&lt;3);1;0)" office:value-type="float" office:value="0">
            <text:p>0</text:p>
          </table:table-cell>
          <table:table-cell table:style-name="ce1" office:value-type="string">
            <text:p>2009-03-16</text:p>
          </table:table-cell>
          <table:table-cell office:value-type="float" office:value="2.61">
            <text:p>2.61</text:p>
          </table:table-cell>
          <table:table-cell table:style-name="ce4" table:formula="of:=IF(AND([.E303]&gt;3;[.E304]&lt;3);1;0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17</text:p>
          </table:table-cell>
          <table:table-cell office:value-type="float" office:value="2.76">
            <text:p>2.76</text:p>
          </table:table-cell>
          <table:table-cell table:style-name="ce3" table:formula="of:=IF(AND([.B304]&gt;3;[.B305]&lt;3);1;0)" office:value-type="float" office:value="0">
            <text:p>0</text:p>
          </table:table-cell>
          <table:table-cell table:style-name="ce1" office:value-type="string">
            <text:p>2009-03-17</text:p>
          </table:table-cell>
          <table:table-cell office:value-type="float" office:value="2.78">
            <text:p>2.78</text:p>
          </table:table-cell>
          <table:table-cell table:style-name="ce4" table:formula="of:=IF(AND([.E304]&gt;3;[.E30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18</text:p>
          </table:table-cell>
          <table:table-cell office:value-type="float" office:value="2.97">
            <text:p>2.97</text:p>
          </table:table-cell>
          <table:table-cell table:style-name="ce3" table:formula="of:=IF(AND([.B305]&gt;3;[.B306]&lt;3);1;0)" office:value-type="float" office:value="0">
            <text:p>0</text:p>
          </table:table-cell>
          <table:table-cell table:style-name="ce1" office:value-type="string">
            <text:p>2009-03-18</text:p>
          </table:table-cell>
          <table:table-cell office:value-type="float" office:value="3.05">
            <text:p>3.05</text:p>
          </table:table-cell>
          <table:table-cell table:style-name="ce4" table:formula="of:=IF(AND([.E305]&gt;3;[.E30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19</text:p>
          </table:table-cell>
          <table:table-cell office:value-type="float" office:value="2.96">
            <text:p>2.96</text:p>
          </table:table-cell>
          <table:table-cell table:style-name="ce3" table:formula="of:=IF(AND([.B306]&gt;3;[.B307]&lt;3);1;0)" office:value-type="float" office:value="0">
            <text:p>0</text:p>
          </table:table-cell>
          <table:table-cell table:style-name="ce1" office:value-type="string">
            <text:p>2009-03-19</text:p>
          </table:table-cell>
          <table:table-cell office:value-type="float" office:value="2.7">
            <text:p>2.7</text:p>
          </table:table-cell>
          <table:table-cell table:style-name="ce4" table:formula="of:=IF(AND([.E306]&gt;3;[.E307]&lt;3);1;0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20</text:p>
          </table:table-cell>
          <table:table-cell office:value-type="float" office:value="2.67">
            <text:p>2.67</text:p>
          </table:table-cell>
          <table:table-cell table:style-name="ce3" table:formula="of:=IF(AND([.B307]&gt;3;[.B308]&lt;3);1;0)" office:value-type="float" office:value="0">
            <text:p>0</text:p>
          </table:table-cell>
          <table:table-cell table:style-name="ce1" office:value-type="string">
            <text:p>2009-03-20</text:p>
          </table:table-cell>
          <table:table-cell office:value-type="float" office:value="2.36">
            <text:p>2.36</text:p>
          </table:table-cell>
          <table:table-cell table:style-name="ce4" table:formula="of:=IF(AND([.E307]&gt;3;[.E30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23</text:p>
          </table:table-cell>
          <table:table-cell office:value-type="float" office:value="3.02">
            <text:p>3.02</text:p>
          </table:table-cell>
          <table:table-cell table:style-name="ce3" table:formula="of:=IF(AND([.B308]&gt;3;[.B309]&lt;3);1;0)" office:value-type="float" office:value="0">
            <text:p>0</text:p>
          </table:table-cell>
          <table:table-cell table:style-name="ce1" office:value-type="string">
            <text:p>2009-03-23</text:p>
          </table:table-cell>
          <table:table-cell office:value-type="float" office:value="2.95">
            <text:p>2.95</text:p>
          </table:table-cell>
          <table:table-cell table:style-name="ce4" table:formula="of:=IF(AND([.E308]&gt;3;[.E30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24</text:p>
          </table:table-cell>
          <table:table-cell office:value-type="float" office:value="3.14">
            <text:p>3.14</text:p>
          </table:table-cell>
          <table:table-cell table:style-name="ce3" table:formula="of:=IF(AND([.B309]&gt;3;[.B310]&lt;3);1;0)" office:value-type="float" office:value="0">
            <text:p>0</text:p>
          </table:table-cell>
          <table:table-cell table:style-name="ce1" office:value-type="string">
            <text:p>2009-03-24</text:p>
          </table:table-cell>
          <table:table-cell office:value-type="float" office:value="3">
            <text:p>3</text:p>
          </table:table-cell>
          <table:table-cell table:style-name="ce4" table:formula="of:=IF(AND([.E309]&gt;3;[.E31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25</text:p>
          </table:table-cell>
          <table:table-cell office:value-type="float" office:value="3.17">
            <text:p>3.17</text:p>
          </table:table-cell>
          <table:table-cell table:style-name="ce3" table:formula="of:=IF(AND([.B310]&gt;3;[.B311]&lt;3);1;0)" office:value-type="float" office:value="0">
            <text:p>0</text:p>
          </table:table-cell>
          <table:table-cell table:style-name="ce1" office:value-type="string">
            <text:p>2009-03-25</text:p>
          </table:table-cell>
          <table:table-cell office:value-type="float" office:value="4.92">
            <text:p>4.92</text:p>
          </table:table-cell>
          <table:table-cell table:style-name="ce4" table:formula="of:=IF(AND([.E310]&gt;3;[.E31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26</text:p>
          </table:table-cell>
          <table:table-cell office:value-type="float" office:value="3.56">
            <text:p>3.56</text:p>
          </table:table-cell>
          <table:table-cell table:style-name="ce3" table:formula="of:=IF(AND([.B311]&gt;3;[.B312]&lt;3);1;0)" office:value-type="float" office:value="0">
            <text:p>0</text:p>
          </table:table-cell>
          <table:table-cell table:style-name="ce1" office:value-type="string">
            <text:p>2009-03-26</text:p>
          </table:table-cell>
          <table:table-cell office:value-type="float" office:value="5.01">
            <text:p>5.01</text:p>
          </table:table-cell>
          <table:table-cell table:style-name="ce4" table:formula="of:=IF(AND([.E311]&gt;3;[.E31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27</text:p>
          </table:table-cell>
          <table:table-cell office:value-type="float" office:value="3.37">
            <text:p>3.37</text:p>
          </table:table-cell>
          <table:table-cell table:style-name="ce3" table:formula="of:=IF(AND([.B312]&gt;3;[.B313]&lt;3);1;0)" office:value-type="float" office:value="0">
            <text:p>0</text:p>
          </table:table-cell>
          <table:table-cell table:style-name="ce1" office:value-type="string">
            <text:p>2009-03-27</text:p>
          </table:table-cell>
          <table:table-cell office:value-type="float" office:value="4.25">
            <text:p>4.25</text:p>
          </table:table-cell>
          <table:table-cell table:style-name="ce4" table:formula="of:=IF(AND([.E312]&gt;3;[.E31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30</text:p>
          </table:table-cell>
          <table:table-cell office:value-type="float" office:value="3.19">
            <text:p>3.19</text:p>
          </table:table-cell>
          <table:table-cell table:style-name="ce3" table:formula="of:=IF(AND([.B313]&gt;3;[.B314]&lt;3);1;0)" office:value-type="float" office:value="0">
            <text:p>0</text:p>
          </table:table-cell>
          <table:table-cell table:style-name="ce1" office:value-type="string">
            <text:p>2009-03-30</text:p>
          </table:table-cell>
          <table:table-cell office:value-type="float" office:value="3.77">
            <text:p>3.77</text:p>
          </table:table-cell>
          <table:table-cell table:style-name="ce4" table:formula="of:=IF(AND([.E313]&gt;3;[.E31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3-31</text:p>
          </table:table-cell>
          <table:table-cell office:value-type="float" office:value="3.05">
            <text:p>3.05</text:p>
          </table:table-cell>
          <table:table-cell table:style-name="ce3" table:formula="of:=IF(AND([.B314]&gt;3;[.B315]&lt;3);1;0)" office:value-type="float" office:value="0">
            <text:p>0</text:p>
          </table:table-cell>
          <table:table-cell table:style-name="ce1" office:value-type="string">
            <text:p>2009-03-31</text:p>
          </table:table-cell>
          <table:table-cell office:value-type="float" office:value="4.03">
            <text:p>4.03</text:p>
          </table:table-cell>
          <table:table-cell table:style-name="ce4" table:formula="of:=IF(AND([.E314]&gt;3;[.E31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01</text:p>
          </table:table-cell>
          <table:table-cell office:value-type="float" office:value="3.02">
            <text:p>3.02</text:p>
          </table:table-cell>
          <table:table-cell table:style-name="ce3" table:formula="of:=IF(AND([.B315]&gt;3;[.B316]&lt;3);1;0)" office:value-type="float" office:value="0">
            <text:p>0</text:p>
          </table:table-cell>
          <table:table-cell table:style-name="ce1" office:value-type="string">
            <text:p>2009-04-01</text:p>
          </table:table-cell>
          <table:table-cell office:value-type="float" office:value="3.99">
            <text:p>3.99</text:p>
          </table:table-cell>
          <table:table-cell table:style-name="ce4" table:formula="of:=IF(AND([.E315]&gt;3;[.E31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02</text:p>
          </table:table-cell>
          <table:table-cell office:value-type="float" office:value="3.16">
            <text:p>3.16</text:p>
          </table:table-cell>
          <table:table-cell table:style-name="ce3" table:formula="of:=IF(AND([.B316]&gt;3;[.B317]&lt;3);1;0)" office:value-type="float" office:value="0">
            <text:p>0</text:p>
          </table:table-cell>
          <table:table-cell table:style-name="ce1" office:value-type="string">
            <text:p>2009-04-02</text:p>
          </table:table-cell>
          <table:table-cell office:value-type="float" office:value="4.66">
            <text:p>4.66</text:p>
          </table:table-cell>
          <table:table-cell table:style-name="ce4" table:formula="of:=IF(AND([.E316]&gt;3;[.E31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03</text:p>
          </table:table-cell>
          <table:table-cell office:value-type="float" office:value="3.43">
            <text:p>3.43</text:p>
          </table:table-cell>
          <table:table-cell table:style-name="ce3" table:formula="of:=IF(AND([.B317]&gt;3;[.B318]&lt;3);1;0)" office:value-type="float" office:value="0">
            <text:p>0</text:p>
          </table:table-cell>
          <table:table-cell table:style-name="ce1" office:value-type="string">
            <text:p>2009-04-03</text:p>
          </table:table-cell>
          <table:table-cell office:value-type="float" office:value="5.02">
            <text:p>5.02</text:p>
          </table:table-cell>
          <table:table-cell table:style-name="ce4" table:formula="of:=IF(AND([.E317]&gt;3;[.E31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06</text:p>
          </table:table-cell>
          <table:table-cell office:value-type="float" office:value="3.53">
            <text:p>3.53</text:p>
          </table:table-cell>
          <table:table-cell table:style-name="ce3" table:formula="of:=IF(AND([.B318]&gt;3;[.B319]&lt;3);1;0)" office:value-type="float" office:value="0">
            <text:p>0</text:p>
          </table:table-cell>
          <table:table-cell table:style-name="ce1" office:value-type="string">
            <text:p>2009-04-06</text:p>
          </table:table-cell>
          <table:table-cell office:value-type="float" office:value="4.82">
            <text:p>4.82</text:p>
          </table:table-cell>
          <table:table-cell table:style-name="ce4" table:formula="of:=IF(AND([.E318]&gt;3;[.E31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07</text:p>
          </table:table-cell>
          <table:table-cell office:value-type="float" office:value="3.44">
            <text:p>3.44</text:p>
          </table:table-cell>
          <table:table-cell table:style-name="ce3" table:formula="of:=IF(AND([.B319]&gt;3;[.B320]&lt;3);1;0)" office:value-type="float" office:value="0">
            <text:p>0</text:p>
          </table:table-cell>
          <table:table-cell table:style-name="ce1" office:value-type="string">
            <text:p>2009-04-07</text:p>
          </table:table-cell>
          <table:table-cell office:value-type="float" office:value="4.38">
            <text:p>4.38</text:p>
          </table:table-cell>
          <table:table-cell table:style-name="ce4" table:formula="of:=IF(AND([.E319]&gt;3;[.E32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08</text:p>
          </table:table-cell>
          <table:table-cell office:value-type="float" office:value="3.68">
            <text:p>3.68</text:p>
          </table:table-cell>
          <table:table-cell table:style-name="ce3" table:formula="of:=IF(AND([.B320]&gt;3;[.B321]&lt;3);1;0)" office:value-type="float" office:value="0">
            <text:p>0</text:p>
          </table:table-cell>
          <table:table-cell table:style-name="ce1" office:value-type="string">
            <text:p>2009-04-08</text:p>
          </table:table-cell>
          <table:table-cell office:value-type="float" office:value="4.57">
            <text:p>4.57</text:p>
          </table:table-cell>
          <table:table-cell table:style-name="ce4" table:formula="of:=IF(AND([.E320]&gt;3;[.E32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09</text:p>
          </table:table-cell>
          <table:table-cell office:value-type="float" office:value="3.75">
            <text:p>3.75</text:p>
          </table:table-cell>
          <table:table-cell table:style-name="ce3" table:formula="of:=IF(AND([.B321]&gt;3;[.B322]&lt;3);1;0)" office:value-type="float" office:value="0">
            <text:p>0</text:p>
          </table:table-cell>
          <table:table-cell table:style-name="ce1" office:value-type="string">
            <text:p>2009-04-09</text:p>
          </table:table-cell>
          <table:table-cell office:value-type="float" office:value="5.31">
            <text:p>5.31</text:p>
          </table:table-cell>
          <table:table-cell table:style-name="ce4" table:formula="of:=IF(AND([.E321]&gt;3;[.E32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13</text:p>
          </table:table-cell>
          <table:table-cell office:value-type="float" office:value="3.61">
            <text:p>3.61</text:p>
          </table:table-cell>
          <table:table-cell table:style-name="ce3" table:formula="of:=IF(AND([.B322]&gt;3;[.B323]&lt;3);1;0)" office:value-type="float" office:value="0">
            <text:p>0</text:p>
          </table:table-cell>
          <table:table-cell table:style-name="ce1" office:value-type="string">
            <text:p>2009-04-13</text:p>
          </table:table-cell>
          <table:table-cell office:value-type="float" office:value="5.8">
            <text:p>5.8</text:p>
          </table:table-cell>
          <table:table-cell table:style-name="ce4" table:formula="of:=IF(AND([.E322]&gt;3;[.E32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14</text:p>
          </table:table-cell>
          <table:table-cell office:value-type="float" office:value="3.63">
            <text:p>3.63</text:p>
          </table:table-cell>
          <table:table-cell table:style-name="ce3" table:formula="of:=IF(AND([.B323]&gt;3;[.B324]&lt;3);1;0)" office:value-type="float" office:value="0">
            <text:p>0</text:p>
          </table:table-cell>
          <table:table-cell table:style-name="ce1" office:value-type="string">
            <text:p>2009-04-14</text:p>
          </table:table-cell>
          <table:table-cell office:value-type="float" office:value="5.13">
            <text:p>5.13</text:p>
          </table:table-cell>
          <table:table-cell table:style-name="ce4" table:formula="of:=IF(AND([.E323]&gt;3;[.E32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15</text:p>
          </table:table-cell>
          <table:table-cell office:value-type="float" office:value="3.44">
            <text:p>3.44</text:p>
          </table:table-cell>
          <table:table-cell table:style-name="ce3" table:formula="of:=IF(AND([.B324]&gt;3;[.B325]&lt;3);1;0)" office:value-type="float" office:value="0">
            <text:p>0</text:p>
          </table:table-cell>
          <table:table-cell table:style-name="ce1" office:value-type="string">
            <text:p>2009-04-15</text:p>
          </table:table-cell>
          <table:table-cell office:value-type="float" office:value="5.5">
            <text:p>5.5</text:p>
          </table:table-cell>
          <table:table-cell table:style-name="ce4" table:formula="of:=IF(AND([.E324]&gt;3;[.E32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16</text:p>
          </table:table-cell>
          <table:table-cell office:value-type="float" office:value="3.57">
            <text:p>3.57</text:p>
          </table:table-cell>
          <table:table-cell table:style-name="ce3" table:formula="of:=IF(AND([.B325]&gt;3;[.B326]&lt;3);1;0)" office:value-type="float" office:value="0">
            <text:p>0</text:p>
          </table:table-cell>
          <table:table-cell table:style-name="ce1" office:value-type="string">
            <text:p>2009-04-16</text:p>
          </table:table-cell>
          <table:table-cell office:value-type="float" office:value="5.7">
            <text:p>5.7</text:p>
          </table:table-cell>
          <table:table-cell table:style-name="ce4" table:formula="of:=IF(AND([.E325]&gt;3;[.E32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17</text:p>
          </table:table-cell>
          <table:table-cell office:value-type="float" office:value="3.56">
            <text:p>3.56</text:p>
          </table:table-cell>
          <table:table-cell table:style-name="ce3" table:formula="of:=IF(AND([.B326]&gt;3;[.B327]&lt;3);1;0)" office:value-type="float" office:value="0">
            <text:p>0</text:p>
          </table:table-cell>
          <table:table-cell table:style-name="ce1" office:value-type="string">
            <text:p>2009-04-17</text:p>
          </table:table-cell>
          <table:table-cell office:value-type="float" office:value="5.97">
            <text:p>5.97</text:p>
          </table:table-cell>
          <table:table-cell table:style-name="ce4" table:formula="of:=IF(AND([.E326]&gt;3;[.E32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20</text:p>
          </table:table-cell>
          <table:table-cell office:value-type="float" office:value="3.31">
            <text:p>3.31</text:p>
          </table:table-cell>
          <table:table-cell table:style-name="ce3" table:formula="of:=IF(AND([.B327]&gt;3;[.B328]&lt;3);1;0)" office:value-type="float" office:value="0">
            <text:p>0</text:p>
          </table:table-cell>
          <table:table-cell table:style-name="ce1" office:value-type="string">
            <text:p>2009-04-20</text:p>
          </table:table-cell>
          <table:table-cell office:value-type="float" office:value="5.14">
            <text:p>5.14</text:p>
          </table:table-cell>
          <table:table-cell table:style-name="ce4" table:formula="of:=IF(AND([.E327]&gt;3;[.E32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21</text:p>
          </table:table-cell>
          <table:table-cell office:value-type="float" office:value="3.36">
            <text:p>3.36</text:p>
          </table:table-cell>
          <table:table-cell table:style-name="ce3" table:formula="of:=IF(AND([.B328]&gt;3;[.B329]&lt;3);1;0)" office:value-type="float" office:value="0">
            <text:p>0</text:p>
          </table:table-cell>
          <table:table-cell table:style-name="ce1" office:value-type="string">
            <text:p>2009-04-21</text:p>
          </table:table-cell>
          <table:table-cell office:value-type="float" office:value="5.79">
            <text:p>5.79</text:p>
          </table:table-cell>
          <table:table-cell table:style-name="ce4" table:formula="of:=IF(AND([.E328]&gt;3;[.E32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22</text:p>
          </table:table-cell>
          <table:table-cell office:value-type="float" office:value="3.33">
            <text:p>3.33</text:p>
          </table:table-cell>
          <table:table-cell table:style-name="ce3" table:formula="of:=IF(AND([.B329]&gt;3;[.B330]&lt;3);1;0)" office:value-type="float" office:value="0">
            <text:p>0</text:p>
          </table:table-cell>
          <table:table-cell table:style-name="ce1" office:value-type="string">
            <text:p>2009-04-22</text:p>
          </table:table-cell>
          <table:table-cell office:value-type="float" office:value="5.91">
            <text:p>5.91</text:p>
          </table:table-cell>
          <table:table-cell table:style-name="ce4" table:formula="of:=IF(AND([.E329]&gt;3;[.E33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23</text:p>
          </table:table-cell>
          <table:table-cell office:value-type="float" office:value="3.53">
            <text:p>3.53</text:p>
          </table:table-cell>
          <table:table-cell table:style-name="ce3" table:formula="of:=IF(AND([.B330]&gt;3;[.B331]&lt;3);1;0)" office:value-type="float" office:value="0">
            <text:p>0</text:p>
          </table:table-cell>
          <table:table-cell table:style-name="ce1" office:value-type="string">
            <text:p>2009-04-23</text:p>
          </table:table-cell>
          <table:table-cell office:value-type="float" office:value="6.22">
            <text:p>6.22</text:p>
          </table:table-cell>
          <table:table-cell table:style-name="ce4" table:formula="of:=IF(AND([.E330]&gt;3;[.E33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24</text:p>
          </table:table-cell>
          <table:table-cell office:value-type="float" office:value="3.51">
            <text:p>3.51</text:p>
          </table:table-cell>
          <table:table-cell table:style-name="ce3" table:formula="of:=IF(AND([.B331]&gt;3;[.B332]&lt;3);1;0)" office:value-type="float" office:value="0">
            <text:p>0</text:p>
          </table:table-cell>
          <table:table-cell table:style-name="ce1" office:value-type="string">
            <text:p>2009-04-24</text:p>
          </table:table-cell>
          <table:table-cell office:value-type="float" office:value="7.13">
            <text:p>7.13</text:p>
          </table:table-cell>
          <table:table-cell table:style-name="ce4" table:formula="of:=IF(AND([.E331]&gt;3;[.E33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27</text:p>
          </table:table-cell>
          <table:table-cell office:value-type="float" office:value="3.47">
            <text:p>3.47</text:p>
          </table:table-cell>
          <table:table-cell table:style-name="ce3" table:formula="of:=IF(AND([.B332]&gt;3;[.B333]&lt;3);1;0)" office:value-type="float" office:value="0">
            <text:p>0</text:p>
          </table:table-cell>
          <table:table-cell table:style-name="ce1" office:value-type="string">
            <text:p>2009-04-27</text:p>
          </table:table-cell>
          <table:table-cell office:value-type="float" office:value="6.4">
            <text:p>6.4</text:p>
          </table:table-cell>
          <table:table-cell table:style-name="ce4" table:formula="of:=IF(AND([.E332]&gt;3;[.E33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28</text:p>
          </table:table-cell>
          <table:table-cell office:value-type="float" office:value="3.41">
            <text:p>3.41</text:p>
          </table:table-cell>
          <table:table-cell table:style-name="ce3" table:formula="of:=IF(AND([.B333]&gt;3;[.B334]&lt;3);1;0)" office:value-type="float" office:value="0">
            <text:p>0</text:p>
          </table:table-cell>
          <table:table-cell table:style-name="ce1" office:value-type="string">
            <text:p>2009-04-28</text:p>
          </table:table-cell>
          <table:table-cell office:value-type="float" office:value="6.24">
            <text:p>6.24</text:p>
          </table:table-cell>
          <table:table-cell table:style-name="ce4" table:formula="of:=IF(AND([.E333]&gt;3;[.E33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29</text:p>
          </table:table-cell>
          <table:table-cell office:value-type="float" office:value="3.51">
            <text:p>3.51</text:p>
          </table:table-cell>
          <table:table-cell table:style-name="ce3" table:formula="of:=IF(AND([.B334]&gt;3;[.B335]&lt;3);1;0)" office:value-type="float" office:value="0">
            <text:p>0</text:p>
          </table:table-cell>
          <table:table-cell table:style-name="ce1" office:value-type="string">
            <text:p>2009-04-29</text:p>
          </table:table-cell>
          <table:table-cell office:value-type="float" office:value="6.57">
            <text:p>6.57</text:p>
          </table:table-cell>
          <table:table-cell table:style-name="ce4" table:formula="of:=IF(AND([.E334]&gt;3;[.E33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4-30</text:p>
          </table:table-cell>
          <table:table-cell office:value-type="float" office:value="3.61">
            <text:p>3.61</text:p>
          </table:table-cell>
          <table:table-cell table:style-name="ce3" table:formula="of:=IF(AND([.B335]&gt;3;[.B336]&lt;3);1;0)" office:value-type="float" office:value="0">
            <text:p>0</text:p>
          </table:table-cell>
          <table:table-cell table:style-name="ce1" office:value-type="string">
            <text:p>2009-04-30</text:p>
          </table:table-cell>
          <table:table-cell office:value-type="float" office:value="7.5">
            <text:p>7.5</text:p>
          </table:table-cell>
          <table:table-cell table:style-name="ce4" table:formula="of:=IF(AND([.E335]&gt;3;[.E33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01</text:p>
          </table:table-cell>
          <table:table-cell office:value-type="float" office:value="3.82">
            <text:p>3.82</text:p>
          </table:table-cell>
          <table:table-cell table:style-name="ce3" table:formula="of:=IF(AND([.B336]&gt;3;[.B337]&lt;3);1;0)" office:value-type="float" office:value="0">
            <text:p>0</text:p>
          </table:table-cell>
          <table:table-cell table:style-name="ce1" office:value-type="string">
            <text:p>2009-05-01</text:p>
          </table:table-cell>
          <table:table-cell office:value-type="float" office:value="7.92">
            <text:p>7.92</text:p>
          </table:table-cell>
          <table:table-cell table:style-name="ce4" table:formula="of:=IF(AND([.E336]&gt;3;[.E33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04</text:p>
          </table:table-cell>
          <table:table-cell office:value-type="float" office:value="4.26">
            <text:p>4.26</text:p>
          </table:table-cell>
          <table:table-cell table:style-name="ce3" table:formula="of:=IF(AND([.B337]&gt;3;[.B338]&lt;3);1;0)" office:value-type="float" office:value="0">
            <text:p>0</text:p>
          </table:table-cell>
          <table:table-cell table:style-name="ce1" office:value-type="string">
            <text:p>2009-05-04</text:p>
          </table:table-cell>
          <table:table-cell office:value-type="float" office:value="9.04">
            <text:p>9.04</text:p>
          </table:table-cell>
          <table:table-cell table:style-name="ce4" table:formula="of:=IF(AND([.E337]&gt;3;[.E33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05</text:p>
          </table:table-cell>
          <table:table-cell office:value-type="float" office:value="4.32">
            <text:p>4.32</text:p>
          </table:table-cell>
          <table:table-cell table:style-name="ce3" table:formula="of:=IF(AND([.B338]&gt;3;[.B339]&lt;3);1;0)" office:value-type="float" office:value="0">
            <text:p>0</text:p>
          </table:table-cell>
          <table:table-cell table:style-name="ce1" office:value-type="string">
            <text:p>2009-05-05</text:p>
          </table:table-cell>
          <table:table-cell office:value-type="float" office:value="9.08">
            <text:p>9.08</text:p>
          </table:table-cell>
          <table:table-cell table:style-name="ce4" table:formula="of:=IF(AND([.E338]&gt;3;[.E33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06</text:p>
          </table:table-cell>
          <table:table-cell office:value-type="float" office:value="4.31">
            <text:p>4.31</text:p>
          </table:table-cell>
          <table:table-cell table:style-name="ce3" table:formula="of:=IF(AND([.B339]&gt;3;[.B340]&lt;3);1;0)" office:value-type="float" office:value="0">
            <text:p>0</text:p>
          </table:table-cell>
          <table:table-cell table:style-name="ce1" office:value-type="string">
            <text:p>2009-05-06</text:p>
          </table:table-cell>
          <table:table-cell office:value-type="float" office:value="9.53">
            <text:p>9.53</text:p>
          </table:table-cell>
          <table:table-cell table:style-name="ce4" table:formula="of:=IF(AND([.E339]&gt;3;[.E34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07</text:p>
          </table:table-cell>
          <table:table-cell office:value-type="float" office:value="4.01">
            <text:p>4.01</text:p>
          </table:table-cell>
          <table:table-cell table:style-name="ce3" table:formula="of:=IF(AND([.B340]&gt;3;[.B341]&lt;3);1;0)" office:value-type="float" office:value="0">
            <text:p>0</text:p>
          </table:table-cell>
          <table:table-cell table:style-name="ce1" office:value-type="string">
            <text:p>2009-05-07</text:p>
          </table:table-cell>
          <table:table-cell office:value-type="float" office:value="8.42">
            <text:p>8.42</text:p>
          </table:table-cell>
          <table:table-cell table:style-name="ce4" table:formula="of:=IF(AND([.E340]&gt;3;[.E34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08</text:p>
          </table:table-cell>
          <table:table-cell office:value-type="float" office:value="3.93">
            <text:p>3.93</text:p>
          </table:table-cell>
          <table:table-cell table:style-name="ce3" table:formula="of:=IF(AND([.B341]&gt;3;[.B342]&lt;3);1;0)" office:value-type="float" office:value="0">
            <text:p>0</text:p>
          </table:table-cell>
          <table:table-cell table:style-name="ce1" office:value-type="string">
            <text:p>2009-05-08</text:p>
          </table:table-cell>
          <table:table-cell office:value-type="float" office:value="9.37">
            <text:p>9.37</text:p>
          </table:table-cell>
          <table:table-cell table:style-name="ce4" table:formula="of:=IF(AND([.E341]&gt;3;[.E34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11</text:p>
          </table:table-cell>
          <table:table-cell office:value-type="float" office:value="4.22">
            <text:p>4.22</text:p>
          </table:table-cell>
          <table:table-cell table:style-name="ce3" table:formula="of:=IF(AND([.B342]&gt;3;[.B343]&lt;3);1;0)" office:value-type="float" office:value="0">
            <text:p>0</text:p>
          </table:table-cell>
          <table:table-cell table:style-name="ce1" office:value-type="string">
            <text:p>2009-05-11</text:p>
          </table:table-cell>
          <table:table-cell office:value-type="float" office:value="8.38">
            <text:p>8.38</text:p>
          </table:table-cell>
          <table:table-cell table:style-name="ce4" table:formula="of:=IF(AND([.E342]&gt;3;[.E34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12</text:p>
          </table:table-cell>
          <table:table-cell office:value-type="float" office:value="4.35">
            <text:p>4.35</text:p>
          </table:table-cell>
          <table:table-cell table:style-name="ce3" table:formula="of:=IF(AND([.B343]&gt;3;[.B344]&lt;3);1;0)" office:value-type="float" office:value="0">
            <text:p>0</text:p>
          </table:table-cell>
          <table:table-cell table:style-name="ce1" office:value-type="string">
            <text:p>2009-05-12</text:p>
          </table:table-cell>
          <table:table-cell office:value-type="float" office:value="7.95">
            <text:p>7.95</text:p>
          </table:table-cell>
          <table:table-cell table:style-name="ce4" table:formula="of:=IF(AND([.E343]&gt;3;[.E34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13</text:p>
          </table:table-cell>
          <table:table-cell office:value-type="float" office:value="4.38">
            <text:p>4.38</text:p>
          </table:table-cell>
          <table:table-cell table:style-name="ce3" table:formula="of:=IF(AND([.B344]&gt;3;[.B345]&lt;3);1;0)" office:value-type="float" office:value="0">
            <text:p>0</text:p>
          </table:table-cell>
          <table:table-cell table:style-name="ce1" office:value-type="string">
            <text:p>2009-05-13</text:p>
          </table:table-cell>
          <table:table-cell office:value-type="float" office:value="7">
            <text:p>7</text:p>
          </table:table-cell>
          <table:table-cell table:style-name="ce4" table:formula="of:=IF(AND([.E344]&gt;3;[.E34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14</text:p>
          </table:table-cell>
          <table:table-cell office:value-type="float" office:value="4.24">
            <text:p>4.24</text:p>
          </table:table-cell>
          <table:table-cell table:style-name="ce3" table:formula="of:=IF(AND([.B345]&gt;3;[.B346]&lt;3);1;0)" office:value-type="float" office:value="0">
            <text:p>0</text:p>
          </table:table-cell>
          <table:table-cell table:style-name="ce1" office:value-type="string">
            <text:p>2009-05-14</text:p>
          </table:table-cell>
          <table:table-cell office:value-type="float" office:value="7.43">
            <text:p>7.43</text:p>
          </table:table-cell>
          <table:table-cell table:style-name="ce4" table:formula="of:=IF(AND([.E345]&gt;3;[.E34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15</text:p>
          </table:table-cell>
          <table:table-cell office:value-type="float" office:value="4.01">
            <text:p>4.01</text:p>
          </table:table-cell>
          <table:table-cell table:style-name="ce3" table:formula="of:=IF(AND([.B346]&gt;3;[.B347]&lt;3);1;0)" office:value-type="float" office:value="0">
            <text:p>0</text:p>
          </table:table-cell>
          <table:table-cell table:style-name="ce1" office:value-type="string">
            <text:p>2009-05-15</text:p>
          </table:table-cell>
          <table:table-cell office:value-type="float" office:value="7.07">
            <text:p>7.07</text:p>
          </table:table-cell>
          <table:table-cell table:style-name="ce4" table:formula="of:=IF(AND([.E346]&gt;3;[.E34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18</text:p>
          </table:table-cell>
          <table:table-cell office:value-type="float" office:value="4.14">
            <text:p>4.14</text:p>
          </table:table-cell>
          <table:table-cell table:style-name="ce3" table:formula="of:=IF(AND([.B347]&gt;3;[.B348]&lt;3);1;0)" office:value-type="float" office:value="0">
            <text:p>0</text:p>
          </table:table-cell>
          <table:table-cell table:style-name="ce1" office:value-type="string">
            <text:p>2009-05-18</text:p>
          </table:table-cell>
          <table:table-cell office:value-type="float" office:value="7.93">
            <text:p>7.93</text:p>
          </table:table-cell>
          <table:table-cell table:style-name="ce4" table:formula="of:=IF(AND([.E347]&gt;3;[.E34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19</text:p>
          </table:table-cell>
          <table:table-cell office:value-type="float" office:value="4.39">
            <text:p>4.39</text:p>
          </table:table-cell>
          <table:table-cell table:style-name="ce3" table:formula="of:=IF(AND([.B348]&gt;3;[.B349]&lt;3);1;0)" office:value-type="float" office:value="0">
            <text:p>0</text:p>
          </table:table-cell>
          <table:table-cell table:style-name="ce1" office:value-type="string">
            <text:p>2009-05-19</text:p>
          </table:table-cell>
          <table:table-cell office:value-type="float" office:value="7.9">
            <text:p>7.9</text:p>
          </table:table-cell>
          <table:table-cell table:style-name="ce4" table:formula="of:=IF(AND([.E348]&gt;3;[.E34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20</text:p>
          </table:table-cell>
          <table:table-cell office:value-type="float" office:value="4.5">
            <text:p>4.5</text:p>
          </table:table-cell>
          <table:table-cell table:style-name="ce3" table:formula="of:=IF(AND([.B349]&gt;3;[.B350]&lt;3);1;0)" office:value-type="float" office:value="0">
            <text:p>0</text:p>
          </table:table-cell>
          <table:table-cell table:style-name="ce1" office:value-type="string">
            <text:p>2009-05-20</text:p>
          </table:table-cell>
          <table:table-cell office:value-type="float" office:value="7.32">
            <text:p>7.32</text:p>
          </table:table-cell>
          <table:table-cell table:style-name="ce4" table:formula="of:=IF(AND([.E349]&gt;3;[.E35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21</text:p>
          </table:table-cell>
          <table:table-cell office:value-type="float" office:value="4.34">
            <text:p>4.34</text:p>
          </table:table-cell>
          <table:table-cell table:style-name="ce3" table:formula="of:=IF(AND([.B350]&gt;3;[.B351]&lt;3);1;0)" office:value-type="float" office:value="0">
            <text:p>0</text:p>
          </table:table-cell>
          <table:table-cell table:style-name="ce1" office:value-type="string">
            <text:p>2009-05-21</text:p>
          </table:table-cell>
          <table:table-cell office:value-type="float" office:value="6.92">
            <text:p>6.92</text:p>
          </table:table-cell>
          <table:table-cell table:style-name="ce4" table:formula="of:=IF(AND([.E350]&gt;3;[.E35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22</text:p>
          </table:table-cell>
          <table:table-cell office:value-type="float" office:value="4.26">
            <text:p>4.26</text:p>
          </table:table-cell>
          <table:table-cell table:style-name="ce3" table:formula="of:=IF(AND([.B351]&gt;3;[.B352]&lt;3);1;0)" office:value-type="float" office:value="0">
            <text:p>0</text:p>
          </table:table-cell>
          <table:table-cell table:style-name="ce1" office:value-type="string">
            <text:p>2009-05-22</text:p>
          </table:table-cell>
          <table:table-cell office:value-type="float" office:value="6.77">
            <text:p>6.77</text:p>
          </table:table-cell>
          <table:table-cell table:style-name="ce4" table:formula="of:=IF(AND([.E351]&gt;3;[.E35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26</text:p>
          </table:table-cell>
          <table:table-cell office:value-type="float" office:value="4.53">
            <text:p>4.53</text:p>
          </table:table-cell>
          <table:table-cell table:style-name="ce3" table:formula="of:=IF(AND([.B352]&gt;3;[.B353]&lt;3);1;0)" office:value-type="float" office:value="0">
            <text:p>0</text:p>
          </table:table-cell>
          <table:table-cell table:style-name="ce1" office:value-type="string">
            <text:p>2009-05-26</text:p>
          </table:table-cell>
          <table:table-cell office:value-type="float" office:value="7.29">
            <text:p>7.29</text:p>
          </table:table-cell>
          <table:table-cell table:style-name="ce4" table:formula="of:=IF(AND([.E352]&gt;3;[.E35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27</text:p>
          </table:table-cell>
          <table:table-cell office:value-type="float" office:value="4.71">
            <text:p>4.71</text:p>
          </table:table-cell>
          <table:table-cell table:style-name="ce3" table:formula="of:=IF(AND([.B353]&gt;3;[.B354]&lt;3);1;0)" office:value-type="float" office:value="0">
            <text:p>0</text:p>
          </table:table-cell>
          <table:table-cell table:style-name="ce1" office:value-type="string">
            <text:p>2009-05-27</text:p>
          </table:table-cell>
          <table:table-cell office:value-type="float" office:value="6.75">
            <text:p>6.75</text:p>
          </table:table-cell>
          <table:table-cell table:style-name="ce4" table:formula="of:=IF(AND([.E353]&gt;3;[.E35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28</text:p>
          </table:table-cell>
          <table:table-cell office:value-type="float" office:value="4.7">
            <text:p>4.7</text:p>
          </table:table-cell>
          <table:table-cell table:style-name="ce3" table:formula="of:=IF(AND([.B354]&gt;3;[.B355]&lt;3);1;0)" office:value-type="float" office:value="0">
            <text:p>0</text:p>
          </table:table-cell>
          <table:table-cell table:style-name="ce1" office:value-type="string">
            <text:p>2009-05-28</text:p>
          </table:table-cell>
          <table:table-cell office:value-type="float" office:value="6.76">
            <text:p>6.76</text:p>
          </table:table-cell>
          <table:table-cell table:style-name="ce4" table:formula="of:=IF(AND([.E354]&gt;3;[.E35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5-29</text:p>
          </table:table-cell>
          <table:table-cell office:value-type="float" office:value="4.54">
            <text:p>4.54</text:p>
          </table:table-cell>
          <table:table-cell table:style-name="ce3" table:formula="of:=IF(AND([.B355]&gt;3;[.B356]&lt;3);1;0)" office:value-type="float" office:value="0">
            <text:p>0</text:p>
          </table:table-cell>
          <table:table-cell table:style-name="ce1" office:value-type="string">
            <text:p>2009-05-29</text:p>
          </table:table-cell>
          <table:table-cell office:value-type="float" office:value="7.3">
            <text:p>7.3</text:p>
          </table:table-cell>
          <table:table-cell table:style-name="ce4" table:formula="of:=IF(AND([.E355]&gt;3;[.E35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01</text:p>
          </table:table-cell>
          <table:table-cell office:value-type="float" office:value="4.73">
            <text:p>4.73</text:p>
          </table:table-cell>
          <table:table-cell table:style-name="ce3" table:formula="of:=IF(AND([.B356]&gt;3;[.B357]&lt;3);1;0)" office:value-type="float" office:value="0">
            <text:p>0</text:p>
          </table:table-cell>
          <table:table-cell table:style-name="ce1" office:value-type="string">
            <text:p>2009-06-01</text:p>
          </table:table-cell>
          <table:table-cell office:value-type="float" office:value="8.41">
            <text:p>8.41</text:p>
          </table:table-cell>
          <table:table-cell table:style-name="ce4" table:formula="of:=IF(AND([.E356]&gt;3;[.E35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02</text:p>
          </table:table-cell>
          <table:table-cell office:value-type="float" office:value="4.56">
            <text:p>4.56</text:p>
          </table:table-cell>
          <table:table-cell table:style-name="ce3" table:formula="of:=IF(AND([.B357]&gt;3;[.B358]&lt;3);1;0)" office:value-type="float" office:value="0">
            <text:p>0</text:p>
          </table:table-cell>
          <table:table-cell table:style-name="ce1" office:value-type="string">
            <text:p>2009-06-02</text:p>
          </table:table-cell>
          <table:table-cell office:value-type="float" office:value="8.44">
            <text:p>8.44</text:p>
          </table:table-cell>
          <table:table-cell table:style-name="ce4" table:formula="of:=IF(AND([.E357]&gt;3;[.E35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03</text:p>
          </table:table-cell>
          <table:table-cell office:value-type="float" office:value="4.48">
            <text:p>4.48</text:p>
          </table:table-cell>
          <table:table-cell table:style-name="ce3" table:formula="of:=IF(AND([.B358]&gt;3;[.B359]&lt;3);1;0)" office:value-type="float" office:value="0">
            <text:p>0</text:p>
          </table:table-cell>
          <table:table-cell table:style-name="ce1" office:value-type="string">
            <text:p>2009-06-03</text:p>
          </table:table-cell>
          <table:table-cell office:value-type="float" office:value="7.81">
            <text:p>7.81</text:p>
          </table:table-cell>
          <table:table-cell table:style-name="ce4" table:formula="of:=IF(AND([.E358]&gt;3;[.E35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04</text:p>
          </table:table-cell>
          <table:table-cell office:value-type="float" office:value="4.65">
            <text:p>4.65</text:p>
          </table:table-cell>
          <table:table-cell table:style-name="ce3" table:formula="of:=IF(AND([.B359]&gt;3;[.B360]&lt;3);1;0)" office:value-type="float" office:value="0">
            <text:p>0</text:p>
          </table:table-cell>
          <table:table-cell table:style-name="ce1" office:value-type="string">
            <text:p>2009-06-04</text:p>
          </table:table-cell>
          <table:table-cell office:value-type="float" office:value="8.29">
            <text:p>8.29</text:p>
          </table:table-cell>
          <table:table-cell table:style-name="ce4" table:formula="of:=IF(AND([.E359]&gt;3;[.E36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05</text:p>
          </table:table-cell>
          <table:table-cell office:value-type="float" office:value="4.63">
            <text:p>4.63</text:p>
          </table:table-cell>
          <table:table-cell table:style-name="ce3" table:formula="of:=IF(AND([.B360]&gt;3;[.B361]&lt;3);1;0)" office:value-type="float" office:value="0">
            <text:p>0</text:p>
          </table:table-cell>
          <table:table-cell table:style-name="ce1" office:value-type="string">
            <text:p>2009-06-05</text:p>
          </table:table-cell>
          <table:table-cell office:value-type="float" office:value="8.04">
            <text:p>8.04</text:p>
          </table:table-cell>
          <table:table-cell table:style-name="ce4" table:formula="of:=IF(AND([.E360]&gt;3;[.E36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08</text:p>
          </table:table-cell>
          <table:table-cell office:value-type="float" office:value="4.61">
            <text:p>4.61</text:p>
          </table:table-cell>
          <table:table-cell table:style-name="ce3" table:formula="of:=IF(AND([.B361]&gt;3;[.B362]&lt;3);1;0)" office:value-type="float" office:value="0">
            <text:p>0</text:p>
          </table:table-cell>
          <table:table-cell table:style-name="ce1" office:value-type="string">
            <text:p>2009-06-08</text:p>
          </table:table-cell>
          <table:table-cell office:value-type="float" office:value="7.92">
            <text:p>7.92</text:p>
          </table:table-cell>
          <table:table-cell table:style-name="ce4" table:formula="of:=IF(AND([.E361]&gt;3;[.E36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09</text:p>
          </table:table-cell>
          <table:table-cell office:value-type="float" office:value="4.75">
            <text:p>4.75</text:p>
          </table:table-cell>
          <table:table-cell table:style-name="ce3" table:formula="of:=IF(AND([.B362]&gt;3;[.B363]&lt;3);1;0)" office:value-type="float" office:value="0">
            <text:p>0</text:p>
          </table:table-cell>
          <table:table-cell table:style-name="ce1" office:value-type="string">
            <text:p>2009-06-09</text:p>
          </table:table-cell>
          <table:table-cell office:value-type="float" office:value="8.14">
            <text:p>8.14</text:p>
          </table:table-cell>
          <table:table-cell table:style-name="ce4" table:formula="of:=IF(AND([.E362]&gt;3;[.E36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10</text:p>
          </table:table-cell>
          <table:table-cell office:value-type="float" office:value="4.82">
            <text:p>4.82</text:p>
          </table:table-cell>
          <table:table-cell table:style-name="ce3" table:formula="of:=IF(AND([.B363]&gt;3;[.B364]&lt;3);1;0)" office:value-type="float" office:value="0">
            <text:p>0</text:p>
          </table:table-cell>
          <table:table-cell table:style-name="ce1" office:value-type="string">
            <text:p>2009-06-10</text:p>
          </table:table-cell>
          <table:table-cell office:value-type="float" office:value="9.25">
            <text:p>9.25</text:p>
          </table:table-cell>
          <table:table-cell table:style-name="ce4" table:formula="of:=IF(AND([.E363]&gt;3;[.E36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11</text:p>
          </table:table-cell>
          <table:table-cell office:value-type="float" office:value="4.7">
            <text:p>4.7</text:p>
          </table:table-cell>
          <table:table-cell table:style-name="ce3" table:formula="of:=IF(AND([.B364]&gt;3;[.B365]&lt;3);1;0)" office:value-type="float" office:value="0">
            <text:p>0</text:p>
          </table:table-cell>
          <table:table-cell table:style-name="ce1" office:value-type="string">
            <text:p>2009-06-11</text:p>
          </table:table-cell>
          <table:table-cell office:value-type="float" office:value="9.05">
            <text:p>9.05</text:p>
          </table:table-cell>
          <table:table-cell table:style-name="ce4" table:formula="of:=IF(AND([.E364]&gt;3;[.E36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12</text:p>
          </table:table-cell>
          <table:table-cell office:value-type="float" office:value="4.47">
            <text:p>4.47</text:p>
          </table:table-cell>
          <table:table-cell table:style-name="ce3" table:formula="of:=IF(AND([.B365]&gt;3;[.B366]&lt;3);1;0)" office:value-type="float" office:value="0">
            <text:p>0</text:p>
          </table:table-cell>
          <table:table-cell table:style-name="ce1" office:value-type="string">
            <text:p>2009-06-12</text:p>
          </table:table-cell>
          <table:table-cell office:value-type="float" office:value="9.81">
            <text:p>9.81</text:p>
          </table:table-cell>
          <table:table-cell table:style-name="ce4" table:formula="of:=IF(AND([.E365]&gt;3;[.E36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15</text:p>
          </table:table-cell>
          <table:table-cell office:value-type="float" office:value="4.26">
            <text:p>4.26</text:p>
          </table:table-cell>
          <table:table-cell table:style-name="ce3" table:formula="of:=IF(AND([.B366]&gt;3;[.B367]&lt;3);1;0)" office:value-type="float" office:value="0">
            <text:p>0</text:p>
          </table:table-cell>
          <table:table-cell table:style-name="ce1" office:value-type="string">
            <text:p>2009-06-15</text:p>
          </table:table-cell>
          <table:table-cell office:value-type="float" office:value="8.98">
            <text:p>8.98</text:p>
          </table:table-cell>
          <table:table-cell table:style-name="ce4" table:formula="of:=IF(AND([.E366]&gt;3;[.E36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16</text:p>
          </table:table-cell>
          <table:table-cell office:value-type="float" office:value="4.13">
            <text:p>4.13</text:p>
          </table:table-cell>
          <table:table-cell table:style-name="ce3" table:formula="of:=IF(AND([.B367]&gt;3;[.B368]&lt;3);1;0)" office:value-type="float" office:value="0">
            <text:p>0</text:p>
          </table:table-cell>
          <table:table-cell table:style-name="ce1" office:value-type="string">
            <text:p>2009-06-16</text:p>
          </table:table-cell>
          <table:table-cell office:value-type="float" office:value="8.77">
            <text:p>8.77</text:p>
          </table:table-cell>
          <table:table-cell table:style-name="ce4" table:formula="of:=IF(AND([.E367]&gt;3;[.E36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17</text:p>
          </table:table-cell>
          <table:table-cell office:value-type="float" office:value="4.08">
            <text:p>4.08</text:p>
          </table:table-cell>
          <table:table-cell table:style-name="ce3" table:formula="of:=IF(AND([.B368]&gt;3;[.B369]&lt;3);1;0)" office:value-type="float" office:value="0">
            <text:p>0</text:p>
          </table:table-cell>
          <table:table-cell table:style-name="ce1" office:value-type="string">
            <text:p>2009-06-17</text:p>
          </table:table-cell>
          <table:table-cell office:value-type="float" office:value="8.44">
            <text:p>8.44</text:p>
          </table:table-cell>
          <table:table-cell table:style-name="ce4" table:formula="of:=IF(AND([.E368]&gt;3;[.E36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18</text:p>
          </table:table-cell>
          <table:table-cell office:value-type="float" office:value="3.85">
            <text:p>3.85</text:p>
          </table:table-cell>
          <table:table-cell table:style-name="ce3" table:formula="of:=IF(AND([.B369]&gt;3;[.B370]&lt;3);1;0)" office:value-type="float" office:value="0">
            <text:p>0</text:p>
          </table:table-cell>
          <table:table-cell table:style-name="ce1" office:value-type="string">
            <text:p>2009-06-18</text:p>
          </table:table-cell>
          <table:table-cell office:value-type="float" office:value="8.53">
            <text:p>8.53</text:p>
          </table:table-cell>
          <table:table-cell table:style-name="ce4" table:formula="of:=IF(AND([.E369]&gt;3;[.E37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19</text:p>
          </table:table-cell>
          <table:table-cell office:value-type="float" office:value="3.87">
            <text:p>3.87</text:p>
          </table:table-cell>
          <table:table-cell table:style-name="ce3" table:formula="of:=IF(AND([.B370]&gt;3;[.B371]&lt;3);1;0)" office:value-type="float" office:value="0">
            <text:p>0</text:p>
          </table:table-cell>
          <table:table-cell table:style-name="ce1" office:value-type="string">
            <text:p>2009-06-19</text:p>
          </table:table-cell>
          <table:table-cell office:value-type="float" office:value="8.65">
            <text:p>8.65</text:p>
          </table:table-cell>
          <table:table-cell table:style-name="ce4" table:formula="of:=IF(AND([.E370]&gt;3;[.E37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22</text:p>
          </table:table-cell>
          <table:table-cell office:value-type="float" office:value="3.62">
            <text:p>3.62</text:p>
          </table:table-cell>
          <table:table-cell table:style-name="ce3" table:formula="of:=IF(AND([.B371]&gt;3;[.B372]&lt;3);1;0)" office:value-type="float" office:value="0">
            <text:p>0</text:p>
          </table:table-cell>
          <table:table-cell table:style-name="ce1" office:value-type="string">
            <text:p>2009-06-22</text:p>
          </table:table-cell>
          <table:table-cell office:value-type="float" office:value="7.66">
            <text:p>7.66</text:p>
          </table:table-cell>
          <table:table-cell table:style-name="ce4" table:formula="of:=IF(AND([.E371]&gt;3;[.E37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23</text:p>
          </table:table-cell>
          <table:table-cell office:value-type="float" office:value="3.55">
            <text:p>3.55</text:p>
          </table:table-cell>
          <table:table-cell table:style-name="ce3" table:formula="of:=IF(AND([.B372]&gt;3;[.B373]&lt;3);1;0)" office:value-type="float" office:value="0">
            <text:p>0</text:p>
          </table:table-cell>
          <table:table-cell table:style-name="ce1" office:value-type="string">
            <text:p>2009-06-23</text:p>
          </table:table-cell>
          <table:table-cell office:value-type="float" office:value="8.74">
            <text:p>8.74</text:p>
          </table:table-cell>
          <table:table-cell table:style-name="ce4" table:formula="of:=IF(AND([.E372]&gt;3;[.E37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24</text:p>
          </table:table-cell>
          <table:table-cell office:value-type="float" office:value="3.66">
            <text:p>3.66</text:p>
          </table:table-cell>
          <table:table-cell table:style-name="ce3" table:formula="of:=IF(AND([.B373]&gt;3;[.B374]&lt;3);1;0)" office:value-type="float" office:value="0">
            <text:p>0</text:p>
          </table:table-cell>
          <table:table-cell table:style-name="ce1" office:value-type="string">
            <text:p>2009-06-24</text:p>
          </table:table-cell>
          <table:table-cell office:value-type="float" office:value="8.54">
            <text:p>8.54</text:p>
          </table:table-cell>
          <table:table-cell table:style-name="ce4" table:formula="of:=IF(AND([.E373]&gt;3;[.E37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25</text:p>
          </table:table-cell>
          <table:table-cell office:value-type="float" office:value="3.64">
            <text:p>3.64</text:p>
          </table:table-cell>
          <table:table-cell table:style-name="ce3" table:formula="of:=IF(AND([.B374]&gt;3;[.B375]&lt;3);1;0)" office:value-type="float" office:value="0">
            <text:p>0</text:p>
          </table:table-cell>
          <table:table-cell table:style-name="ce1" office:value-type="string">
            <text:p>2009-06-25</text:p>
          </table:table-cell>
          <table:table-cell office:value-type="float" office:value="9.13">
            <text:p>9.13</text:p>
          </table:table-cell>
          <table:table-cell table:style-name="ce4" table:formula="of:=IF(AND([.E374]&gt;3;[.E37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26</text:p>
          </table:table-cell>
          <table:table-cell office:value-type="float" office:value="3.62">
            <text:p>3.62</text:p>
          </table:table-cell>
          <table:table-cell table:style-name="ce3" table:formula="of:=IF(AND([.B375]&gt;3;[.B376]&lt;3);1;0)" office:value-type="float" office:value="0">
            <text:p>0</text:p>
          </table:table-cell>
          <table:table-cell table:style-name="ce1" office:value-type="string">
            <text:p>2009-06-26</text:p>
          </table:table-cell>
          <table:table-cell office:value-type="float" office:value="9.37">
            <text:p>9.37</text:p>
          </table:table-cell>
          <table:table-cell table:style-name="ce4" table:formula="of:=IF(AND([.E375]&gt;3;[.E37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29</text:p>
          </table:table-cell>
          <table:table-cell office:value-type="float" office:value="3.72">
            <text:p>3.72</text:p>
          </table:table-cell>
          <table:table-cell table:style-name="ce3" table:formula="of:=IF(AND([.B376]&gt;3;[.B377]&lt;3);1;0)" office:value-type="float" office:value="0">
            <text:p>0</text:p>
          </table:table-cell>
          <table:table-cell table:style-name="ce1" office:value-type="string">
            <text:p>2009-06-29</text:p>
          </table:table-cell>
          <table:table-cell office:value-type="float" office:value="9.44">
            <text:p>9.44</text:p>
          </table:table-cell>
          <table:table-cell table:style-name="ce4" table:formula="of:=IF(AND([.E376]&gt;3;[.E37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6-30</text:p>
          </table:table-cell>
          <table:table-cell office:value-type="float" office:value="3.87">
            <text:p>3.87</text:p>
          </table:table-cell>
          <table:table-cell table:style-name="ce3" table:formula="of:=IF(AND([.B377]&gt;3;[.B378]&lt;3);1;0)" office:value-type="float" office:value="0">
            <text:p>0</text:p>
          </table:table-cell>
          <table:table-cell table:style-name="ce1" office:value-type="string">
            <text:p>2009-06-30</text:p>
          </table:table-cell>
          <table:table-cell office:value-type="float" office:value="9.36">
            <text:p>9.36</text:p>
          </table:table-cell>
          <table:table-cell table:style-name="ce4" table:formula="of:=IF(AND([.E377]&gt;3;[.E37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01</text:p>
          </table:table-cell>
          <table:table-cell office:value-type="float" office:value="3.91">
            <text:p>3.91</text:p>
          </table:table-cell>
          <table:table-cell table:style-name="ce3" table:formula="of:=IF(AND([.B378]&gt;3;[.B379]&lt;3);1;0)" office:value-type="float" office:value="0">
            <text:p>0</text:p>
          </table:table-cell>
          <table:table-cell table:style-name="ce1" office:value-type="string">
            <text:p>2009-07-01</text:p>
          </table:table-cell>
          <table:table-cell office:value-type="float" office:value="8.93">
            <text:p>8.93</text:p>
          </table:table-cell>
          <table:table-cell table:style-name="ce4" table:formula="of:=IF(AND([.E378]&gt;3;[.E37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02</text:p>
          </table:table-cell>
          <table:table-cell office:value-type="float" office:value="3.78">
            <text:p>3.78</text:p>
          </table:table-cell>
          <table:table-cell table:style-name="ce3" table:formula="of:=IF(AND([.B379]&gt;3;[.B380]&lt;3);1;0)" office:value-type="float" office:value="0">
            <text:p>0</text:p>
          </table:table-cell>
          <table:table-cell table:style-name="ce1" office:value-type="string">
            <text:p>2009-07-02</text:p>
          </table:table-cell>
          <table:table-cell office:value-type="float" office:value="8.52">
            <text:p>8.52</text:p>
          </table:table-cell>
          <table:table-cell table:style-name="ce4" table:formula="of:=IF(AND([.E379]&gt;3;[.E38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06</text:p>
          </table:table-cell>
          <table:table-cell office:value-type="float" office:value="3.55">
            <text:p>3.55</text:p>
          </table:table-cell>
          <table:table-cell table:style-name="ce3" table:formula="of:=IF(AND([.B380]&gt;3;[.B381]&lt;3);1;0)" office:value-type="float" office:value="0">
            <text:p>0</text:p>
          </table:table-cell>
          <table:table-cell table:style-name="ce1" office:value-type="string">
            <text:p>2009-07-06</text:p>
          </table:table-cell>
          <table:table-cell office:value-type="float" office:value="8.53">
            <text:p>8.53</text:p>
          </table:table-cell>
          <table:table-cell table:style-name="ce4" table:formula="of:=IF(AND([.E380]&gt;3;[.E38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07</text:p>
          </table:table-cell>
          <table:table-cell office:value-type="float" office:value="3.43">
            <text:p>3.43</text:p>
          </table:table-cell>
          <table:table-cell table:style-name="ce3" table:formula="of:=IF(AND([.B381]&gt;3;[.B382]&lt;3);1;0)" office:value-type="float" office:value="0">
            <text:p>0</text:p>
          </table:table-cell>
          <table:table-cell table:style-name="ce1" office:value-type="string">
            <text:p>2009-07-07</text:p>
          </table:table-cell>
          <table:table-cell office:value-type="float" office:value="7.95">
            <text:p>7.95</text:p>
          </table:table-cell>
          <table:table-cell table:style-name="ce4" table:formula="of:=IF(AND([.E381]&gt;3;[.E38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08</text:p>
          </table:table-cell>
          <table:table-cell office:value-type="float" office:value="3.36">
            <text:p>3.36</text:p>
          </table:table-cell>
          <table:table-cell table:style-name="ce3" table:formula="of:=IF(AND([.B382]&gt;3;[.B383]&lt;3);1;0)" office:value-type="float" office:value="0">
            <text:p>0</text:p>
          </table:table-cell>
          <table:table-cell table:style-name="ce1" office:value-type="string">
            <text:p>2009-07-08</text:p>
          </table:table-cell>
          <table:table-cell office:value-type="float" office:value="8.35">
            <text:p>8.35</text:p>
          </table:table-cell>
          <table:table-cell table:style-name="ce4" table:formula="of:=IF(AND([.E382]&gt;3;[.E38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09</text:p>
          </table:table-cell>
          <table:table-cell office:value-type="float" office:value="3.48">
            <text:p>3.48</text:p>
          </table:table-cell>
          <table:table-cell table:style-name="ce3" table:formula="of:=IF(AND([.B383]&gt;3;[.B384]&lt;3);1;0)" office:value-type="float" office:value="0">
            <text:p>0</text:p>
          </table:table-cell>
          <table:table-cell table:style-name="ce1" office:value-type="string">
            <text:p>2009-07-09</text:p>
          </table:table-cell>
          <table:table-cell office:value-type="float" office:value="8.09">
            <text:p>8.09</text:p>
          </table:table-cell>
          <table:table-cell table:style-name="ce4" table:formula="of:=IF(AND([.E383]&gt;3;[.E38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10</text:p>
          </table:table-cell>
          <table:table-cell office:value-type="float" office:value="3.49">
            <text:p>3.49</text:p>
          </table:table-cell>
          <table:table-cell table:style-name="ce3" table:formula="of:=IF(AND([.B384]&gt;3;[.B385]&lt;3);1;0)" office:value-type="float" office:value="0">
            <text:p>0</text:p>
          </table:table-cell>
          <table:table-cell table:style-name="ce1" office:value-type="string">
            <text:p>2009-07-10</text:p>
          </table:table-cell>
          <table:table-cell office:value-type="float" office:value="8.09">
            <text:p>8.09</text:p>
          </table:table-cell>
          <table:table-cell table:style-name="ce4" table:formula="of:=IF(AND([.E384]&gt;3;[.E38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13</text:p>
          </table:table-cell>
          <table:table-cell office:value-type="float" office:value="3.56">
            <text:p>3.56</text:p>
          </table:table-cell>
          <table:table-cell table:style-name="ce3" table:formula="of:=IF(AND([.B385]&gt;3;[.B386]&lt;3);1;0)" office:value-type="float" office:value="0">
            <text:p>0</text:p>
          </table:table-cell>
          <table:table-cell table:style-name="ce1" office:value-type="string">
            <text:p>2009-07-13</text:p>
          </table:table-cell>
          <table:table-cell office:value-type="float" office:value="8.36">
            <text:p>8.36</text:p>
          </table:table-cell>
          <table:table-cell table:style-name="ce4" table:formula="of:=IF(AND([.E385]&gt;3;[.E38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14</text:p>
          </table:table-cell>
          <table:table-cell office:value-type="float" office:value="3.55">
            <text:p>3.55</text:p>
          </table:table-cell>
          <table:table-cell table:style-name="ce3" table:formula="of:=IF(AND([.B386]&gt;3;[.B387]&lt;3);1;0)" office:value-type="float" office:value="0">
            <text:p>0</text:p>
          </table:table-cell>
          <table:table-cell table:style-name="ce1" office:value-type="string">
            <text:p>2009-07-14</text:p>
          </table:table-cell>
          <table:table-cell office:value-type="float" office:value="8.58">
            <text:p>8.58</text:p>
          </table:table-cell>
          <table:table-cell table:style-name="ce4" table:formula="of:=IF(AND([.E386]&gt;3;[.E38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15</text:p>
          </table:table-cell>
          <table:table-cell office:value-type="float" office:value="3.86">
            <text:p>3.86</text:p>
          </table:table-cell>
          <table:table-cell table:style-name="ce3" table:formula="of:=IF(AND([.B387]&gt;3;[.B388]&lt;3);1;0)" office:value-type="float" office:value="0">
            <text:p>0</text:p>
          </table:table-cell>
          <table:table-cell table:style-name="ce1" office:value-type="string">
            <text:p>2009-07-15</text:p>
          </table:table-cell>
          <table:table-cell office:value-type="float" office:value="9.22">
            <text:p>9.22</text:p>
          </table:table-cell>
          <table:table-cell table:style-name="ce4" table:formula="of:=IF(AND([.E387]&gt;3;[.E38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16</text:p>
          </table:table-cell>
          <table:table-cell office:value-type="float" office:value="3.92">
            <text:p>3.92</text:p>
          </table:table-cell>
          <table:table-cell table:style-name="ce3" table:formula="of:=IF(AND([.B388]&gt;3;[.B389]&lt;3);1;0)" office:value-type="float" office:value="0">
            <text:p>0</text:p>
          </table:table-cell>
          <table:table-cell table:style-name="ce1" office:value-type="string">
            <text:p>2009-07-16</text:p>
          </table:table-cell>
          <table:table-cell office:value-type="float" office:value="9.31">
            <text:p>9.31</text:p>
          </table:table-cell>
          <table:table-cell table:style-name="ce4" table:formula="of:=IF(AND([.E388]&gt;3;[.E38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17</text:p>
          </table:table-cell>
          <table:table-cell office:value-type="float" office:value="4">
            <text:p>4</text:p>
          </table:table-cell>
          <table:table-cell table:style-name="ce3" table:formula="of:=IF(AND([.B389]&gt;3;[.B390]&lt;3);1;0)" office:value-type="float" office:value="0">
            <text:p>0</text:p>
          </table:table-cell>
          <table:table-cell table:style-name="ce1" office:value-type="string">
            <text:p>2009-07-17</text:p>
          </table:table-cell>
          <table:table-cell office:value-type="float" office:value="9.3">
            <text:p>9.3</text:p>
          </table:table-cell>
          <table:table-cell table:style-name="ce4" table:formula="of:=IF(AND([.E389]&gt;3;[.E39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20</text:p>
          </table:table-cell>
          <table:table-cell office:value-type="float" office:value="4.17">
            <text:p>4.17</text:p>
          </table:table-cell>
          <table:table-cell table:style-name="ce3" table:formula="of:=IF(AND([.B390]&gt;3;[.B391]&lt;3);1;0)" office:value-type="float" office:value="0">
            <text:p>0</text:p>
          </table:table-cell>
          <table:table-cell table:style-name="ce1" office:value-type="string">
            <text:p>2009-07-20</text:p>
          </table:table-cell>
          <table:table-cell office:value-type="float" office:value="9.69">
            <text:p>9.69</text:p>
          </table:table-cell>
          <table:table-cell table:style-name="ce4" table:formula="of:=IF(AND([.E390]&gt;3;[.E39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21</text:p>
          </table:table-cell>
          <table:table-cell office:value-type="float" office:value="4.08">
            <text:p>4.08</text:p>
          </table:table-cell>
          <table:table-cell table:style-name="ce3" table:formula="of:=IF(AND([.B391]&gt;3;[.B392]&lt;3);1;0)" office:value-type="float" office:value="0">
            <text:p>0</text:p>
          </table:table-cell>
          <table:table-cell table:style-name="ce1" office:value-type="string">
            <text:p>2009-07-21</text:p>
          </table:table-cell>
          <table:table-cell office:value-type="float" office:value="9.63">
            <text:p>9.63</text:p>
          </table:table-cell>
          <table:table-cell table:style-name="ce4" table:formula="of:=IF(AND([.E391]&gt;3;[.E39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22</text:p>
          </table:table-cell>
          <table:table-cell office:value-type="float" office:value="3.55">
            <text:p>3.55</text:p>
          </table:table-cell>
          <table:table-cell table:style-name="ce3" table:formula="of:=IF(AND([.B392]&gt;3;[.B393]&lt;3);1;0)" office:value-type="float" office:value="0">
            <text:p>0</text:p>
          </table:table-cell>
          <table:table-cell table:style-name="ce1" office:value-type="string">
            <text:p>2009-07-22</text:p>
          </table:table-cell>
          <table:table-cell office:value-type="float" office:value="9.5">
            <text:p>9.5</text:p>
          </table:table-cell>
          <table:table-cell table:style-name="ce4" table:formula="of:=IF(AND([.E392]&gt;3;[.E39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23</text:p>
          </table:table-cell>
          <table:table-cell office:value-type="float" office:value="3.59">
            <text:p>3.59</text:p>
          </table:table-cell>
          <table:table-cell table:style-name="ce3" table:formula="of:=IF(AND([.B393]&gt;3;[.B394]&lt;3);1;0)" office:value-type="float" office:value="0">
            <text:p>0</text:p>
          </table:table-cell>
          <table:table-cell table:style-name="ce1" office:value-type="string">
            <text:p>2009-07-23</text:p>
          </table:table-cell>
          <table:table-cell office:value-type="float" office:value="9.78">
            <text:p>9.78</text:p>
          </table:table-cell>
          <table:table-cell table:style-name="ce4" table:formula="of:=IF(AND([.E393]&gt;3;[.E39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24</text:p>
          </table:table-cell>
          <table:table-cell office:value-type="float" office:value="3.77">
            <text:p>3.77</text:p>
          </table:table-cell>
          <table:table-cell table:style-name="ce3" table:formula="of:=IF(AND([.B394]&gt;3;[.B395]&lt;3);1;0)" office:value-type="float" office:value="0">
            <text:p>0</text:p>
          </table:table-cell>
          <table:table-cell table:style-name="ce1" office:value-type="string">
            <text:p>2009-07-24</text:p>
          </table:table-cell>
          <table:table-cell office:value-type="float" office:value="9.86">
            <text:p>9.86</text:p>
          </table:table-cell>
          <table:table-cell table:style-name="ce4" table:formula="of:=IF(AND([.E394]&gt;3;[.E39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27</text:p>
          </table:table-cell>
          <table:table-cell office:value-type="float" office:value="3.8">
            <text:p>3.8</text:p>
          </table:table-cell>
          <table:table-cell table:style-name="ce3" table:formula="of:=IF(AND([.B395]&gt;3;[.B396]&lt;3);1;0)" office:value-type="float" office:value="0">
            <text:p>0</text:p>
          </table:table-cell>
          <table:table-cell table:style-name="ce1" office:value-type="string">
            <text:p>2009-07-27</text:p>
          </table:table-cell>
          <table:table-cell office:value-type="float" office:value="10.47">
            <text:p>10.47</text:p>
          </table:table-cell>
          <table:table-cell table:style-name="ce4" table:formula="of:=IF(AND([.E395]&gt;3;[.E39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28</text:p>
          </table:table-cell>
          <table:table-cell office:value-type="float" office:value="3.77">
            <text:p>3.77</text:p>
          </table:table-cell>
          <table:table-cell table:style-name="ce3" table:formula="of:=IF(AND([.B396]&gt;3;[.B397]&lt;3);1;0)" office:value-type="float" office:value="0">
            <text:p>0</text:p>
          </table:table-cell>
          <table:table-cell table:style-name="ce1" office:value-type="string">
            <text:p>2009-07-28</text:p>
          </table:table-cell>
          <table:table-cell office:value-type="float" office:value="10.42">
            <text:p>10.42</text:p>
          </table:table-cell>
          <table:table-cell table:style-name="ce4" table:formula="of:=IF(AND([.E396]&gt;3;[.E39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29</text:p>
          </table:table-cell>
          <table:table-cell office:value-type="float" office:value="3.71">
            <text:p>3.71</text:p>
          </table:table-cell>
          <table:table-cell table:style-name="ce3" table:formula="of:=IF(AND([.B397]&gt;3;[.B398]&lt;3);1;0)" office:value-type="float" office:value="0">
            <text:p>0</text:p>
          </table:table-cell>
          <table:table-cell table:style-name="ce1" office:value-type="string">
            <text:p>2009-07-29</text:p>
          </table:table-cell>
          <table:table-cell office:value-type="float" office:value="9.93">
            <text:p>9.93</text:p>
          </table:table-cell>
          <table:table-cell table:style-name="ce4" table:formula="of:=IF(AND([.E397]&gt;3;[.E39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30</text:p>
          </table:table-cell>
          <table:table-cell office:value-type="float" office:value="3.66">
            <text:p>3.66</text:p>
          </table:table-cell>
          <table:table-cell table:style-name="ce3" table:formula="of:=IF(AND([.B398]&gt;3;[.B399]&lt;3);1;0)" office:value-type="float" office:value="0">
            <text:p>0</text:p>
          </table:table-cell>
          <table:table-cell table:style-name="ce1" office:value-type="string">
            <text:p>2009-07-30</text:p>
          </table:table-cell>
          <table:table-cell office:value-type="float" office:value="10.45">
            <text:p>10.45</text:p>
          </table:table-cell>
          <table:table-cell table:style-name="ce4" table:formula="of:=IF(AND([.E398]&gt;3;[.E39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7-31</text:p>
          </table:table-cell>
          <table:table-cell office:value-type="float" office:value="3.66">
            <text:p>3.66</text:p>
          </table:table-cell>
          <table:table-cell table:style-name="ce3" table:formula="of:=IF(AND([.B399]&gt;3;[.B400]&lt;3);1;0)" office:value-type="float" office:value="0">
            <text:p>0</text:p>
          </table:table-cell>
          <table:table-cell table:style-name="ce1" office:value-type="string">
            <text:p>2009-07-31</text:p>
          </table:table-cell>
          <table:table-cell office:value-type="float" office:value="10.9">
            <text:p>10.9</text:p>
          </table:table-cell>
          <table:table-cell table:style-name="ce4" table:formula="of:=IF(AND([.E399]&gt;3;[.E40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03</text:p>
          </table:table-cell>
          <table:table-cell office:value-type="float" office:value="3.74">
            <text:p>3.74</text:p>
          </table:table-cell>
          <table:table-cell table:style-name="ce3" table:formula="of:=IF(AND([.B400]&gt;3;[.B401]&lt;3);1;0)" office:value-type="float" office:value="0">
            <text:p>0</text:p>
          </table:table-cell>
          <table:table-cell table:style-name="ce1" office:value-type="string">
            <text:p>2009-08-03</text:p>
          </table:table-cell>
          <table:table-cell office:value-type="float" office:value="11.33">
            <text:p>11.33</text:p>
          </table:table-cell>
          <table:table-cell table:style-name="ce4" table:formula="of:=IF(AND([.E400]&gt;3;[.E40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04</text:p>
          </table:table-cell>
          <table:table-cell office:value-type="float" office:value="3.76">
            <text:p>3.76</text:p>
          </table:table-cell>
          <table:table-cell table:style-name="ce3" table:formula="of:=IF(AND([.B401]&gt;3;[.B402]&lt;3);1;0)" office:value-type="float" office:value="0">
            <text:p>0</text:p>
          </table:table-cell>
          <table:table-cell table:style-name="ce1" office:value-type="string">
            <text:p>2009-08-04</text:p>
          </table:table-cell>
          <table:table-cell office:value-type="float" office:value="11.46">
            <text:p>11.46</text:p>
          </table:table-cell>
          <table:table-cell table:style-name="ce4" table:formula="of:=IF(AND([.E401]&gt;3;[.E40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05</text:p>
          </table:table-cell>
          <table:table-cell office:value-type="float" office:value="3.75">
            <text:p>3.75</text:p>
          </table:table-cell>
          <table:table-cell table:style-name="ce3" table:formula="of:=IF(AND([.B402]&gt;3;[.B403]&lt;3);1;0)" office:value-type="float" office:value="0">
            <text:p>0</text:p>
          </table:table-cell>
          <table:table-cell table:style-name="ce1" office:value-type="string">
            <text:p>2009-08-05</text:p>
          </table:table-cell>
          <table:table-cell office:value-type="float" office:value="12.05">
            <text:p>12.05</text:p>
          </table:table-cell>
          <table:table-cell table:style-name="ce4" table:formula="of:=IF(AND([.E402]&gt;3;[.E40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06</text:p>
          </table:table-cell>
          <table:table-cell office:value-type="float" office:value="3.71">
            <text:p>3.71</text:p>
          </table:table-cell>
          <table:table-cell table:style-name="ce3" table:formula="of:=IF(AND([.B403]&gt;3;[.B404]&lt;3);1;0)" office:value-type="float" office:value="0">
            <text:p>0</text:p>
          </table:table-cell>
          <table:table-cell table:style-name="ce1" office:value-type="string">
            <text:p>2009-08-06</text:p>
          </table:table-cell>
          <table:table-cell office:value-type="float" office:value="11.39">
            <text:p>11.39</text:p>
          </table:table-cell>
          <table:table-cell table:style-name="ce4" table:formula="of:=IF(AND([.E403]&gt;3;[.E40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07</text:p>
          </table:table-cell>
          <table:table-cell office:value-type="float" office:value="3.7">
            <text:p>3.7</text:p>
          </table:table-cell>
          <table:table-cell table:style-name="ce3" table:formula="of:=IF(AND([.B404]&gt;3;[.B405]&lt;3);1;0)" office:value-type="float" office:value="0">
            <text:p>0</text:p>
          </table:table-cell>
          <table:table-cell table:style-name="ce1" office:value-type="string">
            <text:p>2009-08-07</text:p>
          </table:table-cell>
          <table:table-cell office:value-type="float" office:value="12.01">
            <text:p>12.01</text:p>
          </table:table-cell>
          <table:table-cell table:style-name="ce4" table:formula="of:=IF(AND([.E404]&gt;3;[.E40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10</text:p>
          </table:table-cell>
          <table:table-cell office:value-type="float" office:value="3.68">
            <text:p>3.68</text:p>
          </table:table-cell>
          <table:table-cell table:style-name="ce3" table:formula="of:=IF(AND([.B405]&gt;3;[.B406]&lt;3);1;0)" office:value-type="float" office:value="0">
            <text:p>0</text:p>
          </table:table-cell>
          <table:table-cell table:style-name="ce1" office:value-type="string">
            <text:p>2009-08-10</text:p>
          </table:table-cell>
          <table:table-cell office:value-type="float" office:value="11.5">
            <text:p>11.5</text:p>
          </table:table-cell>
          <table:table-cell table:style-name="ce4" table:formula="of:=IF(AND([.E405]&gt;3;[.E40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11</text:p>
          </table:table-cell>
          <table:table-cell office:value-type="float" office:value="3.59">
            <text:p>3.59</text:p>
          </table:table-cell>
          <table:table-cell table:style-name="ce3" table:formula="of:=IF(AND([.B406]&gt;3;[.B407]&lt;3);1;0)" office:value-type="float" office:value="0">
            <text:p>0</text:p>
          </table:table-cell>
          <table:table-cell table:style-name="ce1" office:value-type="string">
            <text:p>2009-08-11</text:p>
          </table:table-cell>
          <table:table-cell office:value-type="float" office:value="11.03">
            <text:p>11.03</text:p>
          </table:table-cell>
          <table:table-cell table:style-name="ce4" table:formula="of:=IF(AND([.E406]&gt;3;[.E40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12</text:p>
          </table:table-cell>
          <table:table-cell office:value-type="float" office:value="3.59">
            <text:p>3.59</text:p>
          </table:table-cell>
          <table:table-cell table:style-name="ce3" table:formula="of:=IF(AND([.B407]&gt;3;[.B408]&lt;3);1;0)" office:value-type="float" office:value="0">
            <text:p>0</text:p>
          </table:table-cell>
          <table:table-cell table:style-name="ce1" office:value-type="string">
            <text:p>2009-08-12</text:p>
          </table:table-cell>
          <table:table-cell office:value-type="float" office:value="11.24">
            <text:p>11.24</text:p>
          </table:table-cell>
          <table:table-cell table:style-name="ce4" table:formula="of:=IF(AND([.E407]&gt;3;[.E40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13</text:p>
          </table:table-cell>
          <table:table-cell office:value-type="float" office:value="3.68">
            <text:p>3.68</text:p>
          </table:table-cell>
          <table:table-cell table:style-name="ce3" table:formula="of:=IF(AND([.B408]&gt;3;[.B409]&lt;3);1;0)" office:value-type="float" office:value="0">
            <text:p>0</text:p>
          </table:table-cell>
          <table:table-cell table:style-name="ce1" office:value-type="string">
            <text:p>2009-08-13</text:p>
          </table:table-cell>
          <table:table-cell office:value-type="float" office:value="11.44">
            <text:p>11.44</text:p>
          </table:table-cell>
          <table:table-cell table:style-name="ce4" table:formula="of:=IF(AND([.E408]&gt;3;[.E40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14</text:p>
          </table:table-cell>
          <table:table-cell office:value-type="float" office:value="3.69">
            <text:p>3.69</text:p>
          </table:table-cell>
          <table:table-cell table:style-name="ce3" table:formula="of:=IF(AND([.B409]&gt;3;[.B410]&lt;3);1;0)" office:value-type="float" office:value="0">
            <text:p>0</text:p>
          </table:table-cell>
          <table:table-cell table:style-name="ce1" office:value-type="string">
            <text:p>2009-08-14</text:p>
          </table:table-cell>
          <table:table-cell office:value-type="float" office:value="11.15">
            <text:p>11.15</text:p>
          </table:table-cell>
          <table:table-cell table:style-name="ce4" table:formula="of:=IF(AND([.E409]&gt;3;[.E41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17</text:p>
          </table:table-cell>
          <table:table-cell office:value-type="float" office:value="3.55">
            <text:p>3.55</text:p>
          </table:table-cell>
          <table:table-cell table:style-name="ce3" table:formula="of:=IF(AND([.B410]&gt;3;[.B411]&lt;3);1;0)" office:value-type="float" office:value="0">
            <text:p>0</text:p>
          </table:table-cell>
          <table:table-cell table:style-name="ce1" office:value-type="string">
            <text:p>2009-08-17</text:p>
          </table:table-cell>
          <table:table-cell office:value-type="float" office:value="10.63">
            <text:p>10.63</text:p>
          </table:table-cell>
          <table:table-cell table:style-name="ce4" table:formula="of:=IF(AND([.E410]&gt;3;[.E41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18</text:p>
          </table:table-cell>
          <table:table-cell office:value-type="float" office:value="3.56">
            <text:p>3.56</text:p>
          </table:table-cell>
          <table:table-cell table:style-name="ce3" table:formula="of:=IF(AND([.B411]&gt;3;[.B412]&lt;3);1;0)" office:value-type="float" office:value="0">
            <text:p>0</text:p>
          </table:table-cell>
          <table:table-cell table:style-name="ce1" office:value-type="string">
            <text:p>2009-08-18</text:p>
          </table:table-cell>
          <table:table-cell office:value-type="float" office:value="11.19">
            <text:p>11.19</text:p>
          </table:table-cell>
          <table:table-cell table:style-name="ce4" table:formula="of:=IF(AND([.E411]&gt;3;[.E41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19</text:p>
          </table:table-cell>
          <table:table-cell office:value-type="float" office:value="3.52">
            <text:p>3.52</text:p>
          </table:table-cell>
          <table:table-cell table:style-name="ce3" table:formula="of:=IF(AND([.B412]&gt;3;[.B413]&lt;3);1;0)" office:value-type="float" office:value="0">
            <text:p>0</text:p>
          </table:table-cell>
          <table:table-cell table:style-name="ce1" office:value-type="string">
            <text:p>2009-08-19</text:p>
          </table:table-cell>
          <table:table-cell office:value-type="float" office:value="11.21">
            <text:p>11.21</text:p>
          </table:table-cell>
          <table:table-cell table:style-name="ce4" table:formula="of:=IF(AND([.E412]&gt;3;[.E41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20</text:p>
          </table:table-cell>
          <table:table-cell office:value-type="float" office:value="3.52">
            <text:p>3.52</text:p>
          </table:table-cell>
          <table:table-cell table:style-name="ce3" table:formula="of:=IF(AND([.B413]&gt;3;[.B414]&lt;3);1;0)" office:value-type="float" office:value="0">
            <text:p>0</text:p>
          </table:table-cell>
          <table:table-cell table:style-name="ce1" office:value-type="string">
            <text:p>2009-08-20</text:p>
          </table:table-cell>
          <table:table-cell office:value-type="float" office:value="12.02">
            <text:p>12.02</text:p>
          </table:table-cell>
          <table:table-cell table:style-name="ce4" table:formula="of:=IF(AND([.E413]&gt;3;[.E41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21</text:p>
          </table:table-cell>
          <table:table-cell office:value-type="float" office:value="3.7">
            <text:p>3.7</text:p>
          </table:table-cell>
          <table:table-cell table:style-name="ce3" table:formula="of:=IF(AND([.B414]&gt;3;[.B415]&lt;3);1;0)" office:value-type="float" office:value="0">
            <text:p>0</text:p>
          </table:table-cell>
          <table:table-cell table:style-name="ce1" office:value-type="string">
            <text:p>2009-08-21</text:p>
          </table:table-cell>
          <table:table-cell office:value-type="float" office:value="12.11">
            <text:p>12.11</text:p>
          </table:table-cell>
          <table:table-cell table:style-name="ce4" table:formula="of:=IF(AND([.E414]&gt;3;[.E41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24</text:p>
          </table:table-cell>
          <table:table-cell office:value-type="float" office:value="4">
            <text:p>4</text:p>
          </table:table-cell>
          <table:table-cell table:style-name="ce3" table:formula="of:=IF(AND([.B415]&gt;3;[.B416]&lt;3);1;0)" office:value-type="float" office:value="0">
            <text:p>0</text:p>
          </table:table-cell>
          <table:table-cell table:style-name="ce1" office:value-type="string">
            <text:p>2009-08-24</text:p>
          </table:table-cell>
          <table:table-cell office:value-type="float" office:value="11.68">
            <text:p>11.68</text:p>
          </table:table-cell>
          <table:table-cell table:style-name="ce4" table:formula="of:=IF(AND([.E415]&gt;3;[.E41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25</text:p>
          </table:table-cell>
          <table:table-cell office:value-type="float" office:value="4.02">
            <text:p>4.02</text:p>
          </table:table-cell>
          <table:table-cell table:style-name="ce3" table:formula="of:=IF(AND([.B416]&gt;3;[.B417]&lt;3);1;0)" office:value-type="float" office:value="0">
            <text:p>0</text:p>
          </table:table-cell>
          <table:table-cell table:style-name="ce1" office:value-type="string">
            <text:p>2009-08-25</text:p>
          </table:table-cell>
          <table:table-cell office:value-type="float" office:value="11.82">
            <text:p>11.82</text:p>
          </table:table-cell>
          <table:table-cell table:style-name="ce4" table:formula="of:=IF(AND([.E416]&gt;3;[.E41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26</text:p>
          </table:table-cell>
          <table:table-cell office:value-type="float" office:value="4.06">
            <text:p>4.06</text:p>
          </table:table-cell>
          <table:table-cell table:style-name="ce3" table:formula="of:=IF(AND([.B417]&gt;3;[.B418]&lt;3);1;0)" office:value-type="float" office:value="0">
            <text:p>0</text:p>
          </table:table-cell>
          <table:table-cell table:style-name="ce1" office:value-type="string">
            <text:p>2009-08-26</text:p>
          </table:table-cell>
          <table:table-cell office:value-type="float" office:value="11.77">
            <text:p>11.77</text:p>
          </table:table-cell>
          <table:table-cell table:style-name="ce4" table:formula="of:=IF(AND([.E417]&gt;3;[.E41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27</text:p>
          </table:table-cell>
          <table:table-cell office:value-type="float" office:value="4.23">
            <text:p>4.23</text:p>
          </table:table-cell>
          <table:table-cell table:style-name="ce3" table:formula="of:=IF(AND([.B418]&gt;3;[.B419]&lt;3);1;0)" office:value-type="float" office:value="0">
            <text:p>0</text:p>
          </table:table-cell>
          <table:table-cell table:style-name="ce1" office:value-type="string">
            <text:p>2009-08-27</text:p>
          </table:table-cell>
          <table:table-cell office:value-type="float" office:value="11.97">
            <text:p>11.97</text:p>
          </table:table-cell>
          <table:table-cell table:style-name="ce4" table:formula="of:=IF(AND([.E418]&gt;3;[.E41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28</text:p>
          </table:table-cell>
          <table:table-cell office:value-type="float" office:value="4.47">
            <text:p>4.47</text:p>
          </table:table-cell>
          <table:table-cell table:style-name="ce3" table:formula="of:=IF(AND([.B419]&gt;3;[.B420]&lt;3);1;0)" office:value-type="float" office:value="0">
            <text:p>0</text:p>
          </table:table-cell>
          <table:table-cell table:style-name="ce1" office:value-type="string">
            <text:p>2009-08-28</text:p>
          </table:table-cell>
          <table:table-cell office:value-type="float" office:value="12.01">
            <text:p>12.01</text:p>
          </table:table-cell>
          <table:table-cell table:style-name="ce4" table:formula="of:=IF(AND([.E419]&gt;3;[.E42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8-31</text:p>
          </table:table-cell>
          <table:table-cell office:value-type="float" office:value="4.36">
            <text:p>4.36</text:p>
          </table:table-cell>
          <table:table-cell table:style-name="ce3" table:formula="of:=IF(AND([.B420]&gt;3;[.B421]&lt;3);1;0)" office:value-type="float" office:value="0">
            <text:p>0</text:p>
          </table:table-cell>
          <table:table-cell table:style-name="ce1" office:value-type="string">
            <text:p>2009-08-31</text:p>
          </table:table-cell>
          <table:table-cell office:value-type="float" office:value="11.84">
            <text:p>11.84</text:p>
          </table:table-cell>
          <table:table-cell table:style-name="ce4" table:formula="of:=IF(AND([.E420]&gt;3;[.E42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01</text:p>
          </table:table-cell>
          <table:table-cell office:value-type="float" office:value="4.22">
            <text:p>4.22</text:p>
          </table:table-cell>
          <table:table-cell table:style-name="ce3" table:formula="of:=IF(AND([.B421]&gt;3;[.B422]&lt;3);1;0)" office:value-type="float" office:value="0">
            <text:p>0</text:p>
          </table:table-cell>
          <table:table-cell table:style-name="ce1" office:value-type="string">
            <text:p>2009-09-01</text:p>
          </table:table-cell>
          <table:table-cell office:value-type="float" office:value="10.72">
            <text:p>10.72</text:p>
          </table:table-cell>
          <table:table-cell table:style-name="ce4" table:formula="of:=IF(AND([.E421]&gt;3;[.E42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02</text:p>
          </table:table-cell>
          <table:table-cell office:value-type="float" office:value="4.28">
            <text:p>4.28</text:p>
          </table:table-cell>
          <table:table-cell table:style-name="ce3" table:formula="of:=IF(AND([.B422]&gt;3;[.B423]&lt;3);1;0)" office:value-type="float" office:value="0">
            <text:p>0</text:p>
          </table:table-cell>
          <table:table-cell table:style-name="ce1" office:value-type="string">
            <text:p>2009-09-02</text:p>
          </table:table-cell>
          <table:table-cell office:value-type="float" office:value="10.76">
            <text:p>10.76</text:p>
          </table:table-cell>
          <table:table-cell table:style-name="ce4" table:formula="of:=IF(AND([.E422]&gt;3;[.E42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03</text:p>
          </table:table-cell>
          <table:table-cell office:value-type="float" office:value="4.53">
            <text:p>4.53</text:p>
          </table:table-cell>
          <table:table-cell table:style-name="ce3" table:formula="of:=IF(AND([.B423]&gt;3;[.B424]&lt;3);1;0)" office:value-type="float" office:value="0">
            <text:p>0</text:p>
          </table:table-cell>
          <table:table-cell table:style-name="ce1" office:value-type="string">
            <text:p>2009-09-03</text:p>
          </table:table-cell>
          <table:table-cell office:value-type="float" office:value="11">
            <text:p>11</text:p>
          </table:table-cell>
          <table:table-cell table:style-name="ce4" table:formula="of:=IF(AND([.E423]&gt;3;[.E42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04</text:p>
          </table:table-cell>
          <table:table-cell office:value-type="float" office:value="4.53">
            <text:p>4.53</text:p>
          </table:table-cell>
          <table:table-cell table:style-name="ce3" table:formula="of:=IF(AND([.B424]&gt;3;[.B425]&lt;3);1;0)" office:value-type="float" office:value="0">
            <text:p>0</text:p>
          </table:table-cell>
          <table:table-cell table:style-name="ce1" office:value-type="string">
            <text:p>2009-09-04</text:p>
          </table:table-cell>
          <table:table-cell office:value-type="float" office:value="11.38">
            <text:p>11.38</text:p>
          </table:table-cell>
          <table:table-cell table:style-name="ce4" table:formula="of:=IF(AND([.E424]&gt;3;[.E42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08</text:p>
          </table:table-cell>
          <table:table-cell office:value-type="float" office:value="5.19">
            <text:p>5.19</text:p>
          </table:table-cell>
          <table:table-cell table:style-name="ce3" table:formula="of:=IF(AND([.B425]&gt;3;[.B426]&lt;3);1;0)" office:value-type="float" office:value="0">
            <text:p>0</text:p>
          </table:table-cell>
          <table:table-cell table:style-name="ce1" office:value-type="string">
            <text:p>2009-09-08</text:p>
          </table:table-cell>
          <table:table-cell office:value-type="float" office:value="11.12">
            <text:p>11.12</text:p>
          </table:table-cell>
          <table:table-cell table:style-name="ce4" table:formula="of:=IF(AND([.E425]&gt;3;[.E42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09</text:p>
          </table:table-cell>
          <table:table-cell office:value-type="float" office:value="5.2">
            <text:p>5.2</text:p>
          </table:table-cell>
          <table:table-cell table:style-name="ce3" table:formula="of:=IF(AND([.B426]&gt;3;[.B427]&lt;3);1;0)" office:value-type="float" office:value="0">
            <text:p>0</text:p>
          </table:table-cell>
          <table:table-cell table:style-name="ce1" office:value-type="string">
            <text:p>2009-09-09</text:p>
          </table:table-cell>
          <table:table-cell office:value-type="float" office:value="11.45">
            <text:p>11.45</text:p>
          </table:table-cell>
          <table:table-cell table:style-name="ce4" table:formula="of:=IF(AND([.E426]&gt;3;[.E42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10</text:p>
          </table:table-cell>
          <table:table-cell office:value-type="float" office:value="5.38">
            <text:p>5.38</text:p>
          </table:table-cell>
          <table:table-cell table:style-name="ce3" table:formula="of:=IF(AND([.B427]&gt;3;[.B428]&lt;3);1;0)" office:value-type="float" office:value="0">
            <text:p>0</text:p>
          </table:table-cell>
          <table:table-cell table:style-name="ce1" office:value-type="string">
            <text:p>2009-09-10</text:p>
          </table:table-cell>
          <table:table-cell office:value-type="float" office:value="11.37">
            <text:p>11.37</text:p>
          </table:table-cell>
          <table:table-cell table:style-name="ce4" table:formula="of:=IF(AND([.E427]&gt;3;[.E42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11</text:p>
          </table:table-cell>
          <table:table-cell office:value-type="float" office:value="5.68">
            <text:p>5.68</text:p>
          </table:table-cell>
          <table:table-cell table:style-name="ce3" table:formula="of:=IF(AND([.B428]&gt;3;[.B429]&lt;3);1;0)" office:value-type="float" office:value="0">
            <text:p>0</text:p>
          </table:table-cell>
          <table:table-cell table:style-name="ce1" office:value-type="string">
            <text:p>2009-09-11</text:p>
          </table:table-cell>
          <table:table-cell office:value-type="float" office:value="11.8">
            <text:p>11.8</text:p>
          </table:table-cell>
          <table:table-cell table:style-name="ce4" table:formula="of:=IF(AND([.E428]&gt;3;[.E42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14</text:p>
          </table:table-cell>
          <table:table-cell office:value-type="float" office:value="5.72">
            <text:p>5.72</text:p>
          </table:table-cell>
          <table:table-cell table:style-name="ce3" table:formula="of:=IF(AND([.B429]&gt;3;[.B430]&lt;3);1;0)" office:value-type="float" office:value="0">
            <text:p>0</text:p>
          </table:table-cell>
          <table:table-cell table:style-name="ce1" office:value-type="string">
            <text:p>2009-09-14</text:p>
          </table:table-cell>
          <table:table-cell office:value-type="float" office:value="11.98">
            <text:p>11.98</text:p>
          </table:table-cell>
          <table:table-cell table:style-name="ce4" table:formula="of:=IF(AND([.E429]&gt;3;[.E43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15</text:p>
          </table:table-cell>
          <table:table-cell office:value-type="float" office:value="5.88">
            <text:p>5.88</text:p>
          </table:table-cell>
          <table:table-cell table:style-name="ce3" table:formula="of:=IF(AND([.B430]&gt;3;[.B431]&lt;3);1;0)" office:value-type="float" office:value="0">
            <text:p>0</text:p>
          </table:table-cell>
          <table:table-cell table:style-name="ce1" office:value-type="string">
            <text:p>2009-09-15</text:p>
          </table:table-cell>
          <table:table-cell office:value-type="float" office:value="12.3">
            <text:p>12.3</text:p>
          </table:table-cell>
          <table:table-cell table:style-name="ce4" table:formula="of:=IF(AND([.E430]&gt;3;[.E43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16</text:p>
          </table:table-cell>
          <table:table-cell office:value-type="float" office:value="5.69">
            <text:p>5.69</text:p>
          </table:table-cell>
          <table:table-cell table:style-name="ce3" table:formula="of:=IF(AND([.B431]&gt;3;[.B432]&lt;3);1;0)" office:value-type="float" office:value="0">
            <text:p>0</text:p>
          </table:table-cell>
          <table:table-cell table:style-name="ce1" office:value-type="string">
            <text:p>2009-09-16</text:p>
          </table:table-cell>
          <table:table-cell office:value-type="float" office:value="13.05">
            <text:p>13.05</text:p>
          </table:table-cell>
          <table:table-cell table:style-name="ce4" table:formula="of:=IF(AND([.E431]&gt;3;[.E43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17</text:p>
          </table:table-cell>
          <table:table-cell office:value-type="float" office:value="5.67">
            <text:p>5.67</text:p>
          </table:table-cell>
          <table:table-cell table:style-name="ce3" table:formula="of:=IF(AND([.B432]&gt;3;[.B433]&lt;3);1;0)" office:value-type="float" office:value="0">
            <text:p>0</text:p>
          </table:table-cell>
          <table:table-cell table:style-name="ce1" office:value-type="string">
            <text:p>2009-09-17</text:p>
          </table:table-cell>
          <table:table-cell office:value-type="float" office:value="12.53">
            <text:p>12.53</text:p>
          </table:table-cell>
          <table:table-cell table:style-name="ce4" table:formula="of:=IF(AND([.E432]&gt;3;[.E43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18</text:p>
          </table:table-cell>
          <table:table-cell office:value-type="float" office:value="5.7">
            <text:p>5.7</text:p>
          </table:table-cell>
          <table:table-cell table:style-name="ce3" table:formula="of:=IF(AND([.B433]&gt;3;[.B434]&lt;3);1;0)" office:value-type="float" office:value="0">
            <text:p>0</text:p>
          </table:table-cell>
          <table:table-cell table:style-name="ce1" office:value-type="string">
            <text:p>2009-09-18</text:p>
          </table:table-cell>
          <table:table-cell office:value-type="float" office:value="12.48">
            <text:p>12.48</text:p>
          </table:table-cell>
          <table:table-cell table:style-name="ce4" table:formula="of:=IF(AND([.E433]&gt;3;[.E43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21</text:p>
          </table:table-cell>
          <table:table-cell office:value-type="float" office:value="5.81">
            <text:p>5.81</text:p>
          </table:table-cell>
          <table:table-cell table:style-name="ce3" table:formula="of:=IF(AND([.B434]&gt;3;[.B435]&lt;3);1;0)" office:value-type="float" office:value="0">
            <text:p>0</text:p>
          </table:table-cell>
          <table:table-cell table:style-name="ce1" office:value-type="string">
            <text:p>2009-09-21</text:p>
          </table:table-cell>
          <table:table-cell office:value-type="float" office:value="12.04">
            <text:p>12.04</text:p>
          </table:table-cell>
          <table:table-cell table:style-name="ce4" table:formula="of:=IF(AND([.E434]&gt;3;[.E43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22</text:p>
          </table:table-cell>
          <table:table-cell office:value-type="float" office:value="6.08">
            <text:p>6.08</text:p>
          </table:table-cell>
          <table:table-cell table:style-name="ce3" table:formula="of:=IF(AND([.B435]&gt;3;[.B436]&lt;3);1;0)" office:value-type="float" office:value="0">
            <text:p>0</text:p>
          </table:table-cell>
          <table:table-cell table:style-name="ce1" office:value-type="string">
            <text:p>2009-09-22</text:p>
          </table:table-cell>
          <table:table-cell office:value-type="float" office:value="12.43">
            <text:p>12.43</text:p>
          </table:table-cell>
          <table:table-cell table:style-name="ce4" table:formula="of:=IF(AND([.E435]&gt;3;[.E43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23</text:p>
          </table:table-cell>
          <table:table-cell office:value-type="float" office:value="6.02">
            <text:p>6.02</text:p>
          </table:table-cell>
          <table:table-cell table:style-name="ce3" table:formula="of:=IF(AND([.B436]&gt;3;[.B437]&lt;3);1;0)" office:value-type="float" office:value="0">
            <text:p>0</text:p>
          </table:table-cell>
          <table:table-cell table:style-name="ce1" office:value-type="string">
            <text:p>2009-09-23</text:p>
          </table:table-cell>
          <table:table-cell office:value-type="float" office:value="12.19">
            <text:p>12.19</text:p>
          </table:table-cell>
          <table:table-cell table:style-name="ce4" table:formula="of:=IF(AND([.E436]&gt;3;[.E43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24</text:p>
          </table:table-cell>
          <table:table-cell office:value-type="float" office:value="5.66">
            <text:p>5.66</text:p>
          </table:table-cell>
          <table:table-cell table:style-name="ce3" table:formula="of:=IF(AND([.B437]&gt;3;[.B438]&lt;3);1;0)" office:value-type="float" office:value="0">
            <text:p>0</text:p>
          </table:table-cell>
          <table:table-cell table:style-name="ce1" office:value-type="string">
            <text:p>2009-09-24</text:p>
          </table:table-cell>
          <table:table-cell office:value-type="float" office:value="11.68">
            <text:p>11.68</text:p>
          </table:table-cell>
          <table:table-cell table:style-name="ce4" table:formula="of:=IF(AND([.E437]&gt;3;[.E43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25</text:p>
          </table:table-cell>
          <table:table-cell office:value-type="float" office:value="5.83">
            <text:p>5.83</text:p>
          </table:table-cell>
          <table:table-cell table:style-name="ce3" table:formula="of:=IF(AND([.B438]&gt;3;[.B439]&lt;3);1;0)" office:value-type="float" office:value="0">
            <text:p>0</text:p>
          </table:table-cell>
          <table:table-cell table:style-name="ce1" office:value-type="string">
            <text:p>2009-09-25</text:p>
          </table:table-cell>
          <table:table-cell office:value-type="float" office:value="11.43">
            <text:p>11.43</text:p>
          </table:table-cell>
          <table:table-cell table:style-name="ce4" table:formula="of:=IF(AND([.E438]&gt;3;[.E43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28</text:p>
          </table:table-cell>
          <table:table-cell office:value-type="float" office:value="5.94">
            <text:p>5.94</text:p>
          </table:table-cell>
          <table:table-cell table:style-name="ce3" table:formula="of:=IF(AND([.B439]&gt;3;[.B440]&lt;3);1;0)" office:value-type="float" office:value="0">
            <text:p>0</text:p>
          </table:table-cell>
          <table:table-cell table:style-name="ce1" office:value-type="string">
            <text:p>2009-09-28</text:p>
          </table:table-cell>
          <table:table-cell office:value-type="float" office:value="12.04">
            <text:p>12.04</text:p>
          </table:table-cell>
          <table:table-cell table:style-name="ce4" table:formula="of:=IF(AND([.E439]&gt;3;[.E44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29</text:p>
          </table:table-cell>
          <table:table-cell office:value-type="float" office:value="5.78">
            <text:p>5.78</text:p>
          </table:table-cell>
          <table:table-cell table:style-name="ce3" table:formula="of:=IF(AND([.B440]&gt;3;[.B441]&lt;3);1;0)" office:value-type="float" office:value="0">
            <text:p>0</text:p>
          </table:table-cell>
          <table:table-cell table:style-name="ce1" office:value-type="string">
            <text:p>2009-09-29</text:p>
          </table:table-cell>
          <table:table-cell office:value-type="float" office:value="11.77">
            <text:p>11.77</text:p>
          </table:table-cell>
          <table:table-cell table:style-name="ce4" table:formula="of:=IF(AND([.E440]&gt;3;[.E44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09-30</text:p>
          </table:table-cell>
          <table:table-cell office:value-type="float" office:value="5.66">
            <text:p>5.66</text:p>
          </table:table-cell>
          <table:table-cell table:style-name="ce3" table:formula="of:=IF(AND([.B441]&gt;3;[.B442]&lt;3);1;0)" office:value-type="float" office:value="0">
            <text:p>0</text:p>
          </table:table-cell>
          <table:table-cell table:style-name="ce1" office:value-type="string">
            <text:p>2009-09-30</text:p>
          </table:table-cell>
          <table:table-cell office:value-type="float" office:value="11.74">
            <text:p>11.74</text:p>
          </table:table-cell>
          <table:table-cell table:style-name="ce4" table:formula="of:=IF(AND([.E441]&gt;3;[.E44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01</text:p>
          </table:table-cell>
          <table:table-cell office:value-type="float" office:value="5.39">
            <text:p>5.39</text:p>
          </table:table-cell>
          <table:table-cell table:style-name="ce3" table:formula="of:=IF(AND([.B442]&gt;3;[.B443]&lt;3);1;0)" office:value-type="float" office:value="0">
            <text:p>0</text:p>
          </table:table-cell>
          <table:table-cell table:style-name="ce1" office:value-type="string">
            <text:p>2009-10-01</text:p>
          </table:table-cell>
          <table:table-cell office:value-type="float" office:value="10.94">
            <text:p>10.94</text:p>
          </table:table-cell>
          <table:table-cell table:style-name="ce4" table:formula="of:=IF(AND([.E442]&gt;3;[.E44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02</text:p>
          </table:table-cell>
          <table:table-cell office:value-type="float" office:value="5.31">
            <text:p>5.31</text:p>
          </table:table-cell>
          <table:table-cell table:style-name="ce3" table:formula="of:=IF(AND([.B443]&gt;3;[.B444]&lt;3);1;0)" office:value-type="float" office:value="0">
            <text:p>0</text:p>
          </table:table-cell>
          <table:table-cell table:style-name="ce1" office:value-type="string">
            <text:p>2009-10-02</text:p>
          </table:table-cell>
          <table:table-cell office:value-type="float" office:value="10.76">
            <text:p>10.76</text:p>
          </table:table-cell>
          <table:table-cell table:style-name="ce4" table:formula="of:=IF(AND([.E443]&gt;3;[.E44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05</text:p>
          </table:table-cell>
          <table:table-cell office:value-type="float" office:value="5.54">
            <text:p>5.54</text:p>
          </table:table-cell>
          <table:table-cell table:style-name="ce3" table:formula="of:=IF(AND([.B444]&gt;3;[.B445]&lt;3);1;0)" office:value-type="float" office:value="0">
            <text:p>0</text:p>
          </table:table-cell>
          <table:table-cell table:style-name="ce1" office:value-type="string">
            <text:p>2009-10-05</text:p>
          </table:table-cell>
          <table:table-cell office:value-type="float" office:value="11.29">
            <text:p>11.29</text:p>
          </table:table-cell>
          <table:table-cell table:style-name="ce4" table:formula="of:=IF(AND([.E444]&gt;3;[.E44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06</text:p>
          </table:table-cell>
          <table:table-cell office:value-type="float" office:value="5.64">
            <text:p>5.64</text:p>
          </table:table-cell>
          <table:table-cell table:style-name="ce3" table:formula="of:=IF(AND([.B445]&gt;3;[.B446]&lt;3);1;0)" office:value-type="float" office:value="0">
            <text:p>0</text:p>
          </table:table-cell>
          <table:table-cell table:style-name="ce1" office:value-type="string">
            <text:p>2009-10-06</text:p>
          </table:table-cell>
          <table:table-cell office:value-type="float" office:value="11.53">
            <text:p>11.53</text:p>
          </table:table-cell>
          <table:table-cell table:style-name="ce4" table:formula="of:=IF(AND([.E445]&gt;3;[.E44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07</text:p>
          </table:table-cell>
          <table:table-cell office:value-type="float" office:value="5.54">
            <text:p>5.54</text:p>
          </table:table-cell>
          <table:table-cell table:style-name="ce3" table:formula="of:=IF(AND([.B446]&gt;3;[.B447]&lt;3);1;0)" office:value-type="float" office:value="0">
            <text:p>0</text:p>
          </table:table-cell>
          <table:table-cell table:style-name="ce1" office:value-type="string">
            <text:p>2009-10-07</text:p>
          </table:table-cell>
          <table:table-cell office:value-type="float" office:value="11.35">
            <text:p>11.35</text:p>
          </table:table-cell>
          <table:table-cell table:style-name="ce4" table:formula="of:=IF(AND([.E446]&gt;3;[.E44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08</text:p>
          </table:table-cell>
          <table:table-cell office:value-type="float" office:value="5.51">
            <text:p>5.51</text:p>
          </table:table-cell>
          <table:table-cell table:style-name="ce3" table:formula="of:=IF(AND([.B447]&gt;3;[.B448]&lt;3);1;0)" office:value-type="float" office:value="0">
            <text:p>0</text:p>
          </table:table-cell>
          <table:table-cell table:style-name="ce1" office:value-type="string">
            <text:p>2009-10-08</text:p>
          </table:table-cell>
          <table:table-cell office:value-type="float" office:value="11.93">
            <text:p>11.93</text:p>
          </table:table-cell>
          <table:table-cell table:style-name="ce4" table:formula="of:=IF(AND([.E447]&gt;3;[.E44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09</text:p>
          </table:table-cell>
          <table:table-cell office:value-type="float" office:value="5.88">
            <text:p>5.88</text:p>
          </table:table-cell>
          <table:table-cell table:style-name="ce3" table:formula="of:=IF(AND([.B448]&gt;3;[.B449]&lt;3);1;0)" office:value-type="float" office:value="0">
            <text:p>0</text:p>
          </table:table-cell>
          <table:table-cell table:style-name="ce1" office:value-type="string">
            <text:p>2009-10-09</text:p>
          </table:table-cell>
          <table:table-cell office:value-type="float" office:value="12.23">
            <text:p>12.23</text:p>
          </table:table-cell>
          <table:table-cell table:style-name="ce4" table:formula="of:=IF(AND([.E448]&gt;3;[.E44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12</text:p>
          </table:table-cell>
          <table:table-cell office:value-type="float" office:value="6.14">
            <text:p>6.14</text:p>
          </table:table-cell>
          <table:table-cell table:style-name="ce3" table:formula="of:=IF(AND([.B449]&gt;3;[.B450]&lt;3);1;0)" office:value-type="float" office:value="0">
            <text:p>0</text:p>
          </table:table-cell>
          <table:table-cell table:style-name="ce1" office:value-type="string">
            <text:p>2009-10-12</text:p>
          </table:table-cell>
          <table:table-cell office:value-type="float" office:value="12.15">
            <text:p>12.15</text:p>
          </table:table-cell>
          <table:table-cell table:style-name="ce4" table:formula="of:=IF(AND([.E449]&gt;3;[.E45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13</text:p>
          </table:table-cell>
          <table:table-cell office:value-type="float" office:value="6.08">
            <text:p>6.08</text:p>
          </table:table-cell>
          <table:table-cell table:style-name="ce3" table:formula="of:=IF(AND([.B450]&gt;3;[.B451]&lt;3);1;0)" office:value-type="float" office:value="0">
            <text:p>0</text:p>
          </table:table-cell>
          <table:table-cell table:style-name="ce1" office:value-type="string">
            <text:p>2009-10-13</text:p>
          </table:table-cell>
          <table:table-cell office:value-type="float" office:value="11.97">
            <text:p>11.97</text:p>
          </table:table-cell>
          <table:table-cell table:style-name="ce4" table:formula="of:=IF(AND([.E450]&gt;3;[.E45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14</text:p>
          </table:table-cell>
          <table:table-cell office:value-type="float" office:value="6.25">
            <text:p>6.25</text:p>
          </table:table-cell>
          <table:table-cell table:style-name="ce3" table:formula="of:=IF(AND([.B451]&gt;3;[.B452]&lt;3);1;0)" office:value-type="float" office:value="0">
            <text:p>0</text:p>
          </table:table-cell>
          <table:table-cell table:style-name="ce1" office:value-type="string">
            <text:p>2009-10-14</text:p>
          </table:table-cell>
          <table:table-cell office:value-type="float" office:value="12.54">
            <text:p>12.54</text:p>
          </table:table-cell>
          <table:table-cell table:style-name="ce4" table:formula="of:=IF(AND([.E451]&gt;3;[.E45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15</text:p>
          </table:table-cell>
          <table:table-cell office:value-type="float" office:value="6.19">
            <text:p>6.19</text:p>
          </table:table-cell>
          <table:table-cell table:style-name="ce3" table:formula="of:=IF(AND([.B452]&gt;3;[.B453]&lt;3);1;0)" office:value-type="float" office:value="0">
            <text:p>0</text:p>
          </table:table-cell>
          <table:table-cell table:style-name="ce1" office:value-type="string">
            <text:p>2009-10-15</text:p>
          </table:table-cell>
          <table:table-cell office:value-type="float" office:value="12.73">
            <text:p>12.73</text:p>
          </table:table-cell>
          <table:table-cell table:style-name="ce4" table:formula="of:=IF(AND([.E452]&gt;3;[.E45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16</text:p>
          </table:table-cell>
          <table:table-cell office:value-type="float" office:value="5.74">
            <text:p>5.74</text:p>
          </table:table-cell>
          <table:table-cell table:style-name="ce3" table:formula="of:=IF(AND([.B453]&gt;3;[.B454]&lt;3);1;0)" office:value-type="float" office:value="0">
            <text:p>0</text:p>
          </table:table-cell>
          <table:table-cell table:style-name="ce1" office:value-type="string">
            <text:p>2009-10-16</text:p>
          </table:table-cell>
          <table:table-cell office:value-type="float" office:value="12.4">
            <text:p>12.4</text:p>
          </table:table-cell>
          <table:table-cell table:style-name="ce4" table:formula="of:=IF(AND([.E453]&gt;3;[.E45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19</text:p>
          </table:table-cell>
          <table:table-cell office:value-type="float" office:value="5.87">
            <text:p>5.87</text:p>
          </table:table-cell>
          <table:table-cell table:style-name="ce3" table:formula="of:=IF(AND([.B454]&gt;3;[.B455]&lt;3);1;0)" office:value-type="float" office:value="0">
            <text:p>0</text:p>
          </table:table-cell>
          <table:table-cell table:style-name="ce1" office:value-type="string">
            <text:p>2009-10-19</text:p>
          </table:table-cell>
          <table:table-cell office:value-type="float" office:value="13">
            <text:p>13</text:p>
          </table:table-cell>
          <table:table-cell table:style-name="ce4" table:formula="of:=IF(AND([.E454]&gt;3;[.E45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20</text:p>
          </table:table-cell>
          <table:table-cell office:value-type="float" office:value="5.98">
            <text:p>5.98</text:p>
          </table:table-cell>
          <table:table-cell table:style-name="ce3" table:formula="of:=IF(AND([.B455]&gt;3;[.B456]&lt;3);1;0)" office:value-type="float" office:value="0">
            <text:p>0</text:p>
          </table:table-cell>
          <table:table-cell table:style-name="ce1" office:value-type="string">
            <text:p>2009-10-20</text:p>
          </table:table-cell>
          <table:table-cell office:value-type="float" office:value="12.97">
            <text:p>12.97</text:p>
          </table:table-cell>
          <table:table-cell table:style-name="ce4" table:formula="of:=IF(AND([.E455]&gt;3;[.E45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21</text:p>
          </table:table-cell>
          <table:table-cell office:value-type="float" office:value="5.77">
            <text:p>5.77</text:p>
          </table:table-cell>
          <table:table-cell table:style-name="ce3" table:formula="of:=IF(AND([.B456]&gt;3;[.B457]&lt;3);1;0)" office:value-type="float" office:value="0">
            <text:p>0</text:p>
          </table:table-cell>
          <table:table-cell table:style-name="ce1" office:value-type="string">
            <text:p>2009-10-21</text:p>
          </table:table-cell>
          <table:table-cell office:value-type="float" office:value="13.26">
            <text:p>13.26</text:p>
          </table:table-cell>
          <table:table-cell table:style-name="ce4" table:formula="of:=IF(AND([.E456]&gt;3;[.E45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22</text:p>
          </table:table-cell>
          <table:table-cell office:value-type="float" office:value="5.83">
            <text:p>5.83</text:p>
          </table:table-cell>
          <table:table-cell table:style-name="ce3" table:formula="of:=IF(AND([.B457]&gt;3;[.B458]&lt;3);1;0)" office:value-type="float" office:value="0">
            <text:p>0</text:p>
          </table:table-cell>
          <table:table-cell table:style-name="ce1" office:value-type="string">
            <text:p>2009-10-22</text:p>
          </table:table-cell>
          <table:table-cell office:value-type="float" office:value="13.62">
            <text:p>13.62</text:p>
          </table:table-cell>
          <table:table-cell table:style-name="ce4" table:formula="of:=IF(AND([.E457]&gt;3;[.E45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23</text:p>
          </table:table-cell>
          <table:table-cell office:value-type="float" office:value="5.6">
            <text:p>5.6</text:p>
          </table:table-cell>
          <table:table-cell table:style-name="ce3" table:formula="of:=IF(AND([.B458]&gt;3;[.B459]&lt;3);1;0)" office:value-type="float" office:value="0">
            <text:p>0</text:p>
          </table:table-cell>
          <table:table-cell table:style-name="ce1" office:value-type="string">
            <text:p>2009-10-23</text:p>
          </table:table-cell>
          <table:table-cell office:value-type="float" office:value="13">
            <text:p>13</text:p>
          </table:table-cell>
          <table:table-cell table:style-name="ce4" table:formula="of:=IF(AND([.E458]&gt;3;[.E45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26</text:p>
          </table:table-cell>
          <table:table-cell office:value-type="float" office:value="5.42">
            <text:p>5.42</text:p>
          </table:table-cell>
          <table:table-cell table:style-name="ce3" table:formula="of:=IF(AND([.B459]&gt;3;[.B460]&lt;3);1;0)" office:value-type="float" office:value="0">
            <text:p>0</text:p>
          </table:table-cell>
          <table:table-cell table:style-name="ce1" office:value-type="string">
            <text:p>2009-10-26</text:p>
          </table:table-cell>
          <table:table-cell office:value-type="float" office:value="12.69">
            <text:p>12.69</text:p>
          </table:table-cell>
          <table:table-cell table:style-name="ce4" table:formula="of:=IF(AND([.E459]&gt;3;[.E46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27</text:p>
          </table:table-cell>
          <table:table-cell office:value-type="float" office:value="5.15">
            <text:p>5.15</text:p>
          </table:table-cell>
          <table:table-cell table:style-name="ce3" table:formula="of:=IF(AND([.B460]&gt;3;[.B461]&lt;3);1;0)" office:value-type="float" office:value="0">
            <text:p>0</text:p>
          </table:table-cell>
          <table:table-cell table:style-name="ce1" office:value-type="string">
            <text:p>2009-10-27</text:p>
          </table:table-cell>
          <table:table-cell office:value-type="float" office:value="12.25">
            <text:p>12.25</text:p>
          </table:table-cell>
          <table:table-cell table:style-name="ce4" table:formula="of:=IF(AND([.E460]&gt;3;[.E46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28</text:p>
          </table:table-cell>
          <table:table-cell office:value-type="float" office:value="4.85">
            <text:p>4.85</text:p>
          </table:table-cell>
          <table:table-cell table:style-name="ce3" table:formula="of:=IF(AND([.B461]&gt;3;[.B462]&lt;3);1;0)" office:value-type="float" office:value="0">
            <text:p>0</text:p>
          </table:table-cell>
          <table:table-cell table:style-name="ce1" office:value-type="string">
            <text:p>2009-10-28</text:p>
          </table:table-cell>
          <table:table-cell office:value-type="float" office:value="11.46">
            <text:p>11.46</text:p>
          </table:table-cell>
          <table:table-cell table:style-name="ce4" table:formula="of:=IF(AND([.E461]&gt;3;[.E46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29</text:p>
          </table:table-cell>
          <table:table-cell office:value-type="float" office:value="4.93">
            <text:p>4.93</text:p>
          </table:table-cell>
          <table:table-cell table:style-name="ce3" table:formula="of:=IF(AND([.B462]&gt;3;[.B463]&lt;3);1;0)" office:value-type="float" office:value="0">
            <text:p>0</text:p>
          </table:table-cell>
          <table:table-cell table:style-name="ce1" office:value-type="string">
            <text:p>2009-10-29</text:p>
          </table:table-cell>
          <table:table-cell office:value-type="float" office:value="11.3">
            <text:p>11.3</text:p>
          </table:table-cell>
          <table:table-cell table:style-name="ce4" table:formula="of:=IF(AND([.E462]&gt;3;[.E46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0-30</text:p>
          </table:table-cell>
          <table:table-cell office:value-type="float" office:value="4.6">
            <text:p>4.6</text:p>
          </table:table-cell>
          <table:table-cell table:style-name="ce3" table:formula="of:=IF(AND([.B463]&gt;3;[.B464]&lt;3);1;0)" office:value-type="float" office:value="0">
            <text:p>0</text:p>
          </table:table-cell>
          <table:table-cell table:style-name="ce1" office:value-type="string">
            <text:p>2009-10-30</text:p>
          </table:table-cell>
          <table:table-cell office:value-type="float" office:value="10.35">
            <text:p>10.35</text:p>
          </table:table-cell>
          <table:table-cell table:style-name="ce4" table:formula="of:=IF(AND([.E463]&gt;3;[.E46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02</text:p>
          </table:table-cell>
          <table:table-cell office:value-type="float" office:value="4.6">
            <text:p>4.6</text:p>
          </table:table-cell>
          <table:table-cell table:style-name="ce3" table:formula="of:=IF(AND([.B464]&gt;3;[.B465]&lt;3);1;0)" office:value-type="float" office:value="0">
            <text:p>0</text:p>
          </table:table-cell>
          <table:table-cell table:style-name="ce1" office:value-type="string">
            <text:p>2009-11-02</text:p>
          </table:table-cell>
          <table:table-cell office:value-type="float" office:value="10.56">
            <text:p>10.56</text:p>
          </table:table-cell>
          <table:table-cell table:style-name="ce4" table:formula="of:=IF(AND([.E464]&gt;3;[.E46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03</text:p>
          </table:table-cell>
          <table:table-cell office:value-type="float" office:value="4.64">
            <text:p>4.64</text:p>
          </table:table-cell>
          <table:table-cell table:style-name="ce3" table:formula="of:=IF(AND([.B465]&gt;3;[.B466]&lt;3);1;0)" office:value-type="float" office:value="0">
            <text:p>0</text:p>
          </table:table-cell>
          <table:table-cell table:style-name="ce1" office:value-type="string">
            <text:p>2009-11-03</text:p>
          </table:table-cell>
          <table:table-cell office:value-type="float" office:value="10.78">
            <text:p>10.78</text:p>
          </table:table-cell>
          <table:table-cell table:style-name="ce4" table:formula="of:=IF(AND([.E465]&gt;3;[.E46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04</text:p>
          </table:table-cell>
          <table:table-cell office:value-type="float" office:value="4.69">
            <text:p>4.69</text:p>
          </table:table-cell>
          <table:table-cell table:style-name="ce3" table:formula="of:=IF(AND([.B466]&gt;3;[.B467]&lt;3);1;0)" office:value-type="float" office:value="0">
            <text:p>0</text:p>
          </table:table-cell>
          <table:table-cell table:style-name="ce1" office:value-type="string">
            <text:p>2009-11-04</text:p>
          </table:table-cell>
          <table:table-cell office:value-type="float" office:value="10.33">
            <text:p>10.33</text:p>
          </table:table-cell>
          <table:table-cell table:style-name="ce4" table:formula="of:=IF(AND([.E466]&gt;3;[.E46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05</text:p>
          </table:table-cell>
          <table:table-cell office:value-type="float" office:value="4.83">
            <text:p>4.83</text:p>
          </table:table-cell>
          <table:table-cell table:style-name="ce3" table:formula="of:=IF(AND([.B467]&gt;3;[.B468]&lt;3);1;0)" office:value-type="float" office:value="0">
            <text:p>0</text:p>
          </table:table-cell>
          <table:table-cell table:style-name="ce1" office:value-type="string">
            <text:p>2009-11-05</text:p>
          </table:table-cell>
          <table:table-cell office:value-type="float" office:value="10.7">
            <text:p>10.7</text:p>
          </table:table-cell>
          <table:table-cell table:style-name="ce4" table:formula="of:=IF(AND([.E467]&gt;3;[.E46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06</text:p>
          </table:table-cell>
          <table:table-cell office:value-type="float" office:value="5.04">
            <text:p>5.04</text:p>
          </table:table-cell>
          <table:table-cell table:style-name="ce3" table:formula="of:=IF(AND([.B468]&gt;3;[.B469]&lt;3);1;0)" office:value-type="float" office:value="0">
            <text:p>0</text:p>
          </table:table-cell>
          <table:table-cell table:style-name="ce1" office:value-type="string">
            <text:p>2009-11-06</text:p>
          </table:table-cell>
          <table:table-cell office:value-type="float" office:value="10.73">
            <text:p>10.73</text:p>
          </table:table-cell>
          <table:table-cell table:style-name="ce4" table:formula="of:=IF(AND([.E468]&gt;3;[.E46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09</text:p>
          </table:table-cell>
          <table:table-cell office:value-type="float" office:value="5.21">
            <text:p>5.21</text:p>
          </table:table-cell>
          <table:table-cell table:style-name="ce3" table:formula="of:=IF(AND([.B469]&gt;3;[.B470]&lt;3);1;0)" office:value-type="float" office:value="0">
            <text:p>0</text:p>
          </table:table-cell>
          <table:table-cell table:style-name="ce1" office:value-type="string">
            <text:p>2009-11-09</text:p>
          </table:table-cell>
          <table:table-cell office:value-type="float" office:value="11.14">
            <text:p>11.14</text:p>
          </table:table-cell>
          <table:table-cell table:style-name="ce4" table:formula="of:=IF(AND([.E469]&gt;3;[.E47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10</text:p>
          </table:table-cell>
          <table:table-cell office:value-type="float" office:value="5.14">
            <text:p>5.14</text:p>
          </table:table-cell>
          <table:table-cell table:style-name="ce3" table:formula="of:=IF(AND([.B470]&gt;3;[.B471]&lt;3);1;0)" office:value-type="float" office:value="0">
            <text:p>0</text:p>
          </table:table-cell>
          <table:table-cell table:style-name="ce1" office:value-type="string">
            <text:p>2009-11-10</text:p>
          </table:table-cell>
          <table:table-cell office:value-type="float" office:value="10.9">
            <text:p>10.9</text:p>
          </table:table-cell>
          <table:table-cell table:style-name="ce4" table:formula="of:=IF(AND([.E470]&gt;3;[.E47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11</text:p>
          </table:table-cell>
          <table:table-cell office:value-type="float" office:value="5.32">
            <text:p>5.32</text:p>
          </table:table-cell>
          <table:table-cell table:style-name="ce3" table:formula="of:=IF(AND([.B471]&gt;3;[.B472]&lt;3);1;0)" office:value-type="float" office:value="0">
            <text:p>0</text:p>
          </table:table-cell>
          <table:table-cell table:style-name="ce1" office:value-type="string">
            <text:p>2009-11-11</text:p>
          </table:table-cell>
          <table:table-cell office:value-type="float" office:value="11">
            <text:p>11</text:p>
          </table:table-cell>
          <table:table-cell table:style-name="ce4" table:formula="of:=IF(AND([.E471]&gt;3;[.E47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12</text:p>
          </table:table-cell>
          <table:table-cell office:value-type="float" office:value="6.48">
            <text:p>6.48</text:p>
          </table:table-cell>
          <table:table-cell table:style-name="ce3" table:formula="of:=IF(AND([.B472]&gt;3;[.B473]&lt;3);1;0)" office:value-type="float" office:value="0">
            <text:p>0</text:p>
          </table:table-cell>
          <table:table-cell table:style-name="ce1" office:value-type="string">
            <text:p>2009-11-12</text:p>
          </table:table-cell>
          <table:table-cell office:value-type="float" office:value="10.61">
            <text:p>10.61</text:p>
          </table:table-cell>
          <table:table-cell table:style-name="ce4" table:formula="of:=IF(AND([.E472]&gt;3;[.E47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13</text:p>
          </table:table-cell>
          <table:table-cell office:value-type="float" office:value="6.53">
            <text:p>6.53</text:p>
          </table:table-cell>
          <table:table-cell table:style-name="ce3" table:formula="of:=IF(AND([.B473]&gt;3;[.B474]&lt;3);1;0)" office:value-type="float" office:value="0">
            <text:p>0</text:p>
          </table:table-cell>
          <table:table-cell table:style-name="ce1" office:value-type="string">
            <text:p>2009-11-13</text:p>
          </table:table-cell>
          <table:table-cell office:value-type="float" office:value="11.06">
            <text:p>11.06</text:p>
          </table:table-cell>
          <table:table-cell table:style-name="ce4" table:formula="of:=IF(AND([.E473]&gt;3;[.E47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16</text:p>
          </table:table-cell>
          <table:table-cell office:value-type="float" office:value="6.43">
            <text:p>6.43</text:p>
          </table:table-cell>
          <table:table-cell table:style-name="ce3" table:formula="of:=IF(AND([.B474]&gt;3;[.B475]&lt;3);1;0)" office:value-type="float" office:value="0">
            <text:p>0</text:p>
          </table:table-cell>
          <table:table-cell table:style-name="ce1" office:value-type="string">
            <text:p>2009-11-16</text:p>
          </table:table-cell>
          <table:table-cell office:value-type="float" office:value="11.56">
            <text:p>11.56</text:p>
          </table:table-cell>
          <table:table-cell table:style-name="ce4" table:formula="of:=IF(AND([.E474]&gt;3;[.E47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17</text:p>
          </table:table-cell>
          <table:table-cell office:value-type="float" office:value="6.62">
            <text:p>6.62</text:p>
          </table:table-cell>
          <table:table-cell table:style-name="ce3" table:formula="of:=IF(AND([.B475]&gt;3;[.B476]&lt;3);1;0)" office:value-type="float" office:value="0">
            <text:p>0</text:p>
          </table:table-cell>
          <table:table-cell table:style-name="ce1" office:value-type="string">
            <text:p>2009-11-17</text:p>
          </table:table-cell>
          <table:table-cell office:value-type="float" office:value="11.61">
            <text:p>11.61</text:p>
          </table:table-cell>
          <table:table-cell table:style-name="ce4" table:formula="of:=IF(AND([.E475]&gt;3;[.E47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18</text:p>
          </table:table-cell>
          <table:table-cell office:value-type="float" office:value="7.32">
            <text:p>7.32</text:p>
          </table:table-cell>
          <table:table-cell table:style-name="ce3" table:formula="of:=IF(AND([.B476]&gt;3;[.B477]&lt;3);1;0)" office:value-type="float" office:value="0">
            <text:p>0</text:p>
          </table:table-cell>
          <table:table-cell table:style-name="ce1" office:value-type="string">
            <text:p>2009-11-18</text:p>
          </table:table-cell>
          <table:table-cell office:value-type="float" office:value="11.57">
            <text:p>11.57</text:p>
          </table:table-cell>
          <table:table-cell table:style-name="ce4" table:formula="of:=IF(AND([.E476]&gt;3;[.E47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19</text:p>
          </table:table-cell>
          <table:table-cell office:value-type="float" office:value="7.05">
            <text:p>7.05</text:p>
          </table:table-cell>
          <table:table-cell table:style-name="ce3" table:formula="of:=IF(AND([.B477]&gt;3;[.B478]&lt;3);1;0)" office:value-type="float" office:value="0">
            <text:p>0</text:p>
          </table:table-cell>
          <table:table-cell table:style-name="ce1" office:value-type="string">
            <text:p>2009-11-19</text:p>
          </table:table-cell>
          <table:table-cell office:value-type="float" office:value="11.21">
            <text:p>11.21</text:p>
          </table:table-cell>
          <table:table-cell table:style-name="ce4" table:formula="of:=IF(AND([.E477]&gt;3;[.E47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20</text:p>
          </table:table-cell>
          <table:table-cell office:value-type="float" office:value="6.95">
            <text:p>6.95</text:p>
          </table:table-cell>
          <table:table-cell table:style-name="ce3" table:formula="of:=IF(AND([.B478]&gt;3;[.B479]&lt;3);1;0)" office:value-type="float" office:value="0">
            <text:p>0</text:p>
          </table:table-cell>
          <table:table-cell table:style-name="ce1" office:value-type="string">
            <text:p>2009-11-20</text:p>
          </table:table-cell>
          <table:table-cell office:value-type="float" office:value="11.13">
            <text:p>11.13</text:p>
          </table:table-cell>
          <table:table-cell table:style-name="ce4" table:formula="of:=IF(AND([.E478]&gt;3;[.E47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23</text:p>
          </table:table-cell>
          <table:table-cell office:value-type="float" office:value="7">
            <text:p>7</text:p>
          </table:table-cell>
          <table:table-cell table:style-name="ce3" table:formula="of:=IF(AND([.B479]&gt;3;[.B480]&lt;3);1;0)" office:value-type="float" office:value="0">
            <text:p>0</text:p>
          </table:table-cell>
          <table:table-cell table:style-name="ce1" office:value-type="string">
            <text:p>2009-11-23</text:p>
          </table:table-cell>
          <table:table-cell office:value-type="float" office:value="11.21">
            <text:p>11.21</text:p>
          </table:table-cell>
          <table:table-cell table:style-name="ce4" table:formula="of:=IF(AND([.E479]&gt;3;[.E48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24</text:p>
          </table:table-cell>
          <table:table-cell office:value-type="float" office:value="6.95">
            <text:p>6.95</text:p>
          </table:table-cell>
          <table:table-cell table:style-name="ce3" table:formula="of:=IF(AND([.B480]&gt;3;[.B481]&lt;3);1;0)" office:value-type="float" office:value="0">
            <text:p>0</text:p>
          </table:table-cell>
          <table:table-cell table:style-name="ce1" office:value-type="string">
            <text:p>2009-11-24</text:p>
          </table:table-cell>
          <table:table-cell office:value-type="float" office:value="11.25">
            <text:p>11.25</text:p>
          </table:table-cell>
          <table:table-cell table:style-name="ce4" table:formula="of:=IF(AND([.E480]&gt;3;[.E48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25</text:p>
          </table:table-cell>
          <table:table-cell office:value-type="float" office:value="7.11">
            <text:p>7.11</text:p>
          </table:table-cell>
          <table:table-cell table:style-name="ce3" table:formula="of:=IF(AND([.B481]&gt;3;[.B482]&lt;3);1;0)" office:value-type="float" office:value="0">
            <text:p>0</text:p>
          </table:table-cell>
          <table:table-cell table:style-name="ce1" office:value-type="string">
            <text:p>2009-11-25</text:p>
          </table:table-cell>
          <table:table-cell office:value-type="float" office:value="11.25">
            <text:p>11.25</text:p>
          </table:table-cell>
          <table:table-cell table:style-name="ce4" table:formula="of:=IF(AND([.E481]&gt;3;[.E48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27</text:p>
          </table:table-cell>
          <table:table-cell office:value-type="float" office:value="6.85">
            <text:p>6.85</text:p>
          </table:table-cell>
          <table:table-cell table:style-name="ce3" table:formula="of:=IF(AND([.B482]&gt;3;[.B483]&lt;3);1;0)" office:value-type="float" office:value="0">
            <text:p>0</text:p>
          </table:table-cell>
          <table:table-cell table:style-name="ce1" office:value-type="string">
            <text:p>2009-11-27</text:p>
          </table:table-cell>
          <table:table-cell office:value-type="float" office:value="10.82">
            <text:p>10.82</text:p>
          </table:table-cell>
          <table:table-cell table:style-name="ce4" table:formula="of:=IF(AND([.E482]&gt;3;[.E48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1-30</text:p>
          </table:table-cell>
          <table:table-cell office:value-type="float" office:value="7.01">
            <text:p>7.01</text:p>
          </table:table-cell>
          <table:table-cell table:style-name="ce3" table:formula="of:=IF(AND([.B483]&gt;3;[.B484]&lt;3);1;0)" office:value-type="float" office:value="0">
            <text:p>0</text:p>
          </table:table-cell>
          <table:table-cell table:style-name="ce1" office:value-type="string">
            <text:p>2009-11-30</text:p>
          </table:table-cell>
          <table:table-cell office:value-type="float" office:value="11.43">
            <text:p>11.43</text:p>
          </table:table-cell>
          <table:table-cell table:style-name="ce4" table:formula="of:=IF(AND([.E483]&gt;3;[.E48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01</text:p>
          </table:table-cell>
          <table:table-cell office:value-type="float" office:value="7.2">
            <text:p>7.2</text:p>
          </table:table-cell>
          <table:table-cell table:style-name="ce3" table:formula="of:=IF(AND([.B484]&gt;3;[.B485]&lt;3);1;0)" office:value-type="float" office:value="0">
            <text:p>0</text:p>
          </table:table-cell>
          <table:table-cell table:style-name="ce1" office:value-type="string">
            <text:p>2009-12-01</text:p>
          </table:table-cell>
          <table:table-cell office:value-type="float" office:value="11.59">
            <text:p>11.59</text:p>
          </table:table-cell>
          <table:table-cell table:style-name="ce4" table:formula="of:=IF(AND([.E484]&gt;3;[.E48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02</text:p>
          </table:table-cell>
          <table:table-cell office:value-type="float" office:value="7.3">
            <text:p>7.3</text:p>
          </table:table-cell>
          <table:table-cell table:style-name="ce3" table:formula="of:=IF(AND([.B485]&gt;3;[.B486]&lt;3);1;0)" office:value-type="float" office:value="0">
            <text:p>0</text:p>
          </table:table-cell>
          <table:table-cell table:style-name="ce1" office:value-type="string">
            <text:p>2009-12-02</text:p>
          </table:table-cell>
          <table:table-cell office:value-type="float" office:value="12.27">
            <text:p>12.27</text:p>
          </table:table-cell>
          <table:table-cell table:style-name="ce4" table:formula="of:=IF(AND([.E485]&gt;3;[.E48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03</text:p>
          </table:table-cell>
          <table:table-cell office:value-type="float" office:value="8.03">
            <text:p>8.03</text:p>
          </table:table-cell>
          <table:table-cell table:style-name="ce3" table:formula="of:=IF(AND([.B486]&gt;3;[.B487]&lt;3);1;0)" office:value-type="float" office:value="0">
            <text:p>0</text:p>
          </table:table-cell>
          <table:table-cell table:style-name="ce1" office:value-type="string">
            <text:p>2009-12-03</text:p>
          </table:table-cell>
          <table:table-cell office:value-type="float" office:value="12.01">
            <text:p>12.01</text:p>
          </table:table-cell>
          <table:table-cell table:style-name="ce4" table:formula="of:=IF(AND([.E486]&gt;3;[.E48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04</text:p>
          </table:table-cell>
          <table:table-cell office:value-type="float" office:value="7.86">
            <text:p>7.86</text:p>
          </table:table-cell>
          <table:table-cell table:style-name="ce3" table:formula="of:=IF(AND([.B487]&gt;3;[.B488]&lt;3);1;0)" office:value-type="float" office:value="0">
            <text:p>0</text:p>
          </table:table-cell>
          <table:table-cell table:style-name="ce1" office:value-type="string">
            <text:p>2009-12-04</text:p>
          </table:table-cell>
          <table:table-cell office:value-type="float" office:value="12.39">
            <text:p>12.39</text:p>
          </table:table-cell>
          <table:table-cell table:style-name="ce4" table:formula="of:=IF(AND([.E487]&gt;3;[.E48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07</text:p>
          </table:table-cell>
          <table:table-cell office:value-type="float" office:value="8.52">
            <text:p>8.52</text:p>
          </table:table-cell>
          <table:table-cell table:style-name="ce3" table:formula="of:=IF(AND([.B488]&gt;3;[.B489]&lt;3);1;0)" office:value-type="float" office:value="0">
            <text:p>0</text:p>
          </table:table-cell>
          <table:table-cell table:style-name="ce1" office:value-type="string">
            <text:p>2009-12-07</text:p>
          </table:table-cell>
          <table:table-cell office:value-type="float" office:value="12.13">
            <text:p>12.13</text:p>
          </table:table-cell>
          <table:table-cell table:style-name="ce4" table:formula="of:=IF(AND([.E488]&gt;3;[.E48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08</text:p>
          </table:table-cell>
          <table:table-cell office:value-type="float" office:value="8.67">
            <text:p>8.67</text:p>
          </table:table-cell>
          <table:table-cell table:style-name="ce3" table:formula="of:=IF(AND([.B489]&gt;3;[.B490]&lt;3);1;0)" office:value-type="float" office:value="0">
            <text:p>0</text:p>
          </table:table-cell>
          <table:table-cell table:style-name="ce1" office:value-type="string">
            <text:p>2009-12-08</text:p>
          </table:table-cell>
          <table:table-cell office:value-type="float" office:value="12.02">
            <text:p>12.02</text:p>
          </table:table-cell>
          <table:table-cell table:style-name="ce4" table:formula="of:=IF(AND([.E489]&gt;3;[.E49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09</text:p>
          </table:table-cell>
          <table:table-cell office:value-type="float" office:value="8.71">
            <text:p>8.71</text:p>
          </table:table-cell>
          <table:table-cell table:style-name="ce3" table:formula="of:=IF(AND([.B490]&gt;3;[.B491]&lt;3);1;0)" office:value-type="float" office:value="0">
            <text:p>0</text:p>
          </table:table-cell>
          <table:table-cell table:style-name="ce1" office:value-type="string">
            <text:p>2009-12-09</text:p>
          </table:table-cell>
          <table:table-cell office:value-type="float" office:value="11.9">
            <text:p>11.9</text:p>
          </table:table-cell>
          <table:table-cell table:style-name="ce4" table:formula="of:=IF(AND([.E490]&gt;3;[.E49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10</text:p>
          </table:table-cell>
          <table:table-cell office:value-type="float" office:value="8.58">
            <text:p>8.58</text:p>
          </table:table-cell>
          <table:table-cell table:style-name="ce3" table:formula="of:=IF(AND([.B491]&gt;3;[.B492]&lt;3);1;0)" office:value-type="float" office:value="0">
            <text:p>0</text:p>
          </table:table-cell>
          <table:table-cell table:style-name="ce1" office:value-type="string">
            <text:p>2009-12-10</text:p>
          </table:table-cell>
          <table:table-cell office:value-type="float" office:value="12.05">
            <text:p>12.05</text:p>
          </table:table-cell>
          <table:table-cell table:style-name="ce4" table:formula="of:=IF(AND([.E491]&gt;3;[.E49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11</text:p>
          </table:table-cell>
          <table:table-cell office:value-type="float" office:value="8.64">
            <text:p>8.64</text:p>
          </table:table-cell>
          <table:table-cell table:style-name="ce3" table:formula="of:=IF(AND([.B492]&gt;3;[.B493]&lt;3);1;0)" office:value-type="float" office:value="0">
            <text:p>0</text:p>
          </table:table-cell>
          <table:table-cell table:style-name="ce1" office:value-type="string">
            <text:p>2009-12-11</text:p>
          </table:table-cell>
          <table:table-cell office:value-type="float" office:value="12.19">
            <text:p>12.19</text:p>
          </table:table-cell>
          <table:table-cell table:style-name="ce4" table:formula="of:=IF(AND([.E492]&gt;3;[.E49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14</text:p>
          </table:table-cell>
          <table:table-cell office:value-type="float" office:value="8.68">
            <text:p>8.68</text:p>
          </table:table-cell>
          <table:table-cell table:style-name="ce3" table:formula="of:=IF(AND([.B493]&gt;3;[.B494]&lt;3);1;0)" office:value-type="float" office:value="0">
            <text:p>0</text:p>
          </table:table-cell>
          <table:table-cell table:style-name="ce1" office:value-type="string">
            <text:p>2009-12-14</text:p>
          </table:table-cell>
          <table:table-cell office:value-type="float" office:value="12.69">
            <text:p>12.69</text:p>
          </table:table-cell>
          <table:table-cell table:style-name="ce4" table:formula="of:=IF(AND([.E493]&gt;3;[.E49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15</text:p>
          </table:table-cell>
          <table:table-cell office:value-type="float" office:value="8.82">
            <text:p>8.82</text:p>
          </table:table-cell>
          <table:table-cell table:style-name="ce3" table:formula="of:=IF(AND([.B494]&gt;3;[.B495]&lt;3);1;0)" office:value-type="float" office:value="0">
            <text:p>0</text:p>
          </table:table-cell>
          <table:table-cell table:style-name="ce1" office:value-type="string">
            <text:p>2009-12-15</text:p>
          </table:table-cell>
          <table:table-cell office:value-type="float" office:value="12.63">
            <text:p>12.63</text:p>
          </table:table-cell>
          <table:table-cell table:style-name="ce4" table:formula="of:=IF(AND([.E494]&gt;3;[.E49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16</text:p>
          </table:table-cell>
          <table:table-cell office:value-type="float" office:value="9.15">
            <text:p>9.15</text:p>
          </table:table-cell>
          <table:table-cell table:style-name="ce3" table:formula="of:=IF(AND([.B495]&gt;3;[.B496]&lt;3);1;0)" office:value-type="float" office:value="0">
            <text:p>0</text:p>
          </table:table-cell>
          <table:table-cell table:style-name="ce1" office:value-type="string">
            <text:p>2009-12-16</text:p>
          </table:table-cell>
          <table:table-cell office:value-type="float" office:value="12.92">
            <text:p>12.92</text:p>
          </table:table-cell>
          <table:table-cell table:style-name="ce4" table:formula="of:=IF(AND([.E495]&gt;3;[.E496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17</text:p>
          </table:table-cell>
          <table:table-cell office:value-type="float" office:value="9.12">
            <text:p>9.12</text:p>
          </table:table-cell>
          <table:table-cell table:style-name="ce3" table:formula="of:=IF(AND([.B496]&gt;3;[.B497]&lt;3);1;0)" office:value-type="float" office:value="0">
            <text:p>0</text:p>
          </table:table-cell>
          <table:table-cell table:style-name="ce1" office:value-type="string">
            <text:p>2009-12-17</text:p>
          </table:table-cell>
          <table:table-cell office:value-type="float" office:value="12.68">
            <text:p>12.68</text:p>
          </table:table-cell>
          <table:table-cell table:style-name="ce4" table:formula="of:=IF(AND([.E496]&gt;3;[.E497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18</text:p>
          </table:table-cell>
          <table:table-cell office:value-type="float" office:value="9.05">
            <text:p>9.05</text:p>
          </table:table-cell>
          <table:table-cell table:style-name="ce3" table:formula="of:=IF(AND([.B497]&gt;3;[.B498]&lt;3);1;0)" office:value-type="float" office:value="0">
            <text:p>0</text:p>
          </table:table-cell>
          <table:table-cell table:style-name="ce1" office:value-type="string">
            <text:p>2009-12-18</text:p>
          </table:table-cell>
          <table:table-cell office:value-type="float" office:value="13.05">
            <text:p>13.05</text:p>
          </table:table-cell>
          <table:table-cell table:style-name="ce4" table:formula="of:=IF(AND([.E497]&gt;3;[.E498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21</text:p>
          </table:table-cell>
          <table:table-cell office:value-type="float" office:value="9.53">
            <text:p>9.53</text:p>
          </table:table-cell>
          <table:table-cell table:style-name="ce3" table:formula="of:=IF(AND([.B498]&gt;3;[.B499]&lt;3);1;0)" office:value-type="float" office:value="0">
            <text:p>0</text:p>
          </table:table-cell>
          <table:table-cell table:style-name="ce1" office:value-type="string">
            <text:p>2009-12-21</text:p>
          </table:table-cell>
          <table:table-cell office:value-type="float" office:value="13.18">
            <text:p>13.18</text:p>
          </table:table-cell>
          <table:table-cell table:style-name="ce4" table:formula="of:=IF(AND([.E498]&gt;3;[.E499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22</text:p>
          </table:table-cell>
          <table:table-cell office:value-type="float" office:value="9.43">
            <text:p>9.43</text:p>
          </table:table-cell>
          <table:table-cell table:style-name="ce3" table:formula="of:=IF(AND([.B499]&gt;3;[.B500]&lt;3);1;0)" office:value-type="float" office:value="0">
            <text:p>0</text:p>
          </table:table-cell>
          <table:table-cell table:style-name="ce1" office:value-type="string">
            <text:p>2009-12-22</text:p>
          </table:table-cell>
          <table:table-cell office:value-type="float" office:value="13.51">
            <text:p>13.51</text:p>
          </table:table-cell>
          <table:table-cell table:style-name="ce4" table:formula="of:=IF(AND([.E499]&gt;3;[.E500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23</text:p>
          </table:table-cell>
          <table:table-cell office:value-type="float" office:value="9.67">
            <text:p>9.67</text:p>
          </table:table-cell>
          <table:table-cell table:style-name="ce3" table:formula="of:=IF(AND([.B500]&gt;3;[.B501]&lt;3);1;0)" office:value-type="float" office:value="0">
            <text:p>0</text:p>
          </table:table-cell>
          <table:table-cell table:style-name="ce1" office:value-type="string">
            <text:p>2009-12-23</text:p>
          </table:table-cell>
          <table:table-cell office:value-type="float" office:value="13.81">
            <text:p>13.81</text:p>
          </table:table-cell>
          <table:table-cell table:style-name="ce4" table:formula="of:=IF(AND([.E500]&gt;3;[.E501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24</text:p>
          </table:table-cell>
          <table:table-cell office:value-type="float" office:value="9.91">
            <text:p>9.91</text:p>
          </table:table-cell>
          <table:table-cell table:style-name="ce3" table:formula="of:=IF(AND([.B501]&gt;3;[.B502]&lt;3);1;0)" office:value-type="float" office:value="0">
            <text:p>0</text:p>
          </table:table-cell>
          <table:table-cell table:style-name="ce1" office:value-type="string">
            <text:p>2009-12-24</text:p>
          </table:table-cell>
          <table:table-cell office:value-type="float" office:value="13.9">
            <text:p>13.9</text:p>
          </table:table-cell>
          <table:table-cell table:style-name="ce4" table:formula="of:=IF(AND([.E501]&gt;3;[.E502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28</text:p>
          </table:table-cell>
          <table:table-cell office:value-type="float" office:value="9.83">
            <text:p>9.83</text:p>
          </table:table-cell>
          <table:table-cell table:style-name="ce3" table:formula="of:=IF(AND([.B502]&gt;3;[.B503]&lt;3);1;0)" office:value-type="float" office:value="0">
            <text:p>0</text:p>
          </table:table-cell>
          <table:table-cell table:style-name="ce1" office:value-type="string">
            <text:p>2009-12-28</text:p>
          </table:table-cell>
          <table:table-cell office:value-type="float" office:value="13.71">
            <text:p>13.71</text:p>
          </table:table-cell>
          <table:table-cell table:style-name="ce4" table:formula="of:=IF(AND([.E502]&gt;3;[.E503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29</text:p>
          </table:table-cell>
          <table:table-cell office:value-type="float" office:value="9.75">
            <text:p>9.75</text:p>
          </table:table-cell>
          <table:table-cell table:style-name="ce3" table:formula="of:=IF(AND([.B503]&gt;3;[.B504]&lt;3);1;0)" office:value-type="float" office:value="0">
            <text:p>0</text:p>
          </table:table-cell>
          <table:table-cell table:style-name="ce1" office:value-type="string">
            <text:p>2009-12-29</text:p>
          </table:table-cell>
          <table:table-cell office:value-type="float" office:value="13.8">
            <text:p>13.8</text:p>
          </table:table-cell>
          <table:table-cell table:style-name="ce4" table:formula="of:=IF(AND([.E503]&gt;3;[.E504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30</text:p>
          </table:table-cell>
          <table:table-cell office:value-type="float" office:value="9.72">
            <text:p>9.72</text:p>
          </table:table-cell>
          <table:table-cell table:style-name="ce3" table:formula="of:=IF(AND([.B504]&gt;3;[.B505]&lt;3);1;0)" office:value-type="float" office:value="0">
            <text:p>0</text:p>
          </table:table-cell>
          <table:table-cell table:style-name="ce1" office:value-type="string">
            <text:p>2009-12-30</text:p>
          </table:table-cell>
          <table:table-cell office:value-type="float" office:value="14.04">
            <text:p>14.04</text:p>
          </table:table-cell>
          <table:table-cell table:style-name="ce4" table:formula="of:=IF(AND([.E504]&gt;3;[.E505]&lt;3);1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009-12-31</text:p>
          </table:table-cell>
          <table:table-cell office:value-type="float" office:value="9.68">
            <text:p>9.68</text:p>
          </table:table-cell>
          <table:table-cell table:style-name="ce3" table:formula="of:=IF(AND([.B505]&gt;3;[.B506]&lt;3);1;0)" office:value-type="float" office:value="0">
            <text:p>0</text:p>
          </table:table-cell>
          <table:table-cell table:style-name="ce1" office:value-type="string">
            <text:p>2009-12-31</text:p>
          </table:table-cell>
          <table:table-cell office:value-type="float" office:value="13.57">
            <text:p>13.57</text:p>
          </table:table-cell>
          <table:table-cell table:style-name="ce4" table:formula="of:=IF(AND([.E505]&gt;3;[.E506]&lt;3)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formula="of:=COUNTIF([.C2:.C506];1)" office:value-type="float" office:value="2">
            <text:p>2</text:p>
          </table:table-cell>
          <table:table-cell table:number-columns-repeated="2"/>
          <table:table-cell table:formula="of:=COUNTIF([.F2:.F506];1)" office:value-type="float" office:value="4">
            <text:p>4</text:p>
          </table:table-cell>
          <table:table-cell table:number-columns-repeated="1018"/>
        </table:table-row>
        <table:table-row table:style-name="ro1" table:number-rows-repeated="502">
          <table:table-cell table:style-name="ce2"/>
          <table:table-cell table:number-columns-repeated="1023"/>
        </table:table-row>
        <table:table-row table:style-name="ro1" table:number-rows-repeated="1047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D Event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8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AMD</text:p>
          </table:table-cell>
          <table:table-cell table:style-name="ce8" office:value-type="string">
            <text:p>AMD_DR</text:p>
          </table:table-cell>
          <table:table-cell table:style-name="Default" office:value-type="string">
            <text:p>SPY</text:p>
          </table:table-cell>
          <table:table-cell office:value-type="string">
            <text:p>SPY_DR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16">
            <text:p>2/16/2007</text:p>
          </table:table-cell>
          <table:table-cell office:value-type="float" office:value="14.94">
            <text:p>14.94</text:p>
          </table:table-cell>
          <table:table-cell table:style-name="ce8" office:value-type="float" office:value="0">
            <text:p>0.00</text:p>
          </table:table-cell>
          <table:table-cell table:style-name="Default" office:value-type="float" office:value="128.34">
            <text:p>128.3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0"/>
          <table:table-cell table:number-columns-repeated="1014"/>
        </table:table-row>
        <table:table-row table:style-name="ro1">
          <table:table-cell table:style-name="ce2" office:value-type="date" office:date-value="2007-02-20">
            <text:p>2/20/2007</text:p>
          </table:table-cell>
          <table:table-cell office:value-type="float" office:value="14.92">
            <text:p>14.92</text:p>
          </table:table-cell>
          <table:table-cell table:style-name="ce9" table:formula="of:=[.B3]/[.B2]-1" office:value-type="float" office:value="-0.00133868808567605">
            <text:p>-0.0013</text:p>
          </table:table-cell>
          <table:table-cell table:style-name="Default" office:value-type="float" office:value="128.61">
            <text:p>128.61</text:p>
          </table:table-cell>
          <table:table-cell table:formula="of:=[.D3]/[.D2]-1" office:value-type="float" office:value="0.00210378681626944">
            <text:p>0.00210378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1">
            <text:p>2/21/2007</text:p>
          </table:table-cell>
          <table:table-cell office:value-type="float" office:value="14.56">
            <text:p>14.56</text:p>
          </table:table-cell>
          <table:table-cell table:style-name="ce9" table:formula="of:=[.B4]/[.B3]-1" office:value-type="float" office:value="-0.0241286863270778">
            <text:p>-0.0241</text:p>
          </table:table-cell>
          <table:table-cell table:style-name="Default" office:value-type="float" office:value="128.56">
            <text:p>128.56</text:p>
          </table:table-cell>
          <table:table-cell table:formula="of:=[.D4]/[.D3]-1" office:value-type="float" office:value="-0.000388772257211789">
            <text:p>-0.00038877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2">
            <text:p>2/22/2007</text:p>
          </table:table-cell>
          <table:table-cell office:value-type="float" office:value="14.54">
            <text:p>14.54</text:p>
          </table:table-cell>
          <table:table-cell table:style-name="ce9" table:formula="of:=[.B5]/[.B4]-1" office:value-type="float" office:value="-0.00137362637362648">
            <text:p>-0.0014</text:p>
          </table:table-cell>
          <table:table-cell table:style-name="Default" office:value-type="float" office:value="128.46">
            <text:p>128.46</text:p>
          </table:table-cell>
          <table:table-cell table:formula="of:=[.D5]/[.D4]-1" office:value-type="float" office:value="-0.000777846919726155">
            <text:p>-0.00077784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3">
            <text:p>2/23/2007</text:p>
          </table:table-cell>
          <table:table-cell office:value-type="float" office:value="14.69">
            <text:p>14.69</text:p>
          </table:table-cell>
          <table:table-cell table:style-name="ce9" table:formula="of:=[.B6]/[.B5]-1" office:value-type="float" office:value="0.0103163686382393">
            <text:p>0.0103</text:p>
          </table:table-cell>
          <table:table-cell table:style-name="Default" office:value-type="float" office:value="127.96">
            <text:p>127.96</text:p>
          </table:table-cell>
          <table:table-cell table:formula="of:=[.D6]/[.D5]-1" office:value-type="float" office:value="-0.00389226218278071">
            <text:p>-0.00389226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6">
            <text:p>2/26/2007</text:p>
          </table:table-cell>
          <table:table-cell office:value-type="float" office:value="15.68">
            <text:p>15.68</text:p>
          </table:table-cell>
          <table:table-cell table:style-name="ce9" table:formula="of:=[.B7]/[.B6]-1" office:value-type="float" office:value="0.0673927842069435">
            <text:p>0.0674</text:p>
          </table:table-cell>
          <table:table-cell table:style-name="Default" office:value-type="float" office:value="127.84">
            <text:p>127.84</text:p>
          </table:table-cell>
          <table:table-cell table:formula="of:=[.D7]/[.D6]-1" office:value-type="float" office:value="-0.00093779306033126">
            <text:p>-0.00093779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7">
            <text:p>2/27/2007</text:p>
          </table:table-cell>
          <table:table-cell office:value-type="float" office:value="15.08">
            <text:p>15.08</text:p>
          </table:table-cell>
          <table:table-cell table:style-name="ce9" table:formula="of:=[.B8]/[.B7]-1" office:value-type="float" office:value="-0.0382653061224489">
            <text:p>-0.0383</text:p>
          </table:table-cell>
          <table:table-cell table:style-name="Default" office:value-type="float" office:value="122.85">
            <text:p>122.85</text:p>
          </table:table-cell>
          <table:table-cell table:formula="of:=[.D8]/[.D7]-1" office:value-type="float" office:value="-0.0390331664580726">
            <text:p>-0.03903316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8">
            <text:p>2/28/2007</text:p>
          </table:table-cell>
          <table:table-cell office:value-type="float" office:value="15.07">
            <text:p>15.07</text:p>
          </table:table-cell>
          <table:table-cell table:style-name="ce9" table:formula="of:=[.B9]/[.B8]-1" office:value-type="float" office:value="-0.000663129973474841">
            <text:p>-0.0007</text:p>
          </table:table-cell>
          <table:table-cell table:style-name="Default" office:value-type="float" office:value="124.11">
            <text:p>124.11</text:p>
          </table:table-cell>
          <table:table-cell table:formula="of:=[.D9]/[.D8]-1" office:value-type="float" office:value="0.0102564102564102">
            <text:p>0.01025641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1">
            <text:p>3/1/2007</text:p>
          </table:table-cell>
          <table:table-cell office:value-type="float" office:value="14.79">
            <text:p>14.79</text:p>
          </table:table-cell>
          <table:table-cell table:style-name="ce9" table:formula="of:=[.B10]/[.B9]-1" office:value-type="float" office:value="-0.0185799601857997">
            <text:p>-0.0186</text:p>
          </table:table-cell>
          <table:table-cell table:style-name="Default" office:value-type="float" office:value="123.74">
            <text:p>123.74</text:p>
          </table:table-cell>
          <table:table-cell table:formula="of:=[.D10]/[.D9]-1" office:value-type="float" office:value="-0.00298122633148012">
            <text:p>-0.00298122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2">
            <text:p>3/2/2007</text:p>
          </table:table-cell>
          <table:table-cell office:value-type="float" office:value="14.18">
            <text:p>14.18</text:p>
          </table:table-cell>
          <table:table-cell table:style-name="ce9" table:formula="of:=[.B11]/[.B10]-1" office:value-type="float" office:value="-0.0412440838404327">
            <text:p>-0.0412</text:p>
          </table:table-cell>
          <table:table-cell table:style-name="Default" office:value-type="float" office:value="122.12">
            <text:p>122.12</text:p>
          </table:table-cell>
          <table:table-cell table:formula="of:=[.D11]/[.D10]-1" office:value-type="float" office:value="-0.0130919670276385">
            <text:p>-0.0130919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5">
            <text:p>3/5/2007</text:p>
          </table:table-cell>
          <table:table-cell office:value-type="float" office:value="13.95">
            <text:p>13.95</text:p>
          </table:table-cell>
          <table:table-cell table:style-name="ce9" table:formula="of:=[.B12]/[.B11]-1" office:value-type="float" office:value="-0.0162200282087448">
            <text:p>-0.0162</text:p>
          </table:table-cell>
          <table:table-cell table:style-name="Default" office:value-type="float" office:value="120.96">
            <text:p>120.96</text:p>
          </table:table-cell>
          <table:table-cell table:formula="of:=[.D12]/[.D11]-1" office:value-type="float" office:value="-0.00949885358663616">
            <text:p>-0.00949885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6">
            <text:p>3/6/2007</text:p>
          </table:table-cell>
          <table:table-cell office:value-type="float" office:value="14.09">
            <text:p>14.09</text:p>
          </table:table-cell>
          <table:table-cell table:style-name="ce9" table:formula="of:=[.B13]/[.B12]-1" office:value-type="float" office:value="0.0100358422939069">
            <text:p>0.0100</text:p>
          </table:table-cell>
          <table:table-cell table:style-name="Default" office:value-type="float" office:value="123.03">
            <text:p>123.03</text:p>
          </table:table-cell>
          <table:table-cell table:formula="of:=[.D13]/[.D12]-1" office:value-type="float" office:value="0.0171130952380953">
            <text:p>0.01711309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7">
            <text:p>3/7/2007</text:p>
          </table:table-cell>
          <table:table-cell office:value-type="float" office:value="14.1">
            <text:p>14.1</text:p>
          </table:table-cell>
          <table:table-cell table:style-name="ce9" table:formula="of:=[.B14]/[.B13]-1" office:value-type="float" office:value="0.000709723207948931">
            <text:p>0.0007</text:p>
          </table:table-cell>
          <table:table-cell table:style-name="Default" office:value-type="float" office:value="122.9">
            <text:p>122.9</text:p>
          </table:table-cell>
          <table:table-cell table:formula="of:=[.D14]/[.D13]-1" office:value-type="float" office:value="-0.00105665284889855">
            <text:p>-0.00105665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8">
            <text:p>3/8/2007</text:p>
          </table:table-cell>
          <table:table-cell office:value-type="float" office:value="14.19">
            <text:p>14.19</text:p>
          </table:table-cell>
          <table:table-cell table:style-name="ce9" table:formula="of:=[.B15]/[.B14]-1" office:value-type="float" office:value="0.00638297872340421">
            <text:p>0.0064</text:p>
          </table:table-cell>
          <table:table-cell table:style-name="Default" office:value-type="float" office:value="123.94">
            <text:p>123.94</text:p>
          </table:table-cell>
          <table:table-cell table:formula="of:=[.D15]/[.D14]-1" office:value-type="float" office:value="0.00846216436126923">
            <text:p>0.00846216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9">
            <text:p>3/9/2007</text:p>
          </table:table-cell>
          <table:table-cell office:value-type="float" office:value="14.2">
            <text:p>14.2</text:p>
          </table:table-cell>
          <table:table-cell table:style-name="ce9" table:formula="of:=[.B16]/[.B15]-1" office:value-type="float" office:value="0.000704721634954275">
            <text:p>0.0007</text:p>
          </table:table-cell>
          <table:table-cell table:style-name="Default" office:value-type="float" office:value="123.98">
            <text:p>123.98</text:p>
          </table:table-cell>
          <table:table-cell table:formula="of:=[.D16]/[.D15]-1" office:value-type="float" office:value="0.000322736808133106">
            <text:p>0.00032273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12">
            <text:p>3/12/2007</text:p>
          </table:table-cell>
          <table:table-cell office:value-type="float" office:value="14.17">
            <text:p>14.17</text:p>
          </table:table-cell>
          <table:table-cell table:style-name="ce9" table:formula="of:=[.B17]/[.B16]-1" office:value-type="float" office:value="-0.00211267605633803">
            <text:p>-0.0021</text:p>
          </table:table-cell>
          <table:table-cell table:style-name="Default" office:value-type="float" office:value="124.16">
            <text:p>124.16</text:p>
          </table:table-cell>
          <table:table-cell table:formula="of:=[.D17]/[.D16]-1" office:value-type="float" office:value="0.00145184707210833">
            <text:p>0.00145184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13">
            <text:p>3/13/2007</text:p>
          </table:table-cell>
          <table:table-cell office:value-type="float" office:value="13.94">
            <text:p>13.94</text:p>
          </table:table-cell>
          <table:table-cell table:style-name="ce9" table:formula="of:=[.B18]/[.B17]-1" office:value-type="float" office:value="-0.0162314749470713">
            <text:p>-0.0162</text:p>
          </table:table-cell>
          <table:table-cell table:style-name="Default" office:value-type="float" office:value="121.75">
            <text:p>121.75</text:p>
          </table:table-cell>
          <table:table-cell table:formula="of:=[.D18]/[.D17]-1" office:value-type="float" office:value="-0.0194104381443299">
            <text:p>-0.01941043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14">
            <text:p>3/14/2007</text:p>
          </table:table-cell>
          <table:table-cell office:value-type="float" office:value="14.13">
            <text:p>14.13</text:p>
          </table:table-cell>
          <table:table-cell table:style-name="ce9" table:formula="of:=[.B19]/[.B18]-1" office:value-type="float" office:value="0.0136298421807748">
            <text:p>0.0136</text:p>
          </table:table-cell>
          <table:table-cell table:style-name="Default" office:value-type="float" office:value="122.66">
            <text:p>122.66</text:p>
          </table:table-cell>
          <table:table-cell table:formula="of:=[.D19]/[.D18]-1" office:value-type="float" office:value="0.00747433264887065">
            <text:p>0.00747433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15">
            <text:p>3/15/2007</text:p>
          </table:table-cell>
          <table:table-cell office:value-type="float" office:value="13.93">
            <text:p>13.93</text:p>
          </table:table-cell>
          <table:table-cell table:style-name="ce9" table:formula="of:=[.B20]/[.B19]-1" office:value-type="float" office:value="-0.0141542816702053">
            <text:p>-0.0142</text:p>
          </table:table-cell>
          <table:table-cell table:style-name="Default" office:value-type="float" office:value="122.82">
            <text:p>122.82</text:p>
          </table:table-cell>
          <table:table-cell table:formula="of:=[.D20]/[.D19]-1" office:value-type="float" office:value="0.00130441871840858">
            <text:p>0.00130441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16">
            <text:p>3/16/2007</text:p>
          </table:table-cell>
          <table:table-cell office:value-type="float" office:value="14.01">
            <text:p>14.01</text:p>
          </table:table-cell>
          <table:table-cell table:style-name="ce9" table:formula="of:=[.B21]/[.B20]-1" office:value-type="float" office:value="0.00574300071787515">
            <text:p>0.0057</text:p>
          </table:table-cell>
          <table:table-cell table:style-name="Default" office:value-type="float" office:value="122.48">
            <text:p>122.48</text:p>
          </table:table-cell>
          <table:table-cell table:formula="of:=[.D21]/[.D20]-1" office:value-type="float" office:value="-0.00276827878195729">
            <text:p>-0.00276827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19">
            <text:p>3/19/2007</text:p>
          </table:table-cell>
          <table:table-cell office:value-type="float" office:value="13.72">
            <text:p>13.72</text:p>
          </table:table-cell>
          <table:table-cell table:style-name="ce9" table:formula="of:=[.B22]/[.B21]-1" office:value-type="float" office:value="-0.0206995003568878">
            <text:p>-0.0207</text:p>
          </table:table-cell>
          <table:table-cell table:style-name="Default" office:value-type="float" office:value="123.96">
            <text:p>123.96</text:p>
          </table:table-cell>
          <table:table-cell table:formula="of:=[.D22]/[.D21]-1" office:value-type="float" office:value="0.01208360548661">
            <text:p>0.01208360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0">
            <text:p>3/20/2007</text:p>
          </table:table-cell>
          <table:table-cell office:value-type="float" office:value="13.41">
            <text:p>13.41</text:p>
          </table:table-cell>
          <table:table-cell table:style-name="ce9" table:formula="of:=[.B23]/[.B22]-1" office:value-type="float" office:value="-0.0225947521865889">
            <text:p>-0.0226</text:p>
          </table:table-cell>
          <table:table-cell table:style-name="Default" office:value-type="float" office:value="124.64">
            <text:p>124.64</text:p>
          </table:table-cell>
          <table:table-cell table:formula="of:=[.D23]/[.D22]-1" office:value-type="float" office:value="0.00548564052920297">
            <text:p>0.00548564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1">
            <text:p>3/21/2007</text:p>
          </table:table-cell>
          <table:table-cell office:value-type="float" office:value="13.6">
            <text:p>13.6</text:p>
          </table:table-cell>
          <table:table-cell table:style-name="ce9" table:formula="of:=[.B24]/[.B23]-1" office:value-type="float" office:value="0.0141685309470545">
            <text:p>0.0142</text:p>
          </table:table-cell>
          <table:table-cell table:style-name="Default" office:value-type="float" office:value="126.69">
            <text:p>126.69</text:p>
          </table:table-cell>
          <table:table-cell table:formula="of:=[.D24]/[.D23]-1" office:value-type="float" office:value="0.0164473684210527">
            <text:p>0.01644736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2">
            <text:p>3/22/2007</text:p>
          </table:table-cell>
          <table:table-cell office:value-type="float" office:value="13.35">
            <text:p>13.35</text:p>
          </table:table-cell>
          <table:table-cell table:style-name="ce9" table:formula="of:=[.B25]/[.B24]-1" office:value-type="float" office:value="-0.0183823529411765">
            <text:p>-0.0184</text:p>
          </table:table-cell>
          <table:table-cell table:style-name="Default" office:value-type="float" office:value="126.59">
            <text:p>126.59</text:p>
          </table:table-cell>
          <table:table-cell table:formula="of:=[.D25]/[.D24]-1" office:value-type="float" office:value="-0.000789328281632251">
            <text:p>-0.00078932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3">
            <text:p>3/23/2007</text:p>
          </table:table-cell>
          <table:table-cell office:value-type="float" office:value="13.5">
            <text:p>13.5</text:p>
          </table:table-cell>
          <table:table-cell table:style-name="ce9" table:formula="of:=[.B26]/[.B25]-1" office:value-type="float" office:value="0.0112359550561798">
            <text:p>0.0112</text:p>
          </table:table-cell>
          <table:table-cell table:style-name="Default" office:value-type="float" office:value="126.78">
            <text:p>126.78</text:p>
          </table:table-cell>
          <table:table-cell table:formula="of:=[.D26]/[.D25]-1" office:value-type="float" office:value="0.00150090844458495">
            <text:p>0.00150090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6">
            <text:p>3/26/2007</text:p>
          </table:table-cell>
          <table:table-cell office:value-type="float" office:value="13.55">
            <text:p>13.55</text:p>
          </table:table-cell>
          <table:table-cell table:style-name="ce9" table:formula="of:=[.B27]/[.B26]-1" office:value-type="float" office:value="0.00370370370370376">
            <text:p>0.0037</text:p>
          </table:table-cell>
          <table:table-cell table:style-name="Default" office:value-type="float" office:value="126.61">
            <text:p>126.61</text:p>
          </table:table-cell>
          <table:table-cell table:formula="of:=[.D27]/[.D26]-1" office:value-type="float" office:value="-0.00134090550560029">
            <text:p>-0.00134090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7">
            <text:p>3/27/2007</text:p>
          </table:table-cell>
          <table:table-cell office:value-type="float" office:value="13.5">
            <text:p>13.5</text:p>
          </table:table-cell>
          <table:table-cell table:style-name="ce9" table:formula="of:=[.B28]/[.B27]-1" office:value-type="float" office:value="-0.00369003690036906">
            <text:p>-0.0037</text:p>
          </table:table-cell>
          <table:table-cell table:style-name="Default" office:value-type="float" office:value="126.31">
            <text:p>126.31</text:p>
          </table:table-cell>
          <table:table-cell table:formula="of:=[.D28]/[.D27]-1" office:value-type="float" office:value="-0.00236948108364265">
            <text:p>-0.00236948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8">
            <text:p>3/28/2007</text:p>
          </table:table-cell>
          <table:table-cell office:value-type="float" office:value="13.38">
            <text:p>13.38</text:p>
          </table:table-cell>
          <table:table-cell table:style-name="ce9" table:formula="of:=[.B29]/[.B28]-1" office:value-type="float" office:value="-0.00888888888888883">
            <text:p>-0.0089</text:p>
          </table:table-cell>
          <table:table-cell table:style-name="Default" office:value-type="float" office:value="125.39">
            <text:p>125.39</text:p>
          </table:table-cell>
          <table:table-cell table:formula="of:=[.D29]/[.D28]-1" office:value-type="float" office:value="-0.0072836671680786">
            <text:p>-0.00728366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9">
            <text:p>3/29/2007</text:p>
          </table:table-cell>
          <table:table-cell office:value-type="float" office:value="13.08">
            <text:p>13.08</text:p>
          </table:table-cell>
          <table:table-cell table:style-name="ce9" table:formula="of:=[.B30]/[.B29]-1" office:value-type="float" office:value="-0.0224215246636772">
            <text:p>-0.0224</text:p>
          </table:table-cell>
          <table:table-cell table:style-name="Default" office:value-type="float" office:value="125.52">
            <text:p>125.52</text:p>
          </table:table-cell>
          <table:table-cell table:formula="of:=[.D30]/[.D29]-1" office:value-type="float" office:value="0.00103676529228802">
            <text:p>0.00103676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30">
            <text:p>3/30/2007</text:p>
          </table:table-cell>
          <table:table-cell office:value-type="float" office:value="13.06">
            <text:p>13.06</text:p>
          </table:table-cell>
          <table:table-cell table:style-name="ce9" table:formula="of:=[.B31]/[.B30]-1" office:value-type="float" office:value="-0.00152905198776754">
            <text:p>-0.0015</text:p>
          </table:table-cell>
          <table:table-cell table:style-name="Default" office:value-type="float" office:value="125.55">
            <text:p>125.55</text:p>
          </table:table-cell>
          <table:table-cell table:formula="of:=[.D31]/[.D30]-1" office:value-type="float" office:value="0.000239005736137665">
            <text:p>0.00023900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02">
            <text:p>4/2/2007</text:p>
          </table:table-cell>
          <table:table-cell office:value-type="float" office:value="12.83">
            <text:p>12.83</text:p>
          </table:table-cell>
          <table:table-cell table:style-name="ce9" table:formula="of:=[.B32]/[.B31]-1" office:value-type="float" office:value="-0.0176110260336907">
            <text:p>-0.0176</text:p>
          </table:table-cell>
          <table:table-cell table:style-name="Default" office:value-type="float" office:value="125.69">
            <text:p>125.69</text:p>
          </table:table-cell>
          <table:table-cell table:formula="of:=[.D32]/[.D31]-1" office:value-type="float" office:value="0.00111509358821182">
            <text:p>0.00111509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03">
            <text:p>4/3/2007</text:p>
          </table:table-cell>
          <table:table-cell office:value-type="float" office:value="12.9">
            <text:p>12.9</text:p>
          </table:table-cell>
          <table:table-cell table:style-name="ce9" table:formula="of:=[.B33]/[.B32]-1" office:value-type="float" office:value="0.0054559625876851">
            <text:p>0.0055</text:p>
          </table:table-cell>
          <table:table-cell table:style-name="Default" office:value-type="float" office:value="127.04">
            <text:p>127.04</text:p>
          </table:table-cell>
          <table:table-cell table:formula="of:=[.D33]/[.D32]-1" office:value-type="float" office:value="0.010740711273769">
            <text:p>0.01074071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04">
            <text:p>4/4/2007</text:p>
          </table:table-cell>
          <table:table-cell office:value-type="float" office:value="12.71">
            <text:p>12.71</text:p>
          </table:table-cell>
          <table:table-cell table:style-name="ce9" table:formula="of:=[.B34]/[.B33]-1" office:value-type="float" office:value="-0.0147286821705426">
            <text:p>-0.0147</text:p>
          </table:table-cell>
          <table:table-cell table:style-name="Default" office:value-type="float" office:value="127.18">
            <text:p>127.18</text:p>
          </table:table-cell>
          <table:table-cell table:formula="of:=[.D34]/[.D33]-1" office:value-type="float" office:value="0.00110201511335006">
            <text:p>0.00110201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05">
            <text:p>4/5/2007</text:p>
          </table:table-cell>
          <table:table-cell office:value-type="float" office:value="12.86">
            <text:p>12.86</text:p>
          </table:table-cell>
          <table:table-cell table:style-name="ce9" table:formula="of:=[.B35]/[.B34]-1" office:value-type="float" office:value="0.0118017309205349">
            <text:p>0.0118</text:p>
          </table:table-cell>
          <table:table-cell table:style-name="Default" office:value-type="float" office:value="127.53">
            <text:p>127.53</text:p>
          </table:table-cell>
          <table:table-cell table:formula="of:=[.D35]/[.D34]-1" office:value-type="float" office:value="0.00275200503223783">
            <text:p>0.0027520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09">
            <text:p>4/9/2007</text:p>
          </table:table-cell>
          <table:table-cell office:value-type="float" office:value="13.35">
            <text:p>13.35</text:p>
          </table:table-cell>
          <table:table-cell table:style-name="ce9" table:formula="of:=[.B36]/[.B35]-1" office:value-type="float" office:value="0.0381026438569207">
            <text:p>0.0381</text:p>
          </table:table-cell>
          <table:table-cell table:style-name="Default" office:value-type="float" office:value="127.71">
            <text:p>127.71</text:p>
          </table:table-cell>
          <table:table-cell table:formula="of:=[.D36]/[.D35]-1" office:value-type="float" office:value="0.00141143260409304">
            <text:p>0.00141143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0">
            <text:p>4/10/2007</text:p>
          </table:table-cell>
          <table:table-cell office:value-type="float" office:value="13.27">
            <text:p>13.27</text:p>
          </table:table-cell>
          <table:table-cell table:style-name="ce9" table:formula="of:=[.B37]/[.B36]-1" office:value-type="float" office:value="-0.00599250936329587">
            <text:p>-0.0060</text:p>
          </table:table-cell>
          <table:table-cell table:style-name="Default" office:value-type="float" office:value="127.86">
            <text:p>127.86</text:p>
          </table:table-cell>
          <table:table-cell table:formula="of:=[.D37]/[.D36]-1" office:value-type="float" office:value="0.00117453605825713">
            <text:p>0.00117453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1">
            <text:p>4/11/2007</text:p>
          </table:table-cell>
          <table:table-cell office:value-type="float" office:value="13.19">
            <text:p>13.19</text:p>
          </table:table-cell>
          <table:table-cell table:style-name="ce9" table:formula="of:=[.B38]/[.B37]-1" office:value-type="float" office:value="-0.00602863602110026">
            <text:p>-0.0060</text:p>
          </table:table-cell>
          <table:table-cell table:style-name="Default" office:value-type="float" office:value="127.33">
            <text:p>127.33</text:p>
          </table:table-cell>
          <table:table-cell table:formula="of:=[.D38]/[.D37]-1" office:value-type="float" office:value="-0.00414515876740185">
            <text:p>-0.00414515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2">
            <text:p>4/12/2007</text:p>
          </table:table-cell>
          <table:table-cell office:value-type="float" office:value="13.66">
            <text:p>13.66</text:p>
          </table:table-cell>
          <table:table-cell table:style-name="ce9" table:formula="of:=[.B39]/[.B38]-1" office:value-type="float" office:value="0.0356330553449584">
            <text:p>0.0356</text:p>
          </table:table-cell>
          <table:table-cell table:style-name="Default" office:value-type="float" office:value="127.9">
            <text:p>127.9</text:p>
          </table:table-cell>
          <table:table-cell table:formula="of:=[.D39]/[.D38]-1" office:value-type="float" office:value="0.00447655697793148">
            <text:p>0.0044765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3">
            <text:p>4/13/2007</text:p>
          </table:table-cell>
          <table:table-cell office:value-type="float" office:value="13.57">
            <text:p>13.57</text:p>
          </table:table-cell>
          <table:table-cell table:style-name="ce9" table:formula="of:=[.B40]/[.B39]-1" office:value-type="float" office:value="-0.00658857979502192">
            <text:p>-0.0066</text:p>
          </table:table-cell>
          <table:table-cell table:style-name="Default" office:value-type="float" office:value="128.48">
            <text:p>128.48</text:p>
          </table:table-cell>
          <table:table-cell table:formula="of:=[.D40]/[.D39]-1" office:value-type="float" office:value="0.00453479280688018">
            <text:p>0.00453479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6">
            <text:p>4/16/2007</text:p>
          </table:table-cell>
          <table:table-cell office:value-type="float" office:value="13.52">
            <text:p>13.52</text:p>
          </table:table-cell>
          <table:table-cell table:style-name="ce9" table:formula="of:=[.B41]/[.B40]-1" office:value-type="float" office:value="-0.00368459837877677">
            <text:p>-0.0037</text:p>
          </table:table-cell>
          <table:table-cell table:style-name="Default" office:value-type="float" office:value="129.7">
            <text:p>129.7</text:p>
          </table:table-cell>
          <table:table-cell table:formula="of:=[.D41]/[.D40]-1" office:value-type="float" office:value="0.00949564134495651">
            <text:p>0.00949564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7">
            <text:p>4/17/2007</text:p>
          </table:table-cell>
          <table:table-cell office:value-type="float" office:value="13.47">
            <text:p>13.47</text:p>
          </table:table-cell>
          <table:table-cell table:style-name="ce9" table:formula="of:=[.B42]/[.B41]-1" office:value-type="float" office:value="-0.00369822485207094">
            <text:p>-0.0037</text:p>
          </table:table-cell>
          <table:table-cell table:style-name="Default" office:value-type="float" office:value="130.05">
            <text:p>130.05</text:p>
          </table:table-cell>
          <table:table-cell table:formula="of:=[.D42]/[.D41]-1" office:value-type="float" office:value="0.0026985350809563">
            <text:p>0.00269853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8">
            <text:p>4/18/2007</text:p>
          </table:table-cell>
          <table:table-cell office:value-type="float" office:value="13.91">
            <text:p>13.91</text:p>
          </table:table-cell>
          <table:table-cell table:style-name="ce9" table:formula="of:=[.B43]/[.B42]-1" office:value-type="float" office:value="0.0326651818856718">
            <text:p>0.0327</text:p>
          </table:table-cell>
          <table:table-cell table:style-name="Default" office:value-type="float" office:value="130.21">
            <text:p>130.21</text:p>
          </table:table-cell>
          <table:table-cell table:formula="of:=[.D43]/[.D42]-1" office:value-type="float" office:value="0.00123029603998459">
            <text:p>0.0012302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9">
            <text:p>4/19/2007</text:p>
          </table:table-cell>
          <table:table-cell office:value-type="float" office:value="14.28">
            <text:p>14.28</text:p>
          </table:table-cell>
          <table:table-cell table:style-name="ce9" table:formula="of:=[.B44]/[.B43]-1" office:value-type="float" office:value="0.0265995686556433">
            <text:p>0.0266</text:p>
          </table:table-cell>
          <table:table-cell table:style-name="Default" office:value-type="float" office:value="130.17">
            <text:p>130.17</text:p>
          </table:table-cell>
          <table:table-cell table:formula="of:=[.D44]/[.D43]-1" office:value-type="float" office:value="-0.000307196067890536">
            <text:p>-0.00030719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20">
            <text:p>4/20/2007</text:p>
          </table:table-cell>
          <table:table-cell office:value-type="float" office:value="14.16">
            <text:p>14.16</text:p>
          </table:table-cell>
          <table:table-cell table:style-name="ce9" table:formula="of:=[.B45]/[.B44]-1" office:value-type="float" office:value="-0.00840336134453779">
            <text:p>-0.0084</text:p>
          </table:table-cell>
          <table:table-cell table:style-name="Default" office:value-type="float" office:value="131.4">
            <text:p>131.4</text:p>
          </table:table-cell>
          <table:table-cell table:formula="of:=[.D45]/[.D44]-1" office:value-type="float" office:value="0.00944918183913357">
            <text:p>0.00944918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23">
            <text:p>4/23/2007</text:p>
          </table:table-cell>
          <table:table-cell office:value-type="float" office:value="14.04">
            <text:p>14.04</text:p>
          </table:table-cell>
          <table:table-cell table:style-name="ce9" table:formula="of:=[.B46]/[.B45]-1" office:value-type="float" office:value="-0.00847457627118653">
            <text:p>-0.0085</text:p>
          </table:table-cell>
          <table:table-cell table:style-name="Default" office:value-type="float" office:value="130.91">
            <text:p>130.91</text:p>
          </table:table-cell>
          <table:table-cell table:formula="of:=[.D46]/[.D45]-1" office:value-type="float" office:value="-0.00372907153729074">
            <text:p>-0.0037290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24">
            <text:p>4/24/2007</text:p>
          </table:table-cell>
          <table:table-cell office:value-type="float" office:value="14.57">
            <text:p>14.57</text:p>
          </table:table-cell>
          <table:table-cell table:style-name="ce9" table:formula="of:=[.B47]/[.B46]-1" office:value-type="float" office:value="0.0377492877492878">
            <text:p>0.0377</text:p>
          </table:table-cell>
          <table:table-cell table:style-name="Default" office:value-type="float" office:value="130.96">
            <text:p>130.96</text:p>
          </table:table-cell>
          <table:table-cell table:formula="of:=[.D47]/[.D46]-1" office:value-type="float" office:value="0.000381941792070961">
            <text:p>0.00038194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25">
            <text:p>4/25/2007</text:p>
          </table:table-cell>
          <table:table-cell office:value-type="float" office:value="14.65">
            <text:p>14.65</text:p>
          </table:table-cell>
          <table:table-cell table:style-name="ce9" table:formula="of:=[.B48]/[.B47]-1" office:value-type="float" office:value="0.00549073438572401">
            <text:p>0.0055</text:p>
          </table:table-cell>
          <table:table-cell table:style-name="Default" office:value-type="float" office:value="132.16">
            <text:p>132.16</text:p>
          </table:table-cell>
          <table:table-cell table:formula="of:=[.D48]/[.D47]-1" office:value-type="float" office:value="0.00916310323762981">
            <text:p>0.00916310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26">
            <text:p>4/26/2007</text:p>
          </table:table-cell>
          <table:table-cell office:value-type="float" office:value="14.5">
            <text:p>14.5</text:p>
          </table:table-cell>
          <table:table-cell table:style-name="ce9" table:formula="of:=[.B49]/[.B48]-1" office:value-type="float" office:value="-0.0102389078498294">
            <text:p>-0.0102</text:p>
          </table:table-cell>
          <table:table-cell table:style-name="Default" office:value-type="float" office:value="132.31">
            <text:p>132.31</text:p>
          </table:table-cell>
          <table:table-cell table:formula="of:=[.D49]/[.D48]-1" office:value-type="float" office:value="0.00113498789346256">
            <text:p>0.00113498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27">
            <text:p>4/27/2007</text:p>
          </table:table-cell>
          <table:table-cell office:value-type="float" office:value="14.32">
            <text:p>14.32</text:p>
          </table:table-cell>
          <table:table-cell table:style-name="ce9" table:formula="of:=[.B50]/[.B49]-1" office:value-type="float" office:value="-0.0124137931034483">
            <text:p>-0.0124</text:p>
          </table:table-cell>
          <table:table-cell table:style-name="Default" office:value-type="float" office:value="132.21">
            <text:p>132.21</text:p>
          </table:table-cell>
          <table:table-cell table:formula="of:=[.D50]/[.D49]-1" office:value-type="float" office:value="-0.000755800770916748">
            <text:p>-0.00075580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30">
            <text:p>4/30/2007</text:p>
          </table:table-cell>
          <table:table-cell office:value-type="float" office:value="13.82">
            <text:p>13.82</text:p>
          </table:table-cell>
          <table:table-cell table:style-name="ce9" table:formula="of:=[.B51]/[.B50]-1" office:value-type="float" office:value="-0.0349162011173184">
            <text:p>-0.0349</text:p>
          </table:table-cell>
          <table:table-cell table:style-name="Default" office:value-type="float" office:value="131.11">
            <text:p>131.11</text:p>
          </table:table-cell>
          <table:table-cell table:formula="of:=[.D51]/[.D50]-1" office:value-type="float" office:value="-0.00832009681567203">
            <text:p>-0.00832009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1">
            <text:p>5/1/2007</text:p>
          </table:table-cell>
          <table:table-cell office:value-type="float" office:value="13.54">
            <text:p>13.54</text:p>
          </table:table-cell>
          <table:table-cell table:style-name="ce9" table:formula="of:=[.B52]/[.B51]-1" office:value-type="float" office:value="-0.020260492040521">
            <text:p>-0.0203</text:p>
          </table:table-cell>
          <table:table-cell table:style-name="Default" office:value-type="float" office:value="131.45">
            <text:p>131.45</text:p>
          </table:table-cell>
          <table:table-cell table:formula="of:=[.D52]/[.D51]-1" office:value-type="float" office:value="0.00259324231561275">
            <text:p>0.00259324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2">
            <text:p>5/2/2007</text:p>
          </table:table-cell>
          <table:table-cell office:value-type="float" office:value="13.63">
            <text:p>13.63</text:p>
          </table:table-cell>
          <table:table-cell table:style-name="ce9" table:formula="of:=[.B53]/[.B52]-1" office:value-type="float" office:value="0.00664697193500752">
            <text:p>0.0066</text:p>
          </table:table-cell>
          <table:table-cell table:style-name="Default" office:value-type="float" office:value="132.22">
            <text:p>132.22</text:p>
          </table:table-cell>
          <table:table-cell table:formula="of:=[.D53]/[.D52]-1" office:value-type="float" office:value="0.00585774058577404">
            <text:p>0.00585774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3">
            <text:p>5/3/2007</text:p>
          </table:table-cell>
          <table:table-cell office:value-type="float" office:value="13.69">
            <text:p>13.69</text:p>
          </table:table-cell>
          <table:table-cell table:style-name="ce9" table:formula="of:=[.B54]/[.B53]-1" office:value-type="float" office:value="0.00440205429200291">
            <text:p>0.0044</text:p>
          </table:table-cell>
          <table:table-cell table:style-name="Default" office:value-type="float" office:value="132.93">
            <text:p>132.93</text:p>
          </table:table-cell>
          <table:table-cell table:formula="of:=[.D54]/[.D53]-1" office:value-type="float" office:value="0.00536983814854031">
            <text:p>0.00536983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4">
            <text:p>5/4/2007</text:p>
          </table:table-cell>
          <table:table-cell office:value-type="float" office:value="13.53">
            <text:p>13.53</text:p>
          </table:table-cell>
          <table:table-cell table:style-name="ce9" table:formula="of:=[.B55]/[.B54]-1" office:value-type="float" office:value="-0.0116873630387144">
            <text:p>-0.0117</text:p>
          </table:table-cell>
          <table:table-cell table:style-name="Default" office:value-type="float" office:value="133.44">
            <text:p>133.44</text:p>
          </table:table-cell>
          <table:table-cell table:formula="of:=[.D55]/[.D54]-1" office:value-type="float" office:value="0.00383660573234024">
            <text:p>0.00383660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7">
            <text:p>5/7/2007</text:p>
          </table:table-cell>
          <table:table-cell office:value-type="float" office:value="13.28">
            <text:p>13.28</text:p>
          </table:table-cell>
          <table:table-cell table:style-name="ce9" table:formula="of:=[.B56]/[.B55]-1" office:value-type="float" office:value="-0.0184774575018477">
            <text:p>-0.0185</text:p>
          </table:table-cell>
          <table:table-cell table:style-name="Default" office:value-type="float" office:value="133.46">
            <text:p>133.46</text:p>
          </table:table-cell>
          <table:table-cell table:formula="of:=[.D56]/[.D55]-1" office:value-type="float" office:value="0.000149880095923427">
            <text:p>0.00014988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8">
            <text:p>5/8/2007</text:p>
          </table:table-cell>
          <table:table-cell office:value-type="float" office:value="13.18">
            <text:p>13.18</text:p>
          </table:table-cell>
          <table:table-cell table:style-name="ce9" table:formula="of:=[.B57]/[.B56]-1" office:value-type="float" office:value="-0.00753012048192769">
            <text:p>-0.0075</text:p>
          </table:table-cell>
          <table:table-cell table:style-name="Default" office:value-type="float" office:value="133.29">
            <text:p>133.29</text:p>
          </table:table-cell>
          <table:table-cell table:formula="of:=[.D57]/[.D56]-1" office:value-type="float" office:value="-0.00127378989959548">
            <text:p>-0.00127378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9">
            <text:p>5/9/2007</text:p>
          </table:table-cell>
          <table:table-cell office:value-type="float" office:value="13.57">
            <text:p>13.57</text:p>
          </table:table-cell>
          <table:table-cell table:style-name="ce9" table:formula="of:=[.B58]/[.B57]-1" office:value-type="float" office:value="0.0295902883156298">
            <text:p>0.0296</text:p>
          </table:table-cell>
          <table:table-cell table:style-name="Default" office:value-type="float" office:value="133.65">
            <text:p>133.65</text:p>
          </table:table-cell>
          <table:table-cell table:formula="of:=[.D58]/[.D57]-1" office:value-type="float" office:value="0.00270087778528039">
            <text:p>0.00270087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0">
            <text:p>5/10/2007</text:p>
          </table:table-cell>
          <table:table-cell office:value-type="float" office:value="14.05">
            <text:p>14.05</text:p>
          </table:table-cell>
          <table:table-cell table:style-name="ce9" table:formula="of:=[.B59]/[.B58]-1" office:value-type="float" office:value="0.0353721444362565">
            <text:p>0.0354</text:p>
          </table:table-cell>
          <table:table-cell table:style-name="Default" office:value-type="float" office:value="132.25">
            <text:p>132.25</text:p>
          </table:table-cell>
          <table:table-cell table:formula="of:=[.D59]/[.D58]-1" office:value-type="float" office:value="-0.0104751215862328">
            <text:p>-0.01047512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1">
            <text:p>5/11/2007</text:p>
          </table:table-cell>
          <table:table-cell office:value-type="float" office:value="14.68">
            <text:p>14.68</text:p>
          </table:table-cell>
          <table:table-cell table:style-name="ce9" table:formula="of:=[.B60]/[.B59]-1" office:value-type="float" office:value="0.0448398576512454">
            <text:p>0.0448</text:p>
          </table:table-cell>
          <table:table-cell table:style-name="Default" office:value-type="float" office:value="133.38">
            <text:p>133.38</text:p>
          </table:table-cell>
          <table:table-cell table:formula="of:=[.D60]/[.D59]-1" office:value-type="float" office:value="0.0085444234404537">
            <text:p>0.00854442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4">
            <text:p>5/14/2007</text:p>
          </table:table-cell>
          <table:table-cell office:value-type="float" office:value="15.36">
            <text:p>15.36</text:p>
          </table:table-cell>
          <table:table-cell table:style-name="ce9" table:formula="of:=[.B61]/[.B60]-1" office:value-type="float" office:value="0.0463215258855585">
            <text:p>0.0463</text:p>
          </table:table-cell>
          <table:table-cell table:style-name="Default" office:value-type="float" office:value="133.09">
            <text:p>133.09</text:p>
          </table:table-cell>
          <table:table-cell table:formula="of:=[.D61]/[.D60]-1" office:value-type="float" office:value="-0.00217423901634417">
            <text:p>-0.0021742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5">
            <text:p>5/15/2007</text:p>
          </table:table-cell>
          <table:table-cell office:value-type="float" office:value="15.4">
            <text:p>15.4</text:p>
          </table:table-cell>
          <table:table-cell table:style-name="ce9" table:formula="of:=[.B62]/[.B61]-1" office:value-type="float" office:value="0.00260416666666674">
            <text:p>0.0026</text:p>
          </table:table-cell>
          <table:table-cell table:style-name="Default" office:value-type="float" office:value="133.13">
            <text:p>133.13</text:p>
          </table:table-cell>
          <table:table-cell table:formula="of:=[.D62]/[.D61]-1" office:value-type="float" office:value="0.000300548501014353">
            <text:p>0.00030054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6">
            <text:p>5/16/2007</text:p>
          </table:table-cell>
          <table:table-cell office:value-type="float" office:value="15.58">
            <text:p>15.58</text:p>
          </table:table-cell>
          <table:table-cell table:style-name="ce9" table:formula="of:=[.B63]/[.B62]-1" office:value-type="float" office:value="0.0116883116883117">
            <text:p>0.0117</text:p>
          </table:table-cell>
          <table:table-cell table:style-name="Default" office:value-type="float" office:value="134.04">
            <text:p>134.04</text:p>
          </table:table-cell>
          <table:table-cell table:formula="of:=[.D63]/[.D62]-1" office:value-type="float" office:value="0.00683542402163306">
            <text:p>0.0068354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7">
            <text:p>5/17/2007</text:p>
          </table:table-cell>
          <table:table-cell office:value-type="float" office:value="15.43">
            <text:p>15.43</text:p>
          </table:table-cell>
          <table:table-cell table:style-name="ce9" table:formula="of:=[.B64]/[.B63]-1" office:value-type="float" office:value="-0.0096277278562259">
            <text:p>-0.0096</text:p>
          </table:table-cell>
          <table:table-cell table:style-name="Default" office:value-type="float" office:value="133.77">
            <text:p>133.77</text:p>
          </table:table-cell>
          <table:table-cell table:formula="of:=[.D64]/[.D63]-1" office:value-type="float" office:value="-0.00201432408236335">
            <text:p>-0.00201432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8">
            <text:p>5/18/2007</text:p>
          </table:table-cell>
          <table:table-cell office:value-type="float" office:value="15.59">
            <text:p>15.59</text:p>
          </table:table-cell>
          <table:table-cell table:style-name="ce9" table:formula="of:=[.B65]/[.B64]-1" office:value-type="float" office:value="0.0103694102397927">
            <text:p>0.0104</text:p>
          </table:table-cell>
          <table:table-cell table:style-name="Default" office:value-type="float" office:value="134.94">
            <text:p>134.94</text:p>
          </table:table-cell>
          <table:table-cell table:formula="of:=[.D65]/[.D64]-1" office:value-type="float" office:value="0.00874635568513105">
            <text:p>0.00874635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21">
            <text:p>5/21/2007</text:p>
          </table:table-cell>
          <table:table-cell office:value-type="float" office:value="15.43">
            <text:p>15.43</text:p>
          </table:table-cell>
          <table:table-cell table:style-name="ce9" table:formula="of:=[.B66]/[.B65]-1" office:value-type="float" office:value="-0.0102629890955741">
            <text:p>-0.0103</text:p>
          </table:table-cell>
          <table:table-cell table:style-name="Default" office:value-type="float" office:value="134.87">
            <text:p>134.87</text:p>
          </table:table-cell>
          <table:table-cell table:formula="of:=[.D66]/[.D65]-1" office:value-type="float" office:value="-0.000518749073662339">
            <text:p>-0.00051874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22">
            <text:p>5/22/2007</text:p>
          </table:table-cell>
          <table:table-cell office:value-type="float" office:value="15.42">
            <text:p>15.42</text:p>
          </table:table-cell>
          <table:table-cell table:style-name="ce9" table:formula="of:=[.B67]/[.B66]-1" office:value-type="float" office:value="-0.000648088139987069">
            <text:p>-0.0006</text:p>
          </table:table-cell>
          <table:table-cell table:style-name="Default" office:value-type="float" office:value="134.76">
            <text:p>134.76</text:p>
          </table:table-cell>
          <table:table-cell table:formula="of:=[.D67]/[.D66]-1" office:value-type="float" office:value="-0.000815600207607403">
            <text:p>-0.00081560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23">
            <text:p>5/23/2007</text:p>
          </table:table-cell>
          <table:table-cell office:value-type="float" office:value="15.21">
            <text:p>15.21</text:p>
          </table:table-cell>
          <table:table-cell table:style-name="ce9" table:formula="of:=[.B68]/[.B67]-1" office:value-type="float" office:value="-0.0136186770428015">
            <text:p>-0.0136</text:p>
          </table:table-cell>
          <table:table-cell table:style-name="Default" office:value-type="float" office:value="134.78">
            <text:p>134.78</text:p>
          </table:table-cell>
          <table:table-cell table:formula="of:=[.D68]/[.D67]-1" office:value-type="float" office:value="0.000148411991689024">
            <text:p>0.0001484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24">
            <text:p>5/24/2007</text:p>
          </table:table-cell>
          <table:table-cell office:value-type="float" office:value="14.88">
            <text:p>14.88</text:p>
          </table:table-cell>
          <table:table-cell table:style-name="ce9" table:formula="of:=[.B69]/[.B68]-1" office:value-type="float" office:value="-0.0216962524654832">
            <text:p>-0.0217</text:p>
          </table:table-cell>
          <table:table-cell table:style-name="Default" office:value-type="float" office:value="133.56">
            <text:p>133.56</text:p>
          </table:table-cell>
          <table:table-cell table:formula="of:=[.D69]/[.D68]-1" office:value-type="float" office:value="-0.00905178809912444">
            <text:p>-0.00905178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25">
            <text:p>5/25/2007</text:p>
          </table:table-cell>
          <table:table-cell office:value-type="float" office:value="14.76">
            <text:p>14.76</text:p>
          </table:table-cell>
          <table:table-cell table:style-name="ce9" table:formula="of:=[.B70]/[.B69]-1" office:value-type="float" office:value="-0.00806451612903236">
            <text:p>-0.0081</text:p>
          </table:table-cell>
          <table:table-cell table:style-name="Default" office:value-type="float" office:value="134.12">
            <text:p>134.12</text:p>
          </table:table-cell>
          <table:table-cell table:formula="of:=[.D70]/[.D69]-1" office:value-type="float" office:value="0.00419287211740049">
            <text:p>0.00419287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29">
            <text:p>5/29/2007</text:p>
          </table:table-cell>
          <table:table-cell office:value-type="float" office:value="14.6">
            <text:p>14.6</text:p>
          </table:table-cell>
          <table:table-cell table:style-name="ce9" table:formula="of:=[.B71]/[.B70]-1" office:value-type="float" office:value="-0.0108401084010841">
            <text:p>-0.0108</text:p>
          </table:table-cell>
          <table:table-cell table:style-name="Default" office:value-type="float" office:value="134.6">
            <text:p>134.6</text:p>
          </table:table-cell>
          <table:table-cell table:formula="of:=[.D71]/[.D70]-1" office:value-type="float" office:value="0.00357888458097211">
            <text:p>0.00357888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30">
            <text:p>5/30/2007</text:p>
          </table:table-cell>
          <table:table-cell office:value-type="float" office:value="14.37">
            <text:p>14.37</text:p>
          </table:table-cell>
          <table:table-cell table:style-name="ce9" table:formula="of:=[.B72]/[.B71]-1" office:value-type="float" office:value="-0.0157534246575343">
            <text:p>-0.0158</text:p>
          </table:table-cell>
          <table:table-cell table:style-name="Default" office:value-type="float" office:value="135.7">
            <text:p>135.7</text:p>
          </table:table-cell>
          <table:table-cell table:formula="of:=[.D72]/[.D71]-1" office:value-type="float" office:value="0.00817236255572063">
            <text:p>0.00817236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31">
            <text:p>5/31/2007</text:p>
          </table:table-cell>
          <table:table-cell office:value-type="float" office:value="14.27">
            <text:p>14.27</text:p>
          </table:table-cell>
          <table:table-cell table:style-name="ce9" table:formula="of:=[.B73]/[.B72]-1" office:value-type="float" office:value="-0.00695894224077942">
            <text:p>-0.0070</text:p>
          </table:table-cell>
          <table:table-cell table:style-name="Default" office:value-type="float" office:value="135.56">
            <text:p>135.56</text:p>
          </table:table-cell>
          <table:table-cell table:formula="of:=[.D73]/[.D72]-1" office:value-type="float" office:value="-0.00103168754605742">
            <text:p>-0.00103168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01">
            <text:p>6/1/2007</text:p>
          </table:table-cell>
          <table:table-cell office:value-type="float" office:value="14.31">
            <text:p>14.31</text:p>
          </table:table-cell>
          <table:table-cell table:style-name="ce9" table:formula="of:=[.B74]/[.B73]-1" office:value-type="float" office:value="0.00280308339173096">
            <text:p>0.0028</text:p>
          </table:table-cell>
          <table:table-cell table:style-name="Default" office:value-type="float" office:value="136.23">
            <text:p>136.23</text:p>
          </table:table-cell>
          <table:table-cell table:formula="of:=[.D74]/[.D73]-1" office:value-type="float" office:value="0.00494246090292116">
            <text:p>0.00494246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04">
            <text:p>6/4/2007</text:p>
          </table:table-cell>
          <table:table-cell office:value-type="float" office:value="14.17">
            <text:p>14.17</text:p>
          </table:table-cell>
          <table:table-cell table:style-name="ce9" table:formula="of:=[.B75]/[.B74]-1" office:value-type="float" office:value="-0.00978336827393433">
            <text:p>-0.0098</text:p>
          </table:table-cell>
          <table:table-cell table:style-name="Default" office:value-type="float" office:value="136.25">
            <text:p>136.25</text:p>
          </table:table-cell>
          <table:table-cell table:formula="of:=[.D75]/[.D74]-1" office:value-type="float" office:value="0.000146810540996967">
            <text:p>0.00014681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05">
            <text:p>6/5/2007</text:p>
          </table:table-cell>
          <table:table-cell office:value-type="float" office:value="13.98">
            <text:p>13.98</text:p>
          </table:table-cell>
          <table:table-cell table:style-name="ce9" table:formula="of:=[.B76]/[.B75]-1" office:value-type="float" office:value="-0.0134086097388849">
            <text:p>-0.0134</text:p>
          </table:table-cell>
          <table:table-cell table:style-name="Default" office:value-type="float" office:value="135.71">
            <text:p>135.71</text:p>
          </table:table-cell>
          <table:table-cell table:formula="of:=[.D76]/[.D75]-1" office:value-type="float" office:value="-0.00396330275229351">
            <text:p>-0.00396330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06">
            <text:p>6/6/2007</text:p>
          </table:table-cell>
          <table:table-cell office:value-type="float" office:value="13.63">
            <text:p>13.63</text:p>
          </table:table-cell>
          <table:table-cell table:style-name="ce9" table:formula="of:=[.B77]/[.B76]-1" office:value-type="float" office:value="-0.025035765379113">
            <text:p>-0.0250</text:p>
          </table:table-cell>
          <table:table-cell table:style-name="Default" office:value-type="float" office:value="134.25">
            <text:p>134.25</text:p>
          </table:table-cell>
          <table:table-cell table:formula="of:=[.D77]/[.D76]-1" office:value-type="float" office:value="-0.0107582344705622">
            <text:p>-0.010758234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07">
            <text:p>6/7/2007</text:p>
          </table:table-cell>
          <table:table-cell office:value-type="float" office:value="13.68">
            <text:p>13.68</text:p>
          </table:table-cell>
          <table:table-cell table:style-name="ce9" table:formula="of:=[.B78]/[.B77]-1" office:value-type="float" office:value="0.00366837857666913">
            <text:p>0.0037</text:p>
          </table:table-cell>
          <table:table-cell table:style-name="Default" office:value-type="float" office:value="131.83">
            <text:p>131.83</text:p>
          </table:table-cell>
          <table:table-cell table:formula="of:=[.D78]/[.D77]-1" office:value-type="float" office:value="-0.0180260707635008">
            <text:p>-0.018026070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08">
            <text:p>6/8/2007</text:p>
          </table:table-cell>
          <table:table-cell office:value-type="float" office:value="14.07">
            <text:p>14.07</text:p>
          </table:table-cell>
          <table:table-cell table:style-name="ce9" table:formula="of:=[.B79]/[.B78]-1" office:value-type="float" office:value="0.0285087719298247">
            <text:p>0.0285</text:p>
          </table:table-cell>
          <table:table-cell table:style-name="Default" office:value-type="float" office:value="133.54">
            <text:p>133.54</text:p>
          </table:table-cell>
          <table:table-cell table:formula="of:=[.D79]/[.D78]-1" office:value-type="float" office:value="0.0129712508533717">
            <text:p>0.012971250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11">
            <text:p>6/11/2007</text:p>
          </table:table-cell>
          <table:table-cell office:value-type="float" office:value="13.91">
            <text:p>13.91</text:p>
          </table:table-cell>
          <table:table-cell table:style-name="ce9" table:formula="of:=[.B80]/[.B79]-1" office:value-type="float" office:value="-0.0113717128642502">
            <text:p>-0.0114</text:p>
          </table:table-cell>
          <table:table-cell table:style-name="Default" office:value-type="float" office:value="133.77">
            <text:p>133.77</text:p>
          </table:table-cell>
          <table:table-cell table:formula="of:=[.D80]/[.D79]-1" office:value-type="float" office:value="0.00172233038789882">
            <text:p>0.001722330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12">
            <text:p>6/12/2007</text:p>
          </table:table-cell>
          <table:table-cell office:value-type="float" office:value="13.8">
            <text:p>13.8</text:p>
          </table:table-cell>
          <table:table-cell table:style-name="ce9" table:formula="of:=[.B81]/[.B80]-1" office:value-type="float" office:value="-0.00790797987059666">
            <text:p>-0.0079</text:p>
          </table:table-cell>
          <table:table-cell table:style-name="Default" office:value-type="float" office:value="132.31">
            <text:p>132.31</text:p>
          </table:table-cell>
          <table:table-cell table:formula="of:=[.D81]/[.D80]-1" office:value-type="float" office:value="-0.0109142558122151">
            <text:p>-0.010914255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13">
            <text:p>6/13/2007</text:p>
          </table:table-cell>
          <table:table-cell office:value-type="float" office:value="13.96">
            <text:p>13.96</text:p>
          </table:table-cell>
          <table:table-cell table:style-name="ce9" table:formula="of:=[.B82]/[.B81]-1" office:value-type="float" office:value="0.0115942028985507">
            <text:p>0.0116</text:p>
          </table:table-cell>
          <table:table-cell table:style-name="Default" office:value-type="float" office:value="134.29">
            <text:p>134.29</text:p>
          </table:table-cell>
          <table:table-cell table:formula="of:=[.D82]/[.D81]-1" office:value-type="float" office:value="0.0149648552641524">
            <text:p>0.014964855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14">
            <text:p>6/14/2007</text:p>
          </table:table-cell>
          <table:table-cell office:value-type="float" office:value="13.78">
            <text:p>13.78</text:p>
          </table:table-cell>
          <table:table-cell table:style-name="ce9" table:formula="of:=[.B83]/[.B82]-1" office:value-type="float" office:value="-0.012893982808023">
            <text:p>-0.0129</text:p>
          </table:table-cell>
          <table:table-cell table:style-name="Default" office:value-type="float" office:value="135.15">
            <text:p>135.15</text:p>
          </table:table-cell>
          <table:table-cell table:formula="of:=[.D83]/[.D82]-1" office:value-type="float" office:value="0.00640405093454466">
            <text:p>0.006404050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15">
            <text:p>6/15/2007</text:p>
          </table:table-cell>
          <table:table-cell office:value-type="float" office:value="13.63">
            <text:p>13.63</text:p>
          </table:table-cell>
          <table:table-cell table:style-name="ce9" table:formula="of:=[.B84]/[.B83]-1" office:value-type="float" office:value="-0.0108853410740202">
            <text:p>-0.0109</text:p>
          </table:table-cell>
          <table:table-cell table:style-name="Default" office:value-type="float" office:value="135.92">
            <text:p>135.92</text:p>
          </table:table-cell>
          <table:table-cell table:formula="of:=[.D84]/[.D83]-1" office:value-type="float" office:value="0.00569737328893805">
            <text:p>0.005697373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18">
            <text:p>6/18/2007</text:p>
          </table:table-cell>
          <table:table-cell office:value-type="float" office:value="13.51">
            <text:p>13.51</text:p>
          </table:table-cell>
          <table:table-cell table:style-name="ce9" table:formula="of:=[.B85]/[.B84]-1" office:value-type="float" office:value="-0.00880410858400593">
            <text:p>-0.0088</text:p>
          </table:table-cell>
          <table:table-cell table:style-name="Default" office:value-type="float" office:value="135.76">
            <text:p>135.76</text:p>
          </table:table-cell>
          <table:table-cell table:formula="of:=[.D85]/[.D84]-1" office:value-type="float" office:value="-0.0011771630370806">
            <text:p>-0.00117716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19">
            <text:p>6/19/2007</text:p>
          </table:table-cell>
          <table:table-cell office:value-type="float" office:value="13.57">
            <text:p>13.57</text:p>
          </table:table-cell>
          <table:table-cell table:style-name="ce9" table:formula="of:=[.B86]/[.B85]-1" office:value-type="float" office:value="0.00444115470022211">
            <text:p>0.0044</text:p>
          </table:table-cell>
          <table:table-cell table:style-name="Default" office:value-type="float" office:value="136.1">
            <text:p>136.1</text:p>
          </table:table-cell>
          <table:table-cell table:formula="of:=[.D86]/[.D85]-1" office:value-type="float" office:value="0.00250441956393632">
            <text:p>0.002504419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20">
            <text:p>6/20/2007</text:p>
          </table:table-cell>
          <table:table-cell office:value-type="float" office:value="13.64">
            <text:p>13.64</text:p>
          </table:table-cell>
          <table:table-cell table:style-name="ce9" table:formula="of:=[.B87]/[.B86]-1" office:value-type="float" office:value="0.00515843773028735">
            <text:p>0.0052</text:p>
          </table:table-cell>
          <table:table-cell table:style-name="Default" office:value-type="float" office:value="134.21">
            <text:p>134.21</text:p>
          </table:table-cell>
          <table:table-cell table:formula="of:=[.D87]/[.D86]-1" office:value-type="float" office:value="-0.0138868479059514">
            <text:p>-0.013886847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21">
            <text:p>6/21/2007</text:p>
          </table:table-cell>
          <table:table-cell office:value-type="float" office:value="14.72">
            <text:p>14.72</text:p>
          </table:table-cell>
          <table:table-cell table:style-name="ce9" table:formula="of:=[.B88]/[.B87]-1" office:value-type="float" office:value="0.0791788856304985">
            <text:p>0.0792</text:p>
          </table:table-cell>
          <table:table-cell table:style-name="Default" office:value-type="float" office:value="134.95">
            <text:p>134.95</text:p>
          </table:table-cell>
          <table:table-cell table:formula="of:=[.D88]/[.D87]-1" office:value-type="float" office:value="0.00551374711273356">
            <text:p>0.005513747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22">
            <text:p>6/22/2007</text:p>
          </table:table-cell>
          <table:table-cell office:value-type="float" office:value="14.57">
            <text:p>14.57</text:p>
          </table:table-cell>
          <table:table-cell table:style-name="ce9" table:formula="of:=[.B89]/[.B88]-1" office:value-type="float" office:value="-0.0101902173913043">
            <text:p>-0.0102</text:p>
          </table:table-cell>
          <table:table-cell table:style-name="Default" office:value-type="float" office:value="133.68">
            <text:p>133.68</text:p>
          </table:table-cell>
          <table:table-cell table:formula="of:=[.D89]/[.D88]-1" office:value-type="float" office:value="-0.00941089292330477">
            <text:p>-0.009410892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25">
            <text:p>6/25/2007</text:p>
          </table:table-cell>
          <table:table-cell office:value-type="float" office:value="14.28">
            <text:p>14.28</text:p>
          </table:table-cell>
          <table:table-cell table:style-name="ce9" table:formula="of:=[.B90]/[.B89]-1" office:value-type="float" office:value="-0.0199039121482499">
            <text:p>-0.0199</text:p>
          </table:table-cell>
          <table:table-cell table:style-name="Default" office:value-type="float" office:value="133.04">
            <text:p>133.04</text:p>
          </table:table-cell>
          <table:table-cell table:formula="of:=[.D90]/[.D89]-1" office:value-type="float" office:value="-0.00478755236385409">
            <text:p>-0.004787552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26">
            <text:p>6/26/2007</text:p>
          </table:table-cell>
          <table:table-cell office:value-type="float" office:value="14.18">
            <text:p>14.18</text:p>
          </table:table-cell>
          <table:table-cell table:style-name="ce9" table:formula="of:=[.B91]/[.B90]-1" office:value-type="float" office:value="-0.00700280112044815">
            <text:p>-0.0070</text:p>
          </table:table-cell>
          <table:table-cell table:style-name="Default" office:value-type="float" office:value="131.68">
            <text:p>131.68</text:p>
          </table:table-cell>
          <table:table-cell table:formula="of:=[.D91]/[.D90]-1" office:value-type="float" office:value="-0.010222489476849">
            <text:p>-0.010222489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27">
            <text:p>6/27/2007</text:p>
          </table:table-cell>
          <table:table-cell office:value-type="float" office:value="14.58">
            <text:p>14.58</text:p>
          </table:table-cell>
          <table:table-cell table:style-name="ce9" table:formula="of:=[.B92]/[.B91]-1" office:value-type="float" office:value="0.0282087447108603">
            <text:p>0.0282</text:p>
          </table:table-cell>
          <table:table-cell table:style-name="Default" office:value-type="float" office:value="133.55">
            <text:p>133.55</text:p>
          </table:table-cell>
          <table:table-cell table:formula="of:=[.D92]/[.D91]-1" office:value-type="float" office:value="0.0142010935601458">
            <text:p>0.014201093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28">
            <text:p>6/28/2007</text:p>
          </table:table-cell>
          <table:table-cell office:value-type="float" office:value="14.49">
            <text:p>14.49</text:p>
          </table:table-cell>
          <table:table-cell table:style-name="ce9" table:formula="of:=[.B93]/[.B92]-1" office:value-type="float" office:value="-0.00617283950617287">
            <text:p>-0.0062</text:p>
          </table:table-cell>
          <table:table-cell table:style-name="Default" office:value-type="float" office:value="133.53">
            <text:p>133.53</text:p>
          </table:table-cell>
          <table:table-cell table:formula="of:=[.D93]/[.D92]-1" office:value-type="float" office:value="-0.000149756645451249">
            <text:p>-0.000149756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6-29">
            <text:p>6/29/2007</text:p>
          </table:table-cell>
          <table:table-cell office:value-type="float" office:value="14.3">
            <text:p>14.3</text:p>
          </table:table-cell>
          <table:table-cell table:style-name="ce9" table:formula="of:=[.B94]/[.B93]-1" office:value-type="float" office:value="-0.0131124913733609">
            <text:p>-0.0131</text:p>
          </table:table-cell>
          <table:table-cell table:style-name="Default" office:value-type="float" office:value="133.58">
            <text:p>133.58</text:p>
          </table:table-cell>
          <table:table-cell table:formula="of:=[.D94]/[.D93]-1" office:value-type="float" office:value="0.000374447689657886">
            <text:p>0.000374447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02">
            <text:p>7/2/2007</text:p>
          </table:table-cell>
          <table:table-cell office:value-type="float" office:value="14.36">
            <text:p>14.36</text:p>
          </table:table-cell>
          <table:table-cell table:style-name="ce9" table:formula="of:=[.B95]/[.B94]-1" office:value-type="float" office:value="0.00419580419580412">
            <text:p>0.0042</text:p>
          </table:table-cell>
          <table:table-cell table:style-name="Default" office:value-type="float" office:value="134.78">
            <text:p>134.78</text:p>
          </table:table-cell>
          <table:table-cell table:formula="of:=[.D95]/[.D94]-1" office:value-type="float" office:value="0.00898338074562055">
            <text:p>0.008983380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03">
            <text:p>7/3/2007</text:p>
          </table:table-cell>
          <table:table-cell office:value-type="float" office:value="14.36">
            <text:p>14.36</text:p>
          </table:table-cell>
          <table:table-cell table:style-name="ce9" table:formula="of:=[.B96]/[.B95]-1" office:value-type="float" office:value="0">
            <text:p>0.0000</text:p>
          </table:table-cell>
          <table:table-cell table:style-name="Default" office:value-type="float" office:value="135.27">
            <text:p>135.27</text:p>
          </table:table-cell>
          <table:table-cell table:formula="of:=[.D96]/[.D95]-1" office:value-type="float" office:value="0.00363555423653361">
            <text:p>0.003635554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05">
            <text:p>7/5/2007</text:p>
          </table:table-cell>
          <table:table-cell office:value-type="float" office:value="14.19">
            <text:p>14.19</text:p>
          </table:table-cell>
          <table:table-cell table:style-name="ce9" table:formula="of:=[.B97]/[.B96]-1" office:value-type="float" office:value="-0.0118384401114207">
            <text:p>-0.0118</text:p>
          </table:table-cell>
          <table:table-cell table:style-name="Default" office:value-type="float" office:value="135.13">
            <text:p>135.13</text:p>
          </table:table-cell>
          <table:table-cell table:formula="of:=[.D97]/[.D96]-1" office:value-type="float" office:value="-0.00103496710283146">
            <text:p>-0.001034967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06">
            <text:p>7/6/2007</text:p>
          </table:table-cell>
          <table:table-cell office:value-type="float" office:value="14.39">
            <text:p>14.39</text:p>
          </table:table-cell>
          <table:table-cell table:style-name="ce9" table:formula="of:=[.B98]/[.B97]-1" office:value-type="float" office:value="0.0140944326990839">
            <text:p>0.0141</text:p>
          </table:table-cell>
          <table:table-cell table:style-name="Default" office:value-type="float" office:value="135.84">
            <text:p>135.84</text:p>
          </table:table-cell>
          <table:table-cell table:formula="of:=[.D98]/[.D97]-1" office:value-type="float" office:value="0.00525419965958718">
            <text:p>0.005254199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09">
            <text:p>7/9/2007</text:p>
          </table:table-cell>
          <table:table-cell office:value-type="float" office:value="14.57">
            <text:p>14.57</text:p>
          </table:table-cell>
          <table:table-cell table:style-name="ce9" table:formula="of:=[.B99]/[.B98]-1" office:value-type="float" office:value="0.0125086865879083">
            <text:p>0.0125</text:p>
          </table:table-cell>
          <table:table-cell table:style-name="Default" office:value-type="float" office:value="135.95">
            <text:p>135.95</text:p>
          </table:table-cell>
          <table:table-cell table:formula="of:=[.D99]/[.D98]-1" office:value-type="float" office:value="0.000809776207302493">
            <text:p>0.000809776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10">
            <text:p>7/10/2007</text:p>
          </table:table-cell>
          <table:table-cell office:value-type="float" office:value="14.43">
            <text:p>14.43</text:p>
          </table:table-cell>
          <table:table-cell table:style-name="ce9" table:formula="of:=[.B100]/[.B99]-1" office:value-type="float" office:value="-0.00960878517501718">
            <text:p>-0.0096</text:p>
          </table:table-cell>
          <table:table-cell table:style-name="Default" office:value-type="float" office:value="134.01">
            <text:p>134.01</text:p>
          </table:table-cell>
          <table:table-cell table:formula="of:=[.D100]/[.D99]-1" office:value-type="float" office:value="-0.0142699521883045">
            <text:p>-0.014269952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11">
            <text:p>7/11/2007</text:p>
          </table:table-cell>
          <table:table-cell office:value-type="float" office:value="14.65">
            <text:p>14.65</text:p>
          </table:table-cell>
          <table:table-cell table:style-name="ce9" table:formula="of:=[.B101]/[.B100]-1" office:value-type="float" office:value="0.0152460152460152">
            <text:p>0.0152</text:p>
          </table:table-cell>
          <table:table-cell table:style-name="Default" office:value-type="float" office:value="134.96">
            <text:p>134.96</text:p>
          </table:table-cell>
          <table:table-cell table:formula="of:=[.D101]/[.D100]-1" office:value-type="float" office:value="0.00708902320722338">
            <text:p>0.007089023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12">
            <text:p>7/12/2007</text:p>
          </table:table-cell>
          <table:table-cell office:value-type="float" office:value="15.36">
            <text:p>15.36</text:p>
          </table:table-cell>
          <table:table-cell table:style-name="ce9" table:formula="of:=[.B102]/[.B101]-1" office:value-type="float" office:value="0.0484641638225256">
            <text:p>0.0485</text:p>
          </table:table-cell>
          <table:table-cell table:style-name="Default" office:value-type="float" office:value="137.09">
            <text:p>137.09</text:p>
          </table:table-cell>
          <table:table-cell table:formula="of:=[.D102]/[.D101]-1" office:value-type="float" office:value="0.0157824540604623">
            <text:p>0.015782454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13">
            <text:p>7/13/2007</text:p>
          </table:table-cell>
          <table:table-cell office:value-type="float" office:value="15.43">
            <text:p>15.43</text:p>
          </table:table-cell>
          <table:table-cell table:style-name="ce9" table:formula="of:=[.B103]/[.B102]-1" office:value-type="float" office:value="0.00455729166666674">
            <text:p>0.0046</text:p>
          </table:table-cell>
          <table:table-cell table:style-name="Default" office:value-type="float" office:value="137.5">
            <text:p>137.5</text:p>
          </table:table-cell>
          <table:table-cell table:formula="of:=[.D103]/[.D102]-1" office:value-type="float" office:value="0.00299073601283828">
            <text:p>0.00299073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16">
            <text:p>7/16/2007</text:p>
          </table:table-cell>
          <table:table-cell office:value-type="float" office:value="15.72">
            <text:p>15.72</text:p>
          </table:table-cell>
          <table:table-cell table:style-name="ce9" table:formula="of:=[.B104]/[.B103]-1" office:value-type="float" office:value="0.0187945560596241">
            <text:p>0.0188</text:p>
          </table:table-cell>
          <table:table-cell table:style-name="Default" office:value-type="float" office:value="137.48">
            <text:p>137.48</text:p>
          </table:table-cell>
          <table:table-cell table:formula="of:=[.D104]/[.D103]-1" office:value-type="float" office:value="-0.000145454545454671">
            <text:p>-0.000145454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17">
            <text:p>7/17/2007</text:p>
          </table:table-cell>
          <table:table-cell office:value-type="float" office:value="15.84">
            <text:p>15.84</text:p>
          </table:table-cell>
          <table:table-cell table:style-name="ce9" table:formula="of:=[.B105]/[.B104]-1" office:value-type="float" office:value="0.00763358778625944">
            <text:p>0.0076</text:p>
          </table:table-cell>
          <table:table-cell table:style-name="Default" office:value-type="float" office:value="137.41">
            <text:p>137.41</text:p>
          </table:table-cell>
          <table:table-cell table:formula="of:=[.D105]/[.D104]-1" office:value-type="float" office:value="-0.000509164969450082">
            <text:p>-0.00050916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18">
            <text:p>7/18/2007</text:p>
          </table:table-cell>
          <table:table-cell office:value-type="float" office:value="15.46">
            <text:p>15.46</text:p>
          </table:table-cell>
          <table:table-cell table:style-name="ce9" table:formula="of:=[.B106]/[.B105]-1" office:value-type="float" office:value="-0.0239898989898989">
            <text:p>-0.0240</text:p>
          </table:table-cell>
          <table:table-cell table:style-name="Default" office:value-type="float" office:value="137.16">
            <text:p>137.16</text:p>
          </table:table-cell>
          <table:table-cell table:formula="of:=[.D106]/[.D105]-1" office:value-type="float" office:value="-0.00181937268029986">
            <text:p>-0.001819372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19">
            <text:p>7/19/2007</text:p>
          </table:table-cell>
          <table:table-cell office:value-type="float" office:value="15.78">
            <text:p>15.78</text:p>
          </table:table-cell>
          <table:table-cell table:style-name="ce9" table:formula="of:=[.B107]/[.B106]-1" office:value-type="float" office:value="0.0206985769728329">
            <text:p>0.0207</text:p>
          </table:table-cell>
          <table:table-cell table:style-name="Default" office:value-type="float" office:value="137.7">
            <text:p>137.7</text:p>
          </table:table-cell>
          <table:table-cell table:formula="of:=[.D107]/[.D106]-1" office:value-type="float" office:value="0.00393700787401574">
            <text:p>0.003937007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20">
            <text:p>7/20/2007</text:p>
          </table:table-cell>
          <table:table-cell office:value-type="float" office:value="15.5">
            <text:p>15.5</text:p>
          </table:table-cell>
          <table:table-cell table:style-name="ce9" table:formula="of:=[.B108]/[.B107]-1" office:value-type="float" office:value="-0.017743979721166">
            <text:p>-0.0177</text:p>
          </table:table-cell>
          <table:table-cell table:style-name="Default" office:value-type="float" office:value="136.3">
            <text:p>136.3</text:p>
          </table:table-cell>
          <table:table-cell table:formula="of:=[.D108]/[.D107]-1" office:value-type="float" office:value="-0.0101670297748727">
            <text:p>-0.010167029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23">
            <text:p>7/23/2007</text:p>
          </table:table-cell>
          <table:table-cell office:value-type="float" office:value="15.36">
            <text:p>15.36</text:p>
          </table:table-cell>
          <table:table-cell table:style-name="ce9" table:formula="of:=[.B109]/[.B108]-1" office:value-type="float" office:value="-0.00903225806451613">
            <text:p>-0.0090</text:p>
          </table:table-cell>
          <table:table-cell table:style-name="Default" office:value-type="float" office:value="136.72">
            <text:p>136.72</text:p>
          </table:table-cell>
          <table:table-cell table:formula="of:=[.D109]/[.D108]-1" office:value-type="float" office:value="0.00308143800440197">
            <text:p>0.00308143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24">
            <text:p>7/24/2007</text:p>
          </table:table-cell>
          <table:table-cell office:value-type="float" office:value="15.21">
            <text:p>15.21</text:p>
          </table:table-cell>
          <table:table-cell table:style-name="ce9" table:formula="of:=[.B110]/[.B109]-1" office:value-type="float" office:value="-0.00976562499999989">
            <text:p>-0.0098</text:p>
          </table:table-cell>
          <table:table-cell table:style-name="Default" office:value-type="float" office:value="134.35">
            <text:p>134.35</text:p>
          </table:table-cell>
          <table:table-cell table:formula="of:=[.D110]/[.D109]-1" office:value-type="float" office:value="-0.0173346986541838">
            <text:p>-0.017334698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25">
            <text:p>7/25/2007</text:p>
          </table:table-cell>
          <table:table-cell office:value-type="float" office:value="15.58">
            <text:p>15.58</text:p>
          </table:table-cell>
          <table:table-cell table:style-name="ce9" table:formula="of:=[.B111]/[.B110]-1" office:value-type="float" office:value="0.0243261012491782">
            <text:p>0.0243</text:p>
          </table:table-cell>
          <table:table-cell table:style-name="Default" office:value-type="float" office:value="134.62">
            <text:p>134.62</text:p>
          </table:table-cell>
          <table:table-cell table:formula="of:=[.D111]/[.D110]-1" office:value-type="float" office:value="0.00200967621883152">
            <text:p>0.002009676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26">
            <text:p>7/26/2007</text:p>
          </table:table-cell>
          <table:table-cell office:value-type="float" office:value="14.73">
            <text:p>14.73</text:p>
          </table:table-cell>
          <table:table-cell table:style-name="ce9" table:formula="of:=[.B112]/[.B111]-1" office:value-type="float" office:value="-0.0545571245186136">
            <text:p>-0.0546</text:p>
          </table:table-cell>
          <table:table-cell table:style-name="Default" office:value-type="float" office:value="131.44">
            <text:p>131.44</text:p>
          </table:table-cell>
          <table:table-cell table:formula="of:=[.D112]/[.D111]-1" office:value-type="float" office:value="-0.0236220472440946">
            <text:p>-0.023622047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27">
            <text:p>7/27/2007</text:p>
          </table:table-cell>
          <table:table-cell office:value-type="float" office:value="13.87">
            <text:p>13.87</text:p>
          </table:table-cell>
          <table:table-cell table:style-name="ce9" table:formula="of:=[.B113]/[.B112]-1" office:value-type="float" office:value="-0.0583842498302785">
            <text:p>-0.0584</text:p>
          </table:table-cell>
          <table:table-cell table:style-name="Default" office:value-type="float" office:value="128.85">
            <text:p>128.85</text:p>
          </table:table-cell>
          <table:table-cell table:formula="of:=[.D113]/[.D112]-1" office:value-type="float" office:value="-0.0197048082775411">
            <text:p>-0.019704808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30">
            <text:p>7/30/2007</text:p>
          </table:table-cell>
          <table:table-cell office:value-type="float" office:value="13.79">
            <text:p>13.79</text:p>
          </table:table-cell>
          <table:table-cell table:style-name="ce9" table:formula="of:=[.B114]/[.B113]-1" office:value-type="float" office:value="-0.00576784426820476">
            <text:p>-0.0058</text:p>
          </table:table-cell>
          <table:table-cell table:style-name="Default" office:value-type="float" office:value="130.87">
            <text:p>130.87</text:p>
          </table:table-cell>
          <table:table-cell table:formula="of:=[.D114]/[.D113]-1" office:value-type="float" office:value="0.0156771439658518">
            <text:p>0.01567714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7-31">
            <text:p>7/31/2007</text:p>
          </table:table-cell>
          <table:table-cell office:value-type="float" office:value="13.54">
            <text:p>13.54</text:p>
          </table:table-cell>
          <table:table-cell table:style-name="ce9" table:formula="of:=[.B115]/[.B114]-1" office:value-type="float" office:value="-0.0181290790427846">
            <text:p>-0.0181</text:p>
          </table:table-cell>
          <table:table-cell table:style-name="Default" office:value-type="float" office:value="129.39">
            <text:p>129.39</text:p>
          </table:table-cell>
          <table:table-cell table:formula="of:=[.D115]/[.D114]-1" office:value-type="float" office:value="-0.0113089325284635">
            <text:p>-0.011308932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01">
            <text:p>8/1/2007</text:p>
          </table:table-cell>
          <table:table-cell office:value-type="float" office:value="13.41">
            <text:p>13.41</text:p>
          </table:table-cell>
          <table:table-cell table:style-name="ce9" table:formula="of:=[.B116]/[.B115]-1" office:value-type="float" office:value="-0.00960118168389945">
            <text:p>-0.0096</text:p>
          </table:table-cell>
          <table:table-cell table:style-name="Default" office:value-type="float" office:value="130.02">
            <text:p>130.02</text:p>
          </table:table-cell>
          <table:table-cell table:formula="of:=[.D116]/[.D115]-1" office:value-type="float" office:value="0.00486900069557161">
            <text:p>0.004869000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02">
            <text:p>8/2/2007</text:p>
          </table:table-cell>
          <table:table-cell office:value-type="float" office:value="13.4">
            <text:p>13.4</text:p>
          </table:table-cell>
          <table:table-cell table:style-name="ce9" table:formula="of:=[.B117]/[.B116]-1" office:value-type="float" office:value="-0.000745712155108103">
            <text:p>-0.0007</text:p>
          </table:table-cell>
          <table:table-cell table:style-name="Default" office:value-type="float" office:value="131.06">
            <text:p>131.06</text:p>
          </table:table-cell>
          <table:table-cell table:formula="of:=[.D117]/[.D116]-1" office:value-type="float" office:value="0.00799876942008915">
            <text:p>0.007998769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03">
            <text:p>8/3/2007</text:p>
          </table:table-cell>
          <table:table-cell office:value-type="float" office:value="12.85">
            <text:p>12.85</text:p>
          </table:table-cell>
          <table:table-cell table:style-name="ce9" table:formula="of:=[.B118]/[.B117]-1" office:value-type="float" office:value="-0.0410447761194031">
            <text:p>-0.0410</text:p>
          </table:table-cell>
          <table:table-cell table:style-name="Default" office:value-type="float" office:value="127.69">
            <text:p>127.69</text:p>
          </table:table-cell>
          <table:table-cell table:formula="of:=[.D118]/[.D117]-1" office:value-type="float" office:value="-0.0257134137036472">
            <text:p>-0.025713413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06">
            <text:p>8/6/2007</text:p>
          </table:table-cell>
          <table:table-cell office:value-type="float" office:value="12.77">
            <text:p>12.77</text:p>
          </table:table-cell>
          <table:table-cell table:style-name="ce9" table:formula="of:=[.B119]/[.B118]-1" office:value-type="float" office:value="-0.00622568093385212">
            <text:p>-0.0062</text:p>
          </table:table-cell>
          <table:table-cell table:style-name="Default" office:value-type="float" office:value="129.83">
            <text:p>129.83</text:p>
          </table:table-cell>
          <table:table-cell table:formula="of:=[.D119]/[.D118]-1" office:value-type="float" office:value="0.0167593390241994">
            <text:p>0.01675933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07">
            <text:p>8/7/2007</text:p>
          </table:table-cell>
          <table:table-cell office:value-type="float" office:value="12.63">
            <text:p>12.63</text:p>
          </table:table-cell>
          <table:table-cell table:style-name="ce9" table:formula="of:=[.B120]/[.B119]-1" office:value-type="float" office:value="-0.0109631949882536">
            <text:p>-0.0110</text:p>
          </table:table-cell>
          <table:table-cell table:style-name="Default" office:value-type="float" office:value="131.21">
            <text:p>131.21</text:p>
          </table:table-cell>
          <table:table-cell table:formula="of:=[.D120]/[.D119]-1" office:value-type="float" office:value="0.0106292844488947">
            <text:p>0.010629284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08">
            <text:p>8/8/2007</text:p>
          </table:table-cell>
          <table:table-cell office:value-type="float" office:value="13.42">
            <text:p>13.42</text:p>
          </table:table-cell>
          <table:table-cell table:style-name="ce9" table:formula="of:=[.B121]/[.B120]-1" office:value-type="float" office:value="0.0625494853523356">
            <text:p>0.0625</text:p>
          </table:table-cell>
          <table:table-cell table:style-name="Default" office:value-type="float" office:value="133.04">
            <text:p>133.04</text:p>
          </table:table-cell>
          <table:table-cell table:formula="of:=[.D121]/[.D120]-1" office:value-type="float" office:value="0.0139471076899624">
            <text:p>0.013947107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09">
            <text:p>8/9/2007</text:p>
          </table:table-cell>
          <table:table-cell office:value-type="float" office:value="13.08">
            <text:p>13.08</text:p>
          </table:table-cell>
          <table:table-cell table:style-name="ce9" table:formula="of:=[.B122]/[.B121]-1" office:value-type="float" office:value="-0.0253353204172876">
            <text:p>-0.0253</text:p>
          </table:table-cell>
          <table:table-cell table:style-name="Default" office:value-type="float" office:value="129.1">
            <text:p>129.1</text:p>
          </table:table-cell>
          <table:table-cell table:formula="of:=[.D122]/[.D121]-1" office:value-type="float" office:value="-0.0296151533373421">
            <text:p>-0.029615153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10">
            <text:p>8/10/2007</text:p>
          </table:table-cell>
          <table:table-cell office:value-type="float" office:value="13.01">
            <text:p>13.01</text:p>
          </table:table-cell>
          <table:table-cell table:style-name="ce9" table:formula="of:=[.B123]/[.B122]-1" office:value-type="float" office:value="-0.00535168195718661">
            <text:p>-0.0054</text:p>
          </table:table-cell>
          <table:table-cell table:style-name="Default" office:value-type="float" office:value="128.5">
            <text:p>128.5</text:p>
          </table:table-cell>
          <table:table-cell table:formula="of:=[.D123]/[.D122]-1" office:value-type="float" office:value="-0.00464756003098366">
            <text:p>-0.0046475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13">
            <text:p>8/13/2007</text:p>
          </table:table-cell>
          <table:table-cell office:value-type="float" office:value="12.84">
            <text:p>12.84</text:p>
          </table:table-cell>
          <table:table-cell table:style-name="ce9" table:formula="of:=[.B124]/[.B123]-1" office:value-type="float" office:value="-0.0130668716372021">
            <text:p>-0.0131</text:p>
          </table:table-cell>
          <table:table-cell table:style-name="Default" office:value-type="float" office:value="128.96">
            <text:p>128.96</text:p>
          </table:table-cell>
          <table:table-cell table:formula="of:=[.D124]/[.D123]-1" office:value-type="float" office:value="0.00357976653696501">
            <text:p>0.003579766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14">
            <text:p>8/14/2007</text:p>
          </table:table-cell>
          <table:table-cell office:value-type="float" office:value="12.54">
            <text:p>12.54</text:p>
          </table:table-cell>
          <table:table-cell table:style-name="ce9" table:formula="of:=[.B125]/[.B124]-1" office:value-type="float" office:value="-0.0233644859813085">
            <text:p>-0.0234</text:p>
          </table:table-cell>
          <table:table-cell table:style-name="Default" office:value-type="float" office:value="126.99">
            <text:p>126.99</text:p>
          </table:table-cell>
          <table:table-cell table:formula="of:=[.D125]/[.D124]-1" office:value-type="float" office:value="-0.0152760545905708">
            <text:p>-0.015276054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15">
            <text:p>8/15/2007</text:p>
          </table:table-cell>
          <table:table-cell office:value-type="float" office:value="11.95">
            <text:p>11.95</text:p>
          </table:table-cell>
          <table:table-cell table:style-name="ce9" table:formula="of:=[.B126]/[.B125]-1" office:value-type="float" office:value="-0.0470494417862839">
            <text:p>-0.0470</text:p>
          </table:table-cell>
          <table:table-cell table:style-name="Default" office:value-type="float" office:value="125.24">
            <text:p>125.24</text:p>
          </table:table-cell>
          <table:table-cell table:formula="of:=[.D126]/[.D125]-1" office:value-type="float" office:value="-0.0137806126466651">
            <text:p>-0.013780612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16">
            <text:p>8/16/2007</text:p>
          </table:table-cell>
          <table:table-cell office:value-type="float" office:value="11.64">
            <text:p>11.64</text:p>
          </table:table-cell>
          <table:table-cell table:style-name="ce9" table:formula="of:=[.B127]/[.B126]-1" office:value-type="float" office:value="-0.0259414225941421">
            <text:p>-0.0259</text:p>
          </table:table-cell>
          <table:table-cell table:style-name="Default" office:value-type="float" office:value="126.18">
            <text:p>126.18</text:p>
          </table:table-cell>
          <table:table-cell table:formula="of:=[.D127]/[.D126]-1" office:value-type="float" office:value="0.00750558926860445">
            <text:p>0.007505589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17">
            <text:p>8/17/2007</text:p>
          </table:table-cell>
          <table:table-cell office:value-type="float" office:value="11.89">
            <text:p>11.89</text:p>
          </table:table-cell>
          <table:table-cell table:style-name="ce9" table:formula="of:=[.B128]/[.B127]-1" office:value-type="float" office:value="0.0214776632302405">
            <text:p>0.0215</text:p>
          </table:table-cell>
          <table:table-cell table:style-name="Default" office:value-type="float" office:value="128.5">
            <text:p>128.5</text:p>
          </table:table-cell>
          <table:table-cell table:formula="of:=[.D128]/[.D127]-1" office:value-type="float" office:value="0.0183864320811538">
            <text:p>0.018386432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20">
            <text:p>8/20/2007</text:p>
          </table:table-cell>
          <table:table-cell office:value-type="float" office:value="12.1">
            <text:p>12.1</text:p>
          </table:table-cell>
          <table:table-cell table:style-name="ce9" table:formula="of:=[.B129]/[.B128]-1" office:value-type="float" office:value="0.0176619007569385">
            <text:p>0.0177</text:p>
          </table:table-cell>
          <table:table-cell table:style-name="Default" office:value-type="float" office:value="128.43">
            <text:p>128.43</text:p>
          </table:table-cell>
          <table:table-cell table:formula="of:=[.D129]/[.D128]-1" office:value-type="float" office:value="-0.000544747081712038">
            <text:p>-0.000544747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21">
            <text:p>8/21/2007</text:p>
          </table:table-cell>
          <table:table-cell office:value-type="float" office:value="12.17">
            <text:p>12.17</text:p>
          </table:table-cell>
          <table:table-cell table:style-name="ce9" table:formula="of:=[.B130]/[.B129]-1" office:value-type="float" office:value="0.0057851239669422">
            <text:p>0.0058</text:p>
          </table:table-cell>
          <table:table-cell table:style-name="Default" office:value-type="float" office:value="128.69">
            <text:p>128.69</text:p>
          </table:table-cell>
          <table:table-cell table:formula="of:=[.D130]/[.D129]-1" office:value-type="float" office:value="0.00202444911624999">
            <text:p>0.002024449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22">
            <text:p>8/22/2007</text:p>
          </table:table-cell>
          <table:table-cell office:value-type="float" office:value="12.01">
            <text:p>12.01</text:p>
          </table:table-cell>
          <table:table-cell table:style-name="ce9" table:formula="of:=[.B131]/[.B130]-1" office:value-type="float" office:value="-0.0131470829909613">
            <text:p>-0.0131</text:p>
          </table:table-cell>
          <table:table-cell table:style-name="Default" office:value-type="float" office:value="130.22">
            <text:p>130.22</text:p>
          </table:table-cell>
          <table:table-cell table:formula="of:=[.D131]/[.D130]-1" office:value-type="float" office:value="0.0118890356671071">
            <text:p>0.011889035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23">
            <text:p>8/23/2007</text:p>
          </table:table-cell>
          <table:table-cell office:value-type="float" office:value="12.06">
            <text:p>12.06</text:p>
          </table:table-cell>
          <table:table-cell table:style-name="ce9" table:formula="of:=[.B132]/[.B131]-1" office:value-type="float" office:value="0.00416319733555381">
            <text:p>0.0042</text:p>
          </table:table-cell>
          <table:table-cell table:style-name="Default" office:value-type="float" office:value="130.1">
            <text:p>130.1</text:p>
          </table:table-cell>
          <table:table-cell table:formula="of:=[.D132]/[.D131]-1" office:value-type="float" office:value="-0.000921517432038166">
            <text:p>-0.000921517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24">
            <text:p>8/24/2007</text:p>
          </table:table-cell>
          <table:table-cell office:value-type="float" office:value="12.13">
            <text:p>12.13</text:p>
          </table:table-cell>
          <table:table-cell table:style-name="ce9" table:formula="of:=[.B133]/[.B132]-1" office:value-type="float" office:value="0.00580431177446106">
            <text:p>0.0058</text:p>
          </table:table-cell>
          <table:table-cell table:style-name="Default" office:value-type="float" office:value="131.71">
            <text:p>131.71</text:p>
          </table:table-cell>
          <table:table-cell table:formula="of:=[.D133]/[.D132]-1" office:value-type="float" office:value="0.0123750960799387">
            <text:p>0.012375096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27">
            <text:p>8/27/2007</text:p>
          </table:table-cell>
          <table:table-cell office:value-type="float" office:value="11.98">
            <text:p>11.98</text:p>
          </table:table-cell>
          <table:table-cell table:style-name="ce9" table:formula="of:=[.B134]/[.B133]-1" office:value-type="float" office:value="-0.0123660346248969">
            <text:p>-0.0124</text:p>
          </table:table-cell>
          <table:table-cell table:style-name="Default" office:value-type="float" office:value="130.49">
            <text:p>130.49</text:p>
          </table:table-cell>
          <table:table-cell table:formula="of:=[.D134]/[.D133]-1" office:value-type="float" office:value="-0.00926277427682032">
            <text:p>-0.009262774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28">
            <text:p>8/28/2007</text:p>
          </table:table-cell>
          <table:table-cell office:value-type="float" office:value="11.66">
            <text:p>11.66</text:p>
          </table:table-cell>
          <table:table-cell table:style-name="ce9" table:formula="of:=[.B135]/[.B134]-1" office:value-type="float" office:value="-0.0267111853088481">
            <text:p>-0.0267</text:p>
          </table:table-cell>
          <table:table-cell table:style-name="Default" office:value-type="float" office:value="127.62">
            <text:p>127.62</text:p>
          </table:table-cell>
          <table:table-cell table:formula="of:=[.D135]/[.D134]-1" office:value-type="float" office:value="-0.0219940225304621">
            <text:p>-0.021994022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29">
            <text:p>8/29/2007</text:p>
          </table:table-cell>
          <table:table-cell office:value-type="float" office:value="12.3">
            <text:p>12.3</text:p>
          </table:table-cell>
          <table:table-cell table:style-name="ce9" table:formula="of:=[.B136]/[.B135]-1" office:value-type="float" office:value="0.0548885077186965">
            <text:p>0.0549</text:p>
          </table:table-cell>
          <table:table-cell table:style-name="Default" office:value-type="float" office:value="130.12">
            <text:p>130.12</text:p>
          </table:table-cell>
          <table:table-cell table:formula="of:=[.D136]/[.D135]-1" office:value-type="float" office:value="0.0195894060492086">
            <text:p>0.01958940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30">
            <text:p>8/30/2007</text:p>
          </table:table-cell>
          <table:table-cell office:value-type="float" office:value="12.42">
            <text:p>12.42</text:p>
          </table:table-cell>
          <table:table-cell table:style-name="ce9" table:formula="of:=[.B137]/[.B136]-1" office:value-type="float" office:value="0.00975609756097562">
            <text:p>0.0098</text:p>
          </table:table-cell>
          <table:table-cell table:style-name="Default" office:value-type="float" office:value="129.77">
            <text:p>129.77</text:p>
          </table:table-cell>
          <table:table-cell table:formula="of:=[.D137]/[.D136]-1" office:value-type="float" office:value="-0.00268982477712876">
            <text:p>-0.002689824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8-31">
            <text:p>8/31/2007</text:p>
          </table:table-cell>
          <table:table-cell office:value-type="float" office:value="13">
            <text:p>13</text:p>
          </table:table-cell>
          <table:table-cell table:style-name="ce9" table:formula="of:=[.B138]/[.B137]-1" office:value-type="float" office:value="0.0466988727858293">
            <text:p>0.0467</text:p>
          </table:table-cell>
          <table:table-cell table:style-name="Default" office:value-type="float" office:value="131.05">
            <text:p>131.05</text:p>
          </table:table-cell>
          <table:table-cell table:formula="of:=[.D138]/[.D137]-1" office:value-type="float" office:value="0.00986360483933124">
            <text:p>0.009863604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04">
            <text:p>9/4/2007</text:p>
          </table:table-cell>
          <table:table-cell office:value-type="float" office:value="13.17">
            <text:p>13.17</text:p>
          </table:table-cell>
          <table:table-cell table:style-name="ce9" table:formula="of:=[.B139]/[.B138]-1" office:value-type="float" office:value="0.013076923076923">
            <text:p>0.0131</text:p>
          </table:table-cell>
          <table:table-cell table:style-name="Default" office:value-type="float" office:value="132.38">
            <text:p>132.38</text:p>
          </table:table-cell>
          <table:table-cell table:formula="of:=[.D139]/[.D138]-1" office:value-type="float" office:value="0.0101487981686379">
            <text:p>0.010148798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05">
            <text:p>9/5/2007</text:p>
          </table:table-cell>
          <table:table-cell office:value-type="float" office:value="12.9">
            <text:p>12.9</text:p>
          </table:table-cell>
          <table:table-cell table:style-name="ce9" table:formula="of:=[.B140]/[.B139]-1" office:value-type="float" office:value="-0.020501138952164">
            <text:p>-0.0205</text:p>
          </table:table-cell>
          <table:table-cell table:style-name="Default" office:value-type="float" office:value="131.23">
            <text:p>131.23</text:p>
          </table:table-cell>
          <table:table-cell table:formula="of:=[.D140]/[.D139]-1" office:value-type="float" office:value="-0.00868711285692703">
            <text:p>-0.008687112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06">
            <text:p>9/6/2007</text:p>
          </table:table-cell>
          <table:table-cell office:value-type="float" office:value="12.94">
            <text:p>12.94</text:p>
          </table:table-cell>
          <table:table-cell table:style-name="ce9" table:formula="of:=[.B141]/[.B140]-1" office:value-type="float" office:value="0.00310077519379837">
            <text:p>0.0031</text:p>
          </table:table-cell>
          <table:table-cell table:style-name="Default" office:value-type="float" office:value="131.53">
            <text:p>131.53</text:p>
          </table:table-cell>
          <table:table-cell table:formula="of:=[.D141]/[.D140]-1" office:value-type="float" office:value="0.00228606263811648">
            <text:p>0.002286062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07">
            <text:p>9/7/2007</text:p>
          </table:table-cell>
          <table:table-cell office:value-type="float" office:value="12.61">
            <text:p>12.61</text:p>
          </table:table-cell>
          <table:table-cell table:style-name="ce9" table:formula="of:=[.B142]/[.B141]-1" office:value-type="float" office:value="-0.0255023183925811">
            <text:p>-0.0255</text:p>
          </table:table-cell>
          <table:table-cell table:style-name="Default" office:value-type="float" office:value="129.7">
            <text:p>129.7</text:p>
          </table:table-cell>
          <table:table-cell table:formula="of:=[.D142]/[.D141]-1" office:value-type="float" office:value="-0.013913175701361">
            <text:p>-0.013913175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10">
            <text:p>9/10/2007</text:p>
          </table:table-cell>
          <table:table-cell office:value-type="float" office:value="12.94">
            <text:p>12.94</text:p>
          </table:table-cell>
          <table:table-cell table:style-name="ce9" table:formula="of:=[.B143]/[.B142]-1" office:value-type="float" office:value="0.0261697065820776">
            <text:p>0.0262</text:p>
          </table:table-cell>
          <table:table-cell table:style-name="Default" office:value-type="float" office:value="129.46">
            <text:p>129.46</text:p>
          </table:table-cell>
          <table:table-cell table:formula="of:=[.D143]/[.D142]-1" office:value-type="float" office:value="-0.00185042405551261">
            <text:p>-0.001850424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11">
            <text:p>9/11/2007</text:p>
          </table:table-cell>
          <table:table-cell office:value-type="float" office:value="12.97">
            <text:p>12.97</text:p>
          </table:table-cell>
          <table:table-cell table:style-name="ce9" table:formula="of:=[.B144]/[.B143]-1" office:value-type="float" office:value="0.00231839258114386">
            <text:p>0.0023</text:p>
          </table:table-cell>
          <table:table-cell table:style-name="Default" office:value-type="float" office:value="130.96">
            <text:p>130.96</text:p>
          </table:table-cell>
          <table:table-cell table:formula="of:=[.D144]/[.D143]-1" office:value-type="float" office:value="0.0115865904526495">
            <text:p>0.011586590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12">
            <text:p>9/12/2007</text:p>
          </table:table-cell>
          <table:table-cell office:value-type="float" office:value="12.83">
            <text:p>12.83</text:p>
          </table:table-cell>
          <table:table-cell table:style-name="ce9" table:formula="of:=[.B145]/[.B144]-1" office:value-type="float" office:value="-0.0107941403238243">
            <text:p>-0.0108</text:p>
          </table:table-cell>
          <table:table-cell table:style-name="Default" office:value-type="float" office:value="131.3">
            <text:p>131.3</text:p>
          </table:table-cell>
          <table:table-cell table:formula="of:=[.D145]/[.D144]-1" office:value-type="float" office:value="0.00259621258399512">
            <text:p>0.002596212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13">
            <text:p>9/13/2007</text:p>
          </table:table-cell>
          <table:table-cell office:value-type="float" office:value="12.73">
            <text:p>12.73</text:p>
          </table:table-cell>
          <table:table-cell table:style-name="ce9" table:formula="of:=[.B146]/[.B145]-1" office:value-type="float" office:value="-0.00779423226812159">
            <text:p>-0.0078</text:p>
          </table:table-cell>
          <table:table-cell table:style-name="Default" office:value-type="float" office:value="132.23">
            <text:p>132.23</text:p>
          </table:table-cell>
          <table:table-cell table:formula="of:=[.D146]/[.D145]-1" office:value-type="float" office:value="0.00708301599390682">
            <text:p>0.00708301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14">
            <text:p>9/14/2007</text:p>
          </table:table-cell>
          <table:table-cell office:value-type="float" office:value="12.69">
            <text:p>12.69</text:p>
          </table:table-cell>
          <table:table-cell table:style-name="ce9" table:formula="of:=[.B147]/[.B146]-1" office:value-type="float" office:value="-0.00314218381775344">
            <text:p>-0.0031</text:p>
          </table:table-cell>
          <table:table-cell table:style-name="Default" office:value-type="float" office:value="132.22">
            <text:p>132.22</text:p>
          </table:table-cell>
          <table:table-cell table:formula="of:=[.D147]/[.D146]-1" office:value-type="float" office:value="-0.0000756258035240487">
            <text:p>-7.56258035240487E-00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17">
            <text:p>9/17/2007</text:p>
          </table:table-cell>
          <table:table-cell office:value-type="float" office:value="12.84">
            <text:p>12.84</text:p>
          </table:table-cell>
          <table:table-cell table:style-name="ce9" table:formula="of:=[.B148]/[.B147]-1" office:value-type="float" office:value="0.0118203309692673">
            <text:p>0.0118</text:p>
          </table:table-cell>
          <table:table-cell table:style-name="Default" office:value-type="float" office:value="131.51">
            <text:p>131.51</text:p>
          </table:table-cell>
          <table:table-cell table:formula="of:=[.D148]/[.D147]-1" office:value-type="float" office:value="-0.00536983814854042">
            <text:p>-0.005369838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18">
            <text:p>9/18/2007</text:p>
          </table:table-cell>
          <table:table-cell office:value-type="float" office:value="13.3">
            <text:p>13.3</text:p>
          </table:table-cell>
          <table:table-cell table:style-name="ce9" table:formula="of:=[.B149]/[.B148]-1" office:value-type="float" office:value="0.0358255451713396">
            <text:p>0.0358</text:p>
          </table:table-cell>
          <table:table-cell table:style-name="Default" office:value-type="float" office:value="135.38">
            <text:p>135.38</text:p>
          </table:table-cell>
          <table:table-cell table:formula="of:=[.D149]/[.D148]-1" office:value-type="float" office:value="0.0294274199680633">
            <text:p>0.0294274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19">
            <text:p>9/19/2007</text:p>
          </table:table-cell>
          <table:table-cell office:value-type="float" office:value="13.1">
            <text:p>13.1</text:p>
          </table:table-cell>
          <table:table-cell table:style-name="ce9" table:formula="of:=[.B150]/[.B149]-1" office:value-type="float" office:value="-0.0150375939849625">
            <text:p>-0.0150</text:p>
          </table:table-cell>
          <table:table-cell table:style-name="Default" office:value-type="float" office:value="136.18">
            <text:p>136.18</text:p>
          </table:table-cell>
          <table:table-cell table:formula="of:=[.D150]/[.D149]-1" office:value-type="float" office:value="0.00590929236223969">
            <text:p>0.005909292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20">
            <text:p>9/20/2007</text:p>
          </table:table-cell>
          <table:table-cell office:value-type="float" office:value="13.35">
            <text:p>13.35</text:p>
          </table:table-cell>
          <table:table-cell table:style-name="ce9" table:formula="of:=[.B151]/[.B150]-1" office:value-type="float" office:value="0.0190839694656488">
            <text:p>0.0191</text:p>
          </table:table-cell>
          <table:table-cell table:style-name="Default" office:value-type="float" office:value="135.22">
            <text:p>135.22</text:p>
          </table:table-cell>
          <table:table-cell table:formula="of:=[.D151]/[.D150]-1" office:value-type="float" office:value="-0.0070494933176678">
            <text:p>-0.007049493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21">
            <text:p>9/21/2007</text:p>
          </table:table-cell>
          <table:table-cell office:value-type="float" office:value="13.24">
            <text:p>13.24</text:p>
          </table:table-cell>
          <table:table-cell table:style-name="ce9" table:formula="of:=[.B152]/[.B151]-1" office:value-type="float" office:value="-0.00823970037453181">
            <text:p>-0.0082</text:p>
          </table:table-cell>
          <table:table-cell table:style-name="Default" office:value-type="float" office:value="135.58">
            <text:p>135.58</text:p>
          </table:table-cell>
          <table:table-cell table:formula="of:=[.D152]/[.D151]-1" office:value-type="float" office:value="0.00266232805797961">
            <text:p>0.002662328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24">
            <text:p>9/24/2007</text:p>
          </table:table-cell>
          <table:table-cell office:value-type="float" office:value="13.48">
            <text:p>13.48</text:p>
          </table:table-cell>
          <table:table-cell table:style-name="ce9" table:formula="of:=[.B153]/[.B152]-1" office:value-type="float" office:value="0.0181268882175227">
            <text:p>0.0181</text:p>
          </table:table-cell>
          <table:table-cell table:style-name="Default" office:value-type="float" office:value="135.33">
            <text:p>135.33</text:p>
          </table:table-cell>
          <table:table-cell table:formula="of:=[.D153]/[.D152]-1" office:value-type="float" office:value="-0.00184392978315384">
            <text:p>-0.001843929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25">
            <text:p>9/25/2007</text:p>
          </table:table-cell>
          <table:table-cell office:value-type="float" office:value="13.81">
            <text:p>13.81</text:p>
          </table:table-cell>
          <table:table-cell table:style-name="ce9" table:formula="of:=[.B154]/[.B153]-1" office:value-type="float" office:value="0.0244807121661721">
            <text:p>0.0245</text:p>
          </table:table-cell>
          <table:table-cell table:style-name="Default" office:value-type="float" office:value="135.07">
            <text:p>135.07</text:p>
          </table:table-cell>
          <table:table-cell table:formula="of:=[.D154]/[.D153]-1" office:value-type="float" office:value="-0.00192122958693575">
            <text:p>-0.001921229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26">
            <text:p>9/26/2007</text:p>
          </table:table-cell>
          <table:table-cell office:value-type="float" office:value="13.75">
            <text:p>13.75</text:p>
          </table:table-cell>
          <table:table-cell table:style-name="ce9" table:formula="of:=[.B155]/[.B154]-1" office:value-type="float" office:value="-0.00434467776973213">
            <text:p>-0.0043</text:p>
          </table:table-cell>
          <table:table-cell table:style-name="Default" office:value-type="float" office:value="135.78">
            <text:p>135.78</text:p>
          </table:table-cell>
          <table:table-cell table:formula="of:=[.D155]/[.D154]-1" office:value-type="float" office:value="0.00525653364921896">
            <text:p>0.005256533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27">
            <text:p>9/27/2007</text:p>
          </table:table-cell>
          <table:table-cell office:value-type="float" office:value="13.28">
            <text:p>13.28</text:p>
          </table:table-cell>
          <table:table-cell table:style-name="ce9" table:formula="of:=[.B156]/[.B155]-1" office:value-type="float" office:value="-0.0341818181818182">
            <text:p>-0.0342</text:p>
          </table:table-cell>
          <table:table-cell table:style-name="Default" office:value-type="float" office:value="136.58">
            <text:p>136.58</text:p>
          </table:table-cell>
          <table:table-cell table:formula="of:=[.D156]/[.D155]-1" office:value-type="float" office:value="0.00589188392988671">
            <text:p>0.005891883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09-28">
            <text:p>9/28/2007</text:p>
          </table:table-cell>
          <table:table-cell office:value-type="float" office:value="13.2">
            <text:p>13.2</text:p>
          </table:table-cell>
          <table:table-cell table:style-name="ce9" table:formula="of:=[.B157]/[.B156]-1" office:value-type="float" office:value="-0.00602409638554213">
            <text:p>-0.0060</text:p>
          </table:table-cell>
          <table:table-cell table:style-name="Default" office:value-type="float" office:value="136.13">
            <text:p>136.13</text:p>
          </table:table-cell>
          <table:table-cell table:formula="of:=[.D157]/[.D156]-1" office:value-type="float" office:value="-0.00329477229462594">
            <text:p>-0.003294772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01">
            <text:p>10/1/2007</text:p>
          </table:table-cell>
          <table:table-cell office:value-type="float" office:value="13.23">
            <text:p>13.23</text:p>
          </table:table-cell>
          <table:table-cell table:style-name="ce9" table:formula="of:=[.B158]/[.B157]-1" office:value-type="float" office:value="0.00227272727272743">
            <text:p>0.0023</text:p>
          </table:table-cell>
          <table:table-cell table:style-name="Default" office:value-type="float" office:value="137.66">
            <text:p>137.66</text:p>
          </table:table-cell>
          <table:table-cell table:formula="of:=[.D158]/[.D157]-1" office:value-type="float" office:value="0.0112392565929627">
            <text:p>0.011239256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02">
            <text:p>10/2/2007</text:p>
          </table:table-cell>
          <table:table-cell office:value-type="float" office:value="13.2">
            <text:p>13.2</text:p>
          </table:table-cell>
          <table:table-cell table:style-name="ce9" table:formula="of:=[.B159]/[.B158]-1" office:value-type="float" office:value="-0.00226757369614516">
            <text:p>-0.0023</text:p>
          </table:table-cell>
          <table:table-cell table:style-name="Default" office:value-type="float" office:value="137.47">
            <text:p>137.47</text:p>
          </table:table-cell>
          <table:table-cell table:formula="of:=[.D159]/[.D158]-1" office:value-type="float" office:value="-0.0013802121168095">
            <text:p>-0.001380212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03">
            <text:p>10/3/2007</text:p>
          </table:table-cell>
          <table:table-cell office:value-type="float" office:value="13.23">
            <text:p>13.23</text:p>
          </table:table-cell>
          <table:table-cell table:style-name="ce9" table:formula="of:=[.B160]/[.B159]-1" office:value-type="float" office:value="0.00227272727272743">
            <text:p>0.0023</text:p>
          </table:table-cell>
          <table:table-cell table:style-name="Default" office:value-type="float" office:value="137.2">
            <text:p>137.2</text:p>
          </table:table-cell>
          <table:table-cell table:formula="of:=[.D160]/[.D159]-1" office:value-type="float" office:value="-0.0019640648868845">
            <text:p>-0.001964064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04">
            <text:p>10/4/2007</text:p>
          </table:table-cell>
          <table:table-cell office:value-type="float" office:value="13.35">
            <text:p>13.35</text:p>
          </table:table-cell>
          <table:table-cell table:style-name="ce9" table:formula="of:=[.B161]/[.B160]-1" office:value-type="float" office:value="0.00907029478458044">
            <text:p>0.0091</text:p>
          </table:table-cell>
          <table:table-cell table:style-name="Default" office:value-type="float" office:value="137.41">
            <text:p>137.41</text:p>
          </table:table-cell>
          <table:table-cell table:formula="of:=[.D161]/[.D160]-1" office:value-type="float" office:value="0.00153061224489792">
            <text:p>0.001530612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05">
            <text:p>10/5/2007</text:p>
          </table:table-cell>
          <table:table-cell office:value-type="float" office:value="13.63">
            <text:p>13.63</text:p>
          </table:table-cell>
          <table:table-cell table:style-name="ce9" table:formula="of:=[.B162]/[.B161]-1" office:value-type="float" office:value="0.0209737827715357">
            <text:p>0.0210</text:p>
          </table:table-cell>
          <table:table-cell table:style-name="Default" office:value-type="float" office:value="139.04">
            <text:p>139.04</text:p>
          </table:table-cell>
          <table:table-cell table:formula="of:=[.D162]/[.D161]-1" office:value-type="float" office:value="0.0118623098755548">
            <text:p>0.011862309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08">
            <text:p>10/8/2007</text:p>
          </table:table-cell>
          <table:table-cell office:value-type="float" office:value="13.63">
            <text:p>13.63</text:p>
          </table:table-cell>
          <table:table-cell table:style-name="ce9" table:formula="of:=[.B163]/[.B162]-1" office:value-type="float" office:value="0">
            <text:p>0.0000</text:p>
          </table:table-cell>
          <table:table-cell table:style-name="Default" office:value-type="float" office:value="138.3">
            <text:p>138.3</text:p>
          </table:table-cell>
          <table:table-cell table:formula="of:=[.D163]/[.D162]-1" office:value-type="float" office:value="-0.00532220943613337">
            <text:p>-0.005322209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09">
            <text:p>10/9/2007</text:p>
          </table:table-cell>
          <table:table-cell office:value-type="float" office:value="13.79">
            <text:p>13.79</text:p>
          </table:table-cell>
          <table:table-cell table:style-name="ce9" table:formula="of:=[.B164]/[.B163]-1" office:value-type="float" office:value="0.0117388114453409">
            <text:p>0.0117</text:p>
          </table:table-cell>
          <table:table-cell table:style-name="Default" office:value-type="float" office:value="139.61">
            <text:p>139.61</text:p>
          </table:table-cell>
          <table:table-cell table:formula="of:=[.D164]/[.D163]-1" office:value-type="float" office:value="0.00947216196673906">
            <text:p>0.00947216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10">
            <text:p>10/10/2007</text:p>
          </table:table-cell>
          <table:table-cell office:value-type="float" office:value="14.02">
            <text:p>14.02</text:p>
          </table:table-cell>
          <table:table-cell table:style-name="ce9" table:formula="of:=[.B165]/[.B164]-1" office:value-type="float" office:value="0.0166787527193619">
            <text:p>0.0167</text:p>
          </table:table-cell>
          <table:table-cell table:style-name="Default" office:value-type="float" office:value="139.37">
            <text:p>139.37</text:p>
          </table:table-cell>
          <table:table-cell table:formula="of:=[.D165]/[.D164]-1" office:value-type="float" office:value="-0.00171907456485931">
            <text:p>-0.001719074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11">
            <text:p>10/11/2007</text:p>
          </table:table-cell>
          <table:table-cell office:value-type="float" office:value="13.8">
            <text:p>13.8</text:p>
          </table:table-cell>
          <table:table-cell table:style-name="ce9" table:formula="of:=[.B166]/[.B165]-1" office:value-type="float" office:value="-0.0156918687589157">
            <text:p>-0.0157</text:p>
          </table:table-cell>
          <table:table-cell table:style-name="Default" office:value-type="float" office:value="138.71">
            <text:p>138.71</text:p>
          </table:table-cell>
          <table:table-cell table:formula="of:=[.D166]/[.D165]-1" office:value-type="float" office:value="-0.00473559589581685">
            <text:p>-0.004735595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12">
            <text:p>10/12/2007</text:p>
          </table:table-cell>
          <table:table-cell office:value-type="float" office:value="13.94">
            <text:p>13.94</text:p>
          </table:table-cell>
          <table:table-cell table:style-name="ce9" table:formula="of:=[.B167]/[.B166]-1" office:value-type="float" office:value="0.0101449275362318">
            <text:p>0.0101</text:p>
          </table:table-cell>
          <table:table-cell table:style-name="Default" office:value-type="float" office:value="139.47">
            <text:p>139.47</text:p>
          </table:table-cell>
          <table:table-cell table:formula="of:=[.D167]/[.D166]-1" office:value-type="float" office:value="0.00547905702544882">
            <text:p>0.00547905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15">
            <text:p>10/15/2007</text:p>
          </table:table-cell>
          <table:table-cell office:value-type="float" office:value="13.98">
            <text:p>13.98</text:p>
          </table:table-cell>
          <table:table-cell table:style-name="ce9" table:formula="of:=[.B168]/[.B167]-1" office:value-type="float" office:value="0.00286944045911053">
            <text:p>0.0029</text:p>
          </table:table-cell>
          <table:table-cell table:style-name="Default" office:value-type="float" office:value="138.3">
            <text:p>138.3</text:p>
          </table:table-cell>
          <table:table-cell table:formula="of:=[.D168]/[.D167]-1" office:value-type="float" office:value="-0.00838890083888999">
            <text:p>-0.008388900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16">
            <text:p>10/16/2007</text:p>
          </table:table-cell>
          <table:table-cell office:value-type="float" office:value="13.96">
            <text:p>13.96</text:p>
          </table:table-cell>
          <table:table-cell table:style-name="ce9" table:formula="of:=[.B169]/[.B168]-1" office:value-type="float" office:value="-0.0014306151645207">
            <text:p>-0.0014</text:p>
          </table:table-cell>
          <table:table-cell table:style-name="Default" office:value-type="float" office:value="137.2">
            <text:p>137.2</text:p>
          </table:table-cell>
          <table:table-cell table:formula="of:=[.D169]/[.D168]-1" office:value-type="float" office:value="-0.00795372378886494">
            <text:p>-0.007953723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17">
            <text:p>10/17/2007</text:p>
          </table:table-cell>
          <table:table-cell office:value-type="float" office:value="14.11">
            <text:p>14.11</text:p>
          </table:table-cell>
          <table:table-cell table:style-name="ce9" table:formula="of:=[.B170]/[.B169]-1" office:value-type="float" office:value="0.0107449856733524">
            <text:p>0.0107</text:p>
          </table:table-cell>
          <table:table-cell table:style-name="Default" office:value-type="float" office:value="137.62">
            <text:p>137.62</text:p>
          </table:table-cell>
          <table:table-cell table:formula="of:=[.D170]/[.D169]-1" office:value-type="float" office:value="0.00306122448979607">
            <text:p>0.003061224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18">
            <text:p>10/18/2007</text:p>
          </table:table-cell>
          <table:table-cell office:value-type="float" office:value="14.55">
            <text:p>14.55</text:p>
          </table:table-cell>
          <table:table-cell table:style-name="ce9" table:formula="of:=[.B171]/[.B170]-1" office:value-type="float" office:value="0.0311835577604536">
            <text:p>0.0312</text:p>
          </table:table-cell>
          <table:table-cell table:style-name="Default" office:value-type="float" office:value="137.12">
            <text:p>137.12</text:p>
          </table:table-cell>
          <table:table-cell table:formula="of:=[.D171]/[.D170]-1" office:value-type="float" office:value="-0.00363319284987651">
            <text:p>-0.003633192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19">
            <text:p>10/19/2007</text:p>
          </table:table-cell>
          <table:table-cell office:value-type="float" office:value="13.8">
            <text:p>13.8</text:p>
          </table:table-cell>
          <table:table-cell table:style-name="ce9" table:formula="of:=[.B172]/[.B171]-1" office:value-type="float" office:value="-0.0515463917525774">
            <text:p>-0.0515</text:p>
          </table:table-cell>
          <table:table-cell table:style-name="Default" office:value-type="float" office:value="133.53">
            <text:p>133.53</text:p>
          </table:table-cell>
          <table:table-cell table:formula="of:=[.D172]/[.D171]-1" office:value-type="float" office:value="-0.026181446907818">
            <text:p>-0.026181446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22">
            <text:p>10/22/2007</text:p>
          </table:table-cell>
          <table:table-cell office:value-type="float" office:value="13.75">
            <text:p>13.75</text:p>
          </table:table-cell>
          <table:table-cell table:style-name="ce9" table:formula="of:=[.B173]/[.B172]-1" office:value-type="float" office:value="-0.00362318840579712">
            <text:p>-0.0036</text:p>
          </table:table-cell>
          <table:table-cell table:style-name="Default" office:value-type="float" office:value="134.31">
            <text:p>134.31</text:p>
          </table:table-cell>
          <table:table-cell table:formula="of:=[.D173]/[.D172]-1" office:value-type="float" office:value="0.00584138395866107">
            <text:p>0.00584138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23">
            <text:p>10/23/2007</text:p>
          </table:table-cell>
          <table:table-cell office:value-type="float" office:value="13.73">
            <text:p>13.73</text:p>
          </table:table-cell>
          <table:table-cell table:style-name="ce9" table:formula="of:=[.B174]/[.B173]-1" office:value-type="float" office:value="-0.00145454545454538">
            <text:p>-0.0015</text:p>
          </table:table-cell>
          <table:table-cell table:style-name="Default" office:value-type="float" office:value="135.4">
            <text:p>135.4</text:p>
          </table:table-cell>
          <table:table-cell table:formula="of:=[.D174]/[.D173]-1" office:value-type="float" office:value="0.00811555357009897">
            <text:p>0.008115553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24">
            <text:p>10/24/2007</text:p>
          </table:table-cell>
          <table:table-cell office:value-type="float" office:value="13.12">
            <text:p>13.12</text:p>
          </table:table-cell>
          <table:table-cell table:style-name="ce9" table:formula="of:=[.B175]/[.B174]-1" office:value-type="float" office:value="-0.0444282592862346">
            <text:p>-0.0444</text:p>
          </table:table-cell>
          <table:table-cell table:style-name="Default" office:value-type="float" office:value="135.15">
            <text:p>135.15</text:p>
          </table:table-cell>
          <table:table-cell table:formula="of:=[.D175]/[.D174]-1" office:value-type="float" office:value="-0.00184638109305757">
            <text:p>-0.001846381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25">
            <text:p>10/25/2007</text:p>
          </table:table-cell>
          <table:table-cell office:value-type="float" office:value="12.75">
            <text:p>12.75</text:p>
          </table:table-cell>
          <table:table-cell table:style-name="ce9" table:formula="of:=[.B176]/[.B175]-1" office:value-type="float" office:value="-0.0282012195121951">
            <text:p>-0.0282</text:p>
          </table:table-cell>
          <table:table-cell table:style-name="Default" office:value-type="float" office:value="135.47">
            <text:p>135.47</text:p>
          </table:table-cell>
          <table:table-cell table:formula="of:=[.D176]/[.D175]-1" office:value-type="float" office:value="0.00236773954864966">
            <text:p>0.002367739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26">
            <text:p>10/26/2007</text:p>
          </table:table-cell>
          <table:table-cell office:value-type="float" office:value="12.89">
            <text:p>12.89</text:p>
          </table:table-cell>
          <table:table-cell table:style-name="ce9" table:formula="of:=[.B177]/[.B176]-1" office:value-type="float" office:value="0.0109803921568628">
            <text:p>0.0110</text:p>
          </table:table-cell>
          <table:table-cell table:style-name="Default" office:value-type="float" office:value="137.06">
            <text:p>137.06</text:p>
          </table:table-cell>
          <table:table-cell table:formula="of:=[.D177]/[.D176]-1" office:value-type="float" office:value="0.0117369159223444">
            <text:p>0.011736915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29">
            <text:p>10/29/2007</text:p>
          </table:table-cell>
          <table:table-cell office:value-type="float" office:value="12.88">
            <text:p>12.88</text:p>
          </table:table-cell>
          <table:table-cell table:style-name="ce9" table:formula="of:=[.B178]/[.B177]-1" office:value-type="float" office:value="-0.000775795190069761">
            <text:p>-0.0008</text:p>
          </table:table-cell>
          <table:table-cell table:style-name="Default" office:value-type="float" office:value="137.51">
            <text:p>137.51</text:p>
          </table:table-cell>
          <table:table-cell table:formula="of:=[.D178]/[.D177]-1" office:value-type="float" office:value="0.00328323362031213">
            <text:p>0.003283233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30">
            <text:p>10/30/2007</text:p>
          </table:table-cell>
          <table:table-cell office:value-type="float" office:value="13">
            <text:p>13</text:p>
          </table:table-cell>
          <table:table-cell table:style-name="ce9" table:formula="of:=[.B179]/[.B178]-1" office:value-type="float" office:value="0.00931677018633526">
            <text:p>0.0093</text:p>
          </table:table-cell>
          <table:table-cell table:style-name="Default" office:value-type="float" office:value="136.56">
            <text:p>136.56</text:p>
          </table:table-cell>
          <table:table-cell table:formula="of:=[.D179]/[.D178]-1" office:value-type="float" office:value="-0.00690858846629328">
            <text:p>-0.006908588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0-31">
            <text:p>10/31/2007</text:p>
          </table:table-cell>
          <table:table-cell office:value-type="float" office:value="13.08">
            <text:p>13.08</text:p>
          </table:table-cell>
          <table:table-cell table:style-name="ce9" table:formula="of:=[.B180]/[.B179]-1" office:value-type="float" office:value="0.00615384615384618">
            <text:p>0.0062</text:p>
          </table:table-cell>
          <table:table-cell table:style-name="Default" office:value-type="float" office:value="137.97">
            <text:p>137.97</text:p>
          </table:table-cell>
          <table:table-cell table:formula="of:=[.D180]/[.D179]-1" office:value-type="float" office:value="0.0103251318101933">
            <text:p>0.010325131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01">
            <text:p>11/1/2007</text:p>
          </table:table-cell>
          <table:table-cell office:value-type="float" office:value="12.8">
            <text:p>12.8</text:p>
          </table:table-cell>
          <table:table-cell table:style-name="ce9" table:formula="of:=[.B181]/[.B180]-1" office:value-type="float" office:value="-0.0214067278287461">
            <text:p>-0.0214</text:p>
          </table:table-cell>
          <table:table-cell table:style-name="Default" office:value-type="float" office:value="134.74">
            <text:p>134.74</text:p>
          </table:table-cell>
          <table:table-cell table:formula="of:=[.D181]/[.D180]-1" office:value-type="float" office:value="-0.023410886424585">
            <text:p>-0.023410886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02">
            <text:p>11/2/2007</text:p>
          </table:table-cell>
          <table:table-cell office:value-type="float" office:value="13.17">
            <text:p>13.17</text:p>
          </table:table-cell>
          <table:table-cell table:style-name="ce9" table:formula="of:=[.B182]/[.B181]-1" office:value-type="float" office:value="0.0289062499999999">
            <text:p>0.0289</text:p>
          </table:table-cell>
          <table:table-cell table:style-name="Default" office:value-type="float" office:value="134.9">
            <text:p>134.9</text:p>
          </table:table-cell>
          <table:table-cell table:formula="of:=[.D182]/[.D181]-1" office:value-type="float" office:value="0.00118747216862092">
            <text:p>0.001187472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05">
            <text:p>11/5/2007</text:p>
          </table:table-cell>
          <table:table-cell office:value-type="float" office:value="13.42">
            <text:p>13.42</text:p>
          </table:table-cell>
          <table:table-cell table:style-name="ce9" table:formula="of:=[.B183]/[.B182]-1" office:value-type="float" office:value="0.0189825360668185">
            <text:p>0.0190</text:p>
          </table:table-cell>
          <table:table-cell table:style-name="Default" office:value-type="float" office:value="133.87">
            <text:p>133.87</text:p>
          </table:table-cell>
          <table:table-cell table:formula="of:=[.D183]/[.D182]-1" office:value-type="float" office:value="-0.00763528539659009">
            <text:p>-0.007635285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06">
            <text:p>11/6/2007</text:p>
          </table:table-cell>
          <table:table-cell office:value-type="float" office:value="13.43">
            <text:p>13.43</text:p>
          </table:table-cell>
          <table:table-cell table:style-name="ce9" table:formula="of:=[.B184]/[.B183]-1" office:value-type="float" office:value="0.000745156482861331">
            <text:p>0.0007</text:p>
          </table:table-cell>
          <table:table-cell table:style-name="Default" office:value-type="float" office:value="135.67">
            <text:p>135.67</text:p>
          </table:table-cell>
          <table:table-cell table:formula="of:=[.D184]/[.D183]-1" office:value-type="float" office:value="0.0134458803316648">
            <text:p>0.013445880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07">
            <text:p>11/7/2007</text:p>
          </table:table-cell>
          <table:table-cell office:value-type="float" office:value="13.01">
            <text:p>13.01</text:p>
          </table:table-cell>
          <table:table-cell table:style-name="ce9" table:formula="of:=[.B185]/[.B184]-1" office:value-type="float" office:value="-0.0312732688011914">
            <text:p>-0.0313</text:p>
          </table:table-cell>
          <table:table-cell table:style-name="Default" office:value-type="float" office:value="131.96">
            <text:p>131.96</text:p>
          </table:table-cell>
          <table:table-cell table:formula="of:=[.D185]/[.D184]-1" office:value-type="float" office:value="-0.027345765460308">
            <text:p>-0.027345765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08">
            <text:p>11/8/2007</text:p>
          </table:table-cell>
          <table:table-cell office:value-type="float" office:value="12.51">
            <text:p>12.51</text:p>
          </table:table-cell>
          <table:table-cell table:style-name="ce9" table:formula="of:=[.B186]/[.B185]-1" office:value-type="float" office:value="-0.0384319754035357">
            <text:p>-0.0384</text:p>
          </table:table-cell>
          <table:table-cell table:style-name="Default" office:value-type="float" office:value="131.29">
            <text:p>131.29</text:p>
          </table:table-cell>
          <table:table-cell table:formula="of:=[.D186]/[.D185]-1" office:value-type="float" office:value="-0.00507729615034869">
            <text:p>-0.005077296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09">
            <text:p>11/9/2007</text:p>
          </table:table-cell>
          <table:table-cell office:value-type="float" office:value="12.37">
            <text:p>12.37</text:p>
          </table:table-cell>
          <table:table-cell table:style-name="ce9" table:formula="of:=[.B187]/[.B186]-1" office:value-type="float" office:value="-0.0111910471622703">
            <text:p>-0.0112</text:p>
          </table:table-cell>
          <table:table-cell table:style-name="Default" office:value-type="float" office:value="129.49">
            <text:p>129.49</text:p>
          </table:table-cell>
          <table:table-cell table:formula="of:=[.D187]/[.D186]-1" office:value-type="float" office:value="-0.0137101073958411">
            <text:p>-0.013710107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12">
            <text:p>11/12/2007</text:p>
          </table:table-cell>
          <table:table-cell office:value-type="float" office:value="11.95">
            <text:p>11.95</text:p>
          </table:table-cell>
          <table:table-cell table:style-name="ce9" table:formula="of:=[.B188]/[.B187]-1" office:value-type="float" office:value="-0.0339531123686337">
            <text:p>-0.0340</text:p>
          </table:table-cell>
          <table:table-cell table:style-name="Default" office:value-type="float" office:value="128.2">
            <text:p>128.2</text:p>
          </table:table-cell>
          <table:table-cell table:formula="of:=[.D188]/[.D187]-1" office:value-type="float" office:value="-0.00996215924009591">
            <text:p>-0.009962159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13">
            <text:p>11/13/2007</text:p>
          </table:table-cell>
          <table:table-cell office:value-type="float" office:value="12.4">
            <text:p>12.4</text:p>
          </table:table-cell>
          <table:table-cell table:style-name="ce9" table:formula="of:=[.B189]/[.B188]-1" office:value-type="float" office:value="0.0376569037656904">
            <text:p>0.0377</text:p>
          </table:table-cell>
          <table:table-cell table:style-name="Default" office:value-type="float" office:value="132.11">
            <text:p>132.11</text:p>
          </table:table-cell>
          <table:table-cell table:formula="of:=[.D189]/[.D188]-1" office:value-type="float" office:value="0.030499219968799">
            <text:p>0.0304992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14">
            <text:p>11/14/2007</text:p>
          </table:table-cell>
          <table:table-cell office:value-type="float" office:value="12.28">
            <text:p>12.28</text:p>
          </table:table-cell>
          <table:table-cell table:style-name="ce9" table:formula="of:=[.B190]/[.B189]-1" office:value-type="float" office:value="-0.00967741935483879">
            <text:p>-0.0097</text:p>
          </table:table-cell>
          <table:table-cell table:style-name="Default" office:value-type="float" office:value="131.75">
            <text:p>131.75</text:p>
          </table:table-cell>
          <table:table-cell table:formula="of:=[.D190]/[.D189]-1" office:value-type="float" office:value="-0.00272500189236258">
            <text:p>-0.002725001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15">
            <text:p>11/15/2007</text:p>
          </table:table-cell>
          <table:table-cell office:value-type="float" office:value="12.7">
            <text:p>12.7</text:p>
          </table:table-cell>
          <table:table-cell table:style-name="ce9" table:formula="of:=[.B191]/[.B190]-1" office:value-type="float" office:value="0.0342019543973942">
            <text:p>0.0342</text:p>
          </table:table-cell>
          <table:table-cell table:style-name="Default" office:value-type="float" office:value="129.85">
            <text:p>129.85</text:p>
          </table:table-cell>
          <table:table-cell table:formula="of:=[.D191]/[.D190]-1" office:value-type="float" office:value="-0.0144212523719166">
            <text:p>-0.014421252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16">
            <text:p>11/16/2007</text:p>
          </table:table-cell>
          <table:table-cell office:value-type="float" office:value="12.64">
            <text:p>12.64</text:p>
          </table:table-cell>
          <table:table-cell table:style-name="ce9" table:formula="of:=[.B192]/[.B191]-1" office:value-type="float" office:value="-0.0047244094488188">
            <text:p>-0.0047</text:p>
          </table:table-cell>
          <table:table-cell table:style-name="Default" office:value-type="float" office:value="130.07">
            <text:p>130.07</text:p>
          </table:table-cell>
          <table:table-cell table:formula="of:=[.D192]/[.D191]-1" office:value-type="float" office:value="0.0016942626107046">
            <text:p>0.001694262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19">
            <text:p>11/19/2007</text:p>
          </table:table-cell>
          <table:table-cell office:value-type="float" office:value="12.07">
            <text:p>12.07</text:p>
          </table:table-cell>
          <table:table-cell table:style-name="ce9" table:formula="of:=[.B193]/[.B192]-1" office:value-type="float" office:value="-0.0450949367088608">
            <text:p>-0.0451</text:p>
          </table:table-cell>
          <table:table-cell table:style-name="Default" office:value-type="float" office:value="128.26">
            <text:p>128.26</text:p>
          </table:table-cell>
          <table:table-cell table:formula="of:=[.D193]/[.D192]-1" office:value-type="float" office:value="-0.0139155839163527">
            <text:p>-0.013915583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20">
            <text:p>11/20/2007</text:p>
          </table:table-cell>
          <table:table-cell office:value-type="float" office:value="11.28">
            <text:p>11.28</text:p>
          </table:table-cell>
          <table:table-cell table:style-name="ce9" table:formula="of:=[.B194]/[.B193]-1" office:value-type="float" office:value="-0.0654515327257664">
            <text:p>-0.0655</text:p>
          </table:table-cell>
          <table:table-cell table:style-name="Default" office:value-type="float" office:value="129.04">
            <text:p>129.04</text:p>
          </table:table-cell>
          <table:table-cell table:formula="of:=[.D194]/[.D193]-1" office:value-type="float" office:value="0.00608139716201461">
            <text:p>0.006081397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21">
            <text:p>11/21/2007</text:p>
          </table:table-cell>
          <table:table-cell office:value-type="float" office:value="10.83">
            <text:p>10.83</text:p>
          </table:table-cell>
          <table:table-cell table:style-name="ce9" table:formula="of:=[.B195]/[.B194]-1" office:value-type="float" office:value="-0.0398936170212766">
            <text:p>-0.0399</text:p>
          </table:table-cell>
          <table:table-cell table:style-name="Default" office:value-type="float" office:value="126.4">
            <text:p>126.4</text:p>
          </table:table-cell>
          <table:table-cell table:formula="of:=[.D195]/[.D194]-1" office:value-type="float" office:value="-0.0204587724736515">
            <text:p>-0.020458772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23">
            <text:p>11/23/2007</text:p>
          </table:table-cell>
          <table:table-cell office:value-type="float" office:value="10.78">
            <text:p>10.78</text:p>
          </table:table-cell>
          <table:table-cell table:style-name="ce9" table:formula="of:=[.B196]/[.B195]-1" office:value-type="float" office:value="-0.00461680517082186">
            <text:p>-0.0046</text:p>
          </table:table-cell>
          <table:table-cell table:style-name="Default" office:value-type="float" office:value="128.59">
            <text:p>128.59</text:p>
          </table:table-cell>
          <table:table-cell table:formula="of:=[.D196]/[.D195]-1" office:value-type="float" office:value="0.0173259493670885">
            <text:p>0.017325949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26">
            <text:p>11/26/2007</text:p>
          </table:table-cell>
          <table:table-cell office:value-type="float" office:value="10.27">
            <text:p>10.27</text:p>
          </table:table-cell>
          <table:table-cell table:style-name="ce9" table:formula="of:=[.B197]/[.B196]-1" office:value-type="float" office:value="-0.0473098330241187">
            <text:p>-0.0473</text:p>
          </table:table-cell>
          <table:table-cell table:style-name="Default" office:value-type="float" office:value="125.75">
            <text:p>125.75</text:p>
          </table:table-cell>
          <table:table-cell table:formula="of:=[.D197]/[.D196]-1" office:value-type="float" office:value="-0.0220856987324053">
            <text:p>-0.022085698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27">
            <text:p>11/27/2007</text:p>
          </table:table-cell>
          <table:table-cell office:value-type="float" office:value="10.15">
            <text:p>10.15</text:p>
          </table:table-cell>
          <table:table-cell table:style-name="ce9" table:formula="of:=[.B198]/[.B197]-1" office:value-type="float" office:value="-0.0116845180136319">
            <text:p>-0.0117</text:p>
          </table:table-cell>
          <table:table-cell table:style-name="Default" office:value-type="float" office:value="127.2">
            <text:p>127.2</text:p>
          </table:table-cell>
          <table:table-cell table:formula="of:=[.D198]/[.D197]-1" office:value-type="float" office:value="0.0115308151093441">
            <text:p>0.011530815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28">
            <text:p>11/28/2007</text:p>
          </table:table-cell>
          <table:table-cell office:value-type="float" office:value="10.35">
            <text:p>10.35</text:p>
          </table:table-cell>
          <table:table-cell table:style-name="ce9" table:formula="of:=[.B199]/[.B198]-1" office:value-type="float" office:value="0.0197044334975369">
            <text:p>0.0197</text:p>
          </table:table-cell>
          <table:table-cell table:style-name="Default" office:value-type="float" office:value="131.26">
            <text:p>131.26</text:p>
          </table:table-cell>
          <table:table-cell table:formula="of:=[.D199]/[.D198]-1" office:value-type="float" office:value="0.0319182389937105">
            <text:p>0.03191823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29">
            <text:p>11/29/2007</text:p>
          </table:table-cell>
          <table:table-cell office:value-type="float" office:value="10.14">
            <text:p>10.14</text:p>
          </table:table-cell>
          <table:table-cell table:style-name="ce9" table:formula="of:=[.B200]/[.B199]-1" office:value-type="float" office:value="-0.0202898550724637">
            <text:p>-0.0203</text:p>
          </table:table-cell>
          <table:table-cell table:style-name="Default" office:value-type="float" office:value="131.31">
            <text:p>131.31</text:p>
          </table:table-cell>
          <table:table-cell table:formula="of:=[.D200]/[.D199]-1" office:value-type="float" office:value="0.000380923358220375">
            <text:p>0.000380923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1-30">
            <text:p>11/30/2007</text:p>
          </table:table-cell>
          <table:table-cell office:value-type="float" office:value="9.76">
            <text:p>9.76</text:p>
          </table:table-cell>
          <table:table-cell table:style-name="ce9" table:formula="of:=[.B201]/[.B200]-1" office:value-type="float" office:value="-0.0374753451676529">
            <text:p>-0.0375</text:p>
          </table:table-cell>
          <table:table-cell table:style-name="Default" office:value-type="float" office:value="132.63">
            <text:p>132.63</text:p>
          </table:table-cell>
          <table:table-cell table:formula="of:=[.D201]/[.D200]-1" office:value-type="float" office:value="0.0100525474068998">
            <text:p>0.010052547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03">
            <text:p>12/3/2007</text:p>
          </table:table-cell>
          <table:table-cell office:value-type="float" office:value="9.66">
            <text:p>9.66</text:p>
          </table:table-cell>
          <table:table-cell table:style-name="ce9" table:formula="of:=[.B202]/[.B201]-1" office:value-type="float" office:value="-0.0102459016393442">
            <text:p>-0.0102</text:p>
          </table:table-cell>
          <table:table-cell table:style-name="Default" office:value-type="float" office:value="131.76">
            <text:p>131.76</text:p>
          </table:table-cell>
          <table:table-cell table:formula="of:=[.D202]/[.D201]-1" office:value-type="float" office:value="-0.00655960190002269">
            <text:p>-0.006559601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04">
            <text:p>12/4/2007</text:p>
          </table:table-cell>
          <table:table-cell office:value-type="float" office:value="9.25">
            <text:p>9.25</text:p>
          </table:table-cell>
          <table:table-cell table:style-name="ce9" table:formula="of:=[.B203]/[.B202]-1" office:value-type="float" office:value="-0.0424430641821947">
            <text:p>-0.0424</text:p>
          </table:table-cell>
          <table:table-cell table:style-name="Default" office:value-type="float" office:value="130.58">
            <text:p>130.58</text:p>
          </table:table-cell>
          <table:table-cell table:formula="of:=[.D203]/[.D202]-1" office:value-type="float" office:value="-0.00895567698846367">
            <text:p>-0.00895567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05">
            <text:p>12/5/2007</text:p>
          </table:table-cell>
          <table:table-cell office:value-type="float" office:value="8.91">
            <text:p>8.91</text:p>
          </table:table-cell>
          <table:table-cell table:style-name="ce9" table:formula="of:=[.B204]/[.B203]-1" office:value-type="float" office:value="-0.0367567567567567">
            <text:p>-0.0368</text:p>
          </table:table-cell>
          <table:table-cell table:style-name="Default" office:value-type="float" office:value="132.76">
            <text:p>132.76</text:p>
          </table:table-cell>
          <table:table-cell table:formula="of:=[.D204]/[.D203]-1" office:value-type="float" office:value="0.0166947465155458">
            <text:p>0.016694746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06">
            <text:p>12/6/2007</text:p>
          </table:table-cell>
          <table:table-cell office:value-type="float" office:value="9.07">
            <text:p>9.07</text:p>
          </table:table-cell>
          <table:table-cell table:style-name="ce9" table:formula="of:=[.B205]/[.B204]-1" office:value-type="float" office:value="0.0179573512906845">
            <text:p>0.0180</text:p>
          </table:table-cell>
          <table:table-cell table:style-name="Default" office:value-type="float" office:value="134.66">
            <text:p>134.66</text:p>
          </table:table-cell>
          <table:table-cell table:formula="of:=[.D205]/[.D204]-1" office:value-type="float" office:value="0.0143115396203677">
            <text:p>0.014311539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07">
            <text:p>12/7/2007</text:p>
          </table:table-cell>
          <table:table-cell office:value-type="float" office:value="9.05">
            <text:p>9.05</text:p>
          </table:table-cell>
          <table:table-cell table:style-name="ce9" table:formula="of:=[.B206]/[.B205]-1" office:value-type="float" office:value="-0.00220507166482908">
            <text:p>-0.0022</text:p>
          </table:table-cell>
          <table:table-cell table:style-name="Default" office:value-type="float" office:value="134.64">
            <text:p>134.64</text:p>
          </table:table-cell>
          <table:table-cell table:formula="of:=[.D206]/[.D205]-1" office:value-type="float" office:value="-0.000148522204069579">
            <text:p>-0.000148522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10">
            <text:p>12/10/2007</text:p>
          </table:table-cell>
          <table:table-cell office:value-type="float" office:value="9.18">
            <text:p>9.18</text:p>
          </table:table-cell>
          <table:table-cell table:style-name="ce9" table:formula="of:=[.B207]/[.B206]-1" office:value-type="float" office:value="0.0143646408839777">
            <text:p>0.0144</text:p>
          </table:table-cell>
          <table:table-cell table:style-name="Default" office:value-type="float" office:value="135.68">
            <text:p>135.68</text:p>
          </table:table-cell>
          <table:table-cell table:formula="of:=[.D207]/[.D206]-1" office:value-type="float" office:value="0.00772430184194906">
            <text:p>0.007724301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11">
            <text:p>12/11/2007</text:p>
          </table:table-cell>
          <table:table-cell table:style-name="Red" office:value-type="float" office:value="9.07">
            <text:p>9.07</text:p>
          </table:table-cell>
          <table:table-cell table:style-name="ce9" table:formula="of:=[.B208]/[.B207]-1" office:value-type="float" office:value="-0.0119825708061001">
            <text:p>-0.0120</text:p>
          </table:table-cell>
          <table:table-cell table:style-name="Default" office:value-type="float" office:value="131.96">
            <text:p>131.96</text:p>
          </table:table-cell>
          <table:table-cell table:formula="of:=[.D208]/[.D207]-1" office:value-type="float" office:value="-0.0274174528301887">
            <text:p>-0.027417452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12">
            <text:p>12/12/2007</text:p>
          </table:table-cell>
          <table:table-cell table:style-name="Blue" office:value-type="float" office:value="8.97">
            <text:p>8.97</text:p>
          </table:table-cell>
          <table:table-cell table:style-name="ce9" table:formula="of:=[.B209]/[.B208]-1" office:value-type="float" office:value="-0.0110253583241455">
            <text:p>-0.0110</text:p>
          </table:table-cell>
          <table:table-cell table:style-name="Default" office:value-type="float" office:value="133.26">
            <text:p>133.26</text:p>
          </table:table-cell>
          <table:table-cell table:formula="of:=[.D209]/[.D208]-1" office:value-type="float" office:value="0.00985147014246723">
            <text:p>0.009851470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13">
            <text:p>12/13/2007</text:p>
          </table:table-cell>
          <table:table-cell table:style-name="Blue" office:value-type="float" office:value="8.84">
            <text:p>8.84</text:p>
          </table:table-cell>
          <table:table-cell table:style-name="ce9" table:formula="of:=[.B210]/[.B209]-1" office:value-type="float" office:value="-0.0144927536231885">
            <text:p>-0.0145</text:p>
          </table:table-cell>
          <table:table-cell table:style-name="Default" office:value-type="float" office:value="132.99">
            <text:p>132.99</text:p>
          </table:table-cell>
          <table:table-cell table:formula="of:=[.D210]/[.D209]-1" office:value-type="float" office:value="-0.00202611436289946">
            <text:p>-0.002026114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14">
            <text:p>12/14/2007</text:p>
          </table:table-cell>
          <table:table-cell table:style-name="Blue" office:value-type="float" office:value="8.43">
            <text:p>8.43</text:p>
          </table:table-cell>
          <table:table-cell table:style-name="ce9" table:formula="of:=[.B211]/[.B210]-1" office:value-type="float" office:value="-0.0463800904977376">
            <text:p>-0.0464</text:p>
          </table:table-cell>
          <table:table-cell table:style-name="Default" office:value-type="float" office:value="131.3">
            <text:p>131.3</text:p>
          </table:table-cell>
          <table:table-cell table:formula="of:=[.D211]/[.D210]-1" office:value-type="float" office:value="-0.0127077223851417">
            <text:p>-0.012707722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17">
            <text:p>12/17/2007</text:p>
          </table:table-cell>
          <table:table-cell table:style-name="Blue" office:value-type="float" office:value="7.95">
            <text:p>7.95</text:p>
          </table:table-cell>
          <table:table-cell table:style-name="ce9" table:formula="of:=[.B212]/[.B211]-1" office:value-type="float" office:value="-0.0569395017793594">
            <text:p>-0.0569</text:p>
          </table:table-cell>
          <table:table-cell table:style-name="Default" office:value-type="float" office:value="129.43">
            <text:p>129.43</text:p>
          </table:table-cell>
          <table:table-cell table:formula="of:=[.D212]/[.D211]-1" office:value-type="float" office:value="-0.0142421934501142">
            <text:p>-0.014242193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18">
            <text:p>12/18/2007</text:p>
          </table:table-cell>
          <table:table-cell table:style-name="Blue" office:value-type="float" office:value="7.68">
            <text:p>7.68</text:p>
          </table:table-cell>
          <table:table-cell table:style-name="ce9" table:formula="of:=[.B213]/[.B212]-1" office:value-type="float" office:value="-0.0339622641509435">
            <text:p>-0.0340</text:p>
          </table:table-cell>
          <table:table-cell table:style-name="Default" office:value-type="float" office:value="130.15">
            <text:p>130.15</text:p>
          </table:table-cell>
          <table:table-cell table:formula="of:=[.D213]/[.D212]-1" office:value-type="float" office:value="0.00556285250714672">
            <text:p>0.005562852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19">
            <text:p>12/19/2007</text:p>
          </table:table-cell>
          <table:table-cell table:style-name="Blue" office:value-type="float" office:value="7.98">
            <text:p>7.98</text:p>
          </table:table-cell>
          <table:table-cell table:style-name="ce9" table:formula="of:=[.B214]/[.B213]-1" office:value-type="float" office:value="0.0390625">
            <text:p>0.0391</text:p>
          </table:table-cell>
          <table:table-cell table:style-name="Default" office:value-type="float" office:value="130.15">
            <text:p>130.15</text:p>
          </table:table-cell>
          <table:table-cell table:formula="of:=[.D214]/[.D213]-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20">
            <text:p>12/20/2007</text:p>
          </table:table-cell>
          <table:table-cell table:style-name="Blue" office:value-type="float" office:value="7.97">
            <text:p>7.97</text:p>
          </table:table-cell>
          <table:table-cell table:style-name="ce9" table:formula="of:=[.B215]/[.B214]-1" office:value-type="float" office:value="-0.00125313283208028">
            <text:p>-0.0013</text:p>
          </table:table-cell>
          <table:table-cell table:style-name="Default" office:value-type="float" office:value="130.97">
            <text:p>130.97</text:p>
          </table:table-cell>
          <table:table-cell table:formula="of:=[.D215]/[.D214]-1" office:value-type="float" office:value="0.00630042258931995">
            <text:p>0.006300422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21">
            <text:p>12/21/2007</text:p>
          </table:table-cell>
          <table:table-cell table:style-name="Blue" office:value-type="float" office:value="7.79">
            <text:p>7.79</text:p>
          </table:table-cell>
          <table:table-cell table:style-name="ce9" table:formula="of:=[.B216]/[.B215]-1" office:value-type="float" office:value="-0.0225846925972396">
            <text:p>-0.0226</text:p>
          </table:table-cell>
          <table:table-cell table:style-name="Default" office:value-type="float" office:value="132.86">
            <text:p>132.86</text:p>
          </table:table-cell>
          <table:table-cell table:formula="of:=[.D216]/[.D215]-1" office:value-type="float" office:value="0.0144307856761092">
            <text:p>0.014430785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24">
            <text:p>12/24/2007</text:p>
          </table:table-cell>
          <table:table-cell table:style-name="Blue" office:value-type="float" office:value="7.77">
            <text:p>7.77</text:p>
          </table:table-cell>
          <table:table-cell table:style-name="ce9" table:formula="of:=[.B217]/[.B216]-1" office:value-type="float" office:value="-0.00256739409499362">
            <text:p>-0.0026</text:p>
          </table:table-cell>
          <table:table-cell table:style-name="Default" office:value-type="float" office:value="133.85">
            <text:p>133.85</text:p>
          </table:table-cell>
          <table:table-cell table:formula="of:=[.D217]/[.D216]-1" office:value-type="float" office:value="0.00745145265693203">
            <text:p>0.007451452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26">
            <text:p>12/26/2007</text:p>
          </table:table-cell>
          <table:table-cell table:style-name="Blue" office:value-type="float" office:value="7.77">
            <text:p>7.77</text:p>
          </table:table-cell>
          <table:table-cell table:style-name="ce9" table:formula="of:=[.B218]/[.B217]-1" office:value-type="float" office:value="0">
            <text:p>0.0000</text:p>
          </table:table-cell>
          <table:table-cell table:style-name="Default" office:value-type="float" office:value="134.13">
            <text:p>134.13</text:p>
          </table:table-cell>
          <table:table-cell table:formula="of:=[.D218]/[.D217]-1" office:value-type="float" office:value="0.00209189391109454">
            <text:p>0.002091893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27">
            <text:p>12/27/2007</text:p>
          </table:table-cell>
          <table:table-cell table:style-name="Blue" office:value-type="float" office:value="7.53">
            <text:p>7.53</text:p>
          </table:table-cell>
          <table:table-cell table:style-name="ce9" table:formula="of:=[.B219]/[.B218]-1" office:value-type="float" office:value="-0.0308880308880308">
            <text:p>-0.0309</text:p>
          </table:table-cell>
          <table:table-cell table:style-name="Default" office:value-type="float" office:value="132.45">
            <text:p>132.45</text:p>
          </table:table-cell>
          <table:table-cell table:formula="of:=[.D219]/[.D218]-1" office:value-type="float" office:value="-0.0125251621561172">
            <text:p>-0.012525162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28">
            <text:p>12/28/2007</text:p>
          </table:table-cell>
          <table:table-cell table:style-name="Blue" office:value-type="float" office:value="7.32">
            <text:p>7.32</text:p>
          </table:table-cell>
          <table:table-cell table:style-name="ce9" table:formula="of:=[.B220]/[.B219]-1" office:value-type="float" office:value="-0.0278884462151394">
            <text:p>-0.0279</text:p>
          </table:table-cell>
          <table:table-cell table:style-name="Default" office:value-type="float" office:value="132.11">
            <text:p>132.11</text:p>
          </table:table-cell>
          <table:table-cell table:formula="of:=[.D220]/[.D219]-1" office:value-type="float" office:value="-0.00256700641751584">
            <text:p>-0.002567006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7-12-31">
            <text:p>12/31/2007</text:p>
          </table:table-cell>
          <table:table-cell table:style-name="Blue" office:value-type="float" office:value="7.5">
            <text:p>7.5</text:p>
          </table:table-cell>
          <table:table-cell table:style-name="ce9" table:formula="of:=[.B221]/[.B220]-1" office:value-type="float" office:value="0.0245901639344261">
            <text:p>0.0246</text:p>
          </table:table-cell>
          <table:table-cell table:style-name="Default" office:value-type="float" office:value="131.14">
            <text:p>131.14</text:p>
          </table:table-cell>
          <table:table-cell table:formula="of:=[.D221]/[.D220]-1" office:value-type="float" office:value="-0.00734236620997675">
            <text:p>-0.007342366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02">
            <text:p>1/2/2008</text:p>
          </table:table-cell>
          <table:table-cell table:style-name="Blue" office:value-type="float" office:value="7.14">
            <text:p>7.14</text:p>
          </table:table-cell>
          <table:table-cell table:style-name="ce9" table:formula="of:=[.B222]/[.B221]-1" office:value-type="float" office:value="-0.048">
            <text:p>-0.0480</text:p>
          </table:table-cell>
          <table:table-cell table:style-name="Default" office:value-type="float" office:value="129.99">
            <text:p>129.99</text:p>
          </table:table-cell>
          <table:table-cell table:formula="of:=[.D222]/[.D221]-1" office:value-type="float" office:value="-0.00876925423211816">
            <text:p>-0.008769254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03">
            <text:p>1/3/2008</text:p>
          </table:table-cell>
          <table:table-cell table:style-name="Blue" office:value-type="float" office:value="6.77">
            <text:p>6.77</text:p>
          </table:table-cell>
          <table:table-cell table:style-name="ce9" table:formula="of:=[.B223]/[.B222]-1" office:value-type="float" office:value="-0.0518207282913166">
            <text:p>-0.0518</text:p>
          </table:table-cell>
          <table:table-cell table:style-name="Default" office:value-type="float" office:value="129.93">
            <text:p>129.93</text:p>
          </table:table-cell>
          <table:table-cell table:formula="of:=[.D223]/[.D222]-1" office:value-type="float" office:value="-0.000461573967228235">
            <text:p>-0.00046157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04">
            <text:p>1/4/2008</text:p>
          </table:table-cell>
          <table:table-cell table:style-name="Blue" office:value-type="float" office:value="6.25">
            <text:p>6.25</text:p>
          </table:table-cell>
          <table:table-cell table:style-name="ce9" table:formula="of:=[.B224]/[.B223]-1" office:value-type="float" office:value="-0.0768094534711964">
            <text:p>-0.0768</text:p>
          </table:table-cell>
          <table:table-cell table:style-name="Default" office:value-type="float" office:value="126.74">
            <text:p>126.74</text:p>
          </table:table-cell>
          <table:table-cell table:formula="of:=[.D224]/[.D223]-1" office:value-type="float" office:value="-0.0245516816747481">
            <text:p>-0.024551681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07">
            <text:p>1/7/2008</text:p>
          </table:table-cell>
          <table:table-cell table:style-name="Blue" office:value-type="float" office:value="6.08">
            <text:p>6.08</text:p>
          </table:table-cell>
          <table:table-cell table:style-name="ce9" table:formula="of:=[.B225]/[.B224]-1" office:value-type="float" office:value="-0.0272">
            <text:p>-0.0272</text:p>
          </table:table-cell>
          <table:table-cell table:style-name="Default" office:value-type="float" office:value="126.63">
            <text:p>126.63</text:p>
          </table:table-cell>
          <table:table-cell table:formula="of:=[.D225]/[.D224]-1" office:value-type="float" office:value="-0.000867918573457471">
            <text:p>-0.000867918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08">
            <text:p>1/8/2008</text:p>
          </table:table-cell>
          <table:table-cell table:style-name="Blue" office:value-type="float" office:value="6">
            <text:p>6</text:p>
          </table:table-cell>
          <table:table-cell table:style-name="ce9" table:formula="of:=[.B226]/[.B225]-1" office:value-type="float" office:value="-0.0131578947368421">
            <text:p>-0.0132</text:p>
          </table:table-cell>
          <table:table-cell table:style-name="Default" office:value-type="float" office:value="124.59">
            <text:p>124.59</text:p>
          </table:table-cell>
          <table:table-cell table:formula="of:=[.D226]/[.D225]-1" office:value-type="float" office:value="-0.0161099265576877">
            <text:p>-0.016109926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09">
            <text:p>1/9/2008</text:p>
          </table:table-cell>
          <table:table-cell table:style-name="Blue" office:value-type="float" office:value="5.53">
            <text:p>5.53</text:p>
          </table:table-cell>
          <table:table-cell table:style-name="ce9" table:formula="of:=[.B227]/[.B226]-1" office:value-type="float" office:value="-0.0783333333333333">
            <text:p>-0.0783</text:p>
          </table:table-cell>
          <table:table-cell table:style-name="Default" office:value-type="float" office:value="125.9">
            <text:p>125.9</text:p>
          </table:table-cell>
          <table:table-cell table:formula="of:=[.D227]/[.D226]-1" office:value-type="float" office:value="0.0105144875190626">
            <text:p>0.010514487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10">
            <text:p>1/10/2008</text:p>
          </table:table-cell>
          <table:table-cell table:style-name="Blue" office:value-type="float" office:value="5.96">
            <text:p>5.96</text:p>
          </table:table-cell>
          <table:table-cell table:style-name="ce9" table:formula="of:=[.B228]/[.B227]-1" office:value-type="float" office:value="0.0777576853526221">
            <text:p>0.0778</text:p>
          </table:table-cell>
          <table:table-cell table:style-name="Default" office:value-type="float" office:value="126.72">
            <text:p>126.72</text:p>
          </table:table-cell>
          <table:table-cell table:formula="of:=[.D228]/[.D227]-1" office:value-type="float" office:value="0.00651310563939633">
            <text:p>0.006513105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11">
            <text:p>1/11/2008</text:p>
          </table:table-cell>
          <table:table-cell table:style-name="Blue" office:value-type="float" office:value="6.25">
            <text:p>6.25</text:p>
          </table:table-cell>
          <table:table-cell table:style-name="ce9" table:formula="of:=[.B229]/[.B228]-1" office:value-type="float" office:value="0.0486577181208054">
            <text:p>0.0487</text:p>
          </table:table-cell>
          <table:table-cell table:style-name="Default" office:value-type="float" office:value="125.7">
            <text:p>125.7</text:p>
          </table:table-cell>
          <table:table-cell table:formula="of:=[.D229]/[.D228]-1" office:value-type="float" office:value="-0.00804924242424243">
            <text:p>-0.008049242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14">
            <text:p>1/14/2008</text:p>
          </table:table-cell>
          <table:table-cell table:style-name="Blue" office:value-type="float" office:value="6.41">
            <text:p>6.41</text:p>
          </table:table-cell>
          <table:table-cell table:style-name="ce9" table:formula="of:=[.B230]/[.B229]-1" office:value-type="float" office:value="0.0256000000000001">
            <text:p>0.0256</text:p>
          </table:table-cell>
          <table:table-cell table:style-name="Default" office:value-type="float" office:value="126.71">
            <text:p>126.71</text:p>
          </table:table-cell>
          <table:table-cell table:formula="of:=[.D230]/[.D229]-1" office:value-type="float" office:value="0.00803500397772461">
            <text:p>0.00803500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15">
            <text:p>1/15/2008</text:p>
          </table:table-cell>
          <table:table-cell table:style-name="Blue" office:value-type="float" office:value="6.12">
            <text:p>6.12</text:p>
          </table:table-cell>
          <table:table-cell table:style-name="ce9" table:formula="of:=[.B231]/[.B230]-1" office:value-type="float" office:value="-0.0452418096723869">
            <text:p>-0.0452</text:p>
          </table:table-cell>
          <table:table-cell table:style-name="Default" office:value-type="float" office:value="123.93">
            <text:p>123.93</text:p>
          </table:table-cell>
          <table:table-cell table:formula="of:=[.D231]/[.D230]-1" office:value-type="float" office:value="-0.0219398626785572">
            <text:p>-0.021939862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16">
            <text:p>1/16/2008</text:p>
          </table:table-cell>
          <table:table-cell table:style-name="Blue" office:value-type="float" office:value="6.57">
            <text:p>6.57</text:p>
          </table:table-cell>
          <table:table-cell table:style-name="ce9" table:formula="of:=[.B232]/[.B231]-1" office:value-type="float" office:value="0.0735294117647058">
            <text:p>0.0735</text:p>
          </table:table-cell>
          <table:table-cell table:style-name="Default" office:value-type="float" office:value="122.86">
            <text:p>122.86</text:p>
          </table:table-cell>
          <table:table-cell table:formula="of:=[.D232]/[.D231]-1" office:value-type="float" office:value="-0.00863390623739213">
            <text:p>-0.008633906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17">
            <text:p>1/17/2008</text:p>
          </table:table-cell>
          <table:table-cell table:style-name="Blue" office:value-type="float" office:value="6.34">
            <text:p>6.34</text:p>
          </table:table-cell>
          <table:table-cell table:style-name="ce9" table:formula="of:=[.B233]/[.B232]-1" office:value-type="float" office:value="-0.0350076103500762">
            <text:p>-0.0350</text:p>
          </table:table-cell>
          <table:table-cell table:style-name="Default" office:value-type="float" office:value="119.67">
            <text:p>119.67</text:p>
          </table:table-cell>
          <table:table-cell table:formula="of:=[.D233]/[.D232]-1" office:value-type="float" office:value="-0.0259645124531988">
            <text:p>-0.025964512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18">
            <text:p>1/18/2008</text:p>
          </table:table-cell>
          <table:table-cell table:style-name="Blue" office:value-type="float" office:value="7.07">
            <text:p>7.07</text:p>
          </table:table-cell>
          <table:table-cell table:style-name="ce9" table:formula="of:=[.B234]/[.B233]-1" office:value-type="float" office:value="0.115141955835962">
            <text:p>0.1151</text:p>
          </table:table-cell>
          <table:table-cell table:style-name="Default" office:value-type="float" office:value="118.45">
            <text:p>118.45</text:p>
          </table:table-cell>
          <table:table-cell table:formula="of:=[.D234]/[.D233]-1" office:value-type="float" office:value="-0.0101947020974346">
            <text:p>-0.010194702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22">
            <text:p>1/22/2008</text:p>
          </table:table-cell>
          <table:table-cell table:style-name="Blue" office:value-type="float" office:value="6.83">
            <text:p>6.83</text:p>
          </table:table-cell>
          <table:table-cell table:style-name="ce9" table:formula="of:=[.B235]/[.B234]-1" office:value-type="float" office:value="-0.033946251768034">
            <text:p>-0.0339</text:p>
          </table:table-cell>
          <table:table-cell table:style-name="Default" office:value-type="float" office:value="117.24">
            <text:p>117.24</text:p>
          </table:table-cell>
          <table:table-cell table:formula="of:=[.D235]/[.D234]-1" office:value-type="float" office:value="-0.01021528070916">
            <text:p>-0.010215280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23">
            <text:p>1/23/2008</text:p>
          </table:table-cell>
          <table:table-cell table:style-name="Blue" office:value-type="float" office:value="7.56">
            <text:p>7.56</text:p>
          </table:table-cell>
          <table:table-cell table:style-name="ce9" table:formula="of:=[.B236]/[.B235]-1" office:value-type="float" office:value="0.10688140556369">
            <text:p>0.1069</text:p>
          </table:table-cell>
          <table:table-cell table:style-name="Default" office:value-type="float" office:value="120.06">
            <text:p>120.06</text:p>
          </table:table-cell>
          <table:table-cell table:formula="of:=[.D236]/[.D235]-1" office:value-type="float" office:value="0.0240532241555784">
            <text:p>0.024053224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24">
            <text:p>1/24/2008</text:p>
          </table:table-cell>
          <table:table-cell table:style-name="Blue" office:value-type="float" office:value="7.58">
            <text:p>7.58</text:p>
          </table:table-cell>
          <table:table-cell table:style-name="ce9" table:formula="of:=[.B237]/[.B236]-1" office:value-type="float" office:value="0.00264550264550256">
            <text:p>0.0026</text:p>
          </table:table-cell>
          <table:table-cell table:style-name="Default" office:value-type="float" office:value="121.07">
            <text:p>121.07</text:p>
          </table:table-cell>
          <table:table-cell table:formula="of:=[.D237]/[.D236]-1" office:value-type="float" office:value="0.00841246043644839">
            <text:p>0.008412460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25">
            <text:p>1/25/2008</text:p>
          </table:table-cell>
          <table:table-cell table:style-name="Blue" office:value-type="float" office:value="7.15">
            <text:p>7.15</text:p>
          </table:table-cell>
          <table:table-cell table:style-name="ce9" table:formula="of:=[.B238]/[.B237]-1" office:value-type="float" office:value="-0.0567282321899736">
            <text:p>-0.0567</text:p>
          </table:table-cell>
          <table:table-cell table:style-name="Default" office:value-type="float" office:value="119.32">
            <text:p>119.32</text:p>
          </table:table-cell>
          <table:table-cell table:formula="of:=[.D238]/[.D237]-1" office:value-type="float" office:value="-0.0144544478400925">
            <text:p>-0.014454447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28">
            <text:p>1/28/2008</text:p>
          </table:table-cell>
          <table:table-cell table:style-name="Blue" office:value-type="float" office:value="7.46">
            <text:p>7.46</text:p>
          </table:table-cell>
          <table:table-cell table:style-name="ce9" table:formula="of:=[.B239]/[.B238]-1" office:value-type="float" office:value="0.0433566433566432">
            <text:p>0.0434</text:p>
          </table:table-cell>
          <table:table-cell table:style-name="Default" office:value-type="float" office:value="121.3">
            <text:p>121.3</text:p>
          </table:table-cell>
          <table:table-cell table:formula="of:=[.D239]/[.D238]-1" office:value-type="float" office:value="0.0165940328528327">
            <text:p>0.016594032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29">
            <text:p>1/29/2008</text:p>
          </table:table-cell>
          <table:table-cell table:style-name="Blue" office:value-type="float" office:value="7.61">
            <text:p>7.61</text:p>
          </table:table-cell>
          <table:table-cell table:style-name="ce9" table:formula="of:=[.B240]/[.B239]-1" office:value-type="float" office:value="0.0201072386058982">
            <text:p>0.0201</text:p>
          </table:table-cell>
          <table:table-cell table:style-name="Default" office:value-type="float" office:value="121.9">
            <text:p>121.9</text:p>
          </table:table-cell>
          <table:table-cell table:formula="of:=[.D240]/[.D239]-1" office:value-type="float" office:value="0.00494641384995886">
            <text:p>0.004946413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30">
            <text:p>1/30/2008</text:p>
          </table:table-cell>
          <table:table-cell table:style-name="Blue" office:value-type="float" office:value="7.61">
            <text:p>7.61</text:p>
          </table:table-cell>
          <table:table-cell table:style-name="ce9" table:formula="of:=[.B241]/[.B240]-1" office:value-type="float" office:value="0">
            <text:p>0.0000</text:p>
          </table:table-cell>
          <table:table-cell table:style-name="Default" office:value-type="float" office:value="121">
            <text:p>121</text:p>
          </table:table-cell>
          <table:table-cell table:formula="of:=[.D241]/[.D240]-1" office:value-type="float" office:value="-0.00738310090237904">
            <text:p>-0.007383100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1-31">
            <text:p>1/31/2008</text:p>
          </table:table-cell>
          <table:table-cell table:style-name="Blue" office:value-type="float" office:value="7.59">
            <text:p>7.59</text:p>
          </table:table-cell>
          <table:table-cell table:style-name="ce9" table:formula="of:=[.B242]/[.B241]-1" office:value-type="float" office:value="-0.00262812089356113">
            <text:p>-0.0026</text:p>
          </table:table-cell>
          <table:table-cell table:style-name="Default" office:value-type="float" office:value="123.21">
            <text:p>123.21</text:p>
          </table:table-cell>
          <table:table-cell table:formula="of:=[.D242]/[.D241]-1" office:value-type="float" office:value="0.0182644628099173">
            <text:p>0.018264462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01">
            <text:p>2/1/2008</text:p>
          </table:table-cell>
          <table:table-cell table:style-name="Blue" office:value-type="float" office:value="8">
            <text:p>8</text:p>
          </table:table-cell>
          <table:table-cell table:style-name="ce9" table:formula="of:=[.B243]/[.B242]-1" office:value-type="float" office:value="0.0540184453227932">
            <text:p>0.0540</text:p>
          </table:table-cell>
          <table:table-cell table:style-name="Default" office:value-type="float" office:value="125.19">
            <text:p>125.19</text:p>
          </table:table-cell>
          <table:table-cell table:formula="of:=[.D243]/[.D242]-1" office:value-type="float" office:value="0.0160701241782324">
            <text:p>0.016070124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04">
            <text:p>2/4/2008</text:p>
          </table:table-cell>
          <table:table-cell table:style-name="Blue" office:value-type="float" office:value="7.92">
            <text:p>7.92</text:p>
          </table:table-cell>
          <table:table-cell table:style-name="ce9" table:formula="of:=[.B244]/[.B243]-1" office:value-type="float" office:value="-0.01">
            <text:p>-0.0100</text:p>
          </table:table-cell>
          <table:table-cell table:style-name="Default" office:value-type="float" office:value="123.61">
            <text:p>123.61</text:p>
          </table:table-cell>
          <table:table-cell table:formula="of:=[.D244]/[.D243]-1" office:value-type="float" office:value="-0.0126208163591341">
            <text:p>-0.012620816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05">
            <text:p>2/5/2008</text:p>
          </table:table-cell>
          <table:table-cell table:style-name="Blue" office:value-type="float" office:value="7.21">
            <text:p>7.21</text:p>
          </table:table-cell>
          <table:table-cell table:style-name="ce9" table:formula="of:=[.B245]/[.B244]-1" office:value-type="float" office:value="-0.0896464646464646">
            <text:p>-0.0896</text:p>
          </table:table-cell>
          <table:table-cell table:style-name="Default" office:value-type="float" office:value="120.3">
            <text:p>120.3</text:p>
          </table:table-cell>
          <table:table-cell table:formula="of:=[.D245]/[.D244]-1" office:value-type="float" office:value="-0.0267777687889329">
            <text:p>-0.026777768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06">
            <text:p>2/6/2008</text:p>
          </table:table-cell>
          <table:table-cell table:style-name="Blue" office:value-type="float" office:value="6.74">
            <text:p>6.74</text:p>
          </table:table-cell>
          <table:table-cell table:style-name="ce9" table:formula="of:=[.B246]/[.B245]-1" office:value-type="float" office:value="-0.0651872399445215">
            <text:p>-0.0652</text:p>
          </table:table-cell>
          <table:table-cell table:style-name="Default" office:value-type="float" office:value="119.33">
            <text:p>119.33</text:p>
          </table:table-cell>
          <table:table-cell table:formula="of:=[.D246]/[.D245]-1" office:value-type="float" office:value="-0.00806317539484624">
            <text:p>-0.008063175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07">
            <text:p>2/7/2008</text:p>
          </table:table-cell>
          <table:table-cell table:style-name="Blue" office:value-type="float" office:value="6.59">
            <text:p>6.59</text:p>
          </table:table-cell>
          <table:table-cell table:style-name="ce9" table:formula="of:=[.B247]/[.B246]-1" office:value-type="float" office:value="-0.0222551928783383">
            <text:p>-0.0223</text:p>
          </table:table-cell>
          <table:table-cell table:style-name="Default" office:value-type="float" office:value="120.12">
            <text:p>120.12</text:p>
          </table:table-cell>
          <table:table-cell table:formula="of:=[.D247]/[.D246]-1" office:value-type="float" office:value="0.00662029665633113">
            <text:p>0.006620296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08">
            <text:p>2/8/2008</text:p>
          </table:table-cell>
          <table:table-cell table:style-name="Blue" office:value-type="float" office:value="6.34">
            <text:p>6.34</text:p>
          </table:table-cell>
          <table:table-cell table:style-name="ce9" table:formula="of:=[.B248]/[.B247]-1" office:value-type="float" office:value="-0.0379362670713201">
            <text:p>-0.0379</text:p>
          </table:table-cell>
          <table:table-cell table:style-name="Default" office:value-type="float" office:value="119.35">
            <text:p>119.35</text:p>
          </table:table-cell>
          <table:table-cell table:formula="of:=[.D248]/[.D247]-1" office:value-type="float" office:value="-0.0064102564102565">
            <text:p>-0.006410256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11">
            <text:p>2/11/2008</text:p>
          </table:table-cell>
          <table:table-cell table:style-name="Blue" office:value-type="float" office:value="6.28">
            <text:p>6.28</text:p>
          </table:table-cell>
          <table:table-cell table:style-name="ce9" table:formula="of:=[.B249]/[.B248]-1" office:value-type="float" office:value="-0.00946372239747628">
            <text:p>-0.0095</text:p>
          </table:table-cell>
          <table:table-cell table:style-name="Default" office:value-type="float" office:value="119.96">
            <text:p>119.96</text:p>
          </table:table-cell>
          <table:table-cell table:formula="of:=[.D249]/[.D248]-1" office:value-type="float" office:value="0.00511101801424374">
            <text:p>0.00511101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12">
            <text:p>2/12/2008</text:p>
          </table:table-cell>
          <table:table-cell table:style-name="Blue" office:value-type="float" office:value="6.41">
            <text:p>6.41</text:p>
          </table:table-cell>
          <table:table-cell table:style-name="ce9" table:formula="of:=[.B250]/[.B249]-1" office:value-type="float" office:value="0.0207006369426752">
            <text:p>0.0207</text:p>
          </table:table-cell>
          <table:table-cell table:style-name="Default" office:value-type="float" office:value="121.07">
            <text:p>121.07</text:p>
          </table:table-cell>
          <table:table-cell table:formula="of:=[.D250]/[.D249]-1" office:value-type="float" office:value="0.00925308436145378">
            <text:p>0.009253084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13">
            <text:p>2/13/2008</text:p>
          </table:table-cell>
          <table:table-cell table:style-name="Blue" office:value-type="float" office:value="6.7">
            <text:p>6.7</text:p>
          </table:table-cell>
          <table:table-cell table:style-name="ce9" table:formula="of:=[.B251]/[.B250]-1" office:value-type="float" office:value="0.045241809672387">
            <text:p>0.0452</text:p>
          </table:table-cell>
          <table:table-cell table:style-name="Default" office:value-type="float" office:value="122.31">
            <text:p>122.31</text:p>
          </table:table-cell>
          <table:table-cell table:formula="of:=[.D251]/[.D250]-1" office:value-type="float" office:value="0.0102420087552657">
            <text:p>0.010242008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14">
            <text:p>2/14/2008</text:p>
          </table:table-cell>
          <table:table-cell table:style-name="Blue" office:value-type="float" office:value="6.53">
            <text:p>6.53</text:p>
          </table:table-cell>
          <table:table-cell table:style-name="ce9" table:formula="of:=[.B252]/[.B251]-1" office:value-type="float" office:value="-0.0253731343283582">
            <text:p>-0.0254</text:p>
          </table:table-cell>
          <table:table-cell table:style-name="Default" office:value-type="float" office:value="121.23">
            <text:p>121.23</text:p>
          </table:table-cell>
          <table:table-cell table:formula="of:=[.D252]/[.D251]-1" office:value-type="float" office:value="-0.00883002207505512">
            <text:p>-0.008830022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15">
            <text:p>2/15/2008</text:p>
          </table:table-cell>
          <table:table-cell table:style-name="Blue" office:value-type="float" office:value="6.45">
            <text:p>6.45</text:p>
          </table:table-cell>
          <table:table-cell table:style-name="ce9" table:formula="of:=[.B253]/[.B252]-1" office:value-type="float" office:value="-0.0122511485451762">
            <text:p>-0.0123</text:p>
          </table:table-cell>
          <table:table-cell table:style-name="Default" office:value-type="float" office:value="121.21">
            <text:p>121.21</text:p>
          </table:table-cell>
          <table:table-cell table:formula="of:=[.D253]/[.D252]-1" office:value-type="float" office:value="-0.000164975666089306">
            <text:p>-0.000164975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19">
            <text:p>2/19/2008</text:p>
          </table:table-cell>
          <table:table-cell table:style-name="Blue" office:value-type="float" office:value="6.5">
            <text:p>6.5</text:p>
          </table:table-cell>
          <table:table-cell table:style-name="ce9" table:formula="of:=[.B254]/[.B253]-1" office:value-type="float" office:value="0.00775193798449614">
            <text:p>0.0078</text:p>
          </table:table-cell>
          <table:table-cell table:style-name="Default" office:value-type="float" office:value="121.55">
            <text:p>121.55</text:p>
          </table:table-cell>
          <table:table-cell table:formula="of:=[.D254]/[.D253]-1" office:value-type="float" office:value="0.0028050490883591">
            <text:p>0.002805049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20">
            <text:p>2/20/2008</text:p>
          </table:table-cell>
          <table:table-cell table:style-name="Blue" office:value-type="float" office:value="6.83">
            <text:p>6.83</text:p>
          </table:table-cell>
          <table:table-cell table:style-name="ce9" table:formula="of:=[.B255]/[.B254]-1" office:value-type="float" office:value="0.0507692307692307">
            <text:p>0.0508</text:p>
          </table:table-cell>
          <table:table-cell table:style-name="Default" office:value-type="float" office:value="121.91">
            <text:p>121.91</text:p>
          </table:table-cell>
          <table:table-cell table:formula="of:=[.D255]/[.D254]-1" office:value-type="float" office:value="0.00296174413821482">
            <text:p>0.002961744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21">
            <text:p>2/21/2008</text:p>
          </table:table-cell>
          <table:table-cell table:style-name="Blue" office:value-type="float" office:value="6.96">
            <text:p>6.96</text:p>
          </table:table-cell>
          <table:table-cell table:style-name="ce9" table:formula="of:=[.B256]/[.B255]-1" office:value-type="float" office:value="0.0190336749633968">
            <text:p>0.0190</text:p>
          </table:table-cell>
          <table:table-cell table:style-name="Default" office:value-type="float" office:value="120.89">
            <text:p>120.89</text:p>
          </table:table-cell>
          <table:table-cell table:formula="of:=[.D256]/[.D255]-1" office:value-type="float" office:value="-0.00836682798785981">
            <text:p>-0.00836682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22">
            <text:p>2/22/2008</text:p>
          </table:table-cell>
          <table:table-cell table:style-name="Blue" office:value-type="float" office:value="6.71">
            <text:p>6.71</text:p>
          </table:table-cell>
          <table:table-cell table:style-name="ce9" table:formula="of:=[.B257]/[.B256]-1" office:value-type="float" office:value="-0.0359195402298851">
            <text:p>-0.0359</text:p>
          </table:table-cell>
          <table:table-cell table:style-name="Default" office:value-type="float" office:value="121.64">
            <text:p>121.64</text:p>
          </table:table-cell>
          <table:table-cell table:formula="of:=[.D257]/[.D256]-1" office:value-type="float" office:value="0.00620398709570691">
            <text:p>0.006203987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25">
            <text:p>2/25/2008</text:p>
          </table:table-cell>
          <table:table-cell table:style-name="Blue" office:value-type="float" office:value="6.97">
            <text:p>6.97</text:p>
          </table:table-cell>
          <table:table-cell table:style-name="ce9" table:formula="of:=[.B258]/[.B257]-1" office:value-type="float" office:value="0.0387481371087928">
            <text:p>0.0387</text:p>
          </table:table-cell>
          <table:table-cell table:style-name="Default" office:value-type="float" office:value="123.17">
            <text:p>123.17</text:p>
          </table:table-cell>
          <table:table-cell table:formula="of:=[.D258]/[.D257]-1" office:value-type="float" office:value="0.0125780993094378">
            <text:p>0.012578099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26">
            <text:p>2/26/2008</text:p>
          </table:table-cell>
          <table:table-cell table:style-name="Blue" office:value-type="float" office:value="7.13">
            <text:p>7.13</text:p>
          </table:table-cell>
          <table:table-cell table:style-name="ce9" table:formula="of:=[.B259]/[.B258]-1" office:value-type="float" office:value="0.0229555236728838">
            <text:p>0.0230</text:p>
          </table:table-cell>
          <table:table-cell table:style-name="Default" office:value-type="float" office:value="124.1">
            <text:p>124.1</text:p>
          </table:table-cell>
          <table:table-cell table:formula="of:=[.D259]/[.D258]-1" office:value-type="float" office:value="0.0075505399041973">
            <text:p>0.007550539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27">
            <text:p>2/27/2008</text:p>
          </table:table-cell>
          <table:table-cell table:style-name="Blue" office:value-type="float" office:value="7.28">
            <text:p>7.28</text:p>
          </table:table-cell>
          <table:table-cell table:style-name="ce9" table:formula="of:=[.B260]/[.B259]-1" office:value-type="float" office:value="0.0210378681626928">
            <text:p>0.0210</text:p>
          </table:table-cell>
          <table:table-cell table:style-name="Default" office:value-type="float" office:value="123.97">
            <text:p>123.97</text:p>
          </table:table-cell>
          <table:table-cell table:formula="of:=[.D260]/[.D259]-1" office:value-type="float" office:value="-0.00104754230459303">
            <text:p>-0.001047542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28">
            <text:p>2/28/2008</text:p>
          </table:table-cell>
          <table:table-cell table:style-name="Blue" office:value-type="float" office:value="7.02">
            <text:p>7.02</text:p>
          </table:table-cell>
          <table:table-cell table:style-name="ce9" table:formula="of:=[.B261]/[.B260]-1" office:value-type="float" office:value="-0.0357142857142858">
            <text:p>-0.0357</text:p>
          </table:table-cell>
          <table:table-cell table:style-name="Default" office:value-type="float" office:value="122.76">
            <text:p>122.76</text:p>
          </table:table-cell>
          <table:table-cell table:formula="of:=[.D261]/[.D260]-1" office:value-type="float" office:value="-0.00976042590949422">
            <text:p>-0.009760425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2-29">
            <text:p>2/29/2008</text:p>
          </table:table-cell>
          <table:table-cell table:style-name="Blue" office:value-type="float" office:value="7.21">
            <text:p>7.21</text:p>
          </table:table-cell>
          <table:table-cell table:style-name="ce9" table:formula="of:=[.B262]/[.B261]-1" office:value-type="float" office:value="0.0270655270655271">
            <text:p>0.0271</text:p>
          </table:table-cell>
          <table:table-cell table:style-name="Default" office:value-type="float" office:value="120.02">
            <text:p>120.02</text:p>
          </table:table-cell>
          <table:table-cell table:formula="of:=[.D262]/[.D261]-1" office:value-type="float" office:value="-0.0223199739328772">
            <text:p>-0.022319973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03">
            <text:p>3/3/2008</text:p>
          </table:table-cell>
          <table:table-cell table:style-name="Blue" office:value-type="float" office:value="6.76">
            <text:p>6.76</text:p>
          </table:table-cell>
          <table:table-cell table:style-name="ce9" table:formula="of:=[.B263]/[.B262]-1" office:value-type="float" office:value="-0.0624133148404993">
            <text:p>-0.0624</text:p>
          </table:table-cell>
          <table:table-cell table:style-name="Default" office:value-type="float" office:value="119.74">
            <text:p>119.74</text:p>
          </table:table-cell>
          <table:table-cell table:formula="of:=[.D263]/[.D262]-1" office:value-type="float" office:value="-0.00233294450924848">
            <text:p>-0.002332944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04">
            <text:p>3/4/2008</text:p>
          </table:table-cell>
          <table:table-cell table:style-name="Blue" office:value-type="float" office:value="6.76">
            <text:p>6.76</text:p>
          </table:table-cell>
          <table:table-cell table:style-name="ce9" table:formula="of:=[.B264]/[.B263]-1" office:value-type="float" office:value="0">
            <text:p>0.0000</text:p>
          </table:table-cell>
          <table:table-cell table:style-name="Default" office:value-type="float" office:value="119.28">
            <text:p>119.28</text:p>
          </table:table-cell>
          <table:table-cell table:formula="of:=[.D264]/[.D263]-1" office:value-type="float" office:value="-0.00384165692333382">
            <text:p>-0.003841656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05">
            <text:p>3/5/2008</text:p>
          </table:table-cell>
          <table:table-cell table:style-name="Blue" office:value-type="float" office:value="6.84">
            <text:p>6.84</text:p>
          </table:table-cell>
          <table:table-cell table:style-name="ce9" table:formula="of:=[.B265]/[.B264]-1" office:value-type="float" office:value="0.0118343195266273">
            <text:p>0.0118</text:p>
          </table:table-cell>
          <table:table-cell table:style-name="Default" office:value-type="float" office:value="120.03">
            <text:p>120.03</text:p>
          </table:table-cell>
          <table:table-cell table:formula="of:=[.D265]/[.D264]-1" office:value-type="float" office:value="0.00628772635814889">
            <text:p>0.006287726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06">
            <text:p>3/6/2008</text:p>
          </table:table-cell>
          <table:table-cell table:style-name="Blue" office:value-type="float" office:value="6.49">
            <text:p>6.49</text:p>
          </table:table-cell>
          <table:table-cell table:style-name="ce9" table:formula="of:=[.B266]/[.B265]-1" office:value-type="float" office:value="-0.0511695906432748">
            <text:p>-0.0512</text:p>
          </table:table-cell>
          <table:table-cell table:style-name="Default" office:value-type="float" office:value="117.55">
            <text:p>117.55</text:p>
          </table:table-cell>
          <table:table-cell table:formula="of:=[.D266]/[.D265]-1" office:value-type="float" office:value="-0.0206615012913438">
            <text:p>-0.020661501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07">
            <text:p>3/7/2008</text:p>
          </table:table-cell>
          <table:table-cell table:style-name="Blue" office:value-type="float" office:value="6.49">
            <text:p>6.49</text:p>
          </table:table-cell>
          <table:table-cell table:style-name="ce9" table:formula="of:=[.B267]/[.B266]-1" office:value-type="float" office:value="0">
            <text:p>0.0000</text:p>
          </table:table-cell>
          <table:table-cell table:style-name="Default" office:value-type="float" office:value="116.34">
            <text:p>116.34</text:p>
          </table:table-cell>
          <table:table-cell table:formula="of:=[.D267]/[.D266]-1" office:value-type="float" office:value="-0.0102934921310081">
            <text:p>-0.010293492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10">
            <text:p>3/10/2008</text:p>
          </table:table-cell>
          <table:table-cell table:style-name="Blue" office:value-type="float" office:value="6.16">
            <text:p>6.16</text:p>
          </table:table-cell>
          <table:table-cell table:style-name="ce9" table:formula="of:=[.B268]/[.B267]-1" office:value-type="float" office:value="-0.0508474576271186">
            <text:p>-0.0508</text:p>
          </table:table-cell>
          <table:table-cell table:style-name="Default" office:value-type="float" office:value="114.8">
            <text:p>114.8</text:p>
          </table:table-cell>
          <table:table-cell table:formula="of:=[.D268]/[.D267]-1" office:value-type="float" office:value="-0.01323706377858">
            <text:p>-0.013237063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11">
            <text:p>3/11/2008</text:p>
          </table:table-cell>
          <table:table-cell table:style-name="Blue" office:value-type="float" office:value="6.48">
            <text:p>6.48</text:p>
          </table:table-cell>
          <table:table-cell table:style-name="ce9" table:formula="of:=[.B269]/[.B268]-1" office:value-type="float" office:value="0.051948051948052">
            <text:p>0.0519</text:p>
          </table:table-cell>
          <table:table-cell table:style-name="Default" office:value-type="float" office:value="118.93">
            <text:p>118.93</text:p>
          </table:table-cell>
          <table:table-cell table:formula="of:=[.D269]/[.D268]-1" office:value-type="float" office:value="0.0359756097560977">
            <text:p>0.035975609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12">
            <text:p>3/12/2008</text:p>
          </table:table-cell>
          <table:table-cell table:style-name="Blue" office:value-type="float" office:value="6.43">
            <text:p>6.43</text:p>
          </table:table-cell>
          <table:table-cell table:style-name="ce9" table:formula="of:=[.B270]/[.B269]-1" office:value-type="float" office:value="-0.0077160493827162">
            <text:p>-0.0077</text:p>
          </table:table-cell>
          <table:table-cell table:style-name="Default" office:value-type="float" office:value="117.82">
            <text:p>117.82</text:p>
          </table:table-cell>
          <table:table-cell table:formula="of:=[.D270]/[.D269]-1" office:value-type="float" office:value="-0.00933322122256797">
            <text:p>-0.009333221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13">
            <text:p>3/13/2008</text:p>
          </table:table-cell>
          <table:table-cell table:style-name="Blue" office:value-type="float" office:value="6.73">
            <text:p>6.73</text:p>
          </table:table-cell>
          <table:table-cell table:style-name="ce9" table:formula="of:=[.B271]/[.B270]-1" office:value-type="float" office:value="0.0466562986003112">
            <text:p>0.0467</text:p>
          </table:table-cell>
          <table:table-cell table:style-name="Default" office:value-type="float" office:value="118.08">
            <text:p>118.08</text:p>
          </table:table-cell>
          <table:table-cell table:formula="of:=[.D271]/[.D270]-1" office:value-type="float" office:value="0.00220675606857923">
            <text:p>0.002206756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14">
            <text:p>3/14/2008</text:p>
          </table:table-cell>
          <table:table-cell table:style-name="Blue" office:value-type="float" office:value="6.38">
            <text:p>6.38</text:p>
          </table:table-cell>
          <table:table-cell table:style-name="ce9" table:formula="of:=[.B272]/[.B271]-1" office:value-type="float" office:value="-0.0520059435364042">
            <text:p>-0.0520</text:p>
          </table:table-cell>
          <table:table-cell table:style-name="Default" office:value-type="float" office:value="116.25">
            <text:p>116.25</text:p>
          </table:table-cell>
          <table:table-cell table:formula="of:=[.D272]/[.D271]-1" office:value-type="float" office:value="-0.0154979674796748">
            <text:p>-0.015497967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17">
            <text:p>3/17/2008</text:p>
          </table:table-cell>
          <table:table-cell table:style-name="Blue" office:value-type="float" office:value="6.34">
            <text:p>6.34</text:p>
          </table:table-cell>
          <table:table-cell table:style-name="ce9" table:formula="of:=[.B273]/[.B272]-1" office:value-type="float" office:value="-0.00626959247648906">
            <text:p>-0.0063</text:p>
          </table:table-cell>
          <table:table-cell table:style-name="Default" office:value-type="float" office:value="115.07">
            <text:p>115.07</text:p>
          </table:table-cell>
          <table:table-cell table:formula="of:=[.D273]/[.D272]-1" office:value-type="float" office:value="-0.0101505376344087">
            <text:p>-0.010150537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18">
            <text:p>3/18/2008</text:p>
          </table:table-cell>
          <table:table-cell table:style-name="Blue" office:value-type="float" office:value="6.39">
            <text:p>6.39</text:p>
          </table:table-cell>
          <table:table-cell table:style-name="ce9" table:formula="of:=[.B274]/[.B273]-1" office:value-type="float" office:value="0.00788643533123024">
            <text:p>0.0079</text:p>
          </table:table-cell>
          <table:table-cell table:style-name="Default" office:value-type="float" office:value="119.85">
            <text:p>119.85</text:p>
          </table:table-cell>
          <table:table-cell table:formula="of:=[.D274]/[.D273]-1" office:value-type="float" office:value="0.0415399322151735">
            <text:p>0.041539932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19">
            <text:p>3/19/2008</text:p>
          </table:table-cell>
          <table:table-cell table:style-name="Blue" office:value-type="float" office:value="6.15">
            <text:p>6.15</text:p>
          </table:table-cell>
          <table:table-cell table:style-name="ce9" table:formula="of:=[.B275]/[.B274]-1" office:value-type="float" office:value="-0.0375586854460093">
            <text:p>-0.0376</text:p>
          </table:table-cell>
          <table:table-cell table:style-name="Default" office:value-type="float" office:value="116.88">
            <text:p>116.88</text:p>
          </table:table-cell>
          <table:table-cell table:formula="of:=[.D275]/[.D274]-1" office:value-type="float" office:value="-0.0247809762202753">
            <text:p>-0.024780976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20">
            <text:p>3/20/2008</text:p>
          </table:table-cell>
          <table:table-cell table:style-name="Blue" office:value-type="float" office:value="6.11">
            <text:p>6.11</text:p>
          </table:table-cell>
          <table:table-cell table:style-name="ce9" table:formula="of:=[.B276]/[.B275]-1" office:value-type="float" office:value="-0.00650406504065038">
            <text:p>-0.0065</text:p>
          </table:table-cell>
          <table:table-cell table:style-name="Default" office:value-type="float" office:value="119.05">
            <text:p>119.05</text:p>
          </table:table-cell>
          <table:table-cell table:formula="of:=[.D276]/[.D275]-1" office:value-type="float" office:value="0.0185660506502396">
            <text:p>0.018566050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24">
            <text:p>3/24/2008</text:p>
          </table:table-cell>
          <table:table-cell table:style-name="Blue" office:value-type="float" office:value="6.21">
            <text:p>6.21</text:p>
          </table:table-cell>
          <table:table-cell table:style-name="ce9" table:formula="of:=[.B277]/[.B276]-1" office:value-type="float" office:value="0.0163666121112929">
            <text:p>0.0164</text:p>
          </table:table-cell>
          <table:table-cell table:style-name="Default" office:value-type="float" office:value="121.43">
            <text:p>121.43</text:p>
          </table:table-cell>
          <table:table-cell table:formula="of:=[.D277]/[.D276]-1" office:value-type="float" office:value="0.0199916001679967">
            <text:p>0.019991600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25">
            <text:p>3/25/2008</text:p>
          </table:table-cell>
          <table:table-cell table:style-name="Blue" office:value-type="float" office:value="6.3">
            <text:p>6.3</text:p>
          </table:table-cell>
          <table:table-cell table:style-name="ce9" table:formula="of:=[.B278]/[.B277]-1" office:value-type="float" office:value="0.0144927536231885">
            <text:p>0.0145</text:p>
          </table:table-cell>
          <table:table-cell table:style-name="Default" office:value-type="float" office:value="121.55">
            <text:p>121.55</text:p>
          </table:table-cell>
          <table:table-cell table:formula="of:=[.D278]/[.D277]-1" office:value-type="float" office:value="0.000988223667956811">
            <text:p>0.000988223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26">
            <text:p>3/26/2008</text:p>
          </table:table-cell>
          <table:table-cell table:style-name="Blue" office:value-type="float" office:value="6.22">
            <text:p>6.22</text:p>
          </table:table-cell>
          <table:table-cell table:style-name="ce9" table:formula="of:=[.B279]/[.B278]-1" office:value-type="float" office:value="-0.0126984126984128">
            <text:p>-0.0127</text:p>
          </table:table-cell>
          <table:table-cell table:style-name="Default" office:value-type="float" office:value="120.06">
            <text:p>120.06</text:p>
          </table:table-cell>
          <table:table-cell table:formula="of:=[.D279]/[.D278]-1" office:value-type="float" office:value="-0.0122583299053887">
            <text:p>-0.012258329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27">
            <text:p>3/27/2008</text:p>
          </table:table-cell>
          <table:table-cell table:style-name="Blue" office:value-type="float" office:value="6.16">
            <text:p>6.16</text:p>
          </table:table-cell>
          <table:table-cell table:style-name="ce9" table:formula="of:=[.B280]/[.B279]-1" office:value-type="float" office:value="-0.00964630225080376">
            <text:p>-0.0096</text:p>
          </table:table-cell>
          <table:table-cell table:style-name="Default" office:value-type="float" office:value="119.68">
            <text:p>119.68</text:p>
          </table:table-cell>
          <table:table-cell table:formula="of:=[.D280]/[.D279]-1" office:value-type="float" office:value="-0.00316508412460437">
            <text:p>-0.003165084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28">
            <text:p>3/28/2008</text:p>
          </table:table-cell>
          <table:table-cell table:style-name="Blue" office:value-type="float" office:value="5.91">
            <text:p>5.91</text:p>
          </table:table-cell>
          <table:table-cell table:style-name="ce9" table:formula="of:=[.B281]/[.B280]-1" office:value-type="float" office:value="-0.0405844155844156">
            <text:p>-0.0406</text:p>
          </table:table-cell>
          <table:table-cell table:style-name="Default" office:value-type="float" office:value="118.54">
            <text:p>118.54</text:p>
          </table:table-cell>
          <table:table-cell table:formula="of:=[.D281]/[.D280]-1" office:value-type="float" office:value="-0.00952540106951871">
            <text:p>-0.009525401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3-31">
            <text:p>3/31/2008</text:p>
          </table:table-cell>
          <table:table-cell table:style-name="Blue" office:value-type="float" office:value="5.89">
            <text:p>5.89</text:p>
          </table:table-cell>
          <table:table-cell table:style-name="ce9" table:formula="of:=[.B282]/[.B281]-1" office:value-type="float" office:value="-0.00338409475465318">
            <text:p>-0.0034</text:p>
          </table:table-cell>
          <table:table-cell table:style-name="Default" office:value-type="float" office:value="118.95">
            <text:p>118.95</text:p>
          </table:table-cell>
          <table:table-cell table:formula="of:=[.D282]/[.D281]-1" office:value-type="float" office:value="0.00345874810190661">
            <text:p>0.003458748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01">
            <text:p>4/1/2008</text:p>
          </table:table-cell>
          <table:table-cell table:style-name="Blue" office:value-type="float" office:value="6.07">
            <text:p>6.07</text:p>
          </table:table-cell>
          <table:table-cell table:style-name="ce9" table:formula="of:=[.B283]/[.B282]-1" office:value-type="float" office:value="0.0305602716468591">
            <text:p>0.0306</text:p>
          </table:table-cell>
          <table:table-cell table:style-name="Default" office:value-type="float" office:value="123.13">
            <text:p>123.13</text:p>
          </table:table-cell>
          <table:table-cell table:formula="of:=[.D283]/[.D282]-1" office:value-type="float" office:value="0.0351408154686843">
            <text:p>0.035140815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02">
            <text:p>4/2/2008</text:p>
          </table:table-cell>
          <table:table-cell table:style-name="Blue" office:value-type="float" office:value="6.19">
            <text:p>6.19</text:p>
          </table:table-cell>
          <table:table-cell table:style-name="ce9" table:formula="of:=[.B284]/[.B283]-1" office:value-type="float" office:value="0.0197693574958815">
            <text:p>0.0198</text:p>
          </table:table-cell>
          <table:table-cell table:style-name="Default" office:value-type="float" office:value="123.21">
            <text:p>123.21</text:p>
          </table:table-cell>
          <table:table-cell table:formula="of:=[.D284]/[.D283]-1" office:value-type="float" office:value="0.000649719808332616">
            <text:p>0.000649719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03">
            <text:p>4/3/2008</text:p>
          </table:table-cell>
          <table:table-cell table:style-name="Blue" office:value-type="float" office:value="6.26">
            <text:p>6.26</text:p>
          </table:table-cell>
          <table:table-cell table:style-name="ce9" table:formula="of:=[.B285]/[.B284]-1" office:value-type="float" office:value="0.0113085621970921">
            <text:p>0.0113</text:p>
          </table:table-cell>
          <table:table-cell table:style-name="Default" office:value-type="float" office:value="123.52">
            <text:p>123.52</text:p>
          </table:table-cell>
          <table:table-cell table:formula="of:=[.D285]/[.D284]-1" office:value-type="float" office:value="0.00251602954305663">
            <text:p>0.002516029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04">
            <text:p>4/4/2008</text:p>
          </table:table-cell>
          <table:table-cell table:style-name="Blue" office:value-type="float" office:value="6.23">
            <text:p>6.23</text:p>
          </table:table-cell>
          <table:table-cell table:style-name="ce9" table:formula="of:=[.B286]/[.B285]-1" office:value-type="float" office:value="-0.0047923322683705">
            <text:p>-0.0048</text:p>
          </table:table-cell>
          <table:table-cell table:style-name="Default" office:value-type="float" office:value="123.39">
            <text:p>123.39</text:p>
          </table:table-cell>
          <table:table-cell table:formula="of:=[.D286]/[.D285]-1" office:value-type="float" office:value="-0.00105246113989632">
            <text:p>-0.001052461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07">
            <text:p>4/7/2008</text:p>
          </table:table-cell>
          <table:table-cell table:style-name="Blue" office:value-type="float" office:value="6.34">
            <text:p>6.34</text:p>
          </table:table-cell>
          <table:table-cell table:style-name="ce9" table:formula="of:=[.B287]/[.B286]-1" office:value-type="float" office:value="0.0176565008025682">
            <text:p>0.0177</text:p>
          </table:table-cell>
          <table:table-cell table:style-name="Default" office:value-type="float" office:value="123.45">
            <text:p>123.45</text:p>
          </table:table-cell>
          <table:table-cell table:formula="of:=[.D287]/[.D286]-1" office:value-type="float" office:value="0.000486263068320003">
            <text:p>0.000486263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08">
            <text:p>4/8/2008</text:p>
          </table:table-cell>
          <table:table-cell table:style-name="Blue" office:value-type="float" office:value="6.03">
            <text:p>6.03</text:p>
          </table:table-cell>
          <table:table-cell table:style-name="ce9" table:formula="of:=[.B288]/[.B287]-1" office:value-type="float" office:value="-0.0488958990536277">
            <text:p>-0.0489</text:p>
          </table:table-cell>
          <table:table-cell table:style-name="Default" office:value-type="float" office:value="123.32">
            <text:p>123.32</text:p>
          </table:table-cell>
          <table:table-cell table:formula="of:=[.D288]/[.D287]-1" office:value-type="float" office:value="-0.00105305791818555">
            <text:p>-0.001053057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09">
            <text:p>4/9/2008</text:p>
          </table:table-cell>
          <table:table-cell table:style-name="Blue" office:value-type="float" office:value="6.26">
            <text:p>6.26</text:p>
          </table:table-cell>
          <table:table-cell table:style-name="ce9" table:formula="of:=[.B289]/[.B288]-1" office:value-type="float" office:value="0.0381426202321724">
            <text:p>0.0381</text:p>
          </table:table-cell>
          <table:table-cell table:style-name="Default" office:value-type="float" office:value="122.43">
            <text:p>122.43</text:p>
          </table:table-cell>
          <table:table-cell table:formula="of:=[.D289]/[.D288]-1" office:value-type="float" office:value="-0.00721699643204665">
            <text:p>-0.007216996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10">
            <text:p>4/10/2008</text:p>
          </table:table-cell>
          <table:table-cell table:style-name="Blue" office:value-type="float" office:value="6.27">
            <text:p>6.27</text:p>
          </table:table-cell>
          <table:table-cell table:style-name="ce9" table:formula="of:=[.B290]/[.B289]-1" office:value-type="float" office:value="0.00159744408945683">
            <text:p>0.0016</text:p>
          </table:table-cell>
          <table:table-cell table:style-name="Default" office:value-type="float" office:value="122.6">
            <text:p>122.6</text:p>
          </table:table-cell>
          <table:table-cell table:formula="of:=[.D290]/[.D289]-1" office:value-type="float" office:value="0.00138854855835979">
            <text:p>0.001388548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11">
            <text:p>4/11/2008</text:p>
          </table:table-cell>
          <table:table-cell table:style-name="Blue" office:value-type="float" office:value="6.01">
            <text:p>6.01</text:p>
          </table:table-cell>
          <table:table-cell table:style-name="ce9" table:formula="of:=[.B291]/[.B290]-1" office:value-type="float" office:value="-0.0414673046251993">
            <text:p>-0.0415</text:p>
          </table:table-cell>
          <table:table-cell table:style-name="Default" office:value-type="float" office:value="120.22">
            <text:p>120.22</text:p>
          </table:table-cell>
          <table:table-cell table:formula="of:=[.D291]/[.D290]-1" office:value-type="float" office:value="-0.0194127243066884">
            <text:p>-0.019412724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14">
            <text:p>4/14/2008</text:p>
          </table:table-cell>
          <table:table-cell table:style-name="Blue" office:value-type="float" office:value="5.86">
            <text:p>5.86</text:p>
          </table:table-cell>
          <table:table-cell table:style-name="ce9" table:formula="of:=[.B292]/[.B291]-1" office:value-type="float" office:value="-0.0249584026622295">
            <text:p>-0.0250</text:p>
          </table:table-cell>
          <table:table-cell table:style-name="Default" office:value-type="float" office:value="119.82">
            <text:p>119.82</text:p>
          </table:table-cell>
          <table:table-cell table:formula="of:=[.D292]/[.D291]-1" office:value-type="float" office:value="-0.0033272334054234">
            <text:p>-0.003327233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15">
            <text:p>4/15/2008</text:p>
          </table:table-cell>
          <table:table-cell table:style-name="Blue" office:value-type="float" office:value="5.78">
            <text:p>5.78</text:p>
          </table:table-cell>
          <table:table-cell table:style-name="ce9" table:formula="of:=[.B293]/[.B292]-1" office:value-type="float" office:value="-0.0136518771331058">
            <text:p>-0.0137</text:p>
          </table:table-cell>
          <table:table-cell table:style-name="Default" office:value-type="float" office:value="120.1">
            <text:p>120.1</text:p>
          </table:table-cell>
          <table:table-cell table:formula="of:=[.D293]/[.D292]-1" office:value-type="float" office:value="0.00233683859122014">
            <text:p>0.002336838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16">
            <text:p>4/16/2008</text:p>
          </table:table-cell>
          <table:table-cell table:style-name="Blue" office:value-type="float" office:value="6.07">
            <text:p>6.07</text:p>
          </table:table-cell>
          <table:table-cell table:style-name="ce9" table:formula="of:=[.B294]/[.B293]-1" office:value-type="float" office:value="0.0501730103806228">
            <text:p>0.0502</text:p>
          </table:table-cell>
          <table:table-cell table:style-name="Default" office:value-type="float" office:value="123.35">
            <text:p>123.35</text:p>
          </table:table-cell>
          <table:table-cell table:formula="of:=[.D294]/[.D293]-1" office:value-type="float" office:value="0.0270607826810991">
            <text:p>0.027060782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17">
            <text:p>4/17/2008</text:p>
          </table:table-cell>
          <table:table-cell table:style-name="Blue" office:value-type="float" office:value="6.19">
            <text:p>6.19</text:p>
          </table:table-cell>
          <table:table-cell table:style-name="ce9" table:formula="of:=[.B295]/[.B294]-1" office:value-type="float" office:value="0.0197693574958815">
            <text:p>0.0198</text:p>
          </table:table-cell>
          <table:table-cell table:style-name="Default" office:value-type="float" office:value="123.53">
            <text:p>123.53</text:p>
          </table:table-cell>
          <table:table-cell table:formula="of:=[.D295]/[.D294]-1" office:value-type="float" office:value="0.00145926226185655">
            <text:p>0.001459262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18">
            <text:p>4/18/2008</text:p>
          </table:table-cell>
          <table:table-cell table:style-name="Blue" office:value-type="float" office:value="6.11">
            <text:p>6.11</text:p>
          </table:table-cell>
          <table:table-cell table:style-name="ce9" table:formula="of:=[.B296]/[.B295]-1" office:value-type="float" office:value="-0.0129240710823909">
            <text:p>-0.0129</text:p>
          </table:table-cell>
          <table:table-cell table:style-name="Default" office:value-type="float" office:value="124.82">
            <text:p>124.82</text:p>
          </table:table-cell>
          <table:table-cell table:formula="of:=[.D296]/[.D295]-1" office:value-type="float" office:value="0.0104428074152028">
            <text:p>0.010442807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21">
            <text:p>4/21/2008</text:p>
          </table:table-cell>
          <table:table-cell table:style-name="Blue" office:value-type="float" office:value="6.14">
            <text:p>6.14</text:p>
          </table:table-cell>
          <table:table-cell table:style-name="ce9" table:formula="of:=[.B297]/[.B296]-1" office:value-type="float" office:value="0.00490998363338768">
            <text:p>0.0049</text:p>
          </table:table-cell>
          <table:table-cell table:style-name="Default" office:value-type="float" office:value="124.88">
            <text:p>124.88</text:p>
          </table:table-cell>
          <table:table-cell table:formula="of:=[.D297]/[.D296]-1" office:value-type="float" office:value="0.000480692196763277">
            <text:p>0.000480692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22">
            <text:p>4/22/2008</text:p>
          </table:table-cell>
          <table:table-cell table:style-name="Blue" office:value-type="float" office:value="5.96">
            <text:p>5.96</text:p>
          </table:table-cell>
          <table:table-cell table:style-name="ce9" table:formula="of:=[.B298]/[.B297]-1" office:value-type="float" office:value="-0.029315960912052">
            <text:p>-0.0293</text:p>
          </table:table-cell>
          <table:table-cell table:style-name="Default" office:value-type="float" office:value="124.33">
            <text:p>124.33</text:p>
          </table:table-cell>
          <table:table-cell table:formula="of:=[.D298]/[.D297]-1" office:value-type="float" office:value="-0.00440422805893659">
            <text:p>-0.004404228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23">
            <text:p>4/23/2008</text:p>
          </table:table-cell>
          <table:table-cell table:style-name="Blue" office:value-type="float" office:value="5.92">
            <text:p>5.92</text:p>
          </table:table-cell>
          <table:table-cell table:style-name="ce9" table:formula="of:=[.B299]/[.B298]-1" office:value-type="float" office:value="-0.00671140939597315">
            <text:p>-0.0067</text:p>
          </table:table-cell>
          <table:table-cell table:style-name="Default" office:value-type="float" office:value="124.13">
            <text:p>124.13</text:p>
          </table:table-cell>
          <table:table-cell table:formula="of:=[.D299]/[.D298]-1" office:value-type="float" office:value="-0.00160862221507285">
            <text:p>-0.001608622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24">
            <text:p>4/24/2008</text:p>
          </table:table-cell>
          <table:table-cell table:style-name="Blue" office:value-type="float" office:value="6.03">
            <text:p>6.03</text:p>
          </table:table-cell>
          <table:table-cell table:style-name="ce9" table:formula="of:=[.B300]/[.B299]-1" office:value-type="float" office:value="0.0185810810810811">
            <text:p>0.0186</text:p>
          </table:table-cell>
          <table:table-cell table:style-name="Default" office:value-type="float" office:value="124.67">
            <text:p>124.67</text:p>
          </table:table-cell>
          <table:table-cell table:formula="of:=[.D300]/[.D299]-1" office:value-type="float" office:value="0.00435027793442355">
            <text:p>0.004350277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25">
            <text:p>4/25/2008</text:p>
          </table:table-cell>
          <table:table-cell table:style-name="Blue" office:value-type="float" office:value="6.06">
            <text:p>6.06</text:p>
          </table:table-cell>
          <table:table-cell table:style-name="ce9" table:formula="of:=[.B301]/[.B300]-1" office:value-type="float" office:value="0.00497512437810932">
            <text:p>0.0050</text:p>
          </table:table-cell>
          <table:table-cell table:style-name="Default" office:value-type="float" office:value="125.83">
            <text:p>125.83</text:p>
          </table:table-cell>
          <table:table-cell table:formula="of:=[.D301]/[.D300]-1" office:value-type="float" office:value="0.00930456404908964">
            <text:p>0.00930456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28">
            <text:p>4/28/2008</text:p>
          </table:table-cell>
          <table:table-cell table:style-name="Blue" office:value-type="float" office:value="6">
            <text:p>6</text:p>
          </table:table-cell>
          <table:table-cell table:style-name="ce9" table:formula="of:=[.B302]/[.B301]-1" office:value-type="float" office:value="-0.0099009900990098">
            <text:p>-0.0099</text:p>
          </table:table-cell>
          <table:table-cell table:style-name="Default" office:value-type="float" office:value="125.85">
            <text:p>125.85</text:p>
          </table:table-cell>
          <table:table-cell table:formula="of:=[.D302]/[.D301]-1" office:value-type="float" office:value="0.000158944607804079">
            <text:p>0.000158944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29">
            <text:p>4/29/2008</text:p>
          </table:table-cell>
          <table:table-cell table:style-name="Blue" office:value-type="float" office:value="6.02">
            <text:p>6.02</text:p>
          </table:table-cell>
          <table:table-cell table:style-name="ce9" table:formula="of:=[.B303]/[.B302]-1" office:value-type="float" office:value="0.00333333333333319">
            <text:p>0.0033</text:p>
          </table:table-cell>
          <table:table-cell table:style-name="Default" office:value-type="float" office:value="125.36">
            <text:p>125.36</text:p>
          </table:table-cell>
          <table:table-cell table:formula="of:=[.D303]/[.D302]-1" office:value-type="float" office:value="-0.00389352403655141">
            <text:p>-0.00389352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4-30">
            <text:p>4/30/2008</text:p>
          </table:table-cell>
          <table:table-cell table:style-name="Blue" office:value-type="float" office:value="5.96">
            <text:p>5.96</text:p>
          </table:table-cell>
          <table:table-cell table:style-name="ce9" table:formula="of:=[.B304]/[.B303]-1" office:value-type="float" office:value="-0.00996677740863783">
            <text:p>-0.0100</text:p>
          </table:table-cell>
          <table:table-cell table:style-name="Default" office:value-type="float" office:value="124.62">
            <text:p>124.62</text:p>
          </table:table-cell>
          <table:table-cell table:formula="of:=[.D304]/[.D303]-1" office:value-type="float" office:value="-0.00590299936183791">
            <text:p>-0.005902999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01">
            <text:p>5/1/2008</text:p>
          </table:table-cell>
          <table:table-cell table:style-name="Blue" office:value-type="float" office:value="6.22">
            <text:p>6.22</text:p>
          </table:table-cell>
          <table:table-cell table:style-name="ce9" table:formula="of:=[.B305]/[.B304]-1" office:value-type="float" office:value="0.0436241610738255">
            <text:p>0.0436</text:p>
          </table:table-cell>
          <table:table-cell table:style-name="Default" office:value-type="float" office:value="127.2">
            <text:p>127.2</text:p>
          </table:table-cell>
          <table:table-cell table:formula="of:=[.D305]/[.D304]-1" office:value-type="float" office:value="0.0207029369282619">
            <text:p>0.020702936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02">
            <text:p>5/2/2008</text:p>
          </table:table-cell>
          <table:table-cell table:style-name="Blue" office:value-type="float" office:value="6.16">
            <text:p>6.16</text:p>
          </table:table-cell>
          <table:table-cell table:style-name="ce9" table:formula="of:=[.B306]/[.B305]-1" office:value-type="float" office:value="-0.00964630225080376">
            <text:p>-0.0096</text:p>
          </table:table-cell>
          <table:table-cell table:style-name="Default" office:value-type="float" office:value="127.55">
            <text:p>127.55</text:p>
          </table:table-cell>
          <table:table-cell table:formula="of:=[.D306]/[.D305]-1" office:value-type="float" office:value="0.00275157232704393">
            <text:p>0.002751572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05">
            <text:p>5/5/2008</text:p>
          </table:table-cell>
          <table:table-cell table:style-name="Blue" office:value-type="float" office:value="6.53">
            <text:p>6.53</text:p>
          </table:table-cell>
          <table:table-cell table:style-name="ce9" table:formula="of:=[.B307]/[.B306]-1" office:value-type="float" office:value="0.0600649350649352">
            <text:p>0.0601</text:p>
          </table:table-cell>
          <table:table-cell table:style-name="Default" office:value-type="float" office:value="126.94">
            <text:p>126.94</text:p>
          </table:table-cell>
          <table:table-cell table:formula="of:=[.D307]/[.D306]-1" office:value-type="float" office:value="-0.00478243825950608">
            <text:p>-0.004782438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06">
            <text:p>5/6/2008</text:p>
          </table:table-cell>
          <table:table-cell table:style-name="Blue" office:value-type="float" office:value="7.12">
            <text:p>7.12</text:p>
          </table:table-cell>
          <table:table-cell table:style-name="ce9" table:formula="of:=[.B308]/[.B307]-1" office:value-type="float" office:value="0.0903522205206737">
            <text:p>0.0904</text:p>
          </table:table-cell>
          <table:table-cell table:style-name="Default" office:value-type="float" office:value="128.04">
            <text:p>128.04</text:p>
          </table:table-cell>
          <table:table-cell table:formula="of:=[.D308]/[.D307]-1" office:value-type="float" office:value="0.00866551126516457">
            <text:p>0.008665511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07">
            <text:p>5/7/2008</text:p>
          </table:table-cell>
          <table:table-cell table:style-name="Blue" office:value-type="float" office:value="6.91">
            <text:p>6.91</text:p>
          </table:table-cell>
          <table:table-cell table:style-name="ce9" table:formula="of:=[.B309]/[.B308]-1" office:value-type="float" office:value="-0.0294943820224719">
            <text:p>-0.0295</text:p>
          </table:table-cell>
          <table:table-cell table:style-name="Default" office:value-type="float" office:value="125.76">
            <text:p>125.76</text:p>
          </table:table-cell>
          <table:table-cell table:formula="of:=[.D309]/[.D308]-1" office:value-type="float" office:value="-0.0178069353327084">
            <text:p>-0.017806935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08">
            <text:p>5/8/2008</text:p>
          </table:table-cell>
          <table:table-cell table:style-name="Blue" office:value-type="float" office:value="6.93">
            <text:p>6.93</text:p>
          </table:table-cell>
          <table:table-cell table:style-name="ce9" table:formula="of:=[.B310]/[.B309]-1" office:value-type="float" office:value="0.00289435600578858">
            <text:p>0.0029</text:p>
          </table:table-cell>
          <table:table-cell table:style-name="Default" office:value-type="float" office:value="125.43">
            <text:p>125.43</text:p>
          </table:table-cell>
          <table:table-cell table:formula="of:=[.D310]/[.D309]-1" office:value-type="float" office:value="-0.00262404580152675">
            <text:p>-0.002624045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09">
            <text:p>5/9/2008</text:p>
          </table:table-cell>
          <table:table-cell table:style-name="Blue" office:value-type="float" office:value="6.94">
            <text:p>6.94</text:p>
          </table:table-cell>
          <table:table-cell table:style-name="ce9" table:formula="of:=[.B311]/[.B310]-1" office:value-type="float" office:value="0.00144300144300158">
            <text:p>0.0014</text:p>
          </table:table-cell>
          <table:table-cell table:style-name="Default" office:value-type="float" office:value="125.2">
            <text:p>125.2</text:p>
          </table:table-cell>
          <table:table-cell table:formula="of:=[.D311]/[.D310]-1" office:value-type="float" office:value="-0.00183369209917883">
            <text:p>-0.001833692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12">
            <text:p>5/12/2008</text:p>
          </table:table-cell>
          <table:table-cell table:style-name="Blue" office:value-type="float" office:value="7.16">
            <text:p>7.16</text:p>
          </table:table-cell>
          <table:table-cell table:style-name="ce9" table:formula="of:=[.B312]/[.B311]-1" office:value-type="float" office:value="0.0317002881844379">
            <text:p>0.0317</text:p>
          </table:table-cell>
          <table:table-cell table:style-name="Default" office:value-type="float" office:value="126.6">
            <text:p>126.6</text:p>
          </table:table-cell>
          <table:table-cell table:formula="of:=[.D312]/[.D311]-1" office:value-type="float" office:value="0.0111821086261981">
            <text:p>0.011182108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13">
            <text:p>5/13/2008</text:p>
          </table:table-cell>
          <table:table-cell table:style-name="Blue" office:value-type="float" office:value="7.19">
            <text:p>7.19</text:p>
          </table:table-cell>
          <table:table-cell table:style-name="ce9" table:formula="of:=[.B313]/[.B312]-1" office:value-type="float" office:value="0.00418994413407825">
            <text:p>0.0042</text:p>
          </table:table-cell>
          <table:table-cell table:style-name="Default" office:value-type="float" office:value="126.62">
            <text:p>126.62</text:p>
          </table:table-cell>
          <table:table-cell table:formula="of:=[.D313]/[.D312]-1" office:value-type="float" office:value="0.000157977883096461">
            <text:p>0.000157977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14">
            <text:p>5/14/2008</text:p>
          </table:table-cell>
          <table:table-cell table:style-name="Blue" office:value-type="float" office:value="7.16">
            <text:p>7.16</text:p>
          </table:table-cell>
          <table:table-cell table:style-name="ce9" table:formula="of:=[.B314]/[.B313]-1" office:value-type="float" office:value="-0.00417246175243402">
            <text:p>-0.0042</text:p>
          </table:table-cell>
          <table:table-cell table:style-name="Default" office:value-type="float" office:value="126.88">
            <text:p>126.88</text:p>
          </table:table-cell>
          <table:table-cell table:formula="of:=[.D314]/[.D313]-1" office:value-type="float" office:value="0.00205338809034905">
            <text:p>0.002053388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15">
            <text:p>5/15/2008</text:p>
          </table:table-cell>
          <table:table-cell table:style-name="Blue" office:value-type="float" office:value="7.41">
            <text:p>7.41</text:p>
          </table:table-cell>
          <table:table-cell table:style-name="ce9" table:formula="of:=[.B315]/[.B314]-1" office:value-type="float" office:value="0.0349162011173185">
            <text:p>0.0349</text:p>
          </table:table-cell>
          <table:table-cell table:style-name="Default" office:value-type="float" office:value="128.47">
            <text:p>128.47</text:p>
          </table:table-cell>
          <table:table-cell table:formula="of:=[.D315]/[.D314]-1" office:value-type="float" office:value="0.012531525851198">
            <text:p>0.012531525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16">
            <text:p>5/16/2008</text:p>
          </table:table-cell>
          <table:table-cell table:style-name="Blue" office:value-type="float" office:value="7.26">
            <text:p>7.26</text:p>
          </table:table-cell>
          <table:table-cell table:style-name="ce9" table:formula="of:=[.B316]/[.B315]-1" office:value-type="float" office:value="-0.0202429149797572">
            <text:p>-0.0202</text:p>
          </table:table-cell>
          <table:table-cell table:style-name="Default" office:value-type="float" office:value="128.59">
            <text:p>128.59</text:p>
          </table:table-cell>
          <table:table-cell table:formula="of:=[.D316]/[.D315]-1" office:value-type="float" office:value="0.00093407021094416">
            <text:p>0.000934070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19">
            <text:p>5/19/2008</text:p>
          </table:table-cell>
          <table:table-cell table:style-name="Blue" office:value-type="float" office:value="7.1">
            <text:p>7.1</text:p>
          </table:table-cell>
          <table:table-cell table:style-name="ce9" table:formula="of:=[.B317]/[.B316]-1" office:value-type="float" office:value="-0.0220385674931129">
            <text:p>-0.0220</text:p>
          </table:table-cell>
          <table:table-cell table:style-name="Default" office:value-type="float" office:value="128.94">
            <text:p>128.94</text:p>
          </table:table-cell>
          <table:table-cell table:formula="of:=[.D317]/[.D316]-1" office:value-type="float" office:value="0.00272182906913443">
            <text:p>0.002721829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20">
            <text:p>5/20/2008</text:p>
          </table:table-cell>
          <table:table-cell table:style-name="Blue" office:value-type="float" office:value="7.12">
            <text:p>7.12</text:p>
          </table:table-cell>
          <table:table-cell table:style-name="ce9" table:formula="of:=[.B318]/[.B317]-1" office:value-type="float" office:value="0.0028169014084507">
            <text:p>0.0028</text:p>
          </table:table-cell>
          <table:table-cell table:style-name="Default" office:value-type="float" office:value="127.89">
            <text:p>127.89</text:p>
          </table:table-cell>
          <table:table-cell table:formula="of:=[.D318]/[.D317]-1" office:value-type="float" office:value="-0.00814332247557004">
            <text:p>-0.008143322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21">
            <text:p>5/21/2008</text:p>
          </table:table-cell>
          <table:table-cell table:style-name="Blue" office:value-type="float" office:value="7.08">
            <text:p>7.08</text:p>
          </table:table-cell>
          <table:table-cell table:style-name="ce9" table:formula="of:=[.B319]/[.B318]-1" office:value-type="float" office:value="-0.0056179775280899">
            <text:p>-0.0056</text:p>
          </table:table-cell>
          <table:table-cell table:style-name="Default" office:value-type="float" office:value="125.73">
            <text:p>125.73</text:p>
          </table:table-cell>
          <table:table-cell table:formula="of:=[.D319]/[.D318]-1" office:value-type="float" office:value="-0.0168895144264603">
            <text:p>-0.016889514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22">
            <text:p>5/22/2008</text:p>
          </table:table-cell>
          <table:table-cell table:style-name="Blue" office:value-type="float" office:value="7.07">
            <text:p>7.07</text:p>
          </table:table-cell>
          <table:table-cell table:style-name="ce9" table:formula="of:=[.B320]/[.B319]-1" office:value-type="float" office:value="-0.00141242937853103">
            <text:p>-0.0014</text:p>
          </table:table-cell>
          <table:table-cell table:style-name="Default" office:value-type="float" office:value="125.75">
            <text:p>125.75</text:p>
          </table:table-cell>
          <table:table-cell table:formula="of:=[.D320]/[.D319]-1" office:value-type="float" office:value="0.00015907102521262">
            <text:p>0.00015907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23">
            <text:p>5/23/2008</text:p>
          </table:table-cell>
          <table:table-cell table:style-name="Blue" office:value-type="float" office:value="6.88">
            <text:p>6.88</text:p>
          </table:table-cell>
          <table:table-cell table:style-name="ce9" table:formula="of:=[.B321]/[.B320]-1" office:value-type="float" office:value="-0.0268741159830269">
            <text:p>-0.0269</text:p>
          </table:table-cell>
          <table:table-cell table:style-name="Default" office:value-type="float" office:value="124.06">
            <text:p>124.06</text:p>
          </table:table-cell>
          <table:table-cell table:formula="of:=[.D321]/[.D320]-1" office:value-type="float" office:value="-0.0134393638170974">
            <text:p>-0.013439363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27">
            <text:p>5/27/2008</text:p>
          </table:table-cell>
          <table:table-cell table:style-name="Blue" office:value-type="float" office:value="6.92">
            <text:p>6.92</text:p>
          </table:table-cell>
          <table:table-cell table:style-name="ce9" table:formula="of:=[.B322]/[.B321]-1" office:value-type="float" office:value="0.0058139534883721">
            <text:p>0.0058</text:p>
          </table:table-cell>
          <table:table-cell table:style-name="Default" office:value-type="float" office:value="124.98">
            <text:p>124.98</text:p>
          </table:table-cell>
          <table:table-cell table:formula="of:=[.D322]/[.D321]-1" office:value-type="float" office:value="0.00741576656456555">
            <text:p>0.007415766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28">
            <text:p>5/28/2008</text:p>
          </table:table-cell>
          <table:table-cell table:style-name="Blue" office:value-type="float" office:value="6.82">
            <text:p>6.82</text:p>
          </table:table-cell>
          <table:table-cell table:style-name="ce9" table:formula="of:=[.B323]/[.B322]-1" office:value-type="float" office:value="-0.014450867052023">
            <text:p>-0.0145</text:p>
          </table:table-cell>
          <table:table-cell table:style-name="Default" office:value-type="float" office:value="125.56">
            <text:p>125.56</text:p>
          </table:table-cell>
          <table:table-cell table:formula="of:=[.D323]/[.D322]-1" office:value-type="float" office:value="0.00464074251880309">
            <text:p>0.004640742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29">
            <text:p>5/29/2008</text:p>
          </table:table-cell>
          <table:table-cell table:style-name="Blue" office:value-type="float" office:value="6.77">
            <text:p>6.77</text:p>
          </table:table-cell>
          <table:table-cell table:style-name="ce9" table:formula="of:=[.B324]/[.B323]-1" office:value-type="float" office:value="-0.00733137829912034">
            <text:p>-0.0073</text:p>
          </table:table-cell>
          <table:table-cell table:style-name="Default" office:value-type="float" office:value="126.19">
            <text:p>126.19</text:p>
          </table:table-cell>
          <table:table-cell table:formula="of:=[.D324]/[.D323]-1" office:value-type="float" office:value="0.00501752150366364">
            <text:p>0.005017521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5-30">
            <text:p>5/30/2008</text:p>
          </table:table-cell>
          <table:table-cell table:style-name="Blue" office:value-type="float" office:value="6.88">
            <text:p>6.88</text:p>
          </table:table-cell>
          <table:table-cell table:style-name="ce9" table:formula="of:=[.B325]/[.B324]-1" office:value-type="float" office:value="0.016248153618907">
            <text:p>0.0162</text:p>
          </table:table-cell>
          <table:table-cell table:style-name="Default" office:value-type="float" office:value="126.5">
            <text:p>126.5</text:p>
          </table:table-cell>
          <table:table-cell table:formula="of:=[.D325]/[.D324]-1" office:value-type="float" office:value="0.00245661304382283">
            <text:p>0.00245661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02">
            <text:p>6/2/2008</text:p>
          </table:table-cell>
          <table:table-cell table:style-name="Blue" office:value-type="float" office:value="6.8">
            <text:p>6.8</text:p>
          </table:table-cell>
          <table:table-cell table:style-name="ce9" table:formula="of:=[.B326]/[.B325]-1" office:value-type="float" office:value="-0.0116279069767442">
            <text:p>-0.0116</text:p>
          </table:table-cell>
          <table:table-cell table:style-name="Default" office:value-type="float" office:value="125.2">
            <text:p>125.2</text:p>
          </table:table-cell>
          <table:table-cell table:formula="of:=[.D326]/[.D325]-1" office:value-type="float" office:value="-0.0102766798418972">
            <text:p>-0.010276679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03">
            <text:p>6/3/2008</text:p>
          </table:table-cell>
          <table:table-cell table:style-name="Blue" office:value-type="float" office:value="6.81">
            <text:p>6.81</text:p>
          </table:table-cell>
          <table:table-cell table:style-name="ce9" table:formula="of:=[.B327]/[.B326]-1" office:value-type="float" office:value="0.00147058823529411">
            <text:p>0.0015</text:p>
          </table:table-cell>
          <table:table-cell table:style-name="Default" office:value-type="float" office:value="124.47">
            <text:p>124.47</text:p>
          </table:table-cell>
          <table:table-cell table:formula="of:=[.D327]/[.D326]-1" office:value-type="float" office:value="-0.00583067092651757">
            <text:p>-0.005830670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04">
            <text:p>6/4/2008</text:p>
          </table:table-cell>
          <table:table-cell table:style-name="Blue" office:value-type="float" office:value="7.19">
            <text:p>7.19</text:p>
          </table:table-cell>
          <table:table-cell table:style-name="ce9" table:formula="of:=[.B328]/[.B327]-1" office:value-type="float" office:value="0.0558002936857562">
            <text:p>0.0558</text:p>
          </table:table-cell>
          <table:table-cell table:style-name="Default" office:value-type="float" office:value="124.4">
            <text:p>124.4</text:p>
          </table:table-cell>
          <table:table-cell table:formula="of:=[.D328]/[.D327]-1" office:value-type="float" office:value="-0.000562384510323755">
            <text:p>-0.000562384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05">
            <text:p>6/5/2008</text:p>
          </table:table-cell>
          <table:table-cell table:style-name="Blue" office:value-type="float" office:value="7.78">
            <text:p>7.78</text:p>
          </table:table-cell>
          <table:table-cell table:style-name="ce9" table:formula="of:=[.B329]/[.B328]-1" office:value-type="float" office:value="0.082058414464534">
            <text:p>0.0821</text:p>
          </table:table-cell>
          <table:table-cell table:style-name="Default" office:value-type="float" office:value="126.89">
            <text:p>126.89</text:p>
          </table:table-cell>
          <table:table-cell table:formula="of:=[.D329]/[.D328]-1" office:value-type="float" office:value="0.0200160771704179">
            <text:p>0.020016077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06">
            <text:p>6/6/2008</text:p>
          </table:table-cell>
          <table:table-cell table:style-name="Blue" office:value-type="float" office:value="7.43">
            <text:p>7.43</text:p>
          </table:table-cell>
          <table:table-cell table:style-name="ce9" table:formula="of:=[.B330]/[.B329]-1" office:value-type="float" office:value="-0.044987146529563">
            <text:p>-0.0450</text:p>
          </table:table-cell>
          <table:table-cell table:style-name="Default" office:value-type="float" office:value="122.84">
            <text:p>122.84</text:p>
          </table:table-cell>
          <table:table-cell table:formula="of:=[.D330]/[.D329]-1" office:value-type="float" office:value="-0.0319174087792576">
            <text:p>-0.031917408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09">
            <text:p>6/9/2008</text:p>
          </table:table-cell>
          <table:table-cell table:style-name="Blue" office:value-type="float" office:value="7.68">
            <text:p>7.68</text:p>
          </table:table-cell>
          <table:table-cell table:style-name="ce9" table:formula="of:=[.B331]/[.B330]-1" office:value-type="float" office:value="0.0336473755047106">
            <text:p>0.0336</text:p>
          </table:table-cell>
          <table:table-cell table:style-name="Default" office:value-type="float" office:value="123.14">
            <text:p>123.14</text:p>
          </table:table-cell>
          <table:table-cell table:formula="of:=[.D331]/[.D330]-1" office:value-type="float" office:value="0.00244220123738192">
            <text:p>0.002442201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10">
            <text:p>6/10/2008</text:p>
          </table:table-cell>
          <table:table-cell table:style-name="Blue" office:value-type="float" office:value="7.43">
            <text:p>7.43</text:p>
          </table:table-cell>
          <table:table-cell table:style-name="ce9" table:formula="of:=[.B332]/[.B331]-1" office:value-type="float" office:value="-0.0325520833333334">
            <text:p>-0.0326</text:p>
          </table:table-cell>
          <table:table-cell table:style-name="Default" office:value-type="float" office:value="122.53">
            <text:p>122.53</text:p>
          </table:table-cell>
          <table:table-cell table:formula="of:=[.D332]/[.D331]-1" office:value-type="float" office:value="-0.00495371122299826">
            <text:p>-0.004953711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11">
            <text:p>6/11/2008</text:p>
          </table:table-cell>
          <table:table-cell table:style-name="Blue" office:value-type="float" office:value="6.96">
            <text:p>6.96</text:p>
          </table:table-cell>
          <table:table-cell table:style-name="ce9" table:formula="of:=[.B333]/[.B332]-1" office:value-type="float" office:value="-0.0632570659488559">
            <text:p>-0.0633</text:p>
          </table:table-cell>
          <table:table-cell table:style-name="Default" office:value-type="float" office:value="120.73">
            <text:p>120.73</text:p>
          </table:table-cell>
          <table:table-cell table:formula="of:=[.D333]/[.D332]-1" office:value-type="float" office:value="-0.0146902799314453">
            <text:p>-0.014690279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12">
            <text:p>6/12/2008</text:p>
          </table:table-cell>
          <table:table-cell table:style-name="Blue" office:value-type="float" office:value="7.14">
            <text:p>7.14</text:p>
          </table:table-cell>
          <table:table-cell table:style-name="ce9" table:formula="of:=[.B334]/[.B333]-1" office:value-type="float" office:value="0.0258620689655171">
            <text:p>0.0259</text:p>
          </table:table-cell>
          <table:table-cell table:style-name="Default" office:value-type="float" office:value="121.19">
            <text:p>121.19</text:p>
          </table:table-cell>
          <table:table-cell table:formula="of:=[.D334]/[.D333]-1" office:value-type="float" office:value="0.00381015489107916">
            <text:p>0.003810154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13">
            <text:p>6/13/2008</text:p>
          </table:table-cell>
          <table:table-cell table:style-name="Blue" office:value-type="float" office:value="7.52">
            <text:p>7.52</text:p>
          </table:table-cell>
          <table:table-cell table:style-name="ce9" table:formula="of:=[.B335]/[.B334]-1" office:value-type="float" office:value="0.0532212885154062">
            <text:p>0.0532</text:p>
          </table:table-cell>
          <table:table-cell table:style-name="Default" office:value-type="float" office:value="122.72">
            <text:p>122.72</text:p>
          </table:table-cell>
          <table:table-cell table:formula="of:=[.D335]/[.D334]-1" office:value-type="float" office:value="0.0126248040267349">
            <text:p>0.01262480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16">
            <text:p>6/16/2008</text:p>
          </table:table-cell>
          <table:table-cell table:style-name="Blue" office:value-type="float" office:value="7.71">
            <text:p>7.71</text:p>
          </table:table-cell>
          <table:table-cell table:style-name="ce9" table:formula="of:=[.B336]/[.B335]-1" office:value-type="float" office:value="0.0252659574468086">
            <text:p>0.0253</text:p>
          </table:table-cell>
          <table:table-cell table:style-name="Default" office:value-type="float" office:value="122.79">
            <text:p>122.79</text:p>
          </table:table-cell>
          <table:table-cell table:formula="of:=[.D336]/[.D335]-1" office:value-type="float" office:value="0.000570404172099082">
            <text:p>0.000570404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17">
            <text:p>6/17/2008</text:p>
          </table:table-cell>
          <table:table-cell table:style-name="Blue" office:value-type="float" office:value="7.72">
            <text:p>7.72</text:p>
          </table:table-cell>
          <table:table-cell table:style-name="ce9" table:formula="of:=[.B337]/[.B336]-1" office:value-type="float" office:value="0.00129701686121919">
            <text:p>0.0013</text:p>
          </table:table-cell>
          <table:table-cell table:style-name="Default" office:value-type="float" office:value="122.2">
            <text:p>122.2</text:p>
          </table:table-cell>
          <table:table-cell table:formula="of:=[.D337]/[.D336]-1" office:value-type="float" office:value="-0.00480495154328531">
            <text:p>-0.004804951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18">
            <text:p>6/18/2008</text:p>
          </table:table-cell>
          <table:table-cell table:style-name="Blue" office:value-type="float" office:value="7.29">
            <text:p>7.29</text:p>
          </table:table-cell>
          <table:table-cell table:style-name="ce9" table:formula="of:=[.B338]/[.B337]-1" office:value-type="float" office:value="-0.055699481865285">
            <text:p>-0.0557</text:p>
          </table:table-cell>
          <table:table-cell table:style-name="Default" office:value-type="float" office:value="121.01">
            <text:p>121.01</text:p>
          </table:table-cell>
          <table:table-cell table:formula="of:=[.D338]/[.D337]-1" office:value-type="float" office:value="-0.00973813420621927">
            <text:p>-0.009738134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19">
            <text:p>6/19/2008</text:p>
          </table:table-cell>
          <table:table-cell table:style-name="Blue" office:value-type="float" office:value="7.33">
            <text:p>7.33</text:p>
          </table:table-cell>
          <table:table-cell table:style-name="ce9" table:formula="of:=[.B339]/[.B338]-1" office:value-type="float" office:value="0.00548696844993146">
            <text:p>0.0055</text:p>
          </table:table-cell>
          <table:table-cell table:style-name="Default" office:value-type="float" office:value="121.16">
            <text:p>121.16</text:p>
          </table:table-cell>
          <table:table-cell table:formula="of:=[.D339]/[.D338]-1" office:value-type="float" office:value="0.0012395669779357">
            <text:p>0.00123956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20">
            <text:p>6/20/2008</text:p>
          </table:table-cell>
          <table:table-cell table:style-name="Blue" office:value-type="float" office:value="6.99">
            <text:p>6.99</text:p>
          </table:table-cell>
          <table:table-cell table:style-name="ce9" table:formula="of:=[.B340]/[.B339]-1" office:value-type="float" office:value="-0.0463847203274216">
            <text:p>-0.0464</text:p>
          </table:table-cell>
          <table:table-cell table:style-name="Default" office:value-type="float" office:value="119.19">
            <text:p>119.19</text:p>
          </table:table-cell>
          <table:table-cell table:formula="of:=[.D340]/[.D339]-1" office:value-type="float" office:value="-0.01625949158138">
            <text:p>-0.016259491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23">
            <text:p>6/23/2008</text:p>
          </table:table-cell>
          <table:table-cell table:style-name="Blue" office:value-type="float" office:value="6.55">
            <text:p>6.55</text:p>
          </table:table-cell>
          <table:table-cell table:style-name="ce9" table:formula="of:=[.B341]/[.B340]-1" office:value-type="float" office:value="-0.0629470672389127">
            <text:p>-0.0629</text:p>
          </table:table-cell>
          <table:table-cell table:style-name="Default" office:value-type="float" office:value="119.07">
            <text:p>119.07</text:p>
          </table:table-cell>
          <table:table-cell table:formula="of:=[.D341]/[.D340]-1" office:value-type="float" office:value="-0.00100679587213692">
            <text:p>-0.001006795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24">
            <text:p>6/24/2008</text:p>
          </table:table-cell>
          <table:table-cell table:style-name="Blue" office:value-type="float" office:value="6.24">
            <text:p>6.24</text:p>
          </table:table-cell>
          <table:table-cell table:style-name="ce9" table:formula="of:=[.B342]/[.B341]-1" office:value-type="float" office:value="-0.0473282442748091">
            <text:p>-0.0473</text:p>
          </table:table-cell>
          <table:table-cell table:style-name="Default" office:value-type="float" office:value="118.84">
            <text:p>118.84</text:p>
          </table:table-cell>
          <table:table-cell table:formula="of:=[.D342]/[.D341]-1" office:value-type="float" office:value="-0.00193163685227171">
            <text:p>-0.001931636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25">
            <text:p>6/25/2008</text:p>
          </table:table-cell>
          <table:table-cell table:style-name="Blue" office:value-type="float" office:value="6.43">
            <text:p>6.43</text:p>
          </table:table-cell>
          <table:table-cell table:style-name="ce9" table:formula="of:=[.B343]/[.B342]-1" office:value-type="float" office:value="0.0304487179487178">
            <text:p>0.0304</text:p>
          </table:table-cell>
          <table:table-cell table:style-name="Default" office:value-type="float" office:value="119.4">
            <text:p>119.4</text:p>
          </table:table-cell>
          <table:table-cell table:formula="of:=[.D343]/[.D342]-1" office:value-type="float" office:value="0.00471221810838096">
            <text:p>0.004712218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26">
            <text:p>6/26/2008</text:p>
          </table:table-cell>
          <table:table-cell table:style-name="Blue" office:value-type="float" office:value="6.13">
            <text:p>6.13</text:p>
          </table:table-cell>
          <table:table-cell table:style-name="ce9" table:formula="of:=[.B344]/[.B343]-1" office:value-type="float" office:value="-0.0466562986003111">
            <text:p>-0.0467</text:p>
          </table:table-cell>
          <table:table-cell table:style-name="Default" office:value-type="float" office:value="116.16">
            <text:p>116.16</text:p>
          </table:table-cell>
          <table:table-cell table:formula="of:=[.D344]/[.D343]-1" office:value-type="float" office:value="-0.0271356783919598">
            <text:p>-0.027135678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27">
            <text:p>6/27/2008</text:p>
          </table:table-cell>
          <table:table-cell table:style-name="Blue" office:value-type="float" office:value="5.95">
            <text:p>5.95</text:p>
          </table:table-cell>
          <table:table-cell table:style-name="ce9" table:formula="of:=[.B345]/[.B344]-1" office:value-type="float" office:value="-0.0293637846655791">
            <text:p>-0.0294</text:p>
          </table:table-cell>
          <table:table-cell table:style-name="Default" office:value-type="float" office:value="115.52">
            <text:p>115.52</text:p>
          </table:table-cell>
          <table:table-cell table:formula="of:=[.D345]/[.D344]-1" office:value-type="float" office:value="-0.00550964187327829">
            <text:p>-0.005509641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6-30">
            <text:p>6/30/2008</text:p>
          </table:table-cell>
          <table:table-cell table:style-name="Blue" office:value-type="float" office:value="5.83">
            <text:p>5.83</text:p>
          </table:table-cell>
          <table:table-cell table:style-name="ce9" table:formula="of:=[.B346]/[.B345]-1" office:value-type="float" office:value="-0.0201680672268908">
            <text:p>-0.0202</text:p>
          </table:table-cell>
          <table:table-cell table:style-name="Default" office:value-type="float" office:value="115.93">
            <text:p>115.93</text:p>
          </table:table-cell>
          <table:table-cell table:formula="of:=[.D346]/[.D345]-1" office:value-type="float" office:value="0.00354916897506929">
            <text:p>0.00354916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01">
            <text:p>7/1/2008</text:p>
          </table:table-cell>
          <table:table-cell table:style-name="Blue" office:value-type="float" office:value="5.65">
            <text:p>5.65</text:p>
          </table:table-cell>
          <table:table-cell table:style-name="ce9" table:formula="of:=[.B347]/[.B346]-1" office:value-type="float" office:value="-0.0308747855917667">
            <text:p>-0.0309</text:p>
          </table:table-cell>
          <table:table-cell table:style-name="Default" office:value-type="float" office:value="116.29">
            <text:p>116.29</text:p>
          </table:table-cell>
          <table:table-cell table:formula="of:=[.D347]/[.D346]-1" office:value-type="float" office:value="0.00310532217717596">
            <text:p>0.003105322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02">
            <text:p>7/2/2008</text:p>
          </table:table-cell>
          <table:table-cell table:style-name="Blue" office:value-type="float" office:value="5.44">
            <text:p>5.44</text:p>
          </table:table-cell>
          <table:table-cell table:style-name="ce9" table:formula="of:=[.B348]/[.B347]-1" office:value-type="float" office:value="-0.0371681415929204">
            <text:p>-0.0372</text:p>
          </table:table-cell>
          <table:table-cell table:style-name="Default" office:value-type="float" office:value="114.3">
            <text:p>114.3</text:p>
          </table:table-cell>
          <table:table-cell table:formula="of:=[.D348]/[.D347]-1" office:value-type="float" office:value="-0.0171123914352052">
            <text:p>-0.017112391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03">
            <text:p>7/3/2008</text:p>
          </table:table-cell>
          <table:table-cell table:style-name="Blue" office:value-type="float" office:value="5.3">
            <text:p>5.3</text:p>
          </table:table-cell>
          <table:table-cell table:style-name="ce9" table:formula="of:=[.B349]/[.B348]-1" office:value-type="float" office:value="-0.0257352941176472">
            <text:p>-0.0257</text:p>
          </table:table-cell>
          <table:table-cell table:style-name="Default" office:value-type="float" office:value="114.42">
            <text:p>114.42</text:p>
          </table:table-cell>
          <table:table-cell table:formula="of:=[.D349]/[.D348]-1" office:value-type="float" office:value="0.00104986876640423">
            <text:p>0.001049868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07">
            <text:p>7/7/2008</text:p>
          </table:table-cell>
          <table:table-cell table:style-name="Blue" office:value-type="float" office:value="5.38">
            <text:p>5.38</text:p>
          </table:table-cell>
          <table:table-cell table:style-name="ce9" table:formula="of:=[.B350]/[.B349]-1" office:value-type="float" office:value="0.0150943396226415">
            <text:p>0.0151</text:p>
          </table:table-cell>
          <table:table-cell table:style-name="Default" office:value-type="float" office:value="113.25">
            <text:p>113.25</text:p>
          </table:table-cell>
          <table:table-cell table:formula="of:=[.D350]/[.D349]-1" office:value-type="float" office:value="-0.0102254850550603">
            <text:p>-0.010225485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08">
            <text:p>7/8/2008</text:p>
          </table:table-cell>
          <table:table-cell table:style-name="Blue" office:value-type="float" office:value="5.53">
            <text:p>5.53</text:p>
          </table:table-cell>
          <table:table-cell table:style-name="ce9" table:formula="of:=[.B351]/[.B350]-1" office:value-type="float" office:value="0.0278810408921935">
            <text:p>0.0279</text:p>
          </table:table-cell>
          <table:table-cell table:style-name="Default" office:value-type="float" office:value="115.26">
            <text:p>115.26</text:p>
          </table:table-cell>
          <table:table-cell table:formula="of:=[.D351]/[.D350]-1" office:value-type="float" office:value="0.017748344370861">
            <text:p>0.017748344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09">
            <text:p>7/9/2008</text:p>
          </table:table-cell>
          <table:table-cell table:style-name="Blue" office:value-type="float" office:value="5.06">
            <text:p>5.06</text:p>
          </table:table-cell>
          <table:table-cell table:style-name="ce9" table:formula="of:=[.B352]/[.B351]-1" office:value-type="float" office:value="-0.08499095840868">
            <text:p>-0.0850</text:p>
          </table:table-cell>
          <table:table-cell table:style-name="Default" office:value-type="float" office:value="113.04">
            <text:p>113.04</text:p>
          </table:table-cell>
          <table:table-cell table:formula="of:=[.D352]/[.D351]-1" office:value-type="float" office:value="-0.019260801665799">
            <text:p>-0.019260801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10">
            <text:p>7/10/2008</text:p>
          </table:table-cell>
          <table:table-cell table:style-name="Blue" office:value-type="float" office:value="4.96">
            <text:p>4.96</text:p>
          </table:table-cell>
          <table:table-cell table:style-name="ce9" table:formula="of:=[.B353]/[.B352]-1" office:value-type="float" office:value="-0.0197628458498023">
            <text:p>-0.0198</text:p>
          </table:table-cell>
          <table:table-cell table:style-name="Default" office:value-type="float" office:value="113.5">
            <text:p>113.5</text:p>
          </table:table-cell>
          <table:table-cell table:formula="of:=[.D353]/[.D352]-1" office:value-type="float" office:value="0.00406935598018388">
            <text:p>0.00406935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11">
            <text:p>7/11/2008</text:p>
          </table:table-cell>
          <table:table-cell table:style-name="Blue" office:value-type="float" office:value="4.84">
            <text:p>4.84</text:p>
          </table:table-cell>
          <table:table-cell table:style-name="ce9" table:formula="of:=[.B354]/[.B353]-1" office:value-type="float" office:value="-0.0241935483870968">
            <text:p>-0.0242</text:p>
          </table:table-cell>
          <table:table-cell table:style-name="Default" office:value-type="float" office:value="112.18">
            <text:p>112.18</text:p>
          </table:table-cell>
          <table:table-cell table:formula="of:=[.D354]/[.D353]-1" office:value-type="float" office:value="-0.0116299559471365">
            <text:p>-0.011629955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14">
            <text:p>7/14/2008</text:p>
          </table:table-cell>
          <table:table-cell table:style-name="Blue" office:value-type="float" office:value="4.82">
            <text:p>4.82</text:p>
          </table:table-cell>
          <table:table-cell table:style-name="ce9" table:formula="of:=[.B355]/[.B354]-1" office:value-type="float" office:value="-0.00413223140495855">
            <text:p>-0.0041</text:p>
          </table:table-cell>
          <table:table-cell table:style-name="Default" office:value-type="float" office:value="111.17">
            <text:p>111.17</text:p>
          </table:table-cell>
          <table:table-cell table:formula="of:=[.D355]/[.D354]-1" office:value-type="float" office:value="-0.00900338741308615">
            <text:p>-0.009003387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15">
            <text:p>7/15/2008</text:p>
          </table:table-cell>
          <table:table-cell table:style-name="Blue" office:value-type="float" office:value="4.72">
            <text:p>4.72</text:p>
          </table:table-cell>
          <table:table-cell table:style-name="ce9" table:formula="of:=[.B356]/[.B355]-1" office:value-type="float" office:value="-0.0207468879668051">
            <text:p>-0.0207</text:p>
          </table:table-cell>
          <table:table-cell table:style-name="Default" office:value-type="float" office:value="109.6">
            <text:p>109.6</text:p>
          </table:table-cell>
          <table:table-cell table:formula="of:=[.D356]/[.D355]-1" office:value-type="float" office:value="-0.0141225150670146">
            <text:p>-0.014122515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16">
            <text:p>7/16/2008</text:p>
          </table:table-cell>
          <table:table-cell table:style-name="Blue" office:value-type="float" office:value="5.06">
            <text:p>5.06</text:p>
          </table:table-cell>
          <table:table-cell table:style-name="ce9" table:formula="of:=[.B357]/[.B356]-1" office:value-type="float" office:value="0.0720338983050848">
            <text:p>0.0720</text:p>
          </table:table-cell>
          <table:table-cell table:style-name="Default" office:value-type="float" office:value="112.29">
            <text:p>112.29</text:p>
          </table:table-cell>
          <table:table-cell table:formula="of:=[.D357]/[.D356]-1" office:value-type="float" office:value="0.024543795620438">
            <text:p>0.024543795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17">
            <text:p>7/17/2008</text:p>
          </table:table-cell>
          <table:table-cell table:style-name="Blue" office:value-type="float" office:value="5.3">
            <text:p>5.3</text:p>
          </table:table-cell>
          <table:table-cell table:style-name="ce9" table:formula="of:=[.B358]/[.B357]-1" office:value-type="float" office:value="0.0474308300395256">
            <text:p>0.0474</text:p>
          </table:table-cell>
          <table:table-cell table:style-name="Default" office:value-type="float" office:value="113.41">
            <text:p>113.41</text:p>
          </table:table-cell>
          <table:table-cell table:formula="of:=[.D358]/[.D357]-1" office:value-type="float" office:value="0.00997417401371448">
            <text:p>0.00997417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18">
            <text:p>7/18/2008</text:p>
          </table:table-cell>
          <table:table-cell table:style-name="Blue" office:value-type="float" office:value="4.65">
            <text:p>4.65</text:p>
          </table:table-cell>
          <table:table-cell table:style-name="ce9" table:formula="of:=[.B359]/[.B358]-1" office:value-type="float" office:value="-0.122641509433962">
            <text:p>-0.1226</text:p>
          </table:table-cell>
          <table:table-cell table:style-name="Default" office:value-type="float" office:value="114.12">
            <text:p>114.12</text:p>
          </table:table-cell>
          <table:table-cell table:formula="of:=[.D359]/[.D358]-1" office:value-type="float" office:value="0.00626047085794901">
            <text:p>0.006260470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21">
            <text:p>7/21/2008</text:p>
          </table:table-cell>
          <table:table-cell table:style-name="Blue" office:value-type="float" office:value="4.59">
            <text:p>4.59</text:p>
          </table:table-cell>
          <table:table-cell table:style-name="ce9" table:formula="of:=[.B360]/[.B359]-1" office:value-type="float" office:value="-0.0129032258064518">
            <text:p>-0.0129</text:p>
          </table:table-cell>
          <table:table-cell table:style-name="Default" office:value-type="float" office:value="114.18">
            <text:p>114.18</text:p>
          </table:table-cell>
          <table:table-cell table:formula="of:=[.D360]/[.D359]-1" office:value-type="float" office:value="0.000525762355415349">
            <text:p>0.000525762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22">
            <text:p>7/22/2008</text:p>
          </table:table-cell>
          <table:table-cell table:style-name="Blue" office:value-type="float" office:value="4.41">
            <text:p>4.41</text:p>
          </table:table-cell>
          <table:table-cell table:style-name="ce9" table:formula="of:=[.B361]/[.B360]-1" office:value-type="float" office:value="-0.0392156862745098">
            <text:p>-0.0392</text:p>
          </table:table-cell>
          <table:table-cell table:style-name="Default" office:value-type="float" office:value="115.48">
            <text:p>115.48</text:p>
          </table:table-cell>
          <table:table-cell table:formula="of:=[.D361]/[.D360]-1" office:value-type="float" office:value="0.0113855316167455">
            <text:p>0.011385531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23">
            <text:p>7/23/2008</text:p>
          </table:table-cell>
          <table:table-cell table:style-name="Blue" office:value-type="float" office:value="4.67">
            <text:p>4.67</text:p>
          </table:table-cell>
          <table:table-cell table:style-name="ce9" table:formula="of:=[.B362]/[.B361]-1" office:value-type="float" office:value="0.0589569160997732">
            <text:p>0.0590</text:p>
          </table:table-cell>
          <table:table-cell table:style-name="Default" office:value-type="float" office:value="116.1">
            <text:p>116.1</text:p>
          </table:table-cell>
          <table:table-cell table:formula="of:=[.D362]/[.D361]-1" office:value-type="float" office:value="0.00536889504676119">
            <text:p>0.00536889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24">
            <text:p>7/24/2008</text:p>
          </table:table-cell>
          <table:table-cell table:style-name="Blue" office:value-type="float" office:value="4.37">
            <text:p>4.37</text:p>
          </table:table-cell>
          <table:table-cell table:style-name="ce9" table:formula="of:=[.B363]/[.B362]-1" office:value-type="float" office:value="-0.0642398286937901">
            <text:p>-0.0642</text:p>
          </table:table-cell>
          <table:table-cell table:style-name="Default" office:value-type="float" office:value="113.69">
            <text:p>113.69</text:p>
          </table:table-cell>
          <table:table-cell table:formula="of:=[.D363]/[.D362]-1" office:value-type="float" office:value="-0.0207579672695951">
            <text:p>-0.020757967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25">
            <text:p>7/25/2008</text:p>
          </table:table-cell>
          <table:table-cell table:style-name="Blue" office:value-type="float" office:value="4.36">
            <text:p>4.36</text:p>
          </table:table-cell>
          <table:table-cell table:style-name="ce9" table:formula="of:=[.B364]/[.B363]-1" office:value-type="float" office:value="-0.00228832951945079">
            <text:p>-0.0023</text:p>
          </table:table-cell>
          <table:table-cell table:style-name="Default" office:value-type="float" office:value="113.67">
            <text:p>113.67</text:p>
          </table:table-cell>
          <table:table-cell table:formula="of:=[.D364]/[.D363]-1" office:value-type="float" office:value="-0.000175916967191436">
            <text:p>-0.00017591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28">
            <text:p>7/28/2008</text:p>
          </table:table-cell>
          <table:table-cell table:style-name="Blue" office:value-type="float" office:value="4.19">
            <text:p>4.19</text:p>
          </table:table-cell>
          <table:table-cell table:style-name="ce9" table:formula="of:=[.B365]/[.B364]-1" office:value-type="float" office:value="-0.0389908256880733">
            <text:p>-0.0390</text:p>
          </table:table-cell>
          <table:table-cell table:style-name="Default" office:value-type="float" office:value="112">
            <text:p>112</text:p>
          </table:table-cell>
          <table:table-cell table:formula="of:=[.D365]/[.D364]-1" office:value-type="float" office:value="-0.0146916512712237">
            <text:p>-0.014691651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29">
            <text:p>7/29/2008</text:p>
          </table:table-cell>
          <table:table-cell table:style-name="Blue" office:value-type="float" office:value="4.21">
            <text:p>4.21</text:p>
          </table:table-cell>
          <table:table-cell table:style-name="ce9" table:formula="of:=[.B366]/[.B365]-1" office:value-type="float" office:value="0.00477326968973735">
            <text:p>0.0048</text:p>
          </table:table-cell>
          <table:table-cell table:style-name="Default" office:value-type="float" office:value="114.39">
            <text:p>114.39</text:p>
          </table:table-cell>
          <table:table-cell table:formula="of:=[.D366]/[.D365]-1" office:value-type="float" office:value="0.0213392857142858">
            <text:p>0.021339285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30">
            <text:p>7/30/2008</text:p>
          </table:table-cell>
          <table:table-cell table:style-name="Blue" office:value-type="float" office:value="4.23">
            <text:p>4.23</text:p>
          </table:table-cell>
          <table:table-cell table:style-name="ce9" table:formula="of:=[.B367]/[.B366]-1" office:value-type="float" office:value="0.00475059382422804">
            <text:p>0.0048</text:p>
          </table:table-cell>
          <table:table-cell table:style-name="Default" office:value-type="float" office:value="116.43">
            <text:p>116.43</text:p>
          </table:table-cell>
          <table:table-cell table:formula="of:=[.D367]/[.D366]-1" office:value-type="float" office:value="0.017833726724364">
            <text:p>0.017833726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7-31">
            <text:p>7/31/2008</text:p>
          </table:table-cell>
          <table:table-cell table:style-name="Blue" office:value-type="float" office:value="4.21">
            <text:p>4.21</text:p>
          </table:table-cell>
          <table:table-cell table:style-name="ce9" table:formula="of:=[.B368]/[.B367]-1" office:value-type="float" office:value="-0.00472813238770697">
            <text:p>-0.0047</text:p>
          </table:table-cell>
          <table:table-cell table:style-name="Default" office:value-type="float" office:value="114.89">
            <text:p>114.89</text:p>
          </table:table-cell>
          <table:table-cell table:formula="of:=[.D368]/[.D367]-1" office:value-type="float" office:value="-0.0132268315726188">
            <text:p>-0.013226831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01">
            <text:p>8/1/2008</text:p>
          </table:table-cell>
          <table:table-cell table:style-name="Blue" office:value-type="float" office:value="4.28">
            <text:p>4.28</text:p>
          </table:table-cell>
          <table:table-cell table:style-name="ce9" table:formula="of:=[.B369]/[.B368]-1" office:value-type="float" office:value="0.0166270783847982">
            <text:p>0.0166</text:p>
          </table:table-cell>
          <table:table-cell table:style-name="Default" office:value-type="float" office:value="114.28">
            <text:p>114.28</text:p>
          </table:table-cell>
          <table:table-cell table:formula="of:=[.D369]/[.D368]-1" office:value-type="float" office:value="-0.00530942640786836">
            <text:p>-0.005309426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04">
            <text:p>8/4/2008</text:p>
          </table:table-cell>
          <table:table-cell table:style-name="Blue" office:value-type="float" office:value="4.48">
            <text:p>4.48</text:p>
          </table:table-cell>
          <table:table-cell table:style-name="ce9" table:formula="of:=[.B370]/[.B369]-1" office:value-type="float" office:value="0.0467289719626169">
            <text:p>0.0467</text:p>
          </table:table-cell>
          <table:table-cell table:style-name="Default" office:value-type="float" office:value="113.22">
            <text:p>113.22</text:p>
          </table:table-cell>
          <table:table-cell table:formula="of:=[.D370]/[.D369]-1" office:value-type="float" office:value="-0.00927546377318866">
            <text:p>-0.009275463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05">
            <text:p>8/5/2008</text:p>
          </table:table-cell>
          <table:table-cell table:style-name="Blue" office:value-type="float" office:value="4.6">
            <text:p>4.6</text:p>
          </table:table-cell>
          <table:table-cell table:style-name="ce9" table:formula="of:=[.B371]/[.B370]-1" office:value-type="float" office:value="0.0267857142857142">
            <text:p>0.0268</text:p>
          </table:table-cell>
          <table:table-cell table:style-name="Default" office:value-type="float" office:value="116.28">
            <text:p>116.28</text:p>
          </table:table-cell>
          <table:table-cell table:formula="of:=[.D371]/[.D370]-1" office:value-type="float" office:value="0.027027027027027">
            <text:p>0.02702702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06">
            <text:p>8/6/2008</text:p>
          </table:table-cell>
          <table:table-cell table:style-name="Blue" office:value-type="float" office:value="4.8">
            <text:p>4.8</text:p>
          </table:table-cell>
          <table:table-cell table:style-name="ce9" table:formula="of:=[.B372]/[.B371]-1" office:value-type="float" office:value="0.0434782608695652">
            <text:p>0.0435</text:p>
          </table:table-cell>
          <table:table-cell table:style-name="Default" office:value-type="float" office:value="116.79">
            <text:p>116.79</text:p>
          </table:table-cell>
          <table:table-cell table:formula="of:=[.D372]/[.D371]-1" office:value-type="float" office:value="0.00438596491228083">
            <text:p>0.004385964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07">
            <text:p>8/7/2008</text:p>
          </table:table-cell>
          <table:table-cell table:style-name="Blue" office:value-type="float" office:value="5.03">
            <text:p>5.03</text:p>
          </table:table-cell>
          <table:table-cell table:style-name="ce9" table:formula="of:=[.B373]/[.B372]-1" office:value-type="float" office:value="0.0479166666666668">
            <text:p>0.0479</text:p>
          </table:table-cell>
          <table:table-cell table:style-name="Default" office:value-type="float" office:value="115.05">
            <text:p>115.05</text:p>
          </table:table-cell>
          <table:table-cell table:formula="of:=[.D373]/[.D372]-1" office:value-type="float" office:value="-0.0148985358335475">
            <text:p>-0.014898535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08">
            <text:p>8/8/2008</text:p>
          </table:table-cell>
          <table:table-cell table:style-name="Blue" office:value-type="float" office:value="5.13">
            <text:p>5.13</text:p>
          </table:table-cell>
          <table:table-cell table:style-name="ce9" table:formula="of:=[.B374]/[.B373]-1" office:value-type="float" office:value="0.0198807157057654">
            <text:p>0.0199</text:p>
          </table:table-cell>
          <table:table-cell table:style-name="Default" office:value-type="float" office:value="117.19">
            <text:p>117.19</text:p>
          </table:table-cell>
          <table:table-cell table:formula="of:=[.D374]/[.D373]-1" office:value-type="float" office:value="0.018600608431117">
            <text:p>0.018600608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11">
            <text:p>8/11/2008</text:p>
          </table:table-cell>
          <table:table-cell table:style-name="Blue" office:value-type="float" office:value="5.11">
            <text:p>5.11</text:p>
          </table:table-cell>
          <table:table-cell table:style-name="ce9" table:formula="of:=[.B375]/[.B374]-1" office:value-type="float" office:value="-0.00389863547758273">
            <text:p>-0.0039</text:p>
          </table:table-cell>
          <table:table-cell table:style-name="Default" office:value-type="float" office:value="118.4">
            <text:p>118.4</text:p>
          </table:table-cell>
          <table:table-cell table:formula="of:=[.D375]/[.D374]-1" office:value-type="float" office:value="0.0103251130642548">
            <text:p>0.010325113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12">
            <text:p>8/12/2008</text:p>
          </table:table-cell>
          <table:table-cell table:style-name="Blue" office:value-type="float" office:value="5.21">
            <text:p>5.21</text:p>
          </table:table-cell>
          <table:table-cell table:style-name="ce9" table:formula="of:=[.B376]/[.B375]-1" office:value-type="float" office:value="0.019569471624266">
            <text:p>0.0196</text:p>
          </table:table-cell>
          <table:table-cell table:style-name="Default" office:value-type="float" office:value="117.17">
            <text:p>117.17</text:p>
          </table:table-cell>
          <table:table-cell table:formula="of:=[.D376]/[.D375]-1" office:value-type="float" office:value="-0.0103885135135136">
            <text:p>-0.010388513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13">
            <text:p>8/13/2008</text:p>
          </table:table-cell>
          <table:table-cell table:style-name="Blue" office:value-type="float" office:value="5.15">
            <text:p>5.15</text:p>
          </table:table-cell>
          <table:table-cell table:style-name="ce9" table:formula="of:=[.B377]/[.B376]-1" office:value-type="float" office:value="-0.0115163147792705">
            <text:p>-0.0115</text:p>
          </table:table-cell>
          <table:table-cell table:style-name="Default" office:value-type="float" office:value="116.47">
            <text:p>116.47</text:p>
          </table:table-cell>
          <table:table-cell table:formula="of:=[.D377]/[.D376]-1" office:value-type="float" office:value="-0.00597422548433901">
            <text:p>-0.005974225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14">
            <text:p>8/14/2008</text:p>
          </table:table-cell>
          <table:table-cell table:style-name="Blue" office:value-type="float" office:value="5.3">
            <text:p>5.3</text:p>
          </table:table-cell>
          <table:table-cell table:style-name="ce9" table:formula="of:=[.B378]/[.B377]-1" office:value-type="float" office:value="0.029126213592233">
            <text:p>0.0291</text:p>
          </table:table-cell>
          <table:table-cell table:style-name="Default" office:value-type="float" office:value="117.34">
            <text:p>117.34</text:p>
          </table:table-cell>
          <table:table-cell table:formula="of:=[.D378]/[.D377]-1" office:value-type="float" office:value="0.00746973469562984">
            <text:p>0.007469734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15">
            <text:p>8/15/2008</text:p>
          </table:table-cell>
          <table:table-cell table:style-name="Blue" office:value-type="float" office:value="5.64">
            <text:p>5.64</text:p>
          </table:table-cell>
          <table:table-cell table:style-name="ce9" table:formula="of:=[.B379]/[.B378]-1" office:value-type="float" office:value="0.0641509433962264">
            <text:p>0.0642</text:p>
          </table:table-cell>
          <table:table-cell table:style-name="Default" office:value-type="float" office:value="117.91">
            <text:p>117.91</text:p>
          </table:table-cell>
          <table:table-cell table:formula="of:=[.D379]/[.D378]-1" office:value-type="float" office:value="0.00485767854099195">
            <text:p>0.004857678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18">
            <text:p>8/18/2008</text:p>
          </table:table-cell>
          <table:table-cell table:style-name="Blue" office:value-type="float" office:value="5.91">
            <text:p>5.91</text:p>
          </table:table-cell>
          <table:table-cell table:style-name="ce9" table:formula="of:=[.B380]/[.B379]-1" office:value-type="float" office:value="0.0478723404255319">
            <text:p>0.0479</text:p>
          </table:table-cell>
          <table:table-cell table:style-name="Default" office:value-type="float" office:value="116.3">
            <text:p>116.3</text:p>
          </table:table-cell>
          <table:table-cell table:formula="of:=[.D380]/[.D379]-1" office:value-type="float" office:value="-0.013654482232211">
            <text:p>-0.013654482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19">
            <text:p>8/19/2008</text:p>
          </table:table-cell>
          <table:table-cell table:style-name="Blue" office:value-type="float" office:value="5.58">
            <text:p>5.58</text:p>
          </table:table-cell>
          <table:table-cell table:style-name="ce9" table:formula="of:=[.B381]/[.B380]-1" office:value-type="float" office:value="-0.0558375634517767">
            <text:p>-0.0558</text:p>
          </table:table-cell>
          <table:table-cell table:style-name="Default" office:value-type="float" office:value="115.03">
            <text:p>115.03</text:p>
          </table:table-cell>
          <table:table-cell table:formula="of:=[.D381]/[.D380]-1" office:value-type="float" office:value="-0.0109200343938091">
            <text:p>-0.010920034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20">
            <text:p>8/20/2008</text:p>
          </table:table-cell>
          <table:table-cell table:style-name="Blue" office:value-type="float" office:value="5.7">
            <text:p>5.7</text:p>
          </table:table-cell>
          <table:table-cell table:style-name="ce9" table:formula="of:=[.B382]/[.B381]-1" office:value-type="float" office:value="0.021505376344086">
            <text:p>0.0215</text:p>
          </table:table-cell>
          <table:table-cell table:style-name="Default" office:value-type="float" office:value="115.57">
            <text:p>115.57</text:p>
          </table:table-cell>
          <table:table-cell table:formula="of:=[.D382]/[.D381]-1" office:value-type="float" office:value="0.00469442754064153">
            <text:p>0.004694427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21">
            <text:p>8/21/2008</text:p>
          </table:table-cell>
          <table:table-cell table:style-name="Blue" office:value-type="float" office:value="5.76">
            <text:p>5.76</text:p>
          </table:table-cell>
          <table:table-cell table:style-name="ce9" table:formula="of:=[.B383]/[.B382]-1" office:value-type="float" office:value="0.0105263157894737">
            <text:p>0.0105</text:p>
          </table:table-cell>
          <table:table-cell table:style-name="Default" office:value-type="float" office:value="115.77">
            <text:p>115.77</text:p>
          </table:table-cell>
          <table:table-cell table:formula="of:=[.D383]/[.D382]-1" office:value-type="float" office:value="0.00173055291165536">
            <text:p>0.001730552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22">
            <text:p>8/22/2008</text:p>
          </table:table-cell>
          <table:table-cell table:style-name="Blue" office:value-type="float" office:value="5.81">
            <text:p>5.81</text:p>
          </table:table-cell>
          <table:table-cell table:style-name="ce9" table:formula="of:=[.B384]/[.B383]-1" office:value-type="float" office:value="0.00868055555555558">
            <text:p>0.0087</text:p>
          </table:table-cell>
          <table:table-cell table:style-name="Default" office:value-type="float" office:value="117.44">
            <text:p>117.44</text:p>
          </table:table-cell>
          <table:table-cell table:formula="of:=[.D384]/[.D383]-1" office:value-type="float" office:value="0.0144251533212405">
            <text:p>0.014425153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25">
            <text:p>8/25/2008</text:p>
          </table:table-cell>
          <table:table-cell table:style-name="Blue" office:value-type="float" office:value="5.93">
            <text:p>5.93</text:p>
          </table:table-cell>
          <table:table-cell table:style-name="ce9" table:formula="of:=[.B385]/[.B384]-1" office:value-type="float" office:value="0.0206540447504302">
            <text:p>0.0207</text:p>
          </table:table-cell>
          <table:table-cell table:style-name="Default" office:value-type="float" office:value="115.06">
            <text:p>115.06</text:p>
          </table:table-cell>
          <table:table-cell table:formula="of:=[.D385]/[.D384]-1" office:value-type="float" office:value="-0.0202656675749319">
            <text:p>-0.020265667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26">
            <text:p>8/26/2008</text:p>
          </table:table-cell>
          <table:table-cell table:style-name="Blue" office:value-type="float" office:value="5.93">
            <text:p>5.93</text:p>
          </table:table-cell>
          <table:table-cell table:style-name="ce9" table:formula="of:=[.B386]/[.B385]-1" office:value-type="float" office:value="0">
            <text:p>0.0000</text:p>
          </table:table-cell>
          <table:table-cell table:style-name="Default" office:value-type="float" office:value="115.4">
            <text:p>115.4</text:p>
          </table:table-cell>
          <table:table-cell table:formula="of:=[.D386]/[.D385]-1" office:value-type="float" office:value="0.00295498001042938">
            <text:p>0.00295498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27">
            <text:p>8/27/2008</text:p>
          </table:table-cell>
          <table:table-cell table:style-name="Blue" office:value-type="float" office:value="6.07">
            <text:p>6.07</text:p>
          </table:table-cell>
          <table:table-cell table:style-name="ce9" table:formula="of:=[.B387]/[.B386]-1" office:value-type="float" office:value="0.0236087689713322">
            <text:p>0.0236</text:p>
          </table:table-cell>
          <table:table-cell table:style-name="Default" office:value-type="float" office:value="116.52">
            <text:p>116.52</text:p>
          </table:table-cell>
          <table:table-cell table:formula="of:=[.D387]/[.D386]-1" office:value-type="float" office:value="0.00970537261698423">
            <text:p>0.009705372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28">
            <text:p>8/28/2008</text:p>
          </table:table-cell>
          <table:table-cell table:style-name="Blue" office:value-type="float" office:value="6.25">
            <text:p>6.25</text:p>
          </table:table-cell>
          <table:table-cell table:style-name="ce9" table:formula="of:=[.B388]/[.B387]-1" office:value-type="float" office:value="0.029654036243822">
            <text:p>0.0297</text:p>
          </table:table-cell>
          <table:table-cell table:style-name="Default" office:value-type="float" office:value="117.93">
            <text:p>117.93</text:p>
          </table:table-cell>
          <table:table-cell table:formula="of:=[.D388]/[.D387]-1" office:value-type="float" office:value="0.0121009268795058">
            <text:p>0.012100926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8-29">
            <text:p>8/29/2008</text:p>
          </table:table-cell>
          <table:table-cell table:style-name="Blue" office:value-type="float" office:value="6.29">
            <text:p>6.29</text:p>
          </table:table-cell>
          <table:table-cell table:style-name="ce9" table:formula="of:=[.B389]/[.B388]-1" office:value-type="float" office:value="0.00639999999999996">
            <text:p>0.0064</text:p>
          </table:table-cell>
          <table:table-cell table:style-name="Default" office:value-type="float" office:value="116.66">
            <text:p>116.66</text:p>
          </table:table-cell>
          <table:table-cell table:formula="of:=[.D389]/[.D388]-1" office:value-type="float" office:value="-0.0107691003137456">
            <text:p>-0.0107691003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02">
            <text:p>9/2/2008</text:p>
          </table:table-cell>
          <table:table-cell table:style-name="Blue" office:value-type="float" office:value="6.34">
            <text:p>6.34</text:p>
          </table:table-cell>
          <table:table-cell table:style-name="ce9" table:formula="of:=[.B390]/[.B389]-1" office:value-type="float" office:value="0.00794912559618433">
            <text:p>0.0079</text:p>
          </table:table-cell>
          <table:table-cell table:style-name="Default" office:value-type="float" office:value="115.94">
            <text:p>115.94</text:p>
          </table:table-cell>
          <table:table-cell table:formula="of:=[.D390]/[.D389]-1" office:value-type="float" office:value="-0.00617178124464257">
            <text:p>-0.006171781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03">
            <text:p>9/3/2008</text:p>
          </table:table-cell>
          <table:table-cell table:style-name="Blue" office:value-type="float" office:value="6.15">
            <text:p>6.15</text:p>
          </table:table-cell>
          <table:table-cell table:style-name="ce9" table:formula="of:=[.B391]/[.B390]-1" office:value-type="float" office:value="-0.029968454258675">
            <text:p>-0.0300</text:p>
          </table:table-cell>
          <table:table-cell table:style-name="Default" office:value-type="float" office:value="115.84">
            <text:p>115.84</text:p>
          </table:table-cell>
          <table:table-cell table:formula="of:=[.D391]/[.D390]-1" office:value-type="float" office:value="-0.000862515094014138">
            <text:p>-0.000862515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04">
            <text:p>9/4/2008</text:p>
          </table:table-cell>
          <table:table-cell table:style-name="Blue" office:value-type="float" office:value="5.84">
            <text:p>5.84</text:p>
          </table:table-cell>
          <table:table-cell table:style-name="ce9" table:formula="of:=[.B392]/[.B391]-1" office:value-type="float" office:value="-0.0504065040650408">
            <text:p>-0.0504</text:p>
          </table:table-cell>
          <table:table-cell table:style-name="Default" office:value-type="float" office:value="112.35">
            <text:p>112.35</text:p>
          </table:table-cell>
          <table:table-cell table:formula="of:=[.D392]/[.D391]-1" office:value-type="float" office:value="-0.0301277624309393">
            <text:p>-0.030127762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05">
            <text:p>9/5/2008</text:p>
          </table:table-cell>
          <table:table-cell table:style-name="Blue" office:value-type="float" office:value="5.96">
            <text:p>5.96</text:p>
          </table:table-cell>
          <table:table-cell table:style-name="ce9" table:formula="of:=[.B393]/[.B392]-1" office:value-type="float" office:value="0.0205479452054795">
            <text:p>0.0205</text:p>
          </table:table-cell>
          <table:table-cell table:style-name="Default" office:value-type="float" office:value="112.71">
            <text:p>112.71</text:p>
          </table:table-cell>
          <table:table-cell table:formula="of:=[.D393]/[.D392]-1" office:value-type="float" office:value="0.00320427236315091">
            <text:p>0.003204272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08">
            <text:p>9/8/2008</text:p>
          </table:table-cell>
          <table:table-cell table:style-name="Blue" office:value-type="float" office:value="6.07">
            <text:p>6.07</text:p>
          </table:table-cell>
          <table:table-cell table:style-name="ce9" table:formula="of:=[.B394]/[.B393]-1" office:value-type="float" office:value="0.0184563758389262">
            <text:p>0.0185</text:p>
          </table:table-cell>
          <table:table-cell table:style-name="Default" office:value-type="float" office:value="115.03">
            <text:p>115.03</text:p>
          </table:table-cell>
          <table:table-cell table:formula="of:=[.D394]/[.D393]-1" office:value-type="float" office:value="0.020583799130512">
            <text:p>0.0205837991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09">
            <text:p>9/9/2008</text:p>
          </table:table-cell>
          <table:table-cell table:style-name="Blue" office:value-type="float" office:value="5.77">
            <text:p>5.77</text:p>
          </table:table-cell>
          <table:table-cell table:style-name="ce9" table:formula="of:=[.B395]/[.B394]-1" office:value-type="float" office:value="-0.0494233937397036">
            <text:p>-0.0494</text:p>
          </table:table-cell>
          <table:table-cell table:style-name="Default" office:value-type="float" office:value="111.62">
            <text:p>111.62</text:p>
          </table:table-cell>
          <table:table-cell table:formula="of:=[.D395]/[.D394]-1" office:value-type="float" office:value="-0.029644440580718">
            <text:p>-0.029644440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10">
            <text:p>9/10/2008</text:p>
          </table:table-cell>
          <table:table-cell table:style-name="Blue" office:value-type="float" office:value="5.78">
            <text:p>5.78</text:p>
          </table:table-cell>
          <table:table-cell table:style-name="ce9" table:formula="of:=[.B396]/[.B395]-1" office:value-type="float" office:value="0.00173310225303314">
            <text:p>0.0017</text:p>
          </table:table-cell>
          <table:table-cell table:style-name="Default" office:value-type="float" office:value="112.07">
            <text:p>112.07</text:p>
          </table:table-cell>
          <table:table-cell table:formula="of:=[.D396]/[.D395]-1" office:value-type="float" office:value="0.00403153556710256">
            <text:p>0.004031535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11">
            <text:p>9/11/2008</text:p>
          </table:table-cell>
          <table:table-cell table:style-name="Blue" office:value-type="float" office:value="5.71">
            <text:p>5.71</text:p>
          </table:table-cell>
          <table:table-cell table:style-name="ce9" table:formula="of:=[.B397]/[.B396]-1" office:value-type="float" office:value="-0.0121107266435987">
            <text:p>-0.0121</text:p>
          </table:table-cell>
          <table:table-cell table:style-name="Default" office:value-type="float" office:value="113.69">
            <text:p>113.69</text:p>
          </table:table-cell>
          <table:table-cell table:formula="of:=[.D397]/[.D396]-1" office:value-type="float" office:value="0.0144552511822968">
            <text:p>0.0144552512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12">
            <text:p>9/12/2008</text:p>
          </table:table-cell>
          <table:table-cell table:style-name="Blue" office:value-type="float" office:value="5.75">
            <text:p>5.75</text:p>
          </table:table-cell>
          <table:table-cell table:style-name="ce9" table:formula="of:=[.B398]/[.B397]-1" office:value-type="float" office:value="0.00700525394045526">
            <text:p>0.0070</text:p>
          </table:table-cell>
          <table:table-cell table:style-name="Default" office:value-type="float" office:value="114.22">
            <text:p>114.22</text:p>
          </table:table-cell>
          <table:table-cell table:formula="of:=[.D398]/[.D397]-1" office:value-type="float" office:value="0.00466179963057445">
            <text:p>0.0046617996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15">
            <text:p>9/15/2008</text:p>
          </table:table-cell>
          <table:table-cell table:style-name="Blue" office:value-type="float" office:value="5.18">
            <text:p>5.18</text:p>
          </table:table-cell>
          <table:table-cell table:style-name="ce9" table:formula="of:=[.B399]/[.B398]-1" office:value-type="float" office:value="-0.0991304347826087">
            <text:p>-0.0991</text:p>
          </table:table-cell>
          <table:table-cell table:style-name="Default" office:value-type="float" office:value="108.78">
            <text:p>108.78</text:p>
          </table:table-cell>
          <table:table-cell table:formula="of:=[.D399]/[.D398]-1" office:value-type="float" office:value="-0.0476273857468044">
            <text:p>-0.047627385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16">
            <text:p>9/16/2008</text:p>
          </table:table-cell>
          <table:table-cell table:style-name="Blue" office:value-type="float" office:value="5.26">
            <text:p>5.26</text:p>
          </table:table-cell>
          <table:table-cell table:style-name="ce9" table:formula="of:=[.B400]/[.B399]-1" office:value-type="float" office:value="0.0154440154440154">
            <text:p>0.0154</text:p>
          </table:table-cell>
          <table:table-cell table:style-name="Default" office:value-type="float" office:value="110.6">
            <text:p>110.6</text:p>
          </table:table-cell>
          <table:table-cell table:formula="of:=[.D400]/[.D399]-1" office:value-type="float" office:value="0.0167310167310166">
            <text:p>0.016731016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17">
            <text:p>9/17/2008</text:p>
          </table:table-cell>
          <table:table-cell table:style-name="Blue" office:value-type="float" office:value="4.9">
            <text:p>4.9</text:p>
          </table:table-cell>
          <table:table-cell table:style-name="ce9" table:formula="of:=[.B401]/[.B400]-1" office:value-type="float" office:value="-0.0684410646387832">
            <text:p>-0.0684</text:p>
          </table:table-cell>
          <table:table-cell table:style-name="Default" office:value-type="float" office:value="105.63">
            <text:p>105.63</text:p>
          </table:table-cell>
          <table:table-cell table:formula="of:=[.D401]/[.D400]-1" office:value-type="float" office:value="-0.0449367088607595">
            <text:p>-0.044936708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18">
            <text:p>9/18/2008</text:p>
          </table:table-cell>
          <table:table-cell table:style-name="Blue" office:value-type="float" office:value="5.3">
            <text:p>5.3</text:p>
          </table:table-cell>
          <table:table-cell table:style-name="ce9" table:formula="of:=[.B402]/[.B401]-1" office:value-type="float" office:value="0.0816326530612244">
            <text:p>0.0816</text:p>
          </table:table-cell>
          <table:table-cell table:style-name="Default" office:value-type="float" office:value="108.77">
            <text:p>108.77</text:p>
          </table:table-cell>
          <table:table-cell table:formula="of:=[.D402]/[.D401]-1" office:value-type="float" office:value="0.0297264034838587">
            <text:p>0.0297264035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19">
            <text:p>9/19/2008</text:p>
          </table:table-cell>
          <table:table-cell table:style-name="Blue" office:value-type="float" office:value="5.42">
            <text:p>5.42</text:p>
          </table:table-cell>
          <table:table-cell table:style-name="ce9" table:formula="of:=[.B403]/[.B402]-1" office:value-type="float" office:value="0.0226415094339623">
            <text:p>0.0226</text:p>
          </table:table-cell>
          <table:table-cell table:style-name="Default" office:value-type="float" office:value="113.09">
            <text:p>113.09</text:p>
          </table:table-cell>
          <table:table-cell table:formula="of:=[.D403]/[.D402]-1" office:value-type="float" office:value="0.039716833685759">
            <text:p>0.0397168337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22">
            <text:p>9/22/2008</text:p>
          </table:table-cell>
          <table:table-cell table:style-name="Blue" office:value-type="float" office:value="4.99">
            <text:p>4.99</text:p>
          </table:table-cell>
          <table:table-cell table:style-name="ce9" table:formula="of:=[.B404]/[.B403]-1" office:value-type="float" office:value="-0.0793357933579335">
            <text:p>-0.0793</text:p>
          </table:table-cell>
          <table:table-cell table:style-name="Default" office:value-type="float" office:value="110.53">
            <text:p>110.53</text:p>
          </table:table-cell>
          <table:table-cell table:formula="of:=[.D404]/[.D403]-1" office:value-type="float" office:value="-0.0226368379167036">
            <text:p>-0.022636837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23">
            <text:p>9/23/2008</text:p>
          </table:table-cell>
          <table:table-cell table:style-name="Blue" office:value-type="float" office:value="4.94">
            <text:p>4.94</text:p>
          </table:table-cell>
          <table:table-cell table:style-name="ce9" table:formula="of:=[.B405]/[.B404]-1" office:value-type="float" office:value="-0.0100200400801603">
            <text:p>-0.0100</text:p>
          </table:table-cell>
          <table:table-cell table:style-name="Default" office:value-type="float" office:value="108.01">
            <text:p>108.01</text:p>
          </table:table-cell>
          <table:table-cell table:formula="of:=[.D405]/[.D404]-1" office:value-type="float" office:value="-0.0227992400253324">
            <text:p>-0.02279924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24">
            <text:p>9/24/2008</text:p>
          </table:table-cell>
          <table:table-cell table:style-name="Blue" office:value-type="float" office:value="4.88">
            <text:p>4.88</text:p>
          </table:table-cell>
          <table:table-cell table:style-name="ce9" table:formula="of:=[.B406]/[.B405]-1" office:value-type="float" office:value="-0.0121457489878544">
            <text:p>-0.0121</text:p>
          </table:table-cell>
          <table:table-cell table:style-name="Default" office:value-type="float" office:value="108.36">
            <text:p>108.36</text:p>
          </table:table-cell>
          <table:table-cell table:formula="of:=[.D406]/[.D405]-1" office:value-type="float" office:value="0.00324044069993512">
            <text:p>0.0032404407</text:p>
          </table:table-cell>
          <table:table-cell/>
          <table:table-cell office:value-type="string">
            <text:p>slope</text:p>
          </table:table-cell>
          <table:table-cell table:formula="of:=SLOPE([.C209:.C408];[.E209:.E408])" office:value-type="float" office:value="1.50315480301188">
            <text:p>1.503154803</text:p>
          </table:table-cell>
          <table:table-cell office:value-type="string">
            <text:p>intercept</text:p>
          </table:table-cell>
          <table:table-cell table:style-name="ce11" table:formula="of:=INTERCEPT([.C209:.C408];[.E209:.E408])" office:value-type="float" office:value="-0.000837138880619046">
            <text:p>-0.000837</text:p>
          </table:table-cell>
          <table:table-cell office:value-type="string">
            <text:p>STD Error</text:p>
          </table:table-cell>
          <table:table-cell table:formula="of:=STEYX([.C209:.C408];[.E209:.E408])" office:value-type="float" office:value="0.033137178542993">
            <text:p>0.0331371785</text:p>
          </table:table-cell>
          <table:table-cell table:number-columns-repeated="1012"/>
        </table:table-row>
        <table:table-row table:style-name="ro1">
          <table:table-cell table:style-name="ce5" office:value-type="date" office:date-value="2008-09-25">
            <text:p>9/25/2008</text:p>
          </table:table-cell>
          <table:table-cell table:style-name="Blue" office:value-type="float" office:value="5.23">
            <text:p>5.23</text:p>
          </table:table-cell>
          <table:table-cell table:style-name="ce9" table:formula="of:=[.B407]/[.B406]-1" office:value-type="float" office:value="0.0717213114754101">
            <text:p>0.0717</text:p>
          </table:table-cell>
          <table:table-cell table:style-name="Default" office:value-type="float" office:value="110.05">
            <text:p>110.05</text:p>
          </table:table-cell>
          <table:table-cell table:formula="of:=[.D407]/[.D406]-1" office:value-type="float" office:value="0.0155961609449982">
            <text:p>0.0155961609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08-09-26">
            <text:p>9/26/2008</text:p>
          </table:table-cell>
          <table:table-cell table:style-name="Blue" office:value-type="float" office:value="5.16">
            <text:p>5.16</text:p>
          </table:table-cell>
          <table:table-cell table:style-name="ce9" table:formula="of:=[.B408]/[.B407]-1" office:value-type="float" office:value="-0.0133843212237095">
            <text:p>-0.0134</text:p>
          </table:table-cell>
          <table:table-cell table:style-name="Default" office:value-type="float" office:value="110.11">
            <text:p>110.11</text:p>
          </table:table-cell>
          <table:table-cell table:formula="of:=[.D408]/[.D407]-1" office:value-type="float" office:value="0.000545206724216207">
            <text:p>0.0005452067</text:p>
          </table:table-cell>
          <table:table-cell/>
          <table:table-cell office:value-type="string">
            <text:p>E[x]</text:p>
          </table:table-cell>
          <table:table-cell office:value-type="string">
            <text:p>AR</text:p>
          </table:table-cell>
          <table:table-cell office:value-type="string">
            <text:p>CAR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09-29">
            <text:p>9/29/2008</text:p>
          </table:table-cell>
          <table:table-cell table:style-name="Red" office:value-type="float" office:value="4.29">
            <text:p>4.29</text:p>
          </table:table-cell>
          <table:table-cell table:style-name="ce9" table:formula="of:=[.B409]/[.B408]-1" office:value-type="float" office:value="-0.168604651162791">
            <text:p>-0.1686</text:p>
          </table:table-cell>
          <table:table-cell table:style-name="Default" office:value-type="float" office:value="101.48">
            <text:p>101.48</text:p>
          </table:table-cell>
          <table:table-cell table:formula="of:=[.D409]/[.D408]-1" office:value-type="float" office:value="-0.0783761692852601">
            <text:p>-0.0783761693</text:p>
          </table:table-cell>
          <table:table-cell/>
          <table:table-cell table:formula="of:=[.E409]*[.$H$406]+[.$J$406]" office:value-type="float" office:value="-0.11864865418343">
            <text:p>-0.1186486542</text:p>
          </table:table-cell>
          <table:table-cell table:formula="of:=[.C409]-[.G409]" office:value-type="float" office:value="-0.0499559969793603">
            <text:p>-0.049955997</text:p>
          </table:table-cell>
          <table:table-cell table:formula="of:=[.H409]" office:value-type="float" office:value="-0.0499559969793603">
            <text:p>-0.049955997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5" office:value-type="date" office:date-value="2008-09-30">
            <text:p>9/30/2008</text:p>
          </table:table-cell>
          <table:table-cell table:style-name="Red" office:value-type="float" office:value="5.25">
            <text:p>5.25</text:p>
          </table:table-cell>
          <table:table-cell table:style-name="ce9" table:formula="of:=[.B410]/[.B409]-1" office:value-type="float" office:value="0.223776223776224">
            <text:p>0.2238</text:p>
          </table:table-cell>
          <table:table-cell table:style-name="Default" office:value-type="float" office:value="105.68">
            <text:p>105.68</text:p>
          </table:table-cell>
          <table:table-cell table:formula="of:=[.D410]/[.D409]-1" office:value-type="float" office:value="0.0413874655104454">
            <text:p>0.0413874655</text:p>
          </table:table-cell>
          <table:table-cell/>
          <table:table-cell table:formula="of:=[.E410]*[.$H$406]+[.$J$406]" office:value-type="float" office:value="0.0613746286858956">
            <text:p>0.0613746287</text:p>
          </table:table-cell>
          <table:table-cell table:formula="of:=[.C410]-[.G410]" office:value-type="float" office:value="0.162401595090328">
            <text:p>0.1624015951</text:p>
          </table:table-cell>
          <table:table-cell table:formula="of:=[.I409]+[.H410]" office:value-type="float" office:value="0.112445598110968">
            <text:p>0.1124455981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01">
            <text:p>10/1/2008</text:p>
          </table:table-cell>
          <table:table-cell table:style-name="Red" office:value-type="float" office:value="4.74">
            <text:p>4.74</text:p>
          </table:table-cell>
          <table:table-cell table:style-name="ce9" table:formula="of:=[.B411]/[.B410]-1" office:value-type="float" office:value="-0.0971428571428571">
            <text:p>-0.0971</text:p>
          </table:table-cell>
          <table:table-cell table:style-name="Default" office:value-type="float" office:value="105.74">
            <text:p>105.74</text:p>
          </table:table-cell>
          <table:table-cell table:formula="of:=[.D411]/[.D410]-1" office:value-type="float" office:value="0.00056775170325496">
            <text:p>0.0005677517</text:p>
          </table:table-cell>
          <table:table-cell/>
          <table:table-cell table:formula="of:=[.E411]*[.$H$406]+[.$J$406]" office:value-type="float" office:value="0.0000162798190468245">
            <text:p>1.62798190468245E-005</text:p>
          </table:table-cell>
          <table:table-cell table:formula="of:=[.C411]-[.G411]" office:value-type="float" office:value="-0.0971591369619039">
            <text:p>-0.097159137</text:p>
          </table:table-cell>
          <table:table-cell table:formula="of:=[.I410]+[.H411]" office:value-type="float" office:value="0.0152864611490639">
            <text:p>0.0152864611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02">
            <text:p>10/2/2008</text:p>
          </table:table-cell>
          <table:table-cell table:style-name="Red" office:value-type="float" office:value="4.14">
            <text:p>4.14</text:p>
          </table:table-cell>
          <table:table-cell table:style-name="ce9" table:formula="of:=[.B412]/[.B411]-1" office:value-type="float" office:value="-0.126582278481013">
            <text:p>-0.1266</text:p>
          </table:table-cell>
          <table:table-cell table:style-name="Default" office:value-type="float" office:value="101.91">
            <text:p>101.91</text:p>
          </table:table-cell>
          <table:table-cell table:formula="of:=[.D412]/[.D411]-1" office:value-type="float" office:value="-0.0362209192358616">
            <text:p>-0.0362209192</text:p>
          </table:table-cell>
          <table:table-cell/>
          <table:table-cell table:formula="of:=[.E412]*[.$H$406]+[.$J$406]" office:value-type="float" office:value="-0.0552827875995099">
            <text:p>-0.0552827876</text:p>
          </table:table-cell>
          <table:table-cell table:formula="of:=[.C412]-[.G412]" office:value-type="float" office:value="-0.0712994908815029">
            <text:p>-0.0712994909</text:p>
          </table:table-cell>
          <table:table-cell table:formula="of:=[.I411]+[.H412]" office:value-type="float" office:value="-0.056013029732439">
            <text:p>-0.0560130297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03">
            <text:p>10/3/2008</text:p>
          </table:table-cell>
          <table:table-cell table:style-name="Red" office:value-type="float" office:value="4.53">
            <text:p>4.53</text:p>
          </table:table-cell>
          <table:table-cell table:style-name="ce9" table:formula="of:=[.B413]/[.B412]-1" office:value-type="float" office:value="0.0942028985507248">
            <text:p>0.0942</text:p>
          </table:table-cell>
          <table:table-cell table:style-name="Default" office:value-type="float" office:value="100.53">
            <text:p>100.53</text:p>
          </table:table-cell>
          <table:table-cell table:formula="of:=[.D413]/[.D412]-1" office:value-type="float" office:value="-0.0135413600235501">
            <text:p>-0.01354136</text:p>
          </table:table-cell>
          <table:table-cell/>
          <table:table-cell table:formula="of:=[.E413]*[.$H$406]+[.$J$406]" office:value-type="float" office:value="-0.0211918992393315">
            <text:p>-0.0211918992</text:p>
          </table:table-cell>
          <table:table-cell table:formula="of:=[.C413]-[.G413]" office:value-type="float" office:value="0.115394797790056">
            <text:p>0.1153947978</text:p>
          </table:table-cell>
          <table:table-cell table:formula="of:=[.I412]+[.H413]" office:value-type="float" office:value="0.0593817680576174">
            <text:p>0.0593817681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06">
            <text:p>10/6/2008</text:p>
          </table:table-cell>
          <table:table-cell table:style-name="Red" office:value-type="float" office:value="4.23">
            <text:p>4.23</text:p>
          </table:table-cell>
          <table:table-cell table:style-name="ce9" table:formula="of:=[.B414]/[.B413]-1" office:value-type="float" office:value="-0.0662251655629139">
            <text:p>-0.0662</text:p>
          </table:table-cell>
          <table:table-cell table:style-name="Default" office:value-type="float" office:value="95.41">
            <text:p>95.41</text:p>
          </table:table-cell>
          <table:table-cell table:formula="of:=[.D414]/[.D413]-1" office:value-type="float" office:value="-0.0509300706256839">
            <text:p>-0.0509300706</text:p>
          </table:table-cell>
          <table:table-cell/>
          <table:table-cell table:formula="of:=[.E414]*[.$H$406]+[.$J$406]" office:value-type="float" office:value="-0.0773929191593503">
            <text:p>-0.0773929192</text:p>
          </table:table-cell>
          <table:table-cell table:formula="of:=[.C414]-[.G414]" office:value-type="float" office:value="0.0111677535964363">
            <text:p>0.0111677536</text:p>
          </table:table-cell>
          <table:table-cell table:formula="of:=[.I413]+[.H414]" office:value-type="float" office:value="0.0705495216540538">
            <text:p>0.0705495217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07">
            <text:p>10/7/2008</text:p>
          </table:table-cell>
          <table:table-cell table:style-name="Red" office:value-type="float" office:value="4.59">
            <text:p>4.59</text:p>
          </table:table-cell>
          <table:table-cell table:style-name="ce9" table:formula="of:=[.B415]/[.B414]-1" office:value-type="float" office:value="0.0851063829787233">
            <text:p>0.0851</text:p>
          </table:table-cell>
          <table:table-cell table:style-name="Default" office:value-type="float" office:value="91.14">
            <text:p>91.14</text:p>
          </table:table-cell>
          <table:table-cell table:formula="of:=[.D415]/[.D414]-1" office:value-type="float" office:value="-0.0447542186353631">
            <text:p>-0.0447542186</text:p>
          </table:table-cell>
          <table:table-cell/>
          <table:table-cell table:formula="of:=[.E415]*[.$H$406]+[.$J$406]" office:value-type="float" office:value="-0.0681096575774091">
            <text:p>-0.0681096576</text:p>
          </table:table-cell>
          <table:table-cell table:formula="of:=[.C415]-[.G415]" office:value-type="float" office:value="0.153216040556132">
            <text:p>0.1532160406</text:p>
          </table:table-cell>
          <table:table-cell table:formula="of:=[.I414]+[.H415]" office:value-type="float" office:value="0.223765562210186">
            <text:p>0.2237655622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08">
            <text:p>10/8/2008</text:p>
          </table:table-cell>
          <table:table-cell table:style-name="Red" office:value-type="float" office:value="4.05">
            <text:p>4.05</text:p>
          </table:table-cell>
          <table:table-cell table:style-name="ce9" table:formula="of:=[.B416]/[.B415]-1" office:value-type="float" office:value="-0.117647058823529">
            <text:p>-0.1176</text:p>
          </table:table-cell>
          <table:table-cell table:style-name="Default" office:value-type="float" office:value="88.84">
            <text:p>88.84</text:p>
          </table:table-cell>
          <table:table-cell table:formula="of:=[.D416]/[.D415]-1" office:value-type="float" office:value="-0.0252359008119376">
            <text:p>-0.0252359008</text:p>
          </table:table-cell>
          <table:table-cell/>
          <table:table-cell table:formula="of:=[.E416]*[.$H$406]+[.$J$406]" office:value-type="float" office:value="-0.0387706043944146">
            <text:p>-0.0387706044</text:p>
          </table:table-cell>
          <table:table-cell table:formula="of:=[.C416]-[.G416]" office:value-type="float" office:value="-0.0788764544291149">
            <text:p>-0.0788764544</text:p>
          </table:table-cell>
          <table:table-cell table:formula="of:=[.I415]+[.H416]" office:value-type="float" office:value="0.144889107781071">
            <text:p>0.1448891078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09">
            <text:p>10/9/2008</text:p>
          </table:table-cell>
          <table:table-cell table:style-name="Red" office:value-type="float" office:value="4.04">
            <text:p>4.04</text:p>
          </table:table-cell>
          <table:table-cell table:style-name="ce9" table:formula="of:=[.B417]/[.B416]-1" office:value-type="float" office:value="-0.0024691358024691">
            <text:p>-0.0025</text:p>
          </table:table-cell>
          <table:table-cell table:style-name="Default" office:value-type="float" office:value="82.64">
            <text:p>82.64</text:p>
          </table:table-cell>
          <table:table-cell table:formula="of:=[.D417]/[.D416]-1" office:value-type="float" office:value="-0.0697883836109861">
            <text:p>-0.0697883836</text:p>
          </table:table-cell>
          <table:table-cell/>
          <table:table-cell table:formula="of:=[.E417]*[.$H$406]+[.$J$406]" office:value-type="float" office:value="-0.105739882899909">
            <text:p>-0.1057398829</text:p>
          </table:table-cell>
          <table:table-cell table:formula="of:=[.C417]-[.G417]" office:value-type="float" office:value="0.103270747097439">
            <text:p>0.1032707471</text:p>
          </table:table-cell>
          <table:table-cell table:formula="of:=[.I416]+[.H417]" office:value-type="float" office:value="0.248159854878511">
            <text:p>0.2481598549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10">
            <text:p>10/10/2008</text:p>
          </table:table-cell>
          <table:table-cell table:style-name="Red" office:value-type="float" office:value="3.81">
            <text:p>3.81</text:p>
          </table:table-cell>
          <table:table-cell table:style-name="ce9" table:formula="of:=[.B418]/[.B417]-1" office:value-type="float" office:value="-0.056930693069307">
            <text:p>-0.0569</text:p>
          </table:table-cell>
          <table:table-cell table:style-name="Default" office:value-type="float" office:value="80.63">
            <text:p>80.63</text:p>
          </table:table-cell>
          <table:table-cell table:formula="of:=[.D418]/[.D417]-1" office:value-type="float" office:value="-0.024322362052275">
            <text:p>-0.0243223621</text:p>
          </table:table-cell>
          <table:table-cell/>
          <table:table-cell table:formula="of:=[.E418]*[.$H$406]+[.$J$406]" office:value-type="float" office:value="-0.0373974142200902">
            <text:p>-0.0373974142</text:p>
          </table:table-cell>
          <table:table-cell table:formula="of:=[.C418]-[.G418]" office:value-type="float" office:value="-0.0195332788492168">
            <text:p>-0.0195332788</text:p>
          </table:table-cell>
          <table:table-cell table:formula="of:=[.I417]+[.H418]" office:value-type="float" office:value="0.228626576029294">
            <text:p>0.228626576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13">
            <text:p>10/13/2008</text:p>
          </table:table-cell>
          <table:table-cell table:style-name="Red" office:value-type="float" office:value="4.21">
            <text:p>4.21</text:p>
          </table:table-cell>
          <table:table-cell table:style-name="ce9" table:formula="of:=[.B419]/[.B418]-1" office:value-type="float" office:value="0.10498687664042">
            <text:p>0.1050</text:p>
          </table:table-cell>
          <table:table-cell table:style-name="Default" office:value-type="float" office:value="92.34">
            <text:p>92.34</text:p>
          </table:table-cell>
          <table:table-cell table:formula="of:=[.D419]/[.D418]-1" office:value-type="float" office:value="0.145231303485055">
            <text:p>0.1452313035</text:p>
          </table:table-cell>
          <table:table-cell/>
          <table:table-cell table:formula="of:=[.E419]*[.$H$406]+[.$J$406]" office:value-type="float" office:value="0.217467992500618">
            <text:p>0.2174679925</text:p>
          </table:table-cell>
          <table:table-cell table:formula="of:=[.C419]-[.G419]" office:value-type="float" office:value="-0.112481115860198">
            <text:p>-0.1124811159</text:p>
          </table:table-cell>
          <table:table-cell table:formula="of:=[.I418]+[.H419]" office:value-type="float" office:value="0.116145460169096">
            <text:p>0.1161454602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14">
            <text:p>10/14/2008</text:p>
          </table:table-cell>
          <table:table-cell table:style-name="Red" office:value-type="float" office:value="4.27">
            <text:p>4.27</text:p>
          </table:table-cell>
          <table:table-cell table:style-name="ce9" table:formula="of:=[.B420]/[.B419]-1" office:value-type="float" office:value="0.0142517814726839">
            <text:p>0.0143</text:p>
          </table:table-cell>
          <table:table-cell table:style-name="Default" office:value-type="float" office:value="90.97">
            <text:p>90.97</text:p>
          </table:table-cell>
          <table:table-cell table:formula="of:=[.D420]/[.D419]-1" office:value-type="float" office:value="-0.0148364739008015">
            <text:p>-0.0148364739</text:p>
          </table:table-cell>
          <table:table-cell/>
          <table:table-cell table:formula="of:=[.E420]*[.$H$406]+[.$J$406]" office:value-type="float" office:value="-0.0231386558843692">
            <text:p>-0.0231386559</text:p>
          </table:table-cell>
          <table:table-cell table:formula="of:=[.C420]-[.G420]" office:value-type="float" office:value="0.0373904373570531">
            <text:p>0.0373904374</text:p>
          </table:table-cell>
          <table:table-cell table:formula="of:=[.I419]+[.H420]" office:value-type="float" office:value="0.153535897526149">
            <text:p>0.1535358975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15">
            <text:p>10/15/2008</text:p>
          </table:table-cell>
          <table:table-cell table:style-name="Red" office:value-type="float" office:value="3.91">
            <text:p>3.91</text:p>
          </table:table-cell>
          <table:table-cell table:style-name="ce9" table:formula="of:=[.B421]/[.B420]-1" office:value-type="float" office:value="-0.0843091334894612">
            <text:p>-0.0843</text:p>
          </table:table-cell>
          <table:table-cell table:style-name="Default" office:value-type="float" office:value="82.02">
            <text:p>82.02</text:p>
          </table:table-cell>
          <table:table-cell table:formula="of:=[.D421]/[.D420]-1" office:value-type="float" office:value="-0.0983840826646147">
            <text:p>-0.0983840827</text:p>
          </table:table-cell>
          <table:table-cell/>
          <table:table-cell table:formula="of:=[.E421]*[.$H$406]+[.$J$406]" office:value-type="float" office:value="-0.148723645277853">
            <text:p>-0.1487236453</text:p>
          </table:table-cell>
          <table:table-cell table:formula="of:=[.C421]-[.G421]" office:value-type="float" office:value="0.0644145117883917">
            <text:p>0.0644145118</text:p>
          </table:table-cell>
          <table:table-cell table:formula="of:=[.I420]+[.H421]" office:value-type="float" office:value="0.21795040931454">
            <text:p>0.2179504093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16">
            <text:p>10/16/2008</text:p>
          </table:table-cell>
          <table:table-cell table:style-name="Red" office:value-type="float" office:value="4.12">
            <text:p>4.12</text:p>
          </table:table-cell>
          <table:table-cell table:style-name="ce9" table:formula="of:=[.B422]/[.B421]-1" office:value-type="float" office:value="0.0537084398976981">
            <text:p>0.0537</text:p>
          </table:table-cell>
          <table:table-cell table:style-name="Default" office:value-type="float" office:value="85.43">
            <text:p>85.43</text:p>
          </table:table-cell>
          <table:table-cell table:formula="of:=[.D422]/[.D421]-1" office:value-type="float" office:value="0.0415752255547428">
            <text:p>0.0415752256</text:p>
          </table:table-cell>
          <table:table-cell/>
          <table:table-cell table:formula="of:=[.E422]*[.$H$406]+[.$J$406]" office:value-type="float" office:value="0.061656861098295">
            <text:p>0.0616568611</text:p>
          </table:table-cell>
          <table:table-cell table:formula="of:=[.C422]-[.G422]" office:value-type="float" office:value="-0.00794842120059689">
            <text:p>-0.0079484212</text:p>
          </table:table-cell>
          <table:table-cell table:formula="of:=[.I421]+[.H422]" office:value-type="float" office:value="0.210001988113943">
            <text:p>0.2100019881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17">
            <text:p>10/17/2008</text:p>
          </table:table-cell>
          <table:table-cell table:style-name="Red" office:value-type="float" office:value="4.21">
            <text:p>4.21</text:p>
          </table:table-cell>
          <table:table-cell table:style-name="ce9" table:formula="of:=[.B423]/[.B422]-1" office:value-type="float" office:value="0.0218446601941746">
            <text:p>0.0218</text:p>
          </table:table-cell>
          <table:table-cell table:style-name="Default" office:value-type="float" office:value="84.92">
            <text:p>84.92</text:p>
          </table:table-cell>
          <table:table-cell table:formula="of:=[.D423]/[.D422]-1" office:value-type="float" office:value="-0.00596979983612322">
            <text:p>-0.0059697998</text:p>
          </table:table-cell>
          <table:table-cell/>
          <table:table-cell table:formula="of:=[.E423]*[.$H$406]+[.$J$406]" office:value-type="float" office:value="-0.00981067217730723">
            <text:p>-0.0098106722</text:p>
          </table:table-cell>
          <table:table-cell table:formula="of:=[.C423]-[.G423]" office:value-type="float" office:value="0.0316553323714819">
            <text:p>0.0316553324</text:p>
          </table:table-cell>
          <table:table-cell table:formula="of:=[.I422]+[.H423]" office:value-type="float" office:value="0.241657320485425">
            <text:p>0.2416573205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20">
            <text:p>10/20/2008</text:p>
          </table:table-cell>
          <table:table-cell table:style-name="Red" office:value-type="float" office:value="4.11">
            <text:p>4.11</text:p>
          </table:table-cell>
          <table:table-cell table:style-name="ce9" table:formula="of:=[.B424]/[.B423]-1" office:value-type="float" office:value="-0.0237529691211401">
            <text:p>-0.0238</text:p>
          </table:table-cell>
          <table:table-cell table:style-name="Default" office:value-type="float" office:value="90.03">
            <text:p>90.03</text:p>
          </table:table-cell>
          <table:table-cell table:formula="of:=[.D424]/[.D423]-1" office:value-type="float" office:value="0.0601742816768724">
            <text:p>0.0601742817</text:p>
          </table:table-cell>
          <table:table-cell/>
          <table:table-cell table:formula="of:=[.E424]*[.$H$406]+[.$J$406]" office:value-type="float" office:value="0.0896141216397618">
            <text:p>0.0896141216</text:p>
          </table:table-cell>
          <table:table-cell table:formula="of:=[.C424]-[.G424]" office:value-type="float" office:value="-0.113367090760902">
            <text:p>-0.1133670908</text:p>
          </table:table-cell>
          <table:table-cell table:formula="of:=[.I423]+[.H424]" office:value-type="float" office:value="0.128290229724523">
            <text:p>0.1282902297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21">
            <text:p>10/21/2008</text:p>
          </table:table-cell>
          <table:table-cell table:style-name="Red" office:value-type="float" office:value="3.91">
            <text:p>3.91</text:p>
          </table:table-cell>
          <table:table-cell table:style-name="ce9" table:formula="of:=[.B425]/[.B424]-1" office:value-type="float" office:value="-0.0486618004866181">
            <text:p>-0.0487</text:p>
          </table:table-cell>
          <table:table-cell table:style-name="Default" office:value-type="float" office:value="87.34">
            <text:p>87.34</text:p>
          </table:table-cell>
          <table:table-cell table:formula="of:=[.D425]/[.D424]-1" office:value-type="float" office:value="-0.0298789292458069">
            <text:p>-0.0298789292</text:p>
          </table:table-cell>
          <table:table-cell/>
          <table:table-cell table:formula="of:=[.E425]*[.$H$406]+[.$J$406]" office:value-type="float" office:value="-0.045749794885306">
            <text:p>-0.0457497949</text:p>
          </table:table-cell>
          <table:table-cell table:formula="of:=[.C425]-[.G425]" office:value-type="float" office:value="-0.00291200560131207">
            <text:p>-0.0029120056</text:p>
          </table:table-cell>
          <table:table-cell table:formula="of:=[.I424]+[.H425]" office:value-type="float" office:value="0.125378224123211">
            <text:p>0.1253782241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22">
            <text:p>10/22/2008</text:p>
          </table:table-cell>
          <table:table-cell table:style-name="Red" office:value-type="float" office:value="3.62">
            <text:p>3.62</text:p>
          </table:table-cell>
          <table:table-cell table:style-name="ce9" table:formula="of:=[.B426]/[.B425]-1" office:value-type="float" office:value="-0.0741687979539643">
            <text:p>-0.0742</text:p>
          </table:table-cell>
          <table:table-cell table:style-name="Default" office:value-type="float" office:value="82.58">
            <text:p>82.58</text:p>
          </table:table-cell>
          <table:table-cell table:formula="of:=[.D426]/[.D425]-1" office:value-type="float" office:value="-0.05449965651477">
            <text:p>-0.0544996565</text:p>
          </table:table-cell>
          <table:table-cell/>
          <table:table-cell table:formula="of:=[.E426]*[.$H$406]+[.$J$406]" office:value-type="float" office:value="-0.0827585593332934">
            <text:p>-0.0827585593</text:p>
          </table:table-cell>
          <table:table-cell table:formula="of:=[.C426]-[.G426]" office:value-type="float" office:value="0.00858976137932918">
            <text:p>0.0085897614</text:p>
          </table:table-cell>
          <table:table-cell table:formula="of:=[.I425]+[.H426]" office:value-type="float" office:value="0.133967985502541">
            <text:p>0.1339679855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23">
            <text:p>10/23/2008</text:p>
          </table:table-cell>
          <table:table-cell table:style-name="Red" office:value-type="float" office:value="3.28">
            <text:p>3.28</text:p>
          </table:table-cell>
          <table:table-cell table:style-name="ce9" table:formula="of:=[.B427]/[.B426]-1" office:value-type="float" office:value="-0.0939226519337016">
            <text:p>-0.0939</text:p>
          </table:table-cell>
          <table:table-cell table:style-name="Default" office:value-type="float" office:value="83.54">
            <text:p>83.54</text:p>
          </table:table-cell>
          <table:table-cell table:formula="of:=[.D427]/[.D426]-1" office:value-type="float" office:value="0.011625090821022">
            <text:p>0.0116250908</text:p>
          </table:table-cell>
          <table:table-cell/>
          <table:table-cell table:formula="of:=[.E427]*[.$H$406]+[.$J$406]" office:value-type="float" office:value="0.0166371722224496">
            <text:p>0.0166371722</text:p>
          </table:table-cell>
          <table:table-cell table:formula="of:=[.C427]-[.G427]" office:value-type="float" office:value="-0.110559824156151">
            <text:p>-0.1105598242</text:p>
          </table:table-cell>
          <table:table-cell table:formula="of:=[.I426]+[.H427]" office:value-type="float" office:value="0.0234081613463893">
            <text:p>0.0234081613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24">
            <text:p>10/24/2008</text:p>
          </table:table-cell>
          <table:table-cell table:style-name="Red" office:value-type="float" office:value="3.03">
            <text:p>3.03</text:p>
          </table:table-cell>
          <table:table-cell table:style-name="ce9" table:formula="of:=[.B428]/[.B427]-1" office:value-type="float" office:value="-0.0762195121951221">
            <text:p>-0.0762</text:p>
          </table:table-cell>
          <table:table-cell table:style-name="Default" office:value-type="float" office:value="79.3">
            <text:p>79.3</text:p>
          </table:table-cell>
          <table:table-cell table:formula="of:=[.D428]/[.D427]-1" office:value-type="float" office:value="-0.0507541297581998">
            <text:p>-0.0507541298</text:p>
          </table:table-cell>
          <table:table-cell/>
          <table:table-cell table:formula="of:=[.E428]*[.$H$406]+[.$J$406]" office:value-type="float" office:value="-0.0771284527993455">
            <text:p>-0.0771284528</text:p>
          </table:table-cell>
          <table:table-cell table:formula="of:=[.C428]-[.G428]" office:value-type="float" office:value="0.000908940604223377">
            <text:p>0.0009089406</text:p>
          </table:table-cell>
          <table:table-cell table:formula="of:=[.I427]+[.H428]" office:value-type="float" office:value="0.0243171019506127">
            <text:p>0.024317102</text:p>
          </table:table-cell>
          <table:table-cell table:number-columns-repeated="1015"/>
        </table:table-row>
        <table:table-row table:style-name="ro1">
          <table:table-cell table:style-name="ce6" office:value-type="date" office:date-value="2008-10-27">
            <text:p>10/27/2008</text:p>
          </table:table-cell>
          <table:table-cell table:style-name="ce7" office:value-type="float" office:value="2.94">
            <text:p>2.94</text:p>
          </table:table-cell>
          <table:table-cell table:style-name="ce9" table:formula="of:=[.B429]/[.B428]-1" office:value-type="float" office:value="-0.0297029702970296">
            <text:p>-0.0297</text:p>
          </table:table-cell>
          <table:table-cell table:style-name="Default" office:value-type="float" office:value="76.49">
            <text:p>76.49</text:p>
          </table:table-cell>
          <table:table-cell table:formula="of:=[.D429]/[.D428]-1" office:value-type="float" office:value="-0.0354350567465321">
            <text:p>-0.0354350567</text:p>
          </table:table-cell>
          <table:table-cell/>
          <table:table-cell table:formula="of:=[.E429]*[.$H$406]+[.$J$406]" office:value-type="float" office:value="-0.0541015146241675">
            <text:p>-0.0541015146</text:p>
          </table:table-cell>
          <table:table-cell table:formula="of:=[.C429]-[.G429]" office:value-type="float" office:value="0.0243985443271379">
            <text:p>0.0243985443</text:p>
          </table:table-cell>
          <table:table-cell table:formula="of:=[.I428]+[.H429]" office:value-type="float" office:value="0.0487156462777505">
            <text:p>0.0487156463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28">
            <text:p>10/28/2008</text:p>
          </table:table-cell>
          <table:table-cell table:style-name="Red" office:value-type="float" office:value="2.84">
            <text:p>2.84</text:p>
          </table:table-cell>
          <table:table-cell table:style-name="ce9" table:formula="of:=[.B430]/[.B429]-1" office:value-type="float" office:value="-0.0340136054421769">
            <text:p>-0.0340</text:p>
          </table:table-cell>
          <table:table-cell table:style-name="Default" office:value-type="float" office:value="85.42">
            <text:p>85.42</text:p>
          </table:table-cell>
          <table:table-cell table:formula="of:=[.D430]/[.D429]-1" office:value-type="float" office:value="0.116747287227089">
            <text:p>0.1167472872</text:p>
          </table:table-cell>
          <table:table-cell/>
          <table:table-cell table:formula="of:=[.E430]*[.$H$406]+[.$J$406]" office:value-type="float" office:value="0.174652106653387">
            <text:p>0.1746521067</text:p>
          </table:table-cell>
          <table:table-cell table:formula="of:=[.C430]-[.G430]" office:value-type="float" office:value="-0.208665712095564">
            <text:p>-0.2086657121</text:p>
          </table:table-cell>
          <table:table-cell table:formula="of:=[.I429]+[.H430]" office:value-type="float" office:value="-0.159950065817814">
            <text:p>-0.1599500658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29">
            <text:p>10/29/2008</text:p>
          </table:table-cell>
          <table:table-cell table:style-name="Red" office:value-type="float" office:value="2.98">
            <text:p>2.98</text:p>
          </table:table-cell>
          <table:table-cell table:style-name="ce9" table:formula="of:=[.B431]/[.B430]-1" office:value-type="float" office:value="0.0492957746478875">
            <text:p>0.0493</text:p>
          </table:table-cell>
          <table:table-cell table:style-name="Default" office:value-type="float" office:value="84.8">
            <text:p>84.8</text:p>
          </table:table-cell>
          <table:table-cell table:formula="of:=[.D431]/[.D430]-1" office:value-type="float" office:value="-0.00725825333645525">
            <text:p>-0.0072582533</text:p>
          </table:table-cell>
          <table:table-cell/>
          <table:table-cell table:formula="of:=[.E431]*[.$H$406]+[.$J$406]" office:value-type="float" office:value="-0.0117474172447888">
            <text:p>-0.0117474172</text:p>
          </table:table-cell>
          <table:table-cell table:formula="of:=[.C431]-[.G431]" office:value-type="float" office:value="0.0610431918926763">
            <text:p>0.0610431919</text:p>
          </table:table-cell>
          <table:table-cell table:formula="of:=[.I430]+[.H431]" office:value-type="float" office:value="-0.0989068739251375">
            <text:p>-0.0989068739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30">
            <text:p>10/30/2008</text:p>
          </table:table-cell>
          <table:table-cell table:style-name="Red" office:value-type="float" office:value="3.56">
            <text:p>3.56</text:p>
          </table:table-cell>
          <table:table-cell table:style-name="ce9" table:formula="of:=[.B432]/[.B431]-1" office:value-type="float" office:value="0.194630872483222">
            <text:p>0.1946</text:p>
          </table:table-cell>
          <table:table-cell table:style-name="Default" office:value-type="float" office:value="87.74">
            <text:p>87.74</text:p>
          </table:table-cell>
          <table:table-cell table:formula="of:=[.D432]/[.D431]-1" office:value-type="float" office:value="0.0346698113207546">
            <text:p>0.0346698113</text:p>
          </table:table-cell>
          <table:table-cell/>
          <table:table-cell table:formula="of:=[.E432]*[.$H$406]+[.$J$406]" office:value-type="float" office:value="0.0512769545256891">
            <text:p>0.0512769545</text:p>
          </table:table-cell>
          <table:table-cell table:formula="of:=[.C432]-[.G432]" office:value-type="float" office:value="0.143353917957532">
            <text:p>0.143353918</text:p>
          </table:table-cell>
          <table:table-cell table:formula="of:=[.I431]+[.H432]" office:value-type="float" office:value="0.044447044032395">
            <text:p>0.044447044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0-31">
            <text:p>10/31/2008</text:p>
          </table:table-cell>
          <table:table-cell table:style-name="Red" office:value-type="float" office:value="3.5">
            <text:p>3.5</text:p>
          </table:table-cell>
          <table:table-cell table:style-name="ce9" table:formula="of:=[.B433]/[.B432]-1" office:value-type="float" office:value="-0.0168539325842697">
            <text:p>-0.0169</text:p>
          </table:table-cell>
          <table:table-cell table:style-name="Default" office:value-type="float" office:value="88.22">
            <text:p>88.22</text:p>
          </table:table-cell>
          <table:table-cell table:formula="of:=[.D433]/[.D432]-1" office:value-type="float" office:value="0.00547070891269663">
            <text:p>0.0054707089</text:p>
          </table:table-cell>
          <table:table-cell/>
          <table:table-cell table:formula="of:=[.E433]*[.$H$406]+[.$J$406]" office:value-type="float" office:value="0.00738618349738082">
            <text:p>0.0073861835</text:p>
          </table:table-cell>
          <table:table-cell table:formula="of:=[.C433]-[.G433]" office:value-type="float" office:value="-0.0242401160816505">
            <text:p>-0.0242401161</text:p>
          </table:table-cell>
          <table:table-cell table:formula="of:=[.I432]+[.H433]" office:value-type="float" office:value="0.0202069279507444">
            <text:p>0.020206928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03">
            <text:p>11/3/2008</text:p>
          </table:table-cell>
          <table:table-cell table:style-name="Red" office:value-type="float" office:value="3.61">
            <text:p>3.61</text:p>
          </table:table-cell>
          <table:table-cell table:style-name="ce9" table:formula="of:=[.B434]/[.B433]-1" office:value-type="float" office:value="0.0314285714285714">
            <text:p>0.0314</text:p>
          </table:table-cell>
          <table:table-cell table:style-name="Default" office:value-type="float" office:value="88.48">
            <text:p>88.48</text:p>
          </table:table-cell>
          <table:table-cell table:formula="of:=[.D434]/[.D433]-1" office:value-type="float" office:value="0.00294717751076856">
            <text:p>0.0029471775</text:p>
          </table:table-cell>
          <table:table-cell/>
          <table:table-cell table:formula="of:=[.E434]*[.$H$406]+[.$J$406]" office:value-type="float" office:value="0.00359292515002133">
            <text:p>0.0035929252</text:p>
          </table:table-cell>
          <table:table-cell table:formula="of:=[.C434]-[.G434]" office:value-type="float" office:value="0.02783564627855">
            <text:p>0.0278356463</text:p>
          </table:table-cell>
          <table:table-cell table:formula="of:=[.I433]+[.H434]" office:value-type="float" office:value="0.0480425742292945">
            <text:p>0.0480425742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04">
            <text:p>11/4/2008</text:p>
          </table:table-cell>
          <table:table-cell table:style-name="Red" office:value-type="float" office:value="3.8">
            <text:p>3.8</text:p>
          </table:table-cell>
          <table:table-cell table:style-name="ce9" table:formula="of:=[.B435]/[.B434]-1" office:value-type="float" office:value="0.0526315789473684">
            <text:p>0.0526</text:p>
          </table:table-cell>
          <table:table-cell table:style-name="Default" office:value-type="float" office:value="91.48">
            <text:p>91.48</text:p>
          </table:table-cell>
          <table:table-cell table:formula="of:=[.D435]/[.D434]-1" office:value-type="float" office:value="0.0339059674502713">
            <text:p>0.0339059675</text:p>
          </table:table-cell>
          <table:table-cell/>
          <table:table-cell table:formula="of:=[.E435]*[.$H$406]+[.$J$406]" office:value-type="float" office:value="0.0501287789430209">
            <text:p>0.0501287789</text:p>
          </table:table-cell>
          <table:table-cell table:formula="of:=[.C435]-[.G435]" office:value-type="float" office:value="0.00250280000434749">
            <text:p>0.0025028</text:p>
          </table:table-cell>
          <table:table-cell table:formula="of:=[.I434]+[.H435]" office:value-type="float" office:value="0.050545374233642">
            <text:p>0.0505453742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05">
            <text:p>11/5/2008</text:p>
          </table:table-cell>
          <table:table-cell table:style-name="Red" office:value-type="float" office:value="3.55">
            <text:p>3.55</text:p>
          </table:table-cell>
          <table:table-cell table:style-name="ce9" table:formula="of:=[.B436]/[.B435]-1" office:value-type="float" office:value="-0.0657894736842105">
            <text:p>-0.0658</text:p>
          </table:table-cell>
          <table:table-cell table:style-name="Default" office:value-type="float" office:value="87.64">
            <text:p>87.64</text:p>
          </table:table-cell>
          <table:table-cell table:formula="of:=[.D436]/[.D435]-1" office:value-type="float" office:value="-0.0419763882815917">
            <text:p>-0.0419763883</text:p>
          </table:table-cell>
          <table:table-cell/>
          <table:table-cell table:formula="of:=[.E436]*[.$H$406]+[.$J$406]" office:value-type="float" office:value="-0.0639341485391853">
            <text:p>-0.0639341485</text:p>
          </table:table-cell>
          <table:table-cell table:formula="of:=[.C436]-[.G436]" office:value-type="float" office:value="-0.00185532514502516">
            <text:p>-0.0018553251</text:p>
          </table:table-cell>
          <table:table-cell table:formula="of:=[.I435]+[.H436]" office:value-type="float" office:value="0.0486900490886168">
            <text:p>0.0486900491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06">
            <text:p>11/6/2008</text:p>
          </table:table-cell>
          <table:table-cell table:style-name="Red" office:value-type="float" office:value="3.17">
            <text:p>3.17</text:p>
          </table:table-cell>
          <table:table-cell table:style-name="ce9" table:formula="of:=[.B437]/[.B436]-1" office:value-type="float" office:value="-0.107042253521127">
            <text:p>-0.1070</text:p>
          </table:table-cell>
          <table:table-cell table:style-name="Default" office:value-type="float" office:value="82.78">
            <text:p>82.78</text:p>
          </table:table-cell>
          <table:table-cell table:formula="of:=[.D437]/[.D436]-1" office:value-type="float" office:value="-0.0554541305340027">
            <text:p>-0.0554541305</text:p>
          </table:table-cell>
          <table:table-cell/>
          <table:table-cell table:formula="of:=[.E437]*[.$H$406]+[.$J$406]" office:value-type="float" office:value="-0.0841932815396532">
            <text:p>-0.0841932815</text:p>
          </table:table-cell>
          <table:table-cell table:formula="of:=[.C437]-[.G437]" office:value-type="float" office:value="-0.0228489719814735">
            <text:p>-0.022848972</text:p>
          </table:table-cell>
          <table:table-cell table:formula="of:=[.I436]+[.H437]" office:value-type="float" office:value="0.0258410771071433">
            <text:p>0.0258410771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07">
            <text:p>11/7/2008</text:p>
          </table:table-cell>
          <table:table-cell table:style-name="Red" office:value-type="float" office:value="3.16">
            <text:p>3.16</text:p>
          </table:table-cell>
          <table:table-cell table:style-name="ce9" table:formula="of:=[.B438]/[.B437]-1" office:value-type="float" office:value="-0.00315457413249209">
            <text:p>-0.0032</text:p>
          </table:table-cell>
          <table:table-cell table:style-name="Default" office:value-type="float" office:value="85.52">
            <text:p>85.52</text:p>
          </table:table-cell>
          <table:table-cell table:formula="of:=[.D438]/[.D437]-1" office:value-type="float" office:value="0.033099782556173">
            <text:p>0.0330997826</text:p>
          </table:table-cell>
          <table:table-cell/>
          <table:table-cell table:formula="of:=[.E438]*[.$H$406]+[.$J$406]" office:value-type="float" office:value="0.0489169582473413">
            <text:p>0.0489169582</text:p>
          </table:table-cell>
          <table:table-cell table:formula="of:=[.C438]-[.G438]" office:value-type="float" office:value="-0.0520715323798334">
            <text:p>-0.0520715324</text:p>
          </table:table-cell>
          <table:table-cell table:formula="of:=[.I437]+[.H438]" office:value-type="float" office:value="-0.0262304552726901">
            <text:p>-0.0262304553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10">
            <text:p>11/10/2008</text:p>
          </table:table-cell>
          <table:table-cell table:style-name="Red" office:value-type="float" office:value="3.04">
            <text:p>3.04</text:p>
          </table:table-cell>
          <table:table-cell table:style-name="ce9" table:formula="of:=[.B439]/[.B438]-1" office:value-type="float" office:value="-0.0379746835443038">
            <text:p>-0.0380</text:p>
          </table:table-cell>
          <table:table-cell table:style-name="Default" office:value-type="float" office:value="84.39">
            <text:p>84.39</text:p>
          </table:table-cell>
          <table:table-cell table:formula="of:=[.D439]/[.D438]-1" office:value-type="float" office:value="-0.0132132834424695">
            <text:p>-0.0132132834</text:p>
          </table:table-cell>
          <table:table-cell/>
          <table:table-cell table:formula="of:=[.E439]*[.$H$406]+[.$J$406]" office:value-type="float" office:value="-0.0206987493507245">
            <text:p>-0.0206987494</text:p>
          </table:table-cell>
          <table:table-cell table:formula="of:=[.C439]-[.G439]" office:value-type="float" office:value="-0.0172759341935793">
            <text:p>-0.0172759342</text:p>
          </table:table-cell>
          <table:table-cell table:formula="of:=[.I438]+[.H439]" office:value-type="float" office:value="-0.0435063894662694">
            <text:p>-0.0435063895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11">
            <text:p>11/11/2008</text:p>
          </table:table-cell>
          <table:table-cell table:style-name="Red" office:value-type="float" office:value="2.96">
            <text:p>2.96</text:p>
          </table:table-cell>
          <table:table-cell table:style-name="ce9" table:formula="of:=[.B440]/[.B439]-1" office:value-type="float" office:value="-0.0263157894736842">
            <text:p>-0.0263</text:p>
          </table:table-cell>
          <table:table-cell table:style-name="Default" office:value-type="float" office:value="81.79">
            <text:p>81.79</text:p>
          </table:table-cell>
          <table:table-cell table:formula="of:=[.D440]/[.D439]-1" office:value-type="float" office:value="-0.0308093375992415">
            <text:p>-0.0308093376</text:p>
          </table:table-cell>
          <table:table-cell/>
          <table:table-cell table:formula="of:=[.E440]*[.$H$406]+[.$J$406]" office:value-type="float" office:value="-0.0471483426705336">
            <text:p>-0.0471483427</text:p>
          </table:table-cell>
          <table:table-cell table:formula="of:=[.C440]-[.G440]" office:value-type="float" office:value="0.0208325531968494">
            <text:p>0.0208325532</text:p>
          </table:table-cell>
          <table:table-cell table:formula="of:=[.I439]+[.H440]" office:value-type="float" office:value="-0.02267383626942">
            <text:p>-0.0226738363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12">
            <text:p>11/12/2008</text:p>
          </table:table-cell>
          <table:table-cell table:style-name="Red" office:value-type="float" office:value="2.57">
            <text:p>2.57</text:p>
          </table:table-cell>
          <table:table-cell table:style-name="ce9" table:formula="of:=[.B441]/[.B440]-1" office:value-type="float" office:value="-0.131756756756757">
            <text:p>-0.1318</text:p>
          </table:table-cell>
          <table:table-cell table:style-name="Default" office:value-type="float" office:value="78.19">
            <text:p>78.19</text:p>
          </table:table-cell>
          <table:table-cell table:formula="of:=[.D441]/[.D440]-1" office:value-type="float" office:value="-0.0440151607776013">
            <text:p>-0.0440151608</text:p>
          </table:table-cell>
          <table:table-cell/>
          <table:table-cell table:formula="of:=[.E441]*[.$H$406]+[.$J$406]" office:value-type="float" office:value="-0.0669987392088107">
            <text:p>-0.0669987392</text:p>
          </table:table-cell>
          <table:table-cell table:formula="of:=[.C441]-[.G441]" office:value-type="float" office:value="-0.064758017547946">
            <text:p>-0.0647580175</text:p>
          </table:table-cell>
          <table:table-cell table:formula="of:=[.I440]+[.H441]" office:value-type="float" office:value="-0.087431853817366">
            <text:p>-0.0874318538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13">
            <text:p>11/13/2008</text:p>
          </table:table-cell>
          <table:table-cell table:style-name="Red" office:value-type="float" office:value="2.7">
            <text:p>2.7</text:p>
          </table:table-cell>
          <table:table-cell table:style-name="ce9" table:formula="of:=[.B442]/[.B441]-1" office:value-type="float" office:value="0.0505836575875487">
            <text:p>0.0506</text:p>
          </table:table-cell>
          <table:table-cell table:style-name="Default" office:value-type="float" office:value="83.06">
            <text:p>83.06</text:p>
          </table:table-cell>
          <table:table-cell table:formula="of:=[.D442]/[.D441]-1" office:value-type="float" office:value="0.0622841795626039">
            <text:p>0.0622841796</text:p>
          </table:table-cell>
          <table:table-cell/>
          <table:table-cell table:formula="of:=[.E442]*[.$H$406]+[.$J$406]" office:value-type="float" office:value="0.0927856247805636">
            <text:p>0.0927856248</text:p>
          </table:table-cell>
          <table:table-cell table:formula="of:=[.C442]-[.G442]" office:value-type="float" office:value="-0.042201967193015">
            <text:p>-0.0422019672</text:p>
          </table:table-cell>
          <table:table-cell table:formula="of:=[.I441]+[.H442]" office:value-type="float" office:value="-0.129633821010381">
            <text:p>-0.129633821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14">
            <text:p>11/14/2008</text:p>
          </table:table-cell>
          <table:table-cell table:style-name="Red" office:value-type="float" office:value="2.43">
            <text:p>2.43</text:p>
          </table:table-cell>
          <table:table-cell table:style-name="ce9" table:formula="of:=[.B443]/[.B442]-1" office:value-type="float" office:value="-0.1">
            <text:p>-0.1000</text:p>
          </table:table-cell>
          <table:table-cell table:style-name="Default" office:value-type="float" office:value="78.92">
            <text:p>78.92</text:p>
          </table:table-cell>
          <table:table-cell table:formula="of:=[.D443]/[.D442]-1" office:value-type="float" office:value="-0.0498434866361667">
            <text:p>-0.0498434866</text:p>
          </table:table-cell>
          <table:table-cell/>
          <table:table-cell table:formula="of:=[.E443]*[.$H$406]+[.$J$406]" office:value-type="float" office:value="-0.0757596152166316">
            <text:p>-0.0757596152</text:p>
          </table:table-cell>
          <table:table-cell table:formula="of:=[.C443]-[.G443]" office:value-type="float" office:value="-0.0242403847833683">
            <text:p>-0.0242403848</text:p>
          </table:table-cell>
          <table:table-cell table:formula="of:=[.I442]+[.H443]" office:value-type="float" office:value="-0.153874205793749">
            <text:p>-0.1538742058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17">
            <text:p>11/17/2008</text:p>
          </table:table-cell>
          <table:table-cell table:style-name="Red" office:value-type="float" office:value="2.5">
            <text:p>2.5</text:p>
          </table:table-cell>
          <table:table-cell table:style-name="ce9" table:formula="of:=[.B444]/[.B443]-1" office:value-type="float" office:value="0.0288065843621399">
            <text:p>0.0288</text:p>
          </table:table-cell>
          <table:table-cell table:style-name="Default" office:value-type="float" office:value="77.87">
            <text:p>77.87</text:p>
          </table:table-cell>
          <table:table-cell table:formula="of:=[.D444]/[.D443]-1" office:value-type="float" office:value="-0.0133046122655853">
            <text:p>-0.0133046123</text:p>
          </table:table-cell>
          <table:table-cell/>
          <table:table-cell table:formula="of:=[.E444]*[.$H$406]+[.$J$406]" office:value-type="float" office:value="-0.0208360307098444">
            <text:p>-0.0208360307</text:p>
          </table:table-cell>
          <table:table-cell table:formula="of:=[.C444]-[.G444]" office:value-type="float" office:value="0.0496426150719844">
            <text:p>0.0496426151</text:p>
          </table:table-cell>
          <table:table-cell table:formula="of:=[.I443]+[.H444]" office:value-type="float" office:value="-0.104231590721765">
            <text:p>-0.1042315907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18">
            <text:p>11/18/2008</text:p>
          </table:table-cell>
          <table:table-cell table:style-name="Red" office:value-type="float" office:value="2.5">
            <text:p>2.5</text:p>
          </table:table-cell>
          <table:table-cell table:style-name="ce9" table:formula="of:=[.B445]/[.B444]-1" office:value-type="float" office:value="0">
            <text:p>0.0000</text:p>
          </table:table-cell>
          <table:table-cell table:style-name="Default" office:value-type="float" office:value="79.34">
            <text:p>79.34</text:p>
          </table:table-cell>
          <table:table-cell table:formula="of:=[.D445]/[.D444]-1" office:value-type="float" office:value="0.0188776165403879">
            <text:p>0.0188776165</text:p>
          </table:table-cell>
          <table:table-cell/>
          <table:table-cell table:formula="of:=[.E445]*[.$H$406]+[.$J$406]" office:value-type="float" office:value="0.0275388410914816">
            <text:p>0.0275388411</text:p>
          </table:table-cell>
          <table:table-cell table:formula="of:=[.C445]-[.G445]" office:value-type="float" office:value="-0.0275388410914816">
            <text:p>-0.0275388411</text:p>
          </table:table-cell>
          <table:table-cell table:formula="of:=[.I444]+[.H445]" office:value-type="float" office:value="-0.131770431813247">
            <text:p>-0.1317704318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19">
            <text:p>11/19/2008</text:p>
          </table:table-cell>
          <table:table-cell table:style-name="Red" office:value-type="float" office:value="2.12">
            <text:p>2.12</text:p>
          </table:table-cell>
          <table:table-cell table:style-name="ce9" table:formula="of:=[.B446]/[.B445]-1" office:value-type="float" office:value="-0.152">
            <text:p>-0.1520</text:p>
          </table:table-cell>
          <table:table-cell table:style-name="Default" office:value-type="float" office:value="74.25">
            <text:p>74.25</text:p>
          </table:table-cell>
          <table:table-cell table:formula="of:=[.D446]/[.D445]-1" office:value-type="float" office:value="-0.0641542727501891">
            <text:p>-0.0641542728</text:p>
          </table:table-cell>
          <table:table-cell/>
          <table:table-cell table:formula="of:=[.E446]*[.$H$406]+[.$J$406]" office:value-type="float" office:value="-0.0972709420988003">
            <text:p>-0.0972709421</text:p>
          </table:table-cell>
          <table:table-cell table:formula="of:=[.C446]-[.G446]" office:value-type="float" office:value="-0.0547290579011996">
            <text:p>-0.0547290579</text:p>
          </table:table-cell>
          <table:table-cell table:formula="of:=[.I445]+[.H446]" office:value-type="float" office:value="-0.186499489714446">
            <text:p>-0.1864994897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20">
            <text:p>11/20/2008</text:p>
          </table:table-cell>
          <table:table-cell table:style-name="Red" office:value-type="float" office:value="1.91">
            <text:p>1.91</text:p>
          </table:table-cell>
          <table:table-cell table:style-name="ce9" table:formula="of:=[.B447]/[.B446]-1" office:value-type="float" office:value="-0.0990566037735849">
            <text:p>-0.0991</text:p>
          </table:table-cell>
          <table:table-cell table:style-name="Default" office:value-type="float" office:value="68.74">
            <text:p>68.74</text:p>
          </table:table-cell>
          <table:table-cell table:formula="of:=[.D447]/[.D446]-1" office:value-type="float" office:value="-0.0742087542087543">
            <text:p>-0.0742087542</text:p>
          </table:table-cell>
          <table:table-cell/>
          <table:table-cell table:formula="of:=[.E447]*[.$H$406]+[.$J$406]" office:value-type="float" office:value="-0.112384384195036">
            <text:p>-0.1123843842</text:p>
          </table:table-cell>
          <table:table-cell table:formula="of:=[.C447]-[.G447]" office:value-type="float" office:value="0.0133277804214515">
            <text:p>0.0133277804</text:p>
          </table:table-cell>
          <table:table-cell table:formula="of:=[.I446]+[.H447]" office:value-type="float" office:value="-0.173171709292995">
            <text:p>-0.1731717093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21">
            <text:p>11/21/2008</text:p>
          </table:table-cell>
          <table:table-cell table:style-name="Red" office:value-type="float" office:value="1.82">
            <text:p>1.82</text:p>
          </table:table-cell>
          <table:table-cell table:style-name="ce9" table:formula="of:=[.B448]/[.B447]-1" office:value-type="float" office:value="-0.0471204188481675">
            <text:p>-0.0471</text:p>
          </table:table-cell>
          <table:table-cell table:style-name="Default" office:value-type="float" office:value="72.45">
            <text:p>72.45</text:p>
          </table:table-cell>
          <table:table-cell table:formula="of:=[.D448]/[.D447]-1" office:value-type="float" office:value="0.0539714867617109">
            <text:p>0.0539714868</text:p>
          </table:table-cell>
          <table:table-cell/>
          <table:table-cell table:formula="of:=[.E448]*[.$H$406]+[.$J$406]" office:value-type="float" office:value="0.0802903606709391">
            <text:p>0.0802903607</text:p>
          </table:table-cell>
          <table:table-cell table:formula="of:=[.C448]-[.G448]" office:value-type="float" office:value="-0.127410779519107">
            <text:p>-0.1274107795</text:p>
          </table:table-cell>
          <table:table-cell table:formula="of:=[.I447]+[.H448]" office:value-type="float" office:value="-0.300582488812101">
            <text:p>-0.3005824888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08-11-24">
            <text:p>11/24/2008</text:p>
          </table:table-cell>
          <table:table-cell table:style-name="Red" office:value-type="float" office:value="1.86">
            <text:p>1.86</text:p>
          </table:table-cell>
          <table:table-cell table:style-name="ce9" table:formula="of:=[.B449]/[.B448]-1" office:value-type="float" office:value="0.0219780219780219">
            <text:p>0.0220</text:p>
          </table:table-cell>
          <table:table-cell table:style-name="Default" office:value-type="float" office:value="77.47">
            <text:p>77.47</text:p>
          </table:table-cell>
          <table:table-cell table:formula="of:=[.D449]/[.D448]-1" office:value-type="float" office:value="0.0692891649413387">
            <text:p>0.0692891649</text:p>
          </table:table-cell>
          <table:table-cell/>
          <table:table-cell table:formula="of:=[.E449]*[.$H$406]+[.$J$406]" office:value-type="float" office:value="0.103315202197637">
            <text:p>0.1033152022</text:p>
          </table:table-cell>
          <table:table-cell table:formula="of:=[.C449]-[.G449]" office:value-type="float" office:value="-0.081337180219615">
            <text:p>-0.0813371802</text:p>
          </table:table-cell>
          <table:table-cell table:formula="of:=[.I448]+[.H449]" office:value-type="float" office:value="-0.381919669031716">
            <text:p>-0.3819196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8-11-25">
            <text:p>11/25/2008</text:p>
          </table:table-cell>
          <table:table-cell office:value-type="float" office:value="1.8">
            <text:p>1.8</text:p>
          </table:table-cell>
          <table:table-cell table:style-name="ce9" table:formula="of:=[.B450]/[.B449]-1" office:value-type="float" office:value="-0.0322580645161289">
            <text:p>-0.0323</text:p>
          </table:table-cell>
          <table:table-cell table:style-name="Default" office:value-type="float" office:value="78.04">
            <text:p>78.04</text:p>
          </table:table-cell>
          <table:table-cell table:formula="of:=[.D450]/[.D449]-1" office:value-type="float" office:value="0.00735768684652127">
            <text:p>0.0073576868</text:p>
          </table:table-cell>
          <table:table-cell table:number-columns-repeated="1019"/>
        </table:table-row>
        <table:table-row table:style-name="ro1" table:number-rows-repeated="296">
          <table:table-cell table:style-name="ce2"/>
          <table:table-cell table:number-columns-repeated="2"/>
          <table:table-cell table:style-name="ce9"/>
          <table:table-cell table:number-columns-repeated="1020"/>
        </table:table-row>
        <table:table-row table:style-name="ro1" table:number-rows-repeated="10478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G Event" table:style-name="ta2">
        <office:forms form:automatic-focus="false" form:apply-design-mode="false"/>
        <table:table-column table:style-name="co3" table:default-cell-style-name="ce1"/>
        <table:table-column table:style-name="co8" table:number-columns-repeated="11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CBG</text:p>
          </table:table-cell>
          <table:table-cell office:value-type="string">
            <text:p>CBG DR</text:p>
          </table:table-cell>
          <table:table-cell office:value-type="string">
            <text:p>SPY</text:p>
          </table:table-cell>
          <table:table-cell office:value-type="string">
            <text:p>SPY DR</text:p>
          </table:table-cell>
          <table:table-cell table:number-columns-repeated="7"/>
        </table:table-row>
        <table:table-row table:style-name="ro1">
          <table:table-cell office:value-type="string">
            <text:p>2008-01-02</text:p>
          </table:table-cell>
          <table:table-cell office:value-type="float" office:value="21.38">
            <text:p>21.38</text:p>
          </table:table-cell>
          <table:table-cell table:style-name="ce13" office:value-type="float" office:value="0">
            <text:p>0</text:p>
          </table:table-cell>
          <table:table-cell office:value-type="float" office:value="129.99">
            <text:p>129.9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2008-01-03</text:p>
          </table:table-cell>
          <table:table-cell office:value-type="float" office:value="20.89">
            <text:p>20.89</text:p>
          </table:table-cell>
          <table:table-cell table:formula="of:=[.B3]/[.B2]-1" office:value-type="float" office:value="-0.0229186155285312">
            <text:p>-0.0229186155</text:p>
          </table:table-cell>
          <table:table-cell office:value-type="float" office:value="129.93">
            <text:p>129.93</text:p>
          </table:table-cell>
          <table:table-cell table:formula="of:=[.D3]/[.D2]-1" office:value-type="float" office:value="-0.000461573967228235">
            <text:p>-0.000461574</text:p>
          </table:table-cell>
          <table:table-cell table:number-columns-repeated="7"/>
        </table:table-row>
        <table:table-row table:style-name="ro1">
          <table:table-cell office:value-type="string">
            <text:p>2008-01-04</text:p>
          </table:table-cell>
          <table:table-cell office:value-type="float" office:value="19.4">
            <text:p>19.4</text:p>
          </table:table-cell>
          <table:table-cell table:formula="of:=[.B4]/[.B3]-1" office:value-type="float" office:value="-0.0713259932982289">
            <text:p>-0.0713259933</text:p>
          </table:table-cell>
          <table:table-cell office:value-type="float" office:value="126.74">
            <text:p>126.74</text:p>
          </table:table-cell>
          <table:table-cell table:formula="of:=[.D4]/[.D3]-1" office:value-type="float" office:value="-0.0245516816747481">
            <text:p>-0.0245516817</text:p>
          </table:table-cell>
          <table:table-cell table:number-columns-repeated="7"/>
        </table:table-row>
        <table:table-row table:style-name="ro1">
          <table:table-cell office:value-type="string">
            <text:p>2008-01-07</text:p>
          </table:table-cell>
          <table:table-cell office:value-type="float" office:value="18.77">
            <text:p>18.77</text:p>
          </table:table-cell>
          <table:table-cell table:formula="of:=[.B5]/[.B4]-1" office:value-type="float" office:value="-0.0324742268041237">
            <text:p>-0.0324742268</text:p>
          </table:table-cell>
          <table:table-cell office:value-type="float" office:value="126.63">
            <text:p>126.63</text:p>
          </table:table-cell>
          <table:table-cell table:formula="of:=[.D5]/[.D4]-1" office:value-type="float" office:value="-0.000867918573457471">
            <text:p>-0.0008679186</text:p>
          </table:table-cell>
          <table:table-cell table:number-columns-repeated="7"/>
        </table:table-row>
        <table:table-row table:style-name="ro1">
          <table:table-cell office:value-type="string">
            <text:p>2008-01-08</text:p>
          </table:table-cell>
          <table:table-cell office:value-type="float" office:value="18.4">
            <text:p>18.4</text:p>
          </table:table-cell>
          <table:table-cell table:formula="of:=[.B6]/[.B5]-1" office:value-type="float" office:value="-0.0197123068726692">
            <text:p>-0.0197123069</text:p>
          </table:table-cell>
          <table:table-cell office:value-type="float" office:value="124.59">
            <text:p>124.59</text:p>
          </table:table-cell>
          <table:table-cell table:formula="of:=[.D6]/[.D5]-1" office:value-type="float" office:value="-0.0161099265576877">
            <text:p>-0.0161099266</text:p>
          </table:table-cell>
          <table:table-cell table:number-columns-repeated="7"/>
        </table:table-row>
        <table:table-row table:style-name="ro1">
          <table:table-cell office:value-type="string">
            <text:p>2008-01-09</text:p>
          </table:table-cell>
          <table:table-cell office:value-type="float" office:value="17.73">
            <text:p>17.73</text:p>
          </table:table-cell>
          <table:table-cell table:formula="of:=[.B7]/[.B6]-1" office:value-type="float" office:value="-0.0364130434782608">
            <text:p>-0.0364130435</text:p>
          </table:table-cell>
          <table:table-cell office:value-type="float" office:value="125.9">
            <text:p>125.9</text:p>
          </table:table-cell>
          <table:table-cell table:formula="of:=[.D7]/[.D6]-1" office:value-type="float" office:value="0.0105144875190626">
            <text:p>0.0105144875</text:p>
          </table:table-cell>
          <table:table-cell table:number-columns-repeated="7"/>
        </table:table-row>
        <table:table-row table:style-name="ro1">
          <table:table-cell office:value-type="string">
            <text:p>2008-01-10</text:p>
          </table:table-cell>
          <table:table-cell office:value-type="float" office:value="17.51">
            <text:p>17.51</text:p>
          </table:table-cell>
          <table:table-cell table:formula="of:=[.B8]/[.B7]-1" office:value-type="float" office:value="-0.0124083474337281">
            <text:p>-0.0124083474</text:p>
          </table:table-cell>
          <table:table-cell office:value-type="float" office:value="126.72">
            <text:p>126.72</text:p>
          </table:table-cell>
          <table:table-cell table:formula="of:=[.D8]/[.D7]-1" office:value-type="float" office:value="0.00651310563939633">
            <text:p>0.0065131056</text:p>
          </table:table-cell>
          <table:table-cell table:number-columns-repeated="7"/>
        </table:table-row>
        <table:table-row table:style-name="ro1">
          <table:table-cell office:value-type="string">
            <text:p>2008-01-11</text:p>
          </table:table-cell>
          <table:table-cell office:value-type="float" office:value="17.91">
            <text:p>17.91</text:p>
          </table:table-cell>
          <table:table-cell table:formula="of:=[.B9]/[.B8]-1" office:value-type="float" office:value="0.0228440890919475">
            <text:p>0.0228440891</text:p>
          </table:table-cell>
          <table:table-cell office:value-type="float" office:value="125.7">
            <text:p>125.7</text:p>
          </table:table-cell>
          <table:table-cell table:formula="of:=[.D9]/[.D8]-1" office:value-type="float" office:value="-0.00804924242424243">
            <text:p>-0.0080492424</text:p>
          </table:table-cell>
          <table:table-cell table:number-columns-repeated="7"/>
        </table:table-row>
        <table:table-row table:style-name="ro1">
          <table:table-cell office:value-type="string">
            <text:p>2008-01-14</text:p>
          </table:table-cell>
          <table:table-cell office:value-type="float" office:value="17.87">
            <text:p>17.87</text:p>
          </table:table-cell>
          <table:table-cell table:formula="of:=[.B10]/[.B9]-1" office:value-type="float" office:value="-0.00223338916806248">
            <text:p>-0.0022333892</text:p>
          </table:table-cell>
          <table:table-cell office:value-type="float" office:value="126.71">
            <text:p>126.71</text:p>
          </table:table-cell>
          <table:table-cell table:formula="of:=[.D10]/[.D9]-1" office:value-type="float" office:value="0.00803500397772461">
            <text:p>0.008035004</text:p>
          </table:table-cell>
          <table:table-cell table:number-columns-repeated="7"/>
        </table:table-row>
        <table:table-row table:style-name="ro1">
          <table:table-cell office:value-type="string">
            <text:p>2008-01-15</text:p>
          </table:table-cell>
          <table:table-cell office:value-type="float" office:value="17.21">
            <text:p>17.21</text:p>
          </table:table-cell>
          <table:table-cell table:formula="of:=[.B11]/[.B10]-1" office:value-type="float" office:value="-0.0369334079462786">
            <text:p>-0.0369334079</text:p>
          </table:table-cell>
          <table:table-cell office:value-type="float" office:value="123.93">
            <text:p>123.93</text:p>
          </table:table-cell>
          <table:table-cell table:formula="of:=[.D11]/[.D10]-1" office:value-type="float" office:value="-0.0219398626785572">
            <text:p>-0.0219398627</text:p>
          </table:table-cell>
          <table:table-cell table:number-columns-repeated="7"/>
        </table:table-row>
        <table:table-row table:style-name="ro1">
          <table:table-cell office:value-type="string">
            <text:p>2008-01-16</text:p>
          </table:table-cell>
          <table:table-cell office:value-type="float" office:value="17.29">
            <text:p>17.29</text:p>
          </table:table-cell>
          <table:table-cell table:formula="of:=[.B12]/[.B11]-1" office:value-type="float" office:value="0.00464846019755938">
            <text:p>0.0046484602</text:p>
          </table:table-cell>
          <table:table-cell office:value-type="float" office:value="122.86">
            <text:p>122.86</text:p>
          </table:table-cell>
          <table:table-cell table:formula="of:=[.D12]/[.D11]-1" office:value-type="float" office:value="-0.00863390623739213">
            <text:p>-0.0086339062</text:p>
          </table:table-cell>
          <table:table-cell table:number-columns-repeated="7"/>
        </table:table-row>
        <table:table-row table:style-name="ro1">
          <table:table-cell office:value-type="string">
            <text:p>2008-01-17</text:p>
          </table:table-cell>
          <table:table-cell office:value-type="float" office:value="16.13">
            <text:p>16.13</text:p>
          </table:table-cell>
          <table:table-cell table:formula="of:=[.B13]/[.B12]-1" office:value-type="float" office:value="-0.0670908039329092">
            <text:p>-0.0670908039</text:p>
          </table:table-cell>
          <table:table-cell office:value-type="float" office:value="119.67">
            <text:p>119.67</text:p>
          </table:table-cell>
          <table:table-cell table:formula="of:=[.D13]/[.D12]-1" office:value-type="float" office:value="-0.0259645124531988">
            <text:p>-0.0259645125</text:p>
          </table:table-cell>
          <table:table-cell table:number-columns-repeated="7"/>
        </table:table-row>
        <table:table-row table:style-name="ro1">
          <table:table-cell office:value-type="string">
            <text:p>2008-01-18</text:p>
          </table:table-cell>
          <table:table-cell office:value-type="float" office:value="16.44">
            <text:p>16.44</text:p>
          </table:table-cell>
          <table:table-cell table:formula="of:=[.B14]/[.B13]-1" office:value-type="float" office:value="0.0192188468691881">
            <text:p>0.0192188469</text:p>
          </table:table-cell>
          <table:table-cell office:value-type="float" office:value="118.45">
            <text:p>118.45</text:p>
          </table:table-cell>
          <table:table-cell table:formula="of:=[.D14]/[.D13]-1" office:value-type="float" office:value="-0.0101947020974346">
            <text:p>-0.0101947021</text:p>
          </table:table-cell>
          <table:table-cell table:number-columns-repeated="7"/>
        </table:table-row>
        <table:table-row table:style-name="ro1">
          <table:table-cell office:value-type="string">
            <text:p>2008-01-22</text:p>
          </table:table-cell>
          <table:table-cell office:value-type="float" office:value="16.87">
            <text:p>16.87</text:p>
          </table:table-cell>
          <table:table-cell table:formula="of:=[.B15]/[.B14]-1" office:value-type="float" office:value="0.0261557177615572">
            <text:p>0.0261557178</text:p>
          </table:table-cell>
          <table:table-cell office:value-type="float" office:value="117.24">
            <text:p>117.24</text:p>
          </table:table-cell>
          <table:table-cell table:formula="of:=[.D15]/[.D14]-1" office:value-type="float" office:value="-0.01021528070916">
            <text:p>-0.0102152807</text:p>
          </table:table-cell>
          <table:table-cell table:number-columns-repeated="7"/>
        </table:table-row>
        <table:table-row table:style-name="ro1">
          <table:table-cell office:value-type="string">
            <text:p>2008-01-23</text:p>
          </table:table-cell>
          <table:table-cell office:value-type="float" office:value="18.3">
            <text:p>18.3</text:p>
          </table:table-cell>
          <table:table-cell table:formula="of:=[.B16]/[.B15]-1" office:value-type="float" office:value="0.0847658565500888">
            <text:p>0.0847658566</text:p>
          </table:table-cell>
          <table:table-cell office:value-type="float" office:value="120.06">
            <text:p>120.06</text:p>
          </table:table-cell>
          <table:table-cell table:formula="of:=[.D16]/[.D15]-1" office:value-type="float" office:value="0.0240532241555784">
            <text:p>0.0240532242</text:p>
          </table:table-cell>
          <table:table-cell table:number-columns-repeated="7"/>
        </table:table-row>
        <table:table-row table:style-name="ro1">
          <table:table-cell office:value-type="string">
            <text:p>2008-01-24</text:p>
          </table:table-cell>
          <table:table-cell office:value-type="float" office:value="18.36">
            <text:p>18.36</text:p>
          </table:table-cell>
          <table:table-cell table:formula="of:=[.B17]/[.B16]-1" office:value-type="float" office:value="0.00327868852459012">
            <text:p>0.0032786885</text:p>
          </table:table-cell>
          <table:table-cell office:value-type="float" office:value="121.07">
            <text:p>121.07</text:p>
          </table:table-cell>
          <table:table-cell table:formula="of:=[.D17]/[.D16]-1" office:value-type="float" office:value="0.00841246043644839">
            <text:p>0.0084124604</text:p>
          </table:table-cell>
          <table:table-cell table:number-columns-repeated="7"/>
        </table:table-row>
        <table:table-row table:style-name="ro1">
          <table:table-cell office:value-type="string">
            <text:p>2008-01-25</text:p>
          </table:table-cell>
          <table:table-cell office:value-type="float" office:value="18.06">
            <text:p>18.06</text:p>
          </table:table-cell>
          <table:table-cell table:formula="of:=[.B18]/[.B17]-1" office:value-type="float" office:value="-0.0163398692810458">
            <text:p>-0.0163398693</text:p>
          </table:table-cell>
          <table:table-cell office:value-type="float" office:value="119.32">
            <text:p>119.32</text:p>
          </table:table-cell>
          <table:table-cell table:formula="of:=[.D18]/[.D17]-1" office:value-type="float" office:value="-0.0144544478400925">
            <text:p>-0.0144544478</text:p>
          </table:table-cell>
          <table:table-cell table:number-columns-repeated="7"/>
        </table:table-row>
        <table:table-row table:style-name="ro1">
          <table:table-cell office:value-type="string">
            <text:p>2008-01-28</text:p>
          </table:table-cell>
          <table:table-cell office:value-type="float" office:value="18.51">
            <text:p>18.51</text:p>
          </table:table-cell>
          <table:table-cell table:formula="of:=[.B19]/[.B18]-1" office:value-type="float" office:value="0.0249169435215948">
            <text:p>0.0249169435</text:p>
          </table:table-cell>
          <table:table-cell office:value-type="float" office:value="121.3">
            <text:p>121.3</text:p>
          </table:table-cell>
          <table:table-cell table:formula="of:=[.D19]/[.D18]-1" office:value-type="float" office:value="0.0165940328528327">
            <text:p>0.0165940329</text:p>
          </table:table-cell>
          <table:table-cell table:number-columns-repeated="7"/>
        </table:table-row>
        <table:table-row table:style-name="ro1">
          <table:table-cell office:value-type="string">
            <text:p>2008-01-29</text:p>
          </table:table-cell>
          <table:table-cell office:value-type="float" office:value="18.32">
            <text:p>18.32</text:p>
          </table:table-cell>
          <table:table-cell table:formula="of:=[.B20]/[.B19]-1" office:value-type="float" office:value="-0.0102647217720152">
            <text:p>-0.0102647218</text:p>
          </table:table-cell>
          <table:table-cell office:value-type="float" office:value="121.9">
            <text:p>121.9</text:p>
          </table:table-cell>
          <table:table-cell table:formula="of:=[.D20]/[.D19]-1" office:value-type="float" office:value="0.00494641384995886">
            <text:p>0.0049464138</text:p>
          </table:table-cell>
          <table:table-cell table:number-columns-repeated="7"/>
        </table:table-row>
        <table:table-row table:style-name="ro1">
          <table:table-cell office:value-type="string">
            <text:p>2008-01-30</text:p>
          </table:table-cell>
          <table:table-cell office:value-type="float" office:value="18.45">
            <text:p>18.45</text:p>
          </table:table-cell>
          <table:table-cell table:formula="of:=[.B21]/[.B20]-1" office:value-type="float" office:value="0.00709606986899547">
            <text:p>0.0070960699</text:p>
          </table:table-cell>
          <table:table-cell office:value-type="float" office:value="121">
            <text:p>121</text:p>
          </table:table-cell>
          <table:table-cell table:formula="of:=[.D21]/[.D20]-1" office:value-type="float" office:value="-0.00738310090237904">
            <text:p>-0.0073831009</text:p>
          </table:table-cell>
          <table:table-cell table:number-columns-repeated="7"/>
        </table:table-row>
        <table:table-row table:style-name="ro1">
          <table:table-cell office:value-type="string">
            <text:p>2008-01-31</text:p>
          </table:table-cell>
          <table:table-cell office:value-type="float" office:value="19.37">
            <text:p>19.37</text:p>
          </table:table-cell>
          <table:table-cell table:formula="of:=[.B22]/[.B21]-1" office:value-type="float" office:value="0.0498644986449865">
            <text:p>0.0498644986</text:p>
          </table:table-cell>
          <table:table-cell office:value-type="float" office:value="123.21">
            <text:p>123.21</text:p>
          </table:table-cell>
          <table:table-cell table:formula="of:=[.D22]/[.D21]-1" office:value-type="float" office:value="0.0182644628099173">
            <text:p>0.0182644628</text:p>
          </table:table-cell>
          <table:table-cell table:number-columns-repeated="7"/>
        </table:table-row>
        <table:table-row table:style-name="ro1">
          <table:table-cell office:value-type="string">
            <text:p>2008-02-01</text:p>
          </table:table-cell>
          <table:table-cell office:value-type="float" office:value="19.96">
            <text:p>19.96</text:p>
          </table:table-cell>
          <table:table-cell table:formula="of:=[.B23]/[.B22]-1" office:value-type="float" office:value="0.0304594734124934">
            <text:p>0.0304594734</text:p>
          </table:table-cell>
          <table:table-cell office:value-type="float" office:value="125.19">
            <text:p>125.19</text:p>
          </table:table-cell>
          <table:table-cell table:formula="of:=[.D23]/[.D22]-1" office:value-type="float" office:value="0.0160701241782324">
            <text:p>0.0160701242</text:p>
          </table:table-cell>
          <table:table-cell table:number-columns-repeated="7"/>
        </table:table-row>
        <table:table-row table:style-name="ro1">
          <table:table-cell office:value-type="string">
            <text:p>2008-02-04</text:p>
          </table:table-cell>
          <table:table-cell office:value-type="float" office:value="19.1">
            <text:p>19.1</text:p>
          </table:table-cell>
          <table:table-cell table:formula="of:=[.B24]/[.B23]-1" office:value-type="float" office:value="-0.0430861723446894">
            <text:p>-0.0430861723</text:p>
          </table:table-cell>
          <table:table-cell office:value-type="float" office:value="123.61">
            <text:p>123.61</text:p>
          </table:table-cell>
          <table:table-cell table:formula="of:=[.D24]/[.D23]-1" office:value-type="float" office:value="-0.0126208163591341">
            <text:p>-0.0126208164</text:p>
          </table:table-cell>
          <table:table-cell table:number-columns-repeated="7"/>
        </table:table-row>
        <table:table-row table:style-name="ro1">
          <table:table-cell office:value-type="string">
            <text:p>2008-02-05</text:p>
          </table:table-cell>
          <table:table-cell office:value-type="float" office:value="17.75">
            <text:p>17.75</text:p>
          </table:table-cell>
          <table:table-cell table:formula="of:=[.B25]/[.B24]-1" office:value-type="float" office:value="-0.0706806282722514">
            <text:p>-0.0706806283</text:p>
          </table:table-cell>
          <table:table-cell office:value-type="float" office:value="120.3">
            <text:p>120.3</text:p>
          </table:table-cell>
          <table:table-cell table:formula="of:=[.D25]/[.D24]-1" office:value-type="float" office:value="-0.0267777687889329">
            <text:p>-0.0267777688</text:p>
          </table:table-cell>
          <table:table-cell table:number-columns-repeated="7"/>
        </table:table-row>
        <table:table-row table:style-name="ro1">
          <table:table-cell office:value-type="string">
            <text:p>2008-02-06</text:p>
          </table:table-cell>
          <table:table-cell office:value-type="float" office:value="18.14">
            <text:p>18.14</text:p>
          </table:table-cell>
          <table:table-cell table:formula="of:=[.B26]/[.B25]-1" office:value-type="float" office:value="0.0219718309859156">
            <text:p>0.021971831</text:p>
          </table:table-cell>
          <table:table-cell office:value-type="float" office:value="119.33">
            <text:p>119.33</text:p>
          </table:table-cell>
          <table:table-cell table:formula="of:=[.D26]/[.D25]-1" office:value-type="float" office:value="-0.00806317539484624">
            <text:p>-0.0080631754</text:p>
          </table:table-cell>
          <table:table-cell table:number-columns-repeated="7"/>
        </table:table-row>
        <table:table-row table:style-name="ro1">
          <table:table-cell office:value-type="string">
            <text:p>2008-02-07</text:p>
          </table:table-cell>
          <table:table-cell office:value-type="float" office:value="18.83">
            <text:p>18.83</text:p>
          </table:table-cell>
          <table:table-cell table:formula="of:=[.B27]/[.B26]-1" office:value-type="float" office:value="0.0380374862183019">
            <text:p>0.0380374862</text:p>
          </table:table-cell>
          <table:table-cell office:value-type="float" office:value="120.12">
            <text:p>120.12</text:p>
          </table:table-cell>
          <table:table-cell table:formula="of:=[.D27]/[.D26]-1" office:value-type="float" office:value="0.00662029665633113">
            <text:p>0.0066202967</text:p>
          </table:table-cell>
          <table:table-cell table:number-columns-repeated="7"/>
        </table:table-row>
        <table:table-row table:style-name="ro1">
          <table:table-cell office:value-type="string">
            <text:p>2008-02-08</text:p>
          </table:table-cell>
          <table:table-cell office:value-type="float" office:value="17.97">
            <text:p>17.97</text:p>
          </table:table-cell>
          <table:table-cell table:formula="of:=[.B28]/[.B27]-1" office:value-type="float" office:value="-0.0456718003186405">
            <text:p>-0.0456718003</text:p>
          </table:table-cell>
          <table:table-cell office:value-type="float" office:value="119.35">
            <text:p>119.35</text:p>
          </table:table-cell>
          <table:table-cell table:formula="of:=[.D28]/[.D27]-1" office:value-type="float" office:value="-0.0064102564102565">
            <text:p>-0.0064102564</text:p>
          </table:table-cell>
          <table:table-cell table:number-columns-repeated="7"/>
        </table:table-row>
        <table:table-row table:style-name="ro1">
          <table:table-cell office:value-type="string">
            <text:p>2008-02-11</text:p>
          </table:table-cell>
          <table:table-cell office:value-type="float" office:value="18.64">
            <text:p>18.64</text:p>
          </table:table-cell>
          <table:table-cell table:formula="of:=[.B29]/[.B28]-1" office:value-type="float" office:value="0.0372843628269339">
            <text:p>0.0372843628</text:p>
          </table:table-cell>
          <table:table-cell office:value-type="float" office:value="119.96">
            <text:p>119.96</text:p>
          </table:table-cell>
          <table:table-cell table:formula="of:=[.D29]/[.D28]-1" office:value-type="float" office:value="0.00511101801424374">
            <text:p>0.005111018</text:p>
          </table:table-cell>
          <table:table-cell table:number-columns-repeated="7"/>
        </table:table-row>
        <table:table-row table:style-name="ro1">
          <table:table-cell office:value-type="string">
            <text:p>2008-02-12</text:p>
          </table:table-cell>
          <table:table-cell office:value-type="float" office:value="19.26">
            <text:p>19.26</text:p>
          </table:table-cell>
          <table:table-cell table:formula="of:=[.B30]/[.B29]-1" office:value-type="float" office:value="0.0332618025751072">
            <text:p>0.0332618026</text:p>
          </table:table-cell>
          <table:table-cell office:value-type="float" office:value="121.07">
            <text:p>121.07</text:p>
          </table:table-cell>
          <table:table-cell table:formula="of:=[.D30]/[.D29]-1" office:value-type="float" office:value="0.00925308436145378">
            <text:p>0.0092530844</text:p>
          </table:table-cell>
          <table:table-cell table:number-columns-repeated="7"/>
        </table:table-row>
        <table:table-row table:style-name="ro1">
          <table:table-cell office:value-type="string">
            <text:p>2008-02-13</text:p>
          </table:table-cell>
          <table:table-cell office:value-type="float" office:value="19.7">
            <text:p>19.7</text:p>
          </table:table-cell>
          <table:table-cell table:formula="of:=[.B31]/[.B30]-1" office:value-type="float" office:value="0.0228452751817236">
            <text:p>0.0228452752</text:p>
          </table:table-cell>
          <table:table-cell office:value-type="float" office:value="122.31">
            <text:p>122.31</text:p>
          </table:table-cell>
          <table:table-cell table:formula="of:=[.D31]/[.D30]-1" office:value-type="float" office:value="0.0102420087552657">
            <text:p>0.0102420088</text:p>
          </table:table-cell>
          <table:table-cell table:number-columns-repeated="7"/>
        </table:table-row>
        <table:table-row table:style-name="ro1">
          <table:table-cell office:value-type="string">
            <text:p>2008-02-14</text:p>
          </table:table-cell>
          <table:table-cell office:value-type="float" office:value="19.6">
            <text:p>19.6</text:p>
          </table:table-cell>
          <table:table-cell table:formula="of:=[.B32]/[.B31]-1" office:value-type="float" office:value="-0.0050761421319796">
            <text:p>-0.0050761421</text:p>
          </table:table-cell>
          <table:table-cell office:value-type="float" office:value="121.23">
            <text:p>121.23</text:p>
          </table:table-cell>
          <table:table-cell table:formula="of:=[.D32]/[.D31]-1" office:value-type="float" office:value="-0.00883002207505512">
            <text:p>-0.0088300221</text:p>
          </table:table-cell>
          <table:table-cell table:number-columns-repeated="7"/>
        </table:table-row>
        <table:table-row table:style-name="ro1">
          <table:table-cell office:value-type="string">
            <text:p>2008-02-15</text:p>
          </table:table-cell>
          <table:table-cell office:value-type="float" office:value="19.42">
            <text:p>19.42</text:p>
          </table:table-cell>
          <table:table-cell table:formula="of:=[.B33]/[.B32]-1" office:value-type="float" office:value="-0.00918367346938775">
            <text:p>-0.0091836735</text:p>
          </table:table-cell>
          <table:table-cell office:value-type="float" office:value="121.21">
            <text:p>121.21</text:p>
          </table:table-cell>
          <table:table-cell table:formula="of:=[.D33]/[.D32]-1" office:value-type="float" office:value="-0.000164975666089306">
            <text:p>-0.0001649757</text:p>
          </table:table-cell>
          <table:table-cell table:number-columns-repeated="7"/>
        </table:table-row>
        <table:table-row table:style-name="ro1">
          <table:table-cell office:value-type="string">
            <text:p>2008-02-19</text:p>
          </table:table-cell>
          <table:table-cell office:value-type="float" office:value="20.33">
            <text:p>20.33</text:p>
          </table:table-cell>
          <table:table-cell table:formula="of:=[.B34]/[.B33]-1" office:value-type="float" office:value="0.0468589083419153">
            <text:p>0.0468589083</text:p>
          </table:table-cell>
          <table:table-cell office:value-type="float" office:value="121.55">
            <text:p>121.55</text:p>
          </table:table-cell>
          <table:table-cell table:formula="of:=[.D34]/[.D33]-1" office:value-type="float" office:value="0.0028050490883591">
            <text:p>0.0028050491</text:p>
          </table:table-cell>
          <table:table-cell table:number-columns-repeated="7"/>
        </table:table-row>
        <table:table-row table:style-name="ro1">
          <table:table-cell office:value-type="string">
            <text:p>2008-02-20</text:p>
          </table:table-cell>
          <table:table-cell office:value-type="float" office:value="20.64">
            <text:p>20.64</text:p>
          </table:table-cell>
          <table:table-cell table:formula="of:=[.B35]/[.B34]-1" office:value-type="float" office:value="0.0152484013772751">
            <text:p>0.0152484014</text:p>
          </table:table-cell>
          <table:table-cell office:value-type="float" office:value="121.91">
            <text:p>121.91</text:p>
          </table:table-cell>
          <table:table-cell table:formula="of:=[.D35]/[.D34]-1" office:value-type="float" office:value="0.00296174413821482">
            <text:p>0.0029617441</text:p>
          </table:table-cell>
          <table:table-cell table:number-columns-repeated="7"/>
        </table:table-row>
        <table:table-row table:style-name="ro1">
          <table:table-cell office:value-type="string">
            <text:p>2008-02-21</text:p>
          </table:table-cell>
          <table:table-cell office:value-type="float" office:value="20.35">
            <text:p>20.35</text:p>
          </table:table-cell>
          <table:table-cell table:formula="of:=[.B36]/[.B35]-1" office:value-type="float" office:value="-0.0140503875968991">
            <text:p>-0.0140503876</text:p>
          </table:table-cell>
          <table:table-cell office:value-type="float" office:value="120.89">
            <text:p>120.89</text:p>
          </table:table-cell>
          <table:table-cell table:formula="of:=[.D36]/[.D35]-1" office:value-type="float" office:value="-0.00836682798785981">
            <text:p>-0.008366828</text:p>
          </table:table-cell>
          <table:table-cell table:number-columns-repeated="7"/>
        </table:table-row>
        <table:table-row table:style-name="ro1">
          <table:table-cell office:value-type="string">
            <text:p>2008-02-22</text:p>
          </table:table-cell>
          <table:table-cell office:value-type="float" office:value="21.01">
            <text:p>21.01</text:p>
          </table:table-cell>
          <table:table-cell table:formula="of:=[.B37]/[.B36]-1" office:value-type="float" office:value="0.0324324324324325">
            <text:p>0.0324324324</text:p>
          </table:table-cell>
          <table:table-cell office:value-type="float" office:value="121.64">
            <text:p>121.64</text:p>
          </table:table-cell>
          <table:table-cell table:formula="of:=[.D37]/[.D36]-1" office:value-type="float" office:value="0.00620398709570691">
            <text:p>0.0062039871</text:p>
          </table:table-cell>
          <table:table-cell table:number-columns-repeated="7"/>
        </table:table-row>
        <table:table-row table:style-name="ro1">
          <table:table-cell office:value-type="string">
            <text:p>2008-02-25</text:p>
          </table:table-cell>
          <table:table-cell office:value-type="float" office:value="21.93">
            <text:p>21.93</text:p>
          </table:table-cell>
          <table:table-cell table:formula="of:=[.B38]/[.B37]-1" office:value-type="float" office:value="0.0437886720609233">
            <text:p>0.0437886721</text:p>
          </table:table-cell>
          <table:table-cell office:value-type="float" office:value="123.17">
            <text:p>123.17</text:p>
          </table:table-cell>
          <table:table-cell table:formula="of:=[.D38]/[.D37]-1" office:value-type="float" office:value="0.0125780993094378">
            <text:p>0.0125780993</text:p>
          </table:table-cell>
          <table:table-cell table:number-columns-repeated="7"/>
        </table:table-row>
        <table:table-row table:style-name="ro1">
          <table:table-cell office:value-type="string">
            <text:p>2008-02-26</text:p>
          </table:table-cell>
          <table:table-cell office:value-type="float" office:value="21.76">
            <text:p>21.76</text:p>
          </table:table-cell>
          <table:table-cell table:formula="of:=[.B39]/[.B38]-1" office:value-type="float" office:value="-0.00775193798449603">
            <text:p>-0.007751938</text:p>
          </table:table-cell>
          <table:table-cell office:value-type="float" office:value="124.1">
            <text:p>124.1</text:p>
          </table:table-cell>
          <table:table-cell table:formula="of:=[.D39]/[.D38]-1" office:value-type="float" office:value="0.0075505399041973">
            <text:p>0.0075505399</text:p>
          </table:table-cell>
          <table:table-cell table:number-columns-repeated="7"/>
        </table:table-row>
        <table:table-row table:style-name="ro1">
          <table:table-cell office:value-type="string">
            <text:p>2008-02-27</text:p>
          </table:table-cell>
          <table:table-cell office:value-type="float" office:value="21.96">
            <text:p>21.96</text:p>
          </table:table-cell>
          <table:table-cell table:formula="of:=[.B40]/[.B39]-1" office:value-type="float" office:value="0.00919117647058809">
            <text:p>0.0091911765</text:p>
          </table:table-cell>
          <table:table-cell office:value-type="float" office:value="123.97">
            <text:p>123.97</text:p>
          </table:table-cell>
          <table:table-cell table:formula="of:=[.D40]/[.D39]-1" office:value-type="float" office:value="-0.00104754230459303">
            <text:p>-0.0010475423</text:p>
          </table:table-cell>
          <table:table-cell table:number-columns-repeated="7"/>
        </table:table-row>
        <table:table-row table:style-name="ro1">
          <table:table-cell office:value-type="string">
            <text:p>2008-02-28</text:p>
          </table:table-cell>
          <table:table-cell office:value-type="float" office:value="21.53">
            <text:p>21.53</text:p>
          </table:table-cell>
          <table:table-cell table:formula="of:=[.B41]/[.B40]-1" office:value-type="float" office:value="-0.0195810564663024">
            <text:p>-0.0195810565</text:p>
          </table:table-cell>
          <table:table-cell office:value-type="float" office:value="122.76">
            <text:p>122.76</text:p>
          </table:table-cell>
          <table:table-cell table:formula="of:=[.D41]/[.D40]-1" office:value-type="float" office:value="-0.00976042590949422">
            <text:p>-0.0097604259</text:p>
          </table:table-cell>
          <table:table-cell table:number-columns-repeated="7"/>
        </table:table-row>
        <table:table-row table:style-name="ro1">
          <table:table-cell office:value-type="string">
            <text:p>2008-02-29</text:p>
          </table:table-cell>
          <table:table-cell office:value-type="float" office:value="20.06">
            <text:p>20.06</text:p>
          </table:table-cell>
          <table:table-cell table:formula="of:=[.B42]/[.B41]-1" office:value-type="float" office:value="-0.0682768230376221">
            <text:p>-0.068276823</text:p>
          </table:table-cell>
          <table:table-cell office:value-type="float" office:value="120.02">
            <text:p>120.02</text:p>
          </table:table-cell>
          <table:table-cell table:formula="of:=[.D42]/[.D41]-1" office:value-type="float" office:value="-0.0223199739328772">
            <text:p>-0.0223199739</text:p>
          </table:table-cell>
          <table:table-cell table:number-columns-repeated="7"/>
        </table:table-row>
        <table:table-row table:style-name="ro1">
          <table:table-cell office:value-type="string">
            <text:p>2008-03-03</text:p>
          </table:table-cell>
          <table:table-cell office:value-type="float" office:value="20.04">
            <text:p>20.04</text:p>
          </table:table-cell>
          <table:table-cell table:formula="of:=[.B43]/[.B42]-1" office:value-type="float" office:value="-0.000997008973080749">
            <text:p>-0.000997009</text:p>
          </table:table-cell>
          <table:table-cell office:value-type="float" office:value="119.74">
            <text:p>119.74</text:p>
          </table:table-cell>
          <table:table-cell table:formula="of:=[.D43]/[.D42]-1" office:value-type="float" office:value="-0.00233294450924848">
            <text:p>-0.0023329445</text:p>
          </table:table-cell>
          <table:table-cell table:number-columns-repeated="7"/>
        </table:table-row>
        <table:table-row table:style-name="ro1">
          <table:table-cell office:value-type="string">
            <text:p>2008-03-04</text:p>
          </table:table-cell>
          <table:table-cell office:value-type="float" office:value="19.45">
            <text:p>19.45</text:p>
          </table:table-cell>
          <table:table-cell table:formula="of:=[.B44]/[.B43]-1" office:value-type="float" office:value="-0.029441117764471">
            <text:p>-0.0294411178</text:p>
          </table:table-cell>
          <table:table-cell office:value-type="float" office:value="119.28">
            <text:p>119.28</text:p>
          </table:table-cell>
          <table:table-cell table:formula="of:=[.D44]/[.D43]-1" office:value-type="float" office:value="-0.00384165692333382">
            <text:p>-0.0038416569</text:p>
          </table:table-cell>
          <table:table-cell table:number-columns-repeated="7"/>
        </table:table-row>
        <table:table-row table:style-name="ro1">
          <table:table-cell office:value-type="string">
            <text:p>2008-03-05</text:p>
          </table:table-cell>
          <table:table-cell office:value-type="float" office:value="18.99">
            <text:p>18.99</text:p>
          </table:table-cell>
          <table:table-cell table:formula="of:=[.B45]/[.B44]-1" office:value-type="float" office:value="-0.0236503856041131">
            <text:p>-0.0236503856</text:p>
          </table:table-cell>
          <table:table-cell office:value-type="float" office:value="120.03">
            <text:p>120.03</text:p>
          </table:table-cell>
          <table:table-cell table:formula="of:=[.D45]/[.D44]-1" office:value-type="float" office:value="0.00628772635814889">
            <text:p>0.0062877264</text:p>
          </table:table-cell>
          <table:table-cell table:number-columns-repeated="7"/>
        </table:table-row>
        <table:table-row table:style-name="ro1">
          <table:table-cell office:value-type="string">
            <text:p>2008-03-06</text:p>
          </table:table-cell>
          <table:table-cell office:value-type="float" office:value="18.4">
            <text:p>18.4</text:p>
          </table:table-cell>
          <table:table-cell table:formula="of:=[.B46]/[.B45]-1" office:value-type="float" office:value="-0.0310689836756187">
            <text:p>-0.0310689837</text:p>
          </table:table-cell>
          <table:table-cell office:value-type="float" office:value="117.55">
            <text:p>117.55</text:p>
          </table:table-cell>
          <table:table-cell table:formula="of:=[.D46]/[.D45]-1" office:value-type="float" office:value="-0.0206615012913438">
            <text:p>-0.0206615013</text:p>
          </table:table-cell>
          <table:table-cell table:number-columns-repeated="7"/>
        </table:table-row>
        <table:table-row table:style-name="ro1">
          <table:table-cell office:value-type="string">
            <text:p>2008-03-07</text:p>
          </table:table-cell>
          <table:table-cell office:value-type="float" office:value="18.48">
            <text:p>18.48</text:p>
          </table:table-cell>
          <table:table-cell table:formula="of:=[.B47]/[.B46]-1" office:value-type="float" office:value="0.00434782608695672">
            <text:p>0.0043478261</text:p>
          </table:table-cell>
          <table:table-cell office:value-type="float" office:value="116.34">
            <text:p>116.34</text:p>
          </table:table-cell>
          <table:table-cell table:formula="of:=[.D47]/[.D46]-1" office:value-type="float" office:value="-0.0102934921310081">
            <text:p>-0.0102934921</text:p>
          </table:table-cell>
          <table:table-cell table:number-columns-repeated="7"/>
        </table:table-row>
        <table:table-row table:style-name="ro1">
          <table:table-cell office:value-type="string">
            <text:p>2008-03-10</text:p>
          </table:table-cell>
          <table:table-cell office:value-type="float" office:value="17.69">
            <text:p>17.69</text:p>
          </table:table-cell>
          <table:table-cell table:formula="of:=[.B48]/[.B47]-1" office:value-type="float" office:value="-0.0427489177489176">
            <text:p>-0.0427489177</text:p>
          </table:table-cell>
          <table:table-cell office:value-type="float" office:value="114.8">
            <text:p>114.8</text:p>
          </table:table-cell>
          <table:table-cell table:formula="of:=[.D48]/[.D47]-1" office:value-type="float" office:value="-0.01323706377858">
            <text:p>-0.0132370638</text:p>
          </table:table-cell>
          <table:table-cell table:number-columns-repeated="7"/>
        </table:table-row>
        <table:table-row table:style-name="ro1">
          <table:table-cell office:value-type="string">
            <text:p>2008-03-11</text:p>
          </table:table-cell>
          <table:table-cell office:value-type="float" office:value="19.2">
            <text:p>19.2</text:p>
          </table:table-cell>
          <table:table-cell table:formula="of:=[.B49]/[.B48]-1" office:value-type="float" office:value="0.0853589598643301">
            <text:p>0.0853589599</text:p>
          </table:table-cell>
          <table:table-cell office:value-type="float" office:value="118.93">
            <text:p>118.93</text:p>
          </table:table-cell>
          <table:table-cell table:formula="of:=[.D49]/[.D48]-1" office:value-type="float" office:value="0.0359756097560977">
            <text:p>0.0359756098</text:p>
          </table:table-cell>
          <table:table-cell table:number-columns-repeated="7"/>
        </table:table-row>
        <table:table-row table:style-name="ro1">
          <table:table-cell office:value-type="string">
            <text:p>2008-03-12</text:p>
          </table:table-cell>
          <table:table-cell office:value-type="float" office:value="18.7">
            <text:p>18.7</text:p>
          </table:table-cell>
          <table:table-cell table:formula="of:=[.B50]/[.B49]-1" office:value-type="float" office:value="-0.0260416666666666">
            <text:p>-0.0260416667</text:p>
          </table:table-cell>
          <table:table-cell office:value-type="float" office:value="117.82">
            <text:p>117.82</text:p>
          </table:table-cell>
          <table:table-cell table:formula="of:=[.D50]/[.D49]-1" office:value-type="float" office:value="-0.00933322122256797">
            <text:p>-0.0093332212</text:p>
          </table:table-cell>
          <table:table-cell table:number-columns-repeated="7"/>
        </table:table-row>
        <table:table-row table:style-name="ro1">
          <table:table-cell office:value-type="string">
            <text:p>2008-03-13</text:p>
          </table:table-cell>
          <table:table-cell office:value-type="float" office:value="19.37">
            <text:p>19.37</text:p>
          </table:table-cell>
          <table:table-cell table:formula="of:=[.B51]/[.B50]-1" office:value-type="float" office:value="0.0358288770053476">
            <text:p>0.035828877</text:p>
          </table:table-cell>
          <table:table-cell office:value-type="float" office:value="118.08">
            <text:p>118.08</text:p>
          </table:table-cell>
          <table:table-cell table:formula="of:=[.D51]/[.D50]-1" office:value-type="float" office:value="0.00220675606857923">
            <text:p>0.0022067561</text:p>
          </table:table-cell>
          <table:table-cell table:number-columns-repeated="7"/>
        </table:table-row>
        <table:table-row table:style-name="ro1">
          <table:table-cell office:value-type="string">
            <text:p>2008-03-14</text:p>
          </table:table-cell>
          <table:table-cell office:value-type="float" office:value="18.37">
            <text:p>18.37</text:p>
          </table:table-cell>
          <table:table-cell table:formula="of:=[.B52]/[.B51]-1" office:value-type="float" office:value="-0.0516262261228704">
            <text:p>-0.0516262261</text:p>
          </table:table-cell>
          <table:table-cell office:value-type="float" office:value="116.25">
            <text:p>116.25</text:p>
          </table:table-cell>
          <table:table-cell table:formula="of:=[.D52]/[.D51]-1" office:value-type="float" office:value="-0.0154979674796748">
            <text:p>-0.0154979675</text:p>
          </table:table-cell>
          <table:table-cell table:number-columns-repeated="7"/>
        </table:table-row>
        <table:table-row table:style-name="ro1">
          <table:table-cell office:value-type="string">
            <text:p>2008-03-17</text:p>
          </table:table-cell>
          <table:table-cell office:value-type="float" office:value="18.12">
            <text:p>18.12</text:p>
          </table:table-cell>
          <table:table-cell table:formula="of:=[.B53]/[.B52]-1" office:value-type="float" office:value="-0.0136091453456723">
            <text:p>-0.0136091453</text:p>
          </table:table-cell>
          <table:table-cell office:value-type="float" office:value="115.07">
            <text:p>115.07</text:p>
          </table:table-cell>
          <table:table-cell table:formula="of:=[.D53]/[.D52]-1" office:value-type="float" office:value="-0.0101505376344087">
            <text:p>-0.0101505376</text:p>
          </table:table-cell>
          <table:table-cell table:number-columns-repeated="7"/>
        </table:table-row>
        <table:table-row table:style-name="ro1">
          <table:table-cell office:value-type="string">
            <text:p>2008-03-18</text:p>
          </table:table-cell>
          <table:table-cell office:value-type="float" office:value="20">
            <text:p>20</text:p>
          </table:table-cell>
          <table:table-cell table:formula="of:=[.B54]/[.B53]-1" office:value-type="float" office:value="0.103752759381898">
            <text:p>0.1037527594</text:p>
          </table:table-cell>
          <table:table-cell office:value-type="float" office:value="119.85">
            <text:p>119.85</text:p>
          </table:table-cell>
          <table:table-cell table:formula="of:=[.D54]/[.D53]-1" office:value-type="float" office:value="0.0415399322151735">
            <text:p>0.0415399322</text:p>
          </table:table-cell>
          <table:table-cell table:number-columns-repeated="7"/>
        </table:table-row>
        <table:table-row table:style-name="ro1">
          <table:table-cell office:value-type="string">
            <text:p>2008-03-19</text:p>
          </table:table-cell>
          <table:table-cell office:value-type="float" office:value="18.61">
            <text:p>18.61</text:p>
          </table:table-cell>
          <table:table-cell table:formula="of:=[.B55]/[.B54]-1" office:value-type="float" office:value="-0.0695">
            <text:p>-0.0695</text:p>
          </table:table-cell>
          <table:table-cell office:value-type="float" office:value="116.88">
            <text:p>116.88</text:p>
          </table:table-cell>
          <table:table-cell table:formula="of:=[.D55]/[.D54]-1" office:value-type="float" office:value="-0.0247809762202753">
            <text:p>-0.0247809762</text:p>
          </table:table-cell>
          <table:table-cell table:number-columns-repeated="7"/>
        </table:table-row>
        <table:table-row table:style-name="ro1">
          <table:table-cell office:value-type="string">
            <text:p>2008-03-20</text:p>
          </table:table-cell>
          <table:table-cell office:value-type="float" office:value="19.41">
            <text:p>19.41</text:p>
          </table:table-cell>
          <table:table-cell table:formula="of:=[.B56]/[.B55]-1" office:value-type="float" office:value="0.0429876410531973">
            <text:p>0.0429876411</text:p>
          </table:table-cell>
          <table:table-cell office:value-type="float" office:value="119.05">
            <text:p>119.05</text:p>
          </table:table-cell>
          <table:table-cell table:formula="of:=[.D56]/[.D55]-1" office:value-type="float" office:value="0.0185660506502396">
            <text:p>0.0185660507</text:p>
          </table:table-cell>
          <table:table-cell table:number-columns-repeated="7"/>
        </table:table-row>
        <table:table-row table:style-name="ro1">
          <table:table-cell office:value-type="string">
            <text:p>2008-03-24</text:p>
          </table:table-cell>
          <table:table-cell office:value-type="float" office:value="22.04">
            <text:p>22.04</text:p>
          </table:table-cell>
          <table:table-cell table:formula="of:=[.B57]/[.B56]-1" office:value-type="float" office:value="0.135497166409067">
            <text:p>0.1354971664</text:p>
          </table:table-cell>
          <table:table-cell office:value-type="float" office:value="121.43">
            <text:p>121.43</text:p>
          </table:table-cell>
          <table:table-cell table:formula="of:=[.D57]/[.D56]-1" office:value-type="float" office:value="0.0199916001679967">
            <text:p>0.0199916002</text:p>
          </table:table-cell>
          <table:table-cell table:number-columns-repeated="7"/>
        </table:table-row>
        <table:table-row table:style-name="ro1">
          <table:table-cell office:value-type="string">
            <text:p>2008-03-25</text:p>
          </table:table-cell>
          <table:table-cell office:value-type="float" office:value="21.81">
            <text:p>21.81</text:p>
          </table:table-cell>
          <table:table-cell table:formula="of:=[.B58]/[.B57]-1" office:value-type="float" office:value="-0.0104355716878403">
            <text:p>-0.0104355717</text:p>
          </table:table-cell>
          <table:table-cell office:value-type="float" office:value="121.55">
            <text:p>121.55</text:p>
          </table:table-cell>
          <table:table-cell table:formula="of:=[.D58]/[.D57]-1" office:value-type="float" office:value="0.000988223667956811">
            <text:p>0.0009882237</text:p>
          </table:table-cell>
          <table:table-cell table:number-columns-repeated="7"/>
        </table:table-row>
        <table:table-row table:style-name="ro1">
          <table:table-cell office:value-type="string">
            <text:p>2008-03-26</text:p>
          </table:table-cell>
          <table:table-cell office:value-type="float" office:value="21.31">
            <text:p>21.31</text:p>
          </table:table-cell>
          <table:table-cell table:formula="of:=[.B59]/[.B58]-1" office:value-type="float" office:value="-0.0229252636405318">
            <text:p>-0.0229252636</text:p>
          </table:table-cell>
          <table:table-cell office:value-type="float" office:value="120.06">
            <text:p>120.06</text:p>
          </table:table-cell>
          <table:table-cell table:formula="of:=[.D59]/[.D58]-1" office:value-type="float" office:value="-0.0122583299053887">
            <text:p>-0.0122583299</text:p>
          </table:table-cell>
          <table:table-cell table:number-columns-repeated="7"/>
        </table:table-row>
        <table:table-row table:style-name="ro1">
          <table:table-cell office:value-type="string">
            <text:p>2008-03-27</text:p>
          </table:table-cell>
          <table:table-cell office:value-type="float" office:value="21.06">
            <text:p>21.06</text:p>
          </table:table-cell>
          <table:table-cell table:formula="of:=[.B60]/[.B59]-1" office:value-type="float" office:value="-0.011731581417175">
            <text:p>-0.0117315814</text:p>
          </table:table-cell>
          <table:table-cell office:value-type="float" office:value="119.68">
            <text:p>119.68</text:p>
          </table:table-cell>
          <table:table-cell table:formula="of:=[.D60]/[.D59]-1" office:value-type="float" office:value="-0.00316508412460437">
            <text:p>-0.0031650841</text:p>
          </table:table-cell>
          <table:table-cell table:number-columns-repeated="7"/>
        </table:table-row>
        <table:table-row table:style-name="ro1">
          <table:table-cell office:value-type="string">
            <text:p>2008-03-28</text:p>
          </table:table-cell>
          <table:table-cell office:value-type="float" office:value="20.96">
            <text:p>20.96</text:p>
          </table:table-cell>
          <table:table-cell table:formula="of:=[.B61]/[.B60]-1" office:value-type="float" office:value="-0.0047483380816713">
            <text:p>-0.0047483381</text:p>
          </table:table-cell>
          <table:table-cell office:value-type="float" office:value="118.54">
            <text:p>118.54</text:p>
          </table:table-cell>
          <table:table-cell table:formula="of:=[.D61]/[.D60]-1" office:value-type="float" office:value="-0.00952540106951871">
            <text:p>-0.0095254011</text:p>
          </table:table-cell>
          <table:table-cell table:number-columns-repeated="7"/>
        </table:table-row>
        <table:table-row table:style-name="ro1">
          <table:table-cell office:value-type="string">
            <text:p>2008-03-31</text:p>
          </table:table-cell>
          <table:table-cell office:value-type="float" office:value="21.64">
            <text:p>21.64</text:p>
          </table:table-cell>
          <table:table-cell table:formula="of:=[.B62]/[.B61]-1" office:value-type="float" office:value="0.032442748091603">
            <text:p>0.0324427481</text:p>
          </table:table-cell>
          <table:table-cell office:value-type="float" office:value="118.95">
            <text:p>118.95</text:p>
          </table:table-cell>
          <table:table-cell table:formula="of:=[.D62]/[.D61]-1" office:value-type="float" office:value="0.00345874810190661">
            <text:p>0.0034587481</text:p>
          </table:table-cell>
          <table:table-cell table:number-columns-repeated="7"/>
        </table:table-row>
        <table:table-row table:style-name="ro1">
          <table:table-cell office:value-type="string">
            <text:p>2008-04-01</text:p>
          </table:table-cell>
          <table:table-cell office:value-type="float" office:value="22.44">
            <text:p>22.44</text:p>
          </table:table-cell>
          <table:table-cell table:formula="of:=[.B63]/[.B62]-1" office:value-type="float" office:value="0.0369685767097967">
            <text:p>0.0369685767</text:p>
          </table:table-cell>
          <table:table-cell office:value-type="float" office:value="123.13">
            <text:p>123.13</text:p>
          </table:table-cell>
          <table:table-cell table:formula="of:=[.D63]/[.D62]-1" office:value-type="float" office:value="0.0351408154686843">
            <text:p>0.0351408155</text:p>
          </table:table-cell>
          <table:table-cell table:number-columns-repeated="7"/>
        </table:table-row>
        <table:table-row table:style-name="ro1">
          <table:table-cell office:value-type="string">
            <text:p>2008-04-02</text:p>
          </table:table-cell>
          <table:table-cell office:value-type="float" office:value="22.4">
            <text:p>22.4</text:p>
          </table:table-cell>
          <table:table-cell table:formula="of:=[.B64]/[.B63]-1" office:value-type="float" office:value="-0.00178253119429606">
            <text:p>-0.0017825312</text:p>
          </table:table-cell>
          <table:table-cell office:value-type="float" office:value="123.21">
            <text:p>123.21</text:p>
          </table:table-cell>
          <table:table-cell table:formula="of:=[.D64]/[.D63]-1" office:value-type="float" office:value="0.000649719808332616">
            <text:p>0.0006497198</text:p>
          </table:table-cell>
          <table:table-cell table:number-columns-repeated="7"/>
        </table:table-row>
        <table:table-row table:style-name="ro1">
          <table:table-cell office:value-type="string">
            <text:p>2008-04-03</text:p>
          </table:table-cell>
          <table:table-cell office:value-type="float" office:value="21.99">
            <text:p>21.99</text:p>
          </table:table-cell>
          <table:table-cell table:formula="of:=[.B65]/[.B64]-1" office:value-type="float" office:value="-0.0183035714285714">
            <text:p>-0.0183035714</text:p>
          </table:table-cell>
          <table:table-cell office:value-type="float" office:value="123.52">
            <text:p>123.52</text:p>
          </table:table-cell>
          <table:table-cell table:formula="of:=[.D65]/[.D64]-1" office:value-type="float" office:value="0.00251602954305663">
            <text:p>0.0025160295</text:p>
          </table:table-cell>
          <table:table-cell table:number-columns-repeated="7"/>
        </table:table-row>
        <table:table-row table:style-name="ro1">
          <table:table-cell office:value-type="string">
            <text:p>2008-04-04</text:p>
          </table:table-cell>
          <table:table-cell office:value-type="float" office:value="21.68">
            <text:p>21.68</text:p>
          </table:table-cell>
          <table:table-cell table:formula="of:=[.B66]/[.B65]-1" office:value-type="float" office:value="-0.0140973169622555">
            <text:p>-0.014097317</text:p>
          </table:table-cell>
          <table:table-cell office:value-type="float" office:value="123.39">
            <text:p>123.39</text:p>
          </table:table-cell>
          <table:table-cell table:formula="of:=[.D66]/[.D65]-1" office:value-type="float" office:value="-0.00105246113989632">
            <text:p>-0.0010524611</text:p>
          </table:table-cell>
          <table:table-cell table:number-columns-repeated="7"/>
        </table:table-row>
        <table:table-row table:style-name="ro1">
          <table:table-cell office:value-type="string">
            <text:p>2008-04-07</text:p>
          </table:table-cell>
          <table:table-cell office:value-type="float" office:value="21.85">
            <text:p>21.85</text:p>
          </table:table-cell>
          <table:table-cell table:formula="of:=[.B67]/[.B66]-1" office:value-type="float" office:value="0.00784132841328411">
            <text:p>0.0078413284</text:p>
          </table:table-cell>
          <table:table-cell office:value-type="float" office:value="123.45">
            <text:p>123.45</text:p>
          </table:table-cell>
          <table:table-cell table:formula="of:=[.D67]/[.D66]-1" office:value-type="float" office:value="0.000486263068320003">
            <text:p>0.0004862631</text:p>
          </table:table-cell>
          <table:table-cell table:number-columns-repeated="7"/>
        </table:table-row>
        <table:table-row table:style-name="ro1">
          <table:table-cell office:value-type="string">
            <text:p>2008-04-08</text:p>
          </table:table-cell>
          <table:table-cell office:value-type="float" office:value="21.36">
            <text:p>21.36</text:p>
          </table:table-cell>
          <table:table-cell table:formula="of:=[.B68]/[.B67]-1" office:value-type="float" office:value="-0.022425629290618">
            <text:p>-0.0224256293</text:p>
          </table:table-cell>
          <table:table-cell office:value-type="float" office:value="123.32">
            <text:p>123.32</text:p>
          </table:table-cell>
          <table:table-cell table:formula="of:=[.D68]/[.D67]-1" office:value-type="float" office:value="-0.00105305791818555">
            <text:p>-0.0010530579</text:p>
          </table:table-cell>
          <table:table-cell table:number-columns-repeated="7"/>
        </table:table-row>
        <table:table-row table:style-name="ro1">
          <table:table-cell office:value-type="string">
            <text:p>2008-04-09</text:p>
          </table:table-cell>
          <table:table-cell office:value-type="float" office:value="20.85">
            <text:p>20.85</text:p>
          </table:table-cell>
          <table:table-cell table:formula="of:=[.B69]/[.B68]-1" office:value-type="float" office:value="-0.0238764044943819">
            <text:p>-0.0238764045</text:p>
          </table:table-cell>
          <table:table-cell office:value-type="float" office:value="122.43">
            <text:p>122.43</text:p>
          </table:table-cell>
          <table:table-cell table:formula="of:=[.D69]/[.D68]-1" office:value-type="float" office:value="-0.00721699643204665">
            <text:p>-0.0072169964</text:p>
          </table:table-cell>
          <table:table-cell table:number-columns-repeated="7"/>
        </table:table-row>
        <table:table-row table:style-name="ro1">
          <table:table-cell office:value-type="string">
            <text:p>2008-04-10</text:p>
          </table:table-cell>
          <table:table-cell office:value-type="float" office:value="20.23">
            <text:p>20.23</text:p>
          </table:table-cell>
          <table:table-cell table:formula="of:=[.B70]/[.B69]-1" office:value-type="float" office:value="-0.0297362110311751">
            <text:p>-0.029736211</text:p>
          </table:table-cell>
          <table:table-cell office:value-type="float" office:value="122.6">
            <text:p>122.6</text:p>
          </table:table-cell>
          <table:table-cell table:formula="of:=[.D70]/[.D69]-1" office:value-type="float" office:value="0.00138854855835979">
            <text:p>0.0013885486</text:p>
          </table:table-cell>
          <table:table-cell table:number-columns-repeated="7"/>
        </table:table-row>
        <table:table-row table:style-name="ro1">
          <table:table-cell office:value-type="string">
            <text:p>2008-04-11</text:p>
          </table:table-cell>
          <table:table-cell office:value-type="float" office:value="20.35">
            <text:p>20.35</text:p>
          </table:table-cell>
          <table:table-cell table:formula="of:=[.B71]/[.B70]-1" office:value-type="float" office:value="0.0059317844784974">
            <text:p>0.0059317845</text:p>
          </table:table-cell>
          <table:table-cell office:value-type="float" office:value="120.22">
            <text:p>120.22</text:p>
          </table:table-cell>
          <table:table-cell table:formula="of:=[.D71]/[.D70]-1" office:value-type="float" office:value="-0.0194127243066884">
            <text:p>-0.0194127243</text:p>
          </table:table-cell>
          <table:table-cell table:number-columns-repeated="7"/>
        </table:table-row>
        <table:table-row table:style-name="ro1">
          <table:table-cell office:value-type="string">
            <text:p>2008-04-14</text:p>
          </table:table-cell>
          <table:table-cell table:style-name="Red" office:value-type="float" office:value="19.74">
            <text:p>19.74</text:p>
          </table:table-cell>
          <table:table-cell table:formula="of:=[.B72]/[.B71]-1" office:value-type="float" office:value="-0.0299754299754301">
            <text:p>-0.02997543</text:p>
          </table:table-cell>
          <table:table-cell office:value-type="float" office:value="119.82">
            <text:p>119.82</text:p>
          </table:table-cell>
          <table:table-cell table:formula="of:=[.D72]/[.D71]-1" office:value-type="float" office:value="-0.0033272334054234">
            <text:p>-0.0033272334</text:p>
          </table:table-cell>
          <table:table-cell table:number-columns-repeated="7"/>
        </table:table-row>
        <table:table-row table:style-name="ro1">
          <table:table-cell office:value-type="string">
            <text:p>2008-04-15</text:p>
          </table:table-cell>
          <table:table-cell table:style-name="Blue" office:value-type="float" office:value="19.8">
            <text:p>19.8</text:p>
          </table:table-cell>
          <table:table-cell table:formula="of:=[.B73]/[.B72]-1" office:value-type="float" office:value="0.00303951367781163">
            <text:p>0.0030395137</text:p>
          </table:table-cell>
          <table:table-cell office:value-type="float" office:value="120.1">
            <text:p>120.1</text:p>
          </table:table-cell>
          <table:table-cell table:formula="of:=[.D73]/[.D72]-1" office:value-type="float" office:value="0.00233683859122014">
            <text:p>0.0023368386</text:p>
          </table:table-cell>
          <table:table-cell table:formula="of:=COUNT([.B73:.B272])"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2008-04-16</text:p>
          </table:table-cell>
          <table:table-cell table:style-name="Blue" office:value-type="float" office:value="21.11">
            <text:p>21.11</text:p>
          </table:table-cell>
          <table:table-cell table:formula="of:=[.B74]/[.B73]-1" office:value-type="float" office:value="0.0661616161616161">
            <text:p>0.0661616162</text:p>
          </table:table-cell>
          <table:table-cell office:value-type="float" office:value="123.35">
            <text:p>123.35</text:p>
          </table:table-cell>
          <table:table-cell table:formula="of:=[.D74]/[.D73]-1" office:value-type="float" office:value="0.0270607826810991">
            <text:p>0.0270607827</text:p>
          </table:table-cell>
          <table:table-cell table:number-columns-repeated="7"/>
        </table:table-row>
        <table:table-row table:style-name="ro1">
          <table:table-cell office:value-type="string">
            <text:p>2008-04-17</text:p>
          </table:table-cell>
          <table:table-cell table:style-name="Blue" office:value-type="float" office:value="21.16">
            <text:p>21.16</text:p>
          </table:table-cell>
          <table:table-cell table:formula="of:=[.B75]/[.B74]-1" office:value-type="float" office:value="0.00236854571293232">
            <text:p>0.0023685457</text:p>
          </table:table-cell>
          <table:table-cell office:value-type="float" office:value="123.53">
            <text:p>123.53</text:p>
          </table:table-cell>
          <table:table-cell table:formula="of:=[.D75]/[.D74]-1" office:value-type="float" office:value="0.00145926226185655">
            <text:p>0.0014592623</text:p>
          </table:table-cell>
          <table:table-cell table:number-columns-repeated="7"/>
        </table:table-row>
        <table:table-row table:style-name="ro1">
          <table:table-cell office:value-type="string">
            <text:p>2008-04-18</text:p>
          </table:table-cell>
          <table:table-cell table:style-name="Blue" office:value-type="float" office:value="21.26">
            <text:p>21.26</text:p>
          </table:table-cell>
          <table:table-cell table:formula="of:=[.B76]/[.B75]-1" office:value-type="float" office:value="0.00472589792060507">
            <text:p>0.0047258979</text:p>
          </table:table-cell>
          <table:table-cell office:value-type="float" office:value="124.82">
            <text:p>124.82</text:p>
          </table:table-cell>
          <table:table-cell table:formula="of:=[.D76]/[.D75]-1" office:value-type="float" office:value="0.0104428074152028">
            <text:p>0.0104428074</text:p>
          </table:table-cell>
          <table:table-cell table:number-columns-repeated="7"/>
        </table:table-row>
        <table:table-row table:style-name="ro1">
          <table:table-cell office:value-type="string">
            <text:p>2008-04-21</text:p>
          </table:table-cell>
          <table:table-cell table:style-name="Blue" office:value-type="float" office:value="22.85">
            <text:p>22.85</text:p>
          </table:table-cell>
          <table:table-cell table:formula="of:=[.B77]/[.B76]-1" office:value-type="float" office:value="0.0747883349012231">
            <text:p>0.0747883349</text:p>
          </table:table-cell>
          <table:table-cell office:value-type="float" office:value="124.88">
            <text:p>124.88</text:p>
          </table:table-cell>
          <table:table-cell table:formula="of:=[.D77]/[.D76]-1" office:value-type="float" office:value="0.000480692196763277">
            <text:p>0.0004806922</text:p>
          </table:table-cell>
          <table:table-cell table:number-columns-repeated="7"/>
        </table:table-row>
        <table:table-row table:style-name="ro1">
          <table:table-cell office:value-type="string">
            <text:p>2008-04-22</text:p>
          </table:table-cell>
          <table:table-cell table:style-name="Blue" office:value-type="float" office:value="22.03">
            <text:p>22.03</text:p>
          </table:table-cell>
          <table:table-cell table:formula="of:=[.B78]/[.B77]-1" office:value-type="float" office:value="-0.0358862144420131">
            <text:p>-0.0358862144</text:p>
          </table:table-cell>
          <table:table-cell office:value-type="float" office:value="124.33">
            <text:p>124.33</text:p>
          </table:table-cell>
          <table:table-cell table:formula="of:=[.D78]/[.D77]-1" office:value-type="float" office:value="-0.00440422805893659">
            <text:p>-0.0044042281</text:p>
          </table:table-cell>
          <table:table-cell table:number-columns-repeated="7"/>
        </table:table-row>
        <table:table-row table:style-name="ro1">
          <table:table-cell office:value-type="string">
            <text:p>2008-04-23</text:p>
          </table:table-cell>
          <table:table-cell table:style-name="Blue" office:value-type="float" office:value="22.1">
            <text:p>22.1</text:p>
          </table:table-cell>
          <table:table-cell table:formula="of:=[.B79]/[.B78]-1" office:value-type="float" office:value="0.00317748524739003">
            <text:p>0.0031774852</text:p>
          </table:table-cell>
          <table:table-cell office:value-type="float" office:value="124.13">
            <text:p>124.13</text:p>
          </table:table-cell>
          <table:table-cell table:formula="of:=[.D79]/[.D78]-1" office:value-type="float" office:value="-0.00160862221507285">
            <text:p>-0.0016086222</text:p>
          </table:table-cell>
          <table:table-cell table:number-columns-repeated="7"/>
        </table:table-row>
        <table:table-row table:style-name="ro1">
          <table:table-cell office:value-type="string">
            <text:p>2008-04-24</text:p>
          </table:table-cell>
          <table:table-cell table:style-name="Blue" office:value-type="float" office:value="23.42">
            <text:p>23.42</text:p>
          </table:table-cell>
          <table:table-cell table:formula="of:=[.B80]/[.B79]-1" office:value-type="float" office:value="0.0597285067873303">
            <text:p>0.0597285068</text:p>
          </table:table-cell>
          <table:table-cell office:value-type="float" office:value="124.67">
            <text:p>124.67</text:p>
          </table:table-cell>
          <table:table-cell table:formula="of:=[.D80]/[.D79]-1" office:value-type="float" office:value="0.00435027793442355">
            <text:p>0.0043502779</text:p>
          </table:table-cell>
          <table:table-cell table:number-columns-repeated="7"/>
        </table:table-row>
        <table:table-row table:style-name="ro1">
          <table:table-cell office:value-type="string">
            <text:p>2008-04-25</text:p>
          </table:table-cell>
          <table:table-cell table:style-name="Blue" office:value-type="float" office:value="23.77">
            <text:p>23.77</text:p>
          </table:table-cell>
          <table:table-cell table:formula="of:=[.B81]/[.B80]-1" office:value-type="float" office:value="0.0149444918872756">
            <text:p>0.0149444919</text:p>
          </table:table-cell>
          <table:table-cell office:value-type="float" office:value="125.83">
            <text:p>125.83</text:p>
          </table:table-cell>
          <table:table-cell table:formula="of:=[.D81]/[.D80]-1" office:value-type="float" office:value="0.00930456404908964">
            <text:p>0.009304564</text:p>
          </table:table-cell>
          <table:table-cell table:number-columns-repeated="7"/>
        </table:table-row>
        <table:table-row table:style-name="ro1">
          <table:table-cell office:value-type="string">
            <text:p>2008-04-28</text:p>
          </table:table-cell>
          <table:table-cell table:style-name="Blue" office:value-type="float" office:value="23.58">
            <text:p>23.58</text:p>
          </table:table-cell>
          <table:table-cell table:formula="of:=[.B82]/[.B81]-1" office:value-type="float" office:value="-0.00799326882625162">
            <text:p>-0.0079932688</text:p>
          </table:table-cell>
          <table:table-cell office:value-type="float" office:value="125.85">
            <text:p>125.85</text:p>
          </table:table-cell>
          <table:table-cell table:formula="of:=[.D82]/[.D81]-1" office:value-type="float" office:value="0.000158944607804079">
            <text:p>0.0001589446</text:p>
          </table:table-cell>
          <table:table-cell table:number-columns-repeated="7"/>
        </table:table-row>
        <table:table-row table:style-name="ro1">
          <table:table-cell office:value-type="string">
            <text:p>2008-04-29</text:p>
          </table:table-cell>
          <table:table-cell table:style-name="Blue" office:value-type="float" office:value="22.55">
            <text:p>22.55</text:p>
          </table:table-cell>
          <table:table-cell table:formula="of:=[.B83]/[.B82]-1" office:value-type="float" office:value="-0.0436810856658184">
            <text:p>-0.0436810857</text:p>
          </table:table-cell>
          <table:table-cell office:value-type="float" office:value="125.36">
            <text:p>125.36</text:p>
          </table:table-cell>
          <table:table-cell table:formula="of:=[.D83]/[.D82]-1" office:value-type="float" office:value="-0.00389352403655141">
            <text:p>-0.003893524</text:p>
          </table:table-cell>
          <table:table-cell table:number-columns-repeated="7"/>
        </table:table-row>
        <table:table-row table:style-name="ro1">
          <table:table-cell office:value-type="string">
            <text:p>2008-04-30</text:p>
          </table:table-cell>
          <table:table-cell table:style-name="Blue" office:value-type="float" office:value="23.12">
            <text:p>23.12</text:p>
          </table:table-cell>
          <table:table-cell table:formula="of:=[.B84]/[.B83]-1" office:value-type="float" office:value="0.0252771618625278">
            <text:p>0.0252771619</text:p>
          </table:table-cell>
          <table:table-cell office:value-type="float" office:value="124.62">
            <text:p>124.62</text:p>
          </table:table-cell>
          <table:table-cell table:formula="of:=[.D84]/[.D83]-1" office:value-type="float" office:value="-0.00590299936183791">
            <text:p>-0.0059029994</text:p>
          </table:table-cell>
          <table:table-cell table:number-columns-repeated="7"/>
        </table:table-row>
        <table:table-row table:style-name="ro1">
          <table:table-cell office:value-type="string">
            <text:p>2008-05-01</text:p>
          </table:table-cell>
          <table:table-cell table:style-name="Blue" office:value-type="float" office:value="23.26">
            <text:p>23.26</text:p>
          </table:table-cell>
          <table:table-cell table:formula="of:=[.B85]/[.B84]-1" office:value-type="float" office:value="0.00605536332179923">
            <text:p>0.0060553633</text:p>
          </table:table-cell>
          <table:table-cell office:value-type="float" office:value="127.2">
            <text:p>127.2</text:p>
          </table:table-cell>
          <table:table-cell table:formula="of:=[.D85]/[.D84]-1" office:value-type="float" office:value="0.0207029369282619">
            <text:p>0.0207029369</text:p>
          </table:table-cell>
          <table:table-cell table:number-columns-repeated="7"/>
        </table:table-row>
        <table:table-row table:style-name="ro1">
          <table:table-cell office:value-type="string">
            <text:p>2008-05-02</text:p>
          </table:table-cell>
          <table:table-cell table:style-name="Blue" office:value-type="float" office:value="23.63">
            <text:p>23.63</text:p>
          </table:table-cell>
          <table:table-cell table:formula="of:=[.B86]/[.B85]-1" office:value-type="float" office:value="0.0159071367153911">
            <text:p>0.0159071367</text:p>
          </table:table-cell>
          <table:table-cell office:value-type="float" office:value="127.55">
            <text:p>127.55</text:p>
          </table:table-cell>
          <table:table-cell table:formula="of:=[.D86]/[.D85]-1" office:value-type="float" office:value="0.00275157232704393">
            <text:p>0.0027515723</text:p>
          </table:table-cell>
          <table:table-cell table:number-columns-repeated="7"/>
        </table:table-row>
        <table:table-row table:style-name="ro1">
          <table:table-cell office:value-type="string">
            <text:p>2008-05-05</text:p>
          </table:table-cell>
          <table:table-cell table:style-name="Blue" office:value-type="float" office:value="23.02">
            <text:p>23.02</text:p>
          </table:table-cell>
          <table:table-cell table:formula="of:=[.B87]/[.B86]-1" office:value-type="float" office:value="-0.0258146424037241">
            <text:p>-0.0258146424</text:p>
          </table:table-cell>
          <table:table-cell office:value-type="float" office:value="126.94">
            <text:p>126.94</text:p>
          </table:table-cell>
          <table:table-cell table:formula="of:=[.D87]/[.D86]-1" office:value-type="float" office:value="-0.00478243825950608">
            <text:p>-0.0047824383</text:p>
          </table:table-cell>
          <table:table-cell table:number-columns-repeated="7"/>
        </table:table-row>
        <table:table-row table:style-name="ro1">
          <table:table-cell office:value-type="string">
            <text:p>2008-05-06</text:p>
          </table:table-cell>
          <table:table-cell table:style-name="Blue" office:value-type="float" office:value="23.12">
            <text:p>23.12</text:p>
          </table:table-cell>
          <table:table-cell table:formula="of:=[.B88]/[.B87]-1" office:value-type="float" office:value="0.00434404865334503">
            <text:p>0.0043440487</text:p>
          </table:table-cell>
          <table:table-cell office:value-type="float" office:value="128.04">
            <text:p>128.04</text:p>
          </table:table-cell>
          <table:table-cell table:formula="of:=[.D88]/[.D87]-1" office:value-type="float" office:value="0.00866551126516457">
            <text:p>0.0086655113</text:p>
          </table:table-cell>
          <table:table-cell table:number-columns-repeated="7"/>
        </table:table-row>
        <table:table-row table:style-name="ro1">
          <table:table-cell office:value-type="string">
            <text:p>2008-05-07</text:p>
          </table:table-cell>
          <table:table-cell table:style-name="Blue" office:value-type="float" office:value="22.44">
            <text:p>22.44</text:p>
          </table:table-cell>
          <table:table-cell table:formula="of:=[.B89]/[.B88]-1" office:value-type="float" office:value="-0.0294117647058824">
            <text:p>-0.0294117647</text:p>
          </table:table-cell>
          <table:table-cell office:value-type="float" office:value="125.76">
            <text:p>125.76</text:p>
          </table:table-cell>
          <table:table-cell table:formula="of:=[.D89]/[.D88]-1" office:value-type="float" office:value="-0.0178069353327084">
            <text:p>-0.0178069353</text:p>
          </table:table-cell>
          <table:table-cell table:number-columns-repeated="7"/>
        </table:table-row>
        <table:table-row table:style-name="ro1">
          <table:table-cell office:value-type="string">
            <text:p>2008-05-08</text:p>
          </table:table-cell>
          <table:table-cell table:style-name="Blue" office:value-type="float" office:value="22.29">
            <text:p>22.29</text:p>
          </table:table-cell>
          <table:table-cell table:formula="of:=[.B90]/[.B89]-1" office:value-type="float" office:value="-0.00668449197860976">
            <text:p>-0.006684492</text:p>
          </table:table-cell>
          <table:table-cell office:value-type="float" office:value="125.43">
            <text:p>125.43</text:p>
          </table:table-cell>
          <table:table-cell table:formula="of:=[.D90]/[.D89]-1" office:value-type="float" office:value="-0.00262404580152675">
            <text:p>-0.0026240458</text:p>
          </table:table-cell>
          <table:table-cell table:number-columns-repeated="7"/>
        </table:table-row>
        <table:table-row table:style-name="ro1">
          <table:table-cell office:value-type="string">
            <text:p>2008-05-09</text:p>
          </table:table-cell>
          <table:table-cell table:style-name="Blue" office:value-type="float" office:value="22.15">
            <text:p>22.15</text:p>
          </table:table-cell>
          <table:table-cell table:formula="of:=[.B91]/[.B90]-1" office:value-type="float" office:value="-0.00628084342754598">
            <text:p>-0.0062808434</text:p>
          </table:table-cell>
          <table:table-cell office:value-type="float" office:value="125.2">
            <text:p>125.2</text:p>
          </table:table-cell>
          <table:table-cell table:formula="of:=[.D91]/[.D90]-1" office:value-type="float" office:value="-0.00183369209917883">
            <text:p>-0.0018336921</text:p>
          </table:table-cell>
          <table:table-cell table:number-columns-repeated="7"/>
        </table:table-row>
        <table:table-row table:style-name="ro1">
          <table:table-cell office:value-type="string">
            <text:p>2008-05-12</text:p>
          </table:table-cell>
          <table:table-cell table:style-name="Blue" office:value-type="float" office:value="22.5">
            <text:p>22.5</text:p>
          </table:table-cell>
          <table:table-cell table:formula="of:=[.B92]/[.B91]-1" office:value-type="float" office:value="0.0158013544018059">
            <text:p>0.0158013544</text:p>
          </table:table-cell>
          <table:table-cell office:value-type="float" office:value="126.6">
            <text:p>126.6</text:p>
          </table:table-cell>
          <table:table-cell table:formula="of:=[.D92]/[.D91]-1" office:value-type="float" office:value="0.0111821086261981">
            <text:p>0.0111821086</text:p>
          </table:table-cell>
          <table:table-cell table:number-columns-repeated="7"/>
        </table:table-row>
        <table:table-row table:style-name="ro1">
          <table:table-cell office:value-type="string">
            <text:p>2008-05-13</text:p>
          </table:table-cell>
          <table:table-cell table:style-name="Blue" office:value-type="float" office:value="22.14">
            <text:p>22.14</text:p>
          </table:table-cell>
          <table:table-cell table:formula="of:=[.B93]/[.B92]-1" office:value-type="float" office:value="-0.016">
            <text:p>-0.016</text:p>
          </table:table-cell>
          <table:table-cell office:value-type="float" office:value="126.62">
            <text:p>126.62</text:p>
          </table:table-cell>
          <table:table-cell table:formula="of:=[.D93]/[.D92]-1" office:value-type="float" office:value="0.000157977883096461">
            <text:p>0.0001579779</text:p>
          </table:table-cell>
          <table:table-cell table:number-columns-repeated="7"/>
        </table:table-row>
        <table:table-row table:style-name="ro1">
          <table:table-cell office:value-type="string">
            <text:p>2008-05-14</text:p>
          </table:table-cell>
          <table:table-cell table:style-name="Blue" office:value-type="float" office:value="22.34">
            <text:p>22.34</text:p>
          </table:table-cell>
          <table:table-cell table:formula="of:=[.B94]/[.B93]-1" office:value-type="float" office:value="0.00903342366756998">
            <text:p>0.0090334237</text:p>
          </table:table-cell>
          <table:table-cell office:value-type="float" office:value="126.88">
            <text:p>126.88</text:p>
          </table:table-cell>
          <table:table-cell table:formula="of:=[.D94]/[.D93]-1" office:value-type="float" office:value="0.00205338809034905">
            <text:p>0.0020533881</text:p>
          </table:table-cell>
          <table:table-cell table:number-columns-repeated="7"/>
        </table:table-row>
        <table:table-row table:style-name="ro1">
          <table:table-cell office:value-type="string">
            <text:p>2008-05-15</text:p>
          </table:table-cell>
          <table:table-cell table:style-name="Blue" office:value-type="float" office:value="23.5">
            <text:p>23.5</text:p>
          </table:table-cell>
          <table:table-cell table:formula="of:=[.B95]/[.B94]-1" office:value-type="float" office:value="0.0519247985675917">
            <text:p>0.0519247986</text:p>
          </table:table-cell>
          <table:table-cell office:value-type="float" office:value="128.47">
            <text:p>128.47</text:p>
          </table:table-cell>
          <table:table-cell table:formula="of:=[.D95]/[.D94]-1" office:value-type="float" office:value="0.012531525851198">
            <text:p>0.0125315259</text:p>
          </table:table-cell>
          <table:table-cell table:number-columns-repeated="7"/>
        </table:table-row>
        <table:table-row table:style-name="ro1">
          <table:table-cell office:value-type="string">
            <text:p>2008-05-16</text:p>
          </table:table-cell>
          <table:table-cell table:style-name="Blue" office:value-type="float" office:value="23.29">
            <text:p>23.29</text:p>
          </table:table-cell>
          <table:table-cell table:formula="of:=[.B96]/[.B95]-1" office:value-type="float" office:value="-0.00893617021276605">
            <text:p>-0.0089361702</text:p>
          </table:table-cell>
          <table:table-cell office:value-type="float" office:value="128.59">
            <text:p>128.59</text:p>
          </table:table-cell>
          <table:table-cell table:formula="of:=[.D96]/[.D95]-1" office:value-type="float" office:value="0.00093407021094416">
            <text:p>0.0009340702</text:p>
          </table:table-cell>
          <table:table-cell table:number-columns-repeated="7"/>
        </table:table-row>
        <table:table-row table:style-name="ro1">
          <table:table-cell office:value-type="string">
            <text:p>2008-05-19</text:p>
          </table:table-cell>
          <table:table-cell table:style-name="Blue" office:value-type="float" office:value="24.01">
            <text:p>24.01</text:p>
          </table:table-cell>
          <table:table-cell table:formula="of:=[.B97]/[.B96]-1" office:value-type="float" office:value="0.0309145556032633">
            <text:p>0.0309145556</text:p>
          </table:table-cell>
          <table:table-cell office:value-type="float" office:value="128.94">
            <text:p>128.94</text:p>
          </table:table-cell>
          <table:table-cell table:formula="of:=[.D97]/[.D96]-1" office:value-type="float" office:value="0.00272182906913443">
            <text:p>0.0027218291</text:p>
          </table:table-cell>
          <table:table-cell table:number-columns-repeated="7"/>
        </table:table-row>
        <table:table-row table:style-name="ro1">
          <table:table-cell office:value-type="string">
            <text:p>2008-05-20</text:p>
          </table:table-cell>
          <table:table-cell table:style-name="Blue" office:value-type="float" office:value="23.21">
            <text:p>23.21</text:p>
          </table:table-cell>
          <table:table-cell table:formula="of:=[.B98]/[.B97]-1" office:value-type="float" office:value="-0.0333194502290712">
            <text:p>-0.0333194502</text:p>
          </table:table-cell>
          <table:table-cell office:value-type="float" office:value="127.89">
            <text:p>127.89</text:p>
          </table:table-cell>
          <table:table-cell table:formula="of:=[.D98]/[.D97]-1" office:value-type="float" office:value="-0.00814332247557004">
            <text:p>-0.0081433225</text:p>
          </table:table-cell>
          <table:table-cell table:number-columns-repeated="7"/>
        </table:table-row>
        <table:table-row table:style-name="ro1">
          <table:table-cell office:value-type="string">
            <text:p>2008-05-21</text:p>
          </table:table-cell>
          <table:table-cell table:style-name="Blue" office:value-type="float" office:value="21.97">
            <text:p>21.97</text:p>
          </table:table-cell>
          <table:table-cell table:formula="of:=[.B99]/[.B98]-1" office:value-type="float" office:value="-0.053425247738044">
            <text:p>-0.0534252477</text:p>
          </table:table-cell>
          <table:table-cell office:value-type="float" office:value="125.73">
            <text:p>125.73</text:p>
          </table:table-cell>
          <table:table-cell table:formula="of:=[.D99]/[.D98]-1" office:value-type="float" office:value="-0.0168895144264603">
            <text:p>-0.0168895144</text:p>
          </table:table-cell>
          <table:table-cell table:number-columns-repeated="7"/>
        </table:table-row>
        <table:table-row table:style-name="ro1">
          <table:table-cell office:value-type="string">
            <text:p>2008-05-22</text:p>
          </table:table-cell>
          <table:table-cell table:style-name="Blue" office:value-type="float" office:value="21.75">
            <text:p>21.75</text:p>
          </table:table-cell>
          <table:table-cell table:formula="of:=[.B100]/[.B99]-1" office:value-type="float" office:value="-0.0100136549840691">
            <text:p>-0.010013655</text:p>
          </table:table-cell>
          <table:table-cell office:value-type="float" office:value="125.75">
            <text:p>125.75</text:p>
          </table:table-cell>
          <table:table-cell table:formula="of:=[.D100]/[.D99]-1" office:value-type="float" office:value="0.00015907102521262">
            <text:p>0.000159071</text:p>
          </table:table-cell>
          <table:table-cell table:number-columns-repeated="7"/>
        </table:table-row>
        <table:table-row table:style-name="ro1">
          <table:table-cell office:value-type="string">
            <text:p>2008-05-23</text:p>
          </table:table-cell>
          <table:table-cell table:style-name="Blue" office:value-type="float" office:value="21.48">
            <text:p>21.48</text:p>
          </table:table-cell>
          <table:table-cell table:formula="of:=[.B101]/[.B100]-1" office:value-type="float" office:value="-0.0124137931034483">
            <text:p>-0.0124137931</text:p>
          </table:table-cell>
          <table:table-cell office:value-type="float" office:value="124.06">
            <text:p>124.06</text:p>
          </table:table-cell>
          <table:table-cell table:formula="of:=[.D101]/[.D100]-1" office:value-type="float" office:value="-0.0134393638170974">
            <text:p>-0.0134393638</text:p>
          </table:table-cell>
          <table:table-cell table:number-columns-repeated="7"/>
        </table:table-row>
        <table:table-row table:style-name="ro1">
          <table:table-cell office:value-type="string">
            <text:p>2008-05-27</text:p>
          </table:table-cell>
          <table:table-cell table:style-name="Blue" office:value-type="float" office:value="21.67">
            <text:p>21.67</text:p>
          </table:table-cell>
          <table:table-cell table:formula="of:=[.B102]/[.B101]-1" office:value-type="float" office:value="0.00884543761638734">
            <text:p>0.0088454376</text:p>
          </table:table-cell>
          <table:table-cell office:value-type="float" office:value="124.98">
            <text:p>124.98</text:p>
          </table:table-cell>
          <table:table-cell table:formula="of:=[.D102]/[.D101]-1" office:value-type="float" office:value="0.00741576656456555">
            <text:p>0.0074157666</text:p>
          </table:table-cell>
          <table:table-cell table:number-columns-repeated="7"/>
        </table:table-row>
        <table:table-row table:style-name="ro1">
          <table:table-cell office:value-type="string">
            <text:p>2008-05-28</text:p>
          </table:table-cell>
          <table:table-cell table:style-name="Blue" office:value-type="float" office:value="22.43">
            <text:p>22.43</text:p>
          </table:table-cell>
          <table:table-cell table:formula="of:=[.B103]/[.B102]-1" office:value-type="float" office:value="0.0350715274573141">
            <text:p>0.0350715275</text:p>
          </table:table-cell>
          <table:table-cell office:value-type="float" office:value="125.56">
            <text:p>125.56</text:p>
          </table:table-cell>
          <table:table-cell table:formula="of:=[.D103]/[.D102]-1" office:value-type="float" office:value="0.00464074251880309">
            <text:p>0.0046407425</text:p>
          </table:table-cell>
          <table:table-cell table:number-columns-repeated="7"/>
        </table:table-row>
        <table:table-row table:style-name="ro1">
          <table:table-cell office:value-type="string">
            <text:p>2008-05-29</text:p>
          </table:table-cell>
          <table:table-cell table:style-name="Blue" office:value-type="float" office:value="22.6">
            <text:p>22.6</text:p>
          </table:table-cell>
          <table:table-cell table:formula="of:=[.B104]/[.B103]-1" office:value-type="float" office:value="0.00757913508693719">
            <text:p>0.0075791351</text:p>
          </table:table-cell>
          <table:table-cell office:value-type="float" office:value="126.19">
            <text:p>126.19</text:p>
          </table:table-cell>
          <table:table-cell table:formula="of:=[.D104]/[.D103]-1" office:value-type="float" office:value="0.00501752150366364">
            <text:p>0.0050175215</text:p>
          </table:table-cell>
          <table:table-cell table:number-columns-repeated="7"/>
        </table:table-row>
        <table:table-row table:style-name="ro1">
          <table:table-cell office:value-type="string">
            <text:p>2008-05-30</text:p>
          </table:table-cell>
          <table:table-cell table:style-name="Blue" office:value-type="float" office:value="22.46">
            <text:p>22.46</text:p>
          </table:table-cell>
          <table:table-cell table:formula="of:=[.B105]/[.B104]-1" office:value-type="float" office:value="-0.0061946902654868">
            <text:p>-0.0061946903</text:p>
          </table:table-cell>
          <table:table-cell office:value-type="float" office:value="126.5">
            <text:p>126.5</text:p>
          </table:table-cell>
          <table:table-cell table:formula="of:=[.D105]/[.D104]-1" office:value-type="float" office:value="0.00245661304382283">
            <text:p>0.002456613</text:p>
          </table:table-cell>
          <table:table-cell table:number-columns-repeated="7"/>
        </table:table-row>
        <table:table-row table:style-name="ro1">
          <table:table-cell office:value-type="string">
            <text:p>2008-06-02</text:p>
          </table:table-cell>
          <table:table-cell table:style-name="Blue" office:value-type="float" office:value="22">
            <text:p>22</text:p>
          </table:table-cell>
          <table:table-cell table:formula="of:=[.B106]/[.B105]-1" office:value-type="float" office:value="-0.0204808548530722">
            <text:p>-0.0204808549</text:p>
          </table:table-cell>
          <table:table-cell office:value-type="float" office:value="125.2">
            <text:p>125.2</text:p>
          </table:table-cell>
          <table:table-cell table:formula="of:=[.D106]/[.D105]-1" office:value-type="float" office:value="-0.0102766798418972">
            <text:p>-0.0102766798</text:p>
          </table:table-cell>
          <table:table-cell table:number-columns-repeated="7"/>
        </table:table-row>
        <table:table-row table:style-name="ro1">
          <table:table-cell office:value-type="string">
            <text:p>2008-06-03</text:p>
          </table:table-cell>
          <table:table-cell table:style-name="Blue" office:value-type="float" office:value="21.99">
            <text:p>21.99</text:p>
          </table:table-cell>
          <table:table-cell table:formula="of:=[.B107]/[.B106]-1" office:value-type="float" office:value="-0.000454545454545485">
            <text:p>-0.0004545455</text:p>
          </table:table-cell>
          <table:table-cell office:value-type="float" office:value="124.47">
            <text:p>124.47</text:p>
          </table:table-cell>
          <table:table-cell table:formula="of:=[.D107]/[.D106]-1" office:value-type="float" office:value="-0.00583067092651757">
            <text:p>-0.0058306709</text:p>
          </table:table-cell>
          <table:table-cell table:number-columns-repeated="7"/>
        </table:table-row>
        <table:table-row table:style-name="ro1">
          <table:table-cell office:value-type="string">
            <text:p>2008-06-04</text:p>
          </table:table-cell>
          <table:table-cell table:style-name="Blue" office:value-type="float" office:value="21.75">
            <text:p>21.75</text:p>
          </table:table-cell>
          <table:table-cell table:formula="of:=[.B108]/[.B107]-1" office:value-type="float" office:value="-0.0109140518417462">
            <text:p>-0.0109140518</text:p>
          </table:table-cell>
          <table:table-cell office:value-type="float" office:value="124.4">
            <text:p>124.4</text:p>
          </table:table-cell>
          <table:table-cell table:formula="of:=[.D108]/[.D107]-1" office:value-type="float" office:value="-0.000562384510323755">
            <text:p>-0.0005623845</text:p>
          </table:table-cell>
          <table:table-cell table:number-columns-repeated="7"/>
        </table:table-row>
        <table:table-row table:style-name="ro1">
          <table:table-cell office:value-type="string">
            <text:p>2008-06-05</text:p>
          </table:table-cell>
          <table:table-cell table:style-name="Blue" office:value-type="float" office:value="22.22">
            <text:p>22.22</text:p>
          </table:table-cell>
          <table:table-cell table:formula="of:=[.B109]/[.B108]-1" office:value-type="float" office:value="0.0216091954022988">
            <text:p>0.0216091954</text:p>
          </table:table-cell>
          <table:table-cell office:value-type="float" office:value="126.89">
            <text:p>126.89</text:p>
          </table:table-cell>
          <table:table-cell table:formula="of:=[.D109]/[.D108]-1" office:value-type="float" office:value="0.0200160771704179">
            <text:p>0.0200160772</text:p>
          </table:table-cell>
          <table:table-cell table:number-columns-repeated="7"/>
        </table:table-row>
        <table:table-row table:style-name="ro1">
          <table:table-cell office:value-type="string">
            <text:p>2008-06-06</text:p>
          </table:table-cell>
          <table:table-cell table:style-name="Blue" office:value-type="float" office:value="21.31">
            <text:p>21.31</text:p>
          </table:table-cell>
          <table:table-cell table:formula="of:=[.B110]/[.B109]-1" office:value-type="float" office:value="-0.040954095409541">
            <text:p>-0.0409540954</text:p>
          </table:table-cell>
          <table:table-cell office:value-type="float" office:value="122.84">
            <text:p>122.84</text:p>
          </table:table-cell>
          <table:table-cell table:formula="of:=[.D110]/[.D109]-1" office:value-type="float" office:value="-0.0319174087792576">
            <text:p>-0.0319174088</text:p>
          </table:table-cell>
          <table:table-cell table:number-columns-repeated="7"/>
        </table:table-row>
        <table:table-row table:style-name="ro1">
          <table:table-cell office:value-type="string">
            <text:p>2008-06-09</text:p>
          </table:table-cell>
          <table:table-cell table:style-name="Blue" office:value-type="float" office:value="20.59">
            <text:p>20.59</text:p>
          </table:table-cell>
          <table:table-cell table:formula="of:=[.B111]/[.B110]-1" office:value-type="float" office:value="-0.0337869544814641">
            <text:p>-0.0337869545</text:p>
          </table:table-cell>
          <table:table-cell office:value-type="float" office:value="123.14">
            <text:p>123.14</text:p>
          </table:table-cell>
          <table:table-cell table:formula="of:=[.D111]/[.D110]-1" office:value-type="float" office:value="0.00244220123738192">
            <text:p>0.0024422012</text:p>
          </table:table-cell>
          <table:table-cell table:number-columns-repeated="7"/>
        </table:table-row>
        <table:table-row table:style-name="ro1">
          <table:table-cell office:value-type="string">
            <text:p>2008-06-10</text:p>
          </table:table-cell>
          <table:table-cell table:style-name="Blue" office:value-type="float" office:value="21.06">
            <text:p>21.06</text:p>
          </table:table-cell>
          <table:table-cell table:formula="of:=[.B112]/[.B111]-1" office:value-type="float" office:value="0.0228266148615832">
            <text:p>0.0228266149</text:p>
          </table:table-cell>
          <table:table-cell office:value-type="float" office:value="122.53">
            <text:p>122.53</text:p>
          </table:table-cell>
          <table:table-cell table:formula="of:=[.D112]/[.D111]-1" office:value-type="float" office:value="-0.00495371122299826">
            <text:p>-0.0049537112</text:p>
          </table:table-cell>
          <table:table-cell table:number-columns-repeated="7"/>
        </table:table-row>
        <table:table-row table:style-name="ro1">
          <table:table-cell office:value-type="string">
            <text:p>2008-06-11</text:p>
          </table:table-cell>
          <table:table-cell table:style-name="Blue" office:value-type="float" office:value="20.54">
            <text:p>20.54</text:p>
          </table:table-cell>
          <table:table-cell table:formula="of:=[.B113]/[.B112]-1" office:value-type="float" office:value="-0.0246913580246914">
            <text:p>-0.024691358</text:p>
          </table:table-cell>
          <table:table-cell office:value-type="float" office:value="120.73">
            <text:p>120.73</text:p>
          </table:table-cell>
          <table:table-cell table:formula="of:=[.D113]/[.D112]-1" office:value-type="float" office:value="-0.0146902799314453">
            <text:p>-0.0146902799</text:p>
          </table:table-cell>
          <table:table-cell table:number-columns-repeated="7"/>
        </table:table-row>
        <table:table-row table:style-name="ro1">
          <table:table-cell office:value-type="string">
            <text:p>2008-06-12</text:p>
          </table:table-cell>
          <table:table-cell table:style-name="Blue" office:value-type="float" office:value="21.07">
            <text:p>21.07</text:p>
          </table:table-cell>
          <table:table-cell table:formula="of:=[.B114]/[.B113]-1" office:value-type="float" office:value="0.0258033106134372">
            <text:p>0.0258033106</text:p>
          </table:table-cell>
          <table:table-cell office:value-type="float" office:value="121.19">
            <text:p>121.19</text:p>
          </table:table-cell>
          <table:table-cell table:formula="of:=[.D114]/[.D113]-1" office:value-type="float" office:value="0.00381015489107916">
            <text:p>0.0038101549</text:p>
          </table:table-cell>
          <table:table-cell table:number-columns-repeated="7"/>
        </table:table-row>
        <table:table-row table:style-name="ro1">
          <table:table-cell office:value-type="string">
            <text:p>2008-06-13</text:p>
          </table:table-cell>
          <table:table-cell table:style-name="Blue" office:value-type="float" office:value="21.34">
            <text:p>21.34</text:p>
          </table:table-cell>
          <table:table-cell table:formula="of:=[.B115]/[.B114]-1" office:value-type="float" office:value="0.0128144280968201">
            <text:p>0.0128144281</text:p>
          </table:table-cell>
          <table:table-cell office:value-type="float" office:value="122.72">
            <text:p>122.72</text:p>
          </table:table-cell>
          <table:table-cell table:formula="of:=[.D115]/[.D114]-1" office:value-type="float" office:value="0.0126248040267349">
            <text:p>0.012624804</text:p>
          </table:table-cell>
          <table:table-cell table:number-columns-repeated="7"/>
        </table:table-row>
        <table:table-row table:style-name="ro1">
          <table:table-cell office:value-type="string">
            <text:p>2008-06-16</text:p>
          </table:table-cell>
          <table:table-cell table:style-name="Blue" office:value-type="float" office:value="21.44">
            <text:p>21.44</text:p>
          </table:table-cell>
          <table:table-cell table:formula="of:=[.B116]/[.B115]-1" office:value-type="float" office:value="0.00468603561387071">
            <text:p>0.0046860356</text:p>
          </table:table-cell>
          <table:table-cell office:value-type="float" office:value="122.79">
            <text:p>122.79</text:p>
          </table:table-cell>
          <table:table-cell table:formula="of:=[.D116]/[.D115]-1" office:value-type="float" office:value="0.000570404172099082">
            <text:p>0.0005704042</text:p>
          </table:table-cell>
          <table:table-cell table:number-columns-repeated="7"/>
        </table:table-row>
        <table:table-row table:style-name="ro1">
          <table:table-cell office:value-type="string">
            <text:p>2008-06-17</text:p>
          </table:table-cell>
          <table:table-cell table:style-name="Blue" office:value-type="float" office:value="20.93">
            <text:p>20.93</text:p>
          </table:table-cell>
          <table:table-cell table:formula="of:=[.B117]/[.B116]-1" office:value-type="float" office:value="-0.0237873134328359">
            <text:p>-0.0237873134</text:p>
          </table:table-cell>
          <table:table-cell office:value-type="float" office:value="122.2">
            <text:p>122.2</text:p>
          </table:table-cell>
          <table:table-cell table:formula="of:=[.D117]/[.D116]-1" office:value-type="float" office:value="-0.00480495154328531">
            <text:p>-0.0048049515</text:p>
          </table:table-cell>
          <table:table-cell table:number-columns-repeated="7"/>
        </table:table-row>
        <table:table-row table:style-name="ro1">
          <table:table-cell office:value-type="string">
            <text:p>2008-06-18</text:p>
          </table:table-cell>
          <table:table-cell table:style-name="Blue" office:value-type="float" office:value="20.23">
            <text:p>20.23</text:p>
          </table:table-cell>
          <table:table-cell table:formula="of:=[.B118]/[.B117]-1" office:value-type="float" office:value="-0.0334448160535117">
            <text:p>-0.0334448161</text:p>
          </table:table-cell>
          <table:table-cell office:value-type="float" office:value="121.01">
            <text:p>121.01</text:p>
          </table:table-cell>
          <table:table-cell table:formula="of:=[.D118]/[.D117]-1" office:value-type="float" office:value="-0.00973813420621927">
            <text:p>-0.0097381342</text:p>
          </table:table-cell>
          <table:table-cell table:number-columns-repeated="7"/>
        </table:table-row>
        <table:table-row table:style-name="ro1">
          <table:table-cell office:value-type="string">
            <text:p>2008-06-19</text:p>
          </table:table-cell>
          <table:table-cell table:style-name="Blue" office:value-type="float" office:value="21.08">
            <text:p>21.08</text:p>
          </table:table-cell>
          <table:table-cell table:formula="of:=[.B119]/[.B118]-1" office:value-type="float" office:value="0.0420168067226889">
            <text:p>0.0420168067</text:p>
          </table:table-cell>
          <table:table-cell office:value-type="float" office:value="121.16">
            <text:p>121.16</text:p>
          </table:table-cell>
          <table:table-cell table:formula="of:=[.D119]/[.D118]-1" office:value-type="float" office:value="0.0012395669779357">
            <text:p>0.001239567</text:p>
          </table:table-cell>
          <table:table-cell table:number-columns-repeated="7"/>
        </table:table-row>
        <table:table-row table:style-name="ro1">
          <table:table-cell office:value-type="string">
            <text:p>2008-06-20</text:p>
          </table:table-cell>
          <table:table-cell table:style-name="Blue" office:value-type="float" office:value="20.62">
            <text:p>20.62</text:p>
          </table:table-cell>
          <table:table-cell table:formula="of:=[.B120]/[.B119]-1" office:value-type="float" office:value="-0.0218216318785578">
            <text:p>-0.0218216319</text:p>
          </table:table-cell>
          <table:table-cell office:value-type="float" office:value="119.19">
            <text:p>119.19</text:p>
          </table:table-cell>
          <table:table-cell table:formula="of:=[.D120]/[.D119]-1" office:value-type="float" office:value="-0.01625949158138">
            <text:p>-0.0162594916</text:p>
          </table:table-cell>
          <table:table-cell table:number-columns-repeated="7"/>
        </table:table-row>
        <table:table-row table:style-name="ro1">
          <table:table-cell office:value-type="string">
            <text:p>2008-06-23</text:p>
          </table:table-cell>
          <table:table-cell table:style-name="Blue" office:value-type="float" office:value="20.27">
            <text:p>20.27</text:p>
          </table:table-cell>
          <table:table-cell table:formula="of:=[.B121]/[.B120]-1" office:value-type="float" office:value="-0.0169738118331717">
            <text:p>-0.0169738118</text:p>
          </table:table-cell>
          <table:table-cell office:value-type="float" office:value="119.07">
            <text:p>119.07</text:p>
          </table:table-cell>
          <table:table-cell table:formula="of:=[.D121]/[.D120]-1" office:value-type="float" office:value="-0.00100679587213692">
            <text:p>-0.0010067959</text:p>
          </table:table-cell>
          <table:table-cell table:number-columns-repeated="7"/>
        </table:table-row>
        <table:table-row table:style-name="ro1">
          <table:table-cell office:value-type="string">
            <text:p>2008-06-24</text:p>
          </table:table-cell>
          <table:table-cell table:style-name="Blue" office:value-type="float" office:value="20.69">
            <text:p>20.69</text:p>
          </table:table-cell>
          <table:table-cell table:formula="of:=[.B122]/[.B121]-1" office:value-type="float" office:value="0.0207202762703504">
            <text:p>0.0207202763</text:p>
          </table:table-cell>
          <table:table-cell office:value-type="float" office:value="118.84">
            <text:p>118.84</text:p>
          </table:table-cell>
          <table:table-cell table:formula="of:=[.D122]/[.D121]-1" office:value-type="float" office:value="-0.00193163685227171">
            <text:p>-0.0019316369</text:p>
          </table:table-cell>
          <table:table-cell table:number-columns-repeated="7"/>
        </table:table-row>
        <table:table-row table:style-name="ro1">
          <table:table-cell office:value-type="string">
            <text:p>2008-06-25</text:p>
          </table:table-cell>
          <table:table-cell table:style-name="Blue" office:value-type="float" office:value="21.29">
            <text:p>21.29</text:p>
          </table:table-cell>
          <table:table-cell table:formula="of:=[.B123]/[.B122]-1" office:value-type="float" office:value="0.0289995166747219">
            <text:p>0.0289995167</text:p>
          </table:table-cell>
          <table:table-cell office:value-type="float" office:value="119.4">
            <text:p>119.4</text:p>
          </table:table-cell>
          <table:table-cell table:formula="of:=[.D123]/[.D122]-1" office:value-type="float" office:value="0.00471221810838096">
            <text:p>0.0047122181</text:p>
          </table:table-cell>
          <table:table-cell table:number-columns-repeated="7"/>
        </table:table-row>
        <table:table-row table:style-name="ro1">
          <table:table-cell office:value-type="string">
            <text:p>2008-06-26</text:p>
          </table:table-cell>
          <table:table-cell table:style-name="Blue" office:value-type="float" office:value="20.22">
            <text:p>20.22</text:p>
          </table:table-cell>
          <table:table-cell table:formula="of:=[.B124]/[.B123]-1" office:value-type="float" office:value="-0.050258337247534">
            <text:p>-0.0502583372</text:p>
          </table:table-cell>
          <table:table-cell office:value-type="float" office:value="116.16">
            <text:p>116.16</text:p>
          </table:table-cell>
          <table:table-cell table:formula="of:=[.D124]/[.D123]-1" office:value-type="float" office:value="-0.0271356783919598">
            <text:p>-0.0271356784</text:p>
          </table:table-cell>
          <table:table-cell table:number-columns-repeated="7"/>
        </table:table-row>
        <table:table-row table:style-name="ro1">
          <table:table-cell office:value-type="string">
            <text:p>2008-06-27</text:p>
          </table:table-cell>
          <table:table-cell table:style-name="Blue" office:value-type="float" office:value="19.79">
            <text:p>19.79</text:p>
          </table:table-cell>
          <table:table-cell table:formula="of:=[.B125]/[.B124]-1" office:value-type="float" office:value="-0.0212660731948565">
            <text:p>-0.0212660732</text:p>
          </table:table-cell>
          <table:table-cell office:value-type="float" office:value="115.52">
            <text:p>115.52</text:p>
          </table:table-cell>
          <table:table-cell table:formula="of:=[.D125]/[.D124]-1" office:value-type="float" office:value="-0.00550964187327829">
            <text:p>-0.0055096419</text:p>
          </table:table-cell>
          <table:table-cell table:number-columns-repeated="7"/>
        </table:table-row>
        <table:table-row table:style-name="ro1">
          <table:table-cell office:value-type="string">
            <text:p>2008-06-30</text:p>
          </table:table-cell>
          <table:table-cell table:style-name="Blue" office:value-type="float" office:value="19.2">
            <text:p>19.2</text:p>
          </table:table-cell>
          <table:table-cell table:formula="of:=[.B126]/[.B125]-1" office:value-type="float" office:value="-0.0298130368873168">
            <text:p>-0.0298130369</text:p>
          </table:table-cell>
          <table:table-cell office:value-type="float" office:value="115.93">
            <text:p>115.93</text:p>
          </table:table-cell>
          <table:table-cell table:formula="of:=[.D126]/[.D125]-1" office:value-type="float" office:value="0.00354916897506929">
            <text:p>0.003549169</text:p>
          </table:table-cell>
          <table:table-cell table:number-columns-repeated="7"/>
        </table:table-row>
        <table:table-row table:style-name="ro1">
          <table:table-cell office:value-type="string">
            <text:p>2008-07-01</text:p>
          </table:table-cell>
          <table:table-cell table:style-name="Blue" office:value-type="float" office:value="19.21">
            <text:p>19.21</text:p>
          </table:table-cell>
          <table:table-cell table:formula="of:=[.B127]/[.B126]-1" office:value-type="float" office:value="0.000520833333333526">
            <text:p>0.0005208333</text:p>
          </table:table-cell>
          <table:table-cell office:value-type="float" office:value="116.29">
            <text:p>116.29</text:p>
          </table:table-cell>
          <table:table-cell table:formula="of:=[.D127]/[.D126]-1" office:value-type="float" office:value="0.00310532217717596">
            <text:p>0.0031053222</text:p>
          </table:table-cell>
          <table:table-cell table:number-columns-repeated="7"/>
        </table:table-row>
        <table:table-row table:style-name="ro1">
          <table:table-cell office:value-type="string">
            <text:p>2008-07-02</text:p>
          </table:table-cell>
          <table:table-cell table:style-name="Blue" office:value-type="float" office:value="18.33">
            <text:p>18.33</text:p>
          </table:table-cell>
          <table:table-cell table:formula="of:=[.B128]/[.B127]-1" office:value-type="float" office:value="-0.0458094742321709">
            <text:p>-0.0458094742</text:p>
          </table:table-cell>
          <table:table-cell office:value-type="float" office:value="114.3">
            <text:p>114.3</text:p>
          </table:table-cell>
          <table:table-cell table:formula="of:=[.D128]/[.D127]-1" office:value-type="float" office:value="-0.0171123914352052">
            <text:p>-0.0171123914</text:p>
          </table:table-cell>
          <table:table-cell table:number-columns-repeated="7"/>
        </table:table-row>
        <table:table-row table:style-name="ro1">
          <table:table-cell office:value-type="string">
            <text:p>2008-07-03</text:p>
          </table:table-cell>
          <table:table-cell table:style-name="Blue" office:value-type="float" office:value="18.47">
            <text:p>18.47</text:p>
          </table:table-cell>
          <table:table-cell table:formula="of:=[.B129]/[.B128]-1" office:value-type="float" office:value="0.00763775231860331">
            <text:p>0.0076377523</text:p>
          </table:table-cell>
          <table:table-cell office:value-type="float" office:value="114.42">
            <text:p>114.42</text:p>
          </table:table-cell>
          <table:table-cell table:formula="of:=[.D129]/[.D128]-1" office:value-type="float" office:value="0.00104986876640423">
            <text:p>0.0010498688</text:p>
          </table:table-cell>
          <table:table-cell table:number-columns-repeated="7"/>
        </table:table-row>
        <table:table-row table:style-name="ro1">
          <table:table-cell office:value-type="string">
            <text:p>2008-07-07</text:p>
          </table:table-cell>
          <table:table-cell table:style-name="Blue" office:value-type="float" office:value="18.51">
            <text:p>18.51</text:p>
          </table:table-cell>
          <table:table-cell table:formula="of:=[.B130]/[.B129]-1" office:value-type="float" office:value="0.00216567406605317">
            <text:p>0.0021656741</text:p>
          </table:table-cell>
          <table:table-cell office:value-type="float" office:value="113.25">
            <text:p>113.25</text:p>
          </table:table-cell>
          <table:table-cell table:formula="of:=[.D130]/[.D129]-1" office:value-type="float" office:value="-0.0102254850550603">
            <text:p>-0.0102254851</text:p>
          </table:table-cell>
          <table:table-cell table:number-columns-repeated="7"/>
        </table:table-row>
        <table:table-row table:style-name="ro1">
          <table:table-cell office:value-type="string">
            <text:p>2008-07-08</text:p>
          </table:table-cell>
          <table:table-cell table:style-name="Blue" office:value-type="float" office:value="19.68">
            <text:p>19.68</text:p>
          </table:table-cell>
          <table:table-cell table:formula="of:=[.B131]/[.B130]-1" office:value-type="float" office:value="0.0632090761750403">
            <text:p>0.0632090762</text:p>
          </table:table-cell>
          <table:table-cell office:value-type="float" office:value="115.26">
            <text:p>115.26</text:p>
          </table:table-cell>
          <table:table-cell table:formula="of:=[.D131]/[.D130]-1" office:value-type="float" office:value="0.017748344370861">
            <text:p>0.0177483444</text:p>
          </table:table-cell>
          <table:table-cell table:number-columns-repeated="7"/>
        </table:table-row>
        <table:table-row table:style-name="ro1">
          <table:table-cell office:value-type="string">
            <text:p>2008-07-09</text:p>
          </table:table-cell>
          <table:table-cell table:style-name="Blue" office:value-type="float" office:value="17.96">
            <text:p>17.96</text:p>
          </table:table-cell>
          <table:table-cell table:formula="of:=[.B132]/[.B131]-1" office:value-type="float" office:value="-0.0873983739837397">
            <text:p>-0.087398374</text:p>
          </table:table-cell>
          <table:table-cell office:value-type="float" office:value="113.04">
            <text:p>113.04</text:p>
          </table:table-cell>
          <table:table-cell table:formula="of:=[.D132]/[.D131]-1" office:value-type="float" office:value="-0.019260801665799">
            <text:p>-0.0192608017</text:p>
          </table:table-cell>
          <table:table-cell table:number-columns-repeated="7"/>
        </table:table-row>
        <table:table-row table:style-name="ro1">
          <table:table-cell office:value-type="string">
            <text:p>2008-07-10</text:p>
          </table:table-cell>
          <table:table-cell table:style-name="Blue" office:value-type="float" office:value="18.36">
            <text:p>18.36</text:p>
          </table:table-cell>
          <table:table-cell table:formula="of:=[.B133]/[.B132]-1" office:value-type="float" office:value="0.0222717149220488">
            <text:p>0.0222717149</text:p>
          </table:table-cell>
          <table:table-cell office:value-type="float" office:value="113.5">
            <text:p>113.5</text:p>
          </table:table-cell>
          <table:table-cell table:formula="of:=[.D133]/[.D132]-1" office:value-type="float" office:value="0.00406935598018388">
            <text:p>0.004069356</text:p>
          </table:table-cell>
          <table:table-cell table:number-columns-repeated="7"/>
        </table:table-row>
        <table:table-row table:style-name="ro1">
          <table:table-cell office:value-type="string">
            <text:p>2008-07-11</text:p>
          </table:table-cell>
          <table:table-cell table:style-name="Blue" office:value-type="float" office:value="17.96">
            <text:p>17.96</text:p>
          </table:table-cell>
          <table:table-cell table:formula="of:=[.B134]/[.B133]-1" office:value-type="float" office:value="-0.0217864923747276">
            <text:p>-0.0217864924</text:p>
          </table:table-cell>
          <table:table-cell office:value-type="float" office:value="112.18">
            <text:p>112.18</text:p>
          </table:table-cell>
          <table:table-cell table:formula="of:=[.D134]/[.D133]-1" office:value-type="float" office:value="-0.0116299559471365">
            <text:p>-0.0116299559</text:p>
          </table:table-cell>
          <table:table-cell table:number-columns-repeated="7"/>
        </table:table-row>
        <table:table-row table:style-name="ro1">
          <table:table-cell office:value-type="string">
            <text:p>2008-07-14</text:p>
          </table:table-cell>
          <table:table-cell table:style-name="Blue" office:value-type="float" office:value="17.38">
            <text:p>17.38</text:p>
          </table:table-cell>
          <table:table-cell table:formula="of:=[.B135]/[.B134]-1" office:value-type="float" office:value="-0.0322939866369711">
            <text:p>-0.0322939866</text:p>
          </table:table-cell>
          <table:table-cell office:value-type="float" office:value="111.17">
            <text:p>111.17</text:p>
          </table:table-cell>
          <table:table-cell table:formula="of:=[.D135]/[.D134]-1" office:value-type="float" office:value="-0.00900338741308615">
            <text:p>-0.0090033874</text:p>
          </table:table-cell>
          <table:table-cell table:number-columns-repeated="7"/>
        </table:table-row>
        <table:table-row table:style-name="ro1">
          <table:table-cell office:value-type="string">
            <text:p>2008-07-15</text:p>
          </table:table-cell>
          <table:table-cell table:style-name="Blue" office:value-type="float" office:value="17.71">
            <text:p>17.71</text:p>
          </table:table-cell>
          <table:table-cell table:formula="of:=[.B136]/[.B135]-1" office:value-type="float" office:value="0.018987341772152">
            <text:p>0.0189873418</text:p>
          </table:table-cell>
          <table:table-cell office:value-type="float" office:value="109.6">
            <text:p>109.6</text:p>
          </table:table-cell>
          <table:table-cell table:formula="of:=[.D136]/[.D135]-1" office:value-type="float" office:value="-0.0141225150670146">
            <text:p>-0.0141225151</text:p>
          </table:table-cell>
          <table:table-cell table:number-columns-repeated="7"/>
        </table:table-row>
        <table:table-row table:style-name="ro1">
          <table:table-cell office:value-type="string">
            <text:p>2008-07-16</text:p>
          </table:table-cell>
          <table:table-cell table:style-name="Blue" office:value-type="float" office:value="18.5">
            <text:p>18.5</text:p>
          </table:table-cell>
          <table:table-cell table:formula="of:=[.B137]/[.B136]-1" office:value-type="float" office:value="0.0446075663466967">
            <text:p>0.0446075663</text:p>
          </table:table-cell>
          <table:table-cell office:value-type="float" office:value="112.29">
            <text:p>112.29</text:p>
          </table:table-cell>
          <table:table-cell table:formula="of:=[.D137]/[.D136]-1" office:value-type="float" office:value="0.024543795620438">
            <text:p>0.0245437956</text:p>
          </table:table-cell>
          <table:table-cell table:number-columns-repeated="7"/>
        </table:table-row>
        <table:table-row table:style-name="ro1">
          <table:table-cell office:value-type="string">
            <text:p>2008-07-17</text:p>
          </table:table-cell>
          <table:table-cell table:style-name="Blue" office:value-type="float" office:value="19.5">
            <text:p>19.5</text:p>
          </table:table-cell>
          <table:table-cell table:formula="of:=[.B138]/[.B137]-1" office:value-type="float" office:value="0.0540540540540539">
            <text:p>0.0540540541</text:p>
          </table:table-cell>
          <table:table-cell office:value-type="float" office:value="113.41">
            <text:p>113.41</text:p>
          </table:table-cell>
          <table:table-cell table:formula="of:=[.D138]/[.D137]-1" office:value-type="float" office:value="0.00997417401371448">
            <text:p>0.009974174</text:p>
          </table:table-cell>
          <table:table-cell table:number-columns-repeated="7"/>
        </table:table-row>
        <table:table-row table:style-name="ro1">
          <table:table-cell office:value-type="string">
            <text:p>2008-07-18</text:p>
          </table:table-cell>
          <table:table-cell table:style-name="Blue" office:value-type="float" office:value="19.3">
            <text:p>19.3</text:p>
          </table:table-cell>
          <table:table-cell table:formula="of:=[.B139]/[.B138]-1" office:value-type="float" office:value="-0.0102564102564102">
            <text:p>-0.0102564103</text:p>
          </table:table-cell>
          <table:table-cell office:value-type="float" office:value="114.12">
            <text:p>114.12</text:p>
          </table:table-cell>
          <table:table-cell table:formula="of:=[.D139]/[.D138]-1" office:value-type="float" office:value="0.00626047085794901">
            <text:p>0.0062604709</text:p>
          </table:table-cell>
          <table:table-cell table:number-columns-repeated="7"/>
        </table:table-row>
        <table:table-row table:style-name="ro1">
          <table:table-cell office:value-type="string">
            <text:p>2008-07-21</text:p>
          </table:table-cell>
          <table:table-cell table:style-name="Blue" office:value-type="float" office:value="18.96">
            <text:p>18.96</text:p>
          </table:table-cell>
          <table:table-cell table:formula="of:=[.B140]/[.B139]-1" office:value-type="float" office:value="-0.0176165803108809">
            <text:p>-0.0176165803</text:p>
          </table:table-cell>
          <table:table-cell office:value-type="float" office:value="114.18">
            <text:p>114.18</text:p>
          </table:table-cell>
          <table:table-cell table:formula="of:=[.D140]/[.D139]-1" office:value-type="float" office:value="0.000525762355415349">
            <text:p>0.0005257624</text:p>
          </table:table-cell>
          <table:table-cell table:number-columns-repeated="7"/>
        </table:table-row>
        <table:table-row table:style-name="ro1">
          <table:table-cell office:value-type="string">
            <text:p>2008-07-22</text:p>
          </table:table-cell>
          <table:table-cell table:style-name="Blue" office:value-type="float" office:value="20.08">
            <text:p>20.08</text:p>
          </table:table-cell>
          <table:table-cell table:formula="of:=[.B141]/[.B140]-1" office:value-type="float" office:value="0.0590717299578059">
            <text:p>0.05907173</text:p>
          </table:table-cell>
          <table:table-cell office:value-type="float" office:value="115.48">
            <text:p>115.48</text:p>
          </table:table-cell>
          <table:table-cell table:formula="of:=[.D141]/[.D140]-1" office:value-type="float" office:value="0.0113855316167455">
            <text:p>0.0113855316</text:p>
          </table:table-cell>
          <table:table-cell table:number-columns-repeated="7"/>
        </table:table-row>
        <table:table-row table:style-name="ro1">
          <table:table-cell office:value-type="string">
            <text:p>2008-07-23</text:p>
          </table:table-cell>
          <table:table-cell table:style-name="Blue" office:value-type="float" office:value="19.97">
            <text:p>19.97</text:p>
          </table:table-cell>
          <table:table-cell table:formula="of:=[.B142]/[.B141]-1" office:value-type="float" office:value="-0.00547808764940239">
            <text:p>-0.0054780876</text:p>
          </table:table-cell>
          <table:table-cell office:value-type="float" office:value="116.1">
            <text:p>116.1</text:p>
          </table:table-cell>
          <table:table-cell table:formula="of:=[.D142]/[.D141]-1" office:value-type="float" office:value="0.00536889504676119">
            <text:p>0.005368895</text:p>
          </table:table-cell>
          <table:table-cell table:number-columns-repeated="7"/>
        </table:table-row>
        <table:table-row table:style-name="ro1">
          <table:table-cell office:value-type="string">
            <text:p>2008-07-24</text:p>
          </table:table-cell>
          <table:table-cell table:style-name="Blue" office:value-type="float" office:value="18.24">
            <text:p>18.24</text:p>
          </table:table-cell>
          <table:table-cell table:formula="of:=[.B143]/[.B142]-1" office:value-type="float" office:value="-0.0866299449173761">
            <text:p>-0.0866299449</text:p>
          </table:table-cell>
          <table:table-cell office:value-type="float" office:value="113.69">
            <text:p>113.69</text:p>
          </table:table-cell>
          <table:table-cell table:formula="of:=[.D143]/[.D142]-1" office:value-type="float" office:value="-0.0207579672695951">
            <text:p>-0.0207579673</text:p>
          </table:table-cell>
          <table:table-cell table:number-columns-repeated="7"/>
        </table:table-row>
        <table:table-row table:style-name="ro1">
          <table:table-cell office:value-type="string">
            <text:p>2008-07-25</text:p>
          </table:table-cell>
          <table:table-cell table:style-name="Blue" office:value-type="float" office:value="18.26">
            <text:p>18.26</text:p>
          </table:table-cell>
          <table:table-cell table:formula="of:=[.B144]/[.B143]-1" office:value-type="float" office:value="0.00109649122807043">
            <text:p>0.0010964912</text:p>
          </table:table-cell>
          <table:table-cell office:value-type="float" office:value="113.67">
            <text:p>113.67</text:p>
          </table:table-cell>
          <table:table-cell table:formula="of:=[.D144]/[.D143]-1" office:value-type="float" office:value="-0.000175916967191436">
            <text:p>-0.000175917</text:p>
          </table:table-cell>
          <table:table-cell table:number-columns-repeated="7"/>
        </table:table-row>
        <table:table-row table:style-name="ro1">
          <table:table-cell office:value-type="string">
            <text:p>2008-07-28</text:p>
          </table:table-cell>
          <table:table-cell table:style-name="Blue" office:value-type="float" office:value="17.42">
            <text:p>17.42</text:p>
          </table:table-cell>
          <table:table-cell table:formula="of:=[.B145]/[.B144]-1" office:value-type="float" office:value="-0.0460021905805038">
            <text:p>-0.0460021906</text:p>
          </table:table-cell>
          <table:table-cell office:value-type="float" office:value="112">
            <text:p>112</text:p>
          </table:table-cell>
          <table:table-cell table:formula="of:=[.D145]/[.D144]-1" office:value-type="float" office:value="-0.0146916512712237">
            <text:p>-0.0146916513</text:p>
          </table:table-cell>
          <table:table-cell table:number-columns-repeated="7"/>
        </table:table-row>
        <table:table-row table:style-name="ro1">
          <table:table-cell office:value-type="string">
            <text:p>2008-07-29</text:p>
          </table:table-cell>
          <table:table-cell table:style-name="Blue" office:value-type="float" office:value="18.65">
            <text:p>18.65</text:p>
          </table:table-cell>
          <table:table-cell table:formula="of:=[.B146]/[.B145]-1" office:value-type="float" office:value="0.0706084959816302">
            <text:p>0.070608496</text:p>
          </table:table-cell>
          <table:table-cell office:value-type="float" office:value="114.39">
            <text:p>114.39</text:p>
          </table:table-cell>
          <table:table-cell table:formula="of:=[.D146]/[.D145]-1" office:value-type="float" office:value="0.0213392857142858">
            <text:p>0.0213392857</text:p>
          </table:table-cell>
          <table:table-cell table:number-columns-repeated="7"/>
        </table:table-row>
        <table:table-row table:style-name="ro1">
          <table:table-cell office:value-type="string">
            <text:p>2008-07-30</text:p>
          </table:table-cell>
          <table:table-cell table:style-name="Blue" office:value-type="float" office:value="14.03">
            <text:p>14.03</text:p>
          </table:table-cell>
          <table:table-cell table:formula="of:=[.B147]/[.B146]-1" office:value-type="float" office:value="-0.247721179624665">
            <text:p>-0.2477211796</text:p>
          </table:table-cell>
          <table:table-cell office:value-type="float" office:value="116.43">
            <text:p>116.43</text:p>
          </table:table-cell>
          <table:table-cell table:formula="of:=[.D147]/[.D146]-1" office:value-type="float" office:value="0.017833726724364">
            <text:p>0.0178337267</text:p>
          </table:table-cell>
          <table:table-cell table:number-columns-repeated="7"/>
        </table:table-row>
        <table:table-row table:style-name="ro1">
          <table:table-cell office:value-type="string">
            <text:p>2008-07-31</text:p>
          </table:table-cell>
          <table:table-cell table:style-name="Blue" office:value-type="float" office:value="14.05">
            <text:p>14.05</text:p>
          </table:table-cell>
          <table:table-cell table:formula="of:=[.B148]/[.B147]-1" office:value-type="float" office:value="0.00142551674982183">
            <text:p>0.0014255167</text:p>
          </table:table-cell>
          <table:table-cell office:value-type="float" office:value="114.89">
            <text:p>114.89</text:p>
          </table:table-cell>
          <table:table-cell table:formula="of:=[.D148]/[.D147]-1" office:value-type="float" office:value="-0.0132268315726188">
            <text:p>-0.0132268316</text:p>
          </table:table-cell>
          <table:table-cell table:number-columns-repeated="7"/>
        </table:table-row>
        <table:table-row table:style-name="ro1">
          <table:table-cell office:value-type="string">
            <text:p>2008-08-01</text:p>
          </table:table-cell>
          <table:table-cell table:style-name="Blue" office:value-type="float" office:value="13.45">
            <text:p>13.45</text:p>
          </table:table-cell>
          <table:table-cell table:formula="of:=[.B149]/[.B148]-1" office:value-type="float" office:value="-0.0427046263345197">
            <text:p>-0.0427046263</text:p>
          </table:table-cell>
          <table:table-cell office:value-type="float" office:value="114.28">
            <text:p>114.28</text:p>
          </table:table-cell>
          <table:table-cell table:formula="of:=[.D149]/[.D148]-1" office:value-type="float" office:value="-0.00530942640786836">
            <text:p>-0.0053094264</text:p>
          </table:table-cell>
          <table:table-cell table:number-columns-repeated="7"/>
        </table:table-row>
        <table:table-row table:style-name="ro1">
          <table:table-cell office:value-type="string">
            <text:p>2008-08-04</text:p>
          </table:table-cell>
          <table:table-cell table:style-name="Blue" office:value-type="float" office:value="13.45">
            <text:p>13.45</text:p>
          </table:table-cell>
          <table:table-cell table:formula="of:=[.B150]/[.B149]-1" office:value-type="float" office:value="0">
            <text:p>0</text:p>
          </table:table-cell>
          <table:table-cell office:value-type="float" office:value="113.22">
            <text:p>113.22</text:p>
          </table:table-cell>
          <table:table-cell table:formula="of:=[.D150]/[.D149]-1" office:value-type="float" office:value="-0.00927546377318866">
            <text:p>-0.0092754638</text:p>
          </table:table-cell>
          <table:table-cell table:number-columns-repeated="7"/>
        </table:table-row>
        <table:table-row table:style-name="ro1">
          <table:table-cell office:value-type="string">
            <text:p>2008-08-05</text:p>
          </table:table-cell>
          <table:table-cell table:style-name="Blue" office:value-type="float" office:value="14.33">
            <text:p>14.33</text:p>
          </table:table-cell>
          <table:table-cell table:formula="of:=[.B151]/[.B150]-1" office:value-type="float" office:value="0.0654275092936805">
            <text:p>0.0654275093</text:p>
          </table:table-cell>
          <table:table-cell office:value-type="float" office:value="116.28">
            <text:p>116.28</text:p>
          </table:table-cell>
          <table:table-cell table:formula="of:=[.D151]/[.D150]-1" office:value-type="float" office:value="0.027027027027027">
            <text:p>0.027027027</text:p>
          </table:table-cell>
          <table:table-cell table:number-columns-repeated="7"/>
        </table:table-row>
        <table:table-row table:style-name="ro1">
          <table:table-cell office:value-type="string">
            <text:p>2008-08-06</text:p>
          </table:table-cell>
          <table:table-cell table:style-name="Blue" office:value-type="float" office:value="14.38">
            <text:p>14.38</text:p>
          </table:table-cell>
          <table:table-cell table:formula="of:=[.B152]/[.B151]-1" office:value-type="float" office:value="0.00348918353105376">
            <text:p>0.0034891835</text:p>
          </table:table-cell>
          <table:table-cell office:value-type="float" office:value="116.79">
            <text:p>116.79</text:p>
          </table:table-cell>
          <table:table-cell table:formula="of:=[.D152]/[.D151]-1" office:value-type="float" office:value="0.00438596491228083">
            <text:p>0.0043859649</text:p>
          </table:table-cell>
          <table:table-cell table:number-columns-repeated="7"/>
        </table:table-row>
        <table:table-row table:style-name="ro1">
          <table:table-cell office:value-type="string">
            <text:p>2008-08-07</text:p>
          </table:table-cell>
          <table:table-cell table:style-name="Blue" office:value-type="float" office:value="15.12">
            <text:p>15.12</text:p>
          </table:table-cell>
          <table:table-cell table:formula="of:=[.B153]/[.B152]-1" office:value-type="float" office:value="0.0514603616133518">
            <text:p>0.0514603616</text:p>
          </table:table-cell>
          <table:table-cell office:value-type="float" office:value="115.05">
            <text:p>115.05</text:p>
          </table:table-cell>
          <table:table-cell table:formula="of:=[.D153]/[.D152]-1" office:value-type="float" office:value="-0.0148985358335475">
            <text:p>-0.0148985358</text:p>
          </table:table-cell>
          <table:table-cell table:number-columns-repeated="7"/>
        </table:table-row>
        <table:table-row table:style-name="ro1">
          <table:table-cell office:value-type="string">
            <text:p>2008-08-08</text:p>
          </table:table-cell>
          <table:table-cell table:style-name="Blue" office:value-type="float" office:value="16">
            <text:p>16</text:p>
          </table:table-cell>
          <table:table-cell table:formula="of:=[.B154]/[.B153]-1" office:value-type="float" office:value="0.0582010582010584">
            <text:p>0.0582010582</text:p>
          </table:table-cell>
          <table:table-cell office:value-type="float" office:value="117.19">
            <text:p>117.19</text:p>
          </table:table-cell>
          <table:table-cell table:formula="of:=[.D154]/[.D153]-1" office:value-type="float" office:value="0.018600608431117">
            <text:p>0.0186006084</text:p>
          </table:table-cell>
          <table:table-cell table:number-columns-repeated="7"/>
        </table:table-row>
        <table:table-row table:style-name="ro1">
          <table:table-cell office:value-type="string">
            <text:p>2008-08-11</text:p>
          </table:table-cell>
          <table:table-cell table:style-name="Blue" office:value-type="float" office:value="15.6">
            <text:p>15.6</text:p>
          </table:table-cell>
          <table:table-cell table:formula="of:=[.B155]/[.B154]-1" office:value-type="float" office:value="-0.025">
            <text:p>-0.025</text:p>
          </table:table-cell>
          <table:table-cell office:value-type="float" office:value="118.4">
            <text:p>118.4</text:p>
          </table:table-cell>
          <table:table-cell table:formula="of:=[.D155]/[.D154]-1" office:value-type="float" office:value="0.0103251130642548">
            <text:p>0.0103251131</text:p>
          </table:table-cell>
          <table:table-cell table:number-columns-repeated="7"/>
        </table:table-row>
        <table:table-row table:style-name="ro1">
          <table:table-cell office:value-type="string">
            <text:p>2008-08-12</text:p>
          </table:table-cell>
          <table:table-cell table:style-name="Blue" office:value-type="float" office:value="15.1">
            <text:p>15.1</text:p>
          </table:table-cell>
          <table:table-cell table:formula="of:=[.B156]/[.B155]-1" office:value-type="float" office:value="-0.032051282051282">
            <text:p>-0.0320512821</text:p>
          </table:table-cell>
          <table:table-cell office:value-type="float" office:value="117.17">
            <text:p>117.17</text:p>
          </table:table-cell>
          <table:table-cell table:formula="of:=[.D156]/[.D155]-1" office:value-type="float" office:value="-0.0103885135135136">
            <text:p>-0.0103885135</text:p>
          </table:table-cell>
          <table:table-cell table:number-columns-repeated="7"/>
        </table:table-row>
        <table:table-row table:style-name="ro1">
          <table:table-cell office:value-type="string">
            <text:p>2008-08-13</text:p>
          </table:table-cell>
          <table:table-cell table:style-name="Blue" office:value-type="float" office:value="14.82">
            <text:p>14.82</text:p>
          </table:table-cell>
          <table:table-cell table:formula="of:=[.B157]/[.B156]-1" office:value-type="float" office:value="-0.0185430463576158">
            <text:p>-0.0185430464</text:p>
          </table:table-cell>
          <table:table-cell office:value-type="float" office:value="116.47">
            <text:p>116.47</text:p>
          </table:table-cell>
          <table:table-cell table:formula="of:=[.D157]/[.D156]-1" office:value-type="float" office:value="-0.00597422548433901">
            <text:p>-0.0059742255</text:p>
          </table:table-cell>
          <table:table-cell table:number-columns-repeated="7"/>
        </table:table-row>
        <table:table-row table:style-name="ro1">
          <table:table-cell office:value-type="string">
            <text:p>2008-08-14</text:p>
          </table:table-cell>
          <table:table-cell table:style-name="Blue" office:value-type="float" office:value="14.97">
            <text:p>14.97</text:p>
          </table:table-cell>
          <table:table-cell table:formula="of:=[.B158]/[.B157]-1" office:value-type="float" office:value="0.0101214574898785">
            <text:p>0.0101214575</text:p>
          </table:table-cell>
          <table:table-cell office:value-type="float" office:value="117.34">
            <text:p>117.34</text:p>
          </table:table-cell>
          <table:table-cell table:formula="of:=[.D158]/[.D157]-1" office:value-type="float" office:value="0.00746973469562984">
            <text:p>0.0074697347</text:p>
          </table:table-cell>
          <table:table-cell table:number-columns-repeated="7"/>
        </table:table-row>
        <table:table-row table:style-name="ro1">
          <table:table-cell office:value-type="string">
            <text:p>2008-08-15</text:p>
          </table:table-cell>
          <table:table-cell table:style-name="Blue" office:value-type="float" office:value="15.06">
            <text:p>15.06</text:p>
          </table:table-cell>
          <table:table-cell table:formula="of:=[.B159]/[.B158]-1" office:value-type="float" office:value="0.00601202404809609">
            <text:p>0.006012024</text:p>
          </table:table-cell>
          <table:table-cell office:value-type="float" office:value="117.91">
            <text:p>117.91</text:p>
          </table:table-cell>
          <table:table-cell table:formula="of:=[.D159]/[.D158]-1" office:value-type="float" office:value="0.00485767854099195">
            <text:p>0.0048576785</text:p>
          </table:table-cell>
          <table:table-cell table:number-columns-repeated="7"/>
        </table:table-row>
        <table:table-row table:style-name="ro1">
          <table:table-cell office:value-type="string">
            <text:p>2008-08-18</text:p>
          </table:table-cell>
          <table:table-cell table:style-name="Blue" office:value-type="float" office:value="14.53">
            <text:p>14.53</text:p>
          </table:table-cell>
          <table:table-cell table:formula="of:=[.B160]/[.B159]-1" office:value-type="float" office:value="-0.0351925630810094">
            <text:p>-0.0351925631</text:p>
          </table:table-cell>
          <table:table-cell office:value-type="float" office:value="116.3">
            <text:p>116.3</text:p>
          </table:table-cell>
          <table:table-cell table:formula="of:=[.D160]/[.D159]-1" office:value-type="float" office:value="-0.013654482232211">
            <text:p>-0.0136544822</text:p>
          </table:table-cell>
          <table:table-cell table:number-columns-repeated="7"/>
        </table:table-row>
        <table:table-row table:style-name="ro1">
          <table:table-cell office:value-type="string">
            <text:p>2008-08-19</text:p>
          </table:table-cell>
          <table:table-cell table:style-name="Blue" office:value-type="float" office:value="13.72">
            <text:p>13.72</text:p>
          </table:table-cell>
          <table:table-cell table:formula="of:=[.B161]/[.B160]-1" office:value-type="float" office:value="-0.0557467309015829">
            <text:p>-0.0557467309</text:p>
          </table:table-cell>
          <table:table-cell office:value-type="float" office:value="115.03">
            <text:p>115.03</text:p>
          </table:table-cell>
          <table:table-cell table:formula="of:=[.D161]/[.D160]-1" office:value-type="float" office:value="-0.0109200343938091">
            <text:p>-0.0109200344</text:p>
          </table:table-cell>
          <table:table-cell table:number-columns-repeated="7"/>
        </table:table-row>
        <table:table-row table:style-name="ro1">
          <table:table-cell office:value-type="string">
            <text:p>2008-08-20</text:p>
          </table:table-cell>
          <table:table-cell table:style-name="Blue" office:value-type="float" office:value="13.47">
            <text:p>13.47</text:p>
          </table:table-cell>
          <table:table-cell table:formula="of:=[.B162]/[.B161]-1" office:value-type="float" office:value="-0.0182215743440233">
            <text:p>-0.0182215743</text:p>
          </table:table-cell>
          <table:table-cell office:value-type="float" office:value="115.57">
            <text:p>115.57</text:p>
          </table:table-cell>
          <table:table-cell table:formula="of:=[.D162]/[.D161]-1" office:value-type="float" office:value="0.00469442754064153">
            <text:p>0.0046944275</text:p>
          </table:table-cell>
          <table:table-cell table:number-columns-repeated="7"/>
        </table:table-row>
        <table:table-row table:style-name="ro1">
          <table:table-cell office:value-type="string">
            <text:p>2008-08-21</text:p>
          </table:table-cell>
          <table:table-cell table:style-name="Blue" office:value-type="float" office:value="13.18">
            <text:p>13.18</text:p>
          </table:table-cell>
          <table:table-cell table:formula="of:=[.B163]/[.B162]-1" office:value-type="float" office:value="-0.0215293244246474">
            <text:p>-0.0215293244</text:p>
          </table:table-cell>
          <table:table-cell office:value-type="float" office:value="115.77">
            <text:p>115.77</text:p>
          </table:table-cell>
          <table:table-cell table:formula="of:=[.D163]/[.D162]-1" office:value-type="float" office:value="0.00173055291165536">
            <text:p>0.0017305529</text:p>
          </table:table-cell>
          <table:table-cell table:number-columns-repeated="7"/>
        </table:table-row>
        <table:table-row table:style-name="ro1">
          <table:table-cell office:value-type="string">
            <text:p>2008-08-22</text:p>
          </table:table-cell>
          <table:table-cell table:style-name="Blue" office:value-type="float" office:value="13.61">
            <text:p>13.61</text:p>
          </table:table-cell>
          <table:table-cell table:formula="of:=[.B164]/[.B163]-1" office:value-type="float" office:value="0.0326251896813354">
            <text:p>0.0326251897</text:p>
          </table:table-cell>
          <table:table-cell office:value-type="float" office:value="117.44">
            <text:p>117.44</text:p>
          </table:table-cell>
          <table:table-cell table:formula="of:=[.D164]/[.D163]-1" office:value-type="float" office:value="0.0144251533212405">
            <text:p>0.0144251533</text:p>
          </table:table-cell>
          <table:table-cell table:number-columns-repeated="7"/>
        </table:table-row>
        <table:table-row table:style-name="ro1">
          <table:table-cell office:value-type="string">
            <text:p>2008-08-25</text:p>
          </table:table-cell>
          <table:table-cell table:style-name="Blue" office:value-type="float" office:value="12.76">
            <text:p>12.76</text:p>
          </table:table-cell>
          <table:table-cell table:formula="of:=[.B165]/[.B164]-1" office:value-type="float" office:value="-0.0624540778839089">
            <text:p>-0.0624540779</text:p>
          </table:table-cell>
          <table:table-cell office:value-type="float" office:value="115.06">
            <text:p>115.06</text:p>
          </table:table-cell>
          <table:table-cell table:formula="of:=[.D165]/[.D164]-1" office:value-type="float" office:value="-0.0202656675749319">
            <text:p>-0.0202656676</text:p>
          </table:table-cell>
          <table:table-cell table:number-columns-repeated="7"/>
        </table:table-row>
        <table:table-row table:style-name="ro1">
          <table:table-cell office:value-type="string">
            <text:p>2008-08-26</text:p>
          </table:table-cell>
          <table:table-cell table:style-name="Blue" office:value-type="float" office:value="13.04">
            <text:p>13.04</text:p>
          </table:table-cell>
          <table:table-cell table:formula="of:=[.B166]/[.B165]-1" office:value-type="float" office:value="0.0219435736677116">
            <text:p>0.0219435737</text:p>
          </table:table-cell>
          <table:table-cell office:value-type="float" office:value="115.4">
            <text:p>115.4</text:p>
          </table:table-cell>
          <table:table-cell table:formula="of:=[.D166]/[.D165]-1" office:value-type="float" office:value="0.00295498001042938">
            <text:p>0.00295498</text:p>
          </table:table-cell>
          <table:table-cell table:number-columns-repeated="7"/>
        </table:table-row>
        <table:table-row table:style-name="ro1">
          <table:table-cell office:value-type="string">
            <text:p>2008-08-27</text:p>
          </table:table-cell>
          <table:table-cell table:style-name="Blue" office:value-type="float" office:value="12.98">
            <text:p>12.98</text:p>
          </table:table-cell>
          <table:table-cell table:formula="of:=[.B167]/[.B166]-1" office:value-type="float" office:value="-0.00460122699386489">
            <text:p>-0.004601227</text:p>
          </table:table-cell>
          <table:table-cell office:value-type="float" office:value="116.52">
            <text:p>116.52</text:p>
          </table:table-cell>
          <table:table-cell table:formula="of:=[.D167]/[.D166]-1" office:value-type="float" office:value="0.00970537261698423">
            <text:p>0.0097053726</text:p>
          </table:table-cell>
          <table:table-cell table:number-columns-repeated="7"/>
        </table:table-row>
        <table:table-row table:style-name="ro1">
          <table:table-cell office:value-type="string">
            <text:p>2008-08-28</text:p>
          </table:table-cell>
          <table:table-cell table:style-name="Blue" office:value-type="float" office:value="13.16">
            <text:p>13.16</text:p>
          </table:table-cell>
          <table:table-cell table:formula="of:=[.B168]/[.B167]-1" office:value-type="float" office:value="0.0138674884437595">
            <text:p>0.0138674884</text:p>
          </table:table-cell>
          <table:table-cell office:value-type="float" office:value="117.93">
            <text:p>117.93</text:p>
          </table:table-cell>
          <table:table-cell table:formula="of:=[.D168]/[.D167]-1" office:value-type="float" office:value="0.0121009268795058">
            <text:p>0.0121009269</text:p>
          </table:table-cell>
          <table:table-cell table:number-columns-repeated="7"/>
        </table:table-row>
        <table:table-row table:style-name="ro1">
          <table:table-cell office:value-type="string">
            <text:p>2008-08-29</text:p>
          </table:table-cell>
          <table:table-cell table:style-name="Blue" office:value-type="float" office:value="13.07">
            <text:p>13.07</text:p>
          </table:table-cell>
          <table:table-cell table:formula="of:=[.B169]/[.B168]-1" office:value-type="float" office:value="-0.00683890577507595">
            <text:p>-0.0068389058</text:p>
          </table:table-cell>
          <table:table-cell office:value-type="float" office:value="116.66">
            <text:p>116.66</text:p>
          </table:table-cell>
          <table:table-cell table:formula="of:=[.D169]/[.D168]-1" office:value-type="float" office:value="-0.0107691003137456">
            <text:p>-0.0107691003</text:p>
          </table:table-cell>
          <table:table-cell table:number-columns-repeated="7"/>
        </table:table-row>
        <table:table-row table:style-name="ro1">
          <table:table-cell office:value-type="string">
            <text:p>2008-09-02</text:p>
          </table:table-cell>
          <table:table-cell table:style-name="Blue" office:value-type="float" office:value="13.29">
            <text:p>13.29</text:p>
          </table:table-cell>
          <table:table-cell table:formula="of:=[.B170]/[.B169]-1" office:value-type="float" office:value="0.016832440703902">
            <text:p>0.0168324407</text:p>
          </table:table-cell>
          <table:table-cell office:value-type="float" office:value="115.94">
            <text:p>115.94</text:p>
          </table:table-cell>
          <table:table-cell table:formula="of:=[.D170]/[.D169]-1" office:value-type="float" office:value="-0.00617178124464257">
            <text:p>-0.0061717812</text:p>
          </table:table-cell>
          <table:table-cell table:number-columns-repeated="7"/>
        </table:table-row>
        <table:table-row table:style-name="ro1">
          <table:table-cell office:value-type="string">
            <text:p>2008-09-03</text:p>
          </table:table-cell>
          <table:table-cell table:style-name="Blue" office:value-type="float" office:value="13.33">
            <text:p>13.33</text:p>
          </table:table-cell>
          <table:table-cell table:formula="of:=[.B171]/[.B170]-1" office:value-type="float" office:value="0.00300978179082034">
            <text:p>0.0030097818</text:p>
          </table:table-cell>
          <table:table-cell office:value-type="float" office:value="115.84">
            <text:p>115.84</text:p>
          </table:table-cell>
          <table:table-cell table:formula="of:=[.D171]/[.D170]-1" office:value-type="float" office:value="-0.000862515094014138">
            <text:p>-0.0008625151</text:p>
          </table:table-cell>
          <table:table-cell table:number-columns-repeated="7"/>
        </table:table-row>
        <table:table-row table:style-name="ro1">
          <table:table-cell office:value-type="string">
            <text:p>2008-09-04</text:p>
          </table:table-cell>
          <table:table-cell table:style-name="Blue" office:value-type="float" office:value="12.7">
            <text:p>12.7</text:p>
          </table:table-cell>
          <table:table-cell table:formula="of:=[.B172]/[.B171]-1" office:value-type="float" office:value="-0.0472618154538635">
            <text:p>-0.0472618155</text:p>
          </table:table-cell>
          <table:table-cell office:value-type="float" office:value="112.35">
            <text:p>112.35</text:p>
          </table:table-cell>
          <table:table-cell table:formula="of:=[.D172]/[.D171]-1" office:value-type="float" office:value="-0.0301277624309393">
            <text:p>-0.0301277624</text:p>
          </table:table-cell>
          <table:table-cell table:number-columns-repeated="7"/>
        </table:table-row>
        <table:table-row table:style-name="ro1">
          <table:table-cell office:value-type="string">
            <text:p>2008-09-05</text:p>
          </table:table-cell>
          <table:table-cell table:style-name="Blue" office:value-type="float" office:value="13.3">
            <text:p>13.3</text:p>
          </table:table-cell>
          <table:table-cell table:formula="of:=[.B173]/[.B172]-1" office:value-type="float" office:value="0.0472440944881891">
            <text:p>0.0472440945</text:p>
          </table:table-cell>
          <table:table-cell office:value-type="float" office:value="112.71">
            <text:p>112.71</text:p>
          </table:table-cell>
          <table:table-cell table:formula="of:=[.D173]/[.D172]-1" office:value-type="float" office:value="0.00320427236315091">
            <text:p>0.0032042724</text:p>
          </table:table-cell>
          <table:table-cell table:number-columns-repeated="7"/>
        </table:table-row>
        <table:table-row table:style-name="ro1">
          <table:table-cell office:value-type="string">
            <text:p>2008-09-08</text:p>
          </table:table-cell>
          <table:table-cell table:style-name="Blue" office:value-type="float" office:value="13.85">
            <text:p>13.85</text:p>
          </table:table-cell>
          <table:table-cell table:formula="of:=[.B174]/[.B173]-1" office:value-type="float" office:value="0.0413533834586466">
            <text:p>0.0413533835</text:p>
          </table:table-cell>
          <table:table-cell office:value-type="float" office:value="115.03">
            <text:p>115.03</text:p>
          </table:table-cell>
          <table:table-cell table:formula="of:=[.D174]/[.D173]-1" office:value-type="float" office:value="0.020583799130512">
            <text:p>0.0205837991</text:p>
          </table:table-cell>
          <table:table-cell table:number-columns-repeated="7"/>
        </table:table-row>
        <table:table-row table:style-name="ro1">
          <table:table-cell office:value-type="string">
            <text:p>2008-09-09</text:p>
          </table:table-cell>
          <table:table-cell table:style-name="Blue" office:value-type="float" office:value="12.93">
            <text:p>12.93</text:p>
          </table:table-cell>
          <table:table-cell table:formula="of:=[.B175]/[.B174]-1" office:value-type="float" office:value="-0.0664259927797833">
            <text:p>-0.0664259928</text:p>
          </table:table-cell>
          <table:table-cell office:value-type="float" office:value="111.62">
            <text:p>111.62</text:p>
          </table:table-cell>
          <table:table-cell table:formula="of:=[.D175]/[.D174]-1" office:value-type="float" office:value="-0.029644440580718">
            <text:p>-0.0296444406</text:p>
          </table:table-cell>
          <table:table-cell table:number-columns-repeated="7"/>
        </table:table-row>
        <table:table-row table:style-name="ro1">
          <table:table-cell office:value-type="string">
            <text:p>2008-09-10</text:p>
          </table:table-cell>
          <table:table-cell table:style-name="Blue" office:value-type="float" office:value="13.51">
            <text:p>13.51</text:p>
          </table:table-cell>
          <table:table-cell table:formula="of:=[.B176]/[.B175]-1" office:value-type="float" office:value="0.0448569218870842">
            <text:p>0.0448569219</text:p>
          </table:table-cell>
          <table:table-cell office:value-type="float" office:value="112.07">
            <text:p>112.07</text:p>
          </table:table-cell>
          <table:table-cell table:formula="of:=[.D176]/[.D175]-1" office:value-type="float" office:value="0.00403153556710256">
            <text:p>0.0040315356</text:p>
          </table:table-cell>
          <table:table-cell table:number-columns-repeated="7"/>
        </table:table-row>
        <table:table-row table:style-name="ro1">
          <table:table-cell office:value-type="string">
            <text:p>2008-09-11</text:p>
          </table:table-cell>
          <table:table-cell table:style-name="Blue" office:value-type="float" office:value="14.28">
            <text:p>14.28</text:p>
          </table:table-cell>
          <table:table-cell table:formula="of:=[.B177]/[.B176]-1" office:value-type="float" office:value="0.0569948186528497">
            <text:p>0.0569948187</text:p>
          </table:table-cell>
          <table:table-cell office:value-type="float" office:value="113.69">
            <text:p>113.69</text:p>
          </table:table-cell>
          <table:table-cell table:formula="of:=[.D177]/[.D176]-1" office:value-type="float" office:value="0.0144552511822968">
            <text:p>0.0144552512</text:p>
          </table:table-cell>
          <table:table-cell table:number-columns-repeated="7"/>
        </table:table-row>
        <table:table-row table:style-name="ro1">
          <table:table-cell office:value-type="string">
            <text:p>2008-09-12</text:p>
          </table:table-cell>
          <table:table-cell table:style-name="Blue" office:value-type="float" office:value="14.64">
            <text:p>14.64</text:p>
          </table:table-cell>
          <table:table-cell table:formula="of:=[.B178]/[.B177]-1" office:value-type="float" office:value="0.0252100840336136">
            <text:p>0.025210084</text:p>
          </table:table-cell>
          <table:table-cell office:value-type="float" office:value="114.22">
            <text:p>114.22</text:p>
          </table:table-cell>
          <table:table-cell table:formula="of:=[.D178]/[.D177]-1" office:value-type="float" office:value="0.00466179963057445">
            <text:p>0.0046617996</text:p>
          </table:table-cell>
          <table:table-cell table:number-columns-repeated="7"/>
        </table:table-row>
        <table:table-row table:style-name="ro1">
          <table:table-cell office:value-type="string">
            <text:p>2008-09-15</text:p>
          </table:table-cell>
          <table:table-cell table:style-name="Blue" office:value-type="float" office:value="13.5">
            <text:p>13.5</text:p>
          </table:table-cell>
          <table:table-cell table:formula="of:=[.B179]/[.B178]-1" office:value-type="float" office:value="-0.0778688524590164">
            <text:p>-0.0778688525</text:p>
          </table:table-cell>
          <table:table-cell office:value-type="float" office:value="108.78">
            <text:p>108.78</text:p>
          </table:table-cell>
          <table:table-cell table:formula="of:=[.D179]/[.D178]-1" office:value-type="float" office:value="-0.0476273857468044">
            <text:p>-0.0476273857</text:p>
          </table:table-cell>
          <table:table-cell table:number-columns-repeated="7"/>
        </table:table-row>
        <table:table-row table:style-name="ro1">
          <table:table-cell office:value-type="string">
            <text:p>2008-09-16</text:p>
          </table:table-cell>
          <table:table-cell table:style-name="Blue" office:value-type="float" office:value="13.95">
            <text:p>13.95</text:p>
          </table:table-cell>
          <table:table-cell table:formula="of:=[.B180]/[.B179]-1" office:value-type="float" office:value="0.0333333333333332">
            <text:p>0.0333333333</text:p>
          </table:table-cell>
          <table:table-cell office:value-type="float" office:value="110.6">
            <text:p>110.6</text:p>
          </table:table-cell>
          <table:table-cell table:formula="of:=[.D180]/[.D179]-1" office:value-type="float" office:value="0.0167310167310166">
            <text:p>0.0167310167</text:p>
          </table:table-cell>
          <table:table-cell table:number-columns-repeated="7"/>
        </table:table-row>
        <table:table-row table:style-name="ro1">
          <table:table-cell office:value-type="string">
            <text:p>2008-09-17</text:p>
          </table:table-cell>
          <table:table-cell table:style-name="Blue" office:value-type="float" office:value="13.1">
            <text:p>13.1</text:p>
          </table:table-cell>
          <table:table-cell table:formula="of:=[.B181]/[.B180]-1" office:value-type="float" office:value="-0.0609318996415771">
            <text:p>-0.0609318996</text:p>
          </table:table-cell>
          <table:table-cell office:value-type="float" office:value="105.63">
            <text:p>105.63</text:p>
          </table:table-cell>
          <table:table-cell table:formula="of:=[.D181]/[.D180]-1" office:value-type="float" office:value="-0.0449367088607595">
            <text:p>-0.0449367089</text:p>
          </table:table-cell>
          <table:table-cell table:number-columns-repeated="7"/>
        </table:table-row>
        <table:table-row table:style-name="ro1">
          <table:table-cell office:value-type="string">
            <text:p>2008-09-18</text:p>
          </table:table-cell>
          <table:table-cell table:style-name="Blue" office:value-type="float" office:value="13.69">
            <text:p>13.69</text:p>
          </table:table-cell>
          <table:table-cell table:formula="of:=[.B182]/[.B181]-1" office:value-type="float" office:value="0.0450381679389313">
            <text:p>0.0450381679</text:p>
          </table:table-cell>
          <table:table-cell office:value-type="float" office:value="108.77">
            <text:p>108.77</text:p>
          </table:table-cell>
          <table:table-cell table:formula="of:=[.D182]/[.D181]-1" office:value-type="float" office:value="0.0297264034838587">
            <text:p>0.0297264035</text:p>
          </table:table-cell>
          <table:table-cell table:number-columns-repeated="7"/>
        </table:table-row>
        <table:table-row table:style-name="ro1">
          <table:table-cell office:value-type="string">
            <text:p>2008-09-19</text:p>
          </table:table-cell>
          <table:table-cell table:style-name="Blue" office:value-type="float" office:value="14.75">
            <text:p>14.75</text:p>
          </table:table-cell>
          <table:table-cell table:formula="of:=[.B183]/[.B182]-1" office:value-type="float" office:value="0.0774287801314828">
            <text:p>0.0774287801</text:p>
          </table:table-cell>
          <table:table-cell office:value-type="float" office:value="113.09">
            <text:p>113.09</text:p>
          </table:table-cell>
          <table:table-cell table:formula="of:=[.D183]/[.D182]-1" office:value-type="float" office:value="0.039716833685759">
            <text:p>0.0397168337</text:p>
          </table:table-cell>
          <table:table-cell table:number-columns-repeated="7"/>
        </table:table-row>
        <table:table-row table:style-name="ro1">
          <table:table-cell office:value-type="string">
            <text:p>2008-09-22</text:p>
          </table:table-cell>
          <table:table-cell table:style-name="Blue" office:value-type="float" office:value="13.01">
            <text:p>13.01</text:p>
          </table:table-cell>
          <table:table-cell table:formula="of:=[.B184]/[.B183]-1" office:value-type="float" office:value="-0.117966101694915">
            <text:p>-0.1179661017</text:p>
          </table:table-cell>
          <table:table-cell office:value-type="float" office:value="110.53">
            <text:p>110.53</text:p>
          </table:table-cell>
          <table:table-cell table:formula="of:=[.D184]/[.D183]-1" office:value-type="float" office:value="-0.0226368379167036">
            <text:p>-0.0226368379</text:p>
          </table:table-cell>
          <table:table-cell table:number-columns-repeated="7"/>
        </table:table-row>
        <table:table-row table:style-name="ro1">
          <table:table-cell office:value-type="string">
            <text:p>2008-09-23</text:p>
          </table:table-cell>
          <table:table-cell table:style-name="Blue" office:value-type="float" office:value="12.92">
            <text:p>12.92</text:p>
          </table:table-cell>
          <table:table-cell table:formula="of:=[.B185]/[.B184]-1" office:value-type="float" office:value="-0.00691775557263641">
            <text:p>-0.0069177556</text:p>
          </table:table-cell>
          <table:table-cell office:value-type="float" office:value="108.01">
            <text:p>108.01</text:p>
          </table:table-cell>
          <table:table-cell table:formula="of:=[.D185]/[.D184]-1" office:value-type="float" office:value="-0.0227992400253324">
            <text:p>-0.02279924</text:p>
          </table:table-cell>
          <table:table-cell table:number-columns-repeated="7"/>
        </table:table-row>
        <table:table-row table:style-name="ro1">
          <table:table-cell office:value-type="string">
            <text:p>2008-09-24</text:p>
          </table:table-cell>
          <table:table-cell table:style-name="Blue" office:value-type="float" office:value="13">
            <text:p>13</text:p>
          </table:table-cell>
          <table:table-cell table:formula="of:=[.B186]/[.B185]-1" office:value-type="float" office:value="0.00619195046439636">
            <text:p>0.0061919505</text:p>
          </table:table-cell>
          <table:table-cell office:value-type="float" office:value="108.36">
            <text:p>108.36</text:p>
          </table:table-cell>
          <table:table-cell table:formula="of:=[.D186]/[.D185]-1" office:value-type="float" office:value="0.00324044069993512">
            <text:p>0.0032404407</text:p>
          </table:table-cell>
          <table:table-cell table:number-columns-repeated="7"/>
        </table:table-row>
        <table:table-row table:style-name="ro1">
          <table:table-cell office:value-type="string">
            <text:p>2008-09-25</text:p>
          </table:table-cell>
          <table:table-cell table:style-name="Blue" office:value-type="float" office:value="13.51">
            <text:p>13.51</text:p>
          </table:table-cell>
          <table:table-cell table:formula="of:=[.B187]/[.B186]-1" office:value-type="float" office:value="0.0392307692307692">
            <text:p>0.0392307692</text:p>
          </table:table-cell>
          <table:table-cell office:value-type="float" office:value="110.05">
            <text:p>110.05</text:p>
          </table:table-cell>
          <table:table-cell table:formula="of:=[.D187]/[.D186]-1" office:value-type="float" office:value="0.0155961609449982">
            <text:p>0.0155961609</text:p>
          </table:table-cell>
          <table:table-cell table:number-columns-repeated="7"/>
        </table:table-row>
        <table:table-row table:style-name="ro1">
          <table:table-cell office:value-type="string">
            <text:p>2008-09-26</text:p>
          </table:table-cell>
          <table:table-cell table:style-name="Blue" office:value-type="float" office:value="13.88">
            <text:p>13.88</text:p>
          </table:table-cell>
          <table:table-cell table:formula="of:=[.B188]/[.B187]-1" office:value-type="float" office:value="0.0273871206513694">
            <text:p>0.0273871207</text:p>
          </table:table-cell>
          <table:table-cell office:value-type="float" office:value="110.11">
            <text:p>110.11</text:p>
          </table:table-cell>
          <table:table-cell table:formula="of:=[.D188]/[.D187]-1" office:value-type="float" office:value="0.000545206724216207">
            <text:p>0.0005452067</text:p>
          </table:table-cell>
          <table:table-cell table:number-columns-repeated="7"/>
        </table:table-row>
        <table:table-row table:style-name="ro1">
          <table:table-cell office:value-type="string">
            <text:p>2008-09-29</text:p>
          </table:table-cell>
          <table:table-cell table:style-name="Blue" office:value-type="float" office:value="11.51">
            <text:p>11.51</text:p>
          </table:table-cell>
          <table:table-cell table:formula="of:=[.B189]/[.B188]-1" office:value-type="float" office:value="-0.170749279538905">
            <text:p>-0.1707492795</text:p>
          </table:table-cell>
          <table:table-cell office:value-type="float" office:value="101.48">
            <text:p>101.48</text:p>
          </table:table-cell>
          <table:table-cell table:formula="of:=[.D189]/[.D188]-1" office:value-type="float" office:value="-0.0783761692852601">
            <text:p>-0.0783761693</text:p>
          </table:table-cell>
          <table:table-cell table:number-columns-repeated="7"/>
        </table:table-row>
        <table:table-row table:style-name="ro1">
          <table:table-cell office:value-type="string">
            <text:p>2008-09-30</text:p>
          </table:table-cell>
          <table:table-cell table:style-name="Blue" office:value-type="float" office:value="13.37">
            <text:p>13.37</text:p>
          </table:table-cell>
          <table:table-cell table:formula="of:=[.B190]/[.B189]-1" office:value-type="float" office:value="0.161598609904431">
            <text:p>0.1615986099</text:p>
          </table:table-cell>
          <table:table-cell office:value-type="float" office:value="105.68">
            <text:p>105.68</text:p>
          </table:table-cell>
          <table:table-cell table:formula="of:=[.D190]/[.D189]-1" office:value-type="float" office:value="0.0413874655104454">
            <text:p>0.0413874655</text:p>
          </table:table-cell>
          <table:table-cell table:number-columns-repeated="7"/>
        </table:table-row>
        <table:table-row table:style-name="ro1">
          <table:table-cell office:value-type="string">
            <text:p>2008-10-01</text:p>
          </table:table-cell>
          <table:table-cell table:style-name="Blue" office:value-type="float" office:value="12.97">
            <text:p>12.97</text:p>
          </table:table-cell>
          <table:table-cell table:formula="of:=[.B191]/[.B190]-1" office:value-type="float" office:value="-0.0299177262528046">
            <text:p>-0.0299177263</text:p>
          </table:table-cell>
          <table:table-cell office:value-type="float" office:value="105.74">
            <text:p>105.74</text:p>
          </table:table-cell>
          <table:table-cell table:formula="of:=[.D191]/[.D190]-1" office:value-type="float" office:value="0.00056775170325496">
            <text:p>0.0005677517</text:p>
          </table:table-cell>
          <table:table-cell table:number-columns-repeated="7"/>
        </table:table-row>
        <table:table-row table:style-name="ro1">
          <table:table-cell office:value-type="string">
            <text:p>2008-10-02</text:p>
          </table:table-cell>
          <table:table-cell table:style-name="Blue" office:value-type="float" office:value="10.7">
            <text:p>10.7</text:p>
          </table:table-cell>
          <table:table-cell table:formula="of:=[.B192]/[.B191]-1" office:value-type="float" office:value="-0.175019275250578">
            <text:p>-0.1750192753</text:p>
          </table:table-cell>
          <table:table-cell office:value-type="float" office:value="101.91">
            <text:p>101.91</text:p>
          </table:table-cell>
          <table:table-cell table:formula="of:=[.D192]/[.D191]-1" office:value-type="float" office:value="-0.0362209192358616">
            <text:p>-0.0362209192</text:p>
          </table:table-cell>
          <table:table-cell table:number-columns-repeated="7"/>
        </table:table-row>
        <table:table-row table:style-name="ro1">
          <table:table-cell office:value-type="string">
            <text:p>2008-10-03</text:p>
          </table:table-cell>
          <table:table-cell table:style-name="Blue" office:value-type="float" office:value="9.45">
            <text:p>9.45</text:p>
          </table:table-cell>
          <table:table-cell table:formula="of:=[.B193]/[.B192]-1" office:value-type="float" office:value="-0.116822429906542">
            <text:p>-0.1168224299</text:p>
          </table:table-cell>
          <table:table-cell office:value-type="float" office:value="100.53">
            <text:p>100.53</text:p>
          </table:table-cell>
          <table:table-cell table:formula="of:=[.D193]/[.D192]-1" office:value-type="float" office:value="-0.0135413600235501">
            <text:p>-0.01354136</text:p>
          </table:table-cell>
          <table:table-cell table:number-columns-repeated="7"/>
        </table:table-row>
        <table:table-row table:style-name="ro1">
          <table:table-cell office:value-type="string">
            <text:p>2008-10-06</text:p>
          </table:table-cell>
          <table:table-cell table:style-name="Blue" office:value-type="float" office:value="8.23">
            <text:p>8.23</text:p>
          </table:table-cell>
          <table:table-cell table:formula="of:=[.B194]/[.B193]-1" office:value-type="float" office:value="-0.129100529100529">
            <text:p>-0.1291005291</text:p>
          </table:table-cell>
          <table:table-cell office:value-type="float" office:value="95.41">
            <text:p>95.41</text:p>
          </table:table-cell>
          <table:table-cell table:formula="of:=[.D194]/[.D193]-1" office:value-type="float" office:value="-0.0509300706256839">
            <text:p>-0.0509300706</text:p>
          </table:table-cell>
          <table:table-cell table:number-columns-repeated="7"/>
        </table:table-row>
        <table:table-row table:style-name="ro1">
          <table:table-cell office:value-type="string">
            <text:p>2008-10-07</text:p>
          </table:table-cell>
          <table:table-cell table:style-name="Blue" office:value-type="float" office:value="7.79">
            <text:p>7.79</text:p>
          </table:table-cell>
          <table:table-cell table:formula="of:=[.B195]/[.B194]-1" office:value-type="float" office:value="-0.0534629404617254">
            <text:p>-0.0534629405</text:p>
          </table:table-cell>
          <table:table-cell office:value-type="float" office:value="91.14">
            <text:p>91.14</text:p>
          </table:table-cell>
          <table:table-cell table:formula="of:=[.D195]/[.D194]-1" office:value-type="float" office:value="-0.0447542186353631">
            <text:p>-0.0447542186</text:p>
          </table:table-cell>
          <table:table-cell table:number-columns-repeated="7"/>
        </table:table-row>
        <table:table-row table:style-name="ro1">
          <table:table-cell office:value-type="string">
            <text:p>2008-10-08</text:p>
          </table:table-cell>
          <table:table-cell table:style-name="Blue" office:value-type="float" office:value="8.67">
            <text:p>8.67</text:p>
          </table:table-cell>
          <table:table-cell table:formula="of:=[.B196]/[.B195]-1" office:value-type="float" office:value="0.112965340179717">
            <text:p>0.1129653402</text:p>
          </table:table-cell>
          <table:table-cell office:value-type="float" office:value="88.84">
            <text:p>88.84</text:p>
          </table:table-cell>
          <table:table-cell table:formula="of:=[.D196]/[.D195]-1" office:value-type="float" office:value="-0.0252359008119376">
            <text:p>-0.0252359008</text:p>
          </table:table-cell>
          <table:table-cell table:number-columns-repeated="7"/>
        </table:table-row>
        <table:table-row table:style-name="ro1">
          <table:table-cell office:value-type="string">
            <text:p>2008-10-09</text:p>
          </table:table-cell>
          <table:table-cell table:style-name="Blue" office:value-type="float" office:value="7.25">
            <text:p>7.25</text:p>
          </table:table-cell>
          <table:table-cell table:formula="of:=[.B197]/[.B196]-1" office:value-type="float" office:value="-0.163783160322953">
            <text:p>-0.1637831603</text:p>
          </table:table-cell>
          <table:table-cell office:value-type="float" office:value="82.64">
            <text:p>82.64</text:p>
          </table:table-cell>
          <table:table-cell table:formula="of:=[.D197]/[.D196]-1" office:value-type="float" office:value="-0.0697883836109861">
            <text:p>-0.0697883836</text:p>
          </table:table-cell>
          <table:table-cell table:number-columns-repeated="7"/>
        </table:table-row>
        <table:table-row table:style-name="ro1">
          <table:table-cell office:value-type="string">
            <text:p>2008-10-10</text:p>
          </table:table-cell>
          <table:table-cell table:style-name="Blue" office:value-type="float" office:value="9.25">
            <text:p>9.25</text:p>
          </table:table-cell>
          <table:table-cell table:formula="of:=[.B198]/[.B197]-1" office:value-type="float" office:value="0.275862068965517">
            <text:p>0.275862069</text:p>
          </table:table-cell>
          <table:table-cell office:value-type="float" office:value="80.63">
            <text:p>80.63</text:p>
          </table:table-cell>
          <table:table-cell table:formula="of:=[.D198]/[.D197]-1" office:value-type="float" office:value="-0.024322362052275">
            <text:p>-0.0243223621</text:p>
          </table:table-cell>
          <table:table-cell table:number-columns-repeated="7"/>
        </table:table-row>
        <table:table-row table:style-name="ro1">
          <table:table-cell office:value-type="string">
            <text:p>2008-10-13</text:p>
          </table:table-cell>
          <table:table-cell table:style-name="Blue" office:value-type="float" office:value="9">
            <text:p>9</text:p>
          </table:table-cell>
          <table:table-cell table:formula="of:=[.B199]/[.B198]-1" office:value-type="float" office:value="-0.027027027027027">
            <text:p>-0.027027027</text:p>
          </table:table-cell>
          <table:table-cell office:value-type="float" office:value="92.34">
            <text:p>92.34</text:p>
          </table:table-cell>
          <table:table-cell table:formula="of:=[.D199]/[.D198]-1" office:value-type="float" office:value="0.145231303485055">
            <text:p>0.1452313035</text:p>
          </table:table-cell>
          <table:table-cell table:number-columns-repeated="7"/>
        </table:table-row>
        <table:table-row table:style-name="ro1">
          <table:table-cell office:value-type="string">
            <text:p>2008-10-14</text:p>
          </table:table-cell>
          <table:table-cell table:style-name="Blue" office:value-type="float" office:value="7.97">
            <text:p>7.97</text:p>
          </table:table-cell>
          <table:table-cell table:formula="of:=[.B200]/[.B199]-1" office:value-type="float" office:value="-0.114444444444444">
            <text:p>-0.1144444444</text:p>
          </table:table-cell>
          <table:table-cell office:value-type="float" office:value="90.97">
            <text:p>90.97</text:p>
          </table:table-cell>
          <table:table-cell table:formula="of:=[.D200]/[.D199]-1" office:value-type="float" office:value="-0.0148364739008015">
            <text:p>-0.0148364739</text:p>
          </table:table-cell>
          <table:table-cell table:number-columns-repeated="7"/>
        </table:table-row>
        <table:table-row table:style-name="ro1">
          <table:table-cell office:value-type="string">
            <text:p>2008-10-15</text:p>
          </table:table-cell>
          <table:table-cell table:style-name="Blue" office:value-type="float" office:value="6.6">
            <text:p>6.6</text:p>
          </table:table-cell>
          <table:table-cell table:formula="of:=[.B201]/[.B200]-1" office:value-type="float" office:value="-0.17189460476788">
            <text:p>-0.1718946048</text:p>
          </table:table-cell>
          <table:table-cell office:value-type="float" office:value="82.02">
            <text:p>82.02</text:p>
          </table:table-cell>
          <table:table-cell table:formula="of:=[.D201]/[.D200]-1" office:value-type="float" office:value="-0.0983840826646147">
            <text:p>-0.0983840827</text:p>
          </table:table-cell>
          <table:table-cell table:number-columns-repeated="7"/>
        </table:table-row>
        <table:table-row table:style-name="ro1">
          <table:table-cell office:value-type="string">
            <text:p>2008-10-16</text:p>
          </table:table-cell>
          <table:table-cell table:style-name="Blue" office:value-type="float" office:value="6.64">
            <text:p>6.64</text:p>
          </table:table-cell>
          <table:table-cell table:formula="of:=[.B202]/[.B201]-1" office:value-type="float" office:value="0.0060606060606061">
            <text:p>0.0060606061</text:p>
          </table:table-cell>
          <table:table-cell office:value-type="float" office:value="85.43">
            <text:p>85.43</text:p>
          </table:table-cell>
          <table:table-cell table:formula="of:=[.D202]/[.D201]-1" office:value-type="float" office:value="0.0415752255547428">
            <text:p>0.0415752256</text:p>
          </table:table-cell>
          <table:table-cell table:number-columns-repeated="7"/>
        </table:table-row>
        <table:table-row table:style-name="ro1">
          <table:table-cell office:value-type="string">
            <text:p>2008-10-17</text:p>
          </table:table-cell>
          <table:table-cell table:style-name="Blue" office:value-type="float" office:value="6.32">
            <text:p>6.32</text:p>
          </table:table-cell>
          <table:table-cell table:formula="of:=[.B203]/[.B202]-1" office:value-type="float" office:value="-0.0481927710843373">
            <text:p>-0.0481927711</text:p>
          </table:table-cell>
          <table:table-cell office:value-type="float" office:value="84.92">
            <text:p>84.92</text:p>
          </table:table-cell>
          <table:table-cell table:formula="of:=[.D203]/[.D202]-1" office:value-type="float" office:value="-0.00596979983612322">
            <text:p>-0.0059697998</text:p>
          </table:table-cell>
          <table:table-cell table:number-columns-repeated="7"/>
        </table:table-row>
        <table:table-row table:style-name="ro1">
          <table:table-cell office:value-type="string">
            <text:p>2008-10-20</text:p>
          </table:table-cell>
          <table:table-cell table:style-name="Blue" office:value-type="float" office:value="6.99">
            <text:p>6.99</text:p>
          </table:table-cell>
          <table:table-cell table:formula="of:=[.B204]/[.B203]-1" office:value-type="float" office:value="0.106012658227848">
            <text:p>0.1060126582</text:p>
          </table:table-cell>
          <table:table-cell office:value-type="float" office:value="90.03">
            <text:p>90.03</text:p>
          </table:table-cell>
          <table:table-cell table:formula="of:=[.D204]/[.D203]-1" office:value-type="float" office:value="0.0601742816768724">
            <text:p>0.0601742817</text:p>
          </table:table-cell>
          <table:table-cell table:number-columns-repeated="7"/>
        </table:table-row>
        <table:table-row table:style-name="ro1">
          <table:table-cell office:value-type="string">
            <text:p>2008-10-21</text:p>
          </table:table-cell>
          <table:table-cell table:style-name="Blue" office:value-type="float" office:value="6.32">
            <text:p>6.32</text:p>
          </table:table-cell>
          <table:table-cell table:formula="of:=[.B205]/[.B204]-1" office:value-type="float" office:value="-0.0958512160228898">
            <text:p>-0.095851216</text:p>
          </table:table-cell>
          <table:table-cell office:value-type="float" office:value="87.34">
            <text:p>87.34</text:p>
          </table:table-cell>
          <table:table-cell table:formula="of:=[.D205]/[.D204]-1" office:value-type="float" office:value="-0.0298789292458069">
            <text:p>-0.0298789292</text:p>
          </table:table-cell>
          <table:table-cell table:number-columns-repeated="7"/>
        </table:table-row>
        <table:table-row table:style-name="ro1">
          <table:table-cell office:value-type="string">
            <text:p>2008-10-22</text:p>
          </table:table-cell>
          <table:table-cell table:style-name="Blue" office:value-type="float" office:value="5.39">
            <text:p>5.39</text:p>
          </table:table-cell>
          <table:table-cell table:formula="of:=[.B206]/[.B205]-1" office:value-type="float" office:value="-0.147151898734177">
            <text:p>-0.1471518987</text:p>
          </table:table-cell>
          <table:table-cell office:value-type="float" office:value="82.58">
            <text:p>82.58</text:p>
          </table:table-cell>
          <table:table-cell table:formula="of:=[.D206]/[.D205]-1" office:value-type="float" office:value="-0.05449965651477">
            <text:p>-0.0544996565</text:p>
          </table:table-cell>
          <table:table-cell table:number-columns-repeated="7"/>
        </table:table-row>
        <table:table-row table:style-name="ro1">
          <table:table-cell office:value-type="string">
            <text:p>2008-10-23</text:p>
          </table:table-cell>
          <table:table-cell table:style-name="Blue" office:value-type="float" office:value="4.54">
            <text:p>4.54</text:p>
          </table:table-cell>
          <table:table-cell table:formula="of:=[.B207]/[.B206]-1" office:value-type="float" office:value="-0.157699443413729">
            <text:p>-0.1576994434</text:p>
          </table:table-cell>
          <table:table-cell office:value-type="float" office:value="83.54">
            <text:p>83.54</text:p>
          </table:table-cell>
          <table:table-cell table:formula="of:=[.D207]/[.D206]-1" office:value-type="float" office:value="0.011625090821022">
            <text:p>0.0116250908</text:p>
          </table:table-cell>
          <table:table-cell table:number-columns-repeated="7"/>
        </table:table-row>
        <table:table-row table:style-name="ro1">
          <table:table-cell office:value-type="string">
            <text:p>2008-10-24</text:p>
          </table:table-cell>
          <table:table-cell table:style-name="Blue" office:value-type="float" office:value="4.43">
            <text:p>4.43</text:p>
          </table:table-cell>
          <table:table-cell table:formula="of:=[.B208]/[.B207]-1" office:value-type="float" office:value="-0.0242290748898679">
            <text:p>-0.0242290749</text:p>
          </table:table-cell>
          <table:table-cell office:value-type="float" office:value="79.3">
            <text:p>79.3</text:p>
          </table:table-cell>
          <table:table-cell table:formula="of:=[.D208]/[.D207]-1" office:value-type="float" office:value="-0.0507541297581998">
            <text:p>-0.0507541298</text:p>
          </table:table-cell>
          <table:table-cell table:number-columns-repeated="7"/>
        </table:table-row>
        <table:table-row table:style-name="ro1">
          <table:table-cell office:value-type="string">
            <text:p>2008-10-27</text:p>
          </table:table-cell>
          <table:table-cell table:style-name="Blue" office:value-type="float" office:value="4.64">
            <text:p>4.64</text:p>
          </table:table-cell>
          <table:table-cell table:formula="of:=[.B209]/[.B208]-1" office:value-type="float" office:value="0.0474040632054176">
            <text:p>0.0474040632</text:p>
          </table:table-cell>
          <table:table-cell office:value-type="float" office:value="76.49">
            <text:p>76.49</text:p>
          </table:table-cell>
          <table:table-cell table:formula="of:=[.D209]/[.D208]-1" office:value-type="float" office:value="-0.0354350567465321">
            <text:p>-0.0354350567</text:p>
          </table:table-cell>
          <table:table-cell table:number-columns-repeated="7"/>
        </table:table-row>
        <table:table-row table:style-name="ro1">
          <table:table-cell office:value-type="string">
            <text:p>2008-10-28</text:p>
          </table:table-cell>
          <table:table-cell table:style-name="Blue" office:value-type="float" office:value="5.86">
            <text:p>5.86</text:p>
          </table:table-cell>
          <table:table-cell table:formula="of:=[.B210]/[.B209]-1" office:value-type="float" office:value="0.262931034482759">
            <text:p>0.2629310345</text:p>
          </table:table-cell>
          <table:table-cell office:value-type="float" office:value="85.42">
            <text:p>85.42</text:p>
          </table:table-cell>
          <table:table-cell table:formula="of:=[.D210]/[.D209]-1" office:value-type="float" office:value="0.116747287227089">
            <text:p>0.1167472872</text:p>
          </table:table-cell>
          <table:table-cell table:number-columns-repeated="7"/>
        </table:table-row>
        <table:table-row table:style-name="ro1">
          <table:table-cell office:value-type="string">
            <text:p>2008-10-29</text:p>
          </table:table-cell>
          <table:table-cell table:style-name="Blue" office:value-type="float" office:value="6.14">
            <text:p>6.14</text:p>
          </table:table-cell>
          <table:table-cell table:formula="of:=[.B211]/[.B210]-1" office:value-type="float" office:value="0.0477815699658701">
            <text:p>0.04778157</text:p>
          </table:table-cell>
          <table:table-cell office:value-type="float" office:value="84.8">
            <text:p>84.8</text:p>
          </table:table-cell>
          <table:table-cell table:formula="of:=[.D211]/[.D210]-1" office:value-type="float" office:value="-0.00725825333645525">
            <text:p>-0.0072582533</text:p>
          </table:table-cell>
          <table:table-cell table:number-columns-repeated="7"/>
        </table:table-row>
        <table:table-row table:style-name="ro1">
          <table:table-cell office:value-type="string">
            <text:p>2008-10-30</text:p>
          </table:table-cell>
          <table:table-cell table:style-name="Blue" office:value-type="float" office:value="6.51">
            <text:p>6.51</text:p>
          </table:table-cell>
          <table:table-cell table:formula="of:=[.B212]/[.B211]-1" office:value-type="float" office:value="0.0602605863192183">
            <text:p>0.0602605863</text:p>
          </table:table-cell>
          <table:table-cell office:value-type="float" office:value="87.74">
            <text:p>87.74</text:p>
          </table:table-cell>
          <table:table-cell table:formula="of:=[.D212]/[.D211]-1" office:value-type="float" office:value="0.0346698113207546">
            <text:p>0.0346698113</text:p>
          </table:table-cell>
          <table:table-cell table:number-columns-repeated="7"/>
        </table:table-row>
        <table:table-row table:style-name="ro1">
          <table:table-cell office:value-type="string">
            <text:p>2008-10-31</text:p>
          </table:table-cell>
          <table:table-cell table:style-name="Blue" office:value-type="float" office:value="7.01">
            <text:p>7.01</text:p>
          </table:table-cell>
          <table:table-cell table:formula="of:=[.B213]/[.B212]-1" office:value-type="float" office:value="0.0768049155145929">
            <text:p>0.0768049155</text:p>
          </table:table-cell>
          <table:table-cell office:value-type="float" office:value="88.22">
            <text:p>88.22</text:p>
          </table:table-cell>
          <table:table-cell table:formula="of:=[.D213]/[.D212]-1" office:value-type="float" office:value="0.00547070891269663">
            <text:p>0.0054707089</text:p>
          </table:table-cell>
          <table:table-cell table:number-columns-repeated="7"/>
        </table:table-row>
        <table:table-row table:style-name="ro1">
          <table:table-cell office:value-type="string">
            <text:p>2008-11-03</text:p>
          </table:table-cell>
          <table:table-cell table:style-name="Blue" office:value-type="float" office:value="7.51">
            <text:p>7.51</text:p>
          </table:table-cell>
          <table:table-cell table:formula="of:=[.B214]/[.B213]-1" office:value-type="float" office:value="0.0713266761768903">
            <text:p>0.0713266762</text:p>
          </table:table-cell>
          <table:table-cell office:value-type="float" office:value="88.48">
            <text:p>88.48</text:p>
          </table:table-cell>
          <table:table-cell table:formula="of:=[.D214]/[.D213]-1" office:value-type="float" office:value="0.00294717751076856">
            <text:p>0.0029471775</text:p>
          </table:table-cell>
          <table:table-cell table:number-columns-repeated="7"/>
        </table:table-row>
        <table:table-row table:style-name="ro1">
          <table:table-cell office:value-type="string">
            <text:p>2008-11-04</text:p>
          </table:table-cell>
          <table:table-cell table:style-name="Blue" office:value-type="float" office:value="7.17">
            <text:p>7.17</text:p>
          </table:table-cell>
          <table:table-cell table:formula="of:=[.B215]/[.B214]-1" office:value-type="float" office:value="-0.0452729693741678">
            <text:p>-0.0452729694</text:p>
          </table:table-cell>
          <table:table-cell office:value-type="float" office:value="91.48">
            <text:p>91.48</text:p>
          </table:table-cell>
          <table:table-cell table:formula="of:=[.D215]/[.D214]-1" office:value-type="float" office:value="0.0339059674502713">
            <text:p>0.0339059675</text:p>
          </table:table-cell>
          <table:table-cell table:number-columns-repeated="7"/>
        </table:table-row>
        <table:table-row table:style-name="ro1">
          <table:table-cell office:value-type="string">
            <text:p>2008-11-05</text:p>
          </table:table-cell>
          <table:table-cell table:style-name="Blue" office:value-type="float" office:value="6.29">
            <text:p>6.29</text:p>
          </table:table-cell>
          <table:table-cell table:formula="of:=[.B216]/[.B215]-1" office:value-type="float" office:value="-0.122733612273361">
            <text:p>-0.1227336123</text:p>
          </table:table-cell>
          <table:table-cell office:value-type="float" office:value="87.64">
            <text:p>87.64</text:p>
          </table:table-cell>
          <table:table-cell table:formula="of:=[.D216]/[.D215]-1" office:value-type="float" office:value="-0.0419763882815917">
            <text:p>-0.0419763883</text:p>
          </table:table-cell>
          <table:table-cell table:number-columns-repeated="7"/>
        </table:table-row>
        <table:table-row table:style-name="ro1">
          <table:table-cell office:value-type="string">
            <text:p>2008-11-06</text:p>
          </table:table-cell>
          <table:table-cell table:style-name="Blue" office:value-type="float" office:value="5.67">
            <text:p>5.67</text:p>
          </table:table-cell>
          <table:table-cell table:formula="of:=[.B217]/[.B216]-1" office:value-type="float" office:value="-0.0985691573926868">
            <text:p>-0.0985691574</text:p>
          </table:table-cell>
          <table:table-cell office:value-type="float" office:value="82.78">
            <text:p>82.78</text:p>
          </table:table-cell>
          <table:table-cell table:formula="of:=[.D217]/[.D216]-1" office:value-type="float" office:value="-0.0554541305340027">
            <text:p>-0.0554541305</text:p>
          </table:table-cell>
          <table:table-cell table:number-columns-repeated="7"/>
        </table:table-row>
        <table:table-row table:style-name="ro1">
          <table:table-cell office:value-type="string">
            <text:p>2008-11-07</text:p>
          </table:table-cell>
          <table:table-cell table:style-name="Blue" office:value-type="float" office:value="7.1">
            <text:p>7.1</text:p>
          </table:table-cell>
          <table:table-cell table:formula="of:=[.B218]/[.B217]-1" office:value-type="float" office:value="0.252204585537919">
            <text:p>0.2522045855</text:p>
          </table:table-cell>
          <table:table-cell office:value-type="float" office:value="85.52">
            <text:p>85.52</text:p>
          </table:table-cell>
          <table:table-cell table:formula="of:=[.D218]/[.D217]-1" office:value-type="float" office:value="0.033099782556173">
            <text:p>0.0330997826</text:p>
          </table:table-cell>
          <table:table-cell table:number-columns-repeated="7"/>
        </table:table-row>
        <table:table-row table:style-name="ro1">
          <table:table-cell office:value-type="string">
            <text:p>2008-11-10</text:p>
          </table:table-cell>
          <table:table-cell table:style-name="Blue" office:value-type="float" office:value="6.09">
            <text:p>6.09</text:p>
          </table:table-cell>
          <table:table-cell table:formula="of:=[.B219]/[.B218]-1" office:value-type="float" office:value="-0.142253521126761">
            <text:p>-0.1422535211</text:p>
          </table:table-cell>
          <table:table-cell office:value-type="float" office:value="84.39">
            <text:p>84.39</text:p>
          </table:table-cell>
          <table:table-cell table:formula="of:=[.D219]/[.D218]-1" office:value-type="float" office:value="-0.0132132834424695">
            <text:p>-0.0132132834</text:p>
          </table:table-cell>
          <table:table-cell table:number-columns-repeated="7"/>
        </table:table-row>
        <table:table-row table:style-name="ro1">
          <table:table-cell office:value-type="string">
            <text:p>2008-11-11</text:p>
          </table:table-cell>
          <table:table-cell table:style-name="Blue" office:value-type="float" office:value="4.68">
            <text:p>4.68</text:p>
          </table:table-cell>
          <table:table-cell table:formula="of:=[.B220]/[.B219]-1" office:value-type="float" office:value="-0.231527093596059">
            <text:p>-0.2315270936</text:p>
          </table:table-cell>
          <table:table-cell office:value-type="float" office:value="81.79">
            <text:p>81.79</text:p>
          </table:table-cell>
          <table:table-cell table:formula="of:=[.D220]/[.D219]-1" office:value-type="float" office:value="-0.0308093375992415">
            <text:p>-0.0308093376</text:p>
          </table:table-cell>
          <table:table-cell table:number-columns-repeated="7"/>
        </table:table-row>
        <table:table-row table:style-name="ro1">
          <table:table-cell office:value-type="string">
            <text:p>2008-11-12</text:p>
          </table:table-cell>
          <table:table-cell table:style-name="Blue" office:value-type="float" office:value="3.77">
            <text:p>3.77</text:p>
          </table:table-cell>
          <table:table-cell table:formula="of:=[.B221]/[.B220]-1" office:value-type="float" office:value="-0.194444444444444">
            <text:p>-0.1944444444</text:p>
          </table:table-cell>
          <table:table-cell office:value-type="float" office:value="78.19">
            <text:p>78.19</text:p>
          </table:table-cell>
          <table:table-cell table:formula="of:=[.D221]/[.D220]-1" office:value-type="float" office:value="-0.0440151607776013">
            <text:p>-0.0440151608</text:p>
          </table:table-cell>
          <table:table-cell table:number-columns-repeated="7"/>
        </table:table-row>
        <table:table-row table:style-name="ro1">
          <table:table-cell office:value-type="string">
            <text:p>2008-11-13</text:p>
          </table:table-cell>
          <table:table-cell table:style-name="Blue" office:value-type="float" office:value="5.39">
            <text:p>5.39</text:p>
          </table:table-cell>
          <table:table-cell table:formula="of:=[.B222]/[.B221]-1" office:value-type="float" office:value="0.429708222811671">
            <text:p>0.4297082228</text:p>
          </table:table-cell>
          <table:table-cell office:value-type="float" office:value="83.06">
            <text:p>83.06</text:p>
          </table:table-cell>
          <table:table-cell table:formula="of:=[.D222]/[.D221]-1" office:value-type="float" office:value="0.0622841795626039">
            <text:p>0.0622841796</text:p>
          </table:table-cell>
          <table:table-cell table:number-columns-repeated="7"/>
        </table:table-row>
        <table:table-row table:style-name="ro1">
          <table:table-cell office:value-type="string">
            <text:p>2008-11-14</text:p>
          </table:table-cell>
          <table:table-cell table:style-name="Blue" office:value-type="float" office:value="4.84">
            <text:p>4.84</text:p>
          </table:table-cell>
          <table:table-cell table:formula="of:=[.B223]/[.B222]-1" office:value-type="float" office:value="-0.102040816326531">
            <text:p>-0.1020408163</text:p>
          </table:table-cell>
          <table:table-cell office:value-type="float" office:value="78.92">
            <text:p>78.92</text:p>
          </table:table-cell>
          <table:table-cell table:formula="of:=[.D223]/[.D222]-1" office:value-type="float" office:value="-0.0498434866361667">
            <text:p>-0.0498434866</text:p>
          </table:table-cell>
          <table:table-cell table:number-columns-repeated="7"/>
        </table:table-row>
        <table:table-row table:style-name="ro1">
          <table:table-cell office:value-type="string">
            <text:p>2008-11-17</text:p>
          </table:table-cell>
          <table:table-cell table:style-name="Blue" office:value-type="float" office:value="4.55">
            <text:p>4.55</text:p>
          </table:table-cell>
          <table:table-cell table:formula="of:=[.B224]/[.B223]-1" office:value-type="float" office:value="-0.0599173553719008">
            <text:p>-0.0599173554</text:p>
          </table:table-cell>
          <table:table-cell office:value-type="float" office:value="77.87">
            <text:p>77.87</text:p>
          </table:table-cell>
          <table:table-cell table:formula="of:=[.D224]/[.D223]-1" office:value-type="float" office:value="-0.0133046122655853">
            <text:p>-0.0133046123</text:p>
          </table:table-cell>
          <table:table-cell table:number-columns-repeated="7"/>
        </table:table-row>
        <table:table-row table:style-name="ro1">
          <table:table-cell office:value-type="string">
            <text:p>2008-11-18</text:p>
          </table:table-cell>
          <table:table-cell table:style-name="Blue" office:value-type="float" office:value="4.43">
            <text:p>4.43</text:p>
          </table:table-cell>
          <table:table-cell table:formula="of:=[.B225]/[.B224]-1" office:value-type="float" office:value="-0.0263736263736264">
            <text:p>-0.0263736264</text:p>
          </table:table-cell>
          <table:table-cell office:value-type="float" office:value="79.34">
            <text:p>79.34</text:p>
          </table:table-cell>
          <table:table-cell table:formula="of:=[.D225]/[.D224]-1" office:value-type="float" office:value="0.0188776165403879">
            <text:p>0.0188776165</text:p>
          </table:table-cell>
          <table:table-cell table:number-columns-repeated="7"/>
        </table:table-row>
        <table:table-row table:style-name="ro1">
          <table:table-cell office:value-type="string">
            <text:p>2008-11-19</text:p>
          </table:table-cell>
          <table:table-cell table:style-name="Blue" office:value-type="float" office:value="4.03">
            <text:p>4.03</text:p>
          </table:table-cell>
          <table:table-cell table:formula="of:=[.B226]/[.B225]-1" office:value-type="float" office:value="-0.0902934537246049">
            <text:p>-0.0902934537</text:p>
          </table:table-cell>
          <table:table-cell office:value-type="float" office:value="74.25">
            <text:p>74.25</text:p>
          </table:table-cell>
          <table:table-cell table:formula="of:=[.D226]/[.D225]-1" office:value-type="float" office:value="-0.0641542727501891">
            <text:p>-0.0641542728</text:p>
          </table:table-cell>
          <table:table-cell table:number-columns-repeated="7"/>
        </table:table-row>
        <table:table-row table:style-name="ro1">
          <table:table-cell office:value-type="string">
            <text:p>2008-11-20</text:p>
          </table:table-cell>
          <table:table-cell table:style-name="Blue" office:value-type="float" office:value="3.46">
            <text:p>3.46</text:p>
          </table:table-cell>
          <table:table-cell table:formula="of:=[.B227]/[.B226]-1" office:value-type="float" office:value="-0.141439205955335">
            <text:p>-0.141439206</text:p>
          </table:table-cell>
          <table:table-cell office:value-type="float" office:value="68.74">
            <text:p>68.74</text:p>
          </table:table-cell>
          <table:table-cell table:formula="of:=[.D227]/[.D226]-1" office:value-type="float" office:value="-0.0742087542087543">
            <text:p>-0.0742087542</text:p>
          </table:table-cell>
          <table:table-cell table:number-columns-repeated="7"/>
        </table:table-row>
        <table:table-row table:style-name="ro1">
          <table:table-cell office:value-type="string">
            <text:p>2008-11-21</text:p>
          </table:table-cell>
          <table:table-cell table:style-name="Blue" office:value-type="float" office:value="3.49">
            <text:p>3.49</text:p>
          </table:table-cell>
          <table:table-cell table:formula="of:=[.B228]/[.B227]-1" office:value-type="float" office:value="0.00867052023121384">
            <text:p>0.0086705202</text:p>
          </table:table-cell>
          <table:table-cell office:value-type="float" office:value="72.45">
            <text:p>72.45</text:p>
          </table:table-cell>
          <table:table-cell table:formula="of:=[.D228]/[.D227]-1" office:value-type="float" office:value="0.0539714867617109">
            <text:p>0.0539714868</text:p>
          </table:table-cell>
          <table:table-cell table:number-columns-repeated="7"/>
        </table:table-row>
        <table:table-row table:style-name="ro1">
          <table:table-cell office:value-type="string">
            <text:p>2008-11-24</text:p>
          </table:table-cell>
          <table:table-cell table:style-name="Blue" office:value-type="float" office:value="5.06">
            <text:p>5.06</text:p>
          </table:table-cell>
          <table:table-cell table:formula="of:=[.B229]/[.B228]-1" office:value-type="float" office:value="0.449856733524355">
            <text:p>0.4498567335</text:p>
          </table:table-cell>
          <table:table-cell office:value-type="float" office:value="77.47">
            <text:p>77.47</text:p>
          </table:table-cell>
          <table:table-cell table:formula="of:=[.D229]/[.D228]-1" office:value-type="float" office:value="0.0692891649413387">
            <text:p>0.0692891649</text:p>
          </table:table-cell>
          <table:table-cell table:number-columns-repeated="7"/>
        </table:table-row>
        <table:table-row table:style-name="ro1">
          <table:table-cell office:value-type="string">
            <text:p>2008-11-25</text:p>
          </table:table-cell>
          <table:table-cell table:style-name="Blue" office:value-type="float" office:value="4.49">
            <text:p>4.49</text:p>
          </table:table-cell>
          <table:table-cell table:formula="of:=[.B230]/[.B229]-1" office:value-type="float" office:value="-0.112648221343873">
            <text:p>-0.1126482213</text:p>
          </table:table-cell>
          <table:table-cell office:value-type="float" office:value="78.04">
            <text:p>78.04</text:p>
          </table:table-cell>
          <table:table-cell table:formula="of:=[.D230]/[.D229]-1" office:value-type="float" office:value="0.00735768684652127">
            <text:p>0.0073576868</text:p>
          </table:table-cell>
          <table:table-cell table:number-columns-repeated="7"/>
        </table:table-row>
        <table:table-row table:style-name="ro1">
          <table:table-cell office:value-type="string">
            <text:p>2008-11-26</text:p>
          </table:table-cell>
          <table:table-cell table:style-name="Blue" office:value-type="float" office:value="5.05">
            <text:p>5.05</text:p>
          </table:table-cell>
          <table:table-cell table:formula="of:=[.B231]/[.B230]-1" office:value-type="float" office:value="0.124721603563474">
            <text:p>0.1247216036</text:p>
          </table:table-cell>
          <table:table-cell office:value-type="float" office:value="81.06">
            <text:p>81.06</text:p>
          </table:table-cell>
          <table:table-cell table:formula="of:=[.D231]/[.D230]-1" office:value-type="float" office:value="0.0386981035366478">
            <text:p>0.0386981035</text:p>
          </table:table-cell>
          <table:table-cell table:number-columns-repeated="7"/>
        </table:table-row>
        <table:table-row table:style-name="ro1">
          <table:table-cell office:value-type="string">
            <text:p>2008-11-28</text:p>
          </table:table-cell>
          <table:table-cell table:style-name="Blue" office:value-type="float" office:value="4.56">
            <text:p>4.56</text:p>
          </table:table-cell>
          <table:table-cell table:formula="of:=[.B232]/[.B231]-1" office:value-type="float" office:value="-0.0970297029702969">
            <text:p>-0.097029703</text:p>
          </table:table-cell>
          <table:table-cell office:value-type="float" office:value="82.08">
            <text:p>82.08</text:p>
          </table:table-cell>
          <table:table-cell table:formula="of:=[.D232]/[.D231]-1" office:value-type="float" office:value="0.0125832716506291">
            <text:p>0.0125832717</text:p>
          </table:table-cell>
          <table:table-cell table:number-columns-repeated="7"/>
        </table:table-row>
        <table:table-row table:style-name="ro1">
          <table:table-cell office:value-type="string">
            <text:p>2008-12-01</text:p>
          </table:table-cell>
          <table:table-cell table:style-name="Blue" office:value-type="float" office:value="3.22">
            <text:p>3.22</text:p>
          </table:table-cell>
          <table:table-cell table:formula="of:=[.B233]/[.B232]-1" office:value-type="float" office:value="-0.293859649122807">
            <text:p>-0.2938596491</text:p>
          </table:table-cell>
          <table:table-cell office:value-type="float" office:value="74.81">
            <text:p>74.81</text:p>
          </table:table-cell>
          <table:table-cell table:formula="of:=[.D233]/[.D232]-1" office:value-type="float" office:value="-0.0885721247563352">
            <text:p>-0.0885721248</text:p>
          </table:table-cell>
          <table:table-cell table:number-columns-repeated="7"/>
        </table:table-row>
        <table:table-row table:style-name="ro1">
          <table:table-cell office:value-type="string">
            <text:p>2008-12-02</text:p>
          </table:table-cell>
          <table:table-cell table:style-name="Blue" office:value-type="float" office:value="3.4">
            <text:p>3.4</text:p>
          </table:table-cell>
          <table:table-cell table:formula="of:=[.B234]/[.B233]-1" office:value-type="float" office:value="0.0559006211180124">
            <text:p>0.0559006211</text:p>
          </table:table-cell>
          <table:table-cell office:value-type="float" office:value="77.69">
            <text:p>77.69</text:p>
          </table:table-cell>
          <table:table-cell table:formula="of:=[.D234]/[.D233]-1" office:value-type="float" office:value="0.0384975270685737">
            <text:p>0.0384975271</text:p>
          </table:table-cell>
          <table:table-cell table:number-columns-repeated="7"/>
        </table:table-row>
        <table:table-row table:style-name="ro1">
          <table:table-cell office:value-type="string">
            <text:p>2008-12-03</text:p>
          </table:table-cell>
          <table:table-cell table:style-name="Blue" office:value-type="float" office:value="3.87">
            <text:p>3.87</text:p>
          </table:table-cell>
          <table:table-cell table:formula="of:=[.B235]/[.B234]-1" office:value-type="float" office:value="0.138235294117647">
            <text:p>0.1382352941</text:p>
          </table:table-cell>
          <table:table-cell office:value-type="float" office:value="79.56">
            <text:p>79.56</text:p>
          </table:table-cell>
          <table:table-cell table:formula="of:=[.D235]/[.D234]-1" office:value-type="float" office:value="0.0240700218818382">
            <text:p>0.0240700219</text:p>
          </table:table-cell>
          <table:table-cell table:number-columns-repeated="7"/>
        </table:table-row>
        <table:table-row table:style-name="ro1">
          <table:table-cell office:value-type="string">
            <text:p>2008-12-04</text:p>
          </table:table-cell>
          <table:table-cell table:style-name="Blue" office:value-type="float" office:value="3.65">
            <text:p>3.65</text:p>
          </table:table-cell>
          <table:table-cell table:formula="of:=[.B236]/[.B235]-1" office:value-type="float" office:value="-0.0568475452196383">
            <text:p>-0.0568475452</text:p>
          </table:table-cell>
          <table:table-cell office:value-type="float" office:value="77.72">
            <text:p>77.72</text:p>
          </table:table-cell>
          <table:table-cell table:formula="of:=[.D236]/[.D235]-1" office:value-type="float" office:value="-0.0231271995977879">
            <text:p>-0.0231271996</text:p>
          </table:table-cell>
          <table:table-cell table:number-columns-repeated="7"/>
        </table:table-row>
        <table:table-row table:style-name="ro1">
          <table:table-cell office:value-type="string">
            <text:p>2008-12-05</text:p>
          </table:table-cell>
          <table:table-cell table:style-name="Blue" office:value-type="float" office:value="4.11">
            <text:p>4.11</text:p>
          </table:table-cell>
          <table:table-cell table:formula="of:=[.B237]/[.B236]-1" office:value-type="float" office:value="0.126027397260274">
            <text:p>0.1260273973</text:p>
          </table:table-cell>
          <table:table-cell office:value-type="float" office:value="80.11">
            <text:p>80.11</text:p>
          </table:table-cell>
          <table:table-cell table:formula="of:=[.D237]/[.D236]-1" office:value-type="float" office:value="0.0307514153371076">
            <text:p>0.0307514153</text:p>
          </table:table-cell>
          <table:table-cell table:number-columns-repeated="7"/>
        </table:table-row>
        <table:table-row table:style-name="ro1">
          <table:table-cell office:value-type="string">
            <text:p>2008-12-08</text:p>
          </table:table-cell>
          <table:table-cell table:style-name="Blue" office:value-type="float" office:value="4.71">
            <text:p>4.71</text:p>
          </table:table-cell>
          <table:table-cell table:formula="of:=[.B238]/[.B237]-1" office:value-type="float" office:value="0.145985401459854">
            <text:p>0.1459854015</text:p>
          </table:table-cell>
          <table:table-cell office:value-type="float" office:value="82.91">
            <text:p>82.91</text:p>
          </table:table-cell>
          <table:table-cell table:formula="of:=[.D238]/[.D237]-1" office:value-type="float" office:value="0.0349519410810135">
            <text:p>0.0349519411</text:p>
          </table:table-cell>
          <table:table-cell table:number-columns-repeated="7"/>
        </table:table-row>
        <table:table-row table:style-name="ro1">
          <table:table-cell office:value-type="string">
            <text:p>2008-12-09</text:p>
          </table:table-cell>
          <table:table-cell table:style-name="Blue" office:value-type="float" office:value="4.15">
            <text:p>4.15</text:p>
          </table:table-cell>
          <table:table-cell table:formula="of:=[.B239]/[.B238]-1" office:value-type="float" office:value="-0.118895966029724">
            <text:p>-0.118895966</text:p>
          </table:table-cell>
          <table:table-cell office:value-type="float" office:value="81.54">
            <text:p>81.54</text:p>
          </table:table-cell>
          <table:table-cell table:formula="of:=[.D239]/[.D238]-1" office:value-type="float" office:value="-0.0165239416234469">
            <text:p>-0.0165239416</text:p>
          </table:table-cell>
          <table:table-cell table:number-columns-repeated="7"/>
        </table:table-row>
        <table:table-row table:style-name="ro1">
          <table:table-cell office:value-type="string">
            <text:p>2008-12-10</text:p>
          </table:table-cell>
          <table:table-cell table:style-name="Blue" office:value-type="float" office:value="4.07">
            <text:p>4.07</text:p>
          </table:table-cell>
          <table:table-cell table:formula="of:=[.B240]/[.B239]-1" office:value-type="float" office:value="-0.019277108433735">
            <text:p>-0.0192771084</text:p>
          </table:table-cell>
          <table:table-cell office:value-type="float" office:value="82.1">
            <text:p>82.1</text:p>
          </table:table-cell>
          <table:table-cell table:formula="of:=[.D240]/[.D239]-1" office:value-type="float" office:value="0.00686779494726508">
            <text:p>0.0068677949</text:p>
          </table:table-cell>
          <table:table-cell table:number-columns-repeated="7"/>
        </table:table-row>
        <table:table-row table:style-name="ro1">
          <table:table-cell office:value-type="string">
            <text:p>2008-12-11</text:p>
          </table:table-cell>
          <table:table-cell table:style-name="Blue" office:value-type="float" office:value="3.37">
            <text:p>3.37</text:p>
          </table:table-cell>
          <table:table-cell table:formula="of:=[.B241]/[.B240]-1" office:value-type="float" office:value="-0.171990171990172">
            <text:p>-0.171990172</text:p>
          </table:table-cell>
          <table:table-cell office:value-type="float" office:value="80.12">
            <text:p>80.12</text:p>
          </table:table-cell>
          <table:table-cell table:formula="of:=[.D241]/[.D240]-1" office:value-type="float" office:value="-0.0241169305724724">
            <text:p>-0.0241169306</text:p>
          </table:table-cell>
          <table:table-cell table:number-columns-repeated="7"/>
        </table:table-row>
        <table:table-row table:style-name="ro1">
          <table:table-cell office:value-type="string">
            <text:p>2008-12-12</text:p>
          </table:table-cell>
          <table:table-cell table:style-name="Blue" office:value-type="float" office:value="4.08">
            <text:p>4.08</text:p>
          </table:table-cell>
          <table:table-cell table:formula="of:=[.B242]/[.B241]-1" office:value-type="float" office:value="0.210682492581602">
            <text:p>0.2106824926</text:p>
          </table:table-cell>
          <table:table-cell office:value-type="float" office:value="81.08">
            <text:p>81.08</text:p>
          </table:table-cell>
          <table:table-cell table:formula="of:=[.D242]/[.D241]-1" office:value-type="float" office:value="0.0119820269595605">
            <text:p>0.011982027</text:p>
          </table:table-cell>
          <table:table-cell table:number-columns-repeated="7"/>
        </table:table-row>
        <table:table-row table:style-name="ro1">
          <table:table-cell office:value-type="string">
            <text:p>2008-12-15</text:p>
          </table:table-cell>
          <table:table-cell table:style-name="Blue" office:value-type="float" office:value="3.6">
            <text:p>3.6</text:p>
          </table:table-cell>
          <table:table-cell table:formula="of:=[.B243]/[.B242]-1" office:value-type="float" office:value="-0.117647058823529">
            <text:p>-0.1176470588</text:p>
          </table:table-cell>
          <table:table-cell office:value-type="float" office:value="79.95">
            <text:p>79.95</text:p>
          </table:table-cell>
          <table:table-cell table:formula="of:=[.D243]/[.D242]-1" office:value-type="float" office:value="-0.0139368524913664">
            <text:p>-0.0139368525</text:p>
          </table:table-cell>
          <table:table-cell table:number-columns-repeated="7"/>
        </table:table-row>
        <table:table-row table:style-name="ro1">
          <table:table-cell office:value-type="string">
            <text:p>2008-12-16</text:p>
          </table:table-cell>
          <table:table-cell table:style-name="Blue" office:value-type="float" office:value="4.11">
            <text:p>4.11</text:p>
          </table:table-cell>
          <table:table-cell table:formula="of:=[.B244]/[.B243]-1" office:value-type="float" office:value="0.141666666666667">
            <text:p>0.1416666667</text:p>
          </table:table-cell>
          <table:table-cell office:value-type="float" office:value="83.71">
            <text:p>83.71</text:p>
          </table:table-cell>
          <table:table-cell table:formula="of:=[.D244]/[.D243]-1" office:value-type="float" office:value="0.0470293933708568">
            <text:p>0.0470293934</text:p>
          </table:table-cell>
          <table:table-cell table:number-columns-repeated="7"/>
        </table:table-row>
        <table:table-row table:style-name="ro1">
          <table:table-cell office:value-type="string">
            <text:p>2008-12-17</text:p>
          </table:table-cell>
          <table:table-cell table:style-name="Blue" office:value-type="float" office:value="4.4">
            <text:p>4.4</text:p>
          </table:table-cell>
          <table:table-cell table:formula="of:=[.B245]/[.B244]-1" office:value-type="float" office:value="0.0705596107055961">
            <text:p>0.0705596107</text:p>
          </table:table-cell>
          <table:table-cell office:value-type="float" office:value="82.9">
            <text:p>82.9</text:p>
          </table:table-cell>
          <table:table-cell table:formula="of:=[.D245]/[.D244]-1" office:value-type="float" office:value="-0.00967626328992943">
            <text:p>-0.0096762633</text:p>
          </table:table-cell>
          <table:table-cell table:number-columns-repeated="7"/>
        </table:table-row>
        <table:table-row table:style-name="ro1">
          <table:table-cell office:value-type="string">
            <text:p>2008-12-18</text:p>
          </table:table-cell>
          <table:table-cell table:style-name="Blue" office:value-type="float" office:value="3.95">
            <text:p>3.95</text:p>
          </table:table-cell>
          <table:table-cell table:formula="of:=[.B246]/[.B245]-1" office:value-type="float" office:value="-0.102272727272727">
            <text:p>-0.1022727273</text:p>
          </table:table-cell>
          <table:table-cell office:value-type="float" office:value="81.35">
            <text:p>81.35</text:p>
          </table:table-cell>
          <table:table-cell table:formula="of:=[.D246]/[.D245]-1" office:value-type="float" office:value="-0.0186972255729796">
            <text:p>-0.0186972256</text:p>
          </table:table-cell>
          <table:table-cell table:number-columns-repeated="7"/>
        </table:table-row>
        <table:table-row table:style-name="ro1">
          <table:table-cell office:value-type="string">
            <text:p>2008-12-19</text:p>
          </table:table-cell>
          <table:table-cell table:style-name="Blue" office:value-type="float" office:value="3.96">
            <text:p>3.96</text:p>
          </table:table-cell>
          <table:table-cell table:formula="of:=[.B247]/[.B246]-1" office:value-type="float" office:value="0.00253164556962027">
            <text:p>0.0025316456</text:p>
          </table:table-cell>
          <table:table-cell office:value-type="float" office:value="81">
            <text:p>81</text:p>
          </table:table-cell>
          <table:table-cell table:formula="of:=[.D247]/[.D246]-1" office:value-type="float" office:value="-0.00430239704978486">
            <text:p>-0.004302397</text:p>
          </table:table-cell>
          <table:table-cell table:number-columns-repeated="7"/>
        </table:table-row>
        <table:table-row table:style-name="ro1">
          <table:table-cell office:value-type="string">
            <text:p>2008-12-22</text:p>
          </table:table-cell>
          <table:table-cell table:style-name="Blue" office:value-type="float" office:value="3.96">
            <text:p>3.96</text:p>
          </table:table-cell>
          <table:table-cell table:formula="of:=[.B248]/[.B247]-1" office:value-type="float" office:value="0">
            <text:p>0</text:p>
          </table:table-cell>
          <table:table-cell office:value-type="float" office:value="79.96">
            <text:p>79.96</text:p>
          </table:table-cell>
          <table:table-cell table:formula="of:=[.D248]/[.D247]-1" office:value-type="float" office:value="-0.0128395061728396">
            <text:p>-0.0128395062</text:p>
          </table:table-cell>
          <table:table-cell table:number-columns-repeated="7"/>
        </table:table-row>
        <table:table-row table:style-name="ro1">
          <table:table-cell office:value-type="string">
            <text:p>2008-12-23</text:p>
          </table:table-cell>
          <table:table-cell table:style-name="Blue" office:value-type="float" office:value="3.96">
            <text:p>3.96</text:p>
          </table:table-cell>
          <table:table-cell table:formula="of:=[.B249]/[.B248]-1" office:value-type="float" office:value="0">
            <text:p>0</text:p>
          </table:table-cell>
          <table:table-cell office:value-type="float" office:value="79.14">
            <text:p>79.14</text:p>
          </table:table-cell>
          <table:table-cell table:formula="of:=[.D249]/[.D248]-1" office:value-type="float" office:value="-0.0102551275637818">
            <text:p>-0.0102551276</text:p>
          </table:table-cell>
          <table:table-cell table:number-columns-repeated="7"/>
        </table:table-row>
        <table:table-row table:style-name="ro1">
          <table:table-cell office:value-type="string">
            <text:p>2008-12-24</text:p>
          </table:table-cell>
          <table:table-cell table:style-name="Blue" office:value-type="float" office:value="3.96">
            <text:p>3.96</text:p>
          </table:table-cell>
          <table:table-cell table:formula="of:=[.B250]/[.B249]-1" office:value-type="float" office:value="0">
            <text:p>0</text:p>
          </table:table-cell>
          <table:table-cell office:value-type="float" office:value="79.6">
            <text:p>79.6</text:p>
          </table:table-cell>
          <table:table-cell table:formula="of:=[.D250]/[.D249]-1" office:value-type="float" office:value="0.00581248420520586">
            <text:p>0.0058124842</text:p>
          </table:table-cell>
          <table:table-cell table:number-columns-repeated="7"/>
        </table:table-row>
        <table:table-row table:style-name="ro1">
          <table:table-cell office:value-type="string">
            <text:p>2008-12-26</text:p>
          </table:table-cell>
          <table:table-cell table:style-name="Blue" office:value-type="float" office:value="4.04">
            <text:p>4.04</text:p>
          </table:table-cell>
          <table:table-cell table:formula="of:=[.B251]/[.B250]-1" office:value-type="float" office:value="0.0202020202020201">
            <text:p>0.0202020202</text:p>
          </table:table-cell>
          <table:table-cell office:value-type="float" office:value="80.06">
            <text:p>80.06</text:p>
          </table:table-cell>
          <table:table-cell table:formula="of:=[.D251]/[.D250]-1" office:value-type="float" office:value="0.00577889447236202">
            <text:p>0.0057788945</text:p>
          </table:table-cell>
          <table:table-cell table:number-columns-repeated="7"/>
        </table:table-row>
        <table:table-row table:style-name="ro1">
          <table:table-cell office:value-type="string">
            <text:p>2008-12-29</text:p>
          </table:table-cell>
          <table:table-cell table:style-name="Blue" office:value-type="float" office:value="3.84">
            <text:p>3.84</text:p>
          </table:table-cell>
          <table:table-cell table:formula="of:=[.B252]/[.B251]-1" office:value-type="float" office:value="-0.0495049504950496">
            <text:p>-0.0495049505</text:p>
          </table:table-cell>
          <table:table-cell office:value-type="float" office:value="79.83">
            <text:p>79.83</text:p>
          </table:table-cell>
          <table:table-cell table:formula="of:=[.D252]/[.D251]-1" office:value-type="float" office:value="-0.00287284536597554">
            <text:p>-0.0028728454</text:p>
          </table:table-cell>
          <table:table-cell table:number-columns-repeated="7"/>
        </table:table-row>
        <table:table-row table:style-name="ro1">
          <table:table-cell office:value-type="string">
            <text:p>2008-12-30</text:p>
          </table:table-cell>
          <table:table-cell table:style-name="Blue" office:value-type="float" office:value="3.8">
            <text:p>3.8</text:p>
          </table:table-cell>
          <table:table-cell table:formula="of:=[.B253]/[.B252]-1" office:value-type="float" office:value="-0.0104166666666666">
            <text:p>-0.0104166667</text:p>
          </table:table-cell>
          <table:table-cell office:value-type="float" office:value="81.72">
            <text:p>81.72</text:p>
          </table:table-cell>
          <table:table-cell table:formula="of:=[.D253]/[.D252]-1" office:value-type="float" office:value="0.0236753100338218">
            <text:p>0.02367531</text:p>
          </table:table-cell>
          <table:table-cell table:number-columns-repeated="7"/>
        </table:table-row>
        <table:table-row table:style-name="ro1">
          <table:table-cell office:value-type="string">
            <text:p>2008-12-31</text:p>
          </table:table-cell>
          <table:table-cell table:style-name="Blue" office:value-type="float" office:value="4.32">
            <text:p>4.32</text:p>
          </table:table-cell>
          <table:table-cell table:formula="of:=[.B254]/[.B253]-1" office:value-type="float" office:value="0.136842105263158">
            <text:p>0.1368421053</text:p>
          </table:table-cell>
          <table:table-cell office:value-type="float" office:value="82.88">
            <text:p>82.88</text:p>
          </table:table-cell>
          <table:table-cell table:formula="of:=[.D254]/[.D253]-1" office:value-type="float" office:value="0.0141948115516397">
            <text:p>0.0141948116</text:p>
          </table:table-cell>
          <table:table-cell table:number-columns-repeated="7"/>
        </table:table-row>
        <table:table-row table:style-name="ro1">
          <table:table-cell office:value-type="string">
            <text:p>2009-01-02</text:p>
          </table:table-cell>
          <table:table-cell table:style-name="Blue" office:value-type="float" office:value="4.48">
            <text:p>4.48</text:p>
          </table:table-cell>
          <table:table-cell table:formula="of:=[.B255]/[.B254]-1" office:value-type="float" office:value="0.037037037037037">
            <text:p>0.037037037</text:p>
          </table:table-cell>
          <table:table-cell office:value-type="float" office:value="85.38">
            <text:p>85.38</text:p>
          </table:table-cell>
          <table:table-cell table:formula="of:=[.D255]/[.D254]-1" office:value-type="float" office:value="0.0301640926640927">
            <text:p>0.0301640927</text:p>
          </table:table-cell>
          <table:table-cell table:number-columns-repeated="7"/>
        </table:table-row>
        <table:table-row table:style-name="ro1">
          <table:table-cell office:value-type="string">
            <text:p>2009-01-05</text:p>
          </table:table-cell>
          <table:table-cell table:style-name="Blue" office:value-type="float" office:value="4.35">
            <text:p>4.35</text:p>
          </table:table-cell>
          <table:table-cell table:formula="of:=[.B256]/[.B255]-1" office:value-type="float" office:value="-0.0290178571428573">
            <text:p>-0.0290178571</text:p>
          </table:table-cell>
          <table:table-cell office:value-type="float" office:value="85.28">
            <text:p>85.28</text:p>
          </table:table-cell>
          <table:table-cell table:formula="of:=[.D256]/[.D255]-1" office:value-type="float" office:value="-0.00117123448114309">
            <text:p>-0.0011712345</text:p>
          </table:table-cell>
          <table:table-cell table:number-columns-repeated="7"/>
        </table:table-row>
        <table:table-row table:style-name="ro1">
          <table:table-cell office:value-type="string">
            <text:p>2009-01-06</text:p>
          </table:table-cell>
          <table:table-cell table:style-name="Blue" office:value-type="float" office:value="5">
            <text:p>5</text:p>
          </table:table-cell>
          <table:table-cell table:formula="of:=[.B257]/[.B256]-1" office:value-type="float" office:value="0.149425287356322">
            <text:p>0.1494252874</text:p>
          </table:table-cell>
          <table:table-cell office:value-type="float" office:value="85.85">
            <text:p>85.85</text:p>
          </table:table-cell>
          <table:table-cell table:formula="of:=[.D257]/[.D256]-1" office:value-type="float" office:value="0.00668386491557205">
            <text:p>0.0066838649</text:p>
          </table:table-cell>
          <table:table-cell table:number-columns-repeated="7"/>
        </table:table-row>
        <table:table-row table:style-name="ro1">
          <table:table-cell office:value-type="string">
            <text:p>2009-01-07</text:p>
          </table:table-cell>
          <table:table-cell table:style-name="Blue" office:value-type="float" office:value="4.94">
            <text:p>4.94</text:p>
          </table:table-cell>
          <table:table-cell table:formula="of:=[.B258]/[.B257]-1" office:value-type="float" office:value="-0.0119999999999999">
            <text:p>-0.012</text:p>
          </table:table-cell>
          <table:table-cell office:value-type="float" office:value="83.28">
            <text:p>83.28</text:p>
          </table:table-cell>
          <table:table-cell table:formula="of:=[.D258]/[.D257]-1" office:value-type="float" office:value="-0.0299359347699475">
            <text:p>-0.0299359348</text:p>
          </table:table-cell>
          <table:table-cell table:number-columns-repeated="7"/>
        </table:table-row>
        <table:table-row table:style-name="ro1">
          <table:table-cell office:value-type="string">
            <text:p>2009-01-08</text:p>
          </table:table-cell>
          <table:table-cell table:style-name="Blue" office:value-type="float" office:value="5.15">
            <text:p>5.15</text:p>
          </table:table-cell>
          <table:table-cell table:formula="of:=[.B259]/[.B258]-1" office:value-type="float" office:value="0.0425101214574899">
            <text:p>0.0425101215</text:p>
          </table:table-cell>
          <table:table-cell office:value-type="float" office:value="83.62">
            <text:p>83.62</text:p>
          </table:table-cell>
          <table:table-cell table:formula="of:=[.D259]/[.D258]-1" office:value-type="float" office:value="0.00408261287223821">
            <text:p>0.0040826129</text:p>
          </table:table-cell>
          <table:table-cell table:number-columns-repeated="7"/>
        </table:table-row>
        <table:table-row table:style-name="ro1">
          <table:table-cell office:value-type="string">
            <text:p>2009-01-09</text:p>
          </table:table-cell>
          <table:table-cell table:style-name="Blue" office:value-type="float" office:value="4.77">
            <text:p>4.77</text:p>
          </table:table-cell>
          <table:table-cell table:formula="of:=[.B260]/[.B259]-1" office:value-type="float" office:value="-0.0737864077669904">
            <text:p>-0.0737864078</text:p>
          </table:table-cell>
          <table:table-cell office:value-type="float" office:value="81.83">
            <text:p>81.83</text:p>
          </table:table-cell>
          <table:table-cell table:formula="of:=[.D260]/[.D259]-1" office:value-type="float" office:value="-0.0214063621143268">
            <text:p>-0.0214063621</text:p>
          </table:table-cell>
          <table:table-cell table:number-columns-repeated="7"/>
        </table:table-row>
        <table:table-row table:style-name="ro1">
          <table:table-cell office:value-type="string">
            <text:p>2009-01-12</text:p>
          </table:table-cell>
          <table:table-cell table:style-name="Blue" office:value-type="float" office:value="4.21">
            <text:p>4.21</text:p>
          </table:table-cell>
          <table:table-cell table:formula="of:=[.B261]/[.B260]-1" office:value-type="float" office:value="-0.117400419287212">
            <text:p>-0.1174004193</text:p>
          </table:table-cell>
          <table:table-cell office:value-type="float" office:value="79.86">
            <text:p>79.86</text:p>
          </table:table-cell>
          <table:table-cell table:formula="of:=[.D261]/[.D260]-1" office:value-type="float" office:value="-0.0240743003788342">
            <text:p>-0.0240743004</text:p>
          </table:table-cell>
          <table:table-cell table:number-columns-repeated="7"/>
        </table:table-row>
        <table:table-row table:style-name="ro1">
          <table:table-cell office:value-type="string">
            <text:p>2009-01-13</text:p>
          </table:table-cell>
          <table:table-cell table:style-name="Blue" office:value-type="float" office:value="4.52">
            <text:p>4.52</text:p>
          </table:table-cell>
          <table:table-cell table:formula="of:=[.B262]/[.B261]-1" office:value-type="float" office:value="0.0736342042755342">
            <text:p>0.0736342043</text:p>
          </table:table-cell>
          <table:table-cell office:value-type="float" office:value="80.01">
            <text:p>80.01</text:p>
          </table:table-cell>
          <table:table-cell table:formula="of:=[.D262]/[.D261]-1" office:value-type="float" office:value="0.00187828700225401">
            <text:p>0.001878287</text:p>
          </table:table-cell>
          <table:table-cell table:number-columns-repeated="7"/>
        </table:table-row>
        <table:table-row table:style-name="ro1">
          <table:table-cell office:value-type="string">
            <text:p>2009-01-14</text:p>
          </table:table-cell>
          <table:table-cell table:style-name="Blue" office:value-type="float" office:value="4.07">
            <text:p>4.07</text:p>
          </table:table-cell>
          <table:table-cell table:formula="of:=[.B263]/[.B262]-1" office:value-type="float" office:value="-0.0995575221238937">
            <text:p>-0.0995575221</text:p>
          </table:table-cell>
          <table:table-cell office:value-type="float" office:value="77.49">
            <text:p>77.49</text:p>
          </table:table-cell>
          <table:table-cell table:formula="of:=[.D263]/[.D262]-1" office:value-type="float" office:value="-0.0314960629921261">
            <text:p>-0.031496063</text:p>
          </table:table-cell>
          <table:table-cell table:number-columns-repeated="7"/>
        </table:table-row>
        <table:table-row table:style-name="ro1">
          <table:table-cell office:value-type="string">
            <text:p>2009-01-15</text:p>
          </table:table-cell>
          <table:table-cell table:style-name="Blue" office:value-type="float" office:value="4.01">
            <text:p>4.01</text:p>
          </table:table-cell>
          <table:table-cell table:formula="of:=[.B264]/[.B263]-1" office:value-type="float" office:value="-0.0147420147420149">
            <text:p>-0.0147420147</text:p>
          </table:table-cell>
          <table:table-cell office:value-type="float" office:value="77.52">
            <text:p>77.52</text:p>
          </table:table-cell>
          <table:table-cell table:formula="of:=[.D264]/[.D263]-1" office:value-type="float" office:value="0.000387146728610066">
            <text:p>0.0003871467</text:p>
          </table:table-cell>
          <table:table-cell table:number-columns-repeated="7"/>
        </table:table-row>
        <table:table-row table:style-name="ro1">
          <table:table-cell office:value-type="string">
            <text:p>2009-01-16</text:p>
          </table:table-cell>
          <table:table-cell table:style-name="Blue" office:value-type="float" office:value="4.26">
            <text:p>4.26</text:p>
          </table:table-cell>
          <table:table-cell table:formula="of:=[.B265]/[.B264]-1" office:value-type="float" office:value="0.0623441396508728">
            <text:p>0.0623441397</text:p>
          </table:table-cell>
          <table:table-cell office:value-type="float" office:value="78.13">
            <text:p>78.13</text:p>
          </table:table-cell>
          <table:table-cell table:formula="of:=[.D265]/[.D264]-1" office:value-type="float" office:value="0.00786893704850367">
            <text:p>0.007868937</text:p>
          </table:table-cell>
          <table:table-cell table:number-columns-repeated="7"/>
        </table:table-row>
        <table:table-row table:style-name="ro1">
          <table:table-cell office:value-type="string">
            <text:p>2009-01-20</text:p>
          </table:table-cell>
          <table:table-cell table:style-name="Blue" office:value-type="float" office:value="3.5">
            <text:p>3.5</text:p>
          </table:table-cell>
          <table:table-cell table:formula="of:=[.B266]/[.B265]-1" office:value-type="float" office:value="-0.178403755868545">
            <text:p>-0.1784037559</text:p>
          </table:table-cell>
          <table:table-cell office:value-type="float" office:value="74">
            <text:p>74</text:p>
          </table:table-cell>
          <table:table-cell table:formula="of:=[.D266]/[.D265]-1" office:value-type="float" office:value="-0.052860616920517">
            <text:p>-0.0528606169</text:p>
          </table:table-cell>
          <table:table-cell table:number-columns-repeated="7"/>
        </table:table-row>
        <table:table-row table:style-name="ro1">
          <table:table-cell office:value-type="string">
            <text:p>2009-01-21</text:p>
          </table:table-cell>
          <table:table-cell table:style-name="Blue" office:value-type="float" office:value="3.78">
            <text:p>3.78</text:p>
          </table:table-cell>
          <table:table-cell table:formula="of:=[.B267]/[.B266]-1" office:value-type="float" office:value="0.0800000000000001">
            <text:p>0.08</text:p>
          </table:table-cell>
          <table:table-cell office:value-type="float" office:value="77.2">
            <text:p>77.2</text:p>
          </table:table-cell>
          <table:table-cell table:formula="of:=[.D267]/[.D266]-1" office:value-type="float" office:value="0.0432432432432432">
            <text:p>0.0432432432</text:p>
          </table:table-cell>
          <table:table-cell table:number-columns-repeated="7"/>
        </table:table-row>
        <table:table-row table:style-name="ro1">
          <table:table-cell office:value-type="string">
            <text:p>2009-01-22</text:p>
          </table:table-cell>
          <table:table-cell table:style-name="Blue" office:value-type="float" office:value="3.71">
            <text:p>3.71</text:p>
          </table:table-cell>
          <table:table-cell table:formula="of:=[.B268]/[.B267]-1" office:value-type="float" office:value="-0.0185185185185186">
            <text:p>-0.0185185185</text:p>
          </table:table-cell>
          <table:table-cell office:value-type="float" office:value="76.01">
            <text:p>76.01</text:p>
          </table:table-cell>
          <table:table-cell table:formula="of:=[.D268]/[.D267]-1" office:value-type="float" office:value="-0.0154145077720207">
            <text:p>-0.0154145078</text:p>
          </table:table-cell>
          <table:table-cell table:number-columns-repeated="7"/>
        </table:table-row>
        <table:table-row table:style-name="ro1">
          <table:table-cell office:value-type="string">
            <text:p>2009-01-23</text:p>
          </table:table-cell>
          <table:table-cell table:style-name="Blue" office:value-type="float" office:value="3.82">
            <text:p>3.82</text:p>
          </table:table-cell>
          <table:table-cell table:formula="of:=[.B269]/[.B268]-1" office:value-type="float" office:value="0.0296495956873317">
            <text:p>0.0296495957</text:p>
          </table:table-cell>
          <table:table-cell office:value-type="float" office:value="76.34">
            <text:p>76.34</text:p>
          </table:table-cell>
          <table:table-cell table:formula="of:=[.D269]/[.D268]-1" office:value-type="float" office:value="0.00434153400868298">
            <text:p>0.004341534</text:p>
          </table:table-cell>
          <table:table-cell table:number-columns-repeated="7"/>
        </table:table-row>
        <table:table-row table:style-name="ro1">
          <table:table-cell office:value-type="string">
            <text:p>2009-01-26</text:p>
          </table:table-cell>
          <table:table-cell table:style-name="Blue" office:value-type="float" office:value="3.87">
            <text:p>3.87</text:p>
          </table:table-cell>
          <table:table-cell table:formula="of:=[.B270]/[.B269]-1" office:value-type="float" office:value="0.0130890052356021">
            <text:p>0.0130890052</text:p>
          </table:table-cell>
          <table:table-cell office:value-type="float" office:value="76.86">
            <text:p>76.86</text:p>
          </table:table-cell>
          <table:table-cell table:formula="of:=[.D270]/[.D269]-1" office:value-type="float" office:value="0.00681163217186276">
            <text:p>0.0068116322</text:p>
          </table:table-cell>
          <table:table-cell/>
          <table:table-cell office:value-type="string">
            <text:p>slope</text:p>
          </table:table-cell>
          <table:table-cell table:formula="of:=SLOPE([.C73:.C272];[.E73:.E272])" office:value-type="float" office:value="2.11447760151956">
            <text:p>2.1144776015</text:p>
          </table:table-cell>
          <table:table-cell office:value-type="string">
            <text:p>intercept</text:p>
          </table:table-cell>
          <table:table-cell table:style-name="ce11" table:formula="of:=INTERCEPT([.C73:.C272];[.E73:.E272])" office:value-type="float" office:value="0.000245667448077485">
            <text:p>0.000246</text:p>
          </table:table-cell>
          <table:table-cell office:value-type="string">
            <text:p>STD Error</text:p>
          </table:table-cell>
          <table:table-cell table:formula="of:=STEYX([.C73:.C272];[.E73:.E272])" office:value-type="float" office:value="0.0716544695526013">
            <text:p>0.0716544696</text:p>
          </table:table-cell>
        </table:table-row>
        <table:table-row table:style-name="ro1">
          <table:table-cell office:value-type="string">
            <text:p>2009-01-27</text:p>
          </table:table-cell>
          <table:table-cell table:style-name="Blue" office:value-type="float" office:value="3.93">
            <text:p>3.93</text:p>
          </table:table-cell>
          <table:table-cell table:formula="of:=[.B271]/[.B270]-1" office:value-type="float" office:value="0.0155038759689923">
            <text:p>0.015503876</text:p>
          </table:table-cell>
          <table:table-cell office:value-type="float" office:value="77.64">
            <text:p>77.64</text:p>
          </table:table-cell>
          <table:table-cell table:formula="of:=[.D271]/[.D270]-1" office:value-type="float" office:value="0.0101483216237315">
            <text:p>0.0101483216</text:p>
          </table:table-cell>
          <table:table-cell table:number-columns-repeated="7"/>
        </table:table-row>
        <table:table-row table:style-name="ro1">
          <table:table-cell office:value-type="string">
            <text:p>2009-01-28</text:p>
          </table:table-cell>
          <table:table-cell table:style-name="Blue" office:value-type="float" office:value="4.48">
            <text:p>4.48</text:p>
          </table:table-cell>
          <table:table-cell table:formula="of:=[.B272]/[.B271]-1" office:value-type="float" office:value="0.139949109414758">
            <text:p>0.1399491094</text:p>
          </table:table-cell>
          <table:table-cell office:value-type="float" office:value="80.27">
            <text:p>80.27</text:p>
          </table:table-cell>
          <table:table-cell table:formula="of:=[.D272]/[.D271]-1" office:value-type="float" office:value="0.0338742916022667">
            <text:p>0.0338742916</text:p>
          </table:table-cell>
          <table:table-cell/>
          <table:table-cell office:value-type="string">
            <text:p>E[X]</text:p>
          </table:table-cell>
          <table:table-cell office:value-type="string">
            <text:p>AR</text:p>
          </table:table-cell>
          <table:table-cell office:value-type="string">
            <text:p>CAR</text:p>
          </table:table-cell>
          <table:table-cell table:number-columns-repeated="3"/>
        </table:table-row>
        <table:table-row table:style-name="ro1">
          <table:table-cell office:value-type="string">
            <text:p>2009-01-29</text:p>
          </table:table-cell>
          <table:table-cell table:style-name="Red" office:value-type="float" office:value="3.82">
            <text:p>3.82</text:p>
          </table:table-cell>
          <table:table-cell table:formula="of:=[.B273]/[.B272]-1" office:value-type="float" office:value="-0.147321428571429">
            <text:p>-0.1473214286</text:p>
          </table:table-cell>
          <table:table-cell office:value-type="float" office:value="77.66">
            <text:p>77.66</text:p>
          </table:table-cell>
          <table:table-cell table:formula="of:=[.D273]/[.D272]-1" office:value-type="float" office:value="-0.0325152609941447">
            <text:p>-0.032515261</text:p>
          </table:table-cell>
          <table:table-cell/>
          <table:table-cell table:formula="of:=[.$J$270]+[.$H$270]*[.E273]" office:value-type="float" office:value="-0.0685071236316042">
            <text:p>-0.0685071236</text:p>
          </table:table-cell>
          <table:table-cell table:formula="of:=[.C273]-[.G273]" office:value-type="float" office:value="-0.0788143049398244">
            <text:p>-0.0788143049</text:p>
          </table:table-cell>
          <table:table-cell table:formula="of:=[.H273]" office:value-type="float" office:value="-0.0788143049398244">
            <text:p>-0.0788143049</text:p>
          </table:table-cell>
          <table:table-cell table:number-columns-repeated="3"/>
        </table:table-row>
        <table:table-row table:style-name="ro1">
          <table:table-cell office:value-type="string">
            <text:p>2009-01-30</text:p>
          </table:table-cell>
          <table:table-cell table:style-name="Red" office:value-type="float" office:value="3.6">
            <text:p>3.6</text:p>
          </table:table-cell>
          <table:table-cell table:formula="of:=[.B274]/[.B273]-1" office:value-type="float" office:value="-0.0575916230366492">
            <text:p>-0.057591623</text:p>
          </table:table-cell>
          <table:table-cell office:value-type="float" office:value="76.08">
            <text:p>76.08</text:p>
          </table:table-cell>
          <table:table-cell table:formula="of:=[.D274]/[.D273]-1" office:value-type="float" office:value="-0.0203450939994849">
            <text:p>-0.020345094</text:p>
          </table:table-cell>
          <table:table-cell/>
          <table:table-cell table:formula="of:=[.$J$270]+[.$H$270]*[.E274]" office:value-type="float" office:value="-0.0427735781146435">
            <text:p>-0.0427735781</text:p>
          </table:table-cell>
          <table:table-cell table:formula="of:=[.C274]-[.G274]" office:value-type="float" office:value="-0.0148180449220058">
            <text:p>-0.0148180449</text:p>
          </table:table-cell>
          <table:table-cell table:formula="of:=[.I273]+[.H274]" office:value-type="float" office:value="-0.0936323498618301">
            <text:p>-0.0936323499</text:p>
          </table:table-cell>
          <table:table-cell table:number-columns-repeated="3"/>
        </table:table-row>
        <table:table-row table:style-name="ro1">
          <table:table-cell office:value-type="string">
            <text:p>2009-02-02</text:p>
          </table:table-cell>
          <table:table-cell table:style-name="Red" office:value-type="float" office:value="3.51">
            <text:p>3.51</text:p>
          </table:table-cell>
          <table:table-cell table:formula="of:=[.B275]/[.B274]-1" office:value-type="float" office:value="-0.0250000000000001">
            <text:p>-0.025</text:p>
          </table:table-cell>
          <table:table-cell office:value-type="float" office:value="75.85">
            <text:p>75.85</text:p>
          </table:table-cell>
          <table:table-cell table:formula="of:=[.D275]/[.D274]-1" office:value-type="float" office:value="-0.00302313354363837">
            <text:p>-0.0030231335</text:p>
          </table:table-cell>
          <table:table-cell/>
          <table:table-cell table:formula="of:=[.$J$270]+[.$H$270]*[.E275]" office:value-type="float" office:value="-0.00614668071634831">
            <text:p>-0.0061466807</text:p>
          </table:table-cell>
          <table:table-cell table:formula="of:=[.C275]-[.G275]" office:value-type="float" office:value="-0.0188533192836518">
            <text:p>-0.0188533193</text:p>
          </table:table-cell>
          <table:table-cell table:formula="of:=[.I274]+[.H275]" office:value-type="float" office:value="-0.112485669145482">
            <text:p>-0.1124856691</text:p>
          </table:table-cell>
          <table:table-cell table:number-columns-repeated="3"/>
        </table:table-row>
        <table:table-row table:style-name="ro1">
          <table:table-cell office:value-type="string">
            <text:p>2009-02-03</text:p>
          </table:table-cell>
          <table:table-cell table:style-name="Red" office:value-type="float" office:value="3.54">
            <text:p>3.54</text:p>
          </table:table-cell>
          <table:table-cell table:formula="of:=[.B276]/[.B275]-1" office:value-type="float" office:value="0.00854700854700852">
            <text:p>0.0085470085</text:p>
          </table:table-cell>
          <table:table-cell office:value-type="float" office:value="76.91">
            <text:p>76.91</text:p>
          </table:table-cell>
          <table:table-cell table:formula="of:=[.D276]/[.D275]-1" office:value-type="float" office:value="0.0139749505603164">
            <text:p>0.0139749506</text:p>
          </table:table-cell>
          <table:table-cell/>
          <table:table-cell table:formula="of:=[.$J$270]+[.$H$270]*[.E276]" office:value-type="float" office:value="0.0297953873902098">
            <text:p>0.0297953874</text:p>
          </table:table-cell>
          <table:table-cell table:formula="of:=[.C276]-[.G276]" office:value-type="float" office:value="-0.0212483788432013">
            <text:p>-0.0212483788</text:p>
          </table:table-cell>
          <table:table-cell table:formula="of:=[.I275]+[.H276]" office:value-type="float" office:value="-0.133734047988683">
            <text:p>-0.133734048</text:p>
          </table:table-cell>
          <table:table-cell table:number-columns-repeated="3"/>
        </table:table-row>
        <table:table-row table:style-name="ro1">
          <table:table-cell office:value-type="string">
            <text:p>2009-02-04</text:p>
          </table:table-cell>
          <table:table-cell table:style-name="Red" office:value-type="float" office:value="3.95">
            <text:p>3.95</text:p>
          </table:table-cell>
          <table:table-cell table:formula="of:=[.B277]/[.B276]-1" office:value-type="float" office:value="0.115819209039548">
            <text:p>0.115819209</text:p>
          </table:table-cell>
          <table:table-cell office:value-type="float" office:value="76.54">
            <text:p>76.54</text:p>
          </table:table-cell>
          <table:table-cell table:formula="of:=[.D277]/[.D276]-1" office:value-type="float" office:value="-0.00481081783903248">
            <text:p>-0.0048108178</text:p>
          </table:table-cell>
          <table:table-cell/>
          <table:table-cell table:formula="of:=[.$J$270]+[.$H$270]*[.E277]" office:value-type="float" office:value="-0.00992669911754744">
            <text:p>-0.0099266991</text:p>
          </table:table-cell>
          <table:table-cell table:formula="of:=[.C277]-[.G277]" office:value-type="float" office:value="0.125745908157095">
            <text:p>0.1257459082</text:p>
          </table:table-cell>
          <table:table-cell table:formula="of:=[.I276]+[.H277]" office:value-type="float" office:value="-0.00798813983158772">
            <text:p>-0.0079881398</text:p>
          </table:table-cell>
          <table:table-cell table:number-columns-repeated="3"/>
        </table:table-row>
        <table:table-row table:style-name="ro1">
          <table:table-cell office:value-type="string">
            <text:p>2009-02-05</text:p>
          </table:table-cell>
          <table:table-cell table:style-name="Red" office:value-type="float" office:value="3.91">
            <text:p>3.91</text:p>
          </table:table-cell>
          <table:table-cell table:formula="of:=[.B278]/[.B277]-1" office:value-type="float" office:value="-0.0101265822784811">
            <text:p>-0.0101265823</text:p>
          </table:table-cell>
          <table:table-cell office:value-type="float" office:value="77.68">
            <text:p>77.68</text:p>
          </table:table-cell>
          <table:table-cell table:formula="of:=[.D278]/[.D277]-1" office:value-type="float" office:value="0.0148941729814476">
            <text:p>0.014894173</text:p>
          </table:table-cell>
          <table:table-cell/>
          <table:table-cell table:formula="of:=[.$J$270]+[.$H$270]*[.E278]" office:value-type="float" office:value="0.0317390626105062">
            <text:p>0.0317390626</text:p>
          </table:table-cell>
          <table:table-cell table:formula="of:=[.C278]-[.G278]" office:value-type="float" office:value="-0.0418656448889873">
            <text:p>-0.0418656449</text:p>
          </table:table-cell>
          <table:table-cell table:formula="of:=[.I277]+[.H278]" office:value-type="float" office:value="-0.049853784720575">
            <text:p>-0.0498537847</text:p>
          </table:table-cell>
          <table:table-cell table:number-columns-repeated="3"/>
        </table:table-row>
        <table:table-row table:style-name="ro1">
          <table:table-cell office:value-type="string">
            <text:p>2009-02-06</text:p>
          </table:table-cell>
          <table:table-cell table:style-name="Red" office:value-type="float" office:value="4.36">
            <text:p>4.36</text:p>
          </table:table-cell>
          <table:table-cell table:formula="of:=[.B279]/[.B278]-1" office:value-type="float" office:value="0.115089514066496">
            <text:p>0.1150895141</text:p>
          </table:table-cell>
          <table:table-cell office:value-type="float" office:value="79.89">
            <text:p>79.89</text:p>
          </table:table-cell>
          <table:table-cell table:formula="of:=[.D279]/[.D278]-1" office:value-type="float" office:value="0.0284500514933057">
            <text:p>0.0284500515</text:p>
          </table:table-cell>
          <table:table-cell/>
          <table:table-cell table:formula="of:=[.$J$270]+[.$H$270]*[.E279]" office:value-type="float" office:value="0.0604026640927506">
            <text:p>0.0604026641</text:p>
          </table:table-cell>
          <table:table-cell table:formula="of:=[.C279]-[.G279]" office:value-type="float" office:value="0.0546868499737456">
            <text:p>0.05468685</text:p>
          </table:table-cell>
          <table:table-cell table:formula="of:=[.I278]+[.H279]" office:value-type="float" office:value="0.00483306525317059">
            <text:p>0.0048330653</text:p>
          </table:table-cell>
          <table:table-cell table:number-columns-repeated="3"/>
        </table:table-row>
        <table:table-row table:style-name="ro1">
          <table:table-cell office:value-type="string">
            <text:p>2009-02-09</text:p>
          </table:table-cell>
          <table:table-cell table:style-name="Red" office:value-type="float" office:value="4.37">
            <text:p>4.37</text:p>
          </table:table-cell>
          <table:table-cell table:formula="of:=[.B280]/[.B279]-1" office:value-type="float" office:value="0.00229357798165131">
            <text:p>0.002293578</text:p>
          </table:table-cell>
          <table:table-cell office:value-type="float" office:value="80">
            <text:p>80</text:p>
          </table:table-cell>
          <table:table-cell table:formula="of:=[.D280]/[.D279]-1" office:value-type="float" office:value="0.00137689322818879">
            <text:p>0.0013768932</text:p>
          </table:table-cell>
          <table:table-cell/>
          <table:table-cell table:formula="of:=[.$J$270]+[.$H$270]*[.E280]" office:value-type="float" office:value="0.00315707733876665">
            <text:p>0.0031570773</text:p>
          </table:table-cell>
          <table:table-cell table:formula="of:=[.C280]-[.G280]" office:value-type="float" office:value="-0.000863499357115344">
            <text:p>-0.0008634994</text:p>
          </table:table-cell>
          <table:table-cell table:formula="of:=[.I279]+[.H280]" office:value-type="float" office:value="0.00396956589605525">
            <text:p>0.0039695659</text:p>
          </table:table-cell>
          <table:table-cell table:number-columns-repeated="3"/>
        </table:table-row>
        <table:table-row table:style-name="ro1">
          <table:table-cell office:value-type="string">
            <text:p>2009-02-10</text:p>
          </table:table-cell>
          <table:table-cell table:style-name="Red" office:value-type="float" office:value="3.77">
            <text:p>3.77</text:p>
          </table:table-cell>
          <table:table-cell table:formula="of:=[.B281]/[.B280]-1" office:value-type="float" office:value="-0.137299771167048">
            <text:p>-0.1372997712</text:p>
          </table:table-cell>
          <table:table-cell office:value-type="float" office:value="76.34">
            <text:p>76.34</text:p>
          </table:table-cell>
          <table:table-cell table:formula="of:=[.D281]/[.D280]-1" office:value-type="float" office:value="-0.04575">
            <text:p>-0.04575</text:p>
          </table:table-cell>
          <table:table-cell/>
          <table:table-cell table:formula="of:=[.$J$270]+[.$H$270]*[.E281]" office:value-type="float" office:value="-0.0964916828214425">
            <text:p>-0.0964916828</text:p>
          </table:table-cell>
          <table:table-cell table:formula="of:=[.C281]-[.G281]" office:value-type="float" office:value="-0.0408080883456056">
            <text:p>-0.0408080883</text:p>
          </table:table-cell>
          <table:table-cell table:formula="of:=[.I280]+[.H281]" office:value-type="float" office:value="-0.0368385224495503">
            <text:p>-0.0368385224</text:p>
          </table:table-cell>
          <table:table-cell table:number-columns-repeated="3"/>
        </table:table-row>
        <table:table-row table:style-name="ro1">
          <table:table-cell office:value-type="string">
            <text:p>2009-02-11</text:p>
          </table:table-cell>
          <table:table-cell table:style-name="Red" office:value-type="float" office:value="4.21">
            <text:p>4.21</text:p>
          </table:table-cell>
          <table:table-cell table:formula="of:=[.B282]/[.B281]-1" office:value-type="float" office:value="0.116710875331565">
            <text:p>0.1167108753</text:p>
          </table:table-cell>
          <table:table-cell office:value-type="float" office:value="76.79">
            <text:p>76.79</text:p>
          </table:table-cell>
          <table:table-cell table:formula="of:=[.D282]/[.D281]-1" office:value-type="float" office:value="0.00589468168718899">
            <text:p>0.0058946817</text:p>
          </table:table-cell>
          <table:table-cell/>
          <table:table-cell table:formula="of:=[.$J$270]+[.$H$270]*[.E282]" office:value-type="float" office:value="0.0127098398437261">
            <text:p>0.0127098398</text:p>
          </table:table-cell>
          <table:table-cell table:formula="of:=[.C282]-[.G282]" office:value-type="float" office:value="0.104001035487839">
            <text:p>0.1040010355</text:p>
          </table:table-cell>
          <table:table-cell table:formula="of:=[.I281]+[.H282]" office:value-type="float" office:value="0.0671625130382884">
            <text:p>0.067162513</text:p>
          </table:table-cell>
          <table:table-cell table:number-columns-repeated="3"/>
        </table:table-row>
        <table:table-row table:style-name="ro1">
          <table:table-cell office:value-type="string">
            <text:p>2009-02-12</text:p>
          </table:table-cell>
          <table:table-cell table:style-name="Red" office:value-type="float" office:value="4.05">
            <text:p>4.05</text:p>
          </table:table-cell>
          <table:table-cell table:formula="of:=[.B283]/[.B282]-1" office:value-type="float" office:value="-0.0380047505938242">
            <text:p>-0.0380047506</text:p>
          </table:table-cell>
          <table:table-cell office:value-type="float" office:value="76.84">
            <text:p>76.84</text:p>
          </table:table-cell>
          <table:table-cell table:formula="of:=[.D283]/[.D282]-1" office:value-type="float" office:value="0.000651126448756312">
            <text:p>0.0006511264</text:p>
          </table:table-cell>
          <table:table-cell/>
          <table:table-cell table:formula="of:=[.$J$270]+[.$H$270]*[.E283]" office:value-type="float" office:value="0.00162245973972968">
            <text:p>0.0016224597</text:p>
          </table:table-cell>
          <table:table-cell table:formula="of:=[.C283]-[.G283]" office:value-type="float" office:value="-0.0396272103335539">
            <text:p>-0.0396272103</text:p>
          </table:table-cell>
          <table:table-cell table:formula="of:=[.I282]+[.H283]" office:value-type="float" office:value="0.0275353027047345">
            <text:p>0.0275353027</text:p>
          </table:table-cell>
          <table:table-cell table:number-columns-repeated="3"/>
        </table:table-row>
        <table:table-row table:style-name="ro1">
          <table:table-cell office:value-type="string">
            <text:p>2009-02-13</text:p>
          </table:table-cell>
          <table:table-cell table:style-name="Red" office:value-type="float" office:value="3.76">
            <text:p>3.76</text:p>
          </table:table-cell>
          <table:table-cell table:formula="of:=[.B284]/[.B283]-1" office:value-type="float" office:value="-0.071604938271605">
            <text:p>-0.0716049383</text:p>
          </table:table-cell>
          <table:table-cell office:value-type="float" office:value="76.01">
            <text:p>76.01</text:p>
          </table:table-cell>
          <table:table-cell table:formula="of:=[.D284]/[.D283]-1" office:value-type="float" office:value="-0.0108016657990629">
            <text:p>-0.0108016658</text:p>
          </table:table-cell>
          <table:table-cell/>
          <table:table-cell table:formula="of:=[.$J$270]+[.$H$270]*[.E284]" office:value-type="float" office:value="-0.022594212943141">
            <text:p>-0.0225942129</text:p>
          </table:table-cell>
          <table:table-cell table:formula="of:=[.C284]-[.G284]" office:value-type="float" office:value="-0.0490107253284639">
            <text:p>-0.0490107253</text:p>
          </table:table-cell>
          <table:table-cell table:formula="of:=[.I283]+[.H284]" office:value-type="float" office:value="-0.0214754226237294">
            <text:p>-0.0214754226</text:p>
          </table:table-cell>
          <table:table-cell table:number-columns-repeated="3"/>
        </table:table-row>
        <table:table-row table:style-name="ro1">
          <table:table-cell office:value-type="string">
            <text:p>2009-02-17</text:p>
          </table:table-cell>
          <table:table-cell table:style-name="Red" office:value-type="float" office:value="3.43">
            <text:p>3.43</text:p>
          </table:table-cell>
          <table:table-cell table:formula="of:=[.B285]/[.B284]-1" office:value-type="float" office:value="-0.0877659574468084">
            <text:p>-0.0877659574</text:p>
          </table:table-cell>
          <table:table-cell office:value-type="float" office:value="72.76">
            <text:p>72.76</text:p>
          </table:table-cell>
          <table:table-cell table:formula="of:=[.D285]/[.D284]-1" office:value-type="float" office:value="-0.0427575319036969">
            <text:p>-0.0427575319</text:p>
          </table:table-cell>
          <table:table-cell/>
          <table:table-cell table:formula="of:=[.$J$270]+[.$H$270]*[.E285]" office:value-type="float" office:value="-0.0901641760585478">
            <text:p>-0.0901641761</text:p>
          </table:table-cell>
          <table:table-cell table:formula="of:=[.C285]-[.G285]" office:value-type="float" office:value="0.00239821861173944">
            <text:p>0.0023982186</text:p>
          </table:table-cell>
          <table:table-cell table:formula="of:=[.I284]+[.H285]" office:value-type="float" office:value="-0.01907720401199">
            <text:p>-0.019077204</text:p>
          </table:table-cell>
          <table:table-cell table:number-columns-repeated="3"/>
        </table:table-row>
        <table:table-row table:style-name="ro1">
          <table:table-cell office:value-type="string">
            <text:p>2009-02-18</text:p>
          </table:table-cell>
          <table:table-cell table:style-name="Red" office:value-type="float" office:value="3.58">
            <text:p>3.58</text:p>
          </table:table-cell>
          <table:table-cell table:formula="of:=[.B286]/[.B285]-1" office:value-type="float" office:value="0.0437317784256559">
            <text:p>0.0437317784</text:p>
          </table:table-cell>
          <table:table-cell office:value-type="float" office:value="72.59">
            <text:p>72.59</text:p>
          </table:table-cell>
          <table:table-cell table:formula="of:=[.D286]/[.D285]-1" office:value-type="float" office:value="-0.00233644859813087">
            <text:p>-0.0023364486</text:p>
          </table:table-cell>
          <table:table-cell/>
          <table:table-cell table:formula="of:=[.$J$270]+[.$H$270]*[.E286]" office:value-type="float" office:value="-0.00469470077977202">
            <text:p>-0.0046947008</text:p>
          </table:table-cell>
          <table:table-cell table:formula="of:=[.C286]-[.G286]" office:value-type="float" office:value="0.0484264792054279">
            <text:p>0.0484264792</text:p>
          </table:table-cell>
          <table:table-cell table:formula="of:=[.I285]+[.H286]" office:value-type="float" office:value="0.0293492751934379">
            <text:p>0.0293492752</text:p>
          </table:table-cell>
          <table:table-cell table:number-columns-repeated="3"/>
        </table:table-row>
        <table:table-row table:style-name="ro1">
          <table:table-cell office:value-type="string">
            <text:p>2009-02-19</text:p>
          </table:table-cell>
          <table:table-cell table:style-name="Red" office:value-type="float" office:value="3.26">
            <text:p>3.26</text:p>
          </table:table-cell>
          <table:table-cell table:formula="of:=[.B287]/[.B286]-1" office:value-type="float" office:value="-0.0893854748603353">
            <text:p>-0.0893854749</text:p>
          </table:table-cell>
          <table:table-cell office:value-type="float" office:value="71.81">
            <text:p>71.81</text:p>
          </table:table-cell>
          <table:table-cell table:formula="of:=[.D287]/[.D286]-1" office:value-type="float" office:value="-0.010745281719245">
            <text:p>-0.0107452817</text:p>
          </table:table-cell>
          <table:table-cell/>
          <table:table-cell table:formula="of:=[.$J$270]+[.$H$270]*[.E287]" office:value-type="float" office:value="-0.0224749900692838">
            <text:p>-0.0224749901</text:p>
          </table:table-cell>
          <table:table-cell table:formula="of:=[.C287]-[.G287]" office:value-type="float" office:value="-0.0669104847910515">
            <text:p>-0.0669104848</text:p>
          </table:table-cell>
          <table:table-cell table:formula="of:=[.I286]+[.H287]" office:value-type="float" office:value="-0.0375612095976136">
            <text:p>-0.0375612096</text:p>
          </table:table-cell>
          <table:table-cell table:number-columns-repeated="3"/>
        </table:table-row>
        <table:table-row table:style-name="ro1">
          <table:table-cell office:value-type="string">
            <text:p>2009-02-20</text:p>
          </table:table-cell>
          <table:table-cell table:style-name="Red" office:value-type="float" office:value="3.33">
            <text:p>3.33</text:p>
          </table:table-cell>
          <table:table-cell table:formula="of:=[.B288]/[.B287]-1" office:value-type="float" office:value="0.0214723926380369">
            <text:p>0.0214723926</text:p>
          </table:table-cell>
          <table:table-cell office:value-type="float" office:value="71.11">
            <text:p>71.11</text:p>
          </table:table-cell>
          <table:table-cell table:formula="of:=[.D288]/[.D287]-1" office:value-type="float" office:value="-0.00974794596852813">
            <text:p>-0.009747946</text:p>
          </table:table-cell>
          <table:table-cell/>
          <table:table-cell table:formula="of:=[.$J$270]+[.$H$270]*[.E288]" office:value-type="float" office:value="-0.0203661459631982">
            <text:p>-0.020366146</text:p>
          </table:table-cell>
          <table:table-cell table:formula="of:=[.C288]-[.G288]" office:value-type="float" office:value="0.0418385386012351">
            <text:p>0.0418385386</text:p>
          </table:table-cell>
          <table:table-cell table:formula="of:=[.I287]+[.H288]" office:value-type="float" office:value="0.00427732900362149">
            <text:p>0.004277329</text:p>
          </table:table-cell>
          <table:table-cell table:number-columns-repeated="3"/>
        </table:table-row>
        <table:table-row table:style-name="ro1">
          <table:table-cell office:value-type="string">
            <text:p>2009-02-23</text:p>
          </table:table-cell>
          <table:table-cell table:style-name="Red" office:value-type="float" office:value="3.18">
            <text:p>3.18</text:p>
          </table:table-cell>
          <table:table-cell table:formula="of:=[.B289]/[.B288]-1" office:value-type="float" office:value="-0.045045045045045">
            <text:p>-0.045045045</text:p>
          </table:table-cell>
          <table:table-cell office:value-type="float" office:value="68.57">
            <text:p>68.57</text:p>
          </table:table-cell>
          <table:table-cell table:formula="of:=[.D289]/[.D288]-1" office:value-type="float" office:value="-0.0357193081141893">
            <text:p>-0.0357193081</text:p>
          </table:table-cell>
          <table:table-cell/>
          <table:table-cell table:formula="of:=[.$J$270]+[.$H$270]*[.E289]" office:value-type="float" office:value="-0.0752820095011519">
            <text:p>-0.0752820095</text:p>
          </table:table-cell>
          <table:table-cell table:formula="of:=[.C289]-[.G289]" office:value-type="float" office:value="0.0302369644561068">
            <text:p>0.0302369645</text:p>
          </table:table-cell>
          <table:table-cell table:formula="of:=[.I288]+[.H289]" office:value-type="float" office:value="0.0345142934597283">
            <text:p>0.0345142935</text:p>
          </table:table-cell>
          <table:table-cell table:number-columns-repeated="3"/>
        </table:table-row>
        <table:table-row table:style-name="ro1">
          <table:table-cell office:value-type="string">
            <text:p>2009-02-24</text:p>
          </table:table-cell>
          <table:table-cell table:style-name="Red" office:value-type="float" office:value="3.47">
            <text:p>3.47</text:p>
          </table:table-cell>
          <table:table-cell table:formula="of:=[.B290]/[.B289]-1" office:value-type="float" office:value="0.0911949685534592">
            <text:p>0.0911949686</text:p>
          </table:table-cell>
          <table:table-cell office:value-type="float" office:value="71.16">
            <text:p>71.16</text:p>
          </table:table-cell>
          <table:table-cell table:formula="of:=[.D290]/[.D289]-1" office:value-type="float" office:value="0.0377716202420884">
            <text:p>0.0377716202</text:p>
          </table:table-cell>
          <table:table-cell/>
          <table:table-cell table:formula="of:=[.$J$270]+[.$H$270]*[.E290]" office:value-type="float" office:value="0.0801129124230763">
            <text:p>0.0801129124</text:p>
          </table:table-cell>
          <table:table-cell table:formula="of:=[.C290]-[.G290]" office:value-type="float" office:value="0.0110820561303829">
            <text:p>0.0110820561</text:p>
          </table:table-cell>
          <table:table-cell table:formula="of:=[.I289]+[.H290]" office:value-type="float" office:value="0.0455963495901113">
            <text:p>0.0455963496</text:p>
          </table:table-cell>
          <table:table-cell table:number-columns-repeated="3"/>
        </table:table-row>
        <table:table-row table:style-name="ro1">
          <table:table-cell office:value-type="string">
            <text:p>2009-02-25</text:p>
          </table:table-cell>
          <table:table-cell table:style-name="Red" office:value-type="float" office:value="3.24">
            <text:p>3.24</text:p>
          </table:table-cell>
          <table:table-cell table:formula="of:=[.B291]/[.B290]-1" office:value-type="float" office:value="-0.0662824207492795">
            <text:p>-0.0662824207</text:p>
          </table:table-cell>
          <table:table-cell office:value-type="float" office:value="70.6">
            <text:p>70.6</text:p>
          </table:table-cell>
          <table:table-cell table:formula="of:=[.D291]/[.D290]-1" office:value-type="float" office:value="-0.00786958965711082">
            <text:p>-0.0078695897</text:p>
          </table:table-cell>
          <table:table-cell/>
          <table:table-cell table:formula="of:=[.$J$270]+[.$H$270]*[.E291]" office:value-type="float" office:value="-0.0163944036150334">
            <text:p>-0.0163944036</text:p>
          </table:table-cell>
          <table:table-cell table:formula="of:=[.C291]-[.G291]" office:value-type="float" office:value="-0.0498880171342461">
            <text:p>-0.0498880171</text:p>
          </table:table-cell>
          <table:table-cell table:formula="of:=[.I290]+[.H291]" office:value-type="float" office:value="-0.00429166754413485">
            <text:p>-0.0042916675</text:p>
          </table:table-cell>
          <table:table-cell table:number-columns-repeated="3"/>
        </table:table-row>
        <table:table-row table:style-name="ro1">
          <table:table-cell office:value-type="string">
            <text:p>2009-02-26</text:p>
          </table:table-cell>
          <table:table-cell table:style-name="Red" office:value-type="float" office:value="3.05">
            <text:p>3.05</text:p>
          </table:table-cell>
          <table:table-cell table:formula="of:=[.B292]/[.B291]-1" office:value-type="float" office:value="-0.0586419753086421">
            <text:p>-0.0586419753</text:p>
          </table:table-cell>
          <table:table-cell office:value-type="float" office:value="69.46">
            <text:p>69.46</text:p>
          </table:table-cell>
          <table:table-cell table:formula="of:=[.D292]/[.D291]-1" office:value-type="float" office:value="-0.0161473087818697">
            <text:p>-0.0161473088</text:p>
          </table:table-cell>
          <table:table-cell/>
          <table:table-cell table:formula="of:=[.$J$270]+[.$H$270]*[.E292]" office:value-type="float" office:value="-0.0338974552960061">
            <text:p>-0.0338974553</text:p>
          </table:table-cell>
          <table:table-cell table:formula="of:=[.C292]-[.G292]" office:value-type="float" office:value="-0.0247445200126361">
            <text:p>-0.02474452</text:p>
          </table:table-cell>
          <table:table-cell table:formula="of:=[.I291]+[.H292]" office:value-type="float" office:value="-0.0290361875567709">
            <text:p>-0.0290361876</text:p>
          </table:table-cell>
          <table:table-cell table:number-columns-repeated="3"/>
        </table:table-row>
        <table:table-row table:style-name="ro1">
          <table:table-cell office:value-type="string">
            <text:p>2009-02-27</text:p>
          </table:table-cell>
          <table:table-cell table:style-name="Yellow" office:value-type="float" office:value="2.89">
            <text:p>2.89</text:p>
          </table:table-cell>
          <table:table-cell table:formula="of:=[.B293]/[.B292]-1" office:value-type="float" office:value="-0.0524590163934425">
            <text:p>-0.0524590164</text:p>
          </table:table-cell>
          <table:table-cell office:value-type="float" office:value="67.9">
            <text:p>67.9</text:p>
          </table:table-cell>
          <table:table-cell table:formula="of:=[.D293]/[.D292]-1" office:value-type="float" office:value="-0.0224589691909011">
            <text:p>-0.0224589692</text:p>
          </table:table-cell>
          <table:table-cell/>
          <table:table-cell table:formula="of:=[.$J$270]+[.$H$270]*[.E293]" office:value-type="float" office:value="-0.0472433198593008">
            <text:p>-0.0472433199</text:p>
          </table:table-cell>
          <table:table-cell table:formula="of:=[.C293]-[.G293]" office:value-type="float" office:value="-0.00521569653414173">
            <text:p>-0.0052156965</text:p>
          </table:table-cell>
          <table:table-cell table:formula="of:=[.I292]+[.H293]" office:value-type="float" office:value="-0.0342518840909126">
            <text:p>-0.0342518841</text:p>
          </table:table-cell>
          <table:table-cell table:number-columns-repeated="3"/>
        </table:table-row>
        <table:table-row table:style-name="ro1">
          <table:table-cell office:value-type="string">
            <text:p>2009-03-02</text:p>
          </table:table-cell>
          <table:table-cell table:style-name="Red" office:value-type="float" office:value="2.53">
            <text:p>2.53</text:p>
          </table:table-cell>
          <table:table-cell table:formula="of:=[.B294]/[.B293]-1" office:value-type="float" office:value="-0.124567474048443">
            <text:p>-0.124567474</text:p>
          </table:table-cell>
          <table:table-cell office:value-type="float" office:value="64.85">
            <text:p>64.85</text:p>
          </table:table-cell>
          <table:table-cell table:formula="of:=[.D294]/[.D293]-1" office:value-type="float" office:value="-0.0449189985272461">
            <text:p>-0.0449189985</text:p>
          </table:table-cell>
          <table:table-cell/>
          <table:table-cell table:formula="of:=[.$J$270]+[.$H$270]*[.E294]" office:value-type="float" office:value="-0.0947345488204747">
            <text:p>-0.0947345488</text:p>
          </table:table-cell>
          <table:table-cell table:formula="of:=[.C294]-[.G294]" office:value-type="float" office:value="-0.0298329252279681">
            <text:p>-0.0298329252</text:p>
          </table:table-cell>
          <table:table-cell table:formula="of:=[.I293]+[.H294]" office:value-type="float" office:value="-0.0640848093188807">
            <text:p>-0.0640848093</text:p>
          </table:table-cell>
          <table:table-cell table:number-columns-repeated="3"/>
        </table:table-row>
        <table:table-row table:style-name="ro1">
          <table:table-cell office:value-type="string">
            <text:p>2009-03-03</text:p>
          </table:table-cell>
          <table:table-cell table:style-name="Red" office:value-type="float" office:value="2.66">
            <text:p>2.66</text:p>
          </table:table-cell>
          <table:table-cell table:formula="of:=[.B295]/[.B294]-1" office:value-type="float" office:value="0.0513833992094861">
            <text:p>0.0513833992</text:p>
          </table:table-cell>
          <table:table-cell office:value-type="float" office:value="64.36">
            <text:p>64.36</text:p>
          </table:table-cell>
          <table:table-cell table:formula="of:=[.D295]/[.D294]-1" office:value-type="float" office:value="-0.00755589822667691">
            <text:p>-0.0075558982</text:p>
          </table:table-cell>
          <table:table-cell/>
          <table:table-cell table:formula="of:=[.$J$270]+[.$H$270]*[.E295]" office:value-type="float" office:value="-0.0157311101115922">
            <text:p>-0.0157311101</text:p>
          </table:table-cell>
          <table:table-cell table:formula="of:=[.C295]-[.G295]" office:value-type="float" office:value="0.0671145093210783">
            <text:p>0.0671145093</text:p>
          </table:table-cell>
          <table:table-cell table:formula="of:=[.I294]+[.H295]" office:value-type="float" office:value="0.0030297000021976">
            <text:p>0.0030297</text:p>
          </table:table-cell>
          <table:table-cell table:number-columns-repeated="3"/>
        </table:table-row>
        <table:table-row table:style-name="ro1">
          <table:table-cell office:value-type="string">
            <text:p>2009-03-04</text:p>
          </table:table-cell>
          <table:table-cell table:style-name="Red" office:value-type="float" office:value="2.78">
            <text:p>2.78</text:p>
          </table:table-cell>
          <table:table-cell table:formula="of:=[.B296]/[.B295]-1" office:value-type="float" office:value="0.0451127819548873">
            <text:p>0.045112782</text:p>
          </table:table-cell>
          <table:table-cell office:value-type="float" office:value="65.88">
            <text:p>65.88</text:p>
          </table:table-cell>
          <table:table-cell table:formula="of:=[.D296]/[.D295]-1" office:value-type="float" office:value="0.0236171535114977">
            <text:p>0.0236171535</text:p>
          </table:table-cell>
          <table:table-cell/>
          <table:table-cell table:formula="of:=[.$J$270]+[.$H$270]*[.E296]" office:value-type="float" office:value="0.0501836095597886">
            <text:p>0.0501836096</text:p>
          </table:table-cell>
          <table:table-cell table:formula="of:=[.C296]-[.G296]" office:value-type="float" office:value="-0.00507082760490124">
            <text:p>-0.0050708276</text:p>
          </table:table-cell>
          <table:table-cell table:formula="of:=[.I295]+[.H296]" office:value-type="float" office:value="-0.00204112760270364">
            <text:p>-0.0020411276</text:p>
          </table:table-cell>
          <table:table-cell table:number-columns-repeated="3"/>
        </table:table-row>
        <table:table-row table:style-name="ro1">
          <table:table-cell office:value-type="string">
            <text:p>2009-03-05</text:p>
          </table:table-cell>
          <table:table-cell table:style-name="Red" office:value-type="float" office:value="2.57">
            <text:p>2.57</text:p>
          </table:table-cell>
          <table:table-cell table:formula="of:=[.B297]/[.B296]-1" office:value-type="float" office:value="-0.0755395683453237">
            <text:p>-0.0755395683</text:p>
          </table:table-cell>
          <table:table-cell office:value-type="float" office:value="63.19">
            <text:p>63.19</text:p>
          </table:table-cell>
          <table:table-cell table:formula="of:=[.D297]/[.D296]-1" office:value-type="float" office:value="-0.0408318154219793">
            <text:p>-0.0408318154</text:p>
          </table:table-cell>
          <table:table-cell/>
          <table:table-cell table:formula="of:=[.$J$270]+[.$H$270]*[.E297]" office:value-type="float" office:value="-0.0860922916910789">
            <text:p>-0.0860922917</text:p>
          </table:table-cell>
          <table:table-cell table:formula="of:=[.C297]-[.G297]" office:value-type="float" office:value="0.0105527233457552">
            <text:p>0.0105527233</text:p>
          </table:table-cell>
          <table:table-cell table:formula="of:=[.I296]+[.H297]" office:value-type="float" office:value="0.00851159574305158">
            <text:p>0.0085115957</text:p>
          </table:table-cell>
          <table:table-cell table:number-columns-repeated="3"/>
        </table:table-row>
        <table:table-row table:style-name="ro1">
          <table:table-cell office:value-type="string">
            <text:p>2009-03-06</text:p>
          </table:table-cell>
          <table:table-cell table:style-name="Red" office:value-type="float" office:value="2.52">
            <text:p>2.52</text:p>
          </table:table-cell>
          <table:table-cell table:formula="of:=[.B298]/[.B297]-1" office:value-type="float" office:value="-0.0194552529182881">
            <text:p>-0.0194552529</text:p>
          </table:table-cell>
          <table:table-cell office:value-type="float" office:value="63.3">
            <text:p>63.3</text:p>
          </table:table-cell>
          <table:table-cell table:formula="of:=[.D298]/[.D297]-1" office:value-type="float" office:value="0.00174078176926717">
            <text:p>0.0017407818</text:p>
          </table:table-cell>
          <table:table-cell/>
          <table:table-cell table:formula="of:=[.$J$270]+[.$H$270]*[.E298]" office:value-type="float" office:value="0.00392651150832652">
            <text:p>0.0039265115</text:p>
          </table:table-cell>
          <table:table-cell table:formula="of:=[.C298]-[.G298]" office:value-type="float" office:value="-0.0233817644266146">
            <text:p>-0.0233817644</text:p>
          </table:table-cell>
          <table:table-cell table:formula="of:=[.I297]+[.H298]" office:value-type="float" office:value="-0.014870168683563">
            <text:p>-0.0148701687</text:p>
          </table:table-cell>
          <table:table-cell table:number-columns-repeated="3"/>
        </table:table-row>
        <table:table-row table:style-name="ro1">
          <table:table-cell office:value-type="string">
            <text:p>2009-03-09</text:p>
          </table:table-cell>
          <table:table-cell table:style-name="Red" office:value-type="float" office:value="2.71">
            <text:p>2.71</text:p>
          </table:table-cell>
          <table:table-cell table:formula="of:=[.B299]/[.B298]-1" office:value-type="float" office:value="0.0753968253968254">
            <text:p>0.0753968254</text:p>
          </table:table-cell>
          <table:table-cell office:value-type="float" office:value="62.56">
            <text:p>62.56</text:p>
          </table:table-cell>
          <table:table-cell table:formula="of:=[.D299]/[.D298]-1" office:value-type="float" office:value="-0.0116903633491311">
            <text:p>-0.0116903633</text:p>
          </table:table-cell>
          <table:table-cell/>
          <table:table-cell table:formula="of:=[.$J$270]+[.$H$270]*[.E299]" office:value-type="float" office:value="-0.0244733440072855">
            <text:p>-0.024473344</text:p>
          </table:table-cell>
          <table:table-cell table:formula="of:=[.C299]-[.G299]" office:value-type="float" office:value="0.0998701694041108">
            <text:p>0.0998701694</text:p>
          </table:table-cell>
          <table:table-cell table:formula="of:=[.I298]+[.H299]" office:value-type="float" office:value="0.0850000007205478">
            <text:p>0.0850000007</text:p>
          </table:table-cell>
          <table:table-cell table:number-columns-repeated="3"/>
        </table:table-row>
        <table:table-row table:style-name="ro1">
          <table:table-cell office:value-type="string">
            <text:p>2009-03-10</text:p>
          </table:table-cell>
          <table:table-cell table:style-name="Red" office:value-type="float" office:value="3.39">
            <text:p>3.39</text:p>
          </table:table-cell>
          <table:table-cell table:formula="of:=[.B300]/[.B299]-1" office:value-type="float" office:value="0.250922509225092">
            <text:p>0.2509225092</text:p>
          </table:table-cell>
          <table:table-cell office:value-type="float" office:value="66.29">
            <text:p>66.29</text:p>
          </table:table-cell>
          <table:table-cell table:formula="of:=[.D300]/[.D299]-1" office:value-type="float" office:value="0.0596227621483376">
            <text:p>0.0596227621</text:p>
          </table:table-cell>
          <table:table-cell/>
          <table:table-cell table:formula="of:=[.$J$270]+[.$H$270]*[.E300]" office:value-type="float" office:value="0.126316662551466">
            <text:p>0.1263166626</text:p>
          </table:table-cell>
          <table:table-cell table:formula="of:=[.C300]-[.G300]" office:value-type="float" office:value="0.124605846673627">
            <text:p>0.1246058467</text:p>
          </table:table-cell>
          <table:table-cell table:formula="of:=[.I299]+[.H300]" office:value-type="float" office:value="0.209605847394174">
            <text:p>0.2096058474</text:p>
          </table:table-cell>
          <table:table-cell table:number-columns-repeated="3"/>
        </table:table-row>
        <table:table-row table:style-name="ro1">
          <table:table-cell office:value-type="string">
            <text:p>2009-03-11</text:p>
          </table:table-cell>
          <table:table-cell table:style-name="Red" office:value-type="float" office:value="2.99">
            <text:p>2.99</text:p>
          </table:table-cell>
          <table:table-cell table:formula="of:=[.B301]/[.B300]-1" office:value-type="float" office:value="-0.117994100294985">
            <text:p>-0.1179941003</text:p>
          </table:table-cell>
          <table:table-cell office:value-type="float" office:value="66.72">
            <text:p>66.72</text:p>
          </table:table-cell>
          <table:table-cell table:formula="of:=[.D301]/[.D300]-1" office:value-type="float" office:value="0.00648664957007084">
            <text:p>0.0064866496</text:p>
          </table:table-cell>
          <table:table-cell/>
          <table:table-cell table:formula="of:=[.$J$270]+[.$H$270]*[.E301]" office:value-type="float" office:value="0.0139615426728988">
            <text:p>0.0139615427</text:p>
          </table:table-cell>
          <table:table-cell table:formula="of:=[.C301]-[.G301]" office:value-type="float" office:value="-0.131955642967884">
            <text:p>-0.131955643</text:p>
          </table:table-cell>
          <table:table-cell table:formula="of:=[.I300]+[.H301]" office:value-type="float" office:value="0.0776502044262902">
            <text:p>0.0776502044</text:p>
          </table:table-cell>
          <table:table-cell table:number-columns-repeated="3"/>
        </table:table-row>
        <table:table-row table:style-name="ro1">
          <table:table-cell office:value-type="string">
            <text:p>2009-03-12</text:p>
          </table:table-cell>
          <table:table-cell table:style-name="Red" office:value-type="float" office:value="3.28">
            <text:p>3.28</text:p>
          </table:table-cell>
          <table:table-cell table:formula="of:=[.B302]/[.B301]-1" office:value-type="float" office:value="0.0969899665551839">
            <text:p>0.0969899666</text:p>
          </table:table-cell>
          <table:table-cell office:value-type="float" office:value="69.35">
            <text:p>69.35</text:p>
          </table:table-cell>
          <table:table-cell table:formula="of:=[.D302]/[.D301]-1" office:value-type="float" office:value="0.0394184652278178">
            <text:p>0.0394184652</text:p>
          </table:table-cell>
          <table:table-cell/>
          <table:table-cell table:formula="of:=[.$J$270]+[.$H$270]*[.E302]" office:value-type="float" office:value="0.083595129258576">
            <text:p>0.0835951293</text:p>
          </table:table-cell>
          <table:table-cell table:formula="of:=[.C302]-[.G302]" office:value-type="float" office:value="0.0133948372966079">
            <text:p>0.0133948373</text:p>
          </table:table-cell>
          <table:table-cell table:formula="of:=[.I301]+[.H302]" office:value-type="float" office:value="0.0910450417228981">
            <text:p>0.0910450417</text:p>
          </table:table-cell>
          <table:table-cell table:number-columns-repeated="3"/>
        </table:table-row>
        <table:table-row table:style-name="ro1">
          <table:table-cell office:value-type="string">
            <text:p>2009-03-13</text:p>
          </table:table-cell>
          <table:table-cell table:style-name="Red" office:value-type="float" office:value="3.06">
            <text:p>3.06</text:p>
          </table:table-cell>
          <table:table-cell table:formula="of:=[.B303]/[.B302]-1" office:value-type="float" office:value="-0.0670731707317074">
            <text:p>-0.0670731707</text:p>
          </table:table-cell>
          <table:table-cell office:value-type="float" office:value="69.89">
            <text:p>69.89</text:p>
          </table:table-cell>
          <table:table-cell table:formula="of:=[.D303]/[.D302]-1" office:value-type="float" office:value="0.00778658976207658">
            <text:p>0.0077865898</text:p>
          </table:table-cell>
          <table:table-cell/>
          <table:table-cell table:formula="of:=[.$J$270]+[.$H$270]*[.E303]" office:value-type="float" office:value="0.01671023709221">
            <text:p>0.0167102371</text:p>
          </table:table-cell>
          <table:table-cell table:formula="of:=[.C303]-[.G303]" office:value-type="float" office:value="-0.0837834078239173">
            <text:p>-0.0837834078</text:p>
          </table:table-cell>
          <table:table-cell table:formula="of:=[.I302]+[.H303]" office:value-type="float" office:value="0.0072616338989808">
            <text:p>0.0072616339</text:p>
          </table:table-cell>
          <table:table-cell table:number-columns-repeated="3"/>
        </table:table-row>
        <table:table-row table:style-name="ro1">
          <table:table-cell office:value-type="string">
            <text:p>2009-03-16</text:p>
          </table:table-cell>
          <table:table-cell table:style-name="Red" office:value-type="float" office:value="2.61">
            <text:p>2.61</text:p>
          </table:table-cell>
          <table:table-cell table:formula="of:=[.B304]/[.B303]-1" office:value-type="float" office:value="-0.147058823529412">
            <text:p>-0.1470588235</text:p>
          </table:table-cell>
          <table:table-cell office:value-type="float" office:value="69.68">
            <text:p>69.68</text:p>
          </table:table-cell>
          <table:table-cell table:formula="of:=[.D304]/[.D303]-1" office:value-type="float" office:value="-0.00300472170553723">
            <text:p>-0.0030047217</text:p>
          </table:table-cell>
          <table:table-cell/>
          <table:table-cell table:formula="of:=[.$J$270]+[.$H$270]*[.E304]" office:value-type="float" office:value="-0.00610774929708065">
            <text:p>-0.0061077493</text:p>
          </table:table-cell>
          <table:table-cell table:formula="of:=[.C304]-[.G304]" office:value-type="float" office:value="-0.140951074232331">
            <text:p>-0.1409510742</text:p>
          </table:table-cell>
          <table:table-cell table:formula="of:=[.I303]+[.H304]" office:value-type="float" office:value="-0.13368944033335">
            <text:p>-0.1336894403</text:p>
          </table:table-cell>
          <table:table-cell table:number-columns-repeated="3"/>
        </table:table-row>
        <table:table-row table:style-name="ro1">
          <table:table-cell office:value-type="string">
            <text:p>2009-03-17</text:p>
          </table:table-cell>
          <table:table-cell table:style-name="Red" office:value-type="float" office:value="2.78">
            <text:p>2.78</text:p>
          </table:table-cell>
          <table:table-cell table:formula="of:=[.B305]/[.B304]-1" office:value-type="float" office:value="0.0651340996168583">
            <text:p>0.0651340996</text:p>
          </table:table-cell>
          <table:table-cell office:value-type="float" office:value="71.81">
            <text:p>71.81</text:p>
          </table:table-cell>
          <table:table-cell table:formula="of:=[.D305]/[.D304]-1" office:value-type="float" office:value="0.0305683122847302">
            <text:p>0.0305683123</text:p>
          </table:table-cell>
          <table:table-cell/>
          <table:table-cell table:formula="of:=[.$J$270]+[.$H$270]*[.E305]" office:value-type="float" office:value="0.0648816790903949">
            <text:p>0.0648816791</text:p>
          </table:table-cell>
          <table:table-cell table:formula="of:=[.C305]-[.G305]" office:value-type="float" office:value="0.000252420526463459">
            <text:p>0.0002524205</text:p>
          </table:table-cell>
          <table:table-cell table:formula="of:=[.I304]+[.H305]" office:value-type="float" office:value="-0.133437019806887">
            <text:p>-0.1334370198</text:p>
          </table:table-cell>
          <table:table-cell table:number-columns-repeated="3"/>
        </table:table-row>
        <table:table-row table:style-name="ro1">
          <table:table-cell office:value-type="string">
            <text:p>2009-03-18</text:p>
          </table:table-cell>
          <table:table-cell table:style-name="Red" office:value-type="float" office:value="3.05">
            <text:p>3.05</text:p>
          </table:table-cell>
          <table:table-cell table:formula="of:=[.B306]/[.B305]-1" office:value-type="float" office:value="0.0971223021582732">
            <text:p>0.0971223022</text:p>
          </table:table-cell>
          <table:table-cell office:value-type="float" office:value="73.42">
            <text:p>73.42</text:p>
          </table:table-cell>
          <table:table-cell table:formula="of:=[.D306]/[.D305]-1" office:value-type="float" office:value="0.0224202757276146">
            <text:p>0.0224202757</text:p>
          </table:table-cell>
          <table:table-cell/>
          <table:table-cell table:formula="of:=[.$J$270]+[.$H$270]*[.E306]" office:value-type="float" office:value="0.0476528382940114">
            <text:p>0.0476528383</text:p>
          </table:table-cell>
          <table:table-cell table:formula="of:=[.C306]-[.G306]" office:value-type="float" office:value="0.0494694638642619">
            <text:p>0.0494694639</text:p>
          </table:table-cell>
          <table:table-cell table:formula="of:=[.I305]+[.H306]" office:value-type="float" office:value="-0.0839675559426251">
            <text:p>-0.0839675559</text:p>
          </table:table-cell>
          <table:table-cell table:number-columns-repeated="3"/>
        </table:table-row>
        <table:table-row table:style-name="ro1">
          <table:table-cell office:value-type="string">
            <text:p>2009-03-19</text:p>
          </table:table-cell>
          <table:table-cell table:style-name="Red" office:value-type="float" office:value="2.7">
            <text:p>2.7</text:p>
          </table:table-cell>
          <table:table-cell table:formula="of:=[.B307]/[.B306]-1" office:value-type="float" office:value="-0.114754098360656">
            <text:p>-0.1147540984</text:p>
          </table:table-cell>
          <table:table-cell office:value-type="float" office:value="72.51">
            <text:p>72.51</text:p>
          </table:table-cell>
          <table:table-cell table:formula="of:=[.D307]/[.D306]-1" office:value-type="float" office:value="-0.0123944429310814">
            <text:p>-0.0123944429</text:p>
          </table:table-cell>
          <table:table-cell/>
          <table:table-cell table:formula="of:=[.$J$270]+[.$H$270]*[.E307]" office:value-type="float" office:value="-0.0259621045130066">
            <text:p>-0.0259621045</text:p>
          </table:table-cell>
          <table:table-cell table:formula="of:=[.C307]-[.G307]" office:value-type="float" office:value="-0.088791993847649">
            <text:p>-0.0887919938</text:p>
          </table:table-cell>
          <table:table-cell table:formula="of:=[.I306]+[.H307]" office:value-type="float" office:value="-0.172759549790274">
            <text:p>-0.1727595498</text:p>
          </table:table-cell>
          <table:table-cell table:number-columns-repeated="3"/>
        </table:table-row>
        <table:table-row table:style-name="ro1">
          <table:table-cell office:value-type="string">
            <text:p>2009-03-20</text:p>
          </table:table-cell>
          <table:table-cell table:style-name="Red" office:value-type="float" office:value="2.36">
            <text:p>2.36</text:p>
          </table:table-cell>
          <table:table-cell table:formula="of:=[.B308]/[.B307]-1" office:value-type="float" office:value="-0.125925925925926">
            <text:p>-0.1259259259</text:p>
          </table:table-cell>
          <table:table-cell office:value-type="float" office:value="70.96">
            <text:p>70.96</text:p>
          </table:table-cell>
          <table:table-cell table:formula="of:=[.D308]/[.D307]-1" office:value-type="float" office:value="-0.02137636188112">
            <text:p>-0.0213763619</text:p>
          </table:table-cell>
          <table:table-cell/>
          <table:table-cell table:formula="of:=[.$J$270]+[.$H$270]*[.E308]" office:value-type="float" office:value="-0.0449541709515274">
            <text:p>-0.044954171</text:p>
          </table:table-cell>
          <table:table-cell table:formula="of:=[.C308]-[.G308]" office:value-type="float" office:value="-0.0809717549743986">
            <text:p>-0.080971755</text:p>
          </table:table-cell>
          <table:table-cell table:formula="of:=[.I307]+[.H308]" office:value-type="float" office:value="-0.253731304764673">
            <text:p>-0.2537313048</text:p>
          </table:table-cell>
          <table:table-cell table:number-columns-repeated="3"/>
        </table:table-row>
        <table:table-row table:style-name="ro1">
          <table:table-cell office:value-type="string">
            <text:p>2009-03-23</text:p>
          </table:table-cell>
          <table:table-cell table:style-name="Red" office:value-type="float" office:value="2.95">
            <text:p>2.95</text:p>
          </table:table-cell>
          <table:table-cell table:formula="of:=[.B309]/[.B308]-1" office:value-type="float" office:value="0.25">
            <text:p>0.25</text:p>
          </table:table-cell>
          <table:table-cell office:value-type="float" office:value="76.06">
            <text:p>76.06</text:p>
          </table:table-cell>
          <table:table-cell table:formula="of:=[.D309]/[.D308]-1" office:value-type="float" office:value="0.0718714768883879">
            <text:p>0.0718714769</text:p>
          </table:table-cell>
          <table:table-cell/>
          <table:table-cell table:formula="of:=[.$J$270]+[.$H$270]*[.E309]" office:value-type="float" office:value="0.152216295516705">
            <text:p>0.1522162955</text:p>
          </table:table-cell>
          <table:table-cell table:formula="of:=[.C309]-[.G309]" office:value-type="float" office:value="0.0977837044832955">
            <text:p>0.0977837045</text:p>
          </table:table-cell>
          <table:table-cell table:formula="of:=[.I308]+[.H309]" office:value-type="float" office:value="-0.155947600281377">
            <text:p>-0.1559476003</text:p>
          </table:table-cell>
          <table:table-cell table:number-columns-repeated="3"/>
        </table:table-row>
        <table:table-row table:style-name="ro1">
          <table:table-cell office:value-type="string">
            <text:p>2009-03-24</text:p>
          </table:table-cell>
          <table:table-cell table:style-name="Red" office:value-type="float" office:value="3">
            <text:p>3</text:p>
          </table:table-cell>
          <table:table-cell table:formula="of:=[.B310]/[.B309]-1" office:value-type="float" office:value="0.0169491525423728">
            <text:p>0.0169491525</text:p>
          </table:table-cell>
          <table:table-cell office:value-type="float" office:value="74.56">
            <text:p>74.56</text:p>
          </table:table-cell>
          <table:table-cell table:formula="of:=[.D310]/[.D309]-1" office:value-type="float" office:value="-0.0197212726794636">
            <text:p>-0.0197212727</text:p>
          </table:table-cell>
          <table:table-cell/>
          <table:table-cell table:formula="of:=[.$J$270]+[.$H$270]*[.E310]" office:value-type="float" office:value="-0.0414545219061079">
            <text:p>-0.0414545219</text:p>
          </table:table-cell>
          <table:table-cell table:formula="of:=[.C310]-[.G310]" office:value-type="float" office:value="0.0584036744484808">
            <text:p>0.0584036744</text:p>
          </table:table-cell>
          <table:table-cell table:formula="of:=[.I309]+[.H310]" office:value-type="float" office:value="-0.0975439258328964">
            <text:p>-0.0975439258</text:p>
          </table:table-cell>
          <table:table-cell table:number-columns-repeated="3"/>
        </table:table-row>
        <table:table-row table:style-name="ro1">
          <table:table-cell office:value-type="string">
            <text:p>2009-03-25</text:p>
          </table:table-cell>
          <table:table-cell table:style-name="Red" office:value-type="float" office:value="4.92">
            <text:p>4.92</text:p>
          </table:table-cell>
          <table:table-cell table:formula="of:=[.B311]/[.B310]-1" office:value-type="float" office:value="0.64">
            <text:p>0.64</text:p>
          </table:table-cell>
          <table:table-cell office:value-type="float" office:value="75.35">
            <text:p>75.35</text:p>
          </table:table-cell>
          <table:table-cell table:formula="of:=[.D311]/[.D310]-1" office:value-type="float" office:value="0.0105954935622317">
            <text:p>0.0105954936</text:p>
          </table:table-cell>
          <table:table-cell/>
          <table:table-cell table:formula="of:=[.$J$270]+[.$H$270]*[.E311]" office:value-type="float" office:value="0.0226496012624611">
            <text:p>0.0226496013</text:p>
          </table:table-cell>
          <table:table-cell table:formula="of:=[.C311]-[.G311]" office:value-type="float" office:value="0.617350398737539">
            <text:p>0.6173503987</text:p>
          </table:table-cell>
          <table:table-cell table:formula="of:=[.I310]+[.H311]" office:value-type="float" office:value="0.519806472904642">
            <text:p>0.5198064729</text:p>
          </table:table-cell>
          <table:table-cell table:number-columns-repeated="3"/>
        </table:table-row>
        <table:table-row table:style-name="ro1">
          <table:table-cell office:value-type="string">
            <text:p>2009-03-26</text:p>
          </table:table-cell>
          <table:table-cell table:style-name="Red" office:value-type="float" office:value="5.01">
            <text:p>5.01</text:p>
          </table:table-cell>
          <table:table-cell table:formula="of:=[.B312]/[.B311]-1" office:value-type="float" office:value="0.0182926829268293">
            <text:p>0.0182926829</text:p>
          </table:table-cell>
          <table:table-cell office:value-type="float" office:value="76.88">
            <text:p>76.88</text:p>
          </table:table-cell>
          <table:table-cell table:formula="of:=[.D312]/[.D311]-1" office:value-type="float" office:value="0.0203052422030525">
            <text:p>0.0203052422</text:p>
          </table:table-cell>
          <table:table-cell/>
          <table:table-cell table:formula="of:=[.$J$270]+[.$H$270]*[.E312]" office:value-type="float" office:value="0.0431806472798618">
            <text:p>0.0431806473</text:p>
          </table:table-cell>
          <table:table-cell table:formula="of:=[.C312]-[.G312]" office:value-type="float" office:value="-0.0248879643530325">
            <text:p>-0.0248879644</text:p>
          </table:table-cell>
          <table:table-cell table:formula="of:=[.I311]+[.H312]" office:value-type="float" office:value="0.49491850855161">
            <text:p>0.4949185086</text:p>
          </table:table-cell>
          <table:table-cell table:number-columns-repeated="3"/>
        </table:table-row>
        <table:table-row table:style-name="ro1">
          <table:table-cell office:value-type="string">
            <text:p>2009-03-27</text:p>
          </table:table-cell>
          <table:table-cell table:style-name="Red" office:value-type="float" office:value="4.25">
            <text:p>4.25</text:p>
          </table:table-cell>
          <table:table-cell table:formula="of:=[.B313]/[.B312]-1" office:value-type="float" office:value="-0.151696606786427">
            <text:p>-0.1516966068</text:p>
          </table:table-cell>
          <table:table-cell office:value-type="float" office:value="75.49">
            <text:p>75.49</text:p>
          </table:table-cell>
          <table:table-cell table:formula="of:=[.D313]/[.D312]-1" office:value-type="float" office:value="-0.0180801248699272">
            <text:p>-0.0180801249</text:p>
          </table:table-cell>
          <table:table-cell/>
          <table:table-cell table:formula="of:=[.$J$270]+[.$H$270]*[.E313]" office:value-type="float" office:value="-0.0379843516220603">
            <text:p>-0.0379843516</text:p>
          </table:table-cell>
          <table:table-cell table:formula="of:=[.C313]-[.G313]" office:value-type="float" office:value="-0.113712255164367">
            <text:p>-0.1137122552</text:p>
          </table:table-cell>
          <table:table-cell table:formula="of:=[.I312]+[.H313]" office:value-type="float" office:value="0.381206253387243">
            <text:p>0.3812062534</text:p>
          </table:table-cell>
          <table:table-cell table:number-columns-repeated="3"/>
        </table:table-row>
        <table:table-row table:style-name="ro1">
          <table:table-cell office:value-type="string">
            <text:p>2009-03-30</text:p>
          </table:table-cell>
          <table:table-cell office:value-type="float" office:value="3.77">
            <text:p>3.77</text:p>
          </table:table-cell>
          <table:table-cell table:formula="of:=[.B314]/[.B313]-1" office:value-type="float" office:value="-0.112941176470588">
            <text:p>-0.1129411765</text:p>
          </table:table-cell>
          <table:table-cell table:number-columns-repeated="9"/>
        </table:table-row>
        <table:table-row table:style-name="ro1">
          <table:table-cell office:value-type="string">
            <text:p>2009-03-31</text:p>
          </table:table-cell>
          <table:table-cell office:value-type="float" office:value="4.03">
            <text:p>4.03</text:p>
          </table:table-cell>
          <table:table-cell table:formula="of:=[.B315]/[.B314]-1" office:value-type="float" office:value="0.0689655172413795">
            <text:p>0.0689655172</text:p>
          </table:table-cell>
          <table:table-cell table:number-columns-repeated="9"/>
        </table:table-row>
        <table:table-row table:style-name="ro1">
          <table:table-cell office:value-type="string">
            <text:p>2009-04-01</text:p>
          </table:table-cell>
          <table:table-cell office:value-type="float" office:value="3.99">
            <text:p>3.99</text:p>
          </table:table-cell>
          <table:table-cell table:formula="of:=[.B316]/[.B315]-1" office:value-type="float" office:value="-0.00992555831265507">
            <text:p>-0.0099255583</text:p>
          </table:table-cell>
          <table:table-cell table:number-columns-repeated="9"/>
        </table:table-row>
        <table:table-row table:style-name="ro1">
          <table:table-cell office:value-type="string">
            <text:p>2009-04-02</text:p>
          </table:table-cell>
          <table:table-cell office:value-type="float" office:value="4.66">
            <text:p>4.66</text:p>
          </table:table-cell>
          <table:table-cell table:formula="of:=[.B317]/[.B316]-1" office:value-type="float" office:value="0.167919799498747">
            <text:p>0.1679197995</text:p>
          </table:table-cell>
          <table:table-cell table:number-columns-repeated="9"/>
        </table:table-row>
        <table:table-row table:style-name="ro1">
          <table:table-cell office:value-type="string">
            <text:p>2009-04-03</text:p>
          </table:table-cell>
          <table:table-cell office:value-type="float" office:value="5.02">
            <text:p>5.02</text:p>
          </table:table-cell>
          <table:table-cell table:formula="of:=[.B318]/[.B317]-1" office:value-type="float" office:value="0.07725321888412">
            <text:p>0.0772532189</text:p>
          </table:table-cell>
          <table:table-cell table:number-columns-repeated="9"/>
        </table:table-row>
        <table:table-row table:style-name="ro1">
          <table:table-cell office:value-type="string">
            <text:p>2009-04-06</text:p>
          </table:table-cell>
          <table:table-cell office:value-type="float" office:value="4.82">
            <text:p>4.82</text:p>
          </table:table-cell>
          <table:table-cell table:formula="of:=[.B319]/[.B318]-1" office:value-type="float" office:value="-0.0398406374501991">
            <text:p>-0.0398406375</text:p>
          </table:table-cell>
          <table:table-cell table:number-columns-repeated="9"/>
        </table:table-row>
        <table:table-row table:style-name="ro1">
          <table:table-cell office:value-type="string">
            <text:p>2009-04-07</text:p>
          </table:table-cell>
          <table:table-cell office:value-type="float" office:value="4.38">
            <text:p>4.38</text:p>
          </table:table-cell>
          <table:table-cell table:formula="of:=[.B320]/[.B319]-1" office:value-type="float" office:value="-0.091286307053942">
            <text:p>-0.0912863071</text:p>
          </table:table-cell>
          <table:table-cell table:number-columns-repeated="9"/>
        </table:table-row>
        <table:table-row table:style-name="ro1">
          <table:table-cell office:value-type="string">
            <text:p>2009-04-08</text:p>
          </table:table-cell>
          <table:table-cell office:value-type="float" office:value="4.57">
            <text:p>4.57</text:p>
          </table:table-cell>
          <table:table-cell table:formula="of:=[.B321]/[.B320]-1" office:value-type="float" office:value="0.04337899543379">
            <text:p>0.0433789954</text:p>
          </table:table-cell>
          <table:table-cell table:number-columns-repeated="9"/>
        </table:table-row>
        <table:table-row table:style-name="ro1">
          <table:table-cell office:value-type="string">
            <text:p>2009-04-09</text:p>
          </table:table-cell>
          <table:table-cell office:value-type="float" office:value="5.31">
            <text:p>5.31</text:p>
          </table:table-cell>
          <table:table-cell table:formula="of:=[.B322]/[.B321]-1" office:value-type="float" office:value="0.161925601750547">
            <text:p>0.1619256018</text:p>
          </table:table-cell>
          <table:table-cell table:number-columns-repeated="9"/>
        </table:table-row>
        <table:table-row table:style-name="ro1">
          <table:table-cell office:value-type="string">
            <text:p>2009-04-13</text:p>
          </table:table-cell>
          <table:table-cell office:value-type="float" office:value="5.8">
            <text:p>5.8</text:p>
          </table:table-cell>
          <table:table-cell table:formula="of:=[.B323]/[.B322]-1" office:value-type="float" office:value="0.0922787193973635">
            <text:p>0.0922787194</text:p>
          </table:table-cell>
          <table:table-cell table:number-columns-repeated="9"/>
        </table:table-row>
        <table:table-row table:style-name="ro1">
          <table:table-cell office:value-type="string">
            <text:p>2009-04-14</text:p>
          </table:table-cell>
          <table:table-cell office:value-type="float" office:value="5.13">
            <text:p>5.13</text:p>
          </table:table-cell>
          <table:table-cell table:formula="of:=[.B324]/[.B323]-1" office:value-type="float" office:value="-0.11551724137931">
            <text:p>-0.1155172414</text:p>
          </table:table-cell>
          <table:table-cell table:number-columns-repeated="9"/>
        </table:table-row>
        <table:table-row table:style-name="ro1">
          <table:table-cell office:value-type="string">
            <text:p>2009-04-15</text:p>
          </table:table-cell>
          <table:table-cell office:value-type="float" office:value="5.5">
            <text:p>5.5</text:p>
          </table:table-cell>
          <table:table-cell table:formula="of:=[.B325]/[.B324]-1" office:value-type="float" office:value="0.0721247563352827">
            <text:p>0.0721247563</text:p>
          </table:table-cell>
          <table:table-cell table:number-columns-repeated="9"/>
        </table:table-row>
        <table:table-row table:style-name="ro1">
          <table:table-cell office:value-type="string">
            <text:p>2009-04-16</text:p>
          </table:table-cell>
          <table:table-cell office:value-type="float" office:value="5.7">
            <text:p>5.7</text:p>
          </table:table-cell>
          <table:table-cell table:formula="of:=[.B326]/[.B325]-1" office:value-type="float" office:value="0.0363636363636364">
            <text:p>0.0363636364</text:p>
          </table:table-cell>
          <table:table-cell table:number-columns-repeated="9"/>
        </table:table-row>
        <table:table-row table:style-name="ro1">
          <table:table-cell office:value-type="string">
            <text:p>2009-04-17</text:p>
          </table:table-cell>
          <table:table-cell office:value-type="float" office:value="5.97">
            <text:p>5.97</text:p>
          </table:table-cell>
          <table:table-cell table:formula="of:=[.B327]/[.B326]-1" office:value-type="float" office:value="0.0473684210526315">
            <text:p>0.0473684211</text:p>
          </table:table-cell>
          <table:table-cell table:number-columns-repeated="9"/>
        </table:table-row>
        <table:table-row table:style-name="ro1">
          <table:table-cell office:value-type="string">
            <text:p>2009-04-20</text:p>
          </table:table-cell>
          <table:table-cell office:value-type="float" office:value="5.14">
            <text:p>5.14</text:p>
          </table:table-cell>
          <table:table-cell table:formula="of:=[.B328]/[.B327]-1" office:value-type="float" office:value="-0.139028475711893">
            <text:p>-0.1390284757</text:p>
          </table:table-cell>
          <table:table-cell table:number-columns-repeated="9"/>
        </table:table-row>
        <table:table-row table:style-name="ro1">
          <table:table-cell office:value-type="string">
            <text:p>2009-04-21</text:p>
          </table:table-cell>
          <table:table-cell office:value-type="float" office:value="5.79">
            <text:p>5.79</text:p>
          </table:table-cell>
          <table:table-cell table:formula="of:=[.B329]/[.B328]-1" office:value-type="float" office:value="0.126459143968872">
            <text:p>0.126459144</text:p>
          </table:table-cell>
          <table:table-cell table:number-columns-repeated="9"/>
        </table:table-row>
        <table:table-row table:style-name="ro1">
          <table:table-cell office:value-type="string">
            <text:p>2009-04-22</text:p>
          </table:table-cell>
          <table:table-cell office:value-type="float" office:value="5.91">
            <text:p>5.91</text:p>
          </table:table-cell>
          <table:table-cell table:formula="of:=[.B330]/[.B329]-1" office:value-type="float" office:value="0.0207253886010363">
            <text:p>0.0207253886</text:p>
          </table:table-cell>
          <table:table-cell table:number-columns-repeated="9"/>
        </table:table-row>
        <table:table-row table:style-name="ro1">
          <table:table-cell office:value-type="string">
            <text:p>2009-04-23</text:p>
          </table:table-cell>
          <table:table-cell office:value-type="float" office:value="6.22">
            <text:p>6.22</text:p>
          </table:table-cell>
          <table:table-cell table:formula="of:=[.B331]/[.B330]-1" office:value-type="float" office:value="0.0524534686971234">
            <text:p>0.0524534687</text:p>
          </table:table-cell>
          <table:table-cell table:number-columns-repeated="9"/>
        </table:table-row>
        <table:table-row table:style-name="ro1">
          <table:table-cell office:value-type="string">
            <text:p>2009-04-24</text:p>
          </table:table-cell>
          <table:table-cell office:value-type="float" office:value="7.13">
            <text:p>7.13</text:p>
          </table:table-cell>
          <table:table-cell table:formula="of:=[.B332]/[.B331]-1" office:value-type="float" office:value="0.146302250803859">
            <text:p>0.1463022508</text:p>
          </table:table-cell>
          <table:table-cell table:number-columns-repeated="9"/>
        </table:table-row>
        <table:table-row table:style-name="ro1">
          <table:table-cell office:value-type="string">
            <text:p>2009-04-27</text:p>
          </table:table-cell>
          <table:table-cell office:value-type="float" office:value="6.4">
            <text:p>6.4</text:p>
          </table:table-cell>
          <table:table-cell table:formula="of:=[.B333]/[.B332]-1" office:value-type="float" office:value="-0.102384291725105">
            <text:p>-0.1023842917</text:p>
          </table:table-cell>
          <table:table-cell table:number-columns-repeated="9"/>
        </table:table-row>
        <table:table-row table:style-name="ro1">
          <table:table-cell office:value-type="string">
            <text:p>2009-04-28</text:p>
          </table:table-cell>
          <table:table-cell office:value-type="float" office:value="6.24">
            <text:p>6.24</text:p>
          </table:table-cell>
          <table:table-cell table:formula="of:=[.B334]/[.B333]-1" office:value-type="float" office:value="-0.025">
            <text:p>-0.025</text:p>
          </table:table-cell>
          <table:table-cell table:number-columns-repeated="9"/>
        </table:table-row>
        <table:table-row table:style-name="ro1">
          <table:table-cell office:value-type="string">
            <text:p>2009-04-29</text:p>
          </table:table-cell>
          <table:table-cell office:value-type="float" office:value="6.57">
            <text:p>6.57</text:p>
          </table:table-cell>
          <table:table-cell table:formula="of:=[.B335]/[.B334]-1" office:value-type="float" office:value="0.0528846153846154">
            <text:p>0.0528846154</text:p>
          </table:table-cell>
          <table:table-cell table:number-columns-repeated="9"/>
        </table:table-row>
        <table:table-row table:style-name="ro1">
          <table:table-cell office:value-type="string">
            <text:p>2009-04-30</text:p>
          </table:table-cell>
          <table:table-cell office:value-type="float" office:value="7.5">
            <text:p>7.5</text:p>
          </table:table-cell>
          <table:table-cell table:formula="of:=[.B336]/[.B335]-1" office:value-type="float" office:value="0.141552511415525">
            <text:p>0.1415525114</text:p>
          </table:table-cell>
          <table:table-cell table:number-columns-repeated="9"/>
        </table:table-row>
        <table:table-row table:style-name="ro1">
          <table:table-cell office:value-type="string">
            <text:p>2009-05-01</text:p>
          </table:table-cell>
          <table:table-cell office:value-type="float" office:value="7.92">
            <text:p>7.92</text:p>
          </table:table-cell>
          <table:table-cell table:formula="of:=[.B337]/[.B336]-1" office:value-type="float" office:value="0.0560000000000001">
            <text:p>0.056</text:p>
          </table:table-cell>
          <table:table-cell table:number-columns-repeated="9"/>
        </table:table-row>
        <table:table-row table:style-name="ro1">
          <table:table-cell office:value-type="string">
            <text:p>2009-05-04</text:p>
          </table:table-cell>
          <table:table-cell office:value-type="float" office:value="9.04">
            <text:p>9.04</text:p>
          </table:table-cell>
          <table:table-cell table:formula="of:=[.B338]/[.B337]-1" office:value-type="float" office:value="0.141414141414141">
            <text:p>0.1414141414</text:p>
          </table:table-cell>
          <table:table-cell table:number-columns-repeated="9"/>
        </table:table-row>
        <table:table-row table:style-name="ro1">
          <table:table-cell office:value-type="string">
            <text:p>2009-05-05</text:p>
          </table:table-cell>
          <table:table-cell office:value-type="float" office:value="9.08">
            <text:p>9.08</text:p>
          </table:table-cell>
          <table:table-cell table:formula="of:=[.B339]/[.B338]-1" office:value-type="float" office:value="0.00442477876106207">
            <text:p>0.0044247788</text:p>
          </table:table-cell>
          <table:table-cell table:number-columns-repeated="9"/>
        </table:table-row>
        <table:table-row table:style-name="ro1">
          <table:table-cell office:value-type="string">
            <text:p>2009-05-06</text:p>
          </table:table-cell>
          <table:table-cell office:value-type="float" office:value="9.53">
            <text:p>9.53</text:p>
          </table:table-cell>
          <table:table-cell table:formula="of:=[.B340]/[.B339]-1" office:value-type="float" office:value="0.0495594713656387">
            <text:p>0.0495594714</text:p>
          </table:table-cell>
          <table:table-cell table:number-columns-repeated="9"/>
        </table:table-row>
        <table:table-row table:style-name="ro1">
          <table:table-cell office:value-type="string">
            <text:p>2009-05-07</text:p>
          </table:table-cell>
          <table:table-cell office:value-type="float" office:value="8.42">
            <text:p>8.42</text:p>
          </table:table-cell>
          <table:table-cell table:formula="of:=[.B341]/[.B340]-1" office:value-type="float" office:value="-0.116474291710388">
            <text:p>-0.1164742917</text:p>
          </table:table-cell>
          <table:table-cell table:number-columns-repeated="9"/>
        </table:table-row>
        <table:table-row table:style-name="ro1">
          <table:table-cell office:value-type="string">
            <text:p>2009-05-08</text:p>
          </table:table-cell>
          <table:table-cell office:value-type="float" office:value="9.37">
            <text:p>9.37</text:p>
          </table:table-cell>
          <table:table-cell table:formula="of:=[.B342]/[.B341]-1" office:value-type="float" office:value="0.112826603325416">
            <text:p>0.1128266033</text:p>
          </table:table-cell>
          <table:table-cell table:number-columns-repeated="9"/>
        </table:table-row>
        <table:table-row table:style-name="ro1">
          <table:table-cell office:value-type="string">
            <text:p>2009-05-11</text:p>
          </table:table-cell>
          <table:table-cell office:value-type="float" office:value="8.38">
            <text:p>8.38</text:p>
          </table:table-cell>
          <table:table-cell table:formula="of:=[.B343]/[.B342]-1" office:value-type="float" office:value="-0.105656350053362">
            <text:p>-0.1056563501</text:p>
          </table:table-cell>
          <table:table-cell table:number-columns-repeated="9"/>
        </table:table-row>
        <table:table-row table:style-name="ro1">
          <table:table-cell office:value-type="string">
            <text:p>2009-05-12</text:p>
          </table:table-cell>
          <table:table-cell office:value-type="float" office:value="7.95">
            <text:p>7.95</text:p>
          </table:table-cell>
          <table:table-cell table:formula="of:=[.B344]/[.B343]-1" office:value-type="float" office:value="-0.0513126491646779">
            <text:p>-0.0513126492</text:p>
          </table:table-cell>
          <table:table-cell table:number-columns-repeated="9"/>
        </table:table-row>
        <table:table-row table:style-name="ro1">
          <table:table-cell office:value-type="string">
            <text:p>2009-05-13</text:p>
          </table:table-cell>
          <table:table-cell office:value-type="float" office:value="7">
            <text:p>7</text:p>
          </table:table-cell>
          <table:table-cell table:formula="of:=[.B345]/[.B344]-1" office:value-type="float" office:value="-0.119496855345912">
            <text:p>-0.1194968553</text:p>
          </table:table-cell>
          <table:table-cell table:number-columns-repeated="9"/>
        </table:table-row>
        <table:table-row table:style-name="ro1">
          <table:table-cell office:value-type="string">
            <text:p>2009-05-14</text:p>
          </table:table-cell>
          <table:table-cell office:value-type="float" office:value="7.43">
            <text:p>7.43</text:p>
          </table:table-cell>
          <table:table-cell table:formula="of:=[.B346]/[.B345]-1" office:value-type="float" office:value="0.0614285714285714">
            <text:p>0.0614285714</text:p>
          </table:table-cell>
          <table:table-cell table:number-columns-repeated="9"/>
        </table:table-row>
        <table:table-row table:style-name="ro1">
          <table:table-cell office:value-type="string">
            <text:p>2009-05-15</text:p>
          </table:table-cell>
          <table:table-cell office:value-type="float" office:value="7.07">
            <text:p>7.07</text:p>
          </table:table-cell>
          <table:table-cell table:formula="of:=[.B347]/[.B346]-1" office:value-type="float" office:value="-0.0484522207267832">
            <text:p>-0.0484522207</text:p>
          </table:table-cell>
          <table:table-cell table:number-columns-repeated="9"/>
        </table:table-row>
        <table:table-row table:style-name="ro1">
          <table:table-cell office:value-type="string">
            <text:p>2009-05-18</text:p>
          </table:table-cell>
          <table:table-cell office:value-type="float" office:value="7.93">
            <text:p>7.93</text:p>
          </table:table-cell>
          <table:table-cell table:formula="of:=[.B348]/[.B347]-1" office:value-type="float" office:value="0.121640735502122">
            <text:p>0.1216407355</text:p>
          </table:table-cell>
          <table:table-cell table:number-columns-repeated="9"/>
        </table:table-row>
        <table:table-row table:style-name="ro1">
          <table:table-cell office:value-type="string">
            <text:p>2009-05-19</text:p>
          </table:table-cell>
          <table:table-cell office:value-type="float" office:value="7.9">
            <text:p>7.9</text:p>
          </table:table-cell>
          <table:table-cell table:formula="of:=[.B349]/[.B348]-1" office:value-type="float" office:value="-0.00378310214375777">
            <text:p>-0.0037831021</text:p>
          </table:table-cell>
          <table:table-cell table:number-columns-repeated="9"/>
        </table:table-row>
        <table:table-row table:style-name="ro1">
          <table:table-cell office:value-type="string">
            <text:p>2009-05-20</text:p>
          </table:table-cell>
          <table:table-cell office:value-type="float" office:value="7.32">
            <text:p>7.32</text:p>
          </table:table-cell>
          <table:table-cell table:formula="of:=[.B350]/[.B349]-1" office:value-type="float" office:value="-0.0734177215189874">
            <text:p>-0.0734177215</text:p>
          </table:table-cell>
          <table:table-cell table:number-columns-repeated="9"/>
        </table:table-row>
        <table:table-row table:style-name="ro1">
          <table:table-cell office:value-type="string">
            <text:p>2009-05-21</text:p>
          </table:table-cell>
          <table:table-cell office:value-type="float" office:value="6.92">
            <text:p>6.92</text:p>
          </table:table-cell>
          <table:table-cell table:formula="of:=[.B351]/[.B350]-1" office:value-type="float" office:value="-0.0546448087431695">
            <text:p>-0.0546448087</text:p>
          </table:table-cell>
          <table:table-cell table:number-columns-repeated="9"/>
        </table:table-row>
        <table:table-row table:style-name="ro1">
          <table:table-cell office:value-type="string">
            <text:p>2009-05-22</text:p>
          </table:table-cell>
          <table:table-cell office:value-type="float" office:value="6.77">
            <text:p>6.77</text:p>
          </table:table-cell>
          <table:table-cell table:formula="of:=[.B352]/[.B351]-1" office:value-type="float" office:value="-0.0216763005780347">
            <text:p>-0.0216763006</text:p>
          </table:table-cell>
          <table:table-cell table:number-columns-repeated="9"/>
        </table:table-row>
        <table:table-row table:style-name="ro1">
          <table:table-cell office:value-type="string">
            <text:p>2009-05-26</text:p>
          </table:table-cell>
          <table:table-cell office:value-type="float" office:value="7.29">
            <text:p>7.29</text:p>
          </table:table-cell>
          <table:table-cell table:formula="of:=[.B353]/[.B352]-1" office:value-type="float" office:value="0.0768094534711965">
            <text:p>0.0768094535</text:p>
          </table:table-cell>
          <table:table-cell table:number-columns-repeated="9"/>
        </table:table-row>
        <table:table-row table:style-name="ro1">
          <table:table-cell office:value-type="string">
            <text:p>2009-05-27</text:p>
          </table:table-cell>
          <table:table-cell office:value-type="float" office:value="6.75">
            <text:p>6.75</text:p>
          </table:table-cell>
          <table:table-cell table:formula="of:=[.B354]/[.B353]-1" office:value-type="float" office:value="-0.0740740740740741">
            <text:p>-0.0740740741</text:p>
          </table:table-cell>
          <table:table-cell table:number-columns-repeated="9"/>
        </table:table-row>
        <table:table-row table:style-name="ro1">
          <table:table-cell office:value-type="string">
            <text:p>2009-05-28</text:p>
          </table:table-cell>
          <table:table-cell office:value-type="float" office:value="6.76">
            <text:p>6.76</text:p>
          </table:table-cell>
          <table:table-cell table:formula="of:=[.B355]/[.B354]-1" office:value-type="float" office:value="0.00148148148148142">
            <text:p>0.0014814815</text:p>
          </table:table-cell>
          <table:table-cell table:number-columns-repeated="9"/>
        </table:table-row>
        <table:table-row table:style-name="ro1">
          <table:table-cell office:value-type="string">
            <text:p>2009-05-29</text:p>
          </table:table-cell>
          <table:table-cell office:value-type="float" office:value="7.3">
            <text:p>7.3</text:p>
          </table:table-cell>
          <table:table-cell table:formula="of:=[.B356]/[.B355]-1" office:value-type="float" office:value="0.0798816568047338">
            <text:p>0.0798816568</text:p>
          </table:table-cell>
          <table:table-cell table:number-columns-repeated="9"/>
        </table:table-row>
        <table:table-row table:style-name="ro1">
          <table:table-cell office:value-type="string">
            <text:p>2009-06-01</text:p>
          </table:table-cell>
          <table:table-cell office:value-type="float" office:value="8.41">
            <text:p>8.41</text:p>
          </table:table-cell>
          <table:table-cell table:formula="of:=[.B357]/[.B356]-1" office:value-type="float" office:value="0.152054794520548">
            <text:p>0.1520547945</text:p>
          </table:table-cell>
          <table:table-cell table:number-columns-repeated="9"/>
        </table:table-row>
        <table:table-row table:style-name="ro1">
          <table:table-cell office:value-type="string">
            <text:p>2009-06-02</text:p>
          </table:table-cell>
          <table:table-cell office:value-type="float" office:value="8.44">
            <text:p>8.44</text:p>
          </table:table-cell>
          <table:table-cell table:formula="of:=[.B358]/[.B357]-1" office:value-type="float" office:value="0.00356718192627814">
            <text:p>0.0035671819</text:p>
          </table:table-cell>
          <table:table-cell table:number-columns-repeated="9"/>
        </table:table-row>
        <table:table-row table:style-name="ro1">
          <table:table-cell office:value-type="string">
            <text:p>2009-06-03</text:p>
          </table:table-cell>
          <table:table-cell office:value-type="float" office:value="7.81">
            <text:p>7.81</text:p>
          </table:table-cell>
          <table:table-cell table:formula="of:=[.B359]/[.B358]-1" office:value-type="float" office:value="-0.074644549763033">
            <text:p>-0.0746445498</text:p>
          </table:table-cell>
          <table:table-cell table:number-columns-repeated="9"/>
        </table:table-row>
        <table:table-row table:style-name="ro1">
          <table:table-cell office:value-type="string">
            <text:p>2009-06-04</text:p>
          </table:table-cell>
          <table:table-cell office:value-type="float" office:value="8.29">
            <text:p>8.29</text:p>
          </table:table-cell>
          <table:table-cell table:formula="of:=[.B360]/[.B359]-1" office:value-type="float" office:value="0.0614596670934697">
            <text:p>0.0614596671</text:p>
          </table:table-cell>
          <table:table-cell table:number-columns-repeated="9"/>
        </table:table-row>
        <table:table-row table:style-name="ro1">
          <table:table-cell office:value-type="string">
            <text:p>2009-06-05</text:p>
          </table:table-cell>
          <table:table-cell office:value-type="float" office:value="8.04">
            <text:p>8.04</text:p>
          </table:table-cell>
          <table:table-cell table:formula="of:=[.B361]/[.B360]-1" office:value-type="float" office:value="-0.0301568154402895">
            <text:p>-0.0301568154</text:p>
          </table:table-cell>
          <table:table-cell table:number-columns-repeated="9"/>
        </table:table-row>
        <table:table-row table:style-name="ro1">
          <table:table-cell office:value-type="string">
            <text:p>2009-06-08</text:p>
          </table:table-cell>
          <table:table-cell office:value-type="float" office:value="7.92">
            <text:p>7.92</text:p>
          </table:table-cell>
          <table:table-cell table:formula="of:=[.B362]/[.B361]-1" office:value-type="float" office:value="-0.0149253731343283">
            <text:p>-0.0149253731</text:p>
          </table:table-cell>
          <table:table-cell table:number-columns-repeated="9"/>
        </table:table-row>
        <table:table-row table:style-name="ro1">
          <table:table-cell office:value-type="string">
            <text:p>2009-06-09</text:p>
          </table:table-cell>
          <table:table-cell office:value-type="float" office:value="8.14">
            <text:p>8.14</text:p>
          </table:table-cell>
          <table:table-cell table:formula="of:=[.B363]/[.B362]-1" office:value-type="float" office:value="0.0277777777777779">
            <text:p>0.0277777778</text:p>
          </table:table-cell>
          <table:table-cell table:number-columns-repeated="9"/>
        </table:table-row>
        <table:table-row table:style-name="ro1">
          <table:table-cell office:value-type="string">
            <text:p>2009-06-10</text:p>
          </table:table-cell>
          <table:table-cell office:value-type="float" office:value="9.25">
            <text:p>9.25</text:p>
          </table:table-cell>
          <table:table-cell table:formula="of:=[.B364]/[.B363]-1" office:value-type="float" office:value="0.136363636363636">
            <text:p>0.1363636364</text:p>
          </table:table-cell>
          <table:table-cell table:number-columns-repeated="9"/>
        </table:table-row>
        <table:table-row table:style-name="ro1">
          <table:table-cell office:value-type="string">
            <text:p>2009-06-11</text:p>
          </table:table-cell>
          <table:table-cell office:value-type="float" office:value="9.05">
            <text:p>9.05</text:p>
          </table:table-cell>
          <table:table-cell table:formula="of:=[.B365]/[.B364]-1" office:value-type="float" office:value="-0.0216216216216215">
            <text:p>-0.0216216216</text:p>
          </table:table-cell>
          <table:table-cell table:number-columns-repeated="9"/>
        </table:table-row>
        <table:table-row table:style-name="ro1">
          <table:table-cell office:value-type="string">
            <text:p>2009-06-12</text:p>
          </table:table-cell>
          <table:table-cell office:value-type="float" office:value="9.81">
            <text:p>9.81</text:p>
          </table:table-cell>
          <table:table-cell table:formula="of:=[.B366]/[.B365]-1" office:value-type="float" office:value="0.0839779005524861">
            <text:p>0.0839779006</text:p>
          </table:table-cell>
          <table:table-cell table:number-columns-repeated="9"/>
        </table:table-row>
        <table:table-row table:style-name="ro1">
          <table:table-cell office:value-type="string">
            <text:p>2009-06-15</text:p>
          </table:table-cell>
          <table:table-cell office:value-type="float" office:value="8.98">
            <text:p>8.98</text:p>
          </table:table-cell>
          <table:table-cell table:formula="of:=[.B367]/[.B366]-1" office:value-type="float" office:value="-0.0846075433231397">
            <text:p>-0.0846075433</text:p>
          </table:table-cell>
          <table:table-cell table:number-columns-repeated="9"/>
        </table:table-row>
        <table:table-row table:style-name="ro1">
          <table:table-cell office:value-type="string">
            <text:p>2009-06-16</text:p>
          </table:table-cell>
          <table:table-cell office:value-type="float" office:value="8.77">
            <text:p>8.77</text:p>
          </table:table-cell>
          <table:table-cell table:formula="of:=[.B368]/[.B367]-1" office:value-type="float" office:value="-0.0233853006681516">
            <text:p>-0.0233853007</text:p>
          </table:table-cell>
          <table:table-cell table:number-columns-repeated="9"/>
        </table:table-row>
        <table:table-row table:style-name="ro1">
          <table:table-cell office:value-type="string">
            <text:p>2009-06-17</text:p>
          </table:table-cell>
          <table:table-cell office:value-type="float" office:value="8.44">
            <text:p>8.44</text:p>
          </table:table-cell>
          <table:table-cell table:formula="of:=[.B369]/[.B368]-1" office:value-type="float" office:value="-0.0376282782212086">
            <text:p>-0.0376282782</text:p>
          </table:table-cell>
          <table:table-cell table:number-columns-repeated="9"/>
        </table:table-row>
        <table:table-row table:style-name="ro1">
          <table:table-cell office:value-type="string">
            <text:p>2009-06-18</text:p>
          </table:table-cell>
          <table:table-cell office:value-type="float" office:value="8.53">
            <text:p>8.53</text:p>
          </table:table-cell>
          <table:table-cell table:formula="of:=[.B370]/[.B369]-1" office:value-type="float" office:value="0.0106635071090047">
            <text:p>0.0106635071</text:p>
          </table:table-cell>
          <table:table-cell table:number-columns-repeated="9"/>
        </table:table-row>
        <table:table-row table:style-name="ro1">
          <table:table-cell office:value-type="string">
            <text:p>2009-06-19</text:p>
          </table:table-cell>
          <table:table-cell office:value-type="float" office:value="8.65">
            <text:p>8.65</text:p>
          </table:table-cell>
          <table:table-cell table:formula="of:=[.B371]/[.B370]-1" office:value-type="float" office:value="0.0140679953106684">
            <text:p>0.0140679953</text:p>
          </table:table-cell>
          <table:table-cell table:number-columns-repeated="9"/>
        </table:table-row>
        <table:table-row table:style-name="ro1">
          <table:table-cell office:value-type="string">
            <text:p>2009-06-22</text:p>
          </table:table-cell>
          <table:table-cell office:value-type="float" office:value="7.66">
            <text:p>7.66</text:p>
          </table:table-cell>
          <table:table-cell table:formula="of:=[.B372]/[.B371]-1" office:value-type="float" office:value="-0.114450867052023">
            <text:p>-0.1144508671</text:p>
          </table:table-cell>
          <table:table-cell table:number-columns-repeated="9"/>
        </table:table-row>
        <table:table-row table:style-name="ro1">
          <table:table-cell office:value-type="string">
            <text:p>2009-06-23</text:p>
          </table:table-cell>
          <table:table-cell office:value-type="float" office:value="8.74">
            <text:p>8.74</text:p>
          </table:table-cell>
          <table:table-cell table:formula="of:=[.B373]/[.B372]-1" office:value-type="float" office:value="0.140992167101828">
            <text:p>0.1409921671</text:p>
          </table:table-cell>
          <table:table-cell table:number-columns-repeated="9"/>
        </table:table-row>
        <table:table-row table:style-name="ro1">
          <table:table-cell office:value-type="string">
            <text:p>2009-06-24</text:p>
          </table:table-cell>
          <table:table-cell office:value-type="float" office:value="8.54">
            <text:p>8.54</text:p>
          </table:table-cell>
          <table:table-cell table:formula="of:=[.B374]/[.B373]-1" office:value-type="float" office:value="-0.0228832951945082">
            <text:p>-0.0228832952</text:p>
          </table:table-cell>
          <table:table-cell table:number-columns-repeated="9"/>
        </table:table-row>
        <table:table-row table:style-name="ro1">
          <table:table-cell office:value-type="string">
            <text:p>2009-06-25</text:p>
          </table:table-cell>
          <table:table-cell office:value-type="float" office:value="9.13">
            <text:p>9.13</text:p>
          </table:table-cell>
          <table:table-cell table:formula="of:=[.B375]/[.B374]-1" office:value-type="float" office:value="0.0690866510538644">
            <text:p>0.0690866511</text:p>
          </table:table-cell>
          <table:table-cell table:number-columns-repeated="9"/>
        </table:table-row>
        <table:table-row table:style-name="ro1">
          <table:table-cell office:value-type="string">
            <text:p>2009-06-26</text:p>
          </table:table-cell>
          <table:table-cell office:value-type="float" office:value="9.37">
            <text:p>9.37</text:p>
          </table:table-cell>
          <table:table-cell table:formula="of:=[.B376]/[.B375]-1" office:value-type="float" office:value="0.0262869660460021">
            <text:p>0.026286966</text:p>
          </table:table-cell>
          <table:table-cell table:number-columns-repeated="9"/>
        </table:table-row>
        <table:table-row table:style-name="ro1">
          <table:table-cell office:value-type="string">
            <text:p>2009-06-29</text:p>
          </table:table-cell>
          <table:table-cell office:value-type="float" office:value="9.44">
            <text:p>9.44</text:p>
          </table:table-cell>
          <table:table-cell table:formula="of:=[.B377]/[.B376]-1" office:value-type="float" office:value="0.00747065101387401">
            <text:p>0.007470651</text:p>
          </table:table-cell>
          <table:table-cell table:number-columns-repeated="9"/>
        </table:table-row>
        <table:table-row table:style-name="ro1">
          <table:table-cell office:value-type="string">
            <text:p>2009-06-30</text:p>
          </table:table-cell>
          <table:table-cell office:value-type="float" office:value="9.36">
            <text:p>9.36</text:p>
          </table:table-cell>
          <table:table-cell table:formula="of:=[.B378]/[.B377]-1" office:value-type="float" office:value="-0.00847457627118642">
            <text:p>-0.0084745763</text:p>
          </table:table-cell>
          <table:table-cell table:number-columns-repeated="9"/>
        </table:table-row>
        <table:table-row table:style-name="ro1">
          <table:table-cell office:value-type="string">
            <text:p>2009-07-01</text:p>
          </table:table-cell>
          <table:table-cell office:value-type="float" office:value="8.93">
            <text:p>8.93</text:p>
          </table:table-cell>
          <table:table-cell table:formula="of:=[.B379]/[.B378]-1" office:value-type="float" office:value="-0.0459401709401709">
            <text:p>-0.0459401709</text:p>
          </table:table-cell>
          <table:table-cell table:number-columns-repeated="9"/>
        </table:table-row>
        <table:table-row table:style-name="ro1">
          <table:table-cell office:value-type="string">
            <text:p>2009-07-02</text:p>
          </table:table-cell>
          <table:table-cell office:value-type="float" office:value="8.52">
            <text:p>8.52</text:p>
          </table:table-cell>
          <table:table-cell table:formula="of:=[.B380]/[.B379]-1" office:value-type="float" office:value="-0.0459126539753639">
            <text:p>-0.045912654</text:p>
          </table:table-cell>
          <table:table-cell table:number-columns-repeated="9"/>
        </table:table-row>
        <table:table-row table:style-name="ro1">
          <table:table-cell office:value-type="string">
            <text:p>2009-07-06</text:p>
          </table:table-cell>
          <table:table-cell office:value-type="float" office:value="8.53">
            <text:p>8.53</text:p>
          </table:table-cell>
          <table:table-cell table:formula="of:=[.B381]/[.B380]-1" office:value-type="float" office:value="0.00117370892018775">
            <text:p>0.0011737089</text:p>
          </table:table-cell>
          <table:table-cell table:number-columns-repeated="9"/>
        </table:table-row>
        <table:table-row table:style-name="ro1">
          <table:table-cell office:value-type="string">
            <text:p>2009-07-07</text:p>
          </table:table-cell>
          <table:table-cell office:value-type="float" office:value="7.95">
            <text:p>7.95</text:p>
          </table:table-cell>
          <table:table-cell table:formula="of:=[.B382]/[.B381]-1" office:value-type="float" office:value="-0.0679953106682297">
            <text:p>-0.0679953107</text:p>
          </table:table-cell>
          <table:table-cell table:number-columns-repeated="9"/>
        </table:table-row>
        <table:table-row table:style-name="ro1">
          <table:table-cell office:value-type="string">
            <text:p>2009-07-08</text:p>
          </table:table-cell>
          <table:table-cell office:value-type="float" office:value="8.35">
            <text:p>8.35</text:p>
          </table:table-cell>
          <table:table-cell table:formula="of:=[.B383]/[.B382]-1" office:value-type="float" office:value="0.050314465408805">
            <text:p>0.0503144654</text:p>
          </table:table-cell>
          <table:table-cell table:number-columns-repeated="9"/>
        </table:table-row>
        <table:table-row table:style-name="ro1">
          <table:table-cell office:value-type="string">
            <text:p>2009-07-09</text:p>
          </table:table-cell>
          <table:table-cell office:value-type="float" office:value="8.09">
            <text:p>8.09</text:p>
          </table:table-cell>
          <table:table-cell table:formula="of:=[.B384]/[.B383]-1" office:value-type="float" office:value="-0.0311377245508981">
            <text:p>-0.0311377246</text:p>
          </table:table-cell>
          <table:table-cell table:number-columns-repeated="9"/>
        </table:table-row>
        <table:table-row table:style-name="ro1">
          <table:table-cell office:value-type="string">
            <text:p>2009-07-10</text:p>
          </table:table-cell>
          <table:table-cell office:value-type="float" office:value="8.09">
            <text:p>8.09</text:p>
          </table:table-cell>
          <table:table-cell table:formula="of:=[.B385]/[.B384]-1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2009-07-13</text:p>
          </table:table-cell>
          <table:table-cell office:value-type="float" office:value="8.36">
            <text:p>8.36</text:p>
          </table:table-cell>
          <table:table-cell table:formula="of:=[.B386]/[.B385]-1" office:value-type="float" office:value="0.0333745364647713">
            <text:p>0.0333745365</text:p>
          </table:table-cell>
          <table:table-cell table:number-columns-repeated="9"/>
        </table:table-row>
        <table:table-row table:style-name="ro1">
          <table:table-cell office:value-type="string">
            <text:p>2009-07-14</text:p>
          </table:table-cell>
          <table:table-cell office:value-type="float" office:value="8.58">
            <text:p>8.58</text:p>
          </table:table-cell>
          <table:table-cell table:formula="of:=[.B387]/[.B386]-1" office:value-type="float" office:value="0.0263157894736843">
            <text:p>0.0263157895</text:p>
          </table:table-cell>
          <table:table-cell table:number-columns-repeated="9"/>
        </table:table-row>
        <table:table-row table:style-name="ro1">
          <table:table-cell office:value-type="string">
            <text:p>2009-07-15</text:p>
          </table:table-cell>
          <table:table-cell office:value-type="float" office:value="9.22">
            <text:p>9.22</text:p>
          </table:table-cell>
          <table:table-cell table:formula="of:=[.B388]/[.B387]-1" office:value-type="float" office:value="0.0745920745920747">
            <text:p>0.0745920746</text:p>
          </table:table-cell>
          <table:table-cell table:number-columns-repeated="9"/>
        </table:table-row>
        <table:table-row table:style-name="ro1">
          <table:table-cell office:value-type="string">
            <text:p>2009-07-16</text:p>
          </table:table-cell>
          <table:table-cell office:value-type="float" office:value="9.31">
            <text:p>9.31</text:p>
          </table:table-cell>
          <table:table-cell table:formula="of:=[.B389]/[.B388]-1" office:value-type="float" office:value="0.00976138828633411">
            <text:p>0.0097613883</text:p>
          </table:table-cell>
          <table:table-cell table:number-columns-repeated="9"/>
        </table:table-row>
        <table:table-row table:style-name="ro1">
          <table:table-cell office:value-type="string">
            <text:p>2009-07-17</text:p>
          </table:table-cell>
          <table:table-cell office:value-type="float" office:value="9.3">
            <text:p>9.3</text:p>
          </table:table-cell>
          <table:table-cell table:formula="of:=[.B390]/[.B389]-1" office:value-type="float" office:value="-0.0010741138560687">
            <text:p>-0.0010741139</text:p>
          </table:table-cell>
          <table:table-cell table:number-columns-repeated="9"/>
        </table:table-row>
        <table:table-row table:style-name="ro1">
          <table:table-cell office:value-type="string">
            <text:p>2009-07-20</text:p>
          </table:table-cell>
          <table:table-cell office:value-type="float" office:value="9.69">
            <text:p>9.69</text:p>
          </table:table-cell>
          <table:table-cell table:formula="of:=[.B391]/[.B390]-1" office:value-type="float" office:value="0.0419354838709676">
            <text:p>0.0419354839</text:p>
          </table:table-cell>
          <table:table-cell table:number-columns-repeated="9"/>
        </table:table-row>
        <table:table-row table:style-name="ro1">
          <table:table-cell office:value-type="string">
            <text:p>2009-07-21</text:p>
          </table:table-cell>
          <table:table-cell office:value-type="float" office:value="9.63">
            <text:p>9.63</text:p>
          </table:table-cell>
          <table:table-cell table:formula="of:=[.B392]/[.B391]-1" office:value-type="float" office:value="-0.00619195046439613">
            <text:p>-0.0061919505</text:p>
          </table:table-cell>
          <table:table-cell table:number-columns-repeated="9"/>
        </table:table-row>
        <table:table-row table:style-name="ro1">
          <table:table-cell office:value-type="string">
            <text:p>2009-07-22</text:p>
          </table:table-cell>
          <table:table-cell office:value-type="float" office:value="9.5">
            <text:p>9.5</text:p>
          </table:table-cell>
          <table:table-cell table:formula="of:=[.B393]/[.B392]-1" office:value-type="float" office:value="-0.0134994807892005">
            <text:p>-0.0134994808</text:p>
          </table:table-cell>
          <table:table-cell table:number-columns-repeated="9"/>
        </table:table-row>
        <table:table-row table:style-name="ro1">
          <table:table-cell office:value-type="string">
            <text:p>2009-07-23</text:p>
          </table:table-cell>
          <table:table-cell office:value-type="float" office:value="9.78">
            <text:p>9.78</text:p>
          </table:table-cell>
          <table:table-cell table:formula="of:=[.B394]/[.B393]-1" office:value-type="float" office:value="0.0294736842105263">
            <text:p>0.0294736842</text:p>
          </table:table-cell>
          <table:table-cell table:number-columns-repeated="9"/>
        </table:table-row>
        <table:table-row table:style-name="ro1">
          <table:table-cell office:value-type="string">
            <text:p>2009-07-24</text:p>
          </table:table-cell>
          <table:table-cell office:value-type="float" office:value="9.86">
            <text:p>9.86</text:p>
          </table:table-cell>
          <table:table-cell table:formula="of:=[.B395]/[.B394]-1" office:value-type="float" office:value="0.00817995910020453">
            <text:p>0.0081799591</text:p>
          </table:table-cell>
          <table:table-cell table:number-columns-repeated="9"/>
        </table:table-row>
        <table:table-row table:style-name="ro1">
          <table:table-cell office:value-type="string">
            <text:p>2009-07-27</text:p>
          </table:table-cell>
          <table:table-cell office:value-type="float" office:value="10.47">
            <text:p>10.47</text:p>
          </table:table-cell>
          <table:table-cell table:formula="of:=[.B396]/[.B395]-1" office:value-type="float" office:value="0.0618661257606492">
            <text:p>0.0618661258</text:p>
          </table:table-cell>
          <table:table-cell table:number-columns-repeated="9"/>
        </table:table-row>
        <table:table-row table:style-name="ro1">
          <table:table-cell office:value-type="string">
            <text:p>2009-07-28</text:p>
          </table:table-cell>
          <table:table-cell office:value-type="float" office:value="10.42">
            <text:p>10.42</text:p>
          </table:table-cell>
          <table:table-cell table:formula="of:=[.B397]/[.B396]-1" office:value-type="float" office:value="-0.0047755491881567">
            <text:p>-0.0047755492</text:p>
          </table:table-cell>
          <table:table-cell table:number-columns-repeated="9"/>
        </table:table-row>
        <table:table-row table:style-name="ro1">
          <table:table-cell office:value-type="string">
            <text:p>2009-07-29</text:p>
          </table:table-cell>
          <table:table-cell office:value-type="float" office:value="9.93">
            <text:p>9.93</text:p>
          </table:table-cell>
          <table:table-cell table:formula="of:=[.B398]/[.B397]-1" office:value-type="float" office:value="-0.0470249520153551">
            <text:p>-0.047024952</text:p>
          </table:table-cell>
          <table:table-cell table:number-columns-repeated="9"/>
        </table:table-row>
        <table:table-row table:style-name="ro1">
          <table:table-cell office:value-type="string">
            <text:p>2009-07-30</text:p>
          </table:table-cell>
          <table:table-cell office:value-type="float" office:value="10.45">
            <text:p>10.45</text:p>
          </table:table-cell>
          <table:table-cell table:formula="of:=[.B399]/[.B398]-1" office:value-type="float" office:value="0.0523665659617321">
            <text:p>0.052366566</text:p>
          </table:table-cell>
          <table:table-cell table:number-columns-repeated="9"/>
        </table:table-row>
        <table:table-row table:style-name="ro1">
          <table:table-cell office:value-type="string">
            <text:p>2009-07-31</text:p>
          </table:table-cell>
          <table:table-cell office:value-type="float" office:value="10.9">
            <text:p>10.9</text:p>
          </table:table-cell>
          <table:table-cell table:formula="of:=[.B400]/[.B399]-1" office:value-type="float" office:value="0.0430622009569379">
            <text:p>0.043062201</text:p>
          </table:table-cell>
          <table:table-cell table:number-columns-repeated="9"/>
        </table:table-row>
        <table:table-row table:style-name="ro1">
          <table:table-cell office:value-type="string">
            <text:p>2009-08-03</text:p>
          </table:table-cell>
          <table:table-cell office:value-type="float" office:value="11.33">
            <text:p>11.33</text:p>
          </table:table-cell>
          <table:table-cell table:formula="of:=[.B401]/[.B400]-1" office:value-type="float" office:value="0.0394495412844036">
            <text:p>0.0394495413</text:p>
          </table:table-cell>
          <table:table-cell table:number-columns-repeated="9"/>
        </table:table-row>
        <table:table-row table:style-name="ro1">
          <table:table-cell office:value-type="string">
            <text:p>2009-08-04</text:p>
          </table:table-cell>
          <table:table-cell office:value-type="float" office:value="11.46">
            <text:p>11.46</text:p>
          </table:table-cell>
          <table:table-cell table:formula="of:=[.B402]/[.B401]-1" office:value-type="float" office:value="0.0114739629302736">
            <text:p>0.0114739629</text:p>
          </table:table-cell>
          <table:table-cell table:number-columns-repeated="9"/>
        </table:table-row>
        <table:table-row table:style-name="ro1">
          <table:table-cell office:value-type="string">
            <text:p>2009-08-05</text:p>
          </table:table-cell>
          <table:table-cell office:value-type="float" office:value="12.05">
            <text:p>12.05</text:p>
          </table:table-cell>
          <table:table-cell table:formula="of:=[.B403]/[.B402]-1" office:value-type="float" office:value="0.0514834205933683">
            <text:p>0.0514834206</text:p>
          </table:table-cell>
          <table:table-cell table:number-columns-repeated="9"/>
        </table:table-row>
        <table:table-row table:style-name="ro1">
          <table:table-cell office:value-type="string">
            <text:p>2009-08-06</text:p>
          </table:table-cell>
          <table:table-cell office:value-type="float" office:value="11.39">
            <text:p>11.39</text:p>
          </table:table-cell>
          <table:table-cell table:formula="of:=[.B404]/[.B403]-1" office:value-type="float" office:value="-0.0547717842323652">
            <text:p>-0.0547717842</text:p>
          </table:table-cell>
          <table:table-cell table:number-columns-repeated="9"/>
        </table:table-row>
        <table:table-row table:style-name="ro1">
          <table:table-cell office:value-type="string">
            <text:p>2009-08-07</text:p>
          </table:table-cell>
          <table:table-cell office:value-type="float" office:value="12.01">
            <text:p>12.01</text:p>
          </table:table-cell>
          <table:table-cell table:formula="of:=[.B405]/[.B404]-1" office:value-type="float" office:value="0.054433713784021">
            <text:p>0.0544337138</text:p>
          </table:table-cell>
          <table:table-cell table:number-columns-repeated="9"/>
        </table:table-row>
        <table:table-row table:style-name="ro1">
          <table:table-cell office:value-type="string">
            <text:p>2009-08-10</text:p>
          </table:table-cell>
          <table:table-cell office:value-type="float" office:value="11.5">
            <text:p>11.5</text:p>
          </table:table-cell>
          <table:table-cell table:formula="of:=[.B406]/[.B405]-1" office:value-type="float" office:value="-0.0424646128226478">
            <text:p>-0.0424646128</text:p>
          </table:table-cell>
          <table:table-cell table:number-columns-repeated="9"/>
        </table:table-row>
        <table:table-row table:style-name="ro1">
          <table:table-cell office:value-type="string">
            <text:p>2009-08-11</text:p>
          </table:table-cell>
          <table:table-cell office:value-type="float" office:value="11.03">
            <text:p>11.03</text:p>
          </table:table-cell>
          <table:table-cell table:formula="of:=[.B407]/[.B406]-1" office:value-type="float" office:value="-0.0408695652173914">
            <text:p>-0.0408695652</text:p>
          </table:table-cell>
          <table:table-cell table:number-columns-repeated="9"/>
        </table:table-row>
        <table:table-row table:style-name="ro1">
          <table:table-cell office:value-type="string">
            <text:p>2009-08-12</text:p>
          </table:table-cell>
          <table:table-cell office:value-type="float" office:value="11.24">
            <text:p>11.24</text:p>
          </table:table-cell>
          <table:table-cell table:formula="of:=[.B408]/[.B407]-1" office:value-type="float" office:value="0.0190389845874888">
            <text:p>0.0190389846</text:p>
          </table:table-cell>
          <table:table-cell table:number-columns-repeated="9"/>
        </table:table-row>
        <table:table-row table:style-name="ro1">
          <table:table-cell office:value-type="string">
            <text:p>2009-08-13</text:p>
          </table:table-cell>
          <table:table-cell office:value-type="float" office:value="11.44">
            <text:p>11.44</text:p>
          </table:table-cell>
          <table:table-cell table:formula="of:=[.B409]/[.B408]-1" office:value-type="float" office:value="0.0177935943060497">
            <text:p>0.0177935943</text:p>
          </table:table-cell>
          <table:table-cell table:number-columns-repeated="9"/>
        </table:table-row>
        <table:table-row table:style-name="ro1">
          <table:table-cell office:value-type="string">
            <text:p>2009-08-14</text:p>
          </table:table-cell>
          <table:table-cell office:value-type="float" office:value="11.15">
            <text:p>11.15</text:p>
          </table:table-cell>
          <table:table-cell table:formula="of:=[.B410]/[.B409]-1" office:value-type="float" office:value="-0.0253496503496503">
            <text:p>-0.0253496503</text:p>
          </table:table-cell>
          <table:table-cell table:number-columns-repeated="9"/>
        </table:table-row>
        <table:table-row table:style-name="ro1">
          <table:table-cell office:value-type="string">
            <text:p>2009-08-17</text:p>
          </table:table-cell>
          <table:table-cell office:value-type="float" office:value="10.63">
            <text:p>10.63</text:p>
          </table:table-cell>
          <table:table-cell table:formula="of:=[.B411]/[.B410]-1" office:value-type="float" office:value="-0.0466367713004484">
            <text:p>-0.0466367713</text:p>
          </table:table-cell>
          <table:table-cell table:number-columns-repeated="9"/>
        </table:table-row>
        <table:table-row table:style-name="ro1">
          <table:table-cell office:value-type="string">
            <text:p>2009-08-18</text:p>
          </table:table-cell>
          <table:table-cell office:value-type="float" office:value="11.19">
            <text:p>11.19</text:p>
          </table:table-cell>
          <table:table-cell table:formula="of:=[.B412]/[.B411]-1" office:value-type="float" office:value="0.0526810912511757">
            <text:p>0.0526810913</text:p>
          </table:table-cell>
          <table:table-cell table:number-columns-repeated="9"/>
        </table:table-row>
        <table:table-row table:style-name="ro1">
          <table:table-cell office:value-type="string">
            <text:p>2009-08-19</text:p>
          </table:table-cell>
          <table:table-cell office:value-type="float" office:value="11.21">
            <text:p>11.21</text:p>
          </table:table-cell>
          <table:table-cell table:formula="of:=[.B413]/[.B412]-1" office:value-type="float" office:value="0.00178731009830213">
            <text:p>0.0017873101</text:p>
          </table:table-cell>
          <table:table-cell table:number-columns-repeated="9"/>
        </table:table-row>
        <table:table-row table:style-name="ro1">
          <table:table-cell office:value-type="string">
            <text:p>2009-08-20</text:p>
          </table:table-cell>
          <table:table-cell office:value-type="float" office:value="12.02">
            <text:p>12.02</text:p>
          </table:table-cell>
          <table:table-cell table:formula="of:=[.B414]/[.B413]-1" office:value-type="float" office:value="0.0722569134701159">
            <text:p>0.0722569135</text:p>
          </table:table-cell>
          <table:table-cell table:number-columns-repeated="9"/>
        </table:table-row>
        <table:table-row table:style-name="ro1">
          <table:table-cell office:value-type="string">
            <text:p>2009-08-21</text:p>
          </table:table-cell>
          <table:table-cell office:value-type="float" office:value="12.11">
            <text:p>12.11</text:p>
          </table:table-cell>
          <table:table-cell table:formula="of:=[.B415]/[.B414]-1" office:value-type="float" office:value="0.00748752079866888">
            <text:p>0.0074875208</text:p>
          </table:table-cell>
          <table:table-cell table:number-columns-repeated="9"/>
        </table:table-row>
        <table:table-row table:style-name="ro1">
          <table:table-cell office:value-type="string">
            <text:p>2009-08-24</text:p>
          </table:table-cell>
          <table:table-cell office:value-type="float" office:value="11.68">
            <text:p>11.68</text:p>
          </table:table-cell>
          <table:table-cell table:formula="of:=[.B416]/[.B415]-1" office:value-type="float" office:value="-0.0355078447563997">
            <text:p>-0.0355078448</text:p>
          </table:table-cell>
          <table:table-cell table:number-columns-repeated="9"/>
        </table:table-row>
        <table:table-row table:style-name="ro1">
          <table:table-cell office:value-type="string">
            <text:p>2009-08-25</text:p>
          </table:table-cell>
          <table:table-cell office:value-type="float" office:value="11.82">
            <text:p>11.82</text:p>
          </table:table-cell>
          <table:table-cell table:formula="of:=[.B417]/[.B416]-1" office:value-type="float" office:value="0.0119863013698631">
            <text:p>0.0119863014</text:p>
          </table:table-cell>
          <table:table-cell table:number-columns-repeated="9"/>
        </table:table-row>
        <table:table-row table:style-name="ro1">
          <table:table-cell office:value-type="string">
            <text:p>2009-08-26</text:p>
          </table:table-cell>
          <table:table-cell office:value-type="float" office:value="11.77">
            <text:p>11.77</text:p>
          </table:table-cell>
          <table:table-cell table:formula="of:=[.B418]/[.B417]-1" office:value-type="float" office:value="-0.00423011844331644">
            <text:p>-0.0042301184</text:p>
          </table:table-cell>
          <table:table-cell table:number-columns-repeated="9"/>
        </table:table-row>
        <table:table-row table:style-name="ro1">
          <table:table-cell office:value-type="string">
            <text:p>2009-08-27</text:p>
          </table:table-cell>
          <table:table-cell office:value-type="float" office:value="11.97">
            <text:p>11.97</text:p>
          </table:table-cell>
          <table:table-cell table:formula="of:=[.B419]/[.B418]-1" office:value-type="float" office:value="0.0169923534409517">
            <text:p>0.0169923534</text:p>
          </table:table-cell>
          <table:table-cell table:number-columns-repeated="9"/>
        </table:table-row>
        <table:table-row table:style-name="ro1">
          <table:table-cell office:value-type="string">
            <text:p>2009-08-28</text:p>
          </table:table-cell>
          <table:table-cell office:value-type="float" office:value="12.01">
            <text:p>12.01</text:p>
          </table:table-cell>
          <table:table-cell table:formula="of:=[.B420]/[.B419]-1" office:value-type="float" office:value="0.00334168755221387">
            <text:p>0.0033416876</text:p>
          </table:table-cell>
          <table:table-cell table:number-columns-repeated="9"/>
        </table:table-row>
        <table:table-row table:style-name="ro1">
          <table:table-cell office:value-type="string">
            <text:p>2009-08-31</text:p>
          </table:table-cell>
          <table:table-cell office:value-type="float" office:value="11.84">
            <text:p>11.84</text:p>
          </table:table-cell>
          <table:table-cell table:formula="of:=[.B421]/[.B420]-1" office:value-type="float" office:value="-0.0141548709408826">
            <text:p>-0.0141548709</text:p>
          </table:table-cell>
          <table:table-cell table:number-columns-repeated="9"/>
        </table:table-row>
        <table:table-row table:style-name="ro1">
          <table:table-cell office:value-type="string">
            <text:p>2009-09-01</text:p>
          </table:table-cell>
          <table:table-cell office:value-type="float" office:value="10.72">
            <text:p>10.72</text:p>
          </table:table-cell>
          <table:table-cell table:formula="of:=[.B422]/[.B421]-1" office:value-type="float" office:value="-0.0945945945945945">
            <text:p>-0.0945945946</text:p>
          </table:table-cell>
          <table:table-cell table:number-columns-repeated="9"/>
        </table:table-row>
        <table:table-row table:style-name="ro1">
          <table:table-cell office:value-type="string">
            <text:p>2009-09-02</text:p>
          </table:table-cell>
          <table:table-cell office:value-type="float" office:value="10.76">
            <text:p>10.76</text:p>
          </table:table-cell>
          <table:table-cell table:formula="of:=[.B423]/[.B422]-1" office:value-type="float" office:value="0.00373134328358193">
            <text:p>0.0037313433</text:p>
          </table:table-cell>
          <table:table-cell table:number-columns-repeated="9"/>
        </table:table-row>
        <table:table-row table:style-name="ro1">
          <table:table-cell office:value-type="string">
            <text:p>2009-09-03</text:p>
          </table:table-cell>
          <table:table-cell office:value-type="float" office:value="11">
            <text:p>11</text:p>
          </table:table-cell>
          <table:table-cell table:formula="of:=[.B424]/[.B423]-1" office:value-type="float" office:value="0.0223048327137547">
            <text:p>0.0223048327</text:p>
          </table:table-cell>
          <table:table-cell table:number-columns-repeated="9"/>
        </table:table-row>
        <table:table-row table:style-name="ro1">
          <table:table-cell office:value-type="string">
            <text:p>2009-09-04</text:p>
          </table:table-cell>
          <table:table-cell office:value-type="float" office:value="11.38">
            <text:p>11.38</text:p>
          </table:table-cell>
          <table:table-cell table:formula="of:=[.B425]/[.B424]-1" office:value-type="float" office:value="0.0345454545454547">
            <text:p>0.0345454545</text:p>
          </table:table-cell>
          <table:table-cell table:number-columns-repeated="9"/>
        </table:table-row>
        <table:table-row table:style-name="ro1">
          <table:table-cell office:value-type="string">
            <text:p>2009-09-08</text:p>
          </table:table-cell>
          <table:table-cell office:value-type="float" office:value="11.12">
            <text:p>11.12</text:p>
          </table:table-cell>
          <table:table-cell table:formula="of:=[.B426]/[.B425]-1" office:value-type="float" office:value="-0.0228471001757471">
            <text:p>-0.0228471002</text:p>
          </table:table-cell>
          <table:table-cell table:number-columns-repeated="9"/>
        </table:table-row>
        <table:table-row table:style-name="ro1">
          <table:table-cell office:value-type="string">
            <text:p>2009-09-09</text:p>
          </table:table-cell>
          <table:table-cell office:value-type="float" office:value="11.45">
            <text:p>11.45</text:p>
          </table:table-cell>
          <table:table-cell table:formula="of:=[.B427]/[.B426]-1" office:value-type="float" office:value="0.0296762589928057">
            <text:p>0.029676259</text:p>
          </table:table-cell>
          <table:table-cell table:number-columns-repeated="9"/>
        </table:table-row>
        <table:table-row table:style-name="ro1">
          <table:table-cell office:value-type="string">
            <text:p>2009-09-10</text:p>
          </table:table-cell>
          <table:table-cell office:value-type="float" office:value="11.37">
            <text:p>11.37</text:p>
          </table:table-cell>
          <table:table-cell table:formula="of:=[.B428]/[.B427]-1" office:value-type="float" office:value="-0.00698689956331877">
            <text:p>-0.0069868996</text:p>
          </table:table-cell>
          <table:table-cell table:number-columns-repeated="9"/>
        </table:table-row>
        <table:table-row table:style-name="ro1">
          <table:table-cell office:value-type="string">
            <text:p>2009-09-11</text:p>
          </table:table-cell>
          <table:table-cell office:value-type="float" office:value="11.8">
            <text:p>11.8</text:p>
          </table:table-cell>
          <table:table-cell table:formula="of:=[.B429]/[.B428]-1" office:value-type="float" office:value="0.0378188214599826">
            <text:p>0.0378188215</text:p>
          </table:table-cell>
          <table:table-cell table:number-columns-repeated="9"/>
        </table:table-row>
        <table:table-row table:style-name="ro1">
          <table:table-cell office:value-type="string">
            <text:p>2009-09-14</text:p>
          </table:table-cell>
          <table:table-cell office:value-type="float" office:value="11.98">
            <text:p>11.98</text:p>
          </table:table-cell>
          <table:table-cell table:formula="of:=[.B430]/[.B429]-1" office:value-type="float" office:value="0.0152542372881355">
            <text:p>0.0152542373</text:p>
          </table:table-cell>
          <table:table-cell table:number-columns-repeated="9"/>
        </table:table-row>
        <table:table-row table:style-name="ro1">
          <table:table-cell office:value-type="string">
            <text:p>2009-09-15</text:p>
          </table:table-cell>
          <table:table-cell office:value-type="float" office:value="12.3">
            <text:p>12.3</text:p>
          </table:table-cell>
          <table:table-cell table:formula="of:=[.B431]/[.B430]-1" office:value-type="float" office:value="0.0267111853088482">
            <text:p>0.0267111853</text:p>
          </table:table-cell>
          <table:table-cell table:number-columns-repeated="9"/>
        </table:table-row>
        <table:table-row table:style-name="ro1">
          <table:table-cell office:value-type="string">
            <text:p>2009-09-16</text:p>
          </table:table-cell>
          <table:table-cell office:value-type="float" office:value="13.05">
            <text:p>13.05</text:p>
          </table:table-cell>
          <table:table-cell table:formula="of:=[.B432]/[.B431]-1" office:value-type="float" office:value="0.0609756097560976">
            <text:p>0.0609756098</text:p>
          </table:table-cell>
          <table:table-cell table:number-columns-repeated="9"/>
        </table:table-row>
        <table:table-row table:style-name="ro1">
          <table:table-cell office:value-type="string">
            <text:p>2009-09-17</text:p>
          </table:table-cell>
          <table:table-cell office:value-type="float" office:value="12.53">
            <text:p>12.53</text:p>
          </table:table-cell>
          <table:table-cell table:formula="of:=[.B433]/[.B432]-1" office:value-type="float" office:value="-0.0398467432950192">
            <text:p>-0.0398467433</text:p>
          </table:table-cell>
          <table:table-cell table:number-columns-repeated="9"/>
        </table:table-row>
        <table:table-row table:style-name="ro1">
          <table:table-cell office:value-type="string">
            <text:p>2009-09-18</text:p>
          </table:table-cell>
          <table:table-cell office:value-type="float" office:value="12.48">
            <text:p>12.48</text:p>
          </table:table-cell>
          <table:table-cell table:formula="of:=[.B434]/[.B433]-1" office:value-type="float" office:value="-0.00399042298483632">
            <text:p>-0.003990423</text:p>
          </table:table-cell>
          <table:table-cell table:number-columns-repeated="9"/>
        </table:table-row>
        <table:table-row table:style-name="ro1">
          <table:table-cell office:value-type="string">
            <text:p>2009-09-21</text:p>
          </table:table-cell>
          <table:table-cell office:value-type="float" office:value="12.04">
            <text:p>12.04</text:p>
          </table:table-cell>
          <table:table-cell table:formula="of:=[.B435]/[.B434]-1" office:value-type="float" office:value="-0.0352564102564104">
            <text:p>-0.0352564103</text:p>
          </table:table-cell>
          <table:table-cell table:number-columns-repeated="9"/>
        </table:table-row>
        <table:table-row table:style-name="ro1">
          <table:table-cell office:value-type="string">
            <text:p>2009-09-22</text:p>
          </table:table-cell>
          <table:table-cell office:value-type="float" office:value="12.43">
            <text:p>12.43</text:p>
          </table:table-cell>
          <table:table-cell table:formula="of:=[.B436]/[.B435]-1" office:value-type="float" office:value="0.0323920265780731">
            <text:p>0.0323920266</text:p>
          </table:table-cell>
          <table:table-cell table:number-columns-repeated="9"/>
        </table:table-row>
        <table:table-row table:style-name="ro1">
          <table:table-cell office:value-type="string">
            <text:p>2009-09-23</text:p>
          </table:table-cell>
          <table:table-cell office:value-type="float" office:value="12.19">
            <text:p>12.19</text:p>
          </table:table-cell>
          <table:table-cell table:formula="of:=[.B437]/[.B436]-1" office:value-type="float" office:value="-0.0193081255028158">
            <text:p>-0.0193081255</text:p>
          </table:table-cell>
          <table:table-cell table:number-columns-repeated="9"/>
        </table:table-row>
        <table:table-row table:style-name="ro1">
          <table:table-cell office:value-type="string">
            <text:p>2009-09-24</text:p>
          </table:table-cell>
          <table:table-cell office:value-type="float" office:value="11.68">
            <text:p>11.68</text:p>
          </table:table-cell>
          <table:table-cell table:formula="of:=[.B438]/[.B437]-1" office:value-type="float" office:value="-0.0418375717801477">
            <text:p>-0.0418375718</text:p>
          </table:table-cell>
          <table:table-cell table:number-columns-repeated="9"/>
        </table:table-row>
        <table:table-row table:style-name="ro1">
          <table:table-cell office:value-type="string">
            <text:p>2009-09-25</text:p>
          </table:table-cell>
          <table:table-cell office:value-type="float" office:value="11.43">
            <text:p>11.43</text:p>
          </table:table-cell>
          <table:table-cell table:formula="of:=[.B439]/[.B438]-1" office:value-type="float" office:value="-0.021404109589041">
            <text:p>-0.0214041096</text:p>
          </table:table-cell>
          <table:table-cell table:number-columns-repeated="9"/>
        </table:table-row>
        <table:table-row table:style-name="ro1">
          <table:table-cell office:value-type="string">
            <text:p>2009-09-28</text:p>
          </table:table-cell>
          <table:table-cell office:value-type="float" office:value="12.04">
            <text:p>12.04</text:p>
          </table:table-cell>
          <table:table-cell table:formula="of:=[.B440]/[.B439]-1" office:value-type="float" office:value="0.05336832895888">
            <text:p>0.053368329</text:p>
          </table:table-cell>
          <table:table-cell table:number-columns-repeated="9"/>
        </table:table-row>
        <table:table-row table:style-name="ro1">
          <table:table-cell office:value-type="string">
            <text:p>2009-09-29</text:p>
          </table:table-cell>
          <table:table-cell office:value-type="float" office:value="11.77">
            <text:p>11.77</text:p>
          </table:table-cell>
          <table:table-cell table:formula="of:=[.B441]/[.B440]-1" office:value-type="float" office:value="-0.0224252491694352">
            <text:p>-0.0224252492</text:p>
          </table:table-cell>
          <table:table-cell table:number-columns-repeated="9"/>
        </table:table-row>
        <table:table-row table:style-name="ro1">
          <table:table-cell office:value-type="string">
            <text:p>2009-09-30</text:p>
          </table:table-cell>
          <table:table-cell office:value-type="float" office:value="11.74">
            <text:p>11.74</text:p>
          </table:table-cell>
          <table:table-cell table:formula="of:=[.B442]/[.B441]-1" office:value-type="float" office:value="-0.00254885301614272">
            <text:p>-0.002548853</text:p>
          </table:table-cell>
          <table:table-cell table:number-columns-repeated="9"/>
        </table:table-row>
        <table:table-row table:style-name="ro1">
          <table:table-cell office:value-type="string">
            <text:p>2009-10-01</text:p>
          </table:table-cell>
          <table:table-cell office:value-type="float" office:value="10.94">
            <text:p>10.94</text:p>
          </table:table-cell>
          <table:table-cell table:formula="of:=[.B443]/[.B442]-1" office:value-type="float" office:value="-0.0681431005110733">
            <text:p>-0.0681431005</text:p>
          </table:table-cell>
          <table:table-cell table:number-columns-repeated="9"/>
        </table:table-row>
        <table:table-row table:style-name="ro1">
          <table:table-cell office:value-type="string">
            <text:p>2009-10-02</text:p>
          </table:table-cell>
          <table:table-cell office:value-type="float" office:value="10.76">
            <text:p>10.76</text:p>
          </table:table-cell>
          <table:table-cell table:formula="of:=[.B444]/[.B443]-1" office:value-type="float" office:value="-0.0164533820840951">
            <text:p>-0.0164533821</text:p>
          </table:table-cell>
          <table:table-cell table:number-columns-repeated="9"/>
        </table:table-row>
        <table:table-row table:style-name="ro1">
          <table:table-cell office:value-type="string">
            <text:p>2009-10-05</text:p>
          </table:table-cell>
          <table:table-cell office:value-type="float" office:value="11.29">
            <text:p>11.29</text:p>
          </table:table-cell>
          <table:table-cell table:formula="of:=[.B445]/[.B444]-1" office:value-type="float" office:value="0.0492565055762082">
            <text:p>0.0492565056</text:p>
          </table:table-cell>
          <table:table-cell table:number-columns-repeated="9"/>
        </table:table-row>
        <table:table-row table:style-name="ro1">
          <table:table-cell office:value-type="string">
            <text:p>2009-10-06</text:p>
          </table:table-cell>
          <table:table-cell office:value-type="float" office:value="11.53">
            <text:p>11.53</text:p>
          </table:table-cell>
          <table:table-cell table:formula="of:=[.B446]/[.B445]-1" office:value-type="float" office:value="0.0212577502214348">
            <text:p>0.0212577502</text:p>
          </table:table-cell>
          <table:table-cell table:number-columns-repeated="9"/>
        </table:table-row>
        <table:table-row table:style-name="ro1">
          <table:table-cell office:value-type="string">
            <text:p>2009-10-07</text:p>
          </table:table-cell>
          <table:table-cell office:value-type="float" office:value="11.35">
            <text:p>11.35</text:p>
          </table:table-cell>
          <table:table-cell table:formula="of:=[.B447]/[.B446]-1" office:value-type="float" office:value="-0.01561144839549">
            <text:p>-0.0156114484</text:p>
          </table:table-cell>
          <table:table-cell table:number-columns-repeated="9"/>
        </table:table-row>
        <table:table-row table:style-name="ro1">
          <table:table-cell office:value-type="string">
            <text:p>2009-10-08</text:p>
          </table:table-cell>
          <table:table-cell office:value-type="float" office:value="11.93">
            <text:p>11.93</text:p>
          </table:table-cell>
          <table:table-cell table:formula="of:=[.B448]/[.B447]-1" office:value-type="float" office:value="0.0511013215859031">
            <text:p>0.0511013216</text:p>
          </table:table-cell>
          <table:table-cell table:number-columns-repeated="9"/>
        </table:table-row>
        <table:table-row table:style-name="ro1">
          <table:table-cell office:value-type="string">
            <text:p>2009-10-09</text:p>
          </table:table-cell>
          <table:table-cell office:value-type="float" office:value="12.23">
            <text:p>12.23</text:p>
          </table:table-cell>
          <table:table-cell table:formula="of:=[.B449]/[.B448]-1" office:value-type="float" office:value="0.0251466890192791">
            <text:p>0.025146689</text:p>
          </table:table-cell>
          <table:table-cell table:number-columns-repeated="9"/>
        </table:table-row>
        <table:table-row table:style-name="ro1">
          <table:table-cell office:value-type="string">
            <text:p>2009-10-12</text:p>
          </table:table-cell>
          <table:table-cell office:value-type="float" office:value="12.15">
            <text:p>12.15</text:p>
          </table:table-cell>
          <table:table-cell table:formula="of:=[.B450]/[.B449]-1" office:value-type="float" office:value="-0.00654129190515129">
            <text:p>-0.0065412919</text:p>
          </table:table-cell>
          <table:table-cell table:number-columns-repeated="9"/>
        </table:table-row>
        <table:table-row table:style-name="ro1">
          <table:table-cell office:value-type="string">
            <text:p>2009-10-13</text:p>
          </table:table-cell>
          <table:table-cell office:value-type="float" office:value="11.97">
            <text:p>11.97</text:p>
          </table:table-cell>
          <table:table-cell table:formula="of:=[.B451]/[.B450]-1" office:value-type="float" office:value="-0.0148148148148148">
            <text:p>-0.0148148148</text:p>
          </table:table-cell>
          <table:table-cell table:number-columns-repeated="9"/>
        </table:table-row>
        <table:table-row table:style-name="ro1">
          <table:table-cell office:value-type="string">
            <text:p>2009-10-14</text:p>
          </table:table-cell>
          <table:table-cell office:value-type="float" office:value="12.54">
            <text:p>12.54</text:p>
          </table:table-cell>
          <table:table-cell table:formula="of:=[.B452]/[.B451]-1" office:value-type="float" office:value="0.0476190476190475">
            <text:p>0.0476190476</text:p>
          </table:table-cell>
          <table:table-cell table:number-columns-repeated="9"/>
        </table:table-row>
        <table:table-row table:style-name="ro1">
          <table:table-cell office:value-type="string">
            <text:p>2009-10-15</text:p>
          </table:table-cell>
          <table:table-cell office:value-type="float" office:value="12.73">
            <text:p>12.73</text:p>
          </table:table-cell>
          <table:table-cell table:formula="of:=[.B453]/[.B452]-1" office:value-type="float" office:value="0.0151515151515154">
            <text:p>0.0151515152</text:p>
          </table:table-cell>
          <table:table-cell table:number-columns-repeated="9"/>
        </table:table-row>
        <table:table-row table:style-name="ro1">
          <table:table-cell office:value-type="string">
            <text:p>2009-10-16</text:p>
          </table:table-cell>
          <table:table-cell office:value-type="float" office:value="12.4">
            <text:p>12.4</text:p>
          </table:table-cell>
          <table:table-cell table:formula="of:=[.B454]/[.B453]-1" office:value-type="float" office:value="-0.025923016496465">
            <text:p>-0.0259230165</text:p>
          </table:table-cell>
          <table:table-cell table:number-columns-repeated="9"/>
        </table:table-row>
        <table:table-row table:style-name="ro1">
          <table:table-cell office:value-type="string">
            <text:p>2009-10-19</text:p>
          </table:table-cell>
          <table:table-cell office:value-type="float" office:value="13">
            <text:p>13</text:p>
          </table:table-cell>
          <table:table-cell table:formula="of:=[.B455]/[.B454]-1" office:value-type="float" office:value="0.0483870967741935">
            <text:p>0.0483870968</text:p>
          </table:table-cell>
          <table:table-cell table:number-columns-repeated="9"/>
        </table:table-row>
        <table:table-row table:style-name="ro1">
          <table:table-cell office:value-type="string">
            <text:p>2009-10-20</text:p>
          </table:table-cell>
          <table:table-cell office:value-type="float" office:value="12.97">
            <text:p>12.97</text:p>
          </table:table-cell>
          <table:table-cell table:formula="of:=[.B456]/[.B455]-1" office:value-type="float" office:value="-0.00230769230769223">
            <text:p>-0.0023076923</text:p>
          </table:table-cell>
          <table:table-cell table:number-columns-repeated="9"/>
        </table:table-row>
        <table:table-row table:style-name="ro1">
          <table:table-cell office:value-type="string">
            <text:p>2009-10-21</text:p>
          </table:table-cell>
          <table:table-cell office:value-type="float" office:value="13.26">
            <text:p>13.26</text:p>
          </table:table-cell>
          <table:table-cell table:formula="of:=[.B457]/[.B456]-1" office:value-type="float" office:value="0.0223592906707786">
            <text:p>0.0223592907</text:p>
          </table:table-cell>
          <table:table-cell table:number-columns-repeated="9"/>
        </table:table-row>
        <table:table-row table:style-name="ro1">
          <table:table-cell office:value-type="string">
            <text:p>2009-10-22</text:p>
          </table:table-cell>
          <table:table-cell office:value-type="float" office:value="13.62">
            <text:p>13.62</text:p>
          </table:table-cell>
          <table:table-cell table:formula="of:=[.B458]/[.B457]-1" office:value-type="float" office:value="0.0271493212669682">
            <text:p>0.0271493213</text:p>
          </table:table-cell>
          <table:table-cell table:number-columns-repeated="9"/>
        </table:table-row>
        <table:table-row table:style-name="ro1">
          <table:table-cell office:value-type="string">
            <text:p>2009-10-23</text:p>
          </table:table-cell>
          <table:table-cell office:value-type="float" office:value="13">
            <text:p>13</text:p>
          </table:table-cell>
          <table:table-cell table:formula="of:=[.B459]/[.B458]-1" office:value-type="float" office:value="-0.0455212922173274">
            <text:p>-0.0455212922</text:p>
          </table:table-cell>
          <table:table-cell table:number-columns-repeated="9"/>
        </table:table-row>
        <table:table-row table:style-name="ro1">
          <table:table-cell office:value-type="string">
            <text:p>2009-10-26</text:p>
          </table:table-cell>
          <table:table-cell office:value-type="float" office:value="12.69">
            <text:p>12.69</text:p>
          </table:table-cell>
          <table:table-cell table:formula="of:=[.B460]/[.B459]-1" office:value-type="float" office:value="-0.0238461538461538">
            <text:p>-0.0238461538</text:p>
          </table:table-cell>
          <table:table-cell table:number-columns-repeated="9"/>
        </table:table-row>
        <table:table-row table:style-name="ro1">
          <table:table-cell office:value-type="string">
            <text:p>2009-10-27</text:p>
          </table:table-cell>
          <table:table-cell office:value-type="float" office:value="12.25">
            <text:p>12.25</text:p>
          </table:table-cell>
          <table:table-cell table:formula="of:=[.B461]/[.B460]-1" office:value-type="float" office:value="-0.0346729708431835">
            <text:p>-0.0346729708</text:p>
          </table:table-cell>
          <table:table-cell table:number-columns-repeated="9"/>
        </table:table-row>
        <table:table-row table:style-name="ro1">
          <table:table-cell office:value-type="string">
            <text:p>2009-10-28</text:p>
          </table:table-cell>
          <table:table-cell office:value-type="float" office:value="11.46">
            <text:p>11.46</text:p>
          </table:table-cell>
          <table:table-cell table:formula="of:=[.B462]/[.B461]-1" office:value-type="float" office:value="-0.0644897959183672">
            <text:p>-0.0644897959</text:p>
          </table:table-cell>
          <table:table-cell table:number-columns-repeated="9"/>
        </table:table-row>
        <table:table-row table:style-name="ro1">
          <table:table-cell office:value-type="string">
            <text:p>2009-10-29</text:p>
          </table:table-cell>
          <table:table-cell office:value-type="float" office:value="11.3">
            <text:p>11.3</text:p>
          </table:table-cell>
          <table:table-cell table:formula="of:=[.B463]/[.B462]-1" office:value-type="float" office:value="-0.0139616055846422">
            <text:p>-0.0139616056</text:p>
          </table:table-cell>
          <table:table-cell table:number-columns-repeated="9"/>
        </table:table-row>
        <table:table-row table:style-name="ro1">
          <table:table-cell office:value-type="string">
            <text:p>2009-10-30</text:p>
          </table:table-cell>
          <table:table-cell office:value-type="float" office:value="10.35">
            <text:p>10.35</text:p>
          </table:table-cell>
          <table:table-cell table:formula="of:=[.B464]/[.B463]-1" office:value-type="float" office:value="-0.0840707964601771">
            <text:p>-0.0840707965</text:p>
          </table:table-cell>
          <table:table-cell table:number-columns-repeated="9"/>
        </table:table-row>
        <table:table-row table:style-name="ro1">
          <table:table-cell office:value-type="string">
            <text:p>2009-11-02</text:p>
          </table:table-cell>
          <table:table-cell office:value-type="float" office:value="10.56">
            <text:p>10.56</text:p>
          </table:table-cell>
          <table:table-cell table:formula="of:=[.B465]/[.B464]-1" office:value-type="float" office:value="0.0202898550724639">
            <text:p>0.0202898551</text:p>
          </table:table-cell>
          <table:table-cell table:number-columns-repeated="9"/>
        </table:table-row>
        <table:table-row table:style-name="ro1">
          <table:table-cell office:value-type="string">
            <text:p>2009-11-03</text:p>
          </table:table-cell>
          <table:table-cell office:value-type="float" office:value="10.78">
            <text:p>10.78</text:p>
          </table:table-cell>
          <table:table-cell table:formula="of:=[.B466]/[.B465]-1" office:value-type="float" office:value="0.0208333333333333">
            <text:p>0.0208333333</text:p>
          </table:table-cell>
          <table:table-cell table:number-columns-repeated="9"/>
        </table:table-row>
        <table:table-row table:style-name="ro1">
          <table:table-cell office:value-type="string">
            <text:p>2009-11-04</text:p>
          </table:table-cell>
          <table:table-cell office:value-type="float" office:value="10.33">
            <text:p>10.33</text:p>
          </table:table-cell>
          <table:table-cell table:formula="of:=[.B467]/[.B466]-1" office:value-type="float" office:value="-0.0417439703153988">
            <text:p>-0.0417439703</text:p>
          </table:table-cell>
          <table:table-cell table:number-columns-repeated="9"/>
        </table:table-row>
        <table:table-row table:style-name="ro1">
          <table:table-cell office:value-type="string">
            <text:p>2009-11-05</text:p>
          </table:table-cell>
          <table:table-cell office:value-type="float" office:value="10.7">
            <text:p>10.7</text:p>
          </table:table-cell>
          <table:table-cell table:formula="of:=[.B468]/[.B467]-1" office:value-type="float" office:value="0.0358180058083253">
            <text:p>0.0358180058</text:p>
          </table:table-cell>
          <table:table-cell table:number-columns-repeated="9"/>
        </table:table-row>
        <table:table-row table:style-name="ro1">
          <table:table-cell office:value-type="string">
            <text:p>2009-11-06</text:p>
          </table:table-cell>
          <table:table-cell office:value-type="float" office:value="10.73">
            <text:p>10.73</text:p>
          </table:table-cell>
          <table:table-cell table:formula="of:=[.B469]/[.B468]-1" office:value-type="float" office:value="0.00280373831775704">
            <text:p>0.0028037383</text:p>
          </table:table-cell>
          <table:table-cell table:number-columns-repeated="9"/>
        </table:table-row>
        <table:table-row table:style-name="ro1">
          <table:table-cell office:value-type="string">
            <text:p>2009-11-09</text:p>
          </table:table-cell>
          <table:table-cell office:value-type="float" office:value="11.14">
            <text:p>11.14</text:p>
          </table:table-cell>
          <table:table-cell table:formula="of:=[.B470]/[.B469]-1" office:value-type="float" office:value="0.0382106244175209">
            <text:p>0.0382106244</text:p>
          </table:table-cell>
          <table:table-cell table:number-columns-repeated="9"/>
        </table:table-row>
        <table:table-row table:style-name="ro1">
          <table:table-cell office:value-type="string">
            <text:p>2009-11-10</text:p>
          </table:table-cell>
          <table:table-cell office:value-type="float" office:value="10.9">
            <text:p>10.9</text:p>
          </table:table-cell>
          <table:table-cell table:formula="of:=[.B471]/[.B470]-1" office:value-type="float" office:value="-0.0215439856373429">
            <text:p>-0.0215439856</text:p>
          </table:table-cell>
          <table:table-cell table:number-columns-repeated="9"/>
        </table:table-row>
        <table:table-row table:style-name="ro1">
          <table:table-cell office:value-type="string">
            <text:p>2009-11-11</text:p>
          </table:table-cell>
          <table:table-cell office:value-type="float" office:value="11">
            <text:p>11</text:p>
          </table:table-cell>
          <table:table-cell table:formula="of:=[.B472]/[.B471]-1" office:value-type="float" office:value="0.00917431192660545">
            <text:p>0.0091743119</text:p>
          </table:table-cell>
          <table:table-cell table:number-columns-repeated="9"/>
        </table:table-row>
        <table:table-row table:style-name="ro1">
          <table:table-cell office:value-type="string">
            <text:p>2009-11-12</text:p>
          </table:table-cell>
          <table:table-cell office:value-type="float" office:value="10.61">
            <text:p>10.61</text:p>
          </table:table-cell>
          <table:table-cell table:formula="of:=[.B473]/[.B472]-1" office:value-type="float" office:value="-0.0354545454545455">
            <text:p>-0.0354545455</text:p>
          </table:table-cell>
          <table:table-cell table:number-columns-repeated="9"/>
        </table:table-row>
        <table:table-row table:style-name="ro1">
          <table:table-cell office:value-type="string">
            <text:p>2009-11-13</text:p>
          </table:table-cell>
          <table:table-cell office:value-type="float" office:value="11.06">
            <text:p>11.06</text:p>
          </table:table-cell>
          <table:table-cell table:formula="of:=[.B474]/[.B473]-1" office:value-type="float" office:value="0.0424128180961358">
            <text:p>0.0424128181</text:p>
          </table:table-cell>
          <table:table-cell table:number-columns-repeated="9"/>
        </table:table-row>
        <table:table-row table:style-name="ro1">
          <table:table-cell office:value-type="string">
            <text:p>2009-11-16</text:p>
          </table:table-cell>
          <table:table-cell office:value-type="float" office:value="11.56">
            <text:p>11.56</text:p>
          </table:table-cell>
          <table:table-cell table:formula="of:=[.B475]/[.B474]-1" office:value-type="float" office:value="0.0452079566003616">
            <text:p>0.0452079566</text:p>
          </table:table-cell>
          <table:table-cell table:number-columns-repeated="9"/>
        </table:table-row>
        <table:table-row table:style-name="ro1">
          <table:table-cell office:value-type="string">
            <text:p>2009-11-17</text:p>
          </table:table-cell>
          <table:table-cell office:value-type="float" office:value="11.61">
            <text:p>11.61</text:p>
          </table:table-cell>
          <table:table-cell table:formula="of:=[.B476]/[.B475]-1" office:value-type="float" office:value="0.00432525951557095">
            <text:p>0.0043252595</text:p>
          </table:table-cell>
          <table:table-cell table:number-columns-repeated="9"/>
        </table:table-row>
        <table:table-row table:style-name="ro1">
          <table:table-cell office:value-type="string">
            <text:p>2009-11-18</text:p>
          </table:table-cell>
          <table:table-cell office:value-type="float" office:value="11.57">
            <text:p>11.57</text:p>
          </table:table-cell>
          <table:table-cell table:formula="of:=[.B477]/[.B476]-1" office:value-type="float" office:value="-0.00344530577088709">
            <text:p>-0.0034453058</text:p>
          </table:table-cell>
          <table:table-cell table:number-columns-repeated="9"/>
        </table:table-row>
        <table:table-row table:style-name="ro1">
          <table:table-cell office:value-type="string">
            <text:p>2009-11-19</text:p>
          </table:table-cell>
          <table:table-cell office:value-type="float" office:value="11.21">
            <text:p>11.21</text:p>
          </table:table-cell>
          <table:table-cell table:formula="of:=[.B478]/[.B477]-1" office:value-type="float" office:value="-0.031114952463267">
            <text:p>-0.0311149525</text:p>
          </table:table-cell>
          <table:table-cell table:number-columns-repeated="9"/>
        </table:table-row>
        <table:table-row table:style-name="ro1">
          <table:table-cell office:value-type="string">
            <text:p>2009-11-20</text:p>
          </table:table-cell>
          <table:table-cell office:value-type="float" office:value="11.13">
            <text:p>11.13</text:p>
          </table:table-cell>
          <table:table-cell table:formula="of:=[.B479]/[.B478]-1" office:value-type="float" office:value="-0.00713648528099908">
            <text:p>-0.0071364853</text:p>
          </table:table-cell>
          <table:table-cell table:number-columns-repeated="9"/>
        </table:table-row>
        <table:table-row table:style-name="ro1">
          <table:table-cell office:value-type="string">
            <text:p>2009-11-23</text:p>
          </table:table-cell>
          <table:table-cell office:value-type="float" office:value="11.21">
            <text:p>11.21</text:p>
          </table:table-cell>
          <table:table-cell table:formula="of:=[.B480]/[.B479]-1" office:value-type="float" office:value="0.00718778077268634">
            <text:p>0.0071877808</text:p>
          </table:table-cell>
          <table:table-cell table:number-columns-repeated="9"/>
        </table:table-row>
        <table:table-row table:style-name="ro1">
          <table:table-cell office:value-type="string">
            <text:p>2009-11-24</text:p>
          </table:table-cell>
          <table:table-cell office:value-type="float" office:value="11.25">
            <text:p>11.25</text:p>
          </table:table-cell>
          <table:table-cell table:formula="of:=[.B481]/[.B480]-1" office:value-type="float" office:value="0.00356824264049949">
            <text:p>0.0035682426</text:p>
          </table:table-cell>
          <table:table-cell table:number-columns-repeated="9"/>
        </table:table-row>
        <table:table-row table:style-name="ro1">
          <table:table-cell office:value-type="string">
            <text:p>2009-11-25</text:p>
          </table:table-cell>
          <table:table-cell office:value-type="float" office:value="11.25">
            <text:p>11.25</text:p>
          </table:table-cell>
          <table:table-cell table:formula="of:=[.B482]/[.B481]-1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2009-11-27</text:p>
          </table:table-cell>
          <table:table-cell office:value-type="float" office:value="10.82">
            <text:p>10.82</text:p>
          </table:table-cell>
          <table:table-cell table:formula="of:=[.B483]/[.B482]-1" office:value-type="float" office:value="-0.0382222222222222">
            <text:p>-0.0382222222</text:p>
          </table:table-cell>
          <table:table-cell table:number-columns-repeated="9"/>
        </table:table-row>
        <table:table-row table:style-name="ro1">
          <table:table-cell office:value-type="string">
            <text:p>2009-11-30</text:p>
          </table:table-cell>
          <table:table-cell office:value-type="float" office:value="11.43">
            <text:p>11.43</text:p>
          </table:table-cell>
          <table:table-cell table:formula="of:=[.B484]/[.B483]-1" office:value-type="float" office:value="0.0563770794824399">
            <text:p>0.0563770795</text:p>
          </table:table-cell>
          <table:table-cell table:number-columns-repeated="9"/>
        </table:table-row>
        <table:table-row table:style-name="ro1">
          <table:table-cell office:value-type="string">
            <text:p>2009-12-01</text:p>
          </table:table-cell>
          <table:table-cell office:value-type="float" office:value="11.59">
            <text:p>11.59</text:p>
          </table:table-cell>
          <table:table-cell table:formula="of:=[.B485]/[.B484]-1" office:value-type="float" office:value="0.0139982502187226">
            <text:p>0.0139982502</text:p>
          </table:table-cell>
          <table:table-cell table:number-columns-repeated="9"/>
        </table:table-row>
        <table:table-row table:style-name="ro1">
          <table:table-cell office:value-type="string">
            <text:p>2009-12-02</text:p>
          </table:table-cell>
          <table:table-cell office:value-type="float" office:value="12.27">
            <text:p>12.27</text:p>
          </table:table-cell>
          <table:table-cell table:formula="of:=[.B486]/[.B485]-1" office:value-type="float" office:value="0.0586712683347714">
            <text:p>0.0586712683</text:p>
          </table:table-cell>
          <table:table-cell table:number-columns-repeated="9"/>
        </table:table-row>
        <table:table-row table:style-name="ro1">
          <table:table-cell office:value-type="string">
            <text:p>2009-12-03</text:p>
          </table:table-cell>
          <table:table-cell office:value-type="float" office:value="12.01">
            <text:p>12.01</text:p>
          </table:table-cell>
          <table:table-cell table:formula="of:=[.B487]/[.B486]-1" office:value-type="float" office:value="-0.0211898940505297">
            <text:p>-0.0211898941</text:p>
          </table:table-cell>
          <table:table-cell table:number-columns-repeated="9"/>
        </table:table-row>
        <table:table-row table:style-name="ro1">
          <table:table-cell office:value-type="string">
            <text:p>2009-12-04</text:p>
          </table:table-cell>
          <table:table-cell office:value-type="float" office:value="12.39">
            <text:p>12.39</text:p>
          </table:table-cell>
          <table:table-cell table:formula="of:=[.B488]/[.B487]-1" office:value-type="float" office:value="0.0316402997502083">
            <text:p>0.0316402998</text:p>
          </table:table-cell>
          <table:table-cell table:number-columns-repeated="9"/>
        </table:table-row>
        <table:table-row table:style-name="ro1">
          <table:table-cell office:value-type="string">
            <text:p>2009-12-07</text:p>
          </table:table-cell>
          <table:table-cell office:value-type="float" office:value="12.13">
            <text:p>12.13</text:p>
          </table:table-cell>
          <table:table-cell table:formula="of:=[.B489]/[.B488]-1" office:value-type="float" office:value="-0.0209846650524617">
            <text:p>-0.0209846651</text:p>
          </table:table-cell>
          <table:table-cell table:number-columns-repeated="9"/>
        </table:table-row>
        <table:table-row table:style-name="ro1">
          <table:table-cell office:value-type="string">
            <text:p>2009-12-08</text:p>
          </table:table-cell>
          <table:table-cell office:value-type="float" office:value="12.02">
            <text:p>12.02</text:p>
          </table:table-cell>
          <table:table-cell table:formula="of:=[.B490]/[.B489]-1" office:value-type="float" office:value="-0.00906842539159125">
            <text:p>-0.0090684254</text:p>
          </table:table-cell>
          <table:table-cell table:number-columns-repeated="9"/>
        </table:table-row>
        <table:table-row table:style-name="ro1">
          <table:table-cell office:value-type="string">
            <text:p>2009-12-09</text:p>
          </table:table-cell>
          <table:table-cell office:value-type="float" office:value="11.9">
            <text:p>11.9</text:p>
          </table:table-cell>
          <table:table-cell table:formula="of:=[.B491]/[.B490]-1" office:value-type="float" office:value="-0.00998336106489173">
            <text:p>-0.0099833611</text:p>
          </table:table-cell>
          <table:table-cell table:number-columns-repeated="9"/>
        </table:table-row>
        <table:table-row table:style-name="ro1">
          <table:table-cell office:value-type="string">
            <text:p>2009-12-10</text:p>
          </table:table-cell>
          <table:table-cell office:value-type="float" office:value="12.05">
            <text:p>12.05</text:p>
          </table:table-cell>
          <table:table-cell table:formula="of:=[.B492]/[.B491]-1" office:value-type="float" office:value="0.0126050420168067">
            <text:p>0.012605042</text:p>
          </table:table-cell>
          <table:table-cell table:number-columns-repeated="9"/>
        </table:table-row>
        <table:table-row table:style-name="ro1">
          <table:table-cell office:value-type="string">
            <text:p>2009-12-11</text:p>
          </table:table-cell>
          <table:table-cell office:value-type="float" office:value="12.19">
            <text:p>12.19</text:p>
          </table:table-cell>
          <table:table-cell table:formula="of:=[.B493]/[.B492]-1" office:value-type="float" office:value="0.0116182572614107">
            <text:p>0.0116182573</text:p>
          </table:table-cell>
          <table:table-cell table:number-columns-repeated="9"/>
        </table:table-row>
        <table:table-row table:style-name="ro1">
          <table:table-cell office:value-type="string">
            <text:p>2009-12-14</text:p>
          </table:table-cell>
          <table:table-cell office:value-type="float" office:value="12.69">
            <text:p>12.69</text:p>
          </table:table-cell>
          <table:table-cell table:formula="of:=[.B494]/[.B493]-1" office:value-type="float" office:value="0.041017227235439">
            <text:p>0.0410172272</text:p>
          </table:table-cell>
          <table:table-cell table:number-columns-repeated="9"/>
        </table:table-row>
        <table:table-row table:style-name="ro1">
          <table:table-cell office:value-type="string">
            <text:p>2009-12-15</text:p>
          </table:table-cell>
          <table:table-cell office:value-type="float" office:value="12.63">
            <text:p>12.63</text:p>
          </table:table-cell>
          <table:table-cell table:formula="of:=[.B495]/[.B494]-1" office:value-type="float" office:value="-0.00472813238770675">
            <text:p>-0.0047281324</text:p>
          </table:table-cell>
          <table:table-cell table:number-columns-repeated="9"/>
        </table:table-row>
        <table:table-row table:style-name="ro1">
          <table:table-cell office:value-type="string">
            <text:p>2009-12-16</text:p>
          </table:table-cell>
          <table:table-cell office:value-type="float" office:value="12.92">
            <text:p>12.92</text:p>
          </table:table-cell>
          <table:table-cell table:formula="of:=[.B496]/[.B495]-1" office:value-type="float" office:value="0.0229612034837687">
            <text:p>0.0229612035</text:p>
          </table:table-cell>
          <table:table-cell table:number-columns-repeated="9"/>
        </table:table-row>
        <table:table-row table:style-name="ro1">
          <table:table-cell office:value-type="string">
            <text:p>2009-12-17</text:p>
          </table:table-cell>
          <table:table-cell office:value-type="float" office:value="12.68">
            <text:p>12.68</text:p>
          </table:table-cell>
          <table:table-cell table:formula="of:=[.B497]/[.B496]-1" office:value-type="float" office:value="-0.0185758513931888">
            <text:p>-0.0185758514</text:p>
          </table:table-cell>
          <table:table-cell table:number-columns-repeated="9"/>
        </table:table-row>
        <table:table-row table:style-name="ro1">
          <table:table-cell office:value-type="string">
            <text:p>2009-12-18</text:p>
          </table:table-cell>
          <table:table-cell office:value-type="float" office:value="13.05">
            <text:p>13.05</text:p>
          </table:table-cell>
          <table:table-cell table:formula="of:=[.B498]/[.B497]-1" office:value-type="float" office:value="0.0291798107255521">
            <text:p>0.0291798107</text:p>
          </table:table-cell>
          <table:table-cell table:number-columns-repeated="9"/>
        </table:table-row>
        <table:table-row table:style-name="ro1">
          <table:table-cell office:value-type="string">
            <text:p>2009-12-21</text:p>
          </table:table-cell>
          <table:table-cell office:value-type="float" office:value="13.18">
            <text:p>13.18</text:p>
          </table:table-cell>
          <table:table-cell table:formula="of:=[.B499]/[.B498]-1" office:value-type="float" office:value="0.00996168582375478">
            <text:p>0.0099616858</text:p>
          </table:table-cell>
          <table:table-cell table:number-columns-repeated="9"/>
        </table:table-row>
        <table:table-row table:style-name="ro1">
          <table:table-cell office:value-type="string">
            <text:p>2009-12-22</text:p>
          </table:table-cell>
          <table:table-cell office:value-type="float" office:value="13.51">
            <text:p>13.51</text:p>
          </table:table-cell>
          <table:table-cell table:formula="of:=[.B500]/[.B499]-1" office:value-type="float" office:value="0.0250379362670714">
            <text:p>0.0250379363</text:p>
          </table:table-cell>
          <table:table-cell table:number-columns-repeated="9"/>
        </table:table-row>
        <table:table-row table:style-name="ro1">
          <table:table-cell office:value-type="string">
            <text:p>2009-12-23</text:p>
          </table:table-cell>
          <table:table-cell office:value-type="float" office:value="13.81">
            <text:p>13.81</text:p>
          </table:table-cell>
          <table:table-cell table:formula="of:=[.B501]/[.B500]-1" office:value-type="float" office:value="0.0222057735011103">
            <text:p>0.0222057735</text:p>
          </table:table-cell>
          <table:table-cell table:number-columns-repeated="9"/>
        </table:table-row>
        <table:table-row table:style-name="ro1">
          <table:table-cell office:value-type="string">
            <text:p>2009-12-24</text:p>
          </table:table-cell>
          <table:table-cell office:value-type="float" office:value="13.9">
            <text:p>13.9</text:p>
          </table:table-cell>
          <table:table-cell table:formula="of:=[.B502]/[.B501]-1" office:value-type="float" office:value="0.00651701665459803">
            <text:p>0.0065170167</text:p>
          </table:table-cell>
          <table:table-cell table:number-columns-repeated="9"/>
        </table:table-row>
        <table:table-row table:style-name="ro1">
          <table:table-cell office:value-type="string">
            <text:p>2009-12-28</text:p>
          </table:table-cell>
          <table:table-cell office:value-type="float" office:value="13.71">
            <text:p>13.71</text:p>
          </table:table-cell>
          <table:table-cell table:formula="of:=[.B503]/[.B502]-1" office:value-type="float" office:value="-0.0136690647482014">
            <text:p>-0.0136690647</text:p>
          </table:table-cell>
          <table:table-cell table:number-columns-repeated="9"/>
        </table:table-row>
        <table:table-row table:style-name="ro1">
          <table:table-cell office:value-type="string">
            <text:p>2009-12-29</text:p>
          </table:table-cell>
          <table:table-cell office:value-type="float" office:value="13.8">
            <text:p>13.8</text:p>
          </table:table-cell>
          <table:table-cell table:formula="of:=[.B504]/[.B503]-1" office:value-type="float" office:value="0.00656455142231938">
            <text:p>0.0065645514</text:p>
          </table:table-cell>
          <table:table-cell table:number-columns-repeated="9"/>
        </table:table-row>
        <table:table-row table:style-name="ro1">
          <table:table-cell office:value-type="string">
            <text:p>2009-12-30</text:p>
          </table:table-cell>
          <table:table-cell office:value-type="float" office:value="14.04">
            <text:p>14.04</text:p>
          </table:table-cell>
          <table:table-cell table:formula="of:=[.B505]/[.B504]-1" office:value-type="float" office:value="0.017391304347826">
            <text:p>0.0173913043</text:p>
          </table:table-cell>
          <table:table-cell table:number-columns-repeated="9"/>
        </table:table-row>
        <table:table-row table:style-name="ro1">
          <table:table-cell office:value-type="string">
            <text:p>2009-12-31</text:p>
          </table:table-cell>
          <table:table-cell office:value-type="float" office:value="13.57">
            <text:p>13.57</text:p>
          </table:table-cell>
          <table:table-cell table:formula="of:=[.B506]/[.B505]-1" office:value-type="float" office:value="-0.0334757834757834">
            <text:p>-0.0334757835</text:p>
          </table:table-cell>
          <table:table-cell table:number-columns-repeated="9"/>
        </table:table-row>
      </table:table>
      <table:table table:name="AMD + CBG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row table:style-name="ro1">
          <table:table-cell/>
          <table:table-cell office:value-type="string">
            <text:p>E[X] AMD</text:p>
          </table:table-cell>
          <table:table-cell office:value-type="string">
            <text:p>E[X] CBG</text:p>
          </table:table-cell>
          <table:table-cell office:value-type="string">
            <text:p>E[X]</text:p>
          </table:table-cell>
          <table:table-cell/>
          <table:table-cell office:value-type="string">
            <text:p>AR AMD</text:p>
          </table:table-cell>
          <table:table-cell office:value-type="string">
            <text:p>AR CBG</text:p>
          </table:table-cell>
          <table:table-cell office:value-type="string">
            <text:p>AR</text:p>
          </table:table-cell>
          <table:table-cell/>
          <table:table-cell office:value-type="string">
            <text:p>CAR AMD</text:p>
          </table:table-cell>
          <table:table-cell office:value-type="string">
            <text:p>CAR CBG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table:formula="of:=['AMD Event'.G409]" office:value-type="float" office:value="-0.11864865418343">
            <text:p>-0.1186486542</text:p>
          </table:table-cell>
          <table:table-cell table:formula="of:=['CBG Event'.G273]" office:value-type="float" office:value="-0.0685071236316042">
            <text:p>-0.0685071236</text:p>
          </table:table-cell>
          <table:table-cell table:formula="of:=AVERAGE([.B2:.C2])" office:value-type="float" office:value="-0.0935778889075173">
            <text:p>-0.0935778889</text:p>
          </table:table-cell>
          <table:table-cell/>
          <table:table-cell table:formula="of:=['AMD Event'.H409]" office:value-type="float" office:value="-0.0499559969793603">
            <text:p>-0.049955997</text:p>
          </table:table-cell>
          <table:table-cell table:formula="of:=['CBG Event'.H273]" office:value-type="float" office:value="-0.0788143049398244">
            <text:p>-0.0788143049</text:p>
          </table:table-cell>
          <table:table-cell table:formula="of:=AVERAGE([.F2];[.G2])" office:value-type="float" office:value="-0.0643851509595923">
            <text:p>-0.064385151</text:p>
          </table:table-cell>
          <table:table-cell/>
          <table:table-cell table:formula="of:=['AMD Event'.I409]" office:value-type="float" office:value="-0.0499559969793603">
            <text:p>-0.049955997</text:p>
          </table:table-cell>
          <table:table-cell table:formula="of:=['CBG Event'.I273]" office:value-type="float" office:value="-0.0788143049398244">
            <text:p>-0.0788143049</text:p>
          </table:table-cell>
          <table:table-cell table:formula="of:=AVERAGE([.J2:.K2])" office:value-type="float" office:value="-0.0643851509595923">
            <text:p>-0.064385151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table:formula="of:=['AMD Event'.G410]" office:value-type="float" office:value="0.0613746286858956">
            <text:p>0.0613746287</text:p>
          </table:table-cell>
          <table:table-cell table:formula="of:=['CBG Event'.G274]" office:value-type="float" office:value="-0.0427735781146435">
            <text:p>-0.0427735781</text:p>
          </table:table-cell>
          <table:table-cell table:formula="of:=AVERAGE([.B3:.C3])" office:value-type="float" office:value="0.00930052528562607">
            <text:p>0.0093005253</text:p>
          </table:table-cell>
          <table:table-cell/>
          <table:table-cell table:formula="of:=['AMD Event'.H410]" office:value-type="float" office:value="0.162401595090328">
            <text:p>0.1624015951</text:p>
          </table:table-cell>
          <table:table-cell table:formula="of:=['CBG Event'.H274]" office:value-type="float" office:value="-0.0148180449220058">
            <text:p>-0.0148180449</text:p>
          </table:table-cell>
          <table:table-cell table:formula="of:=AVERAGE([.F3];[.G3])" office:value-type="float" office:value="0.0737917750841612">
            <text:p>0.0737917751</text:p>
          </table:table-cell>
          <table:table-cell/>
          <table:table-cell table:formula="of:=['AMD Event'.I410]" office:value-type="float" office:value="0.112445598110968">
            <text:p>0.1124455981</text:p>
          </table:table-cell>
          <table:table-cell table:formula="of:=['CBG Event'.I274]" office:value-type="float" office:value="-0.0936323498618301">
            <text:p>-0.0936323499</text:p>
          </table:table-cell>
          <table:table-cell table:formula="of:=AVERAGE([.J3:.K3])" office:value-type="float" office:value="0.00940662412456886">
            <text:p>0.0094066241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table:formula="of:=['AMD Event'.G411]" office:value-type="float" office:value="0.0000162798190468245">
            <text:p>1.62798190468245E-005</text:p>
          </table:table-cell>
          <table:table-cell table:formula="of:=['CBG Event'.G275]" office:value-type="float" office:value="-0.00614668071634831">
            <text:p>-0.0061466807</text:p>
          </table:table-cell>
          <table:table-cell table:formula="of:=AVERAGE([.B4:.C4])" office:value-type="float" office:value="-0.00306520044865074">
            <text:p>-0.0030652004</text:p>
          </table:table-cell>
          <table:table-cell/>
          <table:table-cell table:formula="of:=['AMD Event'.H411]" office:value-type="float" office:value="-0.0971591369619039">
            <text:p>-0.097159137</text:p>
          </table:table-cell>
          <table:table-cell table:formula="of:=['CBG Event'.H275]" office:value-type="float" office:value="-0.0188533192836518">
            <text:p>-0.0188533193</text:p>
          </table:table-cell>
          <table:table-cell table:formula="of:=AVERAGE([.F4];[.G4])" office:value-type="float" office:value="-0.0580062281227779">
            <text:p>-0.0580062281</text:p>
          </table:table-cell>
          <table:table-cell/>
          <table:table-cell table:formula="of:=['AMD Event'.I411]" office:value-type="float" office:value="0.0152864611490639">
            <text:p>0.0152864611</text:p>
          </table:table-cell>
          <table:table-cell table:formula="of:=['CBG Event'.I275]" office:value-type="float" office:value="-0.112485669145482">
            <text:p>-0.1124856691</text:p>
          </table:table-cell>
          <table:table-cell table:formula="of:=AVERAGE([.J4:.K4])" office:value-type="float" office:value="-0.048599603998209">
            <text:p>-0.048599604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table:formula="of:=['AMD Event'.G412]" office:value-type="float" office:value="-0.0552827875995099">
            <text:p>-0.0552827876</text:p>
          </table:table-cell>
          <table:table-cell table:formula="of:=['CBG Event'.G276]" office:value-type="float" office:value="0.0297953873902098">
            <text:p>0.0297953874</text:p>
          </table:table-cell>
          <table:table-cell table:formula="of:=AVERAGE([.B5:.C5])" office:value-type="float" office:value="-0.0127437001046501">
            <text:p>-0.0127437001</text:p>
          </table:table-cell>
          <table:table-cell/>
          <table:table-cell table:formula="of:=['AMD Event'.H412]" office:value-type="float" office:value="-0.0712994908815029">
            <text:p>-0.0712994909</text:p>
          </table:table-cell>
          <table:table-cell table:formula="of:=['CBG Event'.H276]" office:value-type="float" office:value="-0.0212483788432013">
            <text:p>-0.0212483788</text:p>
          </table:table-cell>
          <table:table-cell table:formula="of:=AVERAGE([.F5];[.G5])" office:value-type="float" office:value="-0.0462739348623521">
            <text:p>-0.0462739349</text:p>
          </table:table-cell>
          <table:table-cell/>
          <table:table-cell table:formula="of:=['AMD Event'.I412]" office:value-type="float" office:value="-0.056013029732439">
            <text:p>-0.0560130297</text:p>
          </table:table-cell>
          <table:table-cell table:formula="of:=['CBG Event'.I276]" office:value-type="float" office:value="-0.133734047988683">
            <text:p>-0.133734048</text:p>
          </table:table-cell>
          <table:table-cell table:formula="of:=AVERAGE([.J5:.K5])" office:value-type="float" office:value="-0.0948735388605611">
            <text:p>-0.0948735389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table:formula="of:=['AMD Event'.G413]" office:value-type="float" office:value="-0.0211918992393315">
            <text:p>-0.0211918992</text:p>
          </table:table-cell>
          <table:table-cell table:formula="of:=['CBG Event'.G277]" office:value-type="float" office:value="-0.00992669911754744">
            <text:p>-0.0099266991</text:p>
          </table:table-cell>
          <table:table-cell table:formula="of:=AVERAGE([.B6:.C6])" office:value-type="float" office:value="-0.0155592991784395">
            <text:p>-0.0155592992</text:p>
          </table:table-cell>
          <table:table-cell/>
          <table:table-cell table:formula="of:=['AMD Event'.H413]" office:value-type="float" office:value="0.115394797790056">
            <text:p>0.1153947978</text:p>
          </table:table-cell>
          <table:table-cell table:formula="of:=['CBG Event'.H277]" office:value-type="float" office:value="0.125745908157095">
            <text:p>0.1257459082</text:p>
          </table:table-cell>
          <table:table-cell table:formula="of:=AVERAGE([.F6];[.G6])" office:value-type="float" office:value="0.120570352973576">
            <text:p>0.120570353</text:p>
          </table:table-cell>
          <table:table-cell/>
          <table:table-cell table:formula="of:=['AMD Event'.I413]" office:value-type="float" office:value="0.0593817680576174">
            <text:p>0.0593817681</text:p>
          </table:table-cell>
          <table:table-cell table:formula="of:=['CBG Event'.I277]" office:value-type="float" office:value="-0.00798813983158772">
            <text:p>-0.0079881398</text:p>
          </table:table-cell>
          <table:table-cell table:formula="of:=AVERAGE([.J6:.K6])" office:value-type="float" office:value="0.0256968141130148">
            <text:p>0.0256968141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table:formula="of:=['AMD Event'.G414]" office:value-type="float" office:value="-0.0773929191593503">
            <text:p>-0.0773929192</text:p>
          </table:table-cell>
          <table:table-cell table:formula="of:=['CBG Event'.G278]" office:value-type="float" office:value="0.0317390626105062">
            <text:p>0.0317390626</text:p>
          </table:table-cell>
          <table:table-cell table:formula="of:=AVERAGE([.B7:.C7])" office:value-type="float" office:value="-0.022826928274422">
            <text:p>-0.0228269283</text:p>
          </table:table-cell>
          <table:table-cell/>
          <table:table-cell table:formula="of:=['AMD Event'.H414]" office:value-type="float" office:value="0.0111677535964363">
            <text:p>0.0111677536</text:p>
          </table:table-cell>
          <table:table-cell table:formula="of:=['CBG Event'.H278]" office:value-type="float" office:value="-0.0418656448889873">
            <text:p>-0.0418656449</text:p>
          </table:table-cell>
          <table:table-cell table:formula="of:=AVERAGE([.F7];[.G7])" office:value-type="float" office:value="-0.0153489456462755">
            <text:p>-0.0153489456</text:p>
          </table:table-cell>
          <table:table-cell/>
          <table:table-cell table:formula="of:=['AMD Event'.I414]" office:value-type="float" office:value="0.0705495216540538">
            <text:p>0.0705495217</text:p>
          </table:table-cell>
          <table:table-cell table:formula="of:=['CBG Event'.I278]" office:value-type="float" office:value="-0.049853784720575">
            <text:p>-0.0498537847</text:p>
          </table:table-cell>
          <table:table-cell table:formula="of:=AVERAGE([.J7:.K7])" office:value-type="float" office:value="0.0103478684667394">
            <text:p>0.0103478685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table:formula="of:=['AMD Event'.G415]" office:value-type="float" office:value="-0.0681096575774091">
            <text:p>-0.0681096576</text:p>
          </table:table-cell>
          <table:table-cell table:formula="of:=['CBG Event'.G279]" office:value-type="float" office:value="0.0604026640927506">
            <text:p>0.0604026641</text:p>
          </table:table-cell>
          <table:table-cell table:formula="of:=AVERAGE([.B8:.C8])" office:value-type="float" office:value="-0.00385349674232923">
            <text:p>-0.0038534967</text:p>
          </table:table-cell>
          <table:table-cell/>
          <table:table-cell table:formula="of:=['AMD Event'.H415]" office:value-type="float" office:value="0.153216040556132">
            <text:p>0.1532160406</text:p>
          </table:table-cell>
          <table:table-cell table:formula="of:=['CBG Event'.H279]" office:value-type="float" office:value="0.0546868499737456">
            <text:p>0.05468685</text:p>
          </table:table-cell>
          <table:table-cell table:formula="of:=AVERAGE([.F8];[.G8])" office:value-type="float" office:value="0.103951445264939">
            <text:p>0.1039514453</text:p>
          </table:table-cell>
          <table:table-cell/>
          <table:table-cell table:formula="of:=['AMD Event'.I415]" office:value-type="float" office:value="0.223765562210186">
            <text:p>0.2237655622</text:p>
          </table:table-cell>
          <table:table-cell table:formula="of:=['CBG Event'.I279]" office:value-type="float" office:value="0.00483306525317059">
            <text:p>0.0048330653</text:p>
          </table:table-cell>
          <table:table-cell table:formula="of:=AVERAGE([.J8:.K8])" office:value-type="float" office:value="0.114299313731678">
            <text:p>0.1142993137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table:formula="of:=['AMD Event'.G416]" office:value-type="float" office:value="-0.0387706043944146">
            <text:p>-0.0387706044</text:p>
          </table:table-cell>
          <table:table-cell table:formula="of:=['CBG Event'.G280]" office:value-type="float" office:value="0.00315707733876665">
            <text:p>0.0031570773</text:p>
          </table:table-cell>
          <table:table-cell table:formula="of:=AVERAGE([.B9:.C9])" office:value-type="float" office:value="-0.017806763527824">
            <text:p>-0.0178067635</text:p>
          </table:table-cell>
          <table:table-cell/>
          <table:table-cell table:formula="of:=['AMD Event'.H416]" office:value-type="float" office:value="-0.0788764544291149">
            <text:p>-0.0788764544</text:p>
          </table:table-cell>
          <table:table-cell table:formula="of:=['CBG Event'.H280]" office:value-type="float" office:value="-0.000863499357115344">
            <text:p>-0.0008634994</text:p>
          </table:table-cell>
          <table:table-cell table:formula="of:=AVERAGE([.F9];[.G9])" office:value-type="float" office:value="-0.0398699768931151">
            <text:p>-0.0398699769</text:p>
          </table:table-cell>
          <table:table-cell/>
          <table:table-cell table:formula="of:=['AMD Event'.I416]" office:value-type="float" office:value="0.144889107781071">
            <text:p>0.1448891078</text:p>
          </table:table-cell>
          <table:table-cell table:formula="of:=['CBG Event'.I280]" office:value-type="float" office:value="0.00396956589605525">
            <text:p>0.0039695659</text:p>
          </table:table-cell>
          <table:table-cell table:formula="of:=AVERAGE([.J9:.K9])" office:value-type="float" office:value="0.0744293368385632">
            <text:p>0.0744293368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table:formula="of:=['AMD Event'.G417]" office:value-type="float" office:value="-0.105739882899909">
            <text:p>-0.1057398829</text:p>
          </table:table-cell>
          <table:table-cell table:formula="of:=['CBG Event'.G281]" office:value-type="float" office:value="-0.0964916828214425">
            <text:p>-0.0964916828</text:p>
          </table:table-cell>
          <table:table-cell table:formula="of:=AVERAGE([.B10:.C10])" office:value-type="float" office:value="-0.101115782860676">
            <text:p>-0.1011157829</text:p>
          </table:table-cell>
          <table:table-cell/>
          <table:table-cell table:formula="of:=['AMD Event'.H417]" office:value-type="float" office:value="0.103270747097439">
            <text:p>0.1032707471</text:p>
          </table:table-cell>
          <table:table-cell table:formula="of:=['CBG Event'.H281]" office:value-type="float" office:value="-0.0408080883456056">
            <text:p>-0.0408080883</text:p>
          </table:table-cell>
          <table:table-cell table:formula="of:=AVERAGE([.F10];[.G10])" office:value-type="float" office:value="0.031231329375917">
            <text:p>0.0312313294</text:p>
          </table:table-cell>
          <table:table-cell/>
          <table:table-cell table:formula="of:=['AMD Event'.I417]" office:value-type="float" office:value="0.248159854878511">
            <text:p>0.2481598549</text:p>
          </table:table-cell>
          <table:table-cell table:formula="of:=['CBG Event'.I281]" office:value-type="float" office:value="-0.0368385224495503">
            <text:p>-0.0368385224</text:p>
          </table:table-cell>
          <table:table-cell table:formula="of:=AVERAGE([.J10:.K10])" office:value-type="float" office:value="0.10566066621448">
            <text:p>0.1056606662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table:formula="of:=['AMD Event'.G418]" office:value-type="float" office:value="-0.0373974142200902">
            <text:p>-0.0373974142</text:p>
          </table:table-cell>
          <table:table-cell table:formula="of:=['CBG Event'.G282]" office:value-type="float" office:value="0.0127098398437261">
            <text:p>0.0127098398</text:p>
          </table:table-cell>
          <table:table-cell table:formula="of:=AVERAGE([.B11:.C11])" office:value-type="float" office:value="-0.012343787188182">
            <text:p>-0.0123437872</text:p>
          </table:table-cell>
          <table:table-cell/>
          <table:table-cell table:formula="of:=['AMD Event'.H418]" office:value-type="float" office:value="-0.0195332788492168">
            <text:p>-0.0195332788</text:p>
          </table:table-cell>
          <table:table-cell table:formula="of:=['CBG Event'.H282]" office:value-type="float" office:value="0.104001035487839">
            <text:p>0.1040010355</text:p>
          </table:table-cell>
          <table:table-cell table:formula="of:=AVERAGE([.F11];[.G11])" office:value-type="float" office:value="0.042233878319311">
            <text:p>0.0422338783</text:p>
          </table:table-cell>
          <table:table-cell/>
          <table:table-cell table:formula="of:=['AMD Event'.I418]" office:value-type="float" office:value="0.228626576029294">
            <text:p>0.228626576</text:p>
          </table:table-cell>
          <table:table-cell table:formula="of:=['CBG Event'.I282]" office:value-type="float" office:value="0.0671625130382884">
            <text:p>0.067162513</text:p>
          </table:table-cell>
          <table:table-cell table:formula="of:=AVERAGE([.J11:.K11])" office:value-type="float" office:value="0.147894544533791">
            <text:p>0.1478945445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table:formula="of:=['AMD Event'.G419]" office:value-type="float" office:value="0.217467992500618">
            <text:p>0.2174679925</text:p>
          </table:table-cell>
          <table:table-cell table:formula="of:=['CBG Event'.G283]" office:value-type="float" office:value="0.00162245973972968">
            <text:p>0.0016224597</text:p>
          </table:table-cell>
          <table:table-cell table:formula="of:=AVERAGE([.B12:.C12])" office:value-type="float" office:value="0.109545226120174">
            <text:p>0.1095452261</text:p>
          </table:table-cell>
          <table:table-cell/>
          <table:table-cell table:formula="of:=['AMD Event'.H419]" office:value-type="float" office:value="-0.112481115860198">
            <text:p>-0.1124811159</text:p>
          </table:table-cell>
          <table:table-cell table:formula="of:=['CBG Event'.H283]" office:value-type="float" office:value="-0.0396272103335539">
            <text:p>-0.0396272103</text:p>
          </table:table-cell>
          <table:table-cell table:formula="of:=AVERAGE([.F12];[.G12])" office:value-type="float" office:value="-0.0760541630968762">
            <text:p>-0.0760541631</text:p>
          </table:table-cell>
          <table:table-cell/>
          <table:table-cell table:formula="of:=['AMD Event'.I419]" office:value-type="float" office:value="0.116145460169096">
            <text:p>0.1161454602</text:p>
          </table:table-cell>
          <table:table-cell table:formula="of:=['CBG Event'.I283]" office:value-type="float" office:value="0.0275353027047345">
            <text:p>0.0275353027</text:p>
          </table:table-cell>
          <table:table-cell table:formula="of:=AVERAGE([.J12:.K12])" office:value-type="float" office:value="0.071840381436915">
            <text:p>0.0718403814</text:p>
          </table:table-cell>
        </table:table-row>
        <table:table-row table:style-name="ro1">
          <table:table-cell office:value-type="float" office:value="-9">
            <text:p>-9</text:p>
          </table:table-cell>
          <table:table-cell table:formula="of:=['AMD Event'.G420]" office:value-type="float" office:value="-0.0231386558843692">
            <text:p>-0.0231386559</text:p>
          </table:table-cell>
          <table:table-cell table:formula="of:=['CBG Event'.G284]" office:value-type="float" office:value="-0.022594212943141">
            <text:p>-0.0225942129</text:p>
          </table:table-cell>
          <table:table-cell table:formula="of:=AVERAGE([.B13:.C13])" office:value-type="float" office:value="-0.0228664344137551">
            <text:p>-0.0228664344</text:p>
          </table:table-cell>
          <table:table-cell/>
          <table:table-cell table:formula="of:=['AMD Event'.H420]" office:value-type="float" office:value="0.0373904373570531">
            <text:p>0.0373904374</text:p>
          </table:table-cell>
          <table:table-cell table:formula="of:=['CBG Event'.H284]" office:value-type="float" office:value="-0.0490107253284639">
            <text:p>-0.0490107253</text:p>
          </table:table-cell>
          <table:table-cell table:formula="of:=AVERAGE([.F13];[.G13])" office:value-type="float" office:value="-0.00581014398570541">
            <text:p>-0.005810144</text:p>
          </table:table-cell>
          <table:table-cell/>
          <table:table-cell table:formula="of:=['AMD Event'.I420]" office:value-type="float" office:value="0.153535897526149">
            <text:p>0.1535358975</text:p>
          </table:table-cell>
          <table:table-cell table:formula="of:=['CBG Event'.I284]" office:value-type="float" office:value="-0.0214754226237294">
            <text:p>-0.0214754226</text:p>
          </table:table-cell>
          <table:table-cell table:formula="of:=AVERAGE([.J13:.K13])" office:value-type="float" office:value="0.0660302374512096">
            <text:p>0.0660302375</text:p>
          </table:table-cell>
        </table:table-row>
        <table:table-row table:style-name="ro1">
          <table:table-cell office:value-type="float" office:value="-8">
            <text:p>-8</text:p>
          </table:table-cell>
          <table:table-cell table:formula="of:=['AMD Event'.G421]" office:value-type="float" office:value="-0.148723645277853">
            <text:p>-0.1487236453</text:p>
          </table:table-cell>
          <table:table-cell table:formula="of:=['CBG Event'.G285]" office:value-type="float" office:value="-0.0901641760585478">
            <text:p>-0.0901641761</text:p>
          </table:table-cell>
          <table:table-cell table:formula="of:=AVERAGE([.B14:.C14])" office:value-type="float" office:value="-0.1194439106682">
            <text:p>-0.1194439107</text:p>
          </table:table-cell>
          <table:table-cell/>
          <table:table-cell table:formula="of:=['AMD Event'.H421]" office:value-type="float" office:value="0.0644145117883917">
            <text:p>0.0644145118</text:p>
          </table:table-cell>
          <table:table-cell table:formula="of:=['CBG Event'.H285]" office:value-type="float" office:value="0.00239821861173944">
            <text:p>0.0023982186</text:p>
          </table:table-cell>
          <table:table-cell table:formula="of:=AVERAGE([.F14];[.G14])" office:value-type="float" office:value="0.0334063652000656">
            <text:p>0.0334063652</text:p>
          </table:table-cell>
          <table:table-cell/>
          <table:table-cell table:formula="of:=['AMD Event'.I421]" office:value-type="float" office:value="0.21795040931454">
            <text:p>0.2179504093</text:p>
          </table:table-cell>
          <table:table-cell table:formula="of:=['CBG Event'.I285]" office:value-type="float" office:value="-0.01907720401199">
            <text:p>-0.019077204</text:p>
          </table:table-cell>
          <table:table-cell table:formula="of:=AVERAGE([.J14:.K14])" office:value-type="float" office:value="0.0994366026512752">
            <text:p>0.0994366027</text:p>
          </table:table-cell>
        </table:table-row>
        <table:table-row table:style-name="ro1">
          <table:table-cell office:value-type="float" office:value="-7">
            <text:p>-7</text:p>
          </table:table-cell>
          <table:table-cell table:formula="of:=['AMD Event'.G422]" office:value-type="float" office:value="0.061656861098295">
            <text:p>0.0616568611</text:p>
          </table:table-cell>
          <table:table-cell table:formula="of:=['CBG Event'.G286]" office:value-type="float" office:value="-0.00469470077977202">
            <text:p>-0.0046947008</text:p>
          </table:table-cell>
          <table:table-cell table:formula="of:=AVERAGE([.B15:.C15])" office:value-type="float" office:value="0.0284810801592615">
            <text:p>0.0284810802</text:p>
          </table:table-cell>
          <table:table-cell/>
          <table:table-cell table:formula="of:=['AMD Event'.H422]" office:value-type="float" office:value="-0.00794842120059689">
            <text:p>-0.0079484212</text:p>
          </table:table-cell>
          <table:table-cell table:formula="of:=['CBG Event'.H286]" office:value-type="float" office:value="0.0484264792054279">
            <text:p>0.0484264792</text:p>
          </table:table-cell>
          <table:table-cell table:formula="of:=AVERAGE([.F15];[.G15])" office:value-type="float" office:value="0.0202390290024155">
            <text:p>0.020239029</text:p>
          </table:table-cell>
          <table:table-cell/>
          <table:table-cell table:formula="of:=['AMD Event'.I422]" office:value-type="float" office:value="0.210001988113943">
            <text:p>0.2100019881</text:p>
          </table:table-cell>
          <table:table-cell table:formula="of:=['CBG Event'.I286]" office:value-type="float" office:value="0.0293492751934379">
            <text:p>0.0293492752</text:p>
          </table:table-cell>
          <table:table-cell table:formula="of:=AVERAGE([.J15:.K15])" office:value-type="float" office:value="0.119675631653691">
            <text:p>0.1196756317</text:p>
          </table:table-cell>
        </table:table-row>
        <table:table-row table:style-name="ro1">
          <table:table-cell office:value-type="float" office:value="-6">
            <text:p>-6</text:p>
          </table:table-cell>
          <table:table-cell table:formula="of:=['AMD Event'.G423]" office:value-type="float" office:value="-0.00981067217730723">
            <text:p>-0.0098106722</text:p>
          </table:table-cell>
          <table:table-cell table:formula="of:=['CBG Event'.G287]" office:value-type="float" office:value="-0.0224749900692838">
            <text:p>-0.0224749901</text:p>
          </table:table-cell>
          <table:table-cell table:formula="of:=AVERAGE([.B16:.C16])" office:value-type="float" office:value="-0.0161428311232955">
            <text:p>-0.0161428311</text:p>
          </table:table-cell>
          <table:table-cell/>
          <table:table-cell table:formula="of:=['AMD Event'.H423]" office:value-type="float" office:value="0.0316553323714819">
            <text:p>0.0316553324</text:p>
          </table:table-cell>
          <table:table-cell table:formula="of:=['CBG Event'.H287]" office:value-type="float" office:value="-0.0669104847910515">
            <text:p>-0.0669104848</text:p>
          </table:table-cell>
          <table:table-cell table:formula="of:=AVERAGE([.F16];[.G16])" office:value-type="float" office:value="-0.0176275762097848">
            <text:p>-0.0176275762</text:p>
          </table:table-cell>
          <table:table-cell/>
          <table:table-cell table:formula="of:=['AMD Event'.I423]" office:value-type="float" office:value="0.241657320485425">
            <text:p>0.2416573205</text:p>
          </table:table-cell>
          <table:table-cell table:formula="of:=['CBG Event'.I287]" office:value-type="float" office:value="-0.0375612095976136">
            <text:p>-0.0375612096</text:p>
          </table:table-cell>
          <table:table-cell table:formula="of:=AVERAGE([.J16:.K16])" office:value-type="float" office:value="0.102048055443906">
            <text:p>0.1020480554</text:p>
          </table:table-cell>
        </table:table-row>
        <table:table-row table:style-name="ro1">
          <table:table-cell office:value-type="float" office:value="-5">
            <text:p>-5</text:p>
          </table:table-cell>
          <table:table-cell table:formula="of:=['AMD Event'.G424]" office:value-type="float" office:value="0.0896141216397618">
            <text:p>0.0896141216</text:p>
          </table:table-cell>
          <table:table-cell table:formula="of:=['CBG Event'.G288]" office:value-type="float" office:value="-0.0203661459631982">
            <text:p>-0.020366146</text:p>
          </table:table-cell>
          <table:table-cell table:formula="of:=AVERAGE([.B17:.C17])" office:value-type="float" office:value="0.0346239878382818">
            <text:p>0.0346239878</text:p>
          </table:table-cell>
          <table:table-cell/>
          <table:table-cell table:formula="of:=['AMD Event'.H424]" office:value-type="float" office:value="-0.113367090760902">
            <text:p>-0.1133670908</text:p>
          </table:table-cell>
          <table:table-cell table:formula="of:=['CBG Event'.H288]" office:value-type="float" office:value="0.0418385386012351">
            <text:p>0.0418385386</text:p>
          </table:table-cell>
          <table:table-cell table:formula="of:=AVERAGE([.F17];[.G17])" office:value-type="float" office:value="-0.0357642760798334">
            <text:p>-0.0357642761</text:p>
          </table:table-cell>
          <table:table-cell/>
          <table:table-cell table:formula="of:=['AMD Event'.I424]" office:value-type="float" office:value="0.128290229724523">
            <text:p>0.1282902297</text:p>
          </table:table-cell>
          <table:table-cell table:formula="of:=['CBG Event'.I288]" office:value-type="float" office:value="0.00427732900362149">
            <text:p>0.004277329</text:p>
          </table:table-cell>
          <table:table-cell table:formula="of:=AVERAGE([.J17:.K17])" office:value-type="float" office:value="0.0662837793640725">
            <text:p>0.0662837794</text:p>
          </table:table-cell>
        </table:table-row>
        <table:table-row table:style-name="ro1">
          <table:table-cell office:value-type="float" office:value="-4">
            <text:p>-4</text:p>
          </table:table-cell>
          <table:table-cell table:formula="of:=['AMD Event'.G425]" office:value-type="float" office:value="-0.045749794885306">
            <text:p>-0.0457497949</text:p>
          </table:table-cell>
          <table:table-cell table:formula="of:=['CBG Event'.G289]" office:value-type="float" office:value="-0.0752820095011519">
            <text:p>-0.0752820095</text:p>
          </table:table-cell>
          <table:table-cell table:formula="of:=AVERAGE([.B18:.C18])" office:value-type="float" office:value="-0.0605159021932289">
            <text:p>-0.0605159022</text:p>
          </table:table-cell>
          <table:table-cell/>
          <table:table-cell table:formula="of:=['AMD Event'.H425]" office:value-type="float" office:value="-0.00291200560131207">
            <text:p>-0.0029120056</text:p>
          </table:table-cell>
          <table:table-cell table:formula="of:=['CBG Event'.H289]" office:value-type="float" office:value="0.0302369644561068">
            <text:p>0.0302369645</text:p>
          </table:table-cell>
          <table:table-cell table:formula="of:=AVERAGE([.F18];[.G18])" office:value-type="float" office:value="0.0136624794273974">
            <text:p>0.0136624794</text:p>
          </table:table-cell>
          <table:table-cell/>
          <table:table-cell table:formula="of:=['AMD Event'.I425]" office:value-type="float" office:value="0.125378224123211">
            <text:p>0.1253782241</text:p>
          </table:table-cell>
          <table:table-cell table:formula="of:=['CBG Event'.I289]" office:value-type="float" office:value="0.0345142934597283">
            <text:p>0.0345142935</text:p>
          </table:table-cell>
          <table:table-cell table:formula="of:=AVERAGE([.J18:.K18])" office:value-type="float" office:value="0.0799462587914698">
            <text:p>0.0799462588</text:p>
          </table:table-cell>
        </table:table-row>
        <table:table-row table:style-name="ro1">
          <table:table-cell office:value-type="float" office:value="-3">
            <text:p>-3</text:p>
          </table:table-cell>
          <table:table-cell table:formula="of:=['AMD Event'.G426]" office:value-type="float" office:value="-0.0827585593332934">
            <text:p>-0.0827585593</text:p>
          </table:table-cell>
          <table:table-cell table:formula="of:=['CBG Event'.G290]" office:value-type="float" office:value="0.0801129124230763">
            <text:p>0.0801129124</text:p>
          </table:table-cell>
          <table:table-cell table:formula="of:=AVERAGE([.B19:.C19])" office:value-type="float" office:value="-0.00132282345510857">
            <text:p>-0.0013228235</text:p>
          </table:table-cell>
          <table:table-cell/>
          <table:table-cell table:formula="of:=['AMD Event'.H426]" office:value-type="float" office:value="0.00858976137932918">
            <text:p>0.0085897614</text:p>
          </table:table-cell>
          <table:table-cell table:formula="of:=['CBG Event'.H290]" office:value-type="float" office:value="0.0110820561303829">
            <text:p>0.0110820561</text:p>
          </table:table-cell>
          <table:table-cell table:formula="of:=AVERAGE([.F19];[.G19])" office:value-type="float" office:value="0.00983590875485605">
            <text:p>0.0098359088</text:p>
          </table:table-cell>
          <table:table-cell/>
          <table:table-cell table:formula="of:=['AMD Event'.I426]" office:value-type="float" office:value="0.133967985502541">
            <text:p>0.1339679855</text:p>
          </table:table-cell>
          <table:table-cell table:formula="of:=['CBG Event'.I290]" office:value-type="float" office:value="0.0455963495901113">
            <text:p>0.0455963496</text:p>
          </table:table-cell>
          <table:table-cell table:formula="of:=AVERAGE([.J19:.K19])" office:value-type="float" office:value="0.0897821675463259">
            <text:p>0.0897821675</text:p>
          </table:table-cell>
        </table:table-row>
        <table:table-row table:style-name="ro1">
          <table:table-cell office:value-type="float" office:value="-2">
            <text:p>-2</text:p>
          </table:table-cell>
          <table:table-cell table:formula="of:=['AMD Event'.G427]" office:value-type="float" office:value="0.0166371722224496">
            <text:p>0.0166371722</text:p>
          </table:table-cell>
          <table:table-cell table:formula="of:=['CBG Event'.G291]" office:value-type="float" office:value="-0.0163944036150334">
            <text:p>-0.0163944036</text:p>
          </table:table-cell>
          <table:table-cell table:formula="of:=AVERAGE([.B20:.C20])" office:value-type="float" office:value="0.000121384303708109">
            <text:p>0.0001213843</text:p>
          </table:table-cell>
          <table:table-cell/>
          <table:table-cell table:formula="of:=['AMD Event'.H427]" office:value-type="float" office:value="-0.110559824156151">
            <text:p>-0.1105598242</text:p>
          </table:table-cell>
          <table:table-cell table:formula="of:=['CBG Event'.H291]" office:value-type="float" office:value="-0.0498880171342461">
            <text:p>-0.0498880171</text:p>
          </table:table-cell>
          <table:table-cell table:formula="of:=AVERAGE([.F20];[.G20])" office:value-type="float" office:value="-0.0802239206451987">
            <text:p>-0.0802239206</text:p>
          </table:table-cell>
          <table:table-cell/>
          <table:table-cell table:formula="of:=['AMD Event'.I427]" office:value-type="float" office:value="0.0234081613463893">
            <text:p>0.0234081613</text:p>
          </table:table-cell>
          <table:table-cell table:formula="of:=['CBG Event'.I291]" office:value-type="float" office:value="-0.00429166754413485">
            <text:p>-0.0042916675</text:p>
          </table:table-cell>
          <table:table-cell table:formula="of:=AVERAGE([.J20:.K20])" office:value-type="float" office:value="0.00955824690112722">
            <text:p>0.0095582469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formula="of:=['AMD Event'.G428]" office:value-type="float" office:value="-0.0771284527993455">
            <text:p>-0.0771284528</text:p>
          </table:table-cell>
          <table:table-cell table:formula="of:=['CBG Event'.G292]" office:value-type="float" office:value="-0.0338974552960061">
            <text:p>-0.0338974553</text:p>
          </table:table-cell>
          <table:table-cell table:formula="of:=AVERAGE([.B21:.C21])" office:value-type="float" office:value="-0.0555129540476758">
            <text:p>-0.055512954</text:p>
          </table:table-cell>
          <table:table-cell/>
          <table:table-cell table:formula="of:=['AMD Event'.H428]" office:value-type="float" office:value="0.000908940604223377">
            <text:p>0.0009089406</text:p>
          </table:table-cell>
          <table:table-cell table:formula="of:=['CBG Event'.H292]" office:value-type="float" office:value="-0.0247445200126361">
            <text:p>-0.02474452</text:p>
          </table:table-cell>
          <table:table-cell table:formula="of:=AVERAGE([.F21];[.G21])" office:value-type="float" office:value="-0.0119177897042063">
            <text:p>-0.0119177897</text:p>
          </table:table-cell>
          <table:table-cell/>
          <table:table-cell table:formula="of:=['AMD Event'.I428]" office:value-type="float" office:value="0.0243171019506127">
            <text:p>0.024317102</text:p>
          </table:table-cell>
          <table:table-cell table:formula="of:=['CBG Event'.I292]" office:value-type="float" office:value="-0.0290361875567709">
            <text:p>-0.0290361876</text:p>
          </table:table-cell>
          <table:table-cell table:formula="of:=AVERAGE([.J21:.K21])" office:value-type="float" office:value="-0.00235954280307913">
            <text:p>-0.00235954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'AMD Event'.G429]" office:value-type="float" office:value="-0.0541015146241675">
            <text:p>-0.0541015146</text:p>
          </table:table-cell>
          <table:table-cell table:formula="of:=['CBG Event'.G293]" office:value-type="float" office:value="-0.0472433198593008">
            <text:p>-0.0472433199</text:p>
          </table:table-cell>
          <table:table-cell table:formula="of:=AVERAGE([.B22:.C22])" office:value-type="float" office:value="-0.0506724172417342">
            <text:p>-0.0506724172</text:p>
          </table:table-cell>
          <table:table-cell/>
          <table:table-cell table:formula="of:=['AMD Event'.H429]" office:value-type="float" office:value="0.0243985443271379">
            <text:p>0.0243985443</text:p>
          </table:table-cell>
          <table:table-cell table:formula="of:=['CBG Event'.H293]" office:value-type="float" office:value="-0.00521569653414173">
            <text:p>-0.0052156965</text:p>
          </table:table-cell>
          <table:table-cell table:formula="of:=AVERAGE([.F22];[.G22])" office:value-type="float" office:value="0.00959142389649807">
            <text:p>0.0095914239</text:p>
          </table:table-cell>
          <table:table-cell/>
          <table:table-cell table:formula="of:=['AMD Event'.I429]" office:value-type="float" office:value="0.0487156462777505">
            <text:p>0.0487156463</text:p>
          </table:table-cell>
          <table:table-cell table:formula="of:=['CBG Event'.I293]" office:value-type="float" office:value="-0.0342518840909126">
            <text:p>-0.0342518841</text:p>
          </table:table-cell>
          <table:table-cell table:formula="of:=AVERAGE([.J22:.K22])" office:value-type="float" office:value="0.00723188109341895">
            <text:p>0.00723188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'AMD Event'.G430]" office:value-type="float" office:value="0.174652106653387">
            <text:p>0.1746521067</text:p>
          </table:table-cell>
          <table:table-cell table:formula="of:=['CBG Event'.G294]" office:value-type="float" office:value="-0.0947345488204747">
            <text:p>-0.0947345488</text:p>
          </table:table-cell>
          <table:table-cell table:formula="of:=AVERAGE([.B23:.C23])" office:value-type="float" office:value="0.0399587789164563">
            <text:p>0.0399587789</text:p>
          </table:table-cell>
          <table:table-cell/>
          <table:table-cell table:formula="of:=['AMD Event'.H430]" office:value-type="float" office:value="-0.208665712095564">
            <text:p>-0.2086657121</text:p>
          </table:table-cell>
          <table:table-cell table:formula="of:=['CBG Event'.H294]" office:value-type="float" office:value="-0.0298329252279681">
            <text:p>-0.0298329252</text:p>
          </table:table-cell>
          <table:table-cell table:formula="of:=AVERAGE([.F23];[.G23])" office:value-type="float" office:value="-0.119249318661766">
            <text:p>-0.1192493187</text:p>
          </table:table-cell>
          <table:table-cell/>
          <table:table-cell table:formula="of:=['AMD Event'.I430]" office:value-type="float" office:value="-0.159950065817814">
            <text:p>-0.1599500658</text:p>
          </table:table-cell>
          <table:table-cell table:formula="of:=['CBG Event'.I294]" office:value-type="float" office:value="-0.0640848093188807">
            <text:p>-0.0640848093</text:p>
          </table:table-cell>
          <table:table-cell table:formula="of:=AVERAGE([.J23:.K23])" office:value-type="float" office:value="-0.112017437568347">
            <text:p>-0.1120174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'AMD Event'.G431]" office:value-type="float" office:value="-0.0117474172447888">
            <text:p>-0.0117474172</text:p>
          </table:table-cell>
          <table:table-cell table:formula="of:=['CBG Event'.G295]" office:value-type="float" office:value="-0.0157311101115922">
            <text:p>-0.0157311101</text:p>
          </table:table-cell>
          <table:table-cell table:formula="of:=AVERAGE([.B24:.C24])" office:value-type="float" office:value="-0.0137392636781905">
            <text:p>-0.0137392637</text:p>
          </table:table-cell>
          <table:table-cell/>
          <table:table-cell table:formula="of:=['AMD Event'.H431]" office:value-type="float" office:value="0.0610431918926763">
            <text:p>0.0610431919</text:p>
          </table:table-cell>
          <table:table-cell table:formula="of:=['CBG Event'.H295]" office:value-type="float" office:value="0.0671145093210783">
            <text:p>0.0671145093</text:p>
          </table:table-cell>
          <table:table-cell table:formula="of:=AVERAGE([.F24];[.G24])" office:value-type="float" office:value="0.0640788506068773">
            <text:p>0.0640788506</text:p>
          </table:table-cell>
          <table:table-cell/>
          <table:table-cell table:formula="of:=['AMD Event'.I431]" office:value-type="float" office:value="-0.0989068739251375">
            <text:p>-0.0989068739</text:p>
          </table:table-cell>
          <table:table-cell table:formula="of:=['CBG Event'.I295]" office:value-type="float" office:value="0.0030297000021976">
            <text:p>0.0030297</text:p>
          </table:table-cell>
          <table:table-cell table:formula="of:=AVERAGE([.J24:.K24])" office:value-type="float" office:value="-0.0479385869614699">
            <text:p>-0.04793858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'AMD Event'.G432]" office:value-type="float" office:value="0.0512769545256891">
            <text:p>0.0512769545</text:p>
          </table:table-cell>
          <table:table-cell table:formula="of:=['CBG Event'.G296]" office:value-type="float" office:value="0.0501836095597886">
            <text:p>0.0501836096</text:p>
          </table:table-cell>
          <table:table-cell table:formula="of:=AVERAGE([.B25:.C25])" office:value-type="float" office:value="0.0507302820427388">
            <text:p>0.050730282</text:p>
          </table:table-cell>
          <table:table-cell/>
          <table:table-cell table:formula="of:=['AMD Event'.H432]" office:value-type="float" office:value="0.143353917957532">
            <text:p>0.143353918</text:p>
          </table:table-cell>
          <table:table-cell table:formula="of:=['CBG Event'.H296]" office:value-type="float" office:value="-0.00507082760490124">
            <text:p>-0.0050708276</text:p>
          </table:table-cell>
          <table:table-cell table:formula="of:=AVERAGE([.F25];[.G25])" office:value-type="float" office:value="0.0691415451763156">
            <text:p>0.0691415452</text:p>
          </table:table-cell>
          <table:table-cell/>
          <table:table-cell table:formula="of:=['AMD Event'.I432]" office:value-type="float" office:value="0.044447044032395">
            <text:p>0.044447044</text:p>
          </table:table-cell>
          <table:table-cell table:formula="of:=['CBG Event'.I296]" office:value-type="float" office:value="-0.00204112760270364">
            <text:p>-0.0020411276</text:p>
          </table:table-cell>
          <table:table-cell table:formula="of:=AVERAGE([.J25:.K25])" office:value-type="float" office:value="0.0212029582148457">
            <text:p>0.021202958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'AMD Event'.G433]" office:value-type="float" office:value="0.00738618349738082">
            <text:p>0.0073861835</text:p>
          </table:table-cell>
          <table:table-cell table:formula="of:=['CBG Event'.G297]" office:value-type="float" office:value="-0.0860922916910789">
            <text:p>-0.0860922917</text:p>
          </table:table-cell>
          <table:table-cell table:formula="of:=AVERAGE([.B26:.C26])" office:value-type="float" office:value="-0.0393530540968491">
            <text:p>-0.0393530541</text:p>
          </table:table-cell>
          <table:table-cell/>
          <table:table-cell table:formula="of:=['AMD Event'.H433]" office:value-type="float" office:value="-0.0242401160816505">
            <text:p>-0.0242401161</text:p>
          </table:table-cell>
          <table:table-cell table:formula="of:=['CBG Event'.H297]" office:value-type="float" office:value="0.0105527233457552">
            <text:p>0.0105527233</text:p>
          </table:table-cell>
          <table:table-cell table:formula="of:=AVERAGE([.F26];[.G26])" office:value-type="float" office:value="-0.00684369636794765">
            <text:p>-0.0068436964</text:p>
          </table:table-cell>
          <table:table-cell/>
          <table:table-cell table:formula="of:=['AMD Event'.I433]" office:value-type="float" office:value="0.0202069279507444">
            <text:p>0.020206928</text:p>
          </table:table-cell>
          <table:table-cell table:formula="of:=['CBG Event'.I297]" office:value-type="float" office:value="0.00851159574305158">
            <text:p>0.0085115957</text:p>
          </table:table-cell>
          <table:table-cell table:formula="of:=AVERAGE([.J26:.K26])" office:value-type="float" office:value="0.014359261846898">
            <text:p>0.014359261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'AMD Event'.G434]" office:value-type="float" office:value="0.00359292515002133">
            <text:p>0.0035929252</text:p>
          </table:table-cell>
          <table:table-cell table:formula="of:=['CBG Event'.G298]" office:value-type="float" office:value="0.00392651150832652">
            <text:p>0.0039265115</text:p>
          </table:table-cell>
          <table:table-cell table:formula="of:=AVERAGE([.B27:.C27])" office:value-type="float" office:value="0.00375971832917392">
            <text:p>0.0037597183</text:p>
          </table:table-cell>
          <table:table-cell/>
          <table:table-cell table:formula="of:=['AMD Event'.H434]" office:value-type="float" office:value="0.02783564627855">
            <text:p>0.0278356463</text:p>
          </table:table-cell>
          <table:table-cell table:formula="of:=['CBG Event'.H298]" office:value-type="float" office:value="-0.0233817644266146">
            <text:p>-0.0233817644</text:p>
          </table:table-cell>
          <table:table-cell table:formula="of:=AVERAGE([.F27];[.G27])" office:value-type="float" office:value="0.00222694092596771">
            <text:p>0.0022269409</text:p>
          </table:table-cell>
          <table:table-cell/>
          <table:table-cell table:formula="of:=['AMD Event'.I434]" office:value-type="float" office:value="0.0480425742292945">
            <text:p>0.0480425742</text:p>
          </table:table-cell>
          <table:table-cell table:formula="of:=['CBG Event'.I298]" office:value-type="float" office:value="-0.014870168683563">
            <text:p>-0.0148701687</text:p>
          </table:table-cell>
          <table:table-cell table:formula="of:=AVERAGE([.J27:.K27])" office:value-type="float" office:value="0.0165862027728657">
            <text:p>0.016586202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'AMD Event'.G435]" office:value-type="float" office:value="0.0501287789430209">
            <text:p>0.0501287789</text:p>
          </table:table-cell>
          <table:table-cell table:formula="of:=['CBG Event'.G299]" office:value-type="float" office:value="-0.0244733440072855">
            <text:p>-0.024473344</text:p>
          </table:table-cell>
          <table:table-cell table:formula="of:=AVERAGE([.B28:.C28])" office:value-type="float" office:value="0.0128277174678677">
            <text:p>0.0128277175</text:p>
          </table:table-cell>
          <table:table-cell/>
          <table:table-cell table:formula="of:=['AMD Event'.H435]" office:value-type="float" office:value="0.00250280000434749">
            <text:p>0.0025028</text:p>
          </table:table-cell>
          <table:table-cell table:formula="of:=['CBG Event'.H299]" office:value-type="float" office:value="0.0998701694041108">
            <text:p>0.0998701694</text:p>
          </table:table-cell>
          <table:table-cell table:formula="of:=AVERAGE([.F28];[.G28])" office:value-type="float" office:value="0.0511864847042292">
            <text:p>0.0511864847</text:p>
          </table:table-cell>
          <table:table-cell/>
          <table:table-cell table:formula="of:=['AMD Event'.I435]" office:value-type="float" office:value="0.050545374233642">
            <text:p>0.0505453742</text:p>
          </table:table-cell>
          <table:table-cell table:formula="of:=['CBG Event'.I299]" office:value-type="float" office:value="0.0850000007205478">
            <text:p>0.0850000007</text:p>
          </table:table-cell>
          <table:table-cell table:formula="of:=AVERAGE([.J28:.K28])" office:value-type="float" office:value="0.0677726874770949">
            <text:p>0.067772687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'AMD Event'.G436]" office:value-type="float" office:value="-0.0639341485391853">
            <text:p>-0.0639341485</text:p>
          </table:table-cell>
          <table:table-cell table:formula="of:=['CBG Event'.G300]" office:value-type="float" office:value="0.126316662551466">
            <text:p>0.1263166626</text:p>
          </table:table-cell>
          <table:table-cell table:formula="of:=AVERAGE([.B29:.C29])" office:value-type="float" office:value="0.0311912570061403">
            <text:p>0.031191257</text:p>
          </table:table-cell>
          <table:table-cell/>
          <table:table-cell table:formula="of:=['AMD Event'.H436]" office:value-type="float" office:value="-0.00185532514502516">
            <text:p>-0.0018553251</text:p>
          </table:table-cell>
          <table:table-cell table:formula="of:=['CBG Event'.H300]" office:value-type="float" office:value="0.124605846673627">
            <text:p>0.1246058467</text:p>
          </table:table-cell>
          <table:table-cell table:formula="of:=AVERAGE([.F29];[.G29])" office:value-type="float" office:value="0.0613752607643007">
            <text:p>0.0613752608</text:p>
          </table:table-cell>
          <table:table-cell/>
          <table:table-cell table:formula="of:=['AMD Event'.I436]" office:value-type="float" office:value="0.0486900490886168">
            <text:p>0.0486900491</text:p>
          </table:table-cell>
          <table:table-cell table:formula="of:=['CBG Event'.I300]" office:value-type="float" office:value="0.209605847394174">
            <text:p>0.2096058474</text:p>
          </table:table-cell>
          <table:table-cell table:formula="of:=AVERAGE([.J29:.K29])" office:value-type="float" office:value="0.129147948241396">
            <text:p>0.129147948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'AMD Event'.G437]" office:value-type="float" office:value="-0.0841932815396532">
            <text:p>-0.0841932815</text:p>
          </table:table-cell>
          <table:table-cell table:formula="of:=['CBG Event'.G301]" office:value-type="float" office:value="0.0139615426728988">
            <text:p>0.0139615427</text:p>
          </table:table-cell>
          <table:table-cell table:formula="of:=AVERAGE([.B30:.C30])" office:value-type="float" office:value="-0.0351158694333772">
            <text:p>-0.0351158694</text:p>
          </table:table-cell>
          <table:table-cell/>
          <table:table-cell table:formula="of:=['AMD Event'.H437]" office:value-type="float" office:value="-0.0228489719814735">
            <text:p>-0.022848972</text:p>
          </table:table-cell>
          <table:table-cell table:formula="of:=['CBG Event'.H301]" office:value-type="float" office:value="-0.131955642967884">
            <text:p>-0.131955643</text:p>
          </table:table-cell>
          <table:table-cell table:formula="of:=AVERAGE([.F30];[.G30])" office:value-type="float" office:value="-0.0774023074746788">
            <text:p>-0.0774023075</text:p>
          </table:table-cell>
          <table:table-cell/>
          <table:table-cell table:formula="of:=['AMD Event'.I437]" office:value-type="float" office:value="0.0258410771071433">
            <text:p>0.0258410771</text:p>
          </table:table-cell>
          <table:table-cell table:formula="of:=['CBG Event'.I301]" office:value-type="float" office:value="0.0776502044262902">
            <text:p>0.0776502044</text:p>
          </table:table-cell>
          <table:table-cell table:formula="of:=AVERAGE([.J30:.K30])" office:value-type="float" office:value="0.0517456407667168">
            <text:p>0.051745640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'AMD Event'.G438]" office:value-type="float" office:value="0.0489169582473413">
            <text:p>0.0489169582</text:p>
          </table:table-cell>
          <table:table-cell table:formula="of:=['CBG Event'.G302]" office:value-type="float" office:value="0.083595129258576">
            <text:p>0.0835951293</text:p>
          </table:table-cell>
          <table:table-cell table:formula="of:=AVERAGE([.B31:.C31])" office:value-type="float" office:value="0.0662560437529587">
            <text:p>0.0662560438</text:p>
          </table:table-cell>
          <table:table-cell/>
          <table:table-cell table:formula="of:=['AMD Event'.H438]" office:value-type="float" office:value="-0.0520715323798334">
            <text:p>-0.0520715324</text:p>
          </table:table-cell>
          <table:table-cell table:formula="of:=['CBG Event'.H302]" office:value-type="float" office:value="0.0133948372966079">
            <text:p>0.0133948373</text:p>
          </table:table-cell>
          <table:table-cell table:formula="of:=AVERAGE([.F31];[.G31])" office:value-type="float" office:value="-0.0193383475416128">
            <text:p>-0.0193383475</text:p>
          </table:table-cell>
          <table:table-cell/>
          <table:table-cell table:formula="of:=['AMD Event'.I438]" office:value-type="float" office:value="-0.0262304552726901">
            <text:p>-0.0262304553</text:p>
          </table:table-cell>
          <table:table-cell table:formula="of:=['CBG Event'.I302]" office:value-type="float" office:value="0.0910450417228981">
            <text:p>0.0910450417</text:p>
          </table:table-cell>
          <table:table-cell table:formula="of:=AVERAGE([.J31:.K31])" office:value-type="float" office:value="0.032407293225104">
            <text:p>0.03240729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'AMD Event'.G439]" office:value-type="float" office:value="-0.0206987493507245">
            <text:p>-0.0206987494</text:p>
          </table:table-cell>
          <table:table-cell table:formula="of:=['CBG Event'.G303]" office:value-type="float" office:value="0.01671023709221">
            <text:p>0.0167102371</text:p>
          </table:table-cell>
          <table:table-cell table:formula="of:=AVERAGE([.B32:.C32])" office:value-type="float" office:value="-0.00199425612925727">
            <text:p>-0.0019942561</text:p>
          </table:table-cell>
          <table:table-cell/>
          <table:table-cell table:formula="of:=['AMD Event'.H439]" office:value-type="float" office:value="-0.0172759341935793">
            <text:p>-0.0172759342</text:p>
          </table:table-cell>
          <table:table-cell table:formula="of:=['CBG Event'.H303]" office:value-type="float" office:value="-0.0837834078239173">
            <text:p>-0.0837834078</text:p>
          </table:table-cell>
          <table:table-cell table:formula="of:=AVERAGE([.F32];[.G32])" office:value-type="float" office:value="-0.0505296710087483">
            <text:p>-0.050529671</text:p>
          </table:table-cell>
          <table:table-cell/>
          <table:table-cell table:formula="of:=['AMD Event'.I439]" office:value-type="float" office:value="-0.0435063894662694">
            <text:p>-0.0435063895</text:p>
          </table:table-cell>
          <table:table-cell table:formula="of:=['CBG Event'.I303]" office:value-type="float" office:value="0.0072616338989808">
            <text:p>0.0072616339</text:p>
          </table:table-cell>
          <table:table-cell table:formula="of:=AVERAGE([.J32:.K32])" office:value-type="float" office:value="-0.0181223777836443">
            <text:p>-0.018122377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'AMD Event'.G440]" office:value-type="float" office:value="-0.0471483426705336">
            <text:p>-0.0471483427</text:p>
          </table:table-cell>
          <table:table-cell table:formula="of:=['CBG Event'.G304]" office:value-type="float" office:value="-0.00610774929708065">
            <text:p>-0.0061077493</text:p>
          </table:table-cell>
          <table:table-cell table:formula="of:=AVERAGE([.B33:.C33])" office:value-type="float" office:value="-0.0266280459838071">
            <text:p>-0.026628046</text:p>
          </table:table-cell>
          <table:table-cell/>
          <table:table-cell table:formula="of:=['AMD Event'.H440]" office:value-type="float" office:value="0.0208325531968494">
            <text:p>0.0208325532</text:p>
          </table:table-cell>
          <table:table-cell table:formula="of:=['CBG Event'.H304]" office:value-type="float" office:value="-0.140951074232331">
            <text:p>-0.1409510742</text:p>
          </table:table-cell>
          <table:table-cell table:formula="of:=AVERAGE([.F33];[.G33])" office:value-type="float" office:value="-0.0600592605177409">
            <text:p>-0.0600592605</text:p>
          </table:table-cell>
          <table:table-cell/>
          <table:table-cell table:formula="of:=['AMD Event'.I440]" office:value-type="float" office:value="-0.02267383626942">
            <text:p>-0.0226738363</text:p>
          </table:table-cell>
          <table:table-cell table:formula="of:=['CBG Event'.I304]" office:value-type="float" office:value="-0.13368944033335">
            <text:p>-0.1336894403</text:p>
          </table:table-cell>
          <table:table-cell table:formula="of:=AVERAGE([.J33:.K33])" office:value-type="float" office:value="-0.0781816383013852">
            <text:p>-0.078181638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'AMD Event'.G441]" office:value-type="float" office:value="-0.0669987392088107">
            <text:p>-0.0669987392</text:p>
          </table:table-cell>
          <table:table-cell table:formula="of:=['CBG Event'.G305]" office:value-type="float" office:value="0.0648816790903949">
            <text:p>0.0648816791</text:p>
          </table:table-cell>
          <table:table-cell table:formula="of:=AVERAGE([.B34:.C34])" office:value-type="float" office:value="-0.0010585300592079">
            <text:p>-0.0010585301</text:p>
          </table:table-cell>
          <table:table-cell/>
          <table:table-cell table:formula="of:=['AMD Event'.H441]" office:value-type="float" office:value="-0.064758017547946">
            <text:p>-0.0647580175</text:p>
          </table:table-cell>
          <table:table-cell table:formula="of:=['CBG Event'.H305]" office:value-type="float" office:value="0.000252420526463459">
            <text:p>0.0002524205</text:p>
          </table:table-cell>
          <table:table-cell table:formula="of:=AVERAGE([.F34];[.G34])" office:value-type="float" office:value="-0.0322527985107413">
            <text:p>-0.0322527985</text:p>
          </table:table-cell>
          <table:table-cell/>
          <table:table-cell table:formula="of:=['AMD Event'.I441]" office:value-type="float" office:value="-0.087431853817366">
            <text:p>-0.0874318538</text:p>
          </table:table-cell>
          <table:table-cell table:formula="of:=['CBG Event'.I305]" office:value-type="float" office:value="-0.133437019806887">
            <text:p>-0.1334370198</text:p>
          </table:table-cell>
          <table:table-cell table:formula="of:=AVERAGE([.J34:.K34])" office:value-type="float" office:value="-0.110434436812126">
            <text:p>-0.11043443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'AMD Event'.G442]" office:value-type="float" office:value="0.0927856247805636">
            <text:p>0.0927856248</text:p>
          </table:table-cell>
          <table:table-cell table:formula="of:=['CBG Event'.G306]" office:value-type="float" office:value="0.0476528382940114">
            <text:p>0.0476528383</text:p>
          </table:table-cell>
          <table:table-cell table:formula="of:=AVERAGE([.B35:.C35])" office:value-type="float" office:value="0.0702192315372875">
            <text:p>0.0702192315</text:p>
          </table:table-cell>
          <table:table-cell/>
          <table:table-cell table:formula="of:=['AMD Event'.H442]" office:value-type="float" office:value="-0.042201967193015">
            <text:p>-0.0422019672</text:p>
          </table:table-cell>
          <table:table-cell table:formula="of:=['CBG Event'.H306]" office:value-type="float" office:value="0.0494694638642619">
            <text:p>0.0494694639</text:p>
          </table:table-cell>
          <table:table-cell table:formula="of:=AVERAGE([.F35];[.G35])" office:value-type="float" office:value="0.00363374833562345">
            <text:p>0.0036337483</text:p>
          </table:table-cell>
          <table:table-cell/>
          <table:table-cell table:formula="of:=['AMD Event'.I442]" office:value-type="float" office:value="-0.129633821010381">
            <text:p>-0.129633821</text:p>
          </table:table-cell>
          <table:table-cell table:formula="of:=['CBG Event'.I306]" office:value-type="float" office:value="-0.0839675559426251">
            <text:p>-0.0839675559</text:p>
          </table:table-cell>
          <table:table-cell table:formula="of:=AVERAGE([.J35:.K35])" office:value-type="float" office:value="-0.106800688476503">
            <text:p>-0.10680068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'AMD Event'.G443]" office:value-type="float" office:value="-0.0757596152166316">
            <text:p>-0.0757596152</text:p>
          </table:table-cell>
          <table:table-cell table:formula="of:=['CBG Event'.G307]" office:value-type="float" office:value="-0.0259621045130066">
            <text:p>-0.0259621045</text:p>
          </table:table-cell>
          <table:table-cell table:formula="of:=AVERAGE([.B36:.C36])" office:value-type="float" office:value="-0.0508608598648191">
            <text:p>-0.0508608599</text:p>
          </table:table-cell>
          <table:table-cell/>
          <table:table-cell table:formula="of:=['AMD Event'.H443]" office:value-type="float" office:value="-0.0242403847833683">
            <text:p>-0.0242403848</text:p>
          </table:table-cell>
          <table:table-cell table:formula="of:=['CBG Event'.H307]" office:value-type="float" office:value="-0.088791993847649">
            <text:p>-0.0887919938</text:p>
          </table:table-cell>
          <table:table-cell table:formula="of:=AVERAGE([.F36];[.G36])" office:value-type="float" office:value="-0.0565161893155087">
            <text:p>-0.0565161893</text:p>
          </table:table-cell>
          <table:table-cell/>
          <table:table-cell table:formula="of:=['AMD Event'.I443]" office:value-type="float" office:value="-0.153874205793749">
            <text:p>-0.1538742058</text:p>
          </table:table-cell>
          <table:table-cell table:formula="of:=['CBG Event'.I307]" office:value-type="float" office:value="-0.172759549790274">
            <text:p>-0.1727595498</text:p>
          </table:table-cell>
          <table:table-cell table:formula="of:=AVERAGE([.J36:.K36])" office:value-type="float" office:value="-0.163316877792012">
            <text:p>-0.16331687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'AMD Event'.G444]" office:value-type="float" office:value="-0.0208360307098444">
            <text:p>-0.0208360307</text:p>
          </table:table-cell>
          <table:table-cell table:formula="of:=['CBG Event'.G308]" office:value-type="float" office:value="-0.0449541709515274">
            <text:p>-0.044954171</text:p>
          </table:table-cell>
          <table:table-cell table:formula="of:=AVERAGE([.B37:.C37])" office:value-type="float" office:value="-0.0328951008306859">
            <text:p>-0.0328951008</text:p>
          </table:table-cell>
          <table:table-cell/>
          <table:table-cell table:formula="of:=['AMD Event'.H444]" office:value-type="float" office:value="0.0496426150719844">
            <text:p>0.0496426151</text:p>
          </table:table-cell>
          <table:table-cell table:formula="of:=['CBG Event'.H308]" office:value-type="float" office:value="-0.0809717549743986">
            <text:p>-0.080971755</text:p>
          </table:table-cell>
          <table:table-cell table:formula="of:=AVERAGE([.F37];[.G37])" office:value-type="float" office:value="-0.0156645699512071">
            <text:p>-0.01566457</text:p>
          </table:table-cell>
          <table:table-cell/>
          <table:table-cell table:formula="of:=['AMD Event'.I444]" office:value-type="float" office:value="-0.104231590721765">
            <text:p>-0.1042315907</text:p>
          </table:table-cell>
          <table:table-cell table:formula="of:=['CBG Event'.I308]" office:value-type="float" office:value="-0.253731304764673">
            <text:p>-0.2537313048</text:p>
          </table:table-cell>
          <table:table-cell table:formula="of:=AVERAGE([.J37:.K37])" office:value-type="float" office:value="-0.178981447743219">
            <text:p>-0.178981447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'AMD Event'.G445]" office:value-type="float" office:value="0.0275388410914816">
            <text:p>0.0275388411</text:p>
          </table:table-cell>
          <table:table-cell table:formula="of:=['CBG Event'.G309]" office:value-type="float" office:value="0.152216295516705">
            <text:p>0.1522162955</text:p>
          </table:table-cell>
          <table:table-cell table:formula="of:=AVERAGE([.B38:.C38])" office:value-type="float" office:value="0.0898775683040932">
            <text:p>0.0898775683</text:p>
          </table:table-cell>
          <table:table-cell/>
          <table:table-cell table:formula="of:=['AMD Event'.H445]" office:value-type="float" office:value="-0.0275388410914816">
            <text:p>-0.0275388411</text:p>
          </table:table-cell>
          <table:table-cell table:formula="of:=['CBG Event'.H309]" office:value-type="float" office:value="0.0977837044832955">
            <text:p>0.0977837045</text:p>
          </table:table-cell>
          <table:table-cell table:formula="of:=AVERAGE([.F38];[.G38])" office:value-type="float" office:value="0.0351224316959069">
            <text:p>0.0351224317</text:p>
          </table:table-cell>
          <table:table-cell/>
          <table:table-cell table:formula="of:=['AMD Event'.I445]" office:value-type="float" office:value="-0.131770431813247">
            <text:p>-0.1317704318</text:p>
          </table:table-cell>
          <table:table-cell table:formula="of:=['CBG Event'.I309]" office:value-type="float" office:value="-0.155947600281377">
            <text:p>-0.1559476003</text:p>
          </table:table-cell>
          <table:table-cell table:formula="of:=AVERAGE([.J38:.K38])" office:value-type="float" office:value="-0.143859016047312">
            <text:p>-0.1438590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'AMD Event'.G446]" office:value-type="float" office:value="-0.0972709420988003">
            <text:p>-0.0972709421</text:p>
          </table:table-cell>
          <table:table-cell table:formula="of:=['CBG Event'.G310]" office:value-type="float" office:value="-0.0414545219061079">
            <text:p>-0.0414545219</text:p>
          </table:table-cell>
          <table:table-cell table:formula="of:=AVERAGE([.B39:.C39])" office:value-type="float" office:value="-0.0693627320024541">
            <text:p>-0.069362732</text:p>
          </table:table-cell>
          <table:table-cell/>
          <table:table-cell table:formula="of:=['AMD Event'.H446]" office:value-type="float" office:value="-0.0547290579011996">
            <text:p>-0.0547290579</text:p>
          </table:table-cell>
          <table:table-cell table:formula="of:=['CBG Event'.H310]" office:value-type="float" office:value="0.0584036744484808">
            <text:p>0.0584036744</text:p>
          </table:table-cell>
          <table:table-cell table:formula="of:=AVERAGE([.F39];[.G39])" office:value-type="float" office:value="0.00183730827364057">
            <text:p>0.0018373083</text:p>
          </table:table-cell>
          <table:table-cell/>
          <table:table-cell table:formula="of:=['AMD Event'.I446]" office:value-type="float" office:value="-0.186499489714446">
            <text:p>-0.1864994897</text:p>
          </table:table-cell>
          <table:table-cell table:formula="of:=['CBG Event'.I310]" office:value-type="float" office:value="-0.0975439258328964">
            <text:p>-0.0975439258</text:p>
          </table:table-cell>
          <table:table-cell table:formula="of:=AVERAGE([.J39:.K39])" office:value-type="float" office:value="-0.142021707773671">
            <text:p>-0.14202170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'AMD Event'.G447]" office:value-type="float" office:value="-0.112384384195036">
            <text:p>-0.1123843842</text:p>
          </table:table-cell>
          <table:table-cell table:formula="of:=['CBG Event'.G311]" office:value-type="float" office:value="0.0226496012624611">
            <text:p>0.0226496013</text:p>
          </table:table-cell>
          <table:table-cell table:formula="of:=AVERAGE([.B40:.C40])" office:value-type="float" office:value="-0.0448673914662877">
            <text:p>-0.0448673915</text:p>
          </table:table-cell>
          <table:table-cell/>
          <table:table-cell table:formula="of:=['AMD Event'.H447]" office:value-type="float" office:value="0.0133277804214515">
            <text:p>0.0133277804</text:p>
          </table:table-cell>
          <table:table-cell table:formula="of:=['CBG Event'.H311]" office:value-type="float" office:value="0.617350398737539">
            <text:p>0.6173503987</text:p>
          </table:table-cell>
          <table:table-cell table:formula="of:=AVERAGE([.F40];[.G40])" office:value-type="float" office:value="0.315339089579495">
            <text:p>0.3153390896</text:p>
          </table:table-cell>
          <table:table-cell/>
          <table:table-cell table:formula="of:=['AMD Event'.I447]" office:value-type="float" office:value="-0.173171709292995">
            <text:p>-0.1731717093</text:p>
          </table:table-cell>
          <table:table-cell table:formula="of:=['CBG Event'.I311]" office:value-type="float" office:value="0.519806472904642">
            <text:p>0.5198064729</text:p>
          </table:table-cell>
          <table:table-cell table:formula="of:=AVERAGE([.J40:.K40])" office:value-type="float" office:value="0.173317381805824">
            <text:p>0.17331738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'AMD Event'.G448]" office:value-type="float" office:value="0.0802903606709391">
            <text:p>0.0802903607</text:p>
          </table:table-cell>
          <table:table-cell table:formula="of:=['CBG Event'.G312]" office:value-type="float" office:value="0.0431806472798618">
            <text:p>0.0431806473</text:p>
          </table:table-cell>
          <table:table-cell table:formula="of:=AVERAGE([.B41:.C41])" office:value-type="float" office:value="0.0617355039754004">
            <text:p>0.061735504</text:p>
          </table:table-cell>
          <table:table-cell/>
          <table:table-cell table:formula="of:=['AMD Event'.H448]" office:value-type="float" office:value="-0.127410779519107">
            <text:p>-0.1274107795</text:p>
          </table:table-cell>
          <table:table-cell table:formula="of:=['CBG Event'.H312]" office:value-type="float" office:value="-0.0248879643530325">
            <text:p>-0.0248879644</text:p>
          </table:table-cell>
          <table:table-cell table:formula="of:=AVERAGE([.F41];[.G41])" office:value-type="float" office:value="-0.0761493719360696">
            <text:p>-0.0761493719</text:p>
          </table:table-cell>
          <table:table-cell/>
          <table:table-cell table:formula="of:=['AMD Event'.I448]" office:value-type="float" office:value="-0.300582488812101">
            <text:p>-0.3005824888</text:p>
          </table:table-cell>
          <table:table-cell table:formula="of:=['CBG Event'.I312]" office:value-type="float" office:value="0.49491850855161">
            <text:p>0.4949185086</text:p>
          </table:table-cell>
          <table:table-cell table:formula="of:=AVERAGE([.J41:.K41])" office:value-type="float" office:value="0.0971680098697543">
            <text:p>0.09716800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'AMD Event'.G449]" office:value-type="float" office:value="0.103315202197637">
            <text:p>0.1033152022</text:p>
          </table:table-cell>
          <table:table-cell table:formula="of:=['CBG Event'.G313]" office:value-type="float" office:value="-0.0379843516220603">
            <text:p>-0.0379843516</text:p>
          </table:table-cell>
          <table:table-cell table:formula="of:=AVERAGE([.B42:.C42])" office:value-type="float" office:value="0.0326654252877883">
            <text:p>0.0326654253</text:p>
          </table:table-cell>
          <table:table-cell/>
          <table:table-cell table:formula="of:=['AMD Event'.H449]" office:value-type="float" office:value="-0.081337180219615">
            <text:p>-0.0813371802</text:p>
          </table:table-cell>
          <table:table-cell table:formula="of:=['CBG Event'.H313]" office:value-type="float" office:value="-0.113712255164367">
            <text:p>-0.1137122552</text:p>
          </table:table-cell>
          <table:table-cell table:formula="of:=AVERAGE([.F42];[.G42])" office:value-type="float" office:value="-0.097524717691991">
            <text:p>-0.0975247177</text:p>
          </table:table-cell>
          <table:table-cell/>
          <table:table-cell table:formula="of:=['AMD Event'.I449]" office:value-type="float" office:value="-0.381919669031716">
            <text:p>-0.381919669</text:p>
          </table:table-cell>
          <table:table-cell table:formula="of:=['CBG Event'.I313]" office:value-type="float" office:value="0.381206253387243">
            <text:p>0.3812062534</text:p>
          </table:table-cell>
          <table:table-cell table:formula="of:=AVERAGE([.J42:.K42])" office:value-type="float" office:value="-0.000356707822236624">
            <text:p>-0.0003567078</text:p>
          </table:table-cell>
        </table:table-row>
      </table:table>
      <table:named-expressions>
        <table:named-expression table:name="__shared_1_0_0" table:base-cell-address="$'Event Finder'.$A$1" table:expression="IF(AND(#REF!&gt;3;#REF!&lt;3);1;0)"/>
        <table:named-expression table:name="__shared_1_0_1" table:base-cell-address="$'Event Finder'.$A$1" table:expression="IF(AND(#REF!&gt;3;#REF!&lt;3);1;0)"/>
        <table:named-expression table:name="__shared_1_0_10" table:base-cell-address="$'Event Finder'.$A$1" table:expression="IF(AND(#REF!&gt;3;#REF!&lt;3);1;0)"/>
        <table:named-expression table:name="__shared_1_0_11" table:base-cell-address="$'Event Finder'.$A$1" table:expression="IF(AND(#REF!&gt;3;#REF!&lt;3);1;0)"/>
        <table:named-expression table:name="__shared_1_0_12" table:base-cell-address="$'Event Finder'.$A$1" table:expression="IF(AND(#REF!&gt;3;#REF!&lt;3);1;0)"/>
        <table:named-expression table:name="__shared_1_0_13" table:base-cell-address="$'Event Finder'.$A$1" table:expression="IF(AND(#REF!&gt;3;#REF!&lt;3);1;0)"/>
        <table:named-expression table:name="__shared_1_0_14" table:base-cell-address="$'Event Finder'.$A$1" table:expression="IF(AND(#REF!&gt;3;#REF!&lt;3);1;0)"/>
        <table:named-expression table:name="__shared_1_0_15" table:base-cell-address="$'Event Finder'.$A$1" table:expression="IF(AND(#REF!&gt;3;#REF!&lt;3);1;0)"/>
        <table:named-expression table:name="__shared_1_0_2" table:base-cell-address="$'Event Finder'.$A$1" table:expression="IF(AND(#REF!&gt;3;#REF!&lt;3);1;0)"/>
        <table:named-expression table:name="__shared_1_0_3" table:base-cell-address="$'Event Finder'.$A$1" table:expression="IF(AND(#REF!&gt;3;#REF!&lt;3);1;0)"/>
        <table:named-expression table:name="__shared_1_0_4" table:base-cell-address="$'Event Finder'.$A$1" table:expression="IF(AND(#REF!&gt;3;#REF!&lt;3);1;0)"/>
        <table:named-expression table:name="__shared_1_0_5" table:base-cell-address="$'Event Finder'.$A$1" table:expression="IF(AND(#REF!&gt;3;#REF!&lt;3);1;0)"/>
        <table:named-expression table:name="__shared_1_0_6" table:base-cell-address="$'Event Finder'.$A$1" table:expression="IF(AND(#REF!&gt;3;#REF!&lt;3);1;0)"/>
        <table:named-expression table:name="__shared_1_0_7" table:base-cell-address="$'Event Finder'.$A$1" table:expression="IF(AND(#REF!&gt;3;#REF!&lt;3);1;0)"/>
        <table:named-expression table:name="__shared_1_0_8" table:base-cell-address="$'Event Finder'.$A$1" table:expression="IF(AND(#REF!&gt;3;#REF!&lt;3);1;0)"/>
        <table:named-expression table:name="__shared_1_0_9" table:base-cell-address="$'Event Finder'.$A$1" table:expression="IF(AND(#REF!&gt;3;#REF!&lt;3);1;0)"/>
        <table:named-expression table:name="__shared_2_0_0" table:base-cell-address="$'Event Finder'.$A$1" table:expression="#REF!/#REF!-1"/>
        <table:named-expression table:name="__shared_2_0_1" table:base-cell-address="$'Event Finder'.$A$1" table:expression="#REF!/#REF!-1"/>
        <table:named-expression table:name="__shared_2_0_10" table:base-cell-address="$'Event Finder'.$A$1" table:expression="#REF!/#REF!-1"/>
        <table:named-expression table:name="__shared_2_0_11" table:base-cell-address="$'Event Finder'.$A$1" table:expression="#REF!/#REF!-1"/>
        <table:named-expression table:name="__shared_2_0_12" table:base-cell-address="$'Event Finder'.$A$1" table:expression="#REF!/#REF!-1"/>
        <table:named-expression table:name="__shared_2_0_13" table:base-cell-address="$'Event Finder'.$A$1" table:expression="#REF!/#REF!-1"/>
        <table:named-expression table:name="__shared_2_0_14" table:base-cell-address="$'Event Finder'.$A$1" table:expression="#REF!*[.$H$407]+[.$J$407]"/>
        <table:named-expression table:name="__shared_2_0_15" table:base-cell-address="$'Event Finder'.$A$1" table:expression="#REF!/#REF!-1"/>
        <table:named-expression table:name="__shared_2_0_16" table:base-cell-address="$'Event Finder'.$A$1" table:expression="#REF!/#REF!-1"/>
        <table:named-expression table:name="__shared_2_0_17" table:base-cell-address="$'Event Finder'.$A$1" table:expression="#REF!/#REF!-1"/>
        <table:named-expression table:name="__shared_2_0_18" table:base-cell-address="$'Event Finder'.$A$1" table:expression="#REF!/#REF!-1"/>
        <table:named-expression table:name="__shared_2_0_19" table:base-cell-address="$'Event Finder'.$A$1" table:expression="#REF!/#REF!-1"/>
        <table:named-expression table:name="__shared_2_0_2" table:base-cell-address="$'Event Finder'.$A$1" table:expression="#REF!/#REF!-1"/>
        <table:named-expression table:name="__shared_2_0_20" table:base-cell-address="$'Event Finder'.$A$1" table:expression="#REF!/#REF!-1"/>
        <table:named-expression table:name="__shared_2_0_21" table:base-cell-address="$'Event Finder'.$A$1" table:expression="#REF!/#REF!-1"/>
        <table:named-expression table:name="__shared_2_0_22" table:base-cell-address="$'Event Finder'.$A$1" table:expression="#REF!/#REF!-1"/>
        <table:named-expression table:name="__shared_2_0_23" table:base-cell-address="$'Event Finder'.$A$1" table:expression="#REF!/#REF!-1"/>
        <table:named-expression table:name="__shared_2_0_24" table:base-cell-address="$'Event Finder'.$A$1" table:expression="#REF!/#REF!-1"/>
        <table:named-expression table:name="__shared_2_0_3" table:base-cell-address="$'Event Finder'.$A$1" table:expression="#REF!/#REF!-1"/>
        <table:named-expression table:name="__shared_2_0_4" table:base-cell-address="$'Event Finder'.$A$1" table:expression="#REF!/#REF!-1"/>
        <table:named-expression table:name="__shared_2_0_5" table:base-cell-address="$'Event Finder'.$A$1" table:expression="#REF!/#REF!-1"/>
        <table:named-expression table:name="__shared_2_0_6" table:base-cell-address="$'Event Finder'.$A$1" table:expression="#REF!/#REF!-1"/>
        <table:named-expression table:name="__shared_2_0_7" table:base-cell-address="$'Event Finder'.$A$1" table:expression="#REF!/#REF!-1"/>
        <table:named-expression table:name="__shared_2_0_8" table:base-cell-address="$'Event Finder'.$A$1" table:expression="#REF!/#REF!-1"/>
        <table:named-expression table:name="__shared_2_0_9" table:base-cell-address="$'Event Finder'.$A$1" table:expression="#REF!/#REF!-1"/>
      </table:named-expressions>
      <table:database-ranges>
        <table:database-range table:name="__Anonymous_Sheet_DB__1" table:target-range-address="'AMD Event'.H409:'AMD Event'.H44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6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Blue" style:family="table-cell" style:parent-style-name="Default">
      <style:table-cell-properties fo:background-color="#0066cc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vent_20_Finder" style:display-name="PageStyle_Event Fin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ues_20_Evt_20_1" style:display-name="PageStyle_Values Ev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 Gonzalez</meta:initial-creator>
    <meta:creation-date>2012-12-23T18:34:25</meta:creation-date>
    <dc:date>2012-12-25T22:53:32</dc:date>
    <meta:generator>LibreOffice/3.5$Linux_X86_64 LibreOffice_project/350m1$Build-2</meta:generator>
    <meta:editing-duration>PT1H30M7S</meta:editing-duration>
    <meta:editing-cycles>21</meta:editing-cycles>
    <meta:document-statistic meta:table-count="4" meta:cell-count="811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